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70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3.847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3.595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3.678cm"/>
    </style:style>
    <style:style style:name="co13" style:family="table-column">
      <style:table-column-properties fo:break-before="auto" style:column-width="3.799cm"/>
    </style:style>
    <style:style style:name="co14" style:family="table-column">
      <style:table-column-properties fo:break-before="auto" style:column-width="2cm"/>
    </style:style>
    <style:style style:name="co15" style:family="table-column">
      <style:table-column-properties fo:break-before="auto" style:column-width="4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/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border="none"/>
    </style:style>
    <style:style style:name="ce17" style:family="table-cell" style:parent-style-name="Default">
      <style:table-cell-properties fo:background-color="#dddddd" fo:border="0.06pt solid #000000"/>
    </style:style>
    <style:style style:name="ce18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61">
      <style:table-cell-properties fo:background-color="#dddddd" fo:border="0.06pt solid #000000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language="en" fo:country="US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6" style:family="table-cell" style:parent-style-name="Default">
      <style:table-cell-properties fo:background-color="#dddddd" fo:border="0.06pt solid #0000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local tr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725" calcext:value-type="float">
            <text:p>0.84725</text:p>
          </table:table-cell>
          <table:table-cell office:value-type="float" office:value="0.892" calcext:value-type="float">
            <text:p>0.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71" calcext:value-type="float">
            <text:p>0.8871</text:p>
          </table:table-cell>
          <table:table-cell office:value-type="float" office:value="0.8992" calcext:value-type="float">
            <text:p>0.8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895" calcext:value-type="float">
            <text:p>0.8895</text:p>
          </table:table-cell>
          <table:table-cell office:value-type="float" office:value="0.9121" calcext:value-type="float">
            <text:p>0.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136" calcext:value-type="float">
            <text:p>0.91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025" calcext:value-type="float">
            <text:p>0.9025</text:p>
          </table:table-cell>
          <table:table-cell office:value-type="float" office:value="0.9145" calcext:value-type="float">
            <text:p>0.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81" calcext:value-type="float">
            <text:p>0.9081</text:p>
          </table:table-cell>
          <table:table-cell office:value-type="float" office:value="0.9186" calcext:value-type="float">
            <text:p>0.9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088" calcext:value-type="float">
            <text:p>0.9088</text:p>
          </table:table-cell>
          <table:table-cell office:value-type="float" office:value="0.9183" calcext:value-type="float">
            <text:p>0.918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171" calcext:value-type="float">
            <text:p>0.91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104" calcext:value-type="float">
            <text:p>0.91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9147" calcext:value-type="float">
            <text:p>0.914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44" calcext:value-type="float">
            <text:p>0.9144</text:p>
          </table:table-cell>
          <table:table-cell office:value-type="float" office:value="0.9164" calcext:value-type="float">
            <text:p>0.91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145" calcext:value-type="float">
            <text:p>0.9145</text:p>
          </table:table-cell>
          <table:table-cell office:value-type="float" office:value="0.9151" calcext:value-type="float">
            <text:p>0.915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145" calcext:value-type="float">
            <text:p>0.914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6" calcext:value-type="float">
            <text:p>0.91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795" calcext:value-type="float">
            <text:p>0.91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575" calcext:value-type="float">
            <text:p>0.915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763" calcext:value-type="float">
            <text:p>0.917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87" calcext:value-type="float">
            <text:p>0.918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86" calcext:value-type="float">
            <text:p>0.9186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12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  <table:table-row table:style-name="ro1">
          <table:covered-table-cell table:number-columns-repeated="6"/>
          <table:table-cell table:number-columns-repeated="2"/>
        </table:table-row>
      </table:table>
      <table:table table:name="Experiment 2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3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12" office:value-type="string" calcext:value-type="string" table:number-columns-spanned="6" table:number-rows-spanned="10">
            <text:p>model = tf.keras.Sequential([</text:p>
            <text:p>    tf.keras.layers.Conv2D(32, (3,3), padding='same', activation=tf.nn.relu, input_shape=(28, 28, 1)),</text:p>
            <text:p>    tf.keras.layers.MaxPooling2D((2, 2), strides=2),</text:p>
            <text:p>    tf.keras.layers.Conv2D(64, (3,3), padding='same', activation=tf.nn.relu),</text:p>
            <text:p>    tf.keras.layers.MaxPooling2D((2, 2), strides=2),</text:p>
            <text:p>    tf.keras.layers.Flatten(),</text:p>
            <text:p>    tf.keras.layers.Dense(128, activation=tf.nn.relu),</text:p>
            <text:p>    tf.keras.layers.Dense(128, activation=tf.nn.relu),</text:p>
            <text:p>    tf.keras.layers.Dense(10, activation=tf.nn.softmax)</text:p>
            <text:p>]) </text:p>
          </table:table-cell>
          <table:covered-table-cell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0.705699980258942" calcext:value-type="float">
            <text:p>0.705699980258942</text:p>
          </table:table-cell>
          <table:table-cell table:style-name="ce14" office:value-type="float" office:value="0.72000002861023" calcext:value-type="float">
            <text:p>0.72000002861023</text:p>
          </table:table-cell>
          <table:table-cell table:style-name="ce14" office:value-type="float" office:value="0.558499991893768" calcext:value-type="float">
            <text:p>0.558499991893768</text:p>
          </table:table-cell>
          <table:table-cell table:style-name="ce14" office:value-type="float" office:value="0.54830002784729" calcext:value-type="float">
            <text:p>0.54830002784729</text:p>
          </table:table-cell>
          <table:table-cell table:style-name="ce14" office:value-type="float" office:value="0.706099987030029" calcext:value-type="float">
            <text:p>0.706099987030029</text:p>
          </table:table-cell>
          <table:table-cell table:formula="of:=AVERAGE([.E3:.I3])" office:value-type="float" office:value="0.647720003128052" calcext:value-type="float">
            <text:p>0.64772000312805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12300026416779" calcext:value-type="float">
            <text:p>0.812300026416779</text:p>
          </table:table-cell>
          <table:table-cell office:value-type="float" office:value="0.794900000095367" calcext:value-type="float">
            <text:p>0.794900000095367</text:p>
          </table:table-cell>
          <table:table-cell office:value-type="float" office:value="0.791299998760223" calcext:value-type="float">
            <text:p>0.791299998760223</text:p>
          </table:table-cell>
          <table:table-cell office:value-type="float" office:value="0.687099993228912" calcext:value-type="float">
            <text:p>0.687099993228912</text:p>
          </table:table-cell>
          <table:table-cell office:value-type="float" office:value="0.806800007820129" calcext:value-type="float">
            <text:p>0.806800007820129</text:p>
          </table:table-cell>
          <table:table-cell table:formula="of:=AVERAGE([.E4:.I4])" office:value-type="float" office:value="0.778480005264282" calcext:value-type="float">
            <text:p>0.77848000526428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79100000858307" calcext:value-type="float">
            <text:p>0.779100000858307</text:p>
          </table:table-cell>
          <table:table-cell office:value-type="float" office:value="0.806999981403351" calcext:value-type="float">
            <text:p>0.806999981403351</text:p>
          </table:table-cell>
          <table:table-cell office:value-type="float" office:value="0.727999985218048" calcext:value-type="float">
            <text:p>0.727999985218048</text:p>
          </table:table-cell>
          <table:table-cell office:value-type="float" office:value="0.648400008678436" calcext:value-type="float">
            <text:p>0.648400008678436</text:p>
          </table:table-cell>
          <table:table-cell office:value-type="float" office:value="0.778400003910065" calcext:value-type="float">
            <text:p>0.778400003910065</text:p>
          </table:table-cell>
          <table:table-cell table:formula="of:=AVERAGE([.E5:.I5])" office:value-type="float" office:value="0.748179996013641" calcext:value-type="float">
            <text:p>0.748179996013641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84800028800964" calcext:value-type="float">
            <text:p>0.684800028800964</text:p>
          </table:table-cell>
          <table:table-cell office:value-type="float" office:value="0.725799977779388" calcext:value-type="float">
            <text:p>0.725799977779388</text:p>
          </table:table-cell>
          <table:table-cell office:value-type="float" office:value="0.696099996566772" calcext:value-type="float">
            <text:p>0.696099996566772</text:p>
          </table:table-cell>
          <table:table-cell office:value-type="float" office:value="0.663999974727631" calcext:value-type="float">
            <text:p>0.663999974727631</text:p>
          </table:table-cell>
          <table:table-cell office:value-type="float" office:value="0.738600015640259" calcext:value-type="float">
            <text:p>0.738600015640259</text:p>
          </table:table-cell>
          <table:table-cell table:formula="of:=AVERAGE([.E6:.I6])" office:value-type="float" office:value="0.701859998703003" calcext:value-type="float">
            <text:p>0.70185999870300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24900007247925" calcext:value-type="float">
            <text:p>0.724900007247925</text:p>
          </table:table-cell>
          <table:table-cell office:value-type="float" office:value="0.741699993610382" calcext:value-type="float">
            <text:p>0.741699993610382</text:p>
          </table:table-cell>
          <table:table-cell office:value-type="float" office:value="0.599900007247925" calcext:value-type="float">
            <text:p>0.599900007247925</text:p>
          </table:table-cell>
          <table:table-cell office:value-type="float" office:value="0.657599985599518" calcext:value-type="float">
            <text:p>0.657599985599518</text:p>
          </table:table-cell>
          <table:table-cell office:value-type="float" office:value="0.735000014305115" calcext:value-type="float">
            <text:p>0.735000014305115</text:p>
          </table:table-cell>
          <table:table-cell table:formula="of:=AVERAGE([.E7:.I7])" office:value-type="float" office:value="0.691820001602173" calcext:value-type="float">
            <text:p>0.691820001602173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90900027751923" calcext:value-type="float">
            <text:p>0.690900027751923</text:p>
          </table:table-cell>
          <table:table-cell office:value-type="float" office:value="0.770600020885468" calcext:value-type="float">
            <text:p>0.770600020885468</text:p>
          </table:table-cell>
          <table:table-cell office:value-type="float" office:value="0.731899976730347" calcext:value-type="float">
            <text:p>0.731899976730347</text:p>
          </table:table-cell>
          <table:table-cell office:value-type="float" office:value="0.739799976348877" calcext:value-type="float">
            <text:p>0.739799976348877</text:p>
          </table:table-cell>
          <table:table-cell office:value-type="float" office:value="0.752300024032593" calcext:value-type="float">
            <text:p>0.752300024032593</text:p>
          </table:table-cell>
          <table:table-cell table:formula="of:=AVERAGE([.E8:.I8])" office:value-type="float" office:value="0.737100005149842" calcext:value-type="float">
            <text:p>0.73710000514984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71399974822998" calcext:value-type="float">
            <text:p>0.771399974822998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800999999046326" calcext:value-type="float">
            <text:p>0.800999999046326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2700002193451" calcext:value-type="float">
            <text:p>0.782700002193451</text:p>
          </table:table-cell>
          <table:table-cell table:formula="of:=AVERAGE([.E9:.I9])" office:value-type="float" office:value="0.770219993591309" calcext:value-type="float">
            <text:p>0.770219993591309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718800008296967" calcext:value-type="float">
            <text:p>0.718800008296967</text:p>
          </table:table-cell>
          <table:table-cell office:value-type="float" office:value="0.762499988079071" calcext:value-type="float">
            <text:p>0.762499988079071</text:p>
          </table:table-cell>
          <table:table-cell office:value-type="float" office:value="0.763000011444092" calcext:value-type="float">
            <text:p>0.763000011444092</text:p>
          </table:table-cell>
          <table:table-cell office:value-type="float" office:value="0.679099977016449" calcext:value-type="float">
            <text:p>0.679099977016449</text:p>
          </table:table-cell>
          <table:table-cell office:value-type="float" office:value="0.635800004005432" calcext:value-type="float">
            <text:p>0.635800004005432</text:p>
          </table:table-cell>
          <table:table-cell table:formula="of:=AVERAGE([.E10:.I10])" office:value-type="float" office:value="0.711839997768402" calcext:value-type="float">
            <text:p>0.711839997768402</text:p>
          </table:table-cell>
          <table:table-cell/>
          <table:covered-table-cell table:number-columns-repeated="6"/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58099973201752" calcext:value-type="float">
            <text:p>0.758099973201752</text:p>
          </table:table-cell>
          <table:table-cell office:value-type="float" office:value="0.773000001907349" calcext:value-type="float">
            <text:p>0.773000001907349</text:p>
          </table:table-cell>
          <table:table-cell office:value-type="float" office:value="0.753000020980835" calcext:value-type="float">
            <text:p>0.753000020980835</text:p>
          </table:table-cell>
          <table:table-cell office:value-type="float" office:value="0.757300019264221" calcext:value-type="float">
            <text:p>0.757300019264221</text:p>
          </table:table-cell>
          <table:table-cell office:value-type="float" office:value="0.749700009822845" calcext:value-type="float">
            <text:p>0.749700009822845</text:p>
          </table:table-cell>
          <table:table-cell table:formula="of:=AVERAGE([.E11:.I11])" office:value-type="float" office:value="0.7582200050354" calcext:value-type="float">
            <text:p>0.75822000503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59700000286102" calcext:value-type="float">
            <text:p>0.759700000286102</text:p>
          </table:table-cell>
          <table:table-cell office:value-type="float" office:value="0.785300016403198" calcext:value-type="float">
            <text:p>0.785300016403198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772199988365173" calcext:value-type="float">
            <text:p>0.772199988365173</text:p>
          </table:table-cell>
          <table:table-cell table:formula="of:=AVERAGE([.E12:.I12])" office:value-type="float" office:value="0.745220005512237" calcext:value-type="float">
            <text:p>0.74522000551223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761500000953674" calcext:value-type="float">
            <text:p>0.761500000953674</text:p>
          </table:table-cell>
          <table:table-cell office:value-type="float" office:value="0.758300006389618" calcext:value-type="float">
            <text:p>0.758300006389618</text:p>
          </table:table-cell>
          <table:table-cell office:value-type="float" office:value="0.773800015449524" calcext:value-type="float">
            <text:p>0.773800015449524</text:p>
          </table:table-cell>
          <table:table-cell office:value-type="float" office:value="0.766200006008148" calcext:value-type="float">
            <text:p>0.766200006008148</text:p>
          </table:table-cell>
          <table:table-cell office:value-type="float" office:value="0.743099987506866" calcext:value-type="float">
            <text:p>0.743099987506866</text:p>
          </table:table-cell>
          <table:table-cell table:formula="of:=AVERAGE([.E13:.I13])" office:value-type="float" office:value="0.760580003261566" calcext:value-type="float">
            <text:p>0.76058000326156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776799976825714" calcext:value-type="float">
            <text:p>0.776799976825714</text:p>
          </table:table-cell>
          <table:table-cell office:value-type="float" office:value="0.786199986934662" calcext:value-type="float">
            <text:p>0.786199986934662</text:p>
          </table:table-cell>
          <table:table-cell office:value-type="float" office:value="0.764299988746643" calcext:value-type="float">
            <text:p>0.764299988746643</text:p>
          </table:table-cell>
          <table:table-cell office:value-type="float" office:value="0.685999989509583" calcext:value-type="float">
            <text:p>0.685999989509583</text:p>
          </table:table-cell>
          <table:table-cell office:value-type="float" office:value="0.773899972438812" calcext:value-type="float">
            <text:p>0.773899972438812</text:p>
          </table:table-cell>
          <table:table-cell table:formula="of:=AVERAGE([.E14:.I14])" office:value-type="float" office:value="0.757439982891083" calcext:value-type="float">
            <text:p>0.75743998289108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000015735626" calcext:value-type="float">
            <text:p>0.721000015735626</text:p>
          </table:table-cell>
          <table:table-cell office:value-type="float" office:value="0.732999980449677" calcext:value-type="float">
            <text:p>0.732999980449677</text:p>
          </table:table-cell>
          <table:table-cell office:value-type="float" office:value="0.747200012207031" calcext:value-type="float">
            <text:p>0.747200012207031</text:p>
          </table:table-cell>
          <table:table-cell office:value-type="float" office:value="0.741100013256073" calcext:value-type="float">
            <text:p>0.741100013256073</text:p>
          </table:table-cell>
          <table:table-cell office:value-type="float" office:value="0.711199998855591" calcext:value-type="float">
            <text:p>0.711199998855591</text:p>
          </table:table-cell>
          <table:table-cell table:formula="of:=AVERAGE([.E15:.I15])" office:value-type="float" office:value="0.7307000041008" calcext:value-type="float">
            <text:p>0.730700004100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69200026988983" calcext:value-type="float">
            <text:p>0.769200026988983</text:p>
          </table:table-cell>
          <table:table-cell office:value-type="float" office:value="0.740499973297119" calcext:value-type="float">
            <text:p>0.740499973297119</text:p>
          </table:table-cell>
          <table:table-cell office:value-type="float" office:value="0.773699998855591" calcext:value-type="float">
            <text:p>0.773699998855591</text:p>
          </table:table-cell>
          <table:table-cell office:value-type="float" office:value="0.741599977016449" calcext:value-type="float">
            <text:p>0.741599977016449</text:p>
          </table:table-cell>
          <table:table-cell office:value-type="float" office:value="0.764900028705597" calcext:value-type="float">
            <text:p>0.764900028705597</text:p>
          </table:table-cell>
          <table:table-cell table:formula="of:=AVERAGE([.E16:.I16])" office:value-type="float" office:value="0.757980000972748" calcext:value-type="float">
            <text:p>0.7579800009727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53700017929077" calcext:value-type="float">
            <text:p>0.753700017929077</text:p>
          </table:table-cell>
          <table:table-cell office:value-type="float" office:value="0.763899981975555" calcext:value-type="float">
            <text:p>0.763899981975555</text:p>
          </table:table-cell>
          <table:table-cell office:value-type="float" office:value="0.702600002288818" calcext:value-type="float">
            <text:p>0.702600002288818</text:p>
          </table:table-cell>
          <table:table-cell office:value-type="float" office:value="0.727299988269806" calcext:value-type="float">
            <text:p>0.727299988269806</text:p>
          </table:table-cell>
          <table:table-cell office:value-type="float" office:value="0.749400019645691" calcext:value-type="float">
            <text:p>0.749400019645691</text:p>
          </table:table-cell>
          <table:table-cell table:formula="of:=AVERAGE([.E17:.I17])" office:value-type="float" office:value="0.739380002021789" calcext:value-type="float">
            <text:p>0.73938000202178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45999991893768" calcext:value-type="float">
            <text:p>0.745999991893768</text:p>
          </table:table-cell>
          <table:table-cell office:value-type="float" office:value="0.755299985408783" calcext:value-type="float">
            <text:p>0.755299985408783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48199999332428" calcext:value-type="float">
            <text:p>0.748199999332428</text:p>
          </table:table-cell>
          <table:table-cell office:value-type="float" office:value="0.7814000248909" calcext:value-type="float">
            <text:p>0.7814000248909</text:p>
          </table:table-cell>
          <table:table-cell table:formula="of:=AVERAGE([.E18:.I18])" office:value-type="float" office:value="0.757179999351501" calcext:value-type="float">
            <text:p>0.7571799993515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779799997806549" calcext:value-type="float">
            <text:p>0.779799997806549</text:p>
          </table:table-cell>
          <table:table-cell office:value-type="float" office:value="0.746999979019165" calcext:value-type="float">
            <text:p>0.746999979019165</text:p>
          </table:table-cell>
          <table:table-cell office:value-type="float" office:value="0.74779999256134" calcext:value-type="float">
            <text:p>0.74779999256134</text:p>
          </table:table-cell>
          <table:table-cell office:value-type="float" office:value="0.750800013542175" calcext:value-type="float">
            <text:p>0.750800013542175</text:p>
          </table:table-cell>
          <table:table-cell office:value-type="float" office:value="0.717499971389771" calcext:value-type="float">
            <text:p>0.717499971389771</text:p>
          </table:table-cell>
          <table:table-cell table:formula="of:=AVERAGE([.E19:.I19])" office:value-type="float" office:value="0.7485799908638" calcext:value-type="float">
            <text:p>0.74857999086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48700022697449" calcext:value-type="float">
            <text:p>0.748700022697449</text:p>
          </table:table-cell>
          <table:table-cell table:number-columns-repeated="2" office:value-type="float" office:value="0.776000022888184" calcext:value-type="float">
            <text:p>0.776000022888184</text:p>
          </table:table-cell>
          <table:table-cell office:value-type="float" office:value="0.732100009918213" calcext:value-type="float">
            <text:p>0.732100009918213</text:p>
          </table:table-cell>
          <table:table-cell office:value-type="float" office:value="0.769299983978272" calcext:value-type="float">
            <text:p>0.769299983978272</text:p>
          </table:table-cell>
          <table:table-cell table:formula="of:=AVERAGE([.E20:.I20])" office:value-type="float" office:value="0.76042001247406" calcext:value-type="float">
            <text:p>0.7604200124740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768299996852875" calcext:value-type="float">
            <text:p>0.768299996852875</text:p>
          </table:table-cell>
          <table:table-cell office:value-type="float" office:value="0.759800016880035" calcext:value-type="float">
            <text:p>0.759800016880035</text:p>
          </table:table-cell>
          <table:table-cell office:value-type="float" office:value="0.781300008296967" calcext:value-type="float">
            <text:p>0.781300008296967</text:p>
          </table:table-cell>
          <table:table-cell office:value-type="float" office:value="0.749499976634979" calcext:value-type="float">
            <text:p>0.749499976634979</text:p>
          </table:table-cell>
          <table:table-cell office:value-type="float" office:value="0.769500017166138" calcext:value-type="float">
            <text:p>0.769500017166138</text:p>
          </table:table-cell>
          <table:table-cell table:formula="of:=AVERAGE([.E21:.I21])" office:value-type="float" office:value="0.765680003166199" calcext:value-type="float">
            <text:p>0.76568000316619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780799984931946" calcext:value-type="float">
            <text:p>0.780799984931946</text:p>
          </table:table-cell>
          <table:table-cell office:value-type="float" office:value="0.784200012683868" calcext:value-type="float">
            <text:p>0.784200012683868</text:p>
          </table:table-cell>
          <table:table-cell office:value-type="float" office:value="0.777499973773956" calcext:value-type="float">
            <text:p>0.777499973773956</text:p>
          </table:table-cell>
          <table:table-cell office:value-type="float" office:value="0.7742999792099" calcext:value-type="float">
            <text:p>0.7742999792099</text:p>
          </table:table-cell>
          <table:table-cell office:value-type="float" office:value="0.773500025272369" calcext:value-type="float">
            <text:p>0.773500025272369</text:p>
          </table:table-cell>
          <table:table-cell table:formula="of:=AVERAGE([.E22:.I22])" office:value-type="float" office:value="0.778059995174408" calcext:value-type="float">
            <text:p>0.778059995174408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0.641099989414215" calcext:value-type="float">
            <text:p>0.641099989414215</text:p>
          </table:table-cell>
          <table:table-cell table:style-name="ce14" office:value-type="float" office:value="0.645900011062622" calcext:value-type="float">
            <text:p>0.645900011062622</text:p>
          </table:table-cell>
          <table:table-cell table:style-name="ce14" office:value-type="float" office:value="0.534900009632111" calcext:value-type="float">
            <text:p>0.534900009632111</text:p>
          </table:table-cell>
          <table:table-cell table:style-name="ce14" office:value-type="float" office:value="0.492300003767014" calcext:value-type="float">
            <text:p>0.492300003767014</text:p>
          </table:table-cell>
          <table:table-cell table:style-name="ce14" office:value-type="float" office:value="0.771700024604797" calcext:value-type="float">
            <text:p>0.771700024604797</text:p>
          </table:table-cell>
          <table:table-cell table:formula="of:=AVERAGE([.E27:.I27])" office:value-type="float" office:value="0.617180007696152" calcext:value-type="float">
            <text:p>0.61718000769615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732599973678589" calcext:value-type="float">
            <text:p>0.732599973678589</text:p>
          </table:table-cell>
          <table:table-cell office:value-type="float" office:value="0.624800026416779" calcext:value-type="float">
            <text:p>0.624800026416779</text:p>
          </table:table-cell>
          <table:table-cell office:value-type="float" office:value="0.561200022697449" calcext:value-type="float">
            <text:p>0.561200022697449</text:p>
          </table:table-cell>
          <table:table-cell office:value-type="float" office:value="0.561500012874603" calcext:value-type="float">
            <text:p>0.561500012874603</text:p>
          </table:table-cell>
          <table:table-cell office:value-type="float" office:value="0.6492999792099" calcext:value-type="float">
            <text:p>0.6492999792099</text:p>
          </table:table-cell>
          <table:table-cell table:formula="of:=AVERAGE([.E28:.I28])" office:value-type="float" office:value="0.625880002975464" calcext:value-type="float">
            <text:p>0.6258800029754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1400029659271" calcext:value-type="float">
            <text:p>0.651400029659271</text:p>
          </table:table-cell>
          <table:table-cell office:value-type="float" office:value="0.727800011634827" calcext:value-type="float">
            <text:p>0.727800011634827</text:p>
          </table:table-cell>
          <table:table-cell office:value-type="float" office:value="0.631699979305267" calcext:value-type="float">
            <text:p>0.631699979305267</text:p>
          </table:table-cell>
          <table:table-cell office:value-type="float" office:value="0.635900020599365" calcext:value-type="float">
            <text:p>0.635900020599365</text:p>
          </table:table-cell>
          <table:table-cell office:value-type="float" office:value="0.733900010585785" calcext:value-type="float">
            <text:p>0.733900010585785</text:p>
          </table:table-cell>
          <table:table-cell table:formula="of:=AVERAGE([.E29:.I29])" office:value-type="float" office:value="0.676140010356903" calcext:value-type="float">
            <text:p>0.6761400103569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29499995708466" calcext:value-type="float">
            <text:p>0.729499995708466</text:p>
          </table:table-cell>
          <table:table-cell office:value-type="float" office:value="0.712800025939941" calcext:value-type="float">
            <text:p>0.712800025939941</text:p>
          </table:table-cell>
          <table:table-cell office:value-type="float" office:value="0.710099995136261" calcext:value-type="float">
            <text:p>0.710099995136261</text:p>
          </table:table-cell>
          <table:table-cell office:value-type="float" office:value="0.677100002765656" calcext:value-type="float">
            <text:p>0.677100002765656</text:p>
          </table:table-cell>
          <table:table-cell office:value-type="float" office:value="0.731800019741058" calcext:value-type="float">
            <text:p>0.731800019741058</text:p>
          </table:table-cell>
          <table:table-cell table:formula="of:=AVERAGE([.E30:.I30])" office:value-type="float" office:value="0.712260007858276" calcext:value-type="float">
            <text:p>0.71226000785827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783399999141693" calcext:value-type="float">
            <text:p>0.783399999141693</text:p>
          </table:table-cell>
          <table:table-cell office:value-type="float" office:value="0.666999995708466" calcext:value-type="float">
            <text:p>0.666999995708466</text:p>
          </table:table-cell>
          <table:table-cell office:value-type="float" office:value="0.686800003051758" calcext:value-type="float">
            <text:p>0.686800003051758</text:p>
          </table:table-cell>
          <table:table-cell office:value-type="float" office:value="0.573800027370453" calcext:value-type="float">
            <text:p>0.573800027370453</text:p>
          </table:table-cell>
          <table:table-cell office:value-type="float" office:value="0.779299974441528" calcext:value-type="float">
            <text:p>0.779299974441528</text:p>
          </table:table-cell>
          <table:table-cell table:formula="of:=AVERAGE([.E31:.I31])" office:value-type="float" office:value="0.69805999994278" calcext:value-type="float">
            <text:p>0.6980599999427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730300009250641" calcext:value-type="float">
            <text:p>0.730300009250641</text:p>
          </table:table-cell>
          <table:table-cell office:value-type="float" office:value="0.627600014209747" calcext:value-type="float">
            <text:p>0.627600014209747</text:p>
          </table:table-cell>
          <table:table-cell office:value-type="float" office:value="0.711300015449524" calcext:value-type="float">
            <text:p>0.711300015449524</text:p>
          </table:table-cell>
          <table:table-cell office:value-type="float" office:value="0.675999999046326" calcext:value-type="float">
            <text:p>0.675999999046326</text:p>
          </table:table-cell>
          <table:table-cell office:value-type="float" office:value="0.762499988079071" calcext:value-type="float">
            <text:p>0.762499988079071</text:p>
          </table:table-cell>
          <table:table-cell table:formula="of:=AVERAGE([.E32:.I32])" office:value-type="float" office:value="0.701540005207062" calcext:value-type="float">
            <text:p>0.7015400052070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25] * [.B26] * [.B27] * [.B29] * [.B30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69099986553192" calcext:value-type="float">
            <text:p>0.669099986553192</text:p>
          </table:table-cell>
          <table:table-cell office:value-type="float" office:value="0.681699991226196" calcext:value-type="float">
            <text:p>0.681699991226196</text:p>
          </table:table-cell>
          <table:table-cell office:value-type="float" office:value="0.678900003433228" calcext:value-type="float">
            <text:p>0.678900003433228</text:p>
          </table:table-cell>
          <table:table-cell office:value-type="float" office:value="0.702499985694885" calcext:value-type="float">
            <text:p>0.702499985694885</text:p>
          </table:table-cell>
          <table:table-cell office:value-type="float" office:value="0.773999989032745" calcext:value-type="float">
            <text:p>0.773999989032745</text:p>
          </table:table-cell>
          <table:table-cell table:formula="of:=AVERAGE([.E33:.I33])" office:value-type="float" office:value="0.701239991188049" calcext:value-type="float">
            <text:p>0.7012399911880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644500017166138" calcext:value-type="float">
            <text:p>0.644500017166138</text:p>
          </table:table-cell>
          <table:table-cell office:value-type="float" office:value="0.727199971675873" calcext:value-type="float">
            <text:p>0.727199971675873</text:p>
          </table:table-cell>
          <table:table-cell office:value-type="float" office:value="0.732200026512146" calcext:value-type="float">
            <text:p>0.732200026512146</text:p>
          </table:table-cell>
          <table:table-cell office:value-type="float" office:value="0.699199974536896" calcext:value-type="float">
            <text:p>0.699199974536896</text:p>
          </table:table-cell>
          <table:table-cell office:value-type="float" office:value="0.681299984455109" calcext:value-type="float">
            <text:p>0.681299984455109</text:p>
          </table:table-cell>
          <table:table-cell table:formula="of:=AVERAGE([.E34:.I34])" office:value-type="float" office:value="0.696879994869232" calcext:value-type="float">
            <text:p>0.6968799948692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734099984169006" calcext:value-type="float">
            <text:p>0.734099984169006</text:p>
          </table:table-cell>
          <table:table-cell office:value-type="float" office:value="0.668200016021729" calcext:value-type="float">
            <text:p>0.668200016021729</text:p>
          </table:table-cell>
          <table:table-cell office:value-type="float" office:value="0.72189998626709" calcext:value-type="float">
            <text:p>0.72189998626709</text:p>
          </table:table-cell>
          <table:table-cell office:value-type="float" office:value="0.558499991893768" calcext:value-type="float">
            <text:p>0.558499991893768</text:p>
          </table:table-cell>
          <table:table-cell office:value-type="float" office:value="0.702499985694885" calcext:value-type="float">
            <text:p>0.702499985694885</text:p>
          </table:table-cell>
          <table:table-cell table:formula="of:=AVERAGE([.E35:.I35])" office:value-type="float" office:value="0.677039992809296" calcext:value-type="float">
            <text:p>0.67703999280929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764900028705597" calcext:value-type="float">
            <text:p>0.764900028705597</text:p>
          </table:table-cell>
          <table:table-cell office:value-type="float" office:value="0.775099992752075" calcext:value-type="float">
            <text:p>0.775099992752075</text:p>
          </table:table-cell>
          <table:table-cell office:value-type="float" office:value="0.72790002822876" calcext:value-type="float">
            <text:p>0.72790002822876</text:p>
          </table:table-cell>
          <table:table-cell office:value-type="float" office:value="0.700600028038025" calcext:value-type="float">
            <text:p>0.700600028038025</text:p>
          </table:table-cell>
          <table:table-cell office:value-type="float" office:value="0.757300019264221" calcext:value-type="float">
            <text:p>0.757300019264221</text:p>
          </table:table-cell>
          <table:table-cell table:formula="of:=AVERAGE([.E36:.I36])" office:value-type="float" office:value="0.745160019397736" calcext:value-type="float">
            <text:p>0.74516001939773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693700015544891" calcext:value-type="float">
            <text:p>0.693700015544891</text:p>
          </table:table-cell>
          <table:table-cell office:value-type="float" office:value="0.672299981117249" calcext:value-type="float">
            <text:p>0.672299981117249</text:p>
          </table:table-cell>
          <table:table-cell office:value-type="float" office:value="0.709800004959106" calcext:value-type="float">
            <text:p>0.709800004959106</text:p>
          </table:table-cell>
          <table:table-cell office:value-type="float" office:value="0.695800006389618" calcext:value-type="float">
            <text:p>0.695800006389618</text:p>
          </table:table-cell>
          <table:table-cell office:value-type="float" office:value="0.655900001525879" calcext:value-type="float">
            <text:p>0.655900001525879</text:p>
          </table:table-cell>
          <table:table-cell table:formula="of:=AVERAGE([.E37:.I37])" office:value-type="float" office:value="0.685500001907348" calcext:value-type="float">
            <text:p>0.6855000019073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633099973201752" calcext:value-type="float">
            <text:p>0.633099973201752</text:p>
          </table:table-cell>
          <table:table-cell office:value-type="float" office:value="0.700100004673004" calcext:value-type="float">
            <text:p>0.700100004673004</text:p>
          </table:table-cell>
          <table:table-cell office:value-type="float" office:value="0.6492999792099" calcext:value-type="float">
            <text:p>0.6492999792099</text:p>
          </table:table-cell>
          <table:table-cell office:value-type="float" office:value="0.665600001811981" calcext:value-type="float">
            <text:p>0.665600001811981</text:p>
          </table:table-cell>
          <table:table-cell office:value-type="float" office:value="0.705099999904633" calcext:value-type="float">
            <text:p>0.705099999904633</text:p>
          </table:table-cell>
          <table:table-cell table:formula="of:=AVERAGE([.E38:.I38])" office:value-type="float" office:value="0.670639991760254" calcext:value-type="float">
            <text:p>0.6706399917602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721400022506714" calcext:value-type="float">
            <text:p>0.721400022506714</text:p>
          </table:table-cell>
          <table:table-cell office:value-type="float" office:value="0.713699996471405" calcext:value-type="float">
            <text:p>0.713699996471405</text:p>
          </table:table-cell>
          <table:table-cell office:value-type="float" office:value="0.775600016117096" calcext:value-type="float">
            <text:p>0.775600016117096</text:p>
          </table:table-cell>
          <table:table-cell office:value-type="float" office:value="0.695100009441376" calcext:value-type="float">
            <text:p>0.695100009441376</text:p>
          </table:table-cell>
          <table:table-cell office:value-type="float" office:value="0.763899981975555" calcext:value-type="float">
            <text:p>0.763899981975555</text:p>
          </table:table-cell>
          <table:table-cell table:formula="of:=AVERAGE([.E39:.I39])" office:value-type="float" office:value="0.733940005302429" calcext:value-type="float">
            <text:p>0.7339400053024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744700014591217" calcext:value-type="float">
            <text:p>0.744700014591217</text:p>
          </table:table-cell>
          <table:table-cell office:value-type="float" office:value="0.754999995231628" calcext:value-type="float">
            <text:p>0.754999995231628</text:p>
          </table:table-cell>
          <table:table-cell office:value-type="float" office:value="0.734300017356873" calcext:value-type="float">
            <text:p>0.734300017356873</text:p>
          </table:table-cell>
          <table:table-cell office:value-type="float" office:value="0.759100019931793" calcext:value-type="float">
            <text:p>0.759100019931793</text:p>
          </table:table-cell>
          <table:table-cell office:value-type="float" office:value="0.777100026607513" calcext:value-type="float">
            <text:p>0.777100026607513</text:p>
          </table:table-cell>
          <table:table-cell table:formula="of:=AVERAGE([.E40:.I40])" office:value-type="float" office:value="0.754040014743805" calcext:value-type="float">
            <text:p>0.75404001474380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70880001783371" calcext:value-type="float">
            <text:p>0.70880001783371</text:p>
          </table:table-cell>
          <table:table-cell office:value-type="float" office:value="0.743300020694733" calcext:value-type="float">
            <text:p>0.743300020694733</text:p>
          </table:table-cell>
          <table:table-cell office:value-type="float" office:value="0.702700018882751" calcext:value-type="float">
            <text:p>0.702700018882751</text:p>
          </table:table-cell>
          <table:table-cell office:value-type="float" office:value="0.76419997215271" calcext:value-type="float">
            <text:p>0.76419997215271</text:p>
          </table:table-cell>
          <table:table-cell office:value-type="float" office:value="0.726400017738342" calcext:value-type="float">
            <text:p>0.726400017738342</text:p>
          </table:table-cell>
          <table:table-cell table:formula="of:=AVERAGE([.E41:.I41])" office:value-type="float" office:value="0.729080009460449" calcext:value-type="float">
            <text:p>0.7290800094604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728399991989136" calcext:value-type="float">
            <text:p>0.728399991989136</text:p>
          </table:table-cell>
          <table:table-cell office:value-type="float" office:value="0.739199995994568" calcext:value-type="float">
            <text:p>0.739199995994568</text:p>
          </table:table-cell>
          <table:table-cell office:value-type="float" office:value="0.746500015258789" calcext:value-type="float">
            <text:p>0.746500015258789</text:p>
          </table:table-cell>
          <table:table-cell office:value-type="float" office:value="0.696200013160706" calcext:value-type="float">
            <text:p>0.696200013160706</text:p>
          </table:table-cell>
          <table:table-cell office:value-type="float" office:value="0.771200001239777" calcext:value-type="float">
            <text:p>0.771200001239777</text:p>
          </table:table-cell>
          <table:table-cell table:formula="of:=AVERAGE([.E42:.I42])" office:value-type="float" office:value="0.736300003528595" calcext:value-type="float">
            <text:p>0.736300003528595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645099997520447" calcext:value-type="float">
            <text:p>0.645099997520447</text:p>
          </table:table-cell>
          <table:table-cell office:value-type="float" office:value="0.735300004482269" calcext:value-type="float">
            <text:p>0.735300004482269</text:p>
          </table:table-cell>
          <table:table-cell office:value-type="float" office:value="0.7185999751091" calcext:value-type="float">
            <text:p>0.7185999751091</text:p>
          </table:table-cell>
          <table:table-cell office:value-type="float" office:value="0.643400013446808" calcext:value-type="float">
            <text:p>0.643400013446808</text:p>
          </table:table-cell>
          <table:table-cell office:value-type="float" office:value="0.679400026798248" calcext:value-type="float">
            <text:p>0.679400026798248</text:p>
          </table:table-cell>
          <table:table-cell table:formula="of:=AVERAGE([.E43:.I43])" office:value-type="float" office:value="0.684360003471374" calcext:value-type="float">
            <text:p>0.6843600034713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775300025939941" calcext:value-type="float">
            <text:p>0.775300025939941</text:p>
          </table:table-cell>
          <table:table-cell office:value-type="float" office:value="0.754400014877319" calcext:value-type="float">
            <text:p>0.754400014877319</text:p>
          </table:table-cell>
          <table:table-cell office:value-type="float" office:value="0.676599979400635" calcext:value-type="float">
            <text:p>0.676599979400635</text:p>
          </table:table-cell>
          <table:table-cell office:value-type="float" office:value="0.642099976539612" calcext:value-type="float">
            <text:p>0.642099976539612</text:p>
          </table:table-cell>
          <table:table-cell office:value-type="float" office:value="0.768800020217896" calcext:value-type="float">
            <text:p>0.768800020217896</text:p>
          </table:table-cell>
          <table:table-cell table:formula="of:=AVERAGE([.E44:.I44])" office:value-type="float" office:value="0.723440003395081" calcext:value-type="float">
            <text:p>0.7234400033950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670400023460388" calcext:value-type="float">
            <text:p>0.670400023460388</text:p>
          </table:table-cell>
          <table:table-cell office:value-type="float" office:value="0.752900004386902" calcext:value-type="float">
            <text:p>0.752900004386902</text:p>
          </table:table-cell>
          <table:table-cell office:value-type="float" office:value="0.703499972820282" calcext:value-type="float">
            <text:p>0.703499972820282</text:p>
          </table:table-cell>
          <table:table-cell office:value-type="float" office:value="0.704200029373169" calcext:value-type="float">
            <text:p>0.704200029373169</text:p>
          </table:table-cell>
          <table:table-cell office:value-type="float" office:value="0.687799990177155" calcext:value-type="float">
            <text:p>0.687799990177155</text:p>
          </table:table-cell>
          <table:table-cell table:formula="of:=AVERAGE([.E45:.I45])" office:value-type="float" office:value="0.703760004043579" calcext:value-type="float">
            <text:p>0.70376000404357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677500009536743" calcext:value-type="float">
            <text:p>0.677500009536743</text:p>
          </table:table-cell>
          <table:table-cell office:value-type="float" office:value="0.731400012969971" calcext:value-type="float">
            <text:p>0.731400012969971</text:p>
          </table:table-cell>
          <table:table-cell office:value-type="float" office:value="0.698800027370453" calcext:value-type="float">
            <text:p>0.698800027370453</text:p>
          </table:table-cell>
          <table:table-cell office:value-type="float" office:value="0.638899981975555" calcext:value-type="float">
            <text:p>0.638899981975555</text:p>
          </table:table-cell>
          <table:table-cell office:value-type="float" office:value="0.648100018501282" calcext:value-type="float">
            <text:p>0.648100018501282</text:p>
          </table:table-cell>
          <table:table-cell table:formula="of:=AVERAGE([.E46:.I46])" office:value-type="float" office:value="0.678940010070801" calcext:value-type="float">
            <text:p>0.678940010070801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0.479699999094009" calcext:value-type="float">
            <text:p>0.479699999094009</text:p>
          </table:table-cell>
          <table:table-cell table:style-name="ce14" office:value-type="float" office:value="0.404000014066696" calcext:value-type="float">
            <text:p>0.404000014066696</text:p>
          </table:table-cell>
          <table:table-cell table:style-name="ce14" office:value-type="float" office:value="0.214300006628036" calcext:value-type="float">
            <text:p>0.214300006628036</text:p>
          </table:table-cell>
          <table:table-cell table:style-name="ce14" office:value-type="float" office:value="0.24269999563694" calcext:value-type="float">
            <text:p>0.24269999563694</text:p>
          </table:table-cell>
          <table:table-cell table:style-name="ce14" office:value-type="float" office:value="0.483900010585785" calcext:value-type="float">
            <text:p>0.483900010585785</text:p>
          </table:table-cell>
          <table:table-cell table:formula="of:=AVERAGE([.E51:.I51])" office:value-type="float" office:value="0.364920005202293" calcext:value-type="float">
            <text:p>0.36492000520229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59800010919571" calcext:value-type="float">
            <text:p>0.359800010919571</text:p>
          </table:table-cell>
          <table:table-cell table:style-name="ce15" office:value-type="float" office:value="0.242799997329712" calcext:value-type="float">
            <text:p>0.242799997329712</text:p>
          </table:table-cell>
          <table:table-cell office:value-type="float" office:value="0.203600004315376" calcext:value-type="float">
            <text:p>0.203600004315376</text:p>
          </table:table-cell>
          <table:table-cell office:value-type="float" office:value="0.19930000603199" calcext:value-type="float">
            <text:p>0.19930000603199</text:p>
          </table:table-cell>
          <table:table-cell office:value-type="float" office:value="0.232500001788139" calcext:value-type="float">
            <text:p>0.232500001788139</text:p>
          </table:table-cell>
          <table:table-cell table:formula="of:=AVERAGE([.E52:.I52])" office:value-type="float" office:value="0.247600004076958" calcext:value-type="float">
            <text:p>0.2476000040769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361400008201599" calcext:value-type="float">
            <text:p>0.361400008201599</text:p>
          </table:table-cell>
          <table:table-cell office:value-type="float" office:value="0.341199994087219" calcext:value-type="float">
            <text:p>0.341199994087219</text:p>
          </table:table-cell>
          <table:table-cell office:value-type="float" office:value="0.263099998235703" calcext:value-type="float">
            <text:p>0.263099998235703</text:p>
          </table:table-cell>
          <table:table-cell office:value-type="float" office:value="0.239700004458427" calcext:value-type="float">
            <text:p>0.239700004458427</text:p>
          </table:table-cell>
          <table:table-cell office:value-type="float" office:value="0.272300004959106" calcext:value-type="float">
            <text:p>0.272300004959106</text:p>
          </table:table-cell>
          <table:table-cell table:formula="of:=AVERAGE([.E53:.I53])" office:value-type="float" office:value="0.295540001988411" calcext:value-type="float">
            <text:p>0.2955400019884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51700007915497" calcext:value-type="float">
            <text:p>0.351700007915497</text:p>
          </table:table-cell>
          <table:table-cell office:value-type="float" office:value="0.215800002217293" calcext:value-type="float">
            <text:p>0.215800002217293</text:p>
          </table:table-cell>
          <table:table-cell office:value-type="float" office:value="0.271699994802475" calcext:value-type="float">
            <text:p>0.271699994802475</text:p>
          </table:table-cell>
          <table:table-cell office:value-type="float" office:value="0.21340000629425" calcext:value-type="float">
            <text:p>0.21340000629425</text:p>
          </table:table-cell>
          <table:table-cell office:value-type="float" office:value="0.261099994182587" calcext:value-type="float">
            <text:p>0.261099994182587</text:p>
          </table:table-cell>
          <table:table-cell table:formula="of:=AVERAGE([.E54:.I54])" office:value-type="float" office:value="0.26274000108242" calcext:value-type="float">
            <text:p>0.2627400010824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282799988985062" calcext:value-type="float">
            <text:p>0.282799988985062</text:p>
          </table:table-cell>
          <table:table-cell office:value-type="float" office:value="0.28439998626709" calcext:value-type="float">
            <text:p>0.28439998626709</text:p>
          </table:table-cell>
          <table:table-cell office:value-type="float" office:value="0.414299994707108" calcext:value-type="float">
            <text:p>0.414299994707108</text:p>
          </table:table-cell>
          <table:table-cell office:value-type="float" office:value="0.199200004339218" calcext:value-type="float">
            <text:p>0.199200004339218</text:p>
          </table:table-cell>
          <table:table-cell office:value-type="float" office:value="0.524100005626678" calcext:value-type="float">
            <text:p>0.524100005626678</text:p>
          </table:table-cell>
          <table:table-cell table:formula="of:=AVERAGE([.E55:.I55])" office:value-type="float" office:value="0.340959995985031" calcext:value-type="float">
            <text:p>0.34095999598503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503899991512299" calcext:value-type="float">
            <text:p>0.503899991512299</text:p>
          </table:table-cell>
          <table:table-cell office:value-type="float" office:value="0.54339998960495" calcext:value-type="float">
            <text:p>0.54339998960495</text:p>
          </table:table-cell>
          <table:table-cell office:value-type="float" office:value="0.44310000538826" calcext:value-type="float">
            <text:p>0.44310000538826</text:p>
          </table:table-cell>
          <table:table-cell office:value-type="float" office:value="0.251800000667572" calcext:value-type="float">
            <text:p>0.251800000667572</text:p>
          </table:table-cell>
          <table:table-cell office:value-type="float" office:value="0.514999985694885" calcext:value-type="float">
            <text:p>0.514999985694885</text:p>
          </table:table-cell>
          <table:table-cell table:formula="of:=AVERAGE([.E56:.I56])" office:value-type="float" office:value="0.451439994573593" calcext:value-type="float">
            <text:p>0.4514399945735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49] * [.B50] * [.B51] * [.B53] * [.B54]" office:value-type="float" office:value="60000" calcext:value-type="float">
            <text:p>600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08800002932549" calcext:value-type="float">
            <text:p>0.208800002932549</text:p>
          </table:table-cell>
          <table:table-cell office:value-type="float" office:value="0.218899995088577" calcext:value-type="float">
            <text:p>0.218899995088577</text:p>
          </table:table-cell>
          <table:table-cell office:value-type="float" office:value="0.203500002622604" calcext:value-type="float">
            <text:p>0.203500002622604</text:p>
          </table:table-cell>
          <table:table-cell office:value-type="float" office:value="0.26240000128746" calcext:value-type="float">
            <text:p>0.26240000128746</text:p>
          </table:table-cell>
          <table:table-cell office:value-type="float" office:value="0.245700001716614" calcext:value-type="float">
            <text:p>0.245700001716614</text:p>
          </table:table-cell>
          <table:table-cell table:formula="of:=AVERAGE([.E57:.I57])" office:value-type="float" office:value="0.227860000729561" calcext:value-type="float">
            <text:p>0.22786000072956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441300004720688" calcext:value-type="float">
            <text:p>0.441300004720688</text:p>
          </table:table-cell>
          <table:table-cell office:value-type="float" office:value="0.375299990177155" calcext:value-type="float">
            <text:p>0.375299990177155</text:p>
          </table:table-cell>
          <table:table-cell office:value-type="float" office:value="0.303099989891052" calcext:value-type="float">
            <text:p>0.303099989891052</text:p>
          </table:table-cell>
          <table:table-cell office:value-type="float" office:value="0.285299986600876" calcext:value-type="float">
            <text:p>0.285299986600876</text:p>
          </table:table-cell>
          <table:table-cell office:value-type="float" office:value="0.616400003433228" calcext:value-type="float">
            <text:p>0.616400003433228</text:p>
          </table:table-cell>
          <table:table-cell table:formula="of:=AVERAGE([.E58:.I58])" office:value-type="float" office:value="0.4042799949646" calcext:value-type="float">
            <text:p>0.40427999496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57899987697601" calcext:value-type="float">
            <text:p>0.457899987697601</text:p>
          </table:table-cell>
          <table:table-cell office:value-type="float" office:value="0.464300006628037" calcext:value-type="float">
            <text:p>0.464300006628037</text:p>
          </table:table-cell>
          <table:table-cell office:value-type="float" office:value="0.295500010251999" calcext:value-type="float">
            <text:p>0.295500010251999</text:p>
          </table:table-cell>
          <table:table-cell office:value-type="float" office:value="0.412600010633469" calcext:value-type="float">
            <text:p>0.412600010633469</text:p>
          </table:table-cell>
          <table:table-cell office:value-type="float" office:value="0.297399997711182" calcext:value-type="float">
            <text:p>0.297399997711182</text:p>
          </table:table-cell>
          <table:table-cell table:formula="of:=AVERAGE([.E59:.I59])" office:value-type="float" office:value="0.385540002584458" calcext:value-type="float">
            <text:p>0.38554000258445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77600014209747" calcext:value-type="float">
            <text:p>0.377600014209747</text:p>
          </table:table-cell>
          <table:table-cell office:value-type="float" office:value="0.368099987506866" calcext:value-type="float">
            <text:p>0.368099987506866</text:p>
          </table:table-cell>
          <table:table-cell office:value-type="float" office:value="0.234599992632866" calcext:value-type="float">
            <text:p>0.234599992632866</text:p>
          </table:table-cell>
          <table:table-cell office:value-type="float" office:value="0.225600004196167" calcext:value-type="float">
            <text:p>0.225600004196167</text:p>
          </table:table-cell>
          <table:table-cell office:value-type="float" office:value="0.639100015163422" calcext:value-type="float">
            <text:p>0.639100015163422</text:p>
          </table:table-cell>
          <table:table-cell table:formula="of:=AVERAGE([.E60:.I60])" office:value-type="float" office:value="0.369000002741814" calcext:value-type="float">
            <text:p>0.36900000274181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42400014400482" calcext:value-type="float">
            <text:p>0.342400014400482</text:p>
          </table:table-cell>
          <table:table-cell office:value-type="float" office:value="0.476999998092651" calcext:value-type="float">
            <text:p>0.476999998092651</text:p>
          </table:table-cell>
          <table:table-cell office:value-type="float" office:value="0.436899989843369" calcext:value-type="float">
            <text:p>0.436899989843369</text:p>
          </table:table-cell>
          <table:table-cell office:value-type="float" office:value="0.362399995326996" calcext:value-type="float">
            <text:p>0.362399995326996</text:p>
          </table:table-cell>
          <table:table-cell office:value-type="float" office:value="0.482400000095367" calcext:value-type="float">
            <text:p>0.482400000095367</text:p>
          </table:table-cell>
          <table:table-cell table:formula="of:=AVERAGE([.E61:.I61])" office:value-type="float" office:value="0.420219999551773" calcext:value-type="float">
            <text:p>0.42021999955177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304300010204315" calcext:value-type="float">
            <text:p>0.304300010204315</text:p>
          </table:table-cell>
          <table:table-cell office:value-type="float" office:value="0.291799992322922" calcext:value-type="float">
            <text:p>0.291799992322922</text:p>
          </table:table-cell>
          <table:table-cell office:value-type="float" office:value="0.24379999935627" calcext:value-type="float">
            <text:p>0.24379999935627</text:p>
          </table:table-cell>
          <table:table-cell office:value-type="float" office:value="0.238399997353554" calcext:value-type="float">
            <text:p>0.238399997353554</text:p>
          </table:table-cell>
          <table:table-cell office:value-type="float" office:value="0.378699988126755" calcext:value-type="float">
            <text:p>0.378699988126755</text:p>
          </table:table-cell>
          <table:table-cell table:formula="of:=AVERAGE([.E62:.I62])" office:value-type="float" office:value="0.291399997472763" calcext:value-type="float">
            <text:p>0.29139999747276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531499981880188" calcext:value-type="float">
            <text:p>0.531499981880188</text:p>
          </table:table-cell>
          <table:table-cell office:value-type="float" office:value="0.286199986934662" calcext:value-type="float">
            <text:p>0.286199986934662</text:p>
          </table:table-cell>
          <table:table-cell office:value-type="float" office:value="0.355100005865097" calcext:value-type="float">
            <text:p>0.355100005865097</text:p>
          </table:table-cell>
          <table:table-cell office:value-type="float" office:value="0.335700005292892" calcext:value-type="float">
            <text:p>0.335700005292892</text:p>
          </table:table-cell>
          <table:table-cell office:value-type="float" office:value="0.335099995136261" calcext:value-type="float">
            <text:p>0.335099995136261</text:p>
          </table:table-cell>
          <table:table-cell table:formula="of:=AVERAGE([.E63:.I63])" office:value-type="float" office:value="0.36871999502182" calcext:value-type="float">
            <text:p>0.3687199950218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364100009202957" calcext:value-type="float">
            <text:p>0.364100009202957</text:p>
          </table:table-cell>
          <table:table-cell office:value-type="float" office:value="0.452699989080429" calcext:value-type="float">
            <text:p>0.452699989080429</text:p>
          </table:table-cell>
          <table:table-cell office:value-type="float" office:value="0.56580001115799" calcext:value-type="float">
            <text:p>0.56580001115799</text:p>
          </table:table-cell>
          <table:table-cell office:value-type="float" office:value="0.464700013399124" calcext:value-type="float">
            <text:p>0.464700013399124</text:p>
          </table:table-cell>
          <table:table-cell office:value-type="float" office:value="0.485199987888336" calcext:value-type="float">
            <text:p>0.485199987888336</text:p>
          </table:table-cell>
          <table:table-cell table:formula="of:=AVERAGE([.E64:.I64])" office:value-type="float" office:value="0.466500002145767" calcext:value-type="float">
            <text:p>0.466500002145767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575100004673004" calcext:value-type="float">
            <text:p>0.575100004673004</text:p>
          </table:table-cell>
          <table:table-cell office:value-type="float" office:value="0.37950000166893" calcext:value-type="float">
            <text:p>0.37950000166893</text:p>
          </table:table-cell>
          <table:table-cell office:value-type="float" office:value="0.438400000333786" calcext:value-type="float">
            <text:p>0.438400000333786</text:p>
          </table:table-cell>
          <table:table-cell office:value-type="float" office:value="0.256500005722046" calcext:value-type="float">
            <text:p>0.256500005722046</text:p>
          </table:table-cell>
          <table:table-cell office:value-type="float" office:value="0.453500002622604" calcext:value-type="float">
            <text:p>0.453500002622604</text:p>
          </table:table-cell>
          <table:table-cell table:formula="of:=AVERAGE([.E65:.I65])" office:value-type="float" office:value="0.420600003004074" calcext:value-type="float">
            <text:p>0.42060000300407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523299992084503" calcext:value-type="float">
            <text:p>0.523299992084503</text:p>
          </table:table-cell>
          <table:table-cell office:value-type="float" office:value="0.377000004053116" calcext:value-type="float">
            <text:p>0.377000004053116</text:p>
          </table:table-cell>
          <table:table-cell office:value-type="float" office:value="0.35249999165535" calcext:value-type="float">
            <text:p>0.35249999165535</text:p>
          </table:table-cell>
          <table:table-cell office:value-type="float" office:value="0.31029999256134" calcext:value-type="float">
            <text:p>0.31029999256134</text:p>
          </table:table-cell>
          <table:table-cell office:value-type="float" office:value="0.599500000476837" calcext:value-type="float">
            <text:p>0.599500000476837</text:p>
          </table:table-cell>
          <table:table-cell table:formula="of:=AVERAGE([.E66:.I66])" office:value-type="float" office:value="0.432519996166229" calcext:value-type="float">
            <text:p>0.43251999616622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514800012111664" calcext:value-type="float">
            <text:p>0.514800012111664</text:p>
          </table:table-cell>
          <table:table-cell office:value-type="float" office:value="0.409799993038178" calcext:value-type="float">
            <text:p>0.409799993038178</text:p>
          </table:table-cell>
          <table:table-cell office:value-type="float" office:value="0.546899974346161" calcext:value-type="float">
            <text:p>0.546899974346161</text:p>
          </table:table-cell>
          <table:table-cell office:value-type="float" office:value="0.460700005292892" calcext:value-type="float">
            <text:p>0.460700005292892</text:p>
          </table:table-cell>
          <table:table-cell office:value-type="float" office:value="0.449499994516373" calcext:value-type="float">
            <text:p>0.449499994516373</text:p>
          </table:table-cell>
          <table:table-cell table:formula="of:=AVERAGE([.E67:.I67])" office:value-type="float" office:value="0.476339995861054" calcext:value-type="float">
            <text:p>0.47633999586105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691799998283386" calcext:value-type="float">
            <text:p>0.691799998283386</text:p>
          </table:table-cell>
          <table:table-cell office:value-type="float" office:value="0.459500014781952" calcext:value-type="float">
            <text:p>0.459500014781952</text:p>
          </table:table-cell>
          <table:table-cell office:value-type="float" office:value="0.482400000095367" calcext:value-type="float">
            <text:p>0.482400000095367</text:p>
          </table:table-cell>
          <table:table-cell office:value-type="float" office:value="0.419900000095367" calcext:value-type="float">
            <text:p>0.419900000095367</text:p>
          </table:table-cell>
          <table:table-cell office:value-type="float" office:value="0.680499970912933" calcext:value-type="float">
            <text:p>0.680499970912933</text:p>
          </table:table-cell>
          <table:table-cell table:formula="of:=AVERAGE([.E68:.I68])" office:value-type="float" office:value="0.546819996833801" calcext:value-type="float">
            <text:p>0.54681999683380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515900015830994" calcext:value-type="float">
            <text:p>0.515900015830994</text:p>
          </table:table-cell>
          <table:table-cell office:value-type="float" office:value="0.229499995708466" calcext:value-type="float">
            <text:p>0.229499995708466</text:p>
          </table:table-cell>
          <table:table-cell office:value-type="float" office:value="0.337099999189377" calcext:value-type="float">
            <text:p>0.337099999189377</text:p>
          </table:table-cell>
          <table:table-cell office:value-type="float" office:value="0.236100003123283" calcext:value-type="float">
            <text:p>0.236100003123283</text:p>
          </table:table-cell>
          <table:table-cell office:value-type="float" office:value="0.526600003242493" calcext:value-type="float">
            <text:p>0.526600003242493</text:p>
          </table:table-cell>
          <table:table-cell table:formula="of:=AVERAGE([.E69:.I69])" office:value-type="float" office:value="0.369040003418923" calcext:value-type="float">
            <text:p>0.369040003418923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501600027084351" calcext:value-type="float">
            <text:p>0.501600027084351</text:p>
          </table:table-cell>
          <table:table-cell office:value-type="float" office:value="0.418099999427795" calcext:value-type="float">
            <text:p>0.418099999427795</text:p>
          </table:table-cell>
          <table:table-cell office:value-type="float" office:value="0.478399991989136" calcext:value-type="float">
            <text:p>0.478399991989136</text:p>
          </table:table-cell>
          <table:table-cell office:value-type="float" office:value="0.363299995660782" calcext:value-type="float">
            <text:p>0.363299995660782</text:p>
          </table:table-cell>
          <table:table-cell office:value-type="float" office:value="0.306100010871887" calcext:value-type="float">
            <text:p>0.306100010871887</text:p>
          </table:table-cell>
          <table:table-cell table:formula="of:=AVERAGE([.E70:.I70])" office:value-type="float" office:value="0.41350000500679" calcext:value-type="float">
            <text:p>0.41350000500679</text:p>
          </table:table-cell>
          <table:table-cell table:number-columns-repeated="11"/>
        </table:table-row>
      </table:table>
      <table:table table:name="Experiment 3" table:style-name="ta1">
        <table:table-column table:style-name="co9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3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office:value-type="float" office:value="0.803900003433228" calcext:value-type="float">
            <text:p>0.803900003433228</text:p>
          </table:table-cell>
          <table:table-cell table:style-name="ce14" table:number-columns-repeated="4"/>
          <table:table-cell table:number-columns-repeated="2" table:style-name="ce14" office:value-type="float" office:value="0.803900003433228" calcext:value-type="float">
            <text:p>0.803900003433228</text:p>
          </table:table-cell>
          <table:table-cell/>
          <table:table-cell table:formula="of:=AVERAGE([.E3:.L3])" office:value-type="float" office:value="0.803900003433228" calcext:value-type="float">
            <text:p>0.80390000343322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839800000190735" calcext:value-type="float">
            <text:p>0.839800000190735</text:p>
          </table:table-cell>
          <table:table-cell table:number-columns-repeated="3"/>
          <table:table-cell table:number-columns-repeated="2" office:value-type="float" office:value="0.839800000190735" calcext:value-type="float">
            <text:p>0.839800000190735</text:p>
          </table:table-cell>
          <table:table-cell table:formula="of:=AVERAGE([.E4:.L4])" office:value-type="float" office:value="0.839800000190735" calcext:value-type="float">
            <text:p>0.839800000190735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851400017738342" calcext:value-type="float">
            <text:p>0.851400017738342</text:p>
          </table:table-cell>
          <table:table-cell table:number-columns-repeated="3"/>
          <table:table-cell table:number-columns-repeated="2" office:value-type="float" office:value="0.851400017738342" calcext:value-type="float">
            <text:p>0.851400017738342</text:p>
          </table:table-cell>
          <table:table-cell/>
          <table:table-cell table:formula="of:=AVERAGE([.E5:.L5])" office:value-type="float" office:value="0.851400017738342" calcext:value-type="float">
            <text:p>0.851400017738342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table:number-columns-repeated="2"/>
          <table:table-cell table:number-columns-repeated="2" office:value-type="float" office:value="0.867500007152557" calcext:value-type="float">
            <text:p>0.867500007152557</text:p>
          </table:table-cell>
          <table:table-cell table:number-columns-repeated="3"/>
          <table:table-cell table:formula="of:=AVERAGE([.E6:.L6])" office:value-type="float" office:value="0.867500007152557" calcext:value-type="float">
            <text:p>0.867500007152557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872399985790253" calcext:value-type="float">
            <text:p>0.872399985790253</text:p>
          </table:table-cell>
          <table:table-cell table:number-columns-repeated="2"/>
          <table:table-cell table:number-columns-repeated="2" office:value-type="float" office:value="0.872399985790253" calcext:value-type="float">
            <text:p>0.872399985790253</text:p>
          </table:table-cell>
          <table:table-cell table:formula="of:=AVERAGE([.E7:.L7])" office:value-type="float" office:value="0.872399985790253" calcext:value-type="float">
            <text:p>0.87239998579025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0.875999987125397" calcext:value-type="float">
            <text:p>0.875999987125397</text:p>
          </table:table-cell>
          <table:table-cell table:number-columns-repeated="4"/>
          <table:table-cell table:number-columns-repeated="2" office:value-type="float" office:value="0.875999987125397" calcext:value-type="float">
            <text:p>0.875999987125397</text:p>
          </table:table-cell>
          <table:table-cell table:formula="of:=AVERAGE([.E8:.L8])" office:value-type="float" office:value="0.875999987125397" calcext:value-type="float">
            <text:p>0.875999987125397</text:p>
          </table:table-cell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1] * [.B2] * [.B3] * [.B5] * [.B6]" office:value-type="float" office:value="1200000" calcext:value-type="float">
            <text:p>120000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.875" calcext:value-type="float">
            <text:p>0.875</text:p>
          </table:table-cell>
          <table:table-cell table:number-columns-repeated="3"/>
          <table:table-cell office:value-type="float" office:value="0.875" calcext:value-type="float">
            <text:p>0.875</text:p>
          </table:table-cell>
          <table:table-cell/>
          <table:table-cell table:formula="of:=AVERAGE([.E9:.L9])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table:number-columns-repeated="5"/>
          <table:table-cell table:number-columns-repeated="2" office:value-type="float" office:value="0.872900009155273" calcext:value-type="float">
            <text:p>0.872900009155273</text:p>
          </table:table-cell>
          <table:table-cell table:formula="of:=AVERAGE([.E10:.L10])" office:value-type="float" office:value="0.872900009155273" calcext:value-type="float">
            <text:p>0.872900009155273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9]/[.B10]" office:value-type="float" office:value="20" calcext:value-type="float">
            <text:p>2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0.881699979305267" calcext:value-type="float">
            <text:p>0.881699979305267</text:p>
          </table:table-cell>
          <table:table-cell table:number-columns-repeated="2"/>
          <table:table-cell office:value-type="float" office:value="0.881699979305267" calcext:value-type="float">
            <text:p>0.881699979305267</text:p>
          </table:table-cell>
          <table:table-cell table:formula="of:=AVERAGE([.E11:.L11])" office:value-type="float" office:value="0.881699979305267" calcext:value-type="float">
            <text:p>0.881699979305267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877799987792969" calcext:value-type="float">
            <text:p>0.877799987792969</text:p>
          </table:table-cell>
          <table:table-cell table:number-columns-repeated="3"/>
          <table:table-cell table:number-columns-repeated="2" office:value-type="float" office:value="0.877799987792969" calcext:value-type="float">
            <text:p>0.877799987792969</text:p>
          </table:table-cell>
          <table:table-cell/>
          <table:table-cell table:formula="of:=AVERAGE([.E12:.L12])" office:value-type="float" office:value="0.877799987792969" calcext:value-type="float">
            <text:p>0.87779998779296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number-columns-repeated="2"/>
          <table:table-cell office:value-type="float" office:value="0.888000011444092" calcext:value-type="float">
            <text:p>0.888000011444092</text:p>
          </table:table-cell>
          <table:table-cell table:formula="of:=AVERAGE([.E13:.L13])" office:value-type="float" office:value="0.888000011444092" calcext:value-type="float">
            <text:p>0.88800001144409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888800024986267" calcext:value-type="float">
            <text:p>0.888800024986267</text:p>
          </table:table-cell>
          <table:table-cell table:number-columns-repeated="2"/>
          <table:table-cell office:value-type="float" office:value="0.888800024986267" calcext:value-type="float">
            <text:p>0.888800024986267</text:p>
          </table:table-cell>
          <table:table-cell table:number-columns-repeated="3"/>
          <table:table-cell table:formula="of:=AVERAGE([.E14:.L14])" office:value-type="float" office:value="0.888800024986267" calcext:value-type="float">
            <text:p>0.888800024986267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889599978923798" calcext:value-type="float">
            <text:p>0.889599978923798</text:p>
          </table:table-cell>
          <table:table-cell table:number-columns-repeated="2"/>
          <table:table-cell table:number-columns-repeated="2" office:value-type="float" office:value="0.889599978923798" calcext:value-type="float">
            <text:p>0.889599978923798</text:p>
          </table:table-cell>
          <table:table-cell table:number-columns-repeated="2"/>
          <table:table-cell table:formula="of:=AVERAGE([.E15:.L15])" office:value-type="float" office:value="0.889599978923798" calcext:value-type="float">
            <text:p>0.88959997892379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889400005340576" calcext:value-type="float">
            <text:p>0.889400005340576</text:p>
          </table:table-cell>
          <table:table-cell table:number-columns-repeated="4"/>
          <table:table-cell table:number-columns-repeated="2" office:value-type="float" office:value="0.889400005340576" calcext:value-type="float">
            <text:p>0.889400005340576</text:p>
          </table:table-cell>
          <table:table-cell table:formula="of:=AVERAGE([.E16:.L16])" office:value-type="float" office:value="0.889400005340576" calcext:value-type="float">
            <text:p>0.889400005340576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0.889299988746643" calcext:value-type="float">
            <text:p>0.889299988746643</text:p>
          </table:table-cell>
          <table:table-cell/>
          <table:table-cell office:value-type="float" office:value="0.889299988746643" calcext:value-type="float">
            <text:p>0.889299988746643</text:p>
          </table:table-cell>
          <table:table-cell table:number-columns-repeated="2"/>
          <table:table-cell table:formula="of:=AVERAGE([.E17:.L17])" office:value-type="float" office:value="0.889299988746643" calcext:value-type="float">
            <text:p>0.889299988746643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/>
          <table:table-cell table:number-columns-repeated="2" office:value-type="float" office:value="0.890100002288818" calcext:value-type="float">
            <text:p>0.890100002288818</text:p>
          </table:table-cell>
          <table:table-cell table:number-columns-repeated="4"/>
          <table:table-cell table:formula="of:=AVERAGE([.E18:.L18])" office:value-type="float" office:value="0.890100002288818" calcext:value-type="float">
            <text:p>0.890100002288818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table:number-columns-repeated="2" office:value-type="float" office:value="0.89410001039505" calcext:value-type="float">
            <text:p>0.89410001039505</text:p>
          </table:table-cell>
          <table:table-cell table:formula="of:=AVERAGE([.E19:.L19])" office:value-type="float" office:value="0.89410001039505" calcext:value-type="float">
            <text:p>0.89410001039505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 table:number-columns-repeated="2"/>
          <table:table-cell office:value-type="float" office:value="0.893499970436096" calcext:value-type="float">
            <text:p>0.893499970436096</text:p>
          </table:table-cell>
          <table:table-cell/>
          <table:table-cell table:formula="of:=AVERAGE([.E20:.L20])" office:value-type="float" office:value="0.893499970436096" calcext:value-type="float">
            <text:p>0.89349997043609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 table:number-columns-repeated="2"/>
          <table:table-cell office:value-type="float" office:value="0.89410001039505" calcext:value-type="float">
            <text:p>0.89410001039505</text:p>
          </table:table-cell>
          <table:table-cell/>
          <table:table-cell table:formula="of:=AVERAGE([.E21:.L21])" office:value-type="float" office:value="0.89410001039505" calcext:value-type="float">
            <text:p>0.89410001039505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 office:value-type="float" office:value="0.893499970436096" calcext:value-type="float">
            <text:p>0.893499970436096</text:p>
          </table:table-cell>
          <table:table-cell table:formula="of:=AVERAGE([.E22:.L22])" office:value-type="float" office:value="0.893499970436096" calcext:value-type="float">
            <text:p>0.8934999704360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FL_training</text:p>
          </table:table-cell>
          <table:table-cell office:value-type="string" calcext:value-type="string">
            <text:p>local_training</text:p>
          </table:table-cell>
          <table:table-cell table:number-columns-repeated="7"/>
        </table:table-row>
        <table:table-row table:style-name="ro1">
          <table:table-cell office:value-type="float" office:value="0.837100028991699" calcext:value-type="float">
            <text:p>0.8371000289916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3900003433228" calcext:value-type="float">
            <text:p>0.803900003433228</text:p>
          </table:table-cell>
          <table:table-cell office:value-type="float" office:value="0.837100028991699" calcext:value-type="float">
            <text:p>0.837100028991699</text:p>
          </table:table-cell>
          <table:table-cell table:number-columns-repeated="7"/>
        </table:table-row>
        <table:table-row table:style-name="ro1">
          <table:table-cell office:value-type="float" office:value="0.853500008583069" calcext:value-type="float">
            <text:p>0.8535000085830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839800000190735" calcext:value-type="float">
            <text:p>0.839800000190735</text:p>
          </table:table-cell>
          <table:table-cell office:value-type="float" office:value="0.853500008583069" calcext:value-type="float">
            <text:p>0.853500008583069</text:p>
          </table:table-cell>
          <table:table-cell table:number-columns-repeated="7"/>
        </table:table-row>
        <table:table-row table:style-name="ro1">
          <table:table-cell office:value-type="float" office:value="0.868300020694733" calcext:value-type="float">
            <text:p>0.8683000206947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51400017738342" calcext:value-type="float">
            <text:p>0.851400017738342</text:p>
          </table:table-cell>
          <table:table-cell office:value-type="float" office:value="0.868300020694733" calcext:value-type="float">
            <text:p>0.868300020694733</text:p>
          </table:table-cell>
          <table:table-cell table:number-columns-repeated="7"/>
        </table:table-row>
        <table:table-row table:style-name="ro1">
          <table:table-cell office:value-type="float" office:value="0.87830001115799" calcext:value-type="float">
            <text:p>0.8783000111579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867500007152557" calcext:value-type="float">
            <text:p>0.867500007152557</text:p>
          </table:table-cell>
          <table:table-cell office:value-type="float" office:value="0.87830001115799" calcext:value-type="float">
            <text:p>0.87830001115799</text:p>
          </table:table-cell>
          <table:table-cell table:number-columns-repeated="7"/>
        </table:table-row>
        <table:table-row table:style-name="ro1">
          <table:table-cell office:value-type="float" office:value="0.877699971199036" calcext:value-type="float">
            <text:p>0.8776999711990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872399985790253" calcext:value-type="float">
            <text:p>0.872399985790253</text:p>
          </table:table-cell>
          <table:table-cell office:value-type="float" office:value="0.877699971199036" calcext:value-type="float">
            <text:p>0.877699971199036</text:p>
          </table:table-cell>
          <table:table-cell table:number-columns-repeated="7"/>
        </table:table-row>
        <table:table-row table:style-name="ro1">
          <table:table-cell office:value-type="float" office:value="0.878899991512299" calcext:value-type="float">
            <text:p>0.87889999151229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875999987125397" calcext:value-type="float">
            <text:p>0.875999987125397</text:p>
          </table:table-cell>
          <table:table-cell office:value-type="float" office:value="0.878899991512299" calcext:value-type="float">
            <text:p>0.878899991512299</text:p>
          </table:table-cell>
          <table:table-cell table:number-columns-repeated="7"/>
        </table:table-row>
        <table:table-row table:style-name="ro1">
          <table:table-cell office:value-type="float" office:value="0.881500005722046" calcext:value-type="float">
            <text:p>0.88150000572204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500005722046" calcext:value-type="float">
            <text:p>0.881500005722046</text:p>
          </table:table-cell>
          <table:table-cell table:number-columns-repeated="7"/>
        </table:table-row>
        <table:table-row table:style-name="ro1">
          <table:table-cell office:value-type="float" office:value="0.88510000705719" calcext:value-type="float">
            <text:p>0.885100007057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872900009155273" calcext:value-type="float">
            <text:p>0.872900009155273</text:p>
          </table:table-cell>
          <table:table-cell office:value-type="float" office:value="0.88510000705719" calcext:value-type="float">
            <text:p>0.88510000705719</text:p>
          </table:table-cell>
          <table:table-cell table:number-columns-repeated="7"/>
        </table:table-row>
        <table:table-row table:style-name="ro1">
          <table:table-cell office:value-type="float" office:value="0.885699987411499" calcext:value-type="float">
            <text:p>0.88569998741149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881699979305267" calcext:value-type="float">
            <text:p>0.881699979305267</text:p>
          </table:table-cell>
          <table:table-cell office:value-type="float" office:value="0.885699987411499" calcext:value-type="float">
            <text:p>0.885699987411499</text:p>
          </table:table-cell>
          <table:table-cell table:number-columns-repeated="7"/>
        </table:table-row>
        <table:table-row table:style-name="ro1">
          <table:table-cell office:value-type="float" office:value="0.885999977588654" calcext:value-type="float">
            <text:p>0.8859999775886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877799987792969" calcext:value-type="float">
            <text:p>0.877799987792969</text:p>
          </table:table-cell>
          <table:table-cell office:value-type="float" office:value="0.885999977588654" calcext:value-type="float">
            <text:p>0.885999977588654</text:p>
          </table:table-cell>
          <table:table-cell table:number-columns-repeated="7"/>
        </table:table-row>
        <table:table-row table:style-name="ro1">
          <table:table-cell office:value-type="float" office:value="0.886300027370453" calcext:value-type="float">
            <text:p>0.88630002737045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88000011444092" calcext:value-type="float">
            <text:p>0.888000011444092</text:p>
          </table:table-cell>
          <table:table-cell office:value-type="float" office:value="0.886300027370453" calcext:value-type="float">
            <text:p>0.886300027370453</text:p>
          </table:table-cell>
          <table:table-cell table:number-columns-repeated="7"/>
        </table:table-row>
        <table:table-row table:style-name="ro1">
          <table:table-cell office:value-type="float" office:value="0.888300001621246" calcext:value-type="float">
            <text:p>0.88830000162124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888800024986267" calcext:value-type="float">
            <text:p>0.888800024986267</text:p>
          </table:table-cell>
          <table:table-cell office:value-type="float" office:value="0.888300001621246" calcext:value-type="float">
            <text:p>0.888300001621246</text:p>
          </table:table-cell>
          <table:table-cell table:number-columns-repeated="7"/>
        </table:table-row>
        <table:table-row table:style-name="ro1">
          <table:table-cell office:value-type="float" office:value="0.880999982357025" calcext:value-type="float">
            <text:p>0.8809999823570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0.889599978923798" calcext:value-type="float">
            <text:p>0.889599978923798</text:p>
          </table:table-cell>
          <table:table-cell office:value-type="float" office:value="0.880999982357025" calcext:value-type="float">
            <text:p>0.880999982357025</text:p>
          </table:table-cell>
          <table:table-cell table:number-columns-repeated="7"/>
        </table:table-row>
        <table:table-row table:style-name="ro1">
          <table:table-cell office:value-type="float" office:value="0.888400018215179" calcext:value-type="float">
            <text:p>0.88840001821517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.889400005340576" calcext:value-type="float">
            <text:p>0.889400005340576</text:p>
          </table:table-cell>
          <table:table-cell office:value-type="float" office:value="0.888400018215179" calcext:value-type="float">
            <text:p>0.888400018215179</text:p>
          </table:table-cell>
          <table:table-cell table:number-columns-repeated="7"/>
        </table:table-row>
        <table:table-row table:style-name="ro1">
          <table:table-cell office:value-type="float" office:value="0.892899990081787" calcext:value-type="float">
            <text:p>0.89289999008178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889299988746643" calcext:value-type="float">
            <text:p>0.889299988746643</text:p>
          </table:table-cell>
          <table:table-cell office:value-type="float" office:value="0.892899990081787" calcext:value-type="float">
            <text:p>0.892899990081787</text:p>
          </table:table-cell>
          <table:table-cell table:number-columns-repeated="7"/>
        </table:table-row>
        <table:table-row table:style-name="ro1">
          <table:table-cell office:value-type="float" office:value="0.893700003623962" calcext:value-type="float">
            <text:p>0.89370000362396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890100002288818" calcext:value-type="float">
            <text:p>0.890100002288818</text:p>
          </table:table-cell>
          <table:table-cell office:value-type="float" office:value="0.893700003623962" calcext:value-type="float">
            <text:p>0.893700003623962</text:p>
          </table:table-cell>
          <table:table-cell table:number-columns-repeated="7"/>
        </table:table-row>
        <table:table-row table:style-name="ro1">
          <table:table-cell office:value-type="float" office:value="0.891700029373169" calcext:value-type="float">
            <text:p>0.89170002937316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91700029373169" calcext:value-type="float">
            <text:p>0.891700029373169</text:p>
          </table:table-cell>
          <table:table-cell table:number-columns-repeated="7"/>
        </table:table-row>
        <table:table-row table:style-name="ro1">
          <table:table-cell office:value-type="float" office:value="0.887600004673004" calcext:value-type="float">
            <text:p>0.88760000467300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87600004673004" calcext:value-type="float">
            <text:p>0.887600004673004</text:p>
          </table:table-cell>
          <table:table-cell table:number-columns-repeated="7"/>
        </table:table-row>
        <table:table-row table:style-name="ro1">
          <table:table-cell office:value-type="float" office:value="0.889100015163422" calcext:value-type="float">
            <text:p>0.88910001516342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7"/>
        </table:table-row>
        <table:table-row table:style-name="ro1">
          <table:table-cell office:value-type="float" office:value="0.890900015830994" calcext:value-type="float">
            <text:p>0.8909000158309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93499970436096" calcext:value-type="float">
            <text:p>0.893499970436096</text:p>
          </table:table-cell>
          <table:table-cell office:value-type="float" office:value="0.890900015830994" calcext:value-type="float">
            <text:p>0.890900015830994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51, 0.770799994468689), (501, 0.8192999958992004), (751, 0.8360000252723694), (1501, 0.861299991607666), (1751, 0.8615000247955322), (2251, 0.8694999814033508), (2501, 0.8774999976158142), (2751, 0.8741000294685364), (3001, 0.8787000179290771), (3501, 0.8741000294685364), (3751, 0.882099986076355), (4251, 0.8820000290870667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(501, 0.8192999958992004), (751, 0.8360000252723694), (1001, 0.8438000082969666), (1251, 0.8583999872207642), (1501, 0.861299991607666), (1751, 0.8615000247955322), (2001, 0.8676999807357788), (2251, 0.8694999814033508), (2751, 0.8741000294685364), (3001, 0.8787000179290771), (3251, 0.8812000155448914), (3751, 0.882099986076355), (4251, 0.8820000290870667), (4501, 0.8810999989509583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251, 0.770799994468689), (501, 0.8192999958992004), (1251, 0.8583999872207642), (1501, 0.861299991607666), (2001, 0.8676999807357788), (2501, 0.8774999976158142), (3001, 0.8787000179290771), (3251, 0.8812000155448914), (3501, 0.8741000294685364), (3751, 0.882099986076355), (4001, 0.8809000253677368), (4251, 0.8820000290870667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1001, 0.8438000082969666), (1251, 0.8583999872207642), (1501, 0.861299991607666), (1751, 0.8615000247955322), (2001, 0.8676999807357788), (2501, 0.8774999976158142), (2751, 0.8741000294685364), (3001, 0.8787000179290771), (3251, 0.8812000155448914), (3501, 0.8741000294685364), (3751, 0.882099986076355), (4001, 0.8809000253677368), (4251, 0.8820000290870667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251, 0.770799994468689), (751, 0.8360000252723694), (1001, 0.8438000082969666), (1251, 0.8583999872207642), (1501, 0.861299991607666), (1751, 0.8615000247955322), (2251, 0.8694999814033508), (2501, 0.8774999976158142), (3251, 0.8812000155448914), (3501, 0.8741000294685364), (4001, 0.8809000253677368), (4251, 0.8820000290870667), (4501, 0.8810999989509583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2001, 0.8676999807357788), (2251, 0.8694999814033508), (2501, 0.8774999976158142), (2751, 0.8741000294685364), (3001, 0.8787000179290771), (3501, 0.8741000294685364), (3751, 0.882099986076355), (4001, 0.8809000253677368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251, 0.770799994468689), (501, 0.8192999958992004), (751, 0.8360000252723694), (1001, 0.8438000082969666), (1251, 0.8583999872207642), (1501, 0.861299991607666), (1751, 0.8615000247955322), (2001, 0.8676999807357788), (2251, 0.8694999814033508), (2751, 0.8741000294685364), (3251, 0.8812000155448914), (3501, 0.8741000294685364), (4001, 0.8809000253677368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251, 0.770799994468689), (501, 0.8192999958992004), (751, 0.8360000252723694), (1001, 0.8438000082969666), (1751, 0.8615000247955322), (2001, 0.8676999807357788), (2251, 0.8694999814033508), (2501, 0.8774999976158142), (2751, 0.8741000294685364), (3001, 0.8787000179290771), (3251, 0.8812000155448914), (3751, 0.882099986076355), (4001, 0.8809000253677368), (4251, 0.8820000290870667), (4501, 0.8810999989509583), (4751, 0.8867999911308289), (5001, 0.8823999762535095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55] * [.B56] * [.B57] * [.B59] * [.B60]" office:value-type="float" office:value="1200000" calcext:value-type="float">
            <text:p>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3]/[.B64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1001, 0.8080999851226807), (1501, 0.8180999755859375), (2001, 0.8464000225067139), (2501, 0.8411999940872192), (3001, 0.8582000136375427), (3501, 0.859499990940094), (4001, 0.8654000163078308), (4501, 0.8661999702453613), (6001, 0.873199999332428), (6501, 0.8791000247001648), (7001, 0.8799999952316284), (7501, 0.8761000037193298), (8001, 0.8774999976158142), (8501, 0.8833000063896179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2001, 0.8464000225067139), (2501, 0.8411999940872192), (3001, 0.8582000136375427), (3501, 0.859499990940094), (4001, 0.8654000163078308), (4501, 0.8661999702453613), (5001, 0.8762999773025513), (5501, 0.8676000237464905), (6001, 0.873199999332428), (6501, 0.8791000247001648), (8001, 0.8774999976158142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4501, 0.8661999702453613), (5001, 0.8762999773025513), (5501, 0.8676000237464905), (6001, 0.873199999332428), (6501, 0.8791000247001648), (7001, 0.8799999952316284), (7501, 0.8761000037193298), (8501, 0.8833000063896179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001, 0.8464000225067139), (3501, 0.859499990940094), (4001, 0.8654000163078308), (5501, 0.8676000237464905), (6001, 0.873199999332428), (6501, 0.8791000247001648), (7001, 0.8799999952316284), (7501, 0.8761000037193298), (8001, 0.8774999976158142), (8501, 0.8833000063896179), (9001, 0.884199976921081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(501, 0.7684999704360962), (1001, 0.8080999851226807), (1501, 0.8180999755859375), (2001, 0.8464000225067139), (2501, 0.8411999940872192), (3001, 0.8582000136375427), (3501, 0.859499990940094), (4001, 0.8654000163078308), (5001, 0.8762999773025513), (5501, 0.8676000237464905), (6001, 0.873199999332428), (7001, 0.8799999952316284), (7501, 0.8761000037193298), (8001, 0.8774999976158142), (8501, 0.8833000063896179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501, 0.7684999704360962), (1001, 0.8080999851226807), (1501, 0.8180999755859375), (2501, 0.8411999940872192), (3001, 0.8582000136375427), (4501, 0.8661999702453613), (5001, 0.8762999773025513), (5501, 0.8676000237464905), (7001, 0.8799999952316284), (7501, 0.8761000037193298), (8001, 0.8774999976158142), (8501, 0.8833000063896179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(501, 0.7684999704360962), (2001, 0.8464000225067139), (2501, 0.8411999940872192), (3001, 0.8582000136375427), (3501, 0.859499990940094), (4001, 0.8654000163078308), (4501, 0.8661999702453613), (5001, 0.8762999773025513), (6501, 0.8791000247001648), (7001, 0.8799999952316284), (9001, 0.8841999769210815), (9501, 0.8889999985694885), (10001, 0.8899999856948853)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(501, 0.7684999704360962), (1001, 0.8080999851226807), (1501, 0.8180999755859375), (2501, 0.8411999940872192), (3001, 0.8582000136375427), (3501, 0.859499990940094), (4001, 0.8654000163078308), (4501, 0.8661999702453613), (5001, 0.8762999773025513), (5501, 0.8676000237464905), (6001, 0.873199999332428), (6501, 0.8791000247001648), (7501, 0.8761000037193298), (8001, 0.8774999976158142), (8501, 0.8833000063896179), (9001, 0.8841999769210815), (10001, 0.8899999856948853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amples per session</text:p>
          </table:table-cell>
          <table:table-cell table:formula="of:=[.B67] * [.B68] * [.B69] * [.B71] * [.B72]" office:value-type="float" office:value="1200000" calcext:value-type="float">
            <text:p>12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75]/[.B76]" office:value-type="float" office:value="20" calcext:value-type="float">
            <text:p>20</text:p>
          </table:table-cell>
          <table:table-cell table:number-columns-repeated="11"/>
        </table:table-row>
      </table:table>
      <table:table table:name="Experiment 4" table:style-name="ta1">
        <table:table-column table:style-name="co10" table:default-cell-style-name="ce16"/>
        <table:table-column table:style-name="co2" table:default-cell-style-name="ce16"/>
        <table:table-column table:style-name="co11" table:default-cell-style-name="ce16"/>
        <table:table-column table:style-name="co2" table:number-columns-repeated="9" table:default-cell-style-name="ce16"/>
        <table:table-column table:style-name="co7" table:number-columns-repeated="3" table:default-cell-style-name="ce16"/>
        <table:table-column table:style-name="co2" table:number-columns-repeated="1009" table:default-cell-style-name="ce16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session</text:p>
          </table:table-cell>
          <table:table-cell office:value-type="string" calcext:value-type="string">
            <text:p>set1</text:p>
          </table:table-cell>
          <table:table-cell office:value-type="string" calcext:value-type="string">
            <text:p>step2</text:p>
          </table:table-cell>
          <table:table-cell office:value-type="string" calcext:value-type="string">
            <text:p>local tr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 office:value-type="float" office:value="0.841300010681152" calcext:value-type="float">
            <text:p>0.841300010681152</text:p>
          </table:table-cell>
          <table:table-cell office:value-type="float" office:value="0.874599993228912" calcext:value-type="float">
            <text:p>0.8745999932289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37999999523163" calcext:value-type="float">
            <text:p>0.837999999523163</text:p>
          </table:table-cell>
          <table:table-cell/>
          <table:table-cell table:number-columns-repeated="2" office:value-type="float" office:value="0.837999999523163" calcext:value-type="float">
            <text:p>0.837999999523163</text:p>
          </table:table-cell>
          <table:table-cell/>
          <table:table-cell table:formula="of:=AVERAGE([.E3:.I3])" office:value-type="float" office:value="0.837999999523163" calcext:value-type="float">
            <text:p>0.83799999952316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 office:value-type="float" office:value="0.868799984455109" calcext:value-type="float">
            <text:p>0.868799984455109</text:p>
          </table:table-cell>
          <table:table-cell office:value-type="float" office:value="0.901000022888184" calcext:value-type="float">
            <text:p>0.90100002288818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379998922348" calcext:value-type="float">
            <text:p>0.86379998922348</text:p>
          </table:table-cell>
          <table:table-cell/>
          <table:table-cell table:number-columns-repeated="2" office:value-type="float" office:value="0.86379998922348" calcext:value-type="float">
            <text:p>0.86379998922348</text:p>
          </table:table-cell>
          <table:table-cell/>
          <table:table-cell table:formula="of:=AVERAGE([.E4:.I4])" office:value-type="float" office:value="0.86379998922348" calcext:value-type="float">
            <text:p>0.863799989223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903299987316132" calcext:value-type="float">
            <text:p>0.903299987316132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8700008392334" calcext:value-type="float">
            <text:p>0.888700008392334</text:p>
          </table:table-cell>
          <table:table-cell/>
          <table:table-cell table:number-columns-repeated="2" office:value-type="float" office:value="0.888700008392334" calcext:value-type="float">
            <text:p>0.888700008392334</text:p>
          </table:table-cell>
          <table:table-cell/>
          <table:table-cell table:formula="of:=AVERAGE([.E5:.I5])" office:value-type="float" office:value="0.888700008392334" calcext:value-type="float">
            <text:p>0.8887000083923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3999993801117" calcext:value-type="float">
            <text:p>0.893999993801117</text:p>
          </table:table-cell>
          <table:table-cell office:value-type="float" office:value="0.895699977874756" calcext:value-type="float">
            <text:p>0.895699977874756</text:p>
          </table:table-cell>
          <table:table-cell office:value-type="float" office:value="0.89139997959137" calcext:value-type="float">
            <text:p>0.8913999795913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.893999993801117" calcext:value-type="float">
            <text:p>0.893999993801117</text:p>
          </table:table-cell>
          <table:table-cell/>
          <table:table-cell office:value-type="float" office:value="0.893999993801117" calcext:value-type="float">
            <text:p>0.893999993801117</text:p>
          </table:table-cell>
          <table:table-cell/>
          <table:table-cell table:formula="of:=AVERAGE([.E6:.I6])" office:value-type="float" office:value="0.893999993801117" calcext:value-type="float">
            <text:p>0.8939999938011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office:value-type="float" office:value="0.900600016117096" calcext:value-type="float">
            <text:p>0.900600016117096</text:p>
          </table:table-cell>
          <table:table-cell office:value-type="float" office:value="0.914499998092651" calcext:value-type="float">
            <text:p>0.9144999980926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0039998292923" calcext:value-type="float">
            <text:p>0.90039998292923</text:p>
          </table:table-cell>
          <table:table-cell table:number-columns-repeated="2"/>
          <table:table-cell table:number-columns-repeated="2" office:value-type="float" office:value="0.90039998292923" calcext:value-type="float">
            <text:p>0.90039998292923</text:p>
          </table:table-cell>
          <table:table-cell table:formula="of:=AVERAGE([.E7:.I7])" office:value-type="float" office:value="0.90039998292923" calcext:value-type="float">
            <text:p>0.9003999829292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6899998188019" calcext:value-type="float">
            <text:p>0.896899998188019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/>
          <table:table-cell table:formula="of:=AVERAGE([.E8:.I8])" office:value-type="float" office:value="0.904900014400482" calcext:value-type="float">
            <text:p>0.9049000144004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98899972438812" calcext:value-type="float">
            <text:p>0.898899972438812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904900014400482" calcext:value-type="float">
            <text:p>0.904900014400482</text:p>
          </table:table-cell>
          <table:table-cell/>
          <table:table-cell table:number-columns-repeated="2" office:value-type="float" office:value="0.904900014400482" calcext:value-type="float">
            <text:p>0.904900014400482</text:p>
          </table:table-cell>
          <table:table-cell table:formula="of:=AVERAGE([.E9:.I9])" office:value-type="float" office:value="0.904900014400482" calcext:value-type="float">
            <text:p>0.90490001440048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1199986934662" calcext:value-type="float">
            <text:p>0.911199986934662</text:p>
          </table:table-cell>
          <table:table-cell office:value-type="float" office:value="0.920000016689301" calcext:value-type="float">
            <text:p>0.92000001668930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.911400020122528" calcext:value-type="float">
            <text:p>0.911400020122528</text:p>
          </table:table-cell>
          <table:table-cell table:number-columns-repeated="2"/>
          <table:table-cell table:formula="of:=AVERAGE([.E10:.I10])" office:value-type="float" office:value="0.911400020122528" calcext:value-type="float">
            <text:p>0.91140002012252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 table:formula="of:=AVERAGE([.E11:.I11])" office:value-type="float" office:value="0.91729998588562" calcext:value-type="float">
            <text:p>0.9172999858856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509997844696" calcext:value-type="float">
            <text:p>0.9150999784469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914600014686585" calcext:value-type="float">
            <text:p>0.914600014686585</text:p>
          </table:table-cell>
          <table:table-cell/>
          <table:table-cell table:formula="of:=AVERAGE([.E12:.I12])" office:value-type="float" office:value="0.914600014686585" calcext:value-type="float">
            <text:p>0.9146000146865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3500010967255" calcext:value-type="float">
            <text:p>0.91350001096725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19700026512146" calcext:value-type="float">
            <text:p>0.919700026512146</text:p>
          </table:table-cell>
          <table:table-cell table:number-columns-repeated="2"/>
          <table:table-cell table:formula="of:=AVERAGE([.E13:.I13])" office:value-type="float" office:value="0.919700026512146" calcext:value-type="float">
            <text:p>0.91970002651214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 office:value-type="float" office:value="0.921999990940094" calcext:value-type="float">
            <text:p>0.921999990940094</text:p>
          </table:table-cell>
          <table:table-cell table:number-columns-repeated="2"/>
          <table:table-cell office:value-type="float" office:value="0.921999990940094" calcext:value-type="float">
            <text:p>0.921999990940094</text:p>
          </table:table-cell>
          <table:table-cell table:formula="of:=AVERAGE([.E14:.I14])" office:value-type="float" office:value="0.921999990940094" calcext:value-type="float">
            <text:p>0.9219999909400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23600018024445" calcext:value-type="float">
            <text:p>0.923600018024445</text:p>
          </table:table-cell>
          <table:table-cell office:value-type="float" office:value="0.918900012969971" calcext:value-type="float">
            <text:p>0.918900012969971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0.923600018024445" calcext:value-type="float">
            <text:p>0.923600018024445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formula="of:=AVERAGE([.E15:.I15])" office:value-type="float" office:value="0.923600018024445" calcext:value-type="float">
            <text:p>0.9236000180244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2059999704361" calcext:value-type="float">
            <text:p>0.9205999970436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E16:.I16])" office:value-type="float" office:value="0.920499980449677" calcext:value-type="float">
            <text:p>0.9204999804496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0.920300006866455" calcext:value-type="float">
            <text:p>0.920300006866455</text:p>
          </table:table-cell>
          <table:table-cell/>
          <table:table-cell table:formula="of:=AVERAGE([.E17:.I17])" office:value-type="float" office:value="0.920300006866455" calcext:value-type="float">
            <text:p>0.9203000068664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23799991607666" calcext:value-type="float">
            <text:p>0.923799991607666</text:p>
          </table:table-cell>
          <table:table-cell office:value-type="float" office:value="0.914399981498718" calcext:value-type="float">
            <text:p>0.914399981498718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2" office:value-type="float" office:value="0.920400023460388" calcext:value-type="float">
            <text:p>0.920400023460388</text:p>
          </table:table-cell>
          <table:table-cell table:number-columns-repeated="2"/>
          <table:table-cell office:value-type="float" office:value="0.920400023460388" calcext:value-type="float">
            <text:p>0.920400023460388</text:p>
          </table:table-cell>
          <table:table-cell table:formula="of:=AVERAGE([.E18:.I18])" office:value-type="float" office:value="0.920400023460388" calcext:value-type="float">
            <text:p>0.9204000234603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22299981117249" calcext:value-type="float">
            <text:p>0.922299981117249</text:p>
          </table:table-cell>
          <table:table-cell office:value-type="float" office:value="0.92330002784729" calcext:value-type="float">
            <text:p>0.92330002784729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922299981117249" calcext:value-type="float">
            <text:p>0.922299981117249</text:p>
          </table:table-cell>
          <table:table-cell table:formula="of:=AVERAGE([.E19:.I19])" office:value-type="float" office:value="0.922299981117249" calcext:value-type="float">
            <text:p>0.92229998111724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office:value-type="float" office:value="0.924300014972687" calcext:value-type="float">
            <text:p>0.924300014972687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25100028514862" calcext:value-type="float">
            <text:p>0.925100028514862</text:p>
          </table:table-cell>
          <table:table-cell table:number-columns-repeated="2"/>
          <table:table-cell table:number-columns-repeated="2" office:value-type="float" office:value="0.925100028514862" calcext:value-type="float">
            <text:p>0.925100028514862</text:p>
          </table:table-cell>
          <table:table-cell table:formula="of:=AVERAGE([.E20:.I20])" office:value-type="float" office:value="0.925100028514862" calcext:value-type="float">
            <text:p>0.9251000285148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25400018692017" calcext:value-type="float">
            <text:p>0.925400018692017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25400018692017" calcext:value-type="float">
            <text:p>0.925400018692017</text:p>
          </table:table-cell>
          <table:table-cell/>
          <table:table-cell table:formula="of:=AVERAGE([.E21:.I21])" office:value-type="float" office:value="0.925400018692017" calcext:value-type="float">
            <text:p>0.9254000186920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27900016307831" calcext:value-type="float">
            <text:p>0.927900016307831</text:p>
          </table:table-cell>
          <table:table-cell office:value-type="float" office:value="0.924099981784821" calcext:value-type="float">
            <text:p>0.924099981784821</text:p>
          </table:table-cell>
          <table:table-cell office:value-type="float" office:value="0.92519998550415" calcext:value-type="float">
            <text:p>0.9251999855041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27900016307831" calcext:value-type="float">
            <text:p>0.927900016307831</text:p>
          </table:table-cell>
          <table:table-cell table:formula="of:=AVERAGE([.E22:.I22])" office:value-type="float" office:value="0.927900016307831" calcext:value-type="float">
            <text:p>0.92790001630783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27:.I27])" office:value-type="float" office:value="0.841300010681152" calcext:value-type="float">
            <text:p>0.8413000106811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28:.I28])" office:value-type="float" office:value="0.868799984455109" calcext:value-type="float">
            <text:p>0.86879998445510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29:.I29])" office:value-type="float" office:value="0.883000016212463" calcext:value-type="float">
            <text:p>0.88300001621246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30:.I30])" office:value-type="float" office:value="0.895699977874756" calcext:value-type="float">
            <text:p>0.8956999778747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31:.I31])" office:value-type="float" office:value="0.900600016117096" calcext:value-type="float">
            <text:p>0.9006000161170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32:.I32])" office:value-type="float" office:value="0.896899998188019" calcext:value-type="float">
            <text:p>0.896899998188019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33:.I33])" office:value-type="float" office:value="0.898899972438812" calcext:value-type="float">
            <text:p>0.898899972438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34:.I34])" office:value-type="float" office:value="0.911199986934662" calcext:value-type="float">
            <text:p>0.9111999869346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35:.I35])" office:value-type="float" office:value="0.908399999141693" calcext:value-type="float">
            <text:p>0.9083999991416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36:.I36])" office:value-type="float" office:value="0.916599988937378" calcext:value-type="float">
            <text:p>0.9165999889373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37:.I37])" office:value-type="float" office:value="0.917999982833862" calcext:value-type="float">
            <text:p>0.917999982833862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38:.I38])" office:value-type="float" office:value="0.915300011634827" calcext:value-type="float">
            <text:p>0.91530001163482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39:.I39])" office:value-type="float" office:value="0.918900012969971" calcext:value-type="float">
            <text:p>0.918900012969971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40:.I40])" office:value-type="float" office:value="0.921199977397919" calcext:value-type="float">
            <text:p>0.92119997739791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41:.I41])" office:value-type="float" office:value="0.921999990940094" calcext:value-type="float">
            <text:p>0.921999990940094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42:.I42])" office:value-type="float" office:value="0.923799991607666" calcext:value-type="float">
            <text:p>0.92379999160766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43:.I43])" office:value-type="float" office:value="0.92330002784729" calcext:value-type="float">
            <text:p>0.92330002784729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44:.I44])" office:value-type="float" office:value="0.924300014972687" calcext:value-type="float">
            <text:p>0.924300014972687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45:.I45])" office:value-type="float" office:value="0.922699987888336" calcext:value-type="float">
            <text:p>0.922699987888336</text:p>
          </table:table-cell>
          <table:table-cell table:number-columns-repeated="101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46:.I46])" office:value-type="float" office:value="0.924099981784821" calcext:value-type="float">
            <text:p>0.924099981784821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local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874599993228912" calcext:value-type="float">
            <text:p>0.874599993228912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01000022888184" calcext:value-type="float">
            <text:p>0.90100002288818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03299987316132" calcext:value-type="float">
            <text:p>0.903299987316132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89139997959137" calcext:value-type="float">
            <text:p>0.89139997959137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4499998092651" calcext:value-type="float">
            <text:p>0.91449999809265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7699992656708" calcext:value-type="float">
            <text:p>0.917699992656708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000016689301" calcext:value-type="float">
            <text:p>0.92000001668930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509997844696" calcext:value-type="float">
            <text:p>0.91509997844696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3500010967255" calcext:value-type="float">
            <text:p>0.913500010967255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59999704361" calcext:value-type="float">
            <text:p>0.9205999970436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5799975395203" calcext:value-type="float">
            <text:p>0.915799975395203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14399981498718" calcext:value-type="float">
            <text:p>0.914399981498718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>
          <table:table-cell office:value-type="float" office:value="0.92519998550415" calcext:value-type="float">
            <text:p>0.92519998550415</text:p>
          </table:table-cell>
          <table:table-cell table:number-columns-repeated="2"/>
          <table:table-cell table:style-name="Default" table:number-columns-repeated="5"/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riment 5" table:style-name="ta1">
        <table:table-column table:style-name="co12" table:default-cell-style-name="ce16"/>
        <table:table-column table:style-name="co2" table:number-columns-repeated="9" table:default-cell-style-name="ce16"/>
        <table:table-column table:style-name="co2" table:number-columns-repeated="4" table:default-cell-style-name="Default"/>
        <table:table-row table:style-name="ro1">
          <table:table-cell table:number-columns-repeated="4"/>
          <table:table-cell office:value-type="string" calcext:value-type="string">
            <text:p>client</text:p>
          </table:table-cell>
          <table:table-cell table:number-columns-repeated="8"/>
          <table:table-cell table:style-name="ce16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session</text:p>
          </table:table-cell>
          <table:table-cell table:style-name="ce16" office:value-type="string" calcext:value-type="string">
            <text:p>normal operation</text:p>
          </table:table-cell>
          <table:table-cell table:style-name="ce16" office:value-type="string" calcext:value-type="string">
            <text:p>faulty client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782899975776672" calcext:value-type="float">
            <text:p>0.782899975776672</text:p>
          </table:table-cell>
          <table:table-cell table:formula="of:=AVERAGE([.E3:.I3])" office:value-type="float" office:value="0.782899975776672" calcext:value-type="float">
            <text:p>0.78289997577667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841300010681152" calcext:value-type="float">
            <text:p>0.841300010681152</text:p>
          </table:table-cell>
          <table:table-cell table:style-name="ce16" office:value-type="float" office:value="0.782899975776672" calcext:value-type="float">
            <text:p>0.782899975776672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0.823400020599365" calcext:value-type="float">
            <text:p>0.823400020599365</text:p>
          </table:table-cell>
          <table:table-cell table:formula="of:=AVERAGE([.E4:.I4])" office:value-type="float" office:value="0.823400020599365" calcext:value-type="float">
            <text:p>0.823400020599365</text:p>
          </table:table-cell>
          <table:table-cell/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868799984455109" calcext:value-type="float">
            <text:p>0.868799984455109</text:p>
          </table:table-cell>
          <table:table-cell table:style-name="ce16" office:value-type="float" office:value="0.823400020599365" calcext:value-type="float">
            <text:p>0.82340002059936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48900020122528" calcext:value-type="float">
            <text:p>0.848900020122528</text:p>
          </table:table-cell>
          <table:table-cell table:number-columns-repeated="2"/>
          <table:table-cell office:value-type="float" office:value="0.848900020122528" calcext:value-type="float">
            <text:p>0.848900020122528</text:p>
          </table:table-cell>
          <table:table-cell table:formula="of:=AVERAGE([.E5:.I5])" office:value-type="float" office:value="0.848900020122528" calcext:value-type="float">
            <text:p>0.848900020122528</text:p>
          </table:table-cell>
          <table:table-cell/>
          <table:table-cell table:style-name="ce16" office:value-type="float" office:value="3" calcext:value-type="float">
            <text:p>3</text:p>
          </table:table-cell>
          <table:table-cell table:style-name="ce16" office:value-type="float" office:value="0.883000016212463" calcext:value-type="float">
            <text:p>0.883000016212463</text:p>
          </table:table-cell>
          <table:table-cell table:style-name="ce16" office:value-type="float" office:value="0.848900020122528" calcext:value-type="float">
            <text:p>0.848900020122528</text:p>
          </table:table-cell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73300015926361" calcext:value-type="float">
            <text:p>0.873300015926361</text:p>
          </table:table-cell>
          <table:table-cell table:formula="of:=AVERAGE([.E6:.I6])" office:value-type="float" office:value="0.873300015926361" calcext:value-type="float">
            <text:p>0.873300015926361</text:p>
          </table:table-cell>
          <table:table-cell/>
          <table:table-cell table:style-name="ce16" office:value-type="float" office:value="4" calcext:value-type="float">
            <text:p>4</text:p>
          </table:table-cell>
          <table:table-cell table:style-name="ce16" office:value-type="float" office:value="0.895699977874756" calcext:value-type="float">
            <text:p>0.895699977874756</text:p>
          </table:table-cell>
          <table:table-cell table:style-name="ce16" office:value-type="float" office:value="0.873300015926361" calcext:value-type="float">
            <text:p>0.873300015926361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80200028419495" calcext:value-type="float">
            <text:p>0.880200028419495</text:p>
          </table:table-cell>
          <table:table-cell table:number-columns-repeated="2"/>
          <table:table-cell table:formula="of:=AVERAGE([.E7:.I7])" office:value-type="float" office:value="0.880200028419495" calcext:value-type="float">
            <text:p>0.88020002841949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6" office:value-type="float" office:value="0.900600016117096" calcext:value-type="float">
            <text:p>0.900600016117096</text:p>
          </table:table-cell>
          <table:table-cell table:style-name="ce16" office:value-type="float" office:value="0.880200028419495" calcext:value-type="float">
            <text:p>0.880200028419495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884599983692169" calcext:value-type="float">
            <text:p>0.884599983692169</text:p>
          </table:table-cell>
          <table:table-cell/>
          <table:table-cell table:number-columns-repeated="2" office:value-type="float" office:value="0.884599983692169" calcext:value-type="float">
            <text:p>0.884599983692169</text:p>
          </table:table-cell>
          <table:table-cell table:formula="of:=AVERAGE([.E8:.I8])" office:value-type="float" office:value="0.884599983692169" calcext:value-type="float">
            <text:p>0.884599983692169</text:p>
          </table:table-cell>
          <table:table-cell/>
          <table:table-cell table:style-name="ce16" office:value-type="float" office:value="6" calcext:value-type="float">
            <text:p>6</text:p>
          </table:table-cell>
          <table:table-cell table:style-name="ce16" office:value-type="float" office:value="0.896899998188019" calcext:value-type="float">
            <text:p>0.896899998188019</text:p>
          </table:table-cell>
          <table:table-cell table:style-name="ce16" office:value-type="float" office:value="0.884599983692169" calcext:value-type="float">
            <text:p>0.88459998369216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 office:value-type="float" office:value="0.885699987411499" calcext:value-type="float">
            <text:p>0.885699987411499</text:p>
          </table:table-cell>
          <table:table-cell table:number-columns-repeated="2"/>
          <table:table-cell table:formula="of:=AVERAGE([.E9:.I9])" office:value-type="float" office:value="0.885699987411499" calcext:value-type="float">
            <text:p>0.88569998741149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6" office:value-type="float" office:value="0.898899972438812" calcext:value-type="float">
            <text:p>0.898899972438812</text:p>
          </table:table-cell>
          <table:table-cell table:style-name="ce16" office:value-type="float" office:value="0.885699987411499" calcext:value-type="float">
            <text:p>0.885699987411499</text:p>
          </table:table-cell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]*[.B3]*[.B4]*[.B7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891600012779236" calcext:value-type="float">
            <text:p>0.891600012779236</text:p>
          </table:table-cell>
          <table:table-cell/>
          <table:table-cell office:value-type="float" office:value="0.891600012779236" calcext:value-type="float">
            <text:p>0.891600012779236</text:p>
          </table:table-cell>
          <table:table-cell/>
          <table:table-cell table:formula="of:=AVERAGE([.E10:.I10])" office:value-type="float" office:value="0.891600012779236" calcext:value-type="float">
            <text:p>0.89160001277923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0.911199986934662" calcext:value-type="float">
            <text:p>0.911199986934662</text:p>
          </table:table-cell>
          <table:table-cell table:style-name="ce16" office:value-type="float" office:value="0.891600012779236" calcext:value-type="float">
            <text:p>0.891600012779236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2999997138977" calcext:value-type="float">
            <text:p>0.902999997138977</text:p>
          </table:table-cell>
          <table:table-cell/>
          <table:table-cell office:value-type="float" office:value="0.902999997138977" calcext:value-type="float">
            <text:p>0.902999997138977</text:p>
          </table:table-cell>
          <table:table-cell table:formula="of:=AVERAGE([.E11:.I11])" office:value-type="float" office:value="0.902999997138977" calcext:value-type="float">
            <text:p>0.902999997138977</text:p>
          </table:table-cell>
          <table:table-cell/>
          <table:table-cell table:style-name="ce16" office:value-type="float" office:value="9" calcext:value-type="float">
            <text:p>9</text:p>
          </table:table-cell>
          <table:table-cell table:style-name="ce16" office:value-type="float" office:value="0.908399999141693" calcext:value-type="float">
            <text:p>0.908399999141693</text:p>
          </table:table-cell>
          <table:table-cell table:style-name="ce16" office:value-type="float" office:value="0.902999997138977" calcext:value-type="float">
            <text:p>0.902999997138977</text:p>
          </table:table-cell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1]/[.B10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4799997806549" calcext:value-type="float">
            <text:p>0.904799997806549</text:p>
          </table:table-cell>
          <table:table-cell table:number-columns-repeated="2"/>
          <table:table-cell table:number-columns-repeated="2" office:value-type="float" office:value="0.904799997806549" calcext:value-type="float">
            <text:p>0.904799997806549</text:p>
          </table:table-cell>
          <table:table-cell table:formula="of:=AVERAGE([.E12:.I12])" office:value-type="float" office:value="0.904799997806549" calcext:value-type="float">
            <text:p>0.904799997806549</text:p>
          </table:table-cell>
          <table:table-cell/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0.916599988937378" calcext:value-type="float">
            <text:p>0.916599988937378</text:p>
          </table:table-cell>
          <table:table-cell table:style-name="ce16" office:value-type="float" office:value="0.904799997806549" calcext:value-type="float">
            <text:p>0.904799997806549</text:p>
          </table:table-cell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6]/[.B12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 office:value-type="float" office:value="0.909300029277802" calcext:value-type="float">
            <text:p>0.909300029277802</text:p>
          </table:table-cell>
          <table:table-cell table:number-columns-repeated="2"/>
          <table:table-cell table:formula="of:=AVERAGE([.E13:.I13])" office:value-type="float" office:value="0.909300029277802" calcext:value-type="float">
            <text:p>0.909300029277802</text:p>
          </table:table-cell>
          <table:table-cell/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0.917999982833862" calcext:value-type="float">
            <text:p>0.917999982833862</text:p>
          </table:table-cell>
          <table:table-cell table:style-name="ce16" office:value-type="float" office:value="0.909300029277802" calcext:value-type="float">
            <text:p>0.909300029277802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0530002117157" calcext:value-type="float">
            <text:p>0.90530002117157</text:p>
          </table:table-cell>
          <table:table-cell/>
          <table:table-cell table:number-columns-repeated="2" office:value-type="float" office:value="0.90530002117157" calcext:value-type="float">
            <text:p>0.90530002117157</text:p>
          </table:table-cell>
          <table:table-cell/>
          <table:table-cell table:formula="of:=AVERAGE([.E14:.I14])" office:value-type="float" office:value="0.90530002117157" calcext:value-type="float">
            <text:p>0.90530002117157</text:p>
          </table:table-cell>
          <table:table-cell/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0.915300011634827" calcext:value-type="float">
            <text:p>0.915300011634827</text:p>
          </table:table-cell>
          <table:table-cell table:style-name="ce16" office:value-type="float" office:value="0.90530002117157" calcext:value-type="float">
            <text:p>0.90530002117157</text:p>
          </table:table-cell>
        </table:table-row>
        <table:table-row table:style-name="ro1">
          <table:table-cell office:value-type="string" calcext:value-type="string">
            <text:p>Client 6 </text:p>
          </table:table-cell>
          <table:table-cell office:value-type="string" calcext:value-type="string">
            <text:p>dead at 106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/>
          <table:table-cell table:number-columns-repeated="2" office:value-type="float" office:value="0.909799993038178" calcext:value-type="float">
            <text:p>0.909799993038178</text:p>
          </table:table-cell>
          <table:table-cell table:formula="of:=AVERAGE([.E15:.I15])" office:value-type="float" office:value="0.909799993038178" calcext:value-type="float">
            <text:p>0.909799993038178</text:p>
          </table:table-cell>
          <table:table-cell/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0.918900012969971" calcext:value-type="float">
            <text:p>0.918900012969971</text:p>
          </table:table-cell>
          <table:table-cell table:style-name="ce16" office:value-type="float" office:value="0.909799993038178" calcext:value-type="float">
            <text:p>0.90979999303817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3" office:value-type="float" office:value="0.909099996089935" calcext:value-type="float">
            <text:p>0.909099996089935</text:p>
          </table:table-cell>
          <table:table-cell table:number-columns-repeated="2"/>
          <table:table-cell table:formula="of:=AVERAGE([.E16:.I16])" office:value-type="float" office:value="0.909099996089935" calcext:value-type="float">
            <text:p>0.909099996089935</text:p>
          </table:table-cell>
          <table:table-cell/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0.921199977397919" calcext:value-type="float">
            <text:p>0.921199977397919</text:p>
          </table:table-cell>
          <table:table-cell table:style-name="ce16" office:value-type="float" office:value="0.909099996089935" calcext:value-type="float">
            <text:p>0.90909999608993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E17:.I17])" office:value-type="float" office:value="0.912800014019012" calcext:value-type="float">
            <text:p>0.912800014019012</text:p>
          </table:table-cell>
          <table:table-cell/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0.921999990940094" calcext:value-type="float">
            <text:p>0.921999990940094</text:p>
          </table:table-cell>
          <table:table-cell table:style-name="ce16" office:value-type="float" office:value="0.912800014019012" calcext:value-type="float">
            <text:p>0.912800014019012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/>
          <table:table-cell table:number-columns-repeated="2" office:value-type="float" office:value="0.916400015354157" calcext:value-type="float">
            <text:p>0.916400015354157</text:p>
          </table:table-cell>
          <table:table-cell table:formula="of:=AVERAGE([.E18:.I18])" office:value-type="float" office:value="0.916400015354157" calcext:value-type="float">
            <text:p>0.916400015354157</text:p>
          </table:table-cell>
          <table:table-cell/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0.923799991607666" calcext:value-type="float">
            <text:p>0.923799991607666</text:p>
          </table:table-cell>
          <table:table-cell table:style-name="ce16" office:value-type="float" office:value="0.916400015354157" calcext:value-type="float">
            <text:p>0.916400015354157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.91619998216629" calcext:value-type="float">
            <text:p>0.91619998216629</text:p>
          </table:table-cell>
          <table:table-cell/>
          <table:table-cell office:value-type="float" office:value="0.91619998216629" calcext:value-type="float">
            <text:p>0.91619998216629</text:p>
          </table:table-cell>
          <table:table-cell/>
          <table:table-cell table:formula="of:=AVERAGE([.E19:.I19])" office:value-type="float" office:value="0.91619998216629" calcext:value-type="float">
            <text:p>0.91619998216629</text:p>
          </table:table-cell>
          <table:table-cell/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0.92330002784729" calcext:value-type="float">
            <text:p>0.92330002784729</text:p>
          </table:table-cell>
          <table:table-cell table:style-name="ce16" office:value-type="float" office:value="0.91619998216629" calcext:value-type="float">
            <text:p>0.91619998216629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3699984550476" calcext:value-type="float">
            <text:p>0.913699984550476</text:p>
          </table:table-cell>
          <table:table-cell/>
          <table:table-cell table:number-columns-repeated="2" office:value-type="float" office:value="0.913699984550476" calcext:value-type="float">
            <text:p>0.913699984550476</text:p>
          </table:table-cell>
          <table:table-cell/>
          <table:table-cell table:formula="of:=AVERAGE([.E20:.I20])" office:value-type="float" office:value="0.913699984550476" calcext:value-type="float">
            <text:p>0.913699984550476</text:p>
          </table:table-cell>
          <table:table-cell/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0.924300014972687" calcext:value-type="float">
            <text:p>0.924300014972687</text:p>
          </table:table-cell>
          <table:table-cell table:style-name="ce16" office:value-type="float" office:value="0.913699984550476" calcext:value-type="float">
            <text:p>0.913699984550476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 table:formula="of:=AVERAGE([.E21:.I21])" office:value-type="float" office:value="0.920700013637543" calcext:value-type="float">
            <text:p>0.920700013637543</text:p>
          </table:table-cell>
          <table:table-cell/>
          <table:table-cell table:style-name="ce16" office:value-type="float" office:value="19" calcext:value-type="float">
            <text:p>19</text:p>
          </table:table-cell>
          <table:table-cell table:style-name="ce16" office:value-type="float" office:value="0.922699987888336" calcext:value-type="float">
            <text:p>0.922699987888336</text:p>
          </table:table-cell>
          <table:table-cell table:style-name="ce16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5" office:value-type="float" office:value="0.90829998254776" calcext:value-type="float">
            <text:p>0.90829998254776</text:p>
          </table:table-cell>
          <table:table-cell table:formula="of:=AVERAGE([.E22:.I22])" office:value-type="float" office:value="0.90829998254776" calcext:value-type="float">
            <text:p>0.90829998254776</text:p>
          </table:table-cell>
          <table:table-cell/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.924099981784821" calcext:value-type="float">
            <text:p>0.924099981784821</text:p>
          </table:table-cell>
          <table:table-cell table:style-name="ce16" office:value-type="float" office:value="0.90829998254776" calcext:value-type="float">
            <text:p>0.90829998254776</text:p>
          </table:table-cell>
        </table:table-row>
        <table:table-row table:style-name="ro1" table:number-rows-repeated="2"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cli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41300010681152" calcext:value-type="float">
            <text:p>0.841300010681152</text:p>
          </table:table-cell>
          <table:table-cell table:number-columns-repeated="2"/>
          <table:table-cell table:number-columns-repeated="2" office:value-type="float" office:value="0.841300010681152" calcext:value-type="float">
            <text:p>0.841300010681152</text:p>
          </table:table-cell>
          <table:table-cell table:formula="of:=AVERAGE([.E27:.I27])" office:value-type="float" office:value="0.841300010681152" calcext:value-type="float">
            <text:p>0.841300010681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68799984455109" calcext:value-type="float">
            <text:p>0.868799984455109</text:p>
          </table:table-cell>
          <table:table-cell table:number-columns-repeated="2"/>
          <table:table-cell table:number-columns-repeated="2" office:value-type="float" office:value="0.868799984455109" calcext:value-type="float">
            <text:p>0.868799984455109</text:p>
          </table:table-cell>
          <table:table-cell table:formula="of:=AVERAGE([.E28:.I28])" office:value-type="float" office:value="0.868799984455109" calcext:value-type="float">
            <text:p>0.868799984455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 table:number-columns-repeated="2"/>
          <table:table-cell office:value-type="float" office:value="0.883000016212463" calcext:value-type="float">
            <text:p>0.883000016212463</text:p>
          </table:table-cell>
          <table:table-cell table:formula="of:=AVERAGE([.E29:.I29])" office:value-type="float" office:value="0.883000016212463" calcext:value-type="float">
            <text:p>0.883000016212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95699977874756" calcext:value-type="float">
            <text:p>0.895699977874756</text:p>
          </table:table-cell>
          <table:table-cell/>
          <table:table-cell table:number-columns-repeated="2" office:value-type="float" office:value="0.895699977874756" calcext:value-type="float">
            <text:p>0.895699977874756</text:p>
          </table:table-cell>
          <table:table-cell/>
          <table:table-cell table:formula="of:=AVERAGE([.E30:.I30])" office:value-type="float" office:value="0.895699977874756" calcext:value-type="float">
            <text:p>0.8956999778747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.900600016117096" calcext:value-type="float">
            <text:p>0.900600016117096</text:p>
          </table:table-cell>
          <table:table-cell table:number-columns-repeated="2"/>
          <table:table-cell office:value-type="float" office:value="0.900600016117096" calcext:value-type="float">
            <text:p>0.900600016117096</text:p>
          </table:table-cell>
          <table:table-cell table:formula="of:=AVERAGE([.E31:.I31])" office:value-type="float" office:value="0.900600016117096" calcext:value-type="float">
            <text:p>0.900600016117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96899998188019" calcext:value-type="float">
            <text:p>0.896899998188019</text:p>
          </table:table-cell>
          <table:table-cell/>
          <table:table-cell table:number-columns-repeated="2" office:value-type="float" office:value="0.896899998188019" calcext:value-type="float">
            <text:p>0.896899998188019</text:p>
          </table:table-cell>
          <table:table-cell/>
          <table:table-cell table:formula="of:=AVERAGE([.E32:.I32])" office:value-type="float" office:value="0.896899998188019" calcext:value-type="float">
            <text:p>0.8968999981880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/>
          <table:table-cell office:value-type="float" office:value="0.898899972438812" calcext:value-type="float">
            <text:p>0.898899972438812</text:p>
          </table:table-cell>
          <table:table-cell table:formula="of:=AVERAGE([.E33:.I33])" office:value-type="float" office:value="0.898899972438812" calcext:value-type="float">
            <text:p>0.898899972438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26]*[.B27]*[.B28]*[.B31]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.911199986934662" calcext:value-type="float">
            <text:p>0.911199986934662</text:p>
          </table:table-cell>
          <table:table-cell/>
          <table:table-cell office:value-type="float" office:value="0.911199986934662" calcext:value-type="float">
            <text:p>0.911199986934662</text:p>
          </table:table-cell>
          <table:table-cell/>
          <table:table-cell table:formula="of:=AVERAGE([.E34:.I34])" office:value-type="float" office:value="0.911199986934662" calcext:value-type="float">
            <text:p>0.9111999869346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 table:formula="of:=AVERAGE([.E35:.I35])" office:value-type="float" office:value="0.908399999141693" calcext:value-type="float">
            <text:p>0.9083999991416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35]/[.B34]" office:value-type="float" office:value="500" calcext:value-type="float">
            <text:p>5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E36:.I36])" office:value-type="float" office:value="0.916599988937378" calcext:value-type="float">
            <text:p>0.916599988937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30]/[.B36]" office:value-type="float" office:value="20" calcext:value-type="float">
            <text:p>2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E37:.I37])" office:value-type="float" office:value="0.917999982833862" calcext:value-type="float">
            <text:p>0.917999982833862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 table:formula="of:=AVERAGE([.E38:.I38])" office:value-type="float" office:value="0.915300011634827" calcext:value-type="float">
            <text:p>0.91530001163482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E39:.I39])" office:value-type="float" office:value="0.918900012969971" calcext:value-type="float">
            <text:p>0.91890001296997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 table:formula="of:=AVERAGE([.E40:.I40])" office:value-type="float" office:value="0.921199977397919" calcext:value-type="float">
            <text:p>0.92119997739791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E41:.I41])" office:value-type="float" office:value="0.921999990940094" calcext:value-type="float">
            <text:p>0.921999990940094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.923799991607666" calcext:value-type="float">
            <text:p>0.923799991607666</text:p>
          </table:table-cell>
          <table:table-cell table:number-columns-repeated="2"/>
          <table:table-cell office:value-type="float" office:value="0.923799991607666" calcext:value-type="float">
            <text:p>0.923799991607666</text:p>
          </table:table-cell>
          <table:table-cell table:formula="of:=AVERAGE([.E42:.I42])" office:value-type="float" office:value="0.923799991607666" calcext:value-type="float">
            <text:p>0.92379999160766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E43:.I43])" office:value-type="float" office:value="0.92330002784729" calcext:value-type="float">
            <text:p>0.92330002784729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0.924300014972687" calcext:value-type="float">
            <text:p>0.924300014972687</text:p>
          </table:table-cell>
          <table:table-cell table:number-columns-repeated="2"/>
          <table:table-cell office:value-type="float" office:value="0.924300014972687" calcext:value-type="float">
            <text:p>0.924300014972687</text:p>
          </table:table-cell>
          <table:table-cell table:formula="of:=AVERAGE([.E44:.I44])" office:value-type="float" office:value="0.924300014972687" calcext:value-type="float">
            <text:p>0.924300014972687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19" calcext:value-type="float">
            <text:p>19</text:p>
          </table:table-cell>
          <table:table-cell office:value-type="float" office:value="0.922699987888336" calcext:value-type="float">
            <text:p>0.922699987888336</text:p>
          </table:table-cell>
          <table:table-cell/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table:formula="of:=AVERAGE([.E45:.I45])" office:value-type="float" office:value="0.922699987888336" calcext:value-type="float">
            <text:p>0.922699987888336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float" office:value="20" calcext:value-type="float">
            <text:p>20</text:p>
          </table:table-cell>
          <table:table-cell table:number-columns-repeated="5" office:value-type="float" office:value="0.924099981784821" calcext:value-type="float">
            <text:p>0.924099981784821</text:p>
          </table:table-cell>
          <table:table-cell table:formula="of:=AVERAGE([.E46:.I46])" office:value-type="float" office:value="0.924099981784821" calcext:value-type="float">
            <text:p>0.924099981784821</text:p>
          </table:table-cell>
          <table:table-cell table:number-columns-repeated="4"/>
        </table:table-row>
      </table:table>
      <table:table table:name="Experiment 6" table:style-name="ta1">
        <table:table-column table:style-name="co13" table:default-cell-style-name="ce17"/>
        <table:table-column table:style-name="co14" table:number-columns-repeated="9" table:default-cell-style-name="ce17"/>
        <table:table-column table:style-name="co12" table:default-cell-style-name="ce17"/>
        <table:table-column table:style-name="co14" table:number-columns-repeated="9" table:default-cell-style-name="ce17"/>
        <table:table-column table:style-name="co12" table:default-cell-style-name="ce17"/>
        <table:table-column table:style-name="co14" table:number-columns-repeated="8" table:default-cell-style-name="ce17"/>
        <table:table-column table:style-name="co2" table:number-columns-repeated="992" table:default-cell-style-name="ce17"/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office:value-type="string" calcext:value-type="string">
            <text:p>local training</text:p>
          </table:table-cell>
          <table:table-cell/>
          <table:table-cell table:style-name="ce21" office:value-type="string" calcext:value-type="string">
            <text:p>epoch</text:p>
          </table:table-cell>
          <table:table-cell table:number-columns-repeated="2"/>
          <table:table-cell table:style-name="ce21"/>
          <table:table-cell table:style-name="ce23" office:value-type="string" calcext:value-type="string" table:number-columns-spanned="1" table:number-rows-spanned="2">
            <text:p>Local training</text:p>
          </table:table-cell>
          <table:table-cell table:style-name="ce10" office:value-type="string" calcext:value-type="string" table:number-columns-spanned="2" table:number-rows-spanned="1">
            <text:p>FL</text:p>
          </table:table-cell>
          <table:covered-table-cell/>
          <table:table-cell table:number-columns-repeated="992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table:style-name="ce20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805999994277954" calcext:value-type="float">
            <text:p>0.805999994277954</text:p>
          </table:table-cell>
          <table:table-cell/>
          <table:table-cell table:style-name="ce21" office:value-type="string" calcext:value-type="string">
            <text:p>session</text:p>
          </table:table-cell>
          <table:covered-table-cell/>
          <table:table-cell table:style-name="ce21" office:value-type="string" calcext:value-type="string">
            <text:p>different init</text:p>
          </table:table-cell>
          <table:table-cell table:style-name="ce21" office:value-type="string" calcext:value-type="string">
            <text:p>same init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724200010299683" calcext:value-type="float">
            <text:p>0.724200010299683</text:p>
          </table:table-cell>
          <table:table-cell/>
          <table:table-cell table:formula="of:=AVERAGE([.D3:.H3])" office:value-type="float" office:value="0.724200010299683" calcext:value-type="float">
            <text:p>0.724200010299683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739700019359589" calcext:value-type="float">
            <text:p>0.739700019359589</text:p>
          </table:table-cell>
          <table:table-cell table:number-columns-repeated="2"/>
          <table:table-cell table:formula="of:=AVERAGE([.N3:.R3])" office:value-type="float" office:value="0.739700019359589" calcext:value-type="float">
            <text:p>0.739700019359589</text:p>
          </table:table-cell>
          <table:table-cell/>
          <table:table-cell office:value-type="string" calcext:value-type="string">
            <text:p>epoch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839399993419647" calcext:value-type="float">
            <text:p>0.8393999934196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05999994277954" calcext:value-type="float">
            <text:p>0.805999994277954</text:p>
          </table:table-cell>
          <table:table-cell office:value-type="float" office:value="0.724200010299683" calcext:value-type="float">
            <text:p>0.724200010299683</text:p>
          </table:table-cell>
          <table:table-cell office:value-type="float" office:value="0.739700019359589" calcext:value-type="float">
            <text:p>0.73970001935958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.770699977874756" calcext:value-type="float">
            <text:p>0.770699977874756</text:p>
          </table:table-cell>
          <table:table-cell table:number-columns-repeated="2"/>
          <table:table-cell office:value-type="float" office:value="0.770699977874756" calcext:value-type="float">
            <text:p>0.770699977874756</text:p>
          </table:table-cell>
          <table:table-cell table:formula="of:=AVERAGE([.D4:.H4])" office:value-type="float" office:value="0.770699977874756" calcext:value-type="float">
            <text:p>0.7706999778747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17099988460541" calcext:value-type="float">
            <text:p>0.817099988460541</text:p>
          </table:table-cell>
          <table:table-cell table:number-columns-repeated="2"/>
          <table:table-cell table:number-columns-repeated="2" office:value-type="float" office:value="0.817099988460541" calcext:value-type="float">
            <text:p>0.817099988460541</text:p>
          </table:table-cell>
          <table:table-cell table:formula="of:=AVERAGE([.N4:.R4])" office:value-type="float" office:value="0.817099988460541" calcext:value-type="float">
            <text:p>0.81709998846054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70199978351593" calcext:value-type="float">
            <text:p>0.8701999783515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839399993419647" calcext:value-type="float">
            <text:p>0.839399993419647</text:p>
          </table:table-cell>
          <table:table-cell office:value-type="float" office:value="0.770699977874756" calcext:value-type="float">
            <text:p>0.770699977874756</text:p>
          </table:table-cell>
          <table:table-cell office:value-type="float" office:value="0.817099988460541" calcext:value-type="float">
            <text:p>0.81709998846054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float" office:value="0.793900012969971" calcext:value-type="float">
            <text:p>0.793900012969971</text:p>
          </table:table-cell>
          <table:table-cell/>
          <table:table-cell table:number-columns-repeated="2" office:value-type="float" office:value="0.793900012969971" calcext:value-type="float">
            <text:p>0.793900012969971</text:p>
          </table:table-cell>
          <table:table-cell/>
          <table:table-cell table:formula="of:=AVERAGE([.D5:.H5])" office:value-type="float" office:value="0.793900012969971" calcext:value-type="float">
            <text:p>0.793900012969971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23499977588654" calcext:value-type="float">
            <text:p>0.823499977588654</text:p>
          </table:table-cell>
          <table:table-cell/>
          <table:table-cell table:number-columns-repeated="2" office:value-type="float" office:value="0.823499977588654" calcext:value-type="float">
            <text:p>0.823499977588654</text:p>
          </table:table-cell>
          <table:table-cell table:formula="of:=AVERAGE([.N5:.R5])" office:value-type="float" office:value="0.823499977588654" calcext:value-type="float">
            <text:p>0.82349997758865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873099982738495" calcext:value-type="float">
            <text:p>0.8730999827384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870199978351593" calcext:value-type="float">
            <text:p>0.870199978351593</text:p>
          </table:table-cell>
          <table:table-cell office:value-type="float" office:value="0.793900012969971" calcext:value-type="float">
            <text:p>0.793900012969971</text:p>
          </table:table-cell>
          <table:table-cell office:value-type="float" office:value="0.823499977588654" calcext:value-type="float">
            <text:p>0.82349997758865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2260000705719" calcext:value-type="float">
            <text:p>0.82260000705719</text:p>
          </table:table-cell>
          <table:table-cell table:number-columns-repeated="2"/>
          <table:table-cell table:number-columns-repeated="2" office:value-type="float" office:value="0.82260000705719" calcext:value-type="float">
            <text:p>0.82260000705719</text:p>
          </table:table-cell>
          <table:table-cell table:formula="of:=AVERAGE([.D6:.H6])" office:value-type="float" office:value="0.82260000705719" calcext:value-type="float">
            <text:p>0.82260000705719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47599983215332" calcext:value-type="float">
            <text:p>0.847599983215332</text:p>
          </table:table-cell>
          <table:table-cell/>
          <table:table-cell table:number-columns-repeated="2" office:value-type="float" office:value="0.847599983215332" calcext:value-type="float">
            <text:p>0.847599983215332</text:p>
          </table:table-cell>
          <table:table-cell/>
          <table:table-cell table:formula="of:=AVERAGE([.N6:.R6])" office:value-type="float" office:value="0.847599983215332" calcext:value-type="float">
            <text:p>0.847599983215332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5299980640411" calcext:value-type="float">
            <text:p>0.8852999806404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73099982738495" calcext:value-type="float">
            <text:p>0.873099982738495</text:p>
          </table:table-cell>
          <table:table-cell office:value-type="float" office:value="0.82260000705719" calcext:value-type="float">
            <text:p>0.82260000705719</text:p>
          </table:table-cell>
          <table:table-cell office:value-type="float" office:value="0.847599983215332" calcext:value-type="float">
            <text:p>0.84759998321533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otal cli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.832599997520447" calcext:value-type="float">
            <text:p>0.832599997520447</text:p>
          </table:table-cell>
          <table:table-cell table:number-columns-repeated="2"/>
          <table:table-cell table:formula="of:=AVERAGE([.D7:.H7])" office:value-type="float" office:value="0.832599997520447" calcext:value-type="float">
            <text:p>0.832599997520447</text:p>
          </table:table-cell>
          <table:table-cell/>
          <table:table-cell office:value-type="string" calcext:value-type="string">
            <text:p>total cli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.858500003814697" calcext:value-type="float">
            <text:p>0.858500003814697</text:p>
          </table:table-cell>
          <table:table-cell table:number-columns-repeated="2"/>
          <table:table-cell table:formula="of:=AVERAGE([.N7:.R7])" office:value-type="float" office:value="0.858500003814697" calcext:value-type="float">
            <text:p>0.858500003814697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699995517731" calcext:value-type="float">
            <text:p>0.88969999551773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85299980640411" calcext:value-type="float">
            <text:p>0.885299980640411</text:p>
          </table:table-cell>
          <table:table-cell office:value-type="float" office:value="0.832599997520447" calcext:value-type="float">
            <text:p>0.832599997520447</text:p>
          </table:table-cell>
          <table:table-cell office:value-type="float" office:value="0.858500003814697" calcext:value-type="float">
            <text:p>0.858500003814697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0.829699993133545" calcext:value-type="float">
            <text:p>0.829699993133545</text:p>
          </table:table-cell>
          <table:table-cell/>
          <table:table-cell table:number-columns-repeated="2" office:value-type="float" office:value="0.829699993133545" calcext:value-type="float">
            <text:p>0.829699993133545</text:p>
          </table:table-cell>
          <table:table-cell table:formula="of:=AVERAGE([.D8:.H8])" office:value-type="float" office:value="0.829699993133545" calcext:value-type="float">
            <text:p>0.8296999931335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0.855700016021729" calcext:value-type="float">
            <text:p>0.855700016021729</text:p>
          </table:table-cell>
          <table:table-cell table:number-columns-repeated="2"/>
          <table:table-cell table:formula="of:=AVERAGE([.N8:.R8])" office:value-type="float" office:value="0.855700016021729" calcext:value-type="float">
            <text:p>0.855700016021729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01" calcext:value-type="float">
            <text:p>1.00E-03</text:p>
          </table:table-cell>
          <table:table-cell office:value-type="float" office:value="7" calcext:value-type="float">
            <text:p>7</text:p>
          </table:table-cell>
          <table:table-cell office:value-type="float" office:value="0.88400000333786" calcext:value-type="float">
            <text:p>0.8840000033378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89699995517731" calcext:value-type="float">
            <text:p>0.889699995517731</text:p>
          </table:table-cell>
          <table:table-cell office:value-type="float" office:value="0.829699993133545" calcext:value-type="float">
            <text:p>0.829699993133545</text:p>
          </table:table-cell>
          <table:table-cell office:value-type="float" office:value="0.855700016021729" calcext:value-type="float">
            <text:p>0.85570001602172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1]*[.B2]*[.B3]*[.B6]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845899999141693" calcext:value-type="float">
            <text:p>0.845899999141693</text:p>
          </table:table-cell>
          <table:table-cell table:number-columns-repeated="2"/>
          <table:table-cell office:value-type="float" office:value="0.845899999141693" calcext:value-type="float">
            <text:p>0.845899999141693</text:p>
          </table:table-cell>
          <table:table-cell table:formula="of:=AVERAGE([.D9:.H9])" office:value-type="float" office:value="0.845899999141693" calcext:value-type="float">
            <text:p>0.845899999141693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1]*[.L2]*[.L3]*[.L6]"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0.86379998922348" calcext:value-type="float">
            <text:p>0.86379998922348</text:p>
          </table:table-cell>
          <table:table-cell table:formula="of:=AVERAGE([.N9:.R9])" office:value-type="float" office:value="0.86379998922348" calcext:value-type="float">
            <text:p>0.8637999892234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0.896499991416931" calcext:value-type="float">
            <text:p>0.89649999141693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8400000333786" calcext:value-type="float">
            <text:p>0.88400000333786</text:p>
          </table:table-cell>
          <table:table-cell office:value-type="float" office:value="0.845899999141693" calcext:value-type="float">
            <text:p>0.845899999141693</text:p>
          </table:table-cell>
          <table:table-cell office:value-type="float" office:value="0.86379998922348" calcext:value-type="float">
            <text:p>0.8637999892234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52999985218048" calcext:value-type="float">
            <text:p>0.852999985218048</text:p>
          </table:table-cell>
          <table:table-cell/>
          <table:table-cell office:value-type="float" office:value="0.852999985218048" calcext:value-type="float">
            <text:p>0.852999985218048</text:p>
          </table:table-cell>
          <table:table-cell/>
          <table:table-cell office:value-type="float" office:value="0.852999985218048" calcext:value-type="float">
            <text:p>0.852999985218048</text:p>
          </table:table-cell>
          <table:table-cell table:formula="of:=AVERAGE([.D10:.H10])" office:value-type="float" office:value="0.852999985218048" calcext:value-type="float">
            <text:p>0.852999985218048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71299982070923" calcext:value-type="float">
            <text:p>0.871299982070923</text:p>
          </table:table-cell>
          <table:table-cell table:number-columns-repeated="2"/>
          <table:table-cell office:value-type="float" office:value="0.871299982070923" calcext:value-type="float">
            <text:p>0.871299982070923</text:p>
          </table:table-cell>
          <table:table-cell table:formula="of:=AVERAGE([.N10:.R10])" office:value-type="float" office:value="0.871299982070923" calcext:value-type="float">
            <text:p>0.8712999820709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893700003623962" calcext:value-type="float">
            <text:p>0.8937000036239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96499991416931" calcext:value-type="float">
            <text:p>0.896499991416931</text:p>
          </table:table-cell>
          <table:table-cell office:value-type="float" office:value="0.852999985218048" calcext:value-type="float">
            <text:p>0.852999985218048</text:p>
          </table:table-cell>
          <table:table-cell office:value-type="float" office:value="0.871299982070923" calcext:value-type="float">
            <text:p>0.871299982070923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0]/[.B9]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84960001707077" calcext:value-type="float">
            <text:p>0.84960001707077</text:p>
          </table:table-cell>
          <table:table-cell/>
          <table:table-cell table:number-columns-repeated="2" office:value-type="float" office:value="0.84960001707077" calcext:value-type="float">
            <text:p>0.84960001707077</text:p>
          </table:table-cell>
          <table:table-cell table:formula="of:=AVERAGE([.D11:.H11])" office:value-type="float" office:value="0.84960001707077" calcext:value-type="float">
            <text:p>0.84960001707077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10]/[.L9]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75800013542175" calcext:value-type="float">
            <text:p>0.875800013542175</text:p>
          </table:table-cell>
          <table:table-cell table:number-columns-repeated="2"/>
          <table:table-cell office:value-type="float" office:value="0.875800013542175" calcext:value-type="float">
            <text:p>0.875800013542175</text:p>
          </table:table-cell>
          <table:table-cell table:formula="of:=AVERAGE([.N11:.R11])" office:value-type="float" office:value="0.875800013542175" calcext:value-type="float">
            <text:p>0.8758000135421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01400029659271" calcext:value-type="float">
            <text:p>0.90140002965927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93700003623962" calcext:value-type="float">
            <text:p>0.893700003623962</text:p>
          </table:table-cell>
          <table:table-cell office:value-type="float" office:value="0.84960001707077" calcext:value-type="float">
            <text:p>0.84960001707077</text:p>
          </table:table-cell>
          <table:table-cell office:value-type="float" office:value="0.875800013542175" calcext:value-type="float">
            <text:p>0.87580001354217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5]/[.B1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0.86269998550415" calcext:value-type="float">
            <text:p>0.86269998550415</text:p>
          </table:table-cell>
          <table:table-cell table:formula="of:=AVERAGE([.D12:.H12])" office:value-type="float" office:value="0.86269998550415" calcext:value-type="float">
            <text:p>0.86269998550415</text:p>
          </table:table-cell>
          <table:table-cell/>
          <table:table-cell office:value-type="string" calcext:value-type="string">
            <text:p>sessions</text:p>
          </table:table-cell>
          <table:table-cell table:formula="of:=[.L5]/[.L11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.882099986076355" calcext:value-type="float">
            <text:p>0.882099986076355</text:p>
          </table:table-cell>
          <table:table-cell/>
          <table:table-cell office:value-type="float" office:value="0.882099986076355" calcext:value-type="float">
            <text:p>0.882099986076355</text:p>
          </table:table-cell>
          <table:table-cell table:formula="of:=AVERAGE([.N12:.R12])" office:value-type="float" office:value="0.882099986076355" calcext:value-type="float">
            <text:p>0.88209998607635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05399978160858" calcext:value-type="float">
            <text:p>0.9053999781608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01400029659271" calcext:value-type="float">
            <text:p>0.901400029659271</text:p>
          </table:table-cell>
          <table:table-cell office:value-type="float" office:value="0.86269998550415" calcext:value-type="float">
            <text:p>0.86269998550415</text:p>
          </table:table-cell>
          <table:table-cell office:value-type="float" office:value="0.882099986076355" calcext:value-type="float">
            <text:p>0.88209998607635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861299991607666" calcext:value-type="float">
            <text:p>0.861299991607666</text:p>
          </table:table-cell>
          <table:table-cell table:number-columns-repeated="2"/>
          <table:table-cell table:number-columns-repeated="2" office:value-type="float" office:value="0.861299991607666" calcext:value-type="float">
            <text:p>0.861299991607666</text:p>
          </table:table-cell>
          <table:table-cell table:formula="of:=AVERAGE([.D13:.H13])" office:value-type="float" office:value="0.861299991607666" calcext:value-type="float">
            <text:p>0.86129999160766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2" office:value-type="float" office:value="0.882499992847443" calcext:value-type="float">
            <text:p>0.882499992847443</text:p>
          </table:table-cell>
          <table:table-cell table:number-columns-repeated="2"/>
          <table:table-cell office:value-type="float" office:value="0.882499992847443" calcext:value-type="float">
            <text:p>0.882499992847443</text:p>
          </table:table-cell>
          <table:table-cell table:formula="of:=AVERAGE([.N13:.R13])" office:value-type="float" office:value="0.882499992847443" calcext:value-type="float">
            <text:p>0.8824999928474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0149998664856" calcext:value-type="float">
            <text:p>0.9014999866485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05399978160858" calcext:value-type="float">
            <text:p>0.905399978160858</text:p>
          </table:table-cell>
          <table:table-cell office:value-type="float" office:value="0.861299991607666" calcext:value-type="float">
            <text:p>0.861299991607666</text:p>
          </table:table-cell>
          <table:table-cell office:value-type="float" office:value="0.882499992847443" calcext:value-type="float">
            <text:p>0.882499992847443</text:p>
          </table:table-cell>
          <table:table-cell table:number-columns-repeated="992"/>
        </table:table-row>
        <table:table-row table:style-name="ro1">
          <table:table-cell table:style-name="ce18" office:value-type="string" calcext:value-type="string">
            <text:p>cnn_model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 office:value-type="float" office:value="0.871399998664856" calcext:value-type="float">
            <text:p>0.871399998664856</text:p>
          </table:table-cell>
          <table:table-cell table:number-columns-repeated="2"/>
          <table:table-cell table:formula="of:=AVERAGE([.D14:.H14])" office:value-type="float" office:value="0.871399998664856" calcext:value-type="float">
            <text:p>0.871399998664856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3899986743927" calcext:value-type="float">
            <text:p>0.883899986743927</text:p>
          </table:table-cell>
          <table:table-cell table:number-columns-repeated="2"/>
          <table:table-cell table:number-columns-repeated="2" office:value-type="float" office:value="0.883899986743927" calcext:value-type="float">
            <text:p>0.883899986743927</text:p>
          </table:table-cell>
          <table:table-cell table:formula="of:=AVERAGE([.N14:.R14])" office:value-type="float" office:value="0.883899986743927" calcext:value-type="float">
            <text:p>0.8838999867439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04900014400482" calcext:value-type="float">
            <text:p>0.9049000144004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149998664856" calcext:value-type="float">
            <text:p>0.90149998664856</text:p>
          </table:table-cell>
          <table:table-cell office:value-type="float" office:value="0.871399998664856" calcext:value-type="float">
            <text:p>0.871399998664856</text:p>
          </table:table-cell>
          <table:table-cell office:value-type="float" office:value="0.883899986743927" calcext:value-type="float">
            <text:p>0.883899986743927</text:p>
          </table:table-cell>
          <table:table-cell table:number-columns-repeated="992"/>
        </table:table-row>
        <table:table-row table:style-name="ro1">
          <table:table-cell table:style-name="ce18" office:value-type="string" calcext:value-type="string">
            <text:p>SGD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872099995613098" calcext:value-type="float">
            <text:p>0.872099995613098</text:p>
          </table:table-cell>
          <table:table-cell table:formula="of:=AVERAGE([.D15:.H15])" office:value-type="float" office:value="0.872099995613098" calcext:value-type="float">
            <text:p>0.872099995613098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.88400000333786" calcext:value-type="float">
            <text:p>0.88400000333786</text:p>
          </table:table-cell>
          <table:table-cell/>
          <table:table-cell office:value-type="float" office:value="0.88400000333786" calcext:value-type="float">
            <text:p>0.88400000333786</text:p>
          </table:table-cell>
          <table:table-cell/>
          <table:table-cell table:formula="of:=AVERAGE([.N15:.R15])" office:value-type="float" office:value="0.88400000333786" calcext:value-type="float">
            <text:p>0.884000003337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895799994468689" calcext:value-type="float">
            <text:p>0.89579999446868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872099995613098" calcext:value-type="float">
            <text:p>0.872099995613098</text:p>
          </table:table-cell>
          <table:table-cell office:value-type="float" office:value="0.88400000333786" calcext:value-type="float">
            <text:p>0.88400000333786</text:p>
          </table:table-cell>
          <table:table-cell table:number-columns-repeated="992"/>
        </table:table-row>
        <table:table-row table:style-name="ro1">
          <table:table-cell table:style-name="ce18" office:value-type="string" calcext:value-type="string">
            <text:p>learning_rate</text:p>
          </table:table-cell>
          <table:table-cell table:style-name="ce8" office:value-type="float" office:value="0.001" calcext:value-type="float">
            <text:p>1.00E-0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0.873199999332428" calcext:value-type="float">
            <text:p>0.873199999332428</text:p>
          </table:table-cell>
          <table:table-cell table:formula="of:=AVERAGE([.D16:.H16])" office:value-type="float" office:value="0.873199999332428" calcext:value-type="float">
            <text:p>0.873199999332428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01" calcext:value-type="float">
            <text:p>1.00E-0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.883599996566772" calcext:value-type="float">
            <text:p>0.883599996566772</text:p>
          </table:table-cell>
          <table:table-cell table:number-columns-repeated="2"/>
          <table:table-cell table:formula="of:=AVERAGE([.N16:.R16])" office:value-type="float" office:value="0.883599996566772" calcext:value-type="float">
            <text:p>0.88359999656677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04999971389771" calcext:value-type="float">
            <text:p>0.90499997138977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95799994468689" calcext:value-type="float">
            <text:p>0.895799994468689</text:p>
          </table:table-cell>
          <table:table-cell office:value-type="float" office:value="0.873199999332428" calcext:value-type="float">
            <text:p>0.873199999332428</text:p>
          </table:table-cell>
          <table:table-cell office:value-type="float" office:value="0.883599996566772" calcext:value-type="float">
            <text:p>0.88359999656677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.882099986076355" calcext:value-type="float">
            <text:p>0.882099986076355</text:p>
          </table:table-cell>
          <table:table-cell/>
          <table:table-cell office:value-type="float" office:value="0.882099986076355" calcext:value-type="float">
            <text:p>0.882099986076355</text:p>
          </table:table-cell>
          <table:table-cell table:formula="of:=AVERAGE([.D17:.H17])" office:value-type="float" office:value="0.882099986076355" calcext:value-type="float">
            <text:p>0.882099986076355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5" calcext:value-type="float">
            <text:p>15</text:p>
          </table:table-cell>
          <table:table-cell office:value-type="float" office:value="0.890200018882751" calcext:value-type="float">
            <text:p>0.890200018882751</text:p>
          </table:table-cell>
          <table:table-cell/>
          <table:table-cell table:number-columns-repeated="2" office:value-type="float" office:value="0.890200018882751" calcext:value-type="float">
            <text:p>0.890200018882751</text:p>
          </table:table-cell>
          <table:table-cell/>
          <table:table-cell table:formula="of:=AVERAGE([.N17:.R17])" office:value-type="float" office:value="0.890200018882751" calcext:value-type="float">
            <text:p>0.89020001888275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0399973392487" calcext:value-type="float">
            <text:p>0.91039997339248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904999971389771" calcext:value-type="float">
            <text:p>0.904999971389771</text:p>
          </table:table-cell>
          <table:table-cell office:value-type="float" office:value="0.882099986076355" calcext:value-type="float">
            <text:p>0.882099986076355</text:p>
          </table:table-cell>
          <table:table-cell office:value-type="float" office:value="0.890200018882751" calcext:value-type="float">
            <text:p>0.89020001888275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0.881200015544891" calcext:value-type="float">
            <text:p>0.881200015544891</text:p>
          </table:table-cell>
          <table:table-cell table:number-columns-repeated="2"/>
          <table:table-cell office:value-type="float" office:value="0.881200015544891" calcext:value-type="float">
            <text:p>0.881200015544891</text:p>
          </table:table-cell>
          <table:table-cell table:formula="of:=AVERAGE([.D18:.H18])" office:value-type="float" office:value="0.881200015544891" calcext:value-type="float">
            <text:p>0.88120001554489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893400013446808" calcext:value-type="float">
            <text:p>0.893400013446808</text:p>
          </table:table-cell>
          <table:table-cell/>
          <table:table-cell office:value-type="float" office:value="0.893400013446808" calcext:value-type="float">
            <text:p>0.893400013446808</text:p>
          </table:table-cell>
          <table:table-cell/>
          <table:table-cell office:value-type="float" office:value="0.893400013446808" calcext:value-type="float">
            <text:p>0.893400013446808</text:p>
          </table:table-cell>
          <table:table-cell table:formula="of:=AVERAGE([.N18:.R18])" office:value-type="float" office:value="0.893400013446808" calcext:value-type="float">
            <text:p>0.89340001344680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03199970722199" calcext:value-type="float">
            <text:p>0.90319997072219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10399973392487" calcext:value-type="float">
            <text:p>0.910399973392487</text:p>
          </table:table-cell>
          <table:table-cell office:value-type="float" office:value="0.881200015544891" calcext:value-type="float">
            <text:p>0.881200015544891</text:p>
          </table:table-cell>
          <table:table-cell office:value-type="float" office:value="0.893400013446808" calcext:value-type="float">
            <text:p>0.893400013446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Random initialization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0.884999990463257" calcext:value-type="float">
            <text:p>0.884999990463257</text:p>
          </table:table-cell>
          <table:table-cell/>
          <table:table-cell table:number-columns-repeated="2" office:value-type="float" office:value="0.884999990463257" calcext:value-type="float">
            <text:p>0.884999990463257</text:p>
          </table:table-cell>
          <table:table-cell table:formula="of:=AVERAGE([.D19:.H19])" office:value-type="float" office:value="0.884999990463257" calcext:value-type="float">
            <text:p>0.884999990463257</text:p>
          </table:table-cell>
          <table:table-cell/>
          <table:table-cell office:value-type="string" calcext:value-type="string">
            <text:p>Seeded initializatio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2"/>
          <table:table-cell table:number-columns-repeated="2" office:value-type="float" office:value="0.889100015163422" calcext:value-type="float">
            <text:p>0.889100015163422</text:p>
          </table:table-cell>
          <table:table-cell table:formula="of:=AVERAGE([.N19:.R19])" office:value-type="float" office:value="0.889100015163422" calcext:value-type="float">
            <text:p>0.88910001516342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06300008296967" calcext:value-type="float">
            <text:p>0.9063000082969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03199970722199" calcext:value-type="float">
            <text:p>0.903199970722199</text:p>
          </table:table-cell>
          <table:table-cell office:value-type="float" office:value="0.884999990463257" calcext:value-type="float">
            <text:p>0.884999990463257</text:p>
          </table:table-cell>
          <table:table-cell office:value-type="float" office:value="0.889100015163422" calcext:value-type="float">
            <text:p>0.88910001516342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881600022315979" calcext:value-type="float">
            <text:p>0.881600022315979</text:p>
          </table:table-cell>
          <table:table-cell/>
          <table:table-cell office:value-type="float" office:value="0.881600022315979" calcext:value-type="float">
            <text:p>0.881600022315979</text:p>
          </table:table-cell>
          <table:table-cell table:formula="of:=AVERAGE([.D20:.H20])" office:value-type="float" office:value="0.881600022315979" calcext:value-type="float">
            <text:p>0.88160002231597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884400010108948" calcext:value-type="float">
            <text:p>0.884400010108948</text:p>
          </table:table-cell>
          <table:table-cell table:number-columns-repeated="2"/>
          <table:table-cell table:number-columns-repeated="2" office:value-type="float" office:value="0.884400010108948" calcext:value-type="float">
            <text:p>0.884400010108948</text:p>
          </table:table-cell>
          <table:table-cell table:formula="of:=AVERAGE([.N20:.R20])" office:value-type="float" office:value="0.884400010108948" calcext:value-type="float">
            <text:p>0.88440001010894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08999979496002" calcext:value-type="float">
            <text:p>0.90899997949600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06300008296967" calcext:value-type="float">
            <text:p>0.906300008296967</text:p>
          </table:table-cell>
          <table:table-cell office:value-type="float" office:value="0.881600022315979" calcext:value-type="float">
            <text:p>0.881600022315979</text:p>
          </table:table-cell>
          <table:table-cell office:value-type="float" office:value="0.884400010108948" calcext:value-type="float">
            <text:p>0.88440001010894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887700021266937" calcext:value-type="float">
            <text:p>0.887700021266937</text:p>
          </table:table-cell>
          <table:table-cell/>
          <table:table-cell office:value-type="float" office:value="0.887700021266937" calcext:value-type="float">
            <text:p>0.887700021266937</text:p>
          </table:table-cell>
          <table:table-cell table:formula="of:=AVERAGE([.D21:.H21])" office:value-type="float" office:value="0.887700021266937" calcext:value-type="float">
            <text:p>0.88770002126693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 office:value-type="float" office:value="0.892899990081787" calcext:value-type="float">
            <text:p>0.892899990081787</text:p>
          </table:table-cell>
          <table:table-cell table:number-columns-repeated="2"/>
          <table:table-cell office:value-type="float" office:value="0.892899990081787" calcext:value-type="float">
            <text:p>0.892899990081787</text:p>
          </table:table-cell>
          <table:table-cell table:formula="of:=AVERAGE([.N21:.R21])" office:value-type="float" office:value="0.892899990081787" calcext:value-type="float">
            <text:p>0.89289999008178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4200007915497" calcext:value-type="float">
            <text:p>0.9142000079154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908999979496002" calcext:value-type="float">
            <text:p>0.908999979496002</text:p>
          </table:table-cell>
          <table:table-cell office:value-type="float" office:value="0.887700021266937" calcext:value-type="float">
            <text:p>0.887700021266937</text:p>
          </table:table-cell>
          <table:table-cell office:value-type="float" office:value="0.892899990081787" calcext:value-type="float">
            <text:p>0.892899990081787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887099981307983" calcext:value-type="float">
            <text:p>0.887099981307983</text:p>
          </table:table-cell>
          <table:table-cell/>
          <table:table-cell office:value-type="float" office:value="0.887099981307983" calcext:value-type="float">
            <text:p>0.887099981307983</text:p>
          </table:table-cell>
          <table:table-cell/>
          <table:table-cell office:value-type="float" office:value="0.887099981307983" calcext:value-type="float">
            <text:p>0.887099981307983</text:p>
          </table:table-cell>
          <table:table-cell table:formula="of:=AVERAGE([.D22:.H22])" office:value-type="float" office:value="0.887099981307983" calcext:value-type="float">
            <text:p>0.88709998130798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.898400008678436" calcext:value-type="float">
            <text:p>0.898400008678436</text:p>
          </table:table-cell>
          <table:table-cell/>
          <table:table-cell table:formula="of:=AVERAGE([.N22:.R22])" office:value-type="float" office:value="0.898400008678436" calcext:value-type="float">
            <text:p>0.898400008678436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0.914200007915497" calcext:value-type="float">
            <text:p>0.914200007915497</text:p>
          </table:table-cell>
          <table:table-cell office:value-type="float" office:value="0.887099981307983" calcext:value-type="float">
            <text:p>0.887099981307983</text:p>
          </table:table-cell>
          <table:table-cell office:value-type="float" office:value="0.898400008678436" calcext:value-type="float">
            <text:p>0.89840000867843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885699987411499" calcext:value-type="float">
            <text:p>0.885699987411499</text:p>
          </table:table-cell>
          <table:table-cell/>
          <table:table-cell table:formula="of:=AVERAGE([.D23:.H23])" office:value-type="float" office:value="0.885699987411499" calcext:value-type="float">
            <text:p>0.88569998741149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897499978542328" calcext:value-type="float">
            <text:p>0.897499978542328</text:p>
          </table:table-cell>
          <table:table-cell/>
          <table:table-cell table:number-columns-repeated="2" office:value-type="float" office:value="0.897499978542328" calcext:value-type="float">
            <text:p>0.897499978542328</text:p>
          </table:table-cell>
          <table:table-cell table:formula="of:=AVERAGE([.N23:.R23])" office:value-type="float" office:value="0.897499978542328" calcext:value-type="float">
            <text:p>0.897499978542328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/>
          <table:table-cell office:value-type="float" office:value="0.885699987411499" calcext:value-type="float">
            <text:p>0.885699987411499</text:p>
          </table:table-cell>
          <table:table-cell office:value-type="float" office:value="0.897499978542328" calcext:value-type="float">
            <text:p>0.89749997854232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.887600004673004" calcext:value-type="float">
            <text:p>0.887600004673004</text:p>
          </table:table-cell>
          <table:table-cell/>
          <table:table-cell office:value-type="float" office:value="0.887600004673004" calcext:value-type="float">
            <text:p>0.887600004673004</text:p>
          </table:table-cell>
          <table:table-cell/>
          <table:table-cell table:formula="of:=AVERAGE([.D24:.H24])" office:value-type="float" office:value="0.887600004673004" calcext:value-type="float">
            <text:p>0.88760000467300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number-columns-repeated="3" office:value-type="float" office:value="0.896899998188019" calcext:value-type="float">
            <text:p>0.896899998188019</text:p>
          </table:table-cell>
          <table:table-cell/>
          <table:table-cell table:formula="of:=AVERAGE([.N24:.R24])" office:value-type="float" office:value="0.896899998188019" calcext:value-type="float">
            <text:p>0.896899998188019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/>
          <table:table-cell office:value-type="float" office:value="0.887600004673004" calcext:value-type="float">
            <text:p>0.887600004673004</text:p>
          </table:table-cell>
          <table:table-cell office:value-type="float" office:value="0.896899998188019" calcext:value-type="float">
            <text:p>0.89689999818801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0.891200006008148" calcext:value-type="float">
            <text:p>0.891200006008148</text:p>
          </table:table-cell>
          <table:table-cell/>
          <table:table-cell table:formula="of:=AVERAGE([.D25:.H25])" office:value-type="float" office:value="0.891200006008148" calcext:value-type="float">
            <text:p>0.89120000600814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896600008010864" calcext:value-type="float">
            <text:p>0.896600008010864</text:p>
          </table:table-cell>
          <table:table-cell/>
          <table:table-cell office:value-type="float" office:value="0.896600008010864" calcext:value-type="float">
            <text:p>0.896600008010864</text:p>
          </table:table-cell>
          <table:table-cell/>
          <table:table-cell office:value-type="float" office:value="0.896600008010864" calcext:value-type="float">
            <text:p>0.896600008010864</text:p>
          </table:table-cell>
          <table:table-cell table:formula="of:=AVERAGE([.N25:.R25])" office:value-type="float" office:value="0.896600008010864" calcext:value-type="float">
            <text:p>0.896600008010864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/>
          <table:table-cell office:value-type="float" office:value="0.891200006008148" calcext:value-type="float">
            <text:p>0.891200006008148</text:p>
          </table:table-cell>
          <table:table-cell office:value-type="float" office:value="0.896600008010864" calcext:value-type="float">
            <text:p>0.89660000801086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888199985027313" calcext:value-type="float">
            <text:p>0.888199985027313</text:p>
          </table:table-cell>
          <table:table-cell/>
          <table:table-cell office:value-type="float" office:value="0.888199985027313" calcext:value-type="float">
            <text:p>0.888199985027313</text:p>
          </table:table-cell>
          <table:table-cell/>
          <table:table-cell office:value-type="float" office:value="0.888199985027313" calcext:value-type="float">
            <text:p>0.888199985027313</text:p>
          </table:table-cell>
          <table:table-cell table:formula="of:=AVERAGE([.D26:.H26])" office:value-type="float" office:value="0.888199985027313" calcext:value-type="float">
            <text:p>0.88819998502731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0.897000014781952" calcext:value-type="float">
            <text:p>0.897000014781952</text:p>
          </table:table-cell>
          <table:table-cell/>
          <table:table-cell office:value-type="float" office:value="0.897000014781952" calcext:value-type="float">
            <text:p>0.897000014781952</text:p>
          </table:table-cell>
          <table:table-cell/>
          <table:table-cell table:formula="of:=AVERAGE([.N26:.R26])" office:value-type="float" office:value="0.897000014781952" calcext:value-type="float">
            <text:p>0.897000014781952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/>
          <table:table-cell office:value-type="float" office:value="0.888199985027313" calcext:value-type="float">
            <text:p>0.888199985027313</text:p>
          </table:table-cell>
          <table:table-cell office:value-type="float" office:value="0.897000014781952" calcext:value-type="float">
            <text:p>0.897000014781952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 office:value-type="float" office:value="0.889900028705597" calcext:value-type="float">
            <text:p>0.889900028705597</text:p>
          </table:table-cell>
          <table:table-cell table:number-columns-repeated="2"/>
          <table:table-cell table:formula="of:=AVERAGE([.D27:.H27])" office:value-type="float" office:value="0.889900028705597" calcext:value-type="float">
            <text:p>0.889900028705597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897899985313416" calcext:value-type="float">
            <text:p>0.897899985313416</text:p>
          </table:table-cell>
          <table:table-cell/>
          <table:table-cell table:number-columns-repeated="2" office:value-type="float" office:value="0.897899985313416" calcext:value-type="float">
            <text:p>0.897899985313416</text:p>
          </table:table-cell>
          <table:table-cell table:formula="of:=AVERAGE([.N27:.R27])" office:value-type="float" office:value="0.897899985313416" calcext:value-type="float">
            <text:p>0.897899985313416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/>
          <table:table-cell office:value-type="float" office:value="0.889900028705597" calcext:value-type="float">
            <text:p>0.889900028705597</text:p>
          </table:table-cell>
          <table:table-cell office:value-type="float" office:value="0.897899985313416" calcext:value-type="float">
            <text:p>0.89789998531341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.895399987697601" calcext:value-type="float">
            <text:p>0.895399987697601</text:p>
          </table:table-cell>
          <table:table-cell/>
          <table:table-cell office:value-type="float" office:value="0.895399987697601" calcext:value-type="float">
            <text:p>0.895399987697601</text:p>
          </table:table-cell>
          <table:table-cell/>
          <table:table-cell table:formula="of:=AVERAGE([.D28:.H28])" office:value-type="float" office:value="0.895399987697601" calcext:value-type="float">
            <text:p>0.89539998769760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903500020503998" calcext:value-type="float">
            <text:p>0.903500020503998</text:p>
          </table:table-cell>
          <table:table-cell/>
          <table:table-cell table:number-columns-repeated="2" office:value-type="float" office:value="0.903500020503998" calcext:value-type="float">
            <text:p>0.903500020503998</text:p>
          </table:table-cell>
          <table:table-cell table:formula="of:=AVERAGE([.N28:.R28])" office:value-type="float" office:value="0.903500020503998" calcext:value-type="float">
            <text:p>0.903500020503998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/>
          <table:table-cell office:value-type="float" office:value="0.895399987697601" calcext:value-type="float">
            <text:p>0.895399987697601</text:p>
          </table:table-cell>
          <table:table-cell office:value-type="float" office:value="0.903500020503998" calcext:value-type="float">
            <text:p>0.90350002050399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895900011062622" calcext:value-type="float">
            <text:p>0.895900011062622</text:p>
          </table:table-cell>
          <table:table-cell/>
          <table:table-cell table:number-columns-repeated="2" office:value-type="float" office:value="0.895900011062622" calcext:value-type="float">
            <text:p>0.895900011062622</text:p>
          </table:table-cell>
          <table:table-cell/>
          <table:table-cell table:formula="of:=AVERAGE([.D29:.H29])" office:value-type="float" office:value="0.895900011062622" calcext:value-type="float">
            <text:p>0.89590001106262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04299974441528" calcext:value-type="float">
            <text:p>0.904299974441528</text:p>
          </table:table-cell>
          <table:table-cell table:number-columns-repeated="2"/>
          <table:table-cell office:value-type="float" office:value="0.904299974441528" calcext:value-type="float">
            <text:p>0.904299974441528</text:p>
          </table:table-cell>
          <table:table-cell table:formula="of:=AVERAGE([.N29:.R29])" office:value-type="float" office:value="0.904299974441528" calcext:value-type="float">
            <text:p>0.904299974441528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/>
          <table:table-cell office:value-type="float" office:value="0.895900011062622" calcext:value-type="float">
            <text:p>0.895900011062622</text:p>
          </table:table-cell>
          <table:table-cell office:value-type="float" office:value="0.904299974441528" calcext:value-type="float">
            <text:p>0.90429997444152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float" office:value="0.89709997177124" calcext:value-type="float">
            <text:p>0.89709997177124</text:p>
          </table:table-cell>
          <table:table-cell/>
          <table:table-cell table:number-columns-repeated="2" office:value-type="float" office:value="0.89709997177124" calcext:value-type="float">
            <text:p>0.89709997177124</text:p>
          </table:table-cell>
          <table:table-cell table:formula="of:=AVERAGE([.D30:.H30])" office:value-type="float" office:value="0.89709997177124" calcext:value-type="float">
            <text:p>0.8970999717712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01799976825714" calcext:value-type="float">
            <text:p>0.901799976825714</text:p>
          </table:table-cell>
          <table:table-cell table:number-columns-repeated="2"/>
          <table:table-cell table:number-columns-repeated="2" office:value-type="float" office:value="0.901799976825714" calcext:value-type="float">
            <text:p>0.901799976825714</text:p>
          </table:table-cell>
          <table:table-cell table:formula="of:=AVERAGE([.N30:.R30])" office:value-type="float" office:value="0.901799976825714" calcext:value-type="float">
            <text:p>0.901799976825714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/>
          <table:table-cell office:value-type="float" office:value="0.89709997177124" calcext:value-type="float">
            <text:p>0.89709997177124</text:p>
          </table:table-cell>
          <table:table-cell office:value-type="float" office:value="0.901799976825714" calcext:value-type="float">
            <text:p>0.90179997682571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889999985694885" calcext:value-type="float">
            <text:p>0.889999985694885</text:p>
          </table:table-cell>
          <table:table-cell table:formula="of:=AVERAGE([.D31:.H31])" office:value-type="float" office:value="0.889999985694885" calcext:value-type="float">
            <text:p>0.88999998569488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0.900900006294251" calcext:value-type="float">
            <text:p>0.900900006294251</text:p>
          </table:table-cell>
          <table:table-cell/>
          <table:table-cell table:formula="of:=AVERAGE([.N31:.R31])" office:value-type="float" office:value="0.900900006294251" calcext:value-type="float">
            <text:p>0.900900006294251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float" office:value="0.889999985694885" calcext:value-type="float">
            <text:p>0.889999985694885</text:p>
          </table:table-cell>
          <table:table-cell office:value-type="float" office:value="0.900900006294251" calcext:value-type="float">
            <text:p>0.90090000629425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89139997959137" calcext:value-type="float">
            <text:p>0.89139997959137</text:p>
          </table:table-cell>
          <table:table-cell/>
          <table:table-cell office:value-type="float" office:value="0.89139997959137" calcext:value-type="float">
            <text:p>0.89139997959137</text:p>
          </table:table-cell>
          <table:table-cell table:formula="of:=AVERAGE([.D32:.H32])" office:value-type="float" office:value="0.89139997959137" calcext:value-type="float">
            <text:p>0.8913999795913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float" office:value="0.903599977493286" calcext:value-type="float">
            <text:p>0.903599977493286</text:p>
          </table:table-cell>
          <table:table-cell table:number-columns-repeated="2"/>
          <table:table-cell table:formula="of:=AVERAGE([.N32:.R32])" office:value-type="float" office:value="0.903599977493286" calcext:value-type="float">
            <text:p>0.903599977493286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/>
          <table:table-cell office:value-type="float" office:value="0.89139997959137" calcext:value-type="float">
            <text:p>0.89139997959137</text:p>
          </table:table-cell>
          <table:table-cell office:value-type="float" office:value="0.903599977493286" calcext:value-type="float">
            <text:p>0.90359997749328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899800002574921" calcext:value-type="float">
            <text:p>0.899800002574921</text:p>
          </table:table-cell>
          <table:table-cell table:number-columns-repeated="2"/>
          <table:table-cell table:number-columns-repeated="2" office:value-type="float" office:value="0.899800002574921" calcext:value-type="float">
            <text:p>0.899800002574921</text:p>
          </table:table-cell>
          <table:table-cell table:formula="of:=AVERAGE([.D33:.H33])" office:value-type="float" office:value="0.899800002574921" calcext:value-type="float">
            <text:p>0.89980000257492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.90719997882843" calcext:value-type="float">
            <text:p>0.90719997882843</text:p>
          </table:table-cell>
          <table:table-cell/>
          <table:table-cell table:formula="of:=AVERAGE([.N33:.R33])" office:value-type="float" office:value="0.90719997882843" calcext:value-type="float">
            <text:p>0.90719997882843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/>
          <table:table-cell office:value-type="float" office:value="0.899800002574921" calcext:value-type="float">
            <text:p>0.899800002574921</text:p>
          </table:table-cell>
          <table:table-cell office:value-type="float" office:value="0.90719997882843" calcext:value-type="float">
            <text:p>0.90719997882843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893299996852875" calcext:value-type="float">
            <text:p>0.893299996852875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 table:formula="of:=AVERAGE([.D34:.H34])" office:value-type="float" office:value="0.893299996852875" calcext:value-type="float">
            <text:p>0.89329999685287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07000005245209" calcext:value-type="float">
            <text:p>0.907000005245209</text:p>
          </table:table-cell>
          <table:table-cell/>
          <table:table-cell office:value-type="float" office:value="0.907000005245209" calcext:value-type="float">
            <text:p>0.907000005245209</text:p>
          </table:table-cell>
          <table:table-cell/>
          <table:table-cell office:value-type="float" office:value="0.907000005245209" calcext:value-type="float">
            <text:p>0.907000005245209</text:p>
          </table:table-cell>
          <table:table-cell table:formula="of:=AVERAGE([.N34:.R34])" office:value-type="float" office:value="0.907000005245209" calcext:value-type="float">
            <text:p>0.907000005245209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 office:value-type="float" office:value="0.907000005245209" calcext:value-type="float">
            <text:p>0.90700000524520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 office:value-type="float" office:value="0.89520001411438" calcext:value-type="float">
            <text:p>0.89520001411438</text:p>
          </table:table-cell>
          <table:table-cell table:number-columns-repeated="2"/>
          <table:table-cell table:formula="of:=AVERAGE([.D35:.H35])" office:value-type="float" office:value="0.89520001411438" calcext:value-type="float">
            <text:p>0.8952000141143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905499994754791" calcext:value-type="float">
            <text:p>0.905499994754791</text:p>
          </table:table-cell>
          <table:table-cell/>
          <table:table-cell table:number-columns-repeated="2" office:value-type="float" office:value="0.905499994754791" calcext:value-type="float">
            <text:p>0.905499994754791</text:p>
          </table:table-cell>
          <table:table-cell table:formula="of:=AVERAGE([.N35:.R35])" office:value-type="float" office:value="0.905499994754791" calcext:value-type="float">
            <text:p>0.905499994754791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/>
          <table:table-cell office:value-type="float" office:value="0.89520001411438" calcext:value-type="float">
            <text:p>0.89520001411438</text:p>
          </table:table-cell>
          <table:table-cell office:value-type="float" office:value="0.905499994754791" calcext:value-type="float">
            <text:p>0.905499994754791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899900019168854" calcext:value-type="float">
            <text:p>0.899900019168854</text:p>
          </table:table-cell>
          <table:table-cell/>
          <table:table-cell table:number-columns-repeated="2" office:value-type="float" office:value="0.899900019168854" calcext:value-type="float">
            <text:p>0.899900019168854</text:p>
          </table:table-cell>
          <table:table-cell/>
          <table:table-cell table:formula="of:=AVERAGE([.D36:.H36])" office:value-type="float" office:value="0.899900019168854" calcext:value-type="float">
            <text:p>0.89990001916885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float" office:value="0.895799994468689" calcext:value-type="float">
            <text:p>0.895799994468689</text:p>
          </table:table-cell>
          <table:table-cell table:number-columns-repeated="2"/>
          <table:table-cell table:formula="of:=AVERAGE([.N36:.R36])" office:value-type="float" office:value="0.895799994468689" calcext:value-type="float">
            <text:p>0.895799994468689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/>
          <table:table-cell office:value-type="float" office:value="0.899900019168854" calcext:value-type="float">
            <text:p>0.899900019168854</text:p>
          </table:table-cell>
          <table:table-cell office:value-type="float" office:value="0.895799994468689" calcext:value-type="float">
            <text:p>0.895799994468689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 table:formula="of:=AVERAGE([.D37:.H37])" office:value-type="float" office:value="0.900699973106384" calcext:value-type="float">
            <text:p>0.90069997310638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float" office:value="0.906799972057343" calcext:value-type="float">
            <text:p>0.906799972057343</text:p>
          </table:table-cell>
          <table:table-cell table:formula="of:=AVERAGE([.N37:.R37])" office:value-type="float" office:value="0.906799972057343" calcext:value-type="float">
            <text:p>0.906799972057343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 office:value-type="float" office:value="0.906799972057343" calcext:value-type="float">
            <text:p>0.906799972057343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 office:value-type="float" office:value="0.90149998664856" calcext:value-type="float">
            <text:p>0.90149998664856</text:p>
          </table:table-cell>
          <table:table-cell table:number-columns-repeated="2"/>
          <table:table-cell table:formula="of:=AVERAGE([.D38:.H38])" office:value-type="float" office:value="0.90149998664856" calcext:value-type="float">
            <text:p>0.9014999866485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06899988651276" calcext:value-type="float">
            <text:p>0.906899988651276</text:p>
          </table:table-cell>
          <table:table-cell table:number-columns-repeated="2"/>
          <table:table-cell table:number-columns-repeated="2" office:value-type="float" office:value="0.906899988651276" calcext:value-type="float">
            <text:p>0.906899988651276</text:p>
          </table:table-cell>
          <table:table-cell table:formula="of:=AVERAGE([.N38:.R38])" office:value-type="float" office:value="0.906899988651276" calcext:value-type="float">
            <text:p>0.906899988651276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/>
          <table:table-cell office:value-type="float" office:value="0.90149998664856" calcext:value-type="float">
            <text:p>0.90149998664856</text:p>
          </table:table-cell>
          <table:table-cell office:value-type="float" office:value="0.906899988651276" calcext:value-type="float">
            <text:p>0.906899988651276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 office:value-type="float" office:value="0.900200009346008" calcext:value-type="float">
            <text:p>0.900200009346008</text:p>
          </table:table-cell>
          <table:table-cell table:number-columns-repeated="2"/>
          <table:table-cell office:value-type="float" office:value="0.900200009346008" calcext:value-type="float">
            <text:p>0.900200009346008</text:p>
          </table:table-cell>
          <table:table-cell table:formula="of:=AVERAGE([.D39:.H39])" office:value-type="float" office:value="0.900200009346008" calcext:value-type="float">
            <text:p>0.90020000934600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.908599972724915" calcext:value-type="float">
            <text:p>0.908599972724915</text:p>
          </table:table-cell>
          <table:table-cell table:number-columns-repeated="2"/>
          <table:table-cell office:value-type="float" office:value="0.908599972724915" calcext:value-type="float">
            <text:p>0.908599972724915</text:p>
          </table:table-cell>
          <table:table-cell table:formula="of:=AVERAGE([.N39:.R39])" office:value-type="float" office:value="0.908599972724915" calcext:value-type="float">
            <text:p>0.908599972724915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/>
          <table:table-cell office:value-type="float" office:value="0.900200009346008" calcext:value-type="float">
            <text:p>0.900200009346008</text:p>
          </table:table-cell>
          <table:table-cell office:value-type="float" office:value="0.908599972724915" calcext:value-type="float">
            <text:p>0.90859997272491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 office:value-type="float" office:value="0.899699985980988" calcext:value-type="float">
            <text:p>0.899699985980988</text:p>
          </table:table-cell>
          <table:table-cell table:number-columns-repeated="2"/>
          <table:table-cell table:formula="of:=AVERAGE([.D40:.H40])" office:value-type="float" office:value="0.899699985980988" calcext:value-type="float">
            <text:p>0.8996999859809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.909799993038178" calcext:value-type="float">
            <text:p>0.909799993038178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/>
          <table:table-cell table:formula="of:=AVERAGE([.N40:.R40])" office:value-type="float" office:value="0.909799993038178" calcext:value-type="float">
            <text:p>0.909799993038178</text:p>
          </table:table-cell>
          <table:table-cell table:number-columns-repeated="6"/>
          <table:table-cell office:value-type="float" office:value="38" calcext:value-type="float">
            <text:p>38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 office:value-type="float" office:value="0.909799993038178" calcext:value-type="float">
            <text:p>0.909799993038178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.898999989032745" calcext:value-type="float">
            <text:p>0.898999989032745</text:p>
          </table:table-cell>
          <table:table-cell/>
          <table:table-cell office:value-type="float" office:value="0.898999989032745" calcext:value-type="float">
            <text:p>0.898999989032745</text:p>
          </table:table-cell>
          <table:table-cell/>
          <table:table-cell table:formula="of:=AVERAGE([.D41:.H41])" office:value-type="float" office:value="0.898999989032745" calcext:value-type="float">
            <text:p>0.89899998903274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906700015068054" calcext:value-type="float">
            <text:p>0.906700015068054</text:p>
          </table:table-cell>
          <table:table-cell/>
          <table:table-cell table:number-columns-repeated="2" office:value-type="float" office:value="0.906700015068054" calcext:value-type="float">
            <text:p>0.906700015068054</text:p>
          </table:table-cell>
          <table:table-cell table:formula="of:=AVERAGE([.N41:.R41])" office:value-type="float" office:value="0.906700015068054" calcext:value-type="float">
            <text:p>0.906700015068054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/>
          <table:table-cell office:value-type="float" office:value="0.898999989032745" calcext:value-type="float">
            <text:p>0.898999989032745</text:p>
          </table:table-cell>
          <table:table-cell office:value-type="float" office:value="0.906700015068054" calcext:value-type="float">
            <text:p>0.906700015068054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896200001239777" calcext:value-type="float">
            <text:p>0.896200001239777</text:p>
          </table:table-cell>
          <table:table-cell table:formula="of:=AVERAGE([.D42:.H42])" office:value-type="float" office:value="0.896200001239777" calcext:value-type="float">
            <text:p>0.8962000012397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09200012683868" calcext:value-type="float">
            <text:p>0.909200012683868</text:p>
          </table:table-cell>
          <table:table-cell table:formula="of:=AVERAGE([.N42:.R42])" office:value-type="float" office:value="0.909200012683868" calcext:value-type="float">
            <text:p>0.909200012683868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/>
          <table:table-cell office:value-type="float" office:value="0.896200001239777" calcext:value-type="float">
            <text:p>0.896200001239777</text:p>
          </table:table-cell>
          <table:table-cell office:value-type="float" office:value="0.909200012683868" calcext:value-type="float">
            <text:p>0.909200012683868</text:p>
          </table:table-cell>
          <table:table-cell table:number-columns-repeated="992"/>
        </table:table-row>
        <table:table-row table:style-name="ro1" table:number-rows-repeated="10485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Experiment 7" table:style-name="ta1">
        <table:table-column table:style-name="co12" table:default-cell-style-name="ce17"/>
        <table:table-column table:style-name="co2" table:number-columns-repeated="9" table:default-cell-style-name="ce17"/>
        <table:table-column table:style-name="co12" table:default-cell-style-name="ce17"/>
        <table:table-column table:style-name="co2" table:number-columns-repeated="9" table:default-cell-style-name="ce17"/>
        <table:table-column table:style-name="co13" table:default-cell-style-name="ce17"/>
        <table:table-column table:style-name="co2" table:number-columns-repeated="1000" table:default-cell-style-name="ce17"/>
        <table:table-row table:style-name="ro1">
          <table:table-cell table:style-name="ce19" office:value-type="string" calcext:value-type="string" table:number-columns-spanned="34" table:number-rows-spanned="2">
            <text:p>lr_scheduler_on_global_epoch</text:p>
          </table:table-cell>
          <table:covered-table-cell table:number-columns-repeated="33"/>
          <table:table-cell table:number-columns-repeated="987"/>
        </table:table-row>
        <table:table-row table:style-name="ro1">
          <table:covered-table-cell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21"/>
          <table:table-cell table:style-name="ce23" office:value-type="string" calcext:value-type="string" table:number-columns-spanned="3" table:number-rows-spanned="1">
            <text:p>lr decay period</text:p>
          </table:table-cell>
          <table:covered-table-cell table:style-name="ce19"/>
          <table:covered-table-cell/>
          <table:table-cell table:number-columns-repeated="98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1" office:value-type="string" calcext:value-type="string">
            <text:p>sess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847599983215332" calcext:value-type="float">
            <text:p>0.847599983215332</text:p>
          </table:table-cell>
          <table:table-cell table:formula="of:=AVERAGE([.D5:.H5])" office:value-type="float" office:value="0.847599983215332" calcext:value-type="float">
            <text:p>0.847599983215332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59000027179718" calcext:value-type="float">
            <text:p>0.859000027179718</text:p>
          </table:table-cell>
          <table:table-cell/>
          <table:table-cell table:number-columns-repeated="2" office:value-type="float" office:value="0.859000027179718" calcext:value-type="float">
            <text:p>0.859000027179718</text:p>
          </table:table-cell>
          <table:table-cell table:formula="of:=AVERAGE([.N5:.R5])" office:value-type="float" office:value="0.859000027179718" calcext:value-type="float">
            <text:p>0.859000027179718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51300001144409" calcext:value-type="float">
            <text:p>0.851300001144409</text:p>
          </table:table-cell>
          <table:table-cell/>
          <table:table-cell office:value-type="float" office:value="0.851300001144409" calcext:value-type="float">
            <text:p>0.851300001144409</text:p>
          </table:table-cell>
          <table:table-cell table:formula="of:=AVERAGE([.X5:.AB5])" office:value-type="float" office:value="0.851300001144409" calcext:value-type="float">
            <text:p>0.851300001144409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5]" office:value-type="float" office:value="0.847599983215332" calcext:value-type="float">
            <text:p>0.847599983215332</text:p>
          </table:table-cell>
          <table:table-cell table:formula="of:=[.S5]" office:value-type="float" office:value="0.859000027179718" calcext:value-type="float">
            <text:p>0.859000027179718</text:p>
          </table:table-cell>
          <table:table-cell table:formula="of:=[.AC5]" office:value-type="float" office:value="0.851300001144409" calcext:value-type="float">
            <text:p>0.851300001144409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.872399985790253" calcext:value-type="float">
            <text:p>0.872399985790253</text:p>
          </table:table-cell>
          <table:table-cell table:formula="of:=AVERAGE([.D6:.H6])" office:value-type="float" office:value="0.872399985790253" calcext:value-type="float">
            <text:p>0.872399985790253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77600014209747" calcext:value-type="float">
            <text:p>0.877600014209747</text:p>
          </table:table-cell>
          <table:table-cell table:number-columns-repeated="2"/>
          <table:table-cell office:value-type="float" office:value="0.877600014209747" calcext:value-type="float">
            <text:p>0.877600014209747</text:p>
          </table:table-cell>
          <table:table-cell table:formula="of:=AVERAGE([.N6:.R6])" office:value-type="float" office:value="0.877600014209747" calcext:value-type="float">
            <text:p>0.877600014209747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870000004768372" calcext:value-type="float">
            <text:p>0.870000004768372</text:p>
          </table:table-cell>
          <table:table-cell/>
          <table:table-cell office:value-type="float" office:value="0.870000004768372" calcext:value-type="float">
            <text:p>0.870000004768372</text:p>
          </table:table-cell>
          <table:table-cell/>
          <table:table-cell table:formula="of:=AVERAGE([.X6:.AB6])" office:value-type="float" office:value="0.870000004768372" calcext:value-type="float">
            <text:p>0.87000000476837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6]" office:value-type="float" office:value="0.872399985790253" calcext:value-type="float">
            <text:p>0.872399985790253</text:p>
          </table:table-cell>
          <table:table-cell table:formula="of:=[.S6]" office:value-type="float" office:value="0.877600014209747" calcext:value-type="float">
            <text:p>0.877600014209747</text:p>
          </table:table-cell>
          <table:table-cell table:formula="of:=[.AC6]" office:value-type="float" office:value="0.870000004768372" calcext:value-type="float">
            <text:p>0.87000000476837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884299993515015" calcext:value-type="float">
            <text:p>0.884299993515015</text:p>
          </table:table-cell>
          <table:table-cell/>
          <table:table-cell table:number-columns-repeated="2" office:value-type="float" office:value="0.884299993515015" calcext:value-type="float">
            <text:p>0.884299993515015</text:p>
          </table:table-cell>
          <table:table-cell/>
          <table:table-cell table:formula="of:=AVERAGE([.D7:.H7])" office:value-type="float" office:value="0.884299993515015" calcext:value-type="float">
            <text:p>0.8842999935150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.883000016212463" calcext:value-type="float">
            <text:p>0.883000016212463</text:p>
          </table:table-cell>
          <table:table-cell/>
          <table:table-cell office:value-type="float" office:value="0.883000016212463" calcext:value-type="float">
            <text:p>0.883000016212463</text:p>
          </table:table-cell>
          <table:table-cell/>
          <table:table-cell table:formula="of:=AVERAGE([.N7:.R7])" office:value-type="float" office:value="0.883000016212463" calcext:value-type="float">
            <text:p>0.8830000162124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87000024318695" calcext:value-type="float">
            <text:p>0.887000024318695</text:p>
          </table:table-cell>
          <table:table-cell/>
          <table:table-cell table:number-columns-repeated="2" office:value-type="float" office:value="0.887000024318695" calcext:value-type="float">
            <text:p>0.887000024318695</text:p>
          </table:table-cell>
          <table:table-cell/>
          <table:table-cell table:formula="of:=AVERAGE([.X7:.AB7])" office:value-type="float" office:value="0.887000024318695" calcext:value-type="float">
            <text:p>0.88700002431869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7]" office:value-type="float" office:value="0.884299993515015" calcext:value-type="float">
            <text:p>0.884299993515015</text:p>
          </table:table-cell>
          <table:table-cell table:formula="of:=[.S7]" office:value-type="float" office:value="0.883000016212463" calcext:value-type="float">
            <text:p>0.883000016212463</text:p>
          </table:table-cell>
          <table:table-cell table:formula="of:=[.AC7]" office:value-type="float" office:value="0.887000024318695" calcext:value-type="float">
            <text:p>0.88700002431869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.890900015830994" calcext:value-type="float">
            <text:p>0.890900015830994</text:p>
          </table:table-cell>
          <table:table-cell/>
          <table:table-cell table:formula="of:=AVERAGE([.D8:.H8])" office:value-type="float" office:value="0.890900015830994" calcext:value-type="float">
            <text:p>0.890900015830994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94599974155426" calcext:value-type="float">
            <text:p>0.894599974155426</text:p>
          </table:table-cell>
          <table:table-cell table:formula="of:=AVERAGE([.N8:.R8])" office:value-type="float" office:value="0.894599974155426" calcext:value-type="float">
            <text:p>0.894599974155426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9410001039505" calcext:value-type="float">
            <text:p>0.89410001039505</text:p>
          </table:table-cell>
          <table:table-cell/>
          <table:table-cell office:value-type="float" office:value="0.89410001039505" calcext:value-type="float">
            <text:p>0.89410001039505</text:p>
          </table:table-cell>
          <table:table-cell/>
          <table:table-cell table:formula="of:=AVERAGE([.X8:.AB8])" office:value-type="float" office:value="0.89410001039505" calcext:value-type="float">
            <text:p>0.8941000103950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8]" office:value-type="float" office:value="0.890900015830994" calcext:value-type="float">
            <text:p>0.890900015830994</text:p>
          </table:table-cell>
          <table:table-cell table:formula="of:=[.S8]" office:value-type="float" office:value="0.894599974155426" calcext:value-type="float">
            <text:p>0.894599974155426</text:p>
          </table:table-cell>
          <table:table-cell table:formula="of:=[.AC8]" office:value-type="float" office:value="0.89410001039505" calcext:value-type="float">
            <text:p>0.8941000103950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9740002155304" calcext:value-type="float">
            <text:p>0.89740002155304</text:p>
          </table:table-cell>
          <table:table-cell/>
          <table:table-cell office:value-type="float" office:value="0.89740002155304" calcext:value-type="float">
            <text:p>0.89740002155304</text:p>
          </table:table-cell>
          <table:table-cell table:formula="of:=AVERAGE([.D9:.H9])" office:value-type="float" office:value="0.89740002155304" calcext:value-type="float">
            <text:p>0.89740002155304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897700011730194" calcext:value-type="float">
            <text:p>0.897700011730194</text:p>
          </table:table-cell>
          <table:table-cell/>
          <table:table-cell office:value-type="float" office:value="0.897700011730194" calcext:value-type="float">
            <text:p>0.897700011730194</text:p>
          </table:table-cell>
          <table:table-cell table:formula="of:=AVERAGE([.N9:.R9])" office:value-type="float" office:value="0.897700011730194" calcext:value-type="float">
            <text:p>0.897700011730194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902499973773956" calcext:value-type="float">
            <text:p>0.902499973773956</text:p>
          </table:table-cell>
          <table:table-cell/>
          <table:table-cell office:value-type="float" office:value="0.902499973773956" calcext:value-type="float">
            <text:p>0.902499973773956</text:p>
          </table:table-cell>
          <table:table-cell table:formula="of:=AVERAGE([.X9:.AB9])" office:value-type="float" office:value="0.902499973773956" calcext:value-type="float">
            <text:p>0.902499973773956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9]" office:value-type="float" office:value="0.89740002155304" calcext:value-type="float">
            <text:p>0.89740002155304</text:p>
          </table:table-cell>
          <table:table-cell table:formula="of:=[.S9]" office:value-type="float" office:value="0.897700011730194" calcext:value-type="float">
            <text:p>0.897700011730194</text:p>
          </table:table-cell>
          <table:table-cell table:formula="of:=[.AC9]" office:value-type="float" office:value="0.902499973773956" calcext:value-type="float">
            <text:p>0.90249997377395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1199996471405" calcext:value-type="float">
            <text:p>0.901199996471405</text:p>
          </table:table-cell>
          <table:table-cell table:number-columns-repeated="2"/>
          <table:table-cell table:number-columns-repeated="2" office:value-type="float" office:value="0.901199996471405" calcext:value-type="float">
            <text:p>0.901199996471405</text:p>
          </table:table-cell>
          <table:table-cell table:formula="of:=AVERAGE([.D10:.H10])" office:value-type="float" office:value="0.901199996471405" calcext:value-type="float">
            <text:p>0.90119999647140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.90200001001358" calcext:value-type="float">
            <text:p>0.90200001001358</text:p>
          </table:table-cell>
          <table:table-cell table:formula="of:=AVERAGE([.N10:.R10])" office:value-type="float" office:value="0.90200001001358" calcext:value-type="float">
            <text:p>0.90200001001358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0.900499999523163" calcext:value-type="float">
            <text:p>0.900499999523163</text:p>
          </table:table-cell>
          <table:table-cell/>
          <table:table-cell table:formula="of:=AVERAGE([.X10:.AB10])" office:value-type="float" office:value="0.900499999523163" calcext:value-type="float">
            <text:p>0.90049999952316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0]" office:value-type="float" office:value="0.901199996471405" calcext:value-type="float">
            <text:p>0.901199996471405</text:p>
          </table:table-cell>
          <table:table-cell table:formula="of:=[.S10]" office:value-type="float" office:value="0.90200001001358" calcext:value-type="float">
            <text:p>0.90200001001358</text:p>
          </table:table-cell>
          <table:table-cell table:formula="of:=[.AC10]" office:value-type="float" office:value="0.900499999523163" calcext:value-type="float">
            <text:p>0.90049999952316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0.897199988365173" calcext:value-type="float">
            <text:p>0.897199988365173</text:p>
          </table:table-cell>
          <table:table-cell table:number-columns-repeated="2"/>
          <table:table-cell office:value-type="float" office:value="0.897199988365173" calcext:value-type="float">
            <text:p>0.897199988365173</text:p>
          </table:table-cell>
          <table:table-cell table:formula="of:=AVERAGE([.D11:.H11])" office:value-type="float" office:value="0.897199988365173" calcext:value-type="float">
            <text:p>0.89719998836517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.902199983596802" calcext:value-type="float">
            <text:p>0.902199983596802</text:p>
          </table:table-cell>
          <table:table-cell/>
          <table:table-cell table:formula="of:=AVERAGE([.N11:.R11])" office:value-type="float" office:value="0.902199983596802" calcext:value-type="float">
            <text:p>0.9021999835968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0900006294251" calcext:value-type="float">
            <text:p>0.900900006294251</text:p>
          </table:table-cell>
          <table:table-cell table:number-columns-repeated="2"/>
          <table:table-cell table:number-columns-repeated="2" office:value-type="float" office:value="0.900900006294251" calcext:value-type="float">
            <text:p>0.900900006294251</text:p>
          </table:table-cell>
          <table:table-cell table:formula="of:=AVERAGE([.X11:.AB11])" office:value-type="float" office:value="0.900900006294251" calcext:value-type="float">
            <text:p>0.90090000629425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1]" office:value-type="float" office:value="0.897199988365173" calcext:value-type="float">
            <text:p>0.897199988365173</text:p>
          </table:table-cell>
          <table:table-cell table:formula="of:=[.S11]" office:value-type="float" office:value="0.902199983596802" calcext:value-type="float">
            <text:p>0.902199983596802</text:p>
          </table:table-cell>
          <table:table-cell table:formula="of:=[.AC11]" office:value-type="float" office:value="0.900900006294251" calcext:value-type="float">
            <text:p>0.90090000629425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4]*[.B5]*[.B6]*[.B9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.905399978160858" calcext:value-type="float">
            <text:p>0.905399978160858</text:p>
          </table:table-cell>
          <table:table-cell/>
          <table:table-cell office:value-type="float" office:value="0.905399978160858" calcext:value-type="float">
            <text:p>0.905399978160858</text:p>
          </table:table-cell>
          <table:table-cell table:formula="of:=AVERAGE([.D12:.H12])" office:value-type="float" office:value="0.905399978160858" calcext:value-type="float">
            <text:p>0.905399978160858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4]*[.L5]*[.L6]*[.L9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6300008296967" calcext:value-type="float">
            <text:p>0.906300008296967</text:p>
          </table:table-cell>
          <table:table-cell/>
          <table:table-cell office:value-type="float" office:value="0.906300008296967" calcext:value-type="float">
            <text:p>0.906300008296967</text:p>
          </table:table-cell>
          <table:table-cell/>
          <table:table-cell table:formula="of:=AVERAGE([.N12:.R12])" office:value-type="float" office:value="0.906300008296967" calcext:value-type="float">
            <text:p>0.906300008296967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V4]*[.V5]*[.V6]*[.V9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8500015735626" calcext:value-type="float">
            <text:p>0.908500015735626</text:p>
          </table:table-cell>
          <table:table-cell/>
          <table:table-cell table:number-columns-repeated="2" office:value-type="float" office:value="0.908500015735626" calcext:value-type="float">
            <text:p>0.908500015735626</text:p>
          </table:table-cell>
          <table:table-cell/>
          <table:table-cell table:formula="of:=AVERAGE([.X12:.AB12])" office:value-type="float" office:value="0.908500015735626" calcext:value-type="float">
            <text:p>0.90850001573562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2]" office:value-type="float" office:value="0.905399978160858" calcext:value-type="float">
            <text:p>0.905399978160858</text:p>
          </table:table-cell>
          <table:table-cell table:formula="of:=[.S12]" office:value-type="float" office:value="0.906300008296967" calcext:value-type="float">
            <text:p>0.906300008296967</text:p>
          </table:table-cell>
          <table:table-cell table:formula="of:=[.AC12]" office:value-type="float" office:value="0.908500015735626" calcext:value-type="float">
            <text:p>0.90850001573562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07700002193451" calcext:value-type="float">
            <text:p>0.907700002193451</text:p>
          </table:table-cell>
          <table:table-cell/>
          <table:table-cell office:value-type="float" office:value="0.907700002193451" calcext:value-type="float">
            <text:p>0.907700002193451</text:p>
          </table:table-cell>
          <table:table-cell/>
          <table:table-cell table:formula="of:=AVERAGE([.D13:.H13])" office:value-type="float" office:value="0.907700002193451" calcext:value-type="float">
            <text:p>0.907700002193451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11499977111816" calcext:value-type="float">
            <text:p>0.911499977111816</text:p>
          </table:table-cell>
          <table:table-cell/>
          <table:table-cell table:number-columns-repeated="2" office:value-type="float" office:value="0.911499977111816" calcext:value-type="float">
            <text:p>0.911499977111816</text:p>
          </table:table-cell>
          <table:table-cell/>
          <table:table-cell table:formula="of:=AVERAGE([.N13:.R13])" office:value-type="float" office:value="0.911499977111816" calcext:value-type="float">
            <text:p>0.911499977111816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 table:formula="of:=AVERAGE([.X13:.AB13])" office:value-type="float" office:value="0.902199983596802" calcext:value-type="float">
            <text:p>0.90219998359680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3]" office:value-type="float" office:value="0.907700002193451" calcext:value-type="float">
            <text:p>0.907700002193451</text:p>
          </table:table-cell>
          <table:table-cell table:formula="of:=[.S13]" office:value-type="float" office:value="0.911499977111816" calcext:value-type="float">
            <text:p>0.911499977111816</text:p>
          </table:table-cell>
          <table:table-cell table:formula="of:=[.AC13]" office:value-type="float" office:value="0.902199983596802" calcext:value-type="float">
            <text:p>0.90219998359680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3]/[.B12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" office:value-type="float" office:value="0.906899988651276" calcext:value-type="float">
            <text:p>0.906899988651276</text:p>
          </table:table-cell>
          <table:table-cell table:formula="of:=AVERAGE([.D14:.H14])" office:value-type="float" office:value="0.906899988651276" calcext:value-type="float">
            <text:p>0.906899988651276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13]/[.L12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10700023174286" calcext:value-type="float">
            <text:p>0.910700023174286</text:p>
          </table:table-cell>
          <table:table-cell/>
          <table:table-cell office:value-type="float" office:value="0.910700023174286" calcext:value-type="float">
            <text:p>0.910700023174286</text:p>
          </table:table-cell>
          <table:table-cell/>
          <table:table-cell table:formula="of:=AVERAGE([.N14:.R14])" office:value-type="float" office:value="0.910700023174286" calcext:value-type="float">
            <text:p>0.910700023174286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V13]/[.V12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07599985599518" calcext:value-type="float">
            <text:p>0.907599985599518</text:p>
          </table:table-cell>
          <table:table-cell/>
          <table:table-cell table:number-columns-repeated="2" office:value-type="float" office:value="0.907599985599518" calcext:value-type="float">
            <text:p>0.907599985599518</text:p>
          </table:table-cell>
          <table:table-cell table:formula="of:=AVERAGE([.X14:.AB14])" office:value-type="float" office:value="0.907599985599518" calcext:value-type="float">
            <text:p>0.90759998559951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4]" office:value-type="float" office:value="0.906899988651276" calcext:value-type="float">
            <text:p>0.906899988651276</text:p>
          </table:table-cell>
          <table:table-cell table:formula="of:=[.S14]" office:value-type="float" office:value="0.910700023174286" calcext:value-type="float">
            <text:p>0.910700023174286</text:p>
          </table:table-cell>
          <table:table-cell table:formula="of:=[.AC14]" office:value-type="float" office:value="0.907599985599518" calcext:value-type="float">
            <text:p>0.90759998559951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8]/[.B14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05099987983704" calcext:value-type="float">
            <text:p>0.905099987983704</text:p>
          </table:table-cell>
          <table:table-cell table:number-columns-repeated="2"/>
          <table:table-cell office:value-type="float" office:value="0.905099987983704" calcext:value-type="float">
            <text:p>0.905099987983704</text:p>
          </table:table-cell>
          <table:table-cell table:formula="of:=AVERAGE([.D15:.H15])" office:value-type="float" office:value="0.905099987983704" calcext:value-type="float">
            <text:p>0.905099987983704</text:p>
          </table:table-cell>
          <table:table-cell/>
          <table:table-cell office:value-type="string" calcext:value-type="string">
            <text:p>sessions</text:p>
          </table:table-cell>
          <table:table-cell table:formula="of:=[.L8]/[.L14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14200007915497" calcext:value-type="float">
            <text:p>0.914200007915497</text:p>
          </table:table-cell>
          <table:table-cell table:number-columns-repeated="2"/>
          <table:table-cell office:value-type="float" office:value="0.914200007915497" calcext:value-type="float">
            <text:p>0.914200007915497</text:p>
          </table:table-cell>
          <table:table-cell table:formula="of:=AVERAGE([.N15:.R15])" office:value-type="float" office:value="0.914200007915497" calcext:value-type="float">
            <text:p>0.914200007915497</text:p>
          </table:table-cell>
          <table:table-cell/>
          <table:table-cell office:value-type="string" calcext:value-type="string">
            <text:p>sessions</text:p>
          </table:table-cell>
          <table:table-cell table:formula="of:=[.V8]/[.V14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4699971675873" calcext:value-type="float">
            <text:p>0.914699971675873</text:p>
          </table:table-cell>
          <table:table-cell/>
          <table:table-cell office:value-type="float" office:value="0.914699971675873" calcext:value-type="float">
            <text:p>0.914699971675873</text:p>
          </table:table-cell>
          <table:table-cell/>
          <table:table-cell office:value-type="float" office:value="0.914699971675873" calcext:value-type="float">
            <text:p>0.914699971675873</text:p>
          </table:table-cell>
          <table:table-cell table:formula="of:=AVERAGE([.X15:.AB15])" office:value-type="float" office:value="0.914699971675873" calcext:value-type="float">
            <text:p>0.9146999716758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5]" office:value-type="float" office:value="0.905099987983704" calcext:value-type="float">
            <text:p>0.905099987983704</text:p>
          </table:table-cell>
          <table:table-cell table:formula="of:=[.S15]" office:value-type="float" office:value="0.914200007915497" calcext:value-type="float">
            <text:p>0.914200007915497</text:p>
          </table:table-cell>
          <table:table-cell table:formula="of:=[.AC15]" office:value-type="float" office:value="0.914699971675873" calcext:value-type="float">
            <text:p>0.91469997167587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906499981880188" calcext:value-type="float">
            <text:p>0.906499981880188</text:p>
          </table:table-cell>
          <table:table-cell/>
          <table:table-cell table:number-columns-repeated="2" office:value-type="float" office:value="0.906499981880188" calcext:value-type="float">
            <text:p>0.906499981880188</text:p>
          </table:table-cell>
          <table:table-cell/>
          <table:table-cell table:formula="of:=AVERAGE([.D16:.H16])" office:value-type="float" office:value="0.906499981880188" calcext:value-type="float">
            <text:p>0.9064999818801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table:number-columns-repeated="2" office:value-type="float" office:value="0.91729998588562" calcext:value-type="float">
            <text:p>0.91729998588562</text:p>
          </table:table-cell>
          <table:table-cell/>
          <table:table-cell table:formula="of:=AVERAGE([.N16:.R16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6700005531311" calcext:value-type="float">
            <text:p>0.916700005531311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table:formula="of:=AVERAGE([.X16:.AB16])" office:value-type="float" office:value="0.916700005531311" calcext:value-type="float">
            <text:p>0.91670000553131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6]" office:value-type="float" office:value="0.906499981880188" calcext:value-type="float">
            <text:p>0.906499981880188</text:p>
          </table:table-cell>
          <table:table-cell table:formula="of:=[.S16]" office:value-type="float" office:value="0.91729998588562" calcext:value-type="float">
            <text:p>0.91729998588562</text:p>
          </table:table-cell>
          <table:table-cell table:formula="of:=[.AC16]" office:value-type="float" office:value="0.916700005531311" calcext:value-type="float">
            <text:p>0.916700005531311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0600006580353" calcext:value-type="float">
            <text:p>0.910600006580353</text:p>
          </table:table-cell>
          <table:table-cell/>
          <table:table-cell office:value-type="float" office:value="0.910600006580353" calcext:value-type="float">
            <text:p>0.910600006580353</text:p>
          </table:table-cell>
          <table:table-cell/>
          <table:table-cell office:value-type="float" office:value="0.910600006580353" calcext:value-type="float">
            <text:p>0.910600006580353</text:p>
          </table:table-cell>
          <table:table-cell table:formula="of:=AVERAGE([.D17:.H17])" office:value-type="float" office:value="0.910600006580353" calcext:value-type="float">
            <text:p>0.910600006580353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.914399981498718" calcext:value-type="float">
            <text:p>0.914399981498718</text:p>
          </table:table-cell>
          <table:table-cell/>
          <table:table-cell table:formula="of:=AVERAGE([.N17:.R17])" office:value-type="float" office:value="0.914399981498718" calcext:value-type="float">
            <text:p>0.914399981498718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540002822876" calcext:value-type="float">
            <text:p>0.91540002822876</text:p>
          </table:table-cell>
          <table:table-cell table:number-columns-repeated="2"/>
          <table:table-cell table:number-columns-repeated="2" office:value-type="float" office:value="0.91540002822876" calcext:value-type="float">
            <text:p>0.91540002822876</text:p>
          </table:table-cell>
          <table:table-cell table:formula="of:=AVERAGE([.X17:.AB17])" office:value-type="float" office:value="0.91540002822876" calcext:value-type="float">
            <text:p>0.91540002822876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7]" office:value-type="float" office:value="0.910600006580353" calcext:value-type="float">
            <text:p>0.910600006580353</text:p>
          </table:table-cell>
          <table:table-cell table:formula="of:=[.S17]" office:value-type="float" office:value="0.914399981498718" calcext:value-type="float">
            <text:p>0.914399981498718</text:p>
          </table:table-cell>
          <table:table-cell table:formula="of:=[.AC17]" office:value-type="float" office:value="0.91540002822876" calcext:value-type="float">
            <text:p>0.91540002822876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.91100001335144" calcext:value-type="float">
            <text:p>0.91100001335144</text:p>
          </table:table-cell>
          <table:table-cell/>
          <table:table-cell table:formula="of:=AVERAGE([.D18:.H18])" office:value-type="float" office:value="0.91100001335144" calcext:value-type="float">
            <text:p>0.91100001335144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0.917999982833862" calcext:value-type="float">
            <text:p>0.917999982833862</text:p>
          </table:table-cell>
          <table:table-cell table:formula="of:=AVERAGE([.N18:.R18])" office:value-type="float" office:value="0.917999982833862" calcext:value-type="float">
            <text:p>0.917999982833862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16000008583069" calcext:value-type="float">
            <text:p>0.916000008583069</text:p>
          </table:table-cell>
          <table:table-cell/>
          <table:table-cell office:value-type="float" office:value="0.916000008583069" calcext:value-type="float">
            <text:p>0.916000008583069</text:p>
          </table:table-cell>
          <table:table-cell/>
          <table:table-cell table:formula="of:=AVERAGE([.X18:.AB18])" office:value-type="float" office:value="0.916000008583069" calcext:value-type="float">
            <text:p>0.9160000085830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8]" office:value-type="float" office:value="0.91100001335144" calcext:value-type="float">
            <text:p>0.91100001335144</text:p>
          </table:table-cell>
          <table:table-cell table:formula="of:=[.S18]" office:value-type="float" office:value="0.917999982833862" calcext:value-type="float">
            <text:p>0.917999982833862</text:p>
          </table:table-cell>
          <table:table-cell table:formula="of:=[.AC18]" office:value-type="float" office:value="0.916000008583069" calcext:value-type="float">
            <text:p>0.916000008583069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910399973392487" calcext:value-type="float">
            <text:p>0.910399973392487</text:p>
          </table:table-cell>
          <table:table-cell/>
          <table:table-cell table:number-columns-repeated="2" office:value-type="float" office:value="0.910399973392487" calcext:value-type="float">
            <text:p>0.910399973392487</text:p>
          </table:table-cell>
          <table:table-cell table:formula="of:=AVERAGE([.D19:.H19])" office:value-type="float" office:value="0.910399973392487" calcext:value-type="float">
            <text:p>0.910399973392487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4799988269806" calcext:value-type="float">
            <text:p>0.914799988269806</text:p>
          </table:table-cell>
          <table:table-cell/>
          <table:table-cell table:number-columns-repeated="2" office:value-type="float" office:value="0.914799988269806" calcext:value-type="float">
            <text:p>0.914799988269806</text:p>
          </table:table-cell>
          <table:table-cell/>
          <table:table-cell table:formula="of:=AVERAGE([.N19:.R19])" office:value-type="float" office:value="0.914799988269806" calcext:value-type="float">
            <text:p>0.914799988269806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919099986553192" calcext:value-type="float">
            <text:p>0.919099986553192</text:p>
          </table:table-cell>
          <table:table-cell table:number-columns-repeated="2"/>
          <table:table-cell table:formula="of:=AVERAGE([.X19:.AB19])" office:value-type="float" office:value="0.919099986553192" calcext:value-type="float">
            <text:p>0.91909998655319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9]" office:value-type="float" office:value="0.910399973392487" calcext:value-type="float">
            <text:p>0.910399973392487</text:p>
          </table:table-cell>
          <table:table-cell table:formula="of:=[.S19]" office:value-type="float" office:value="0.914799988269806" calcext:value-type="float">
            <text:p>0.914799988269806</text:p>
          </table:table-cell>
          <table:table-cell table:formula="of:=[.AC19]" office:value-type="float" office:value="0.919099986553192" calcext:value-type="float">
            <text:p>0.91909998655319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2899971008301" calcext:value-type="float">
            <text:p>0.912899971008301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/>
          <table:table-cell table:formula="of:=AVERAGE([.D20:.H20])" office:value-type="float" office:value="0.912899971008301" calcext:value-type="float">
            <text:p>0.912899971008301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/>
          <table:table-cell table:formula="of:=AVERAGE([.N20:.R20])" office:value-type="float" office:value="0.919700026512146" calcext:value-type="float">
            <text:p>0.919700026512146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9200003147125" calcext:value-type="float">
            <text:p>0.919200003147125</text:p>
          </table:table-cell>
          <table:table-cell/>
          <table:table-cell table:number-columns-repeated="2" office:value-type="float" office:value="0.919200003147125" calcext:value-type="float">
            <text:p>0.919200003147125</text:p>
          </table:table-cell>
          <table:table-cell/>
          <table:table-cell table:formula="of:=AVERAGE([.X20:.AB20])" office:value-type="float" office:value="0.919200003147125" calcext:value-type="float">
            <text:p>0.919200003147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20]" office:value-type="float" office:value="0.912899971008301" calcext:value-type="float">
            <text:p>0.912899971008301</text:p>
          </table:table-cell>
          <table:table-cell table:formula="of:=[.S20]" office:value-type="float" office:value="0.919700026512146" calcext:value-type="float">
            <text:p>0.919700026512146</text:p>
          </table:table-cell>
          <table:table-cell table:formula="of:=[.AC20]" office:value-type="float" office:value="0.919200003147125" calcext:value-type="float">
            <text:p>0.9192000031471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13299977779388" calcext:value-type="float">
            <text:p>0.913299977779388</text:p>
          </table:table-cell>
          <table:table-cell table:number-columns-repeated="2"/>
          <table:table-cell office:value-type="float" office:value="0.913299977779388" calcext:value-type="float">
            <text:p>0.913299977779388</text:p>
          </table:table-cell>
          <table:table-cell table:formula="of:=AVERAGE([.D21:.H21])" office:value-type="float" office:value="0.913299977779388" calcext:value-type="float">
            <text:p>0.913299977779388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0.919000029563904" calcext:value-type="float">
            <text:p>0.919000029563904</text:p>
          </table:table-cell>
          <table:table-cell table:number-columns-repeated="2"/>
          <table:table-cell table:number-columns-repeated="2" office:value-type="float" office:value="0.919000029563904" calcext:value-type="float">
            <text:p>0.919000029563904</text:p>
          </table:table-cell>
          <table:table-cell table:formula="of:=AVERAGE([.N21:.R21])" office:value-type="float" office:value="0.919000029563904" calcext:value-type="float">
            <text:p>0.919000029563904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0.919200003147125" calcext:value-type="float">
            <text:p>0.919200003147125</text:p>
          </table:table-cell>
          <table:table-cell table:formula="of:=AVERAGE([.X21:.AB21])" office:value-type="float" office:value="0.919200003147125" calcext:value-type="float">
            <text:p>0.9192000031471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21]" office:value-type="float" office:value="0.913299977779388" calcext:value-type="float">
            <text:p>0.913299977779388</text:p>
          </table:table-cell>
          <table:table-cell table:formula="of:=[.S21]" office:value-type="float" office:value="0.919000029563904" calcext:value-type="float">
            <text:p>0.919000029563904</text:p>
          </table:table-cell>
          <table:table-cell table:formula="of:=[.AC21]" office:value-type="float" office:value="0.919200003147125" calcext:value-type="float">
            <text:p>0.9192000031471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table:number-columns-repeated="2" office:value-type="float" office:value="0.912000000476837" calcext:value-type="float">
            <text:p>0.912000000476837</text:p>
          </table:table-cell>
          <table:table-cell/>
          <table:table-cell table:formula="of:=AVERAGE([.D22:.H22])" office:value-type="float" office:value="0.912000000476837" calcext:value-type="float">
            <text:p>0.912000000476837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 table:formula="of:=AVERAGE([.N22:.R22])" office:value-type="float" office:value="0.921199977397919" calcext:value-type="float">
            <text:p>0.921199977397919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 table:formula="of:=AVERAGE([.X22:.AB22])" office:value-type="float" office:value="0.916700005531311" calcext:value-type="float">
            <text:p>0.91670000553131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22]" office:value-type="float" office:value="0.912000000476837" calcext:value-type="float">
            <text:p>0.912000000476837</text:p>
          </table:table-cell>
          <table:table-cell table:formula="of:=[.S22]" office:value-type="float" office:value="0.921199977397919" calcext:value-type="float">
            <text:p>0.921199977397919</text:p>
          </table:table-cell>
          <table:table-cell table:formula="of:=[.AC22]" office:value-type="float" office:value="0.916700005531311" calcext:value-type="float">
            <text:p>0.91670000553131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12599980831146" calcext:value-type="float">
            <text:p>0.912599980831146</text:p>
          </table:table-cell>
          <table:table-cell/>
          <table:table-cell table:formula="of:=AVERAGE([.D23:.H23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21400010585785" calcext:value-type="float">
            <text:p>0.921400010585785</text:p>
          </table:table-cell>
          <table:table-cell/>
          <table:table-cell table:formula="of:=AVERAGE([.N23:.R23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15600001811981" calcext:value-type="float">
            <text:p>0.915600001811981</text:p>
          </table:table-cell>
          <table:table-cell/>
          <table:table-cell office:value-type="float" office:value="0.915600001811981" calcext:value-type="float">
            <text:p>0.915600001811981</text:p>
          </table:table-cell>
          <table:table-cell table:formula="of:=AVERAGE([.X23:.AB23])" office:value-type="float" office:value="0.915600001811981" calcext:value-type="float">
            <text:p>0.91560000181198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23]" office:value-type="float" office:value="0.912599980831146" calcext:value-type="float">
            <text:p>0.912599980831146</text:p>
          </table:table-cell>
          <table:table-cell table:formula="of:=[.S23]" office:value-type="float" office:value="0.921400010585785" calcext:value-type="float">
            <text:p>0.921400010585785</text:p>
          </table:table-cell>
          <table:table-cell table:formula="of:=[.AC23]" office:value-type="float" office:value="0.915600001811981" calcext:value-type="float">
            <text:p>0.91560000181198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.913399994373322" calcext:value-type="float">
            <text:p>0.913399994373322</text:p>
          </table:table-cell>
          <table:table-cell/>
          <table:table-cell office:value-type="float" office:value="0.913399994373322" calcext:value-type="float">
            <text:p>0.913399994373322</text:p>
          </table:table-cell>
          <table:table-cell/>
          <table:table-cell table:formula="of:=AVERAGE([.D24:.H24])" office:value-type="float" office:value="0.913399994373322" calcext:value-type="float">
            <text:p>0.9133999943733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N24:.R24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16000008583069" calcext:value-type="float">
            <text:p>0.916000008583069</text:p>
          </table:table-cell>
          <table:table-cell table:formula="of:=AVERAGE([.X24:.AB24])" office:value-type="float" office:value="0.916000008583069" calcext:value-type="float">
            <text:p>0.91600000858306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4]" office:value-type="float" office:value="0.913399994373322" calcext:value-type="float">
            <text:p>0.913399994373322</text:p>
          </table:table-cell>
          <table:table-cell table:formula="of:=[.S24]" office:value-type="float" office:value="0.92220002412796" calcext:value-type="float">
            <text:p>0.92220002412796</text:p>
          </table:table-cell>
          <table:table-cell table:formula="of:=[.AC24]" office:value-type="float" office:value="0.916000008583069" calcext:value-type="float">
            <text:p>0.91600000858306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 table:number-columns-repeated="2"/>
          <table:table-cell office:value-type="float" office:value="0.912800014019012" calcext:value-type="float">
            <text:p>0.912800014019012</text:p>
          </table:table-cell>
          <table:table-cell table:formula="of:=AVERAGE([.D25:.H25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0.916700005531311" calcext:value-type="float">
            <text:p>0.916700005531311</text:p>
          </table:table-cell>
          <table:table-cell table:formula="of:=AVERAGE([.N25:.R25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916999995708466" calcext:value-type="float">
            <text:p>0.916999995708466</text:p>
          </table:table-cell>
          <table:table-cell/>
          <table:table-cell table:formula="of:=AVERAGE([.X25:.AB25])" office:value-type="float" office:value="0.916999995708466" calcext:value-type="float">
            <text:p>0.91699999570846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25]" office:value-type="float" office:value="0.912800014019012" calcext:value-type="float">
            <text:p>0.912800014019012</text:p>
          </table:table-cell>
          <table:table-cell table:formula="of:=[.S25]" office:value-type="float" office:value="0.916700005531311" calcext:value-type="float">
            <text:p>0.916700005531311</text:p>
          </table:table-cell>
          <table:table-cell table:formula="of:=[.AC25]" office:value-type="float" office:value="0.916999995708466" calcext:value-type="float">
            <text:p>0.91699999570846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3" office:value-type="float" office:value="0.9132000207901" calcext:value-type="float">
            <text:p>0.9132000207901</text:p>
          </table:table-cell>
          <table:table-cell table:number-columns-repeated="2"/>
          <table:table-cell table:formula="of:=AVERAGE([.D26:.H26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office:value-type="float" office:value="0.922699987888336" calcext:value-type="float">
            <text:p>0.922699987888336</text:p>
          </table:table-cell>
          <table:table-cell/>
          <table:table-cell table:formula="of:=AVERAGE([.N26:.R26])" office:value-type="float" office:value="0.922699987888336" calcext:value-type="float">
            <text:p>0.92269998788833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/>
          <table:table-cell table:number-columns-repeated="2" office:value-type="float" office:value="0.918299973011017" calcext:value-type="float">
            <text:p>0.918299973011017</text:p>
          </table:table-cell>
          <table:table-cell table:formula="of:=AVERAGE([.X26:.AB26])" office:value-type="float" office:value="0.918299973011017" calcext:value-type="float">
            <text:p>0.91829997301101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26]" office:value-type="float" office:value="0.9132000207901" calcext:value-type="float">
            <text:p>0.9132000207901</text:p>
          </table:table-cell>
          <table:table-cell table:formula="of:=[.S26]" office:value-type="float" office:value="0.922699987888336" calcext:value-type="float">
            <text:p>0.922699987888336</text:p>
          </table:table-cell>
          <table:table-cell table:formula="of:=[.AC26]" office:value-type="float" office:value="0.918299973011017" calcext:value-type="float">
            <text:p>0.91829997301101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132000207901" calcext:value-type="float">
            <text:p>0.9132000207901</text:p>
          </table:table-cell>
          <table:table-cell table:number-columns-repeated="2"/>
          <table:table-cell office:value-type="float" office:value="0.9132000207901" calcext:value-type="float">
            <text:p>0.9132000207901</text:p>
          </table:table-cell>
          <table:table-cell table:formula="of:=AVERAGE([.D27:.H27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 table:formula="of:=AVERAGE([.N27:.R27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/>
          <table:table-cell table:number-columns-repeated="2" office:value-type="float" office:value="0.918200016021729" calcext:value-type="float">
            <text:p>0.918200016021729</text:p>
          </table:table-cell>
          <table:table-cell table:formula="of:=AVERAGE([.X27:.AB27])" office:value-type="float" office:value="0.918200016021729" calcext:value-type="float">
            <text:p>0.91820001602172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27]" office:value-type="float" office:value="0.9132000207901" calcext:value-type="float">
            <text:p>0.9132000207901</text:p>
          </table:table-cell>
          <table:table-cell table:formula="of:=[.S27]" office:value-type="float" office:value="0.921400010585785" calcext:value-type="float">
            <text:p>0.921400010585785</text:p>
          </table:table-cell>
          <table:table-cell table:formula="of:=[.AC27]" office:value-type="float" office:value="0.918200016021729" calcext:value-type="float">
            <text:p>0.91820001602172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13800001144409" calcext:value-type="float">
            <text:p>0.913800001144409</text:p>
          </table:table-cell>
          <table:table-cell table:formula="of:=AVERAGE([.D28:.H28])" office:value-type="float" office:value="0.913800001144409" calcext:value-type="float">
            <text:p>0.91380000114440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N28:.R28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20799970626831" calcext:value-type="float">
            <text:p>0.920799970626831</text:p>
          </table:table-cell>
          <table:table-cell table:formula="of:=AVERAGE([.X28:.AB28])" office:value-type="float" office:value="0.920799970626831" calcext:value-type="float">
            <text:p>0.92079997062683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28]" office:value-type="float" office:value="0.913800001144409" calcext:value-type="float">
            <text:p>0.913800001144409</text:p>
          </table:table-cell>
          <table:table-cell table:formula="of:=[.S28]" office:value-type="float" office:value="0.920300006866455" calcext:value-type="float">
            <text:p>0.920300006866455</text:p>
          </table:table-cell>
          <table:table-cell table:formula="of:=[.AC28]" office:value-type="float" office:value="0.920799970626831" calcext:value-type="float">
            <text:p>0.92079997062683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13800001144409" calcext:value-type="float">
            <text:p>0.913800001144409</text:p>
          </table:table-cell>
          <table:table-cell table:number-columns-repeated="2"/>
          <table:table-cell table:number-columns-repeated="2" office:value-type="float" office:value="0.913800001144409" calcext:value-type="float">
            <text:p>0.913800001144409</text:p>
          </table:table-cell>
          <table:table-cell table:formula="of:=AVERAGE([.D29:.H29])" office:value-type="float" office:value="0.913800001144409" calcext:value-type="float">
            <text:p>0.91380000114440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N29:.R29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917999982833862" calcext:value-type="float">
            <text:p>0.917999982833862</text:p>
          </table:table-cell>
          <table:table-cell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X29:.AB29])" office:value-type="float" office:value="0.917999982833862" calcext:value-type="float">
            <text:p>0.91799998283386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9]" office:value-type="float" office:value="0.913800001144409" calcext:value-type="float">
            <text:p>0.913800001144409</text:p>
          </table:table-cell>
          <table:table-cell table:formula="of:=[.S29]" office:value-type="float" office:value="0.920899987220764" calcext:value-type="float">
            <text:p>0.920899987220764</text:p>
          </table:table-cell>
          <table:table-cell table:formula="of:=[.AC29]" office:value-type="float" office:value="0.917999982833862" calcext:value-type="float">
            <text:p>0.91799998283386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13699984550476" calcext:value-type="float">
            <text:p>0.913699984550476</text:p>
          </table:table-cell>
          <table:table-cell table:number-columns-repeated="2"/>
          <table:table-cell table:number-columns-repeated="2" office:value-type="float" office:value="0.913699984550476" calcext:value-type="float">
            <text:p>0.913699984550476</text:p>
          </table:table-cell>
          <table:table-cell table:formula="of:=AVERAGE([.D30:.H30])" office:value-type="float" office:value="0.913699984550476" calcext:value-type="float">
            <text:p>0.91369998455047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 table:formula="of:=AVERAGE([.N30:.R30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3" office:value-type="float" office:value="0.919799983501434" calcext:value-type="float">
            <text:p>0.919799983501434</text:p>
          </table:table-cell>
          <table:table-cell table:formula="of:=AVERAGE([.X30:.AB30])" office:value-type="float" office:value="0.919799983501434" calcext:value-type="float">
            <text:p>0.91979998350143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30]" office:value-type="float" office:value="0.913699984550476" calcext:value-type="float">
            <text:p>0.913699984550476</text:p>
          </table:table-cell>
          <table:table-cell table:formula="of:=[.S30]" office:value-type="float" office:value="0.921899974346161" calcext:value-type="float">
            <text:p>0.921899974346161</text:p>
          </table:table-cell>
          <table:table-cell table:formula="of:=[.AC30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.913500010967255" calcext:value-type="float">
            <text:p>0.913500010967255</text:p>
          </table:table-cell>
          <table:table-cell/>
          <table:table-cell office:value-type="float" office:value="0.913500010967255" calcext:value-type="float">
            <text:p>0.913500010967255</text:p>
          </table:table-cell>
          <table:table-cell table:formula="of:=AVERAGE([.D31:.H31])" office:value-type="float" office:value="0.913500010967255" calcext:value-type="float">
            <text:p>0.91350001096725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table:formula="of:=AVERAGE([.N31:.R31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/>
          <table:table-cell table:formula="of:=AVERAGE([.X31:.AB31])" office:value-type="float" office:value="0.918600022792816" calcext:value-type="float">
            <text:p>0.918600022792816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31]" office:value-type="float" office:value="0.913500010967255" calcext:value-type="float">
            <text:p>0.913500010967255</text:p>
          </table:table-cell>
          <table:table-cell table:formula="of:=[.S31]" office:value-type="float" office:value="0.922100007534027" calcext:value-type="float">
            <text:p>0.922100007534027</text:p>
          </table:table-cell>
          <table:table-cell table:formula="of:=[.AC31]" office:value-type="float" office:value="0.918600022792816" calcext:value-type="float">
            <text:p>0.9186000227928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13900017738342" calcext:value-type="float">
            <text:p>0.913900017738342</text:p>
          </table:table-cell>
          <table:table-cell table:number-columns-repeated="2"/>
          <table:table-cell table:number-columns-repeated="2" office:value-type="float" office:value="0.913900017738342" calcext:value-type="float">
            <text:p>0.913900017738342</text:p>
          </table:table-cell>
          <table:table-cell table:formula="of:=AVERAGE([.D32:.H32])" office:value-type="float" office:value="0.913900017738342" calcext:value-type="float">
            <text:p>0.91390001773834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.921400010585785" calcext:value-type="float">
            <text:p>0.921400010585785</text:p>
          </table:table-cell>
          <table:table-cell table:number-columns-repeated="2"/>
          <table:table-cell office:value-type="float" office:value="0.921400010585785" calcext:value-type="float">
            <text:p>0.921400010585785</text:p>
          </table:table-cell>
          <table:table-cell table:formula="of:=AVERAGE([.N32:.R32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X32:.AB32])" office:value-type="float" office:value="0.919399976730347" calcext:value-type="float">
            <text:p>0.91939997673034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32]" office:value-type="float" office:value="0.913900017738342" calcext:value-type="float">
            <text:p>0.913900017738342</text:p>
          </table:table-cell>
          <table:table-cell table:formula="of:=[.S32]" office:value-type="float" office:value="0.921400010585785" calcext:value-type="float">
            <text:p>0.921400010585785</text:p>
          </table:table-cell>
          <table:table-cell table:formula="of:=[.AC32]" office:value-type="float" office:value="0.919399976730347" calcext:value-type="float">
            <text:p>0.91939997673034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13699984550476" calcext:value-type="float">
            <text:p>0.913699984550476</text:p>
          </table:table-cell>
          <table:table-cell table:number-columns-repeated="2"/>
          <table:table-cell table:number-columns-repeated="2" office:value-type="float" office:value="0.913699984550476" calcext:value-type="float">
            <text:p>0.913699984550476</text:p>
          </table:table-cell>
          <table:table-cell table:formula="of:=AVERAGE([.D33:.H33])" office:value-type="float" office:value="0.913699984550476" calcext:value-type="float">
            <text:p>0.91369998455047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N33:.R33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21199977397919" calcext:value-type="float">
            <text:p>0.921199977397919</text:p>
          </table:table-cell>
          <table:table-cell table:formula="of:=AVERAGE([.X33:.AB33])" office:value-type="float" office:value="0.921199977397919" calcext:value-type="float">
            <text:p>0.92119997739791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33]" office:value-type="float" office:value="0.913699984550476" calcext:value-type="float">
            <text:p>0.913699984550476</text:p>
          </table:table-cell>
          <table:table-cell table:formula="of:=[.S33]" office:value-type="float" office:value="0.921899974346161" calcext:value-type="float">
            <text:p>0.921899974346161</text:p>
          </table:table-cell>
          <table:table-cell table:formula="of:=[.AC33]" office:value-type="float" office:value="0.921199977397919" calcext:value-type="float">
            <text:p>0.92119997739791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/>
          <table:table-cell table:number-columns-repeated="2" office:value-type="float" office:value="0.912899971008301" calcext:value-type="float">
            <text:p>0.912899971008301</text:p>
          </table:table-cell>
          <table:table-cell table:formula="of:=AVERAGE([.D34:.H34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3" office:value-type="float" office:value="0.920700013637543" calcext:value-type="float">
            <text:p>0.920700013637543</text:p>
          </table:table-cell>
          <table:table-cell table:formula="of:=AVERAGE([.N34:.R34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table:number-columns-repeated="2" office:value-type="float" office:value="0.919799983501434" calcext:value-type="float">
            <text:p>0.919799983501434</text:p>
          </table:table-cell>
          <table:table-cell table:formula="of:=AVERAGE([.X34:.AB34])" office:value-type="float" office:value="0.919799983501434" calcext:value-type="float">
            <text:p>0.91979998350143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34]" office:value-type="float" office:value="0.912899971008301" calcext:value-type="float">
            <text:p>0.912899971008301</text:p>
          </table:table-cell>
          <table:table-cell table:formula="of:=[.S34]" office:value-type="float" office:value="0.920700013637543" calcext:value-type="float">
            <text:p>0.920700013637543</text:p>
          </table:table-cell>
          <table:table-cell table:formula="of:=[.AC34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2899971008301" calcext:value-type="float">
            <text:p>0.912899971008301</text:p>
          </table:table-cell>
          <table:table-cell table:number-columns-repeated="2"/>
          <table:table-cell table:number-columns-repeated="2" office:value-type="float" office:value="0.912899971008301" calcext:value-type="float">
            <text:p>0.912899971008301</text:p>
          </table:table-cell>
          <table:table-cell table:formula="of:=AVERAGE([.D35:.H35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table:formula="of:=AVERAGE([.N35:.R35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float" office:value="0.921899974346161" calcext:value-type="float">
            <text:p>0.921899974346161</text:p>
          </table:table-cell>
          <table:table-cell table:number-columns-repeated="2"/>
          <table:table-cell table:formula="of:=AVERAGE([.X35:.AB35])" office:value-type="float" office:value="0.921899974346161" calcext:value-type="float">
            <text:p>0.92189997434616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35]" office:value-type="float" office:value="0.912899971008301" calcext:value-type="float">
            <text:p>0.912899971008301</text:p>
          </table:table-cell>
          <table:table-cell table:formula="of:=[.S35]" office:value-type="float" office:value="0.921899974346161" calcext:value-type="float">
            <text:p>0.921899974346161</text:p>
          </table:table-cell>
          <table:table-cell table:formula="of:=[.AC35]" office:value-type="float" office:value="0.921899974346161" calcext:value-type="float">
            <text:p>0.92189997434616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 office:value-type="float" office:value="0.913800001144409" calcext:value-type="float">
            <text:p>0.913800001144409</text:p>
          </table:table-cell>
          <table:table-cell table:number-columns-repeated="2"/>
          <table:table-cell table:formula="of:=AVERAGE([.D36:.H36])" office:value-type="float" office:value="0.913800001144409" calcext:value-type="float">
            <text:p>0.91380000114440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/>
          <table:table-cell table:formula="of:=AVERAGE([.N36:.R36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number-columns-repeated="3" office:value-type="float" office:value="0.920400023460388" calcext:value-type="float">
            <text:p>0.920400023460388</text:p>
          </table:table-cell>
          <table:table-cell/>
          <table:table-cell table:formula="of:=AVERAGE([.X36:.AB36])" office:value-type="float" office:value="0.920400023460388" calcext:value-type="float">
            <text:p>0.92040002346038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36]" office:value-type="float" office:value="0.913800001144409" calcext:value-type="float">
            <text:p>0.913800001144409</text:p>
          </table:table-cell>
          <table:table-cell table:formula="of:=[.S36]" office:value-type="float" office:value="0.921000003814697" calcext:value-type="float">
            <text:p>0.921000003814697</text:p>
          </table:table-cell>
          <table:table-cell table:formula="of:=[.AC36]" office:value-type="float" office:value="0.920400023460388" calcext:value-type="float">
            <text:p>0.920400023460388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 office:value-type="float" office:value="0.913399994373322" calcext:value-type="float">
            <text:p>0.913399994373322</text:p>
          </table:table-cell>
          <table:table-cell table:number-columns-repeated="2"/>
          <table:table-cell table:formula="of:=AVERAGE([.D37:.H37])" office:value-type="float" office:value="0.913399994373322" calcext:value-type="float">
            <text:p>0.91339999437332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21500027179718" calcext:value-type="float">
            <text:p>0.921500027179718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table:formula="of:=AVERAGE([.N37:.R37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X37:.AB37])" office:value-type="float" office:value="0.921999990940094" calcext:value-type="float">
            <text:p>0.921999990940094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37]" office:value-type="float" office:value="0.913399994373322" calcext:value-type="float">
            <text:p>0.913399994373322</text:p>
          </table:table-cell>
          <table:table-cell table:formula="of:=[.S37]" office:value-type="float" office:value="0.921500027179718" calcext:value-type="float">
            <text:p>0.921500027179718</text:p>
          </table:table-cell>
          <table:table-cell table:formula="of:=[.AC37]" office:value-type="float" office:value="0.921999990940094" calcext:value-type="float">
            <text:p>0.92199999094009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 table:formula="of:=AVERAGE([.D38:.H38])" office:value-type="float" office:value="0.913100004196167" calcext:value-type="float">
            <text:p>0.91310000419616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float" office:value="0.922299981117249" calcext:value-type="float">
            <text:p>0.922299981117249</text:p>
          </table:table-cell>
          <table:table-cell table:number-columns-repeated="2"/>
          <table:table-cell table:formula="of:=AVERAGE([.N38:.R38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 table:formula="of:=AVERAGE([.X38:.AB38])" office:value-type="float" office:value="0.922299981117249" calcext:value-type="float">
            <text:p>0.922299981117249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38]" office:value-type="float" office:value="0.913100004196167" calcext:value-type="float">
            <text:p>0.913100004196167</text:p>
          </table:table-cell>
          <table:table-cell table:formula="of:=[.S38]" office:value-type="float" office:value="0.922299981117249" calcext:value-type="float">
            <text:p>0.922299981117249</text:p>
          </table:table-cell>
          <table:table-cell table:formula="of:=[.AC38]" office:value-type="float" office:value="0.922299981117249" calcext:value-type="float">
            <text:p>0.92229998111724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3" office:value-type="float" office:value="0.9132000207901" calcext:value-type="float">
            <text:p>0.9132000207901</text:p>
          </table:table-cell>
          <table:table-cell table:number-columns-repeated="2"/>
          <table:table-cell table:formula="of:=AVERAGE([.D39:.H39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39:.R39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float" office:value="0.921299993991852" calcext:value-type="float">
            <text:p>0.921299993991852</text:p>
          </table:table-cell>
          <table:table-cell table:number-columns-repeated="2"/>
          <table:table-cell table:formula="of:=AVERAGE([.X39:.AB39])" office:value-type="float" office:value="0.921299993991852" calcext:value-type="float">
            <text:p>0.92129999399185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39]" office:value-type="float" office:value="0.9132000207901" calcext:value-type="float">
            <text:p>0.9132000207901</text:p>
          </table:table-cell>
          <table:table-cell table:formula="of:=[.S39]" office:value-type="float" office:value="0.921800017356873" calcext:value-type="float">
            <text:p>0.921800017356873</text:p>
          </table:table-cell>
          <table:table-cell table:formula="of:=[.AC39]" office:value-type="float" office:value="0.921299993991852" calcext:value-type="float">
            <text:p>0.92129999399185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 office:value-type="float" office:value="0.913399994373322" calcext:value-type="float">
            <text:p>0.913399994373322</text:p>
          </table:table-cell>
          <table:table-cell/>
          <table:table-cell office:value-type="float" office:value="0.913399994373322" calcext:value-type="float">
            <text:p>0.913399994373322</text:p>
          </table:table-cell>
          <table:table-cell/>
          <table:table-cell table:formula="of:=AVERAGE([.D40:.H40])" office:value-type="float" office:value="0.913399994373322" calcext:value-type="float">
            <text:p>0.91339999437332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table:formula="of:=AVERAGE([.N40:.R40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X40:.AB40])" office:value-type="float" office:value="0.920300006866455" calcext:value-type="float">
            <text:p>0.92030000686645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40]" office:value-type="float" office:value="0.913399994373322" calcext:value-type="float">
            <text:p>0.913399994373322</text:p>
          </table:table-cell>
          <table:table-cell table:formula="of:=[.S40]" office:value-type="float" office:value="0.92110002040863" calcext:value-type="float">
            <text:p>0.92110002040863</text:p>
          </table:table-cell>
          <table:table-cell table:formula="of:=[.AC40]" office:value-type="float" office:value="0.920300006866455" calcext:value-type="float">
            <text:p>0.92030000686645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0.9132000207901" calcext:value-type="float">
            <text:p>0.9132000207901</text:p>
          </table:table-cell>
          <table:table-cell/>
          <table:table-cell table:number-columns-repeated="2" office:value-type="float" office:value="0.9132000207901" calcext:value-type="float">
            <text:p>0.9132000207901</text:p>
          </table:table-cell>
          <table:table-cell/>
          <table:table-cell table:formula="of:=AVERAGE([.D41:.H41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N41:.R41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2800004482269" calcext:value-type="float">
            <text:p>0.922800004482269</text:p>
          </table:table-cell>
          <table:table-cell/>
          <table:table-cell table:formula="of:=AVERAGE([.X41:.AB41])" office:value-type="float" office:value="0.922800004482269" calcext:value-type="float">
            <text:p>0.922800004482269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41]" office:value-type="float" office:value="0.9132000207901" calcext:value-type="float">
            <text:p>0.9132000207901</text:p>
          </table:table-cell>
          <table:table-cell table:formula="of:=[.S41]" office:value-type="float" office:value="0.921999990940094" calcext:value-type="float">
            <text:p>0.921999990940094</text:p>
          </table:table-cell>
          <table:table-cell table:formula="of:=[.AC41]" office:value-type="float" office:value="0.922800004482269" calcext:value-type="float">
            <text:p>0.92280000448226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.913299977779388" calcext:value-type="float">
            <text:p>0.913299977779388</text:p>
          </table:table-cell>
          <table:table-cell/>
          <table:table-cell office:value-type="float" office:value="0.913299977779388" calcext:value-type="float">
            <text:p>0.913299977779388</text:p>
          </table:table-cell>
          <table:table-cell table:formula="of:=AVERAGE([.D42:.H42])" office:value-type="float" office:value="0.913299977779388" calcext:value-type="float">
            <text:p>0.91329997777938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0.92059999704361" calcext:value-type="float">
            <text:p>0.92059999704361</text:p>
          </table:table-cell>
          <table:table-cell/>
          <table:table-cell table:formula="of:=AVERAGE([.N42:.R42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21899974346161" calcext:value-type="float">
            <text:p>0.921899974346161</text:p>
          </table:table-cell>
          <table:table-cell table:number-columns-repeated="2"/>
          <table:table-cell table:number-columns-repeated="2" office:value-type="float" office:value="0.921899974346161" calcext:value-type="float">
            <text:p>0.921899974346161</text:p>
          </table:table-cell>
          <table:table-cell table:formula="of:=AVERAGE([.X42:.AB42])" office:value-type="float" office:value="0.921899974346161" calcext:value-type="float">
            <text:p>0.92189997434616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42]" office:value-type="float" office:value="0.913299977779388" calcext:value-type="float">
            <text:p>0.913299977779388</text:p>
          </table:table-cell>
          <table:table-cell table:formula="of:=[.S42]" office:value-type="float" office:value="0.92059999704361" calcext:value-type="float">
            <text:p>0.92059999704361</text:p>
          </table:table-cell>
          <table:table-cell table:formula="of:=[.AC42]" office:value-type="float" office:value="0.921899974346161" calcext:value-type="float">
            <text:p>0.92189997434616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.9132000207901" calcext:value-type="float">
            <text:p>0.9132000207901</text:p>
          </table:table-cell>
          <table:table-cell/>
          <table:table-cell office:value-type="float" office:value="0.9132000207901" calcext:value-type="float">
            <text:p>0.9132000207901</text:p>
          </table:table-cell>
          <table:table-cell/>
          <table:table-cell table:formula="of:=AVERAGE([.D43:.H43])" office:value-type="float" office:value="0.9132000207901" calcext:value-type="float">
            <text:p>0.913200020790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43:.R43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0.919900000095367" calcext:value-type="float">
            <text:p>0.919900000095367</text:p>
          </table:table-cell>
          <table:table-cell/>
          <table:table-cell office:value-type="float" office:value="0.919900000095367" calcext:value-type="float">
            <text:p>0.919900000095367</text:p>
          </table:table-cell>
          <table:table-cell/>
          <table:table-cell table:formula="of:=AVERAGE([.X43:.AB43])" office:value-type="float" office:value="0.919900000095367" calcext:value-type="float">
            <text:p>0.91990000009536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43]" office:value-type="float" office:value="0.9132000207901" calcext:value-type="float">
            <text:p>0.9132000207901</text:p>
          </table:table-cell>
          <table:table-cell table:formula="of:=[.S43]" office:value-type="float" office:value="0.921800017356873" calcext:value-type="float">
            <text:p>0.921800017356873</text:p>
          </table:table-cell>
          <table:table-cell table:formula="of:=[.AC43]" office:value-type="float" office:value="0.919900000095367" calcext:value-type="float">
            <text:p>0.91990000009536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13299977779388" calcext:value-type="float">
            <text:p>0.913299977779388</text:p>
          </table:table-cell>
          <table:table-cell table:formula="of:=AVERAGE([.D44:.H44])" office:value-type="float" office:value="0.913299977779388" calcext:value-type="float">
            <text:p>0.91329997777938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899974346161" calcext:value-type="float">
            <text:p>0.921899974346161</text:p>
          </table:table-cell>
          <table:table-cell table:formula="of:=AVERAGE([.N44:.R44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700000762939" calcext:value-type="float">
            <text:p>0.921700000762939</text:p>
          </table:table-cell>
          <table:table-cell table:formula="of:=AVERAGE([.X44:.AB44])" office:value-type="float" office:value="0.921700000762939" calcext:value-type="float">
            <text:p>0.921700000762939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44]" office:value-type="float" office:value="0.913299977779388" calcext:value-type="float">
            <text:p>0.913299977779388</text:p>
          </table:table-cell>
          <table:table-cell table:formula="of:=[.S44]" office:value-type="float" office:value="0.921899974346161" calcext:value-type="float">
            <text:p>0.921899974346161</text:p>
          </table:table-cell>
          <table:table-cell table:formula="of:=[.AC44]" office:value-type="float" office:value="0.921700000762939" calcext:value-type="float">
            <text:p>0.921700000762939</text:p>
          </table:table-cell>
          <table:table-cell table:number-columns-repeated="98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19" office:value-type="string" calcext:value-type="string" table:number-columns-spanned="34" table:number-rows-spanned="2">
            <text:p>lr_scheduler_on_participated_epoch</text:p>
          </table:table-cell>
          <table:covered-table-cell table:number-columns-repeated="33"/>
          <table:table-cell table:number-columns-repeated="987"/>
        </table:table-row>
        <table:table-row table:style-name="ro1">
          <table:covered-table-cell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21"/>
          <table:table-cell table:style-name="ce23" office:value-type="string" calcext:value-type="string" table:number-columns-spanned="3" table:number-rows-spanned="1">
            <text:p>lr decay period</text:p>
          </table:table-cell>
          <table:covered-table-cell table:style-name="ce19"/>
          <table:covered-table-cell/>
          <table:table-cell table:number-columns-repeated="98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1" office:value-type="string" calcext:value-type="string">
            <text:p>sess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39100003242493" calcext:value-type="float">
            <text:p>0.839100003242493</text:p>
          </table:table-cell>
          <table:table-cell/>
          <table:table-cell table:number-columns-repeated="2" office:value-type="float" office:value="0.839100003242493" calcext:value-type="float">
            <text:p>0.839100003242493</text:p>
          </table:table-cell>
          <table:table-cell/>
          <table:table-cell table:formula="of:=AVERAGE([.D52:.H52])" office:value-type="float" office:value="0.839100003242493" calcext:value-type="float">
            <text:p>0.839100003242493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63399982452393" calcext:value-type="float">
            <text:p>0.863399982452393</text:p>
          </table:table-cell>
          <table:table-cell/>
          <table:table-cell office:value-type="float" office:value="0.863399982452393" calcext:value-type="float">
            <text:p>0.863399982452393</text:p>
          </table:table-cell>
          <table:table-cell office:value-type="float" office:value="0.872600018978119" calcext:value-type="float">
            <text:p>0.872600018978119</text:p>
          </table:table-cell>
          <table:table-cell table:formula="of:=AVERAGE([.N52:.R52])" office:value-type="float" office:value="0.865699991583825" calcext:value-type="float">
            <text:p>0.865699991583825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0.826200008392334" calcext:value-type="float">
            <text:p>0.826200008392334</text:p>
          </table:table-cell>
          <table:table-cell table:formula="of:=AVERAGE([.X52:.AB52])" office:value-type="float" office:value="0.826200008392334" calcext:value-type="float">
            <text:p>0.82620000839233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52]" office:value-type="float" office:value="0.839100003242493" calcext:value-type="float">
            <text:p>0.839100003242493</text:p>
          </table:table-cell>
          <table:table-cell table:formula="of:=[.S52]" office:value-type="float" office:value="0.865699991583825" calcext:value-type="float">
            <text:p>0.865699991583825</text:p>
          </table:table-cell>
          <table:table-cell table:formula="of:=[.AC52]" office:value-type="float" office:value="0.826200008392334" calcext:value-type="float">
            <text:p>0.82620000839233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.873300015926361" calcext:value-type="float">
            <text:p>0.873300015926361</text:p>
          </table:table-cell>
          <table:table-cell table:formula="of:=AVERAGE([.D53:.H53])" office:value-type="float" office:value="0.873300015926361" calcext:value-type="float">
            <text:p>0.873300015926361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600018978119" calcext:value-type="float">
            <text:p>0.872600018978119</text:p>
          </table:table-cell>
          <table:table-cell/>
          <table:table-cell office:value-type="float" office:value="0.872600018978119" calcext:value-type="float">
            <text:p>0.872600018978119</text:p>
          </table:table-cell>
          <table:table-cell office:value-type="float" office:value="0.873300015926361" calcext:value-type="float">
            <text:p>0.873300015926361</text:p>
          </table:table-cell>
          <table:table-cell table:formula="of:=AVERAGE([.N53:.R53])" office:value-type="float" office:value="0.8728333512942" calcext:value-type="float">
            <text:p>0.8728333512942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0.877300024032593" calcext:value-type="float">
            <text:p>0.877300024032593</text:p>
          </table:table-cell>
          <table:table-cell table:formula="of:=AVERAGE([.X53:.AB53])" office:value-type="float" office:value="0.877300024032593" calcext:value-type="float">
            <text:p>0.87730002403259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53]" office:value-type="float" office:value="0.873300015926361" calcext:value-type="float">
            <text:p>0.873300015926361</text:p>
          </table:table-cell>
          <table:table-cell table:formula="of:=[.S53]" office:value-type="float" office:value="0.8728333512942" calcext:value-type="float">
            <text:p>0.8728333512942</text:p>
          </table:table-cell>
          <table:table-cell table:formula="of:=[.AC53]" office:value-type="float" office:value="0.877300024032593" calcext:value-type="float">
            <text:p>0.87730002403259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.88400000333786" calcext:value-type="float">
            <text:p>0.88400000333786</text:p>
          </table:table-cell>
          <table:table-cell/>
          <table:table-cell table:formula="of:=AVERAGE([.D54:.H54])" office:value-type="float" office:value="0.88400000333786" calcext:value-type="float">
            <text:p>0.884000003337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0.873300015926361" calcext:value-type="float">
            <text:p>0.873300015926361</text:p>
          </table:table-cell>
          <table:table-cell office:value-type="float" office:value="0.891600012779236" calcext:value-type="float">
            <text:p>0.891600012779236</text:p>
          </table:table-cell>
          <table:table-cell table:formula="of:=AVERAGE([.N54:.R54])" office:value-type="float" office:value="0.879400014877319" calcext:value-type="float">
            <text:p>0.8794000148773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9029997587204" calcext:value-type="float">
            <text:p>0.89029997587204</text:p>
          </table:table-cell>
          <table:table-cell/>
          <table:table-cell table:number-columns-repeated="2" office:value-type="float" office:value="0.89029997587204" calcext:value-type="float">
            <text:p>0.89029997587204</text:p>
          </table:table-cell>
          <table:table-cell/>
          <table:table-cell table:formula="of:=AVERAGE([.X54:.AB54])" office:value-type="float" office:value="0.89029997587204" calcext:value-type="float">
            <text:p>0.8902999758720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4]" office:value-type="float" office:value="0.88400000333786" calcext:value-type="float">
            <text:p>0.88400000333786</text:p>
          </table:table-cell>
          <table:table-cell table:formula="of:=[.S54]" office:value-type="float" office:value="0.879400014877319" calcext:value-type="float">
            <text:p>0.879400014877319</text:p>
          </table:table-cell>
          <table:table-cell table:formula="of:=[.AC54]" office:value-type="float" office:value="0.89029997587204" calcext:value-type="float">
            <text:p>0.8902999758720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.898299992084503" calcext:value-type="float">
            <text:p>0.898299992084503</text:p>
          </table:table-cell>
          <table:table-cell/>
          <table:table-cell table:formula="of:=AVERAGE([.D55:.H55])" office:value-type="float" office:value="0.898299992084503" calcext:value-type="float">
            <text:p>0.898299992084503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office:value-type="float" office:value="0.891600012779236" calcext:value-type="float">
            <text:p>0.891600012779236</text:p>
          </table:table-cell>
          <table:table-cell/>
          <table:table-cell office:value-type="float" office:value="0.891600012779236" calcext:value-type="float">
            <text:p>0.891600012779236</text:p>
          </table:table-cell>
          <table:table-cell/>
          <table:table-cell office:value-type="float" office:value="0.894699990749359" calcext:value-type="float">
            <text:p>0.894699990749359</text:p>
          </table:table-cell>
          <table:table-cell table:formula="of:=AVERAGE([.N55:.R55])" office:value-type="float" office:value="0.892633338769277" calcext:value-type="float">
            <text:p>0.892633338769277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.897499978542328" calcext:value-type="float">
            <text:p>0.897499978542328</text:p>
          </table:table-cell>
          <table:table-cell table:number-columns-repeated="2"/>
          <table:table-cell table:formula="of:=AVERAGE([.X55:.AB55])" office:value-type="float" office:value="0.897499978542328" calcext:value-type="float">
            <text:p>0.89749997854232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55]" office:value-type="float" office:value="0.898299992084503" calcext:value-type="float">
            <text:p>0.898299992084503</text:p>
          </table:table-cell>
          <table:table-cell table:formula="of:=[.S55]" office:value-type="float" office:value="0.892633338769277" calcext:value-type="float">
            <text:p>0.892633338769277</text:p>
          </table:table-cell>
          <table:table-cell table:formula="of:=[.AC55]" office:value-type="float" office:value="0.897499978542328" calcext:value-type="float">
            <text:p>0.89749997854232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89709997177124" calcext:value-type="float">
            <text:p>0.89709997177124</text:p>
          </table:table-cell>
          <table:table-cell table:number-columns-repeated="2"/>
          <table:table-cell table:number-columns-repeated="2" office:value-type="float" office:value="0.89709997177124" calcext:value-type="float">
            <text:p>0.89709997177124</text:p>
          </table:table-cell>
          <table:table-cell table:formula="of:=AVERAGE([.D56:.H56])" office:value-type="float" office:value="0.89709997177124" calcext:value-type="float">
            <text:p>0.89709997177124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94699990749359" calcext:value-type="float">
            <text:p>0.894699990749359</text:p>
          </table:table-cell>
          <table:table-cell table:number-columns-repeated="2"/>
          <table:table-cell office:value-type="float" office:value="0.904799997806549" calcext:value-type="float">
            <text:p>0.904799997806549</text:p>
          </table:table-cell>
          <table:table-cell table:formula="of:=AVERAGE([.N56:.R56])" office:value-type="float" office:value="0.898066659768422" calcext:value-type="float">
            <text:p>0.898066659768422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899200022220612" calcext:value-type="float">
            <text:p>0.899200022220612</text:p>
          </table:table-cell>
          <table:table-cell table:number-columns-repeated="2"/>
          <table:table-cell table:formula="of:=AVERAGE([.X56:.AB56])" office:value-type="float" office:value="0.899200022220612" calcext:value-type="float">
            <text:p>0.89920002222061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56]" office:value-type="float" office:value="0.89709997177124" calcext:value-type="float">
            <text:p>0.89709997177124</text:p>
          </table:table-cell>
          <table:table-cell table:formula="of:=[.S56]" office:value-type="float" office:value="0.898066659768422" calcext:value-type="float">
            <text:p>0.898066659768422</text:p>
          </table:table-cell>
          <table:table-cell table:formula="of:=[.AC56]" office:value-type="float" office:value="0.899200022220612" calcext:value-type="float">
            <text:p>0.89920002222061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4500007629395" calcext:value-type="float">
            <text:p>0.904500007629395</text:p>
          </table:table-cell>
          <table:table-cell/>
          <table:table-cell office:value-type="float" office:value="0.904500007629395" calcext:value-type="float">
            <text:p>0.904500007629395</text:p>
          </table:table-cell>
          <table:table-cell/>
          <table:table-cell office:value-type="float" office:value="0.904500007629395" calcext:value-type="float">
            <text:p>0.904500007629395</text:p>
          </table:table-cell>
          <table:table-cell table:formula="of:=AVERAGE([.D57:.H57])" office:value-type="float" office:value="0.904500007629395" calcext:value-type="float">
            <text:p>0.90450000762939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4799997806549" calcext:value-type="float">
            <text:p>0.904799997806549</text:p>
          </table:table-cell>
          <table:table-cell table:number-columns-repeated="2"/>
          <table:table-cell office:value-type="float" office:value="0.904799997806549" calcext:value-type="float">
            <text:p>0.904799997806549</text:p>
          </table:table-cell>
          <table:table-cell office:value-type="float" office:value="0.907700002193451" calcext:value-type="float">
            <text:p>0.907700002193451</text:p>
          </table:table-cell>
          <table:table-cell table:formula="of:=AVERAGE([.N57:.R57])" office:value-type="float" office:value="0.905766665935516" calcext:value-type="float">
            <text:p>0.905766665935516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6300008296967" calcext:value-type="float">
            <text:p>0.906300008296967</text:p>
          </table:table-cell>
          <table:table-cell/>
          <table:table-cell office:value-type="float" office:value="0.906300008296967" calcext:value-type="float">
            <text:p>0.906300008296967</text:p>
          </table:table-cell>
          <table:table-cell/>
          <table:table-cell office:value-type="float" office:value="0.906300008296967" calcext:value-type="float">
            <text:p>0.906300008296967</text:p>
          </table:table-cell>
          <table:table-cell table:formula="of:=AVERAGE([.X57:.AB57])" office:value-type="float" office:value="0.906300008296967" calcext:value-type="float">
            <text:p>0.90630000829696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57]" office:value-type="float" office:value="0.904500007629395" calcext:value-type="float">
            <text:p>0.904500007629395</text:p>
          </table:table-cell>
          <table:table-cell table:formula="of:=[.S57]" office:value-type="float" office:value="0.905766665935516" calcext:value-type="float">
            <text:p>0.905766665935516</text:p>
          </table:table-cell>
          <table:table-cell table:formula="of:=[.AC57]" office:value-type="float" office:value="0.906300008296967" calcext:value-type="float">
            <text:p>0.90630000829696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0.906499981880188" calcext:value-type="float">
            <text:p>0.906499981880188</text:p>
          </table:table-cell>
          <table:table-cell/>
          <table:table-cell table:number-columns-repeated="2" office:value-type="float" office:value="0.906499981880188" calcext:value-type="float">
            <text:p>0.906499981880188</text:p>
          </table:table-cell>
          <table:table-cell table:formula="of:=AVERAGE([.D58:.H58])" office:value-type="float" office:value="0.906499981880188" calcext:value-type="float">
            <text:p>0.906499981880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.907700002193451" calcext:value-type="float">
            <text:p>0.907700002193451</text:p>
          </table:table-cell>
          <table:table-cell table:number-columns-repeated="2"/>
          <table:table-cell office:value-type="float" office:value="0.909300029277802" calcext:value-type="float">
            <text:p>0.909300029277802</text:p>
          </table:table-cell>
          <table:table-cell table:formula="of:=AVERAGE([.N58:.R58])" office:value-type="float" office:value="0.908233344554901" calcext:value-type="float">
            <text:p>0.9082333445549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0.900300025939941" calcext:value-type="float">
            <text:p>0.900300025939941</text:p>
          </table:table-cell>
          <table:table-cell/>
          <table:table-cell office:value-type="float" office:value="0.900300025939941" calcext:value-type="float">
            <text:p>0.900300025939941</text:p>
          </table:table-cell>
          <table:table-cell/>
          <table:table-cell table:formula="of:=AVERAGE([.X58:.AB58])" office:value-type="float" office:value="0.900300025939941" calcext:value-type="float">
            <text:p>0.90030002593994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58]" office:value-type="float" office:value="0.906499981880188" calcext:value-type="float">
            <text:p>0.906499981880188</text:p>
          </table:table-cell>
          <table:table-cell table:formula="of:=[.S58]" office:value-type="float" office:value="0.908233344554901" calcext:value-type="float">
            <text:p>0.908233344554901</text:p>
          </table:table-cell>
          <table:table-cell table:formula="of:=[.AC58]" office:value-type="float" office:value="0.900300025939941" calcext:value-type="float">
            <text:p>0.90030002593994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51]*[.B52]*[.B53]*[.B56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7299995422363" calcext:value-type="float">
            <text:p>0.907299995422363</text:p>
          </table:table-cell>
          <table:table-cell table:number-columns-repeated="2"/>
          <table:table-cell office:value-type="float" office:value="0.907299995422363" calcext:value-type="float">
            <text:p>0.907299995422363</text:p>
          </table:table-cell>
          <table:table-cell table:formula="of:=AVERAGE([.D59:.H59])" office:value-type="float" office:value="0.907299995422363" calcext:value-type="float">
            <text:p>0.907299995422363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51]*[.L52]*[.L53]*[.L56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9300029277802" calcext:value-type="float">
            <text:p>0.909300029277802</text:p>
          </table:table-cell>
          <table:table-cell/>
          <table:table-cell office:value-type="float" office:value="0.909300029277802" calcext:value-type="float">
            <text:p>0.909300029277802</text:p>
          </table:table-cell>
          <table:table-cell/>
          <table:table-cell office:value-type="float" office:value="0.914499998092651" calcext:value-type="float">
            <text:p>0.914499998092651</text:p>
          </table:table-cell>
          <table:table-cell table:formula="of:=AVERAGE([.N59:.R59])" office:value-type="float" office:value="0.911033352216085" calcext:value-type="float">
            <text:p>0.911033352216085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V51]*[.V52]*[.V53]*[.V56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8599972724915" calcext:value-type="float">
            <text:p>0.908599972724915</text:p>
          </table:table-cell>
          <table:table-cell/>
          <table:table-cell table:number-columns-repeated="2" office:value-type="float" office:value="0.908599972724915" calcext:value-type="float">
            <text:p>0.908599972724915</text:p>
          </table:table-cell>
          <table:table-cell/>
          <table:table-cell table:formula="of:=AVERAGE([.X59:.AB59])" office:value-type="float" office:value="0.908599972724915" calcext:value-type="float">
            <text:p>0.90859997272491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59]" office:value-type="float" office:value="0.907299995422363" calcext:value-type="float">
            <text:p>0.907299995422363</text:p>
          </table:table-cell>
          <table:table-cell table:formula="of:=[.S59]" office:value-type="float" office:value="0.911033352216085" calcext:value-type="float">
            <text:p>0.911033352216085</text:p>
          </table:table-cell>
          <table:table-cell table:formula="of:=[.AC59]" office:value-type="float" office:value="0.908599972724915" calcext:value-type="float">
            <text:p>0.90859997272491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11499977111816" calcext:value-type="float">
            <text:p>0.911499977111816</text:p>
          </table:table-cell>
          <table:table-cell/>
          <table:table-cell office:value-type="float" office:value="0.911499977111816" calcext:value-type="float">
            <text:p>0.911499977111816</text:p>
          </table:table-cell>
          <table:table-cell table:formula="of:=AVERAGE([.D60:.H60])" office:value-type="float" office:value="0.911499977111816" calcext:value-type="float">
            <text:p>0.911499977111816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914499998092651" calcext:value-type="float">
            <text:p>0.914499998092651</text:p>
          </table:table-cell>
          <table:table-cell table:number-columns-repeated="2"/>
          <table:table-cell office:value-type="float" office:value="0.911300003528595" calcext:value-type="float">
            <text:p>0.911300003528595</text:p>
          </table:table-cell>
          <table:table-cell table:formula="of:=AVERAGE([.N60:.R60])" office:value-type="float" office:value="0.913433333237966" calcext:value-type="float">
            <text:p>0.913433333237966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10199999809265" calcext:value-type="float">
            <text:p>0.910199999809265</text:p>
          </table:table-cell>
          <table:table-cell/>
          <table:table-cell office:value-type="float" office:value="0.910199999809265" calcext:value-type="float">
            <text:p>0.910199999809265</text:p>
          </table:table-cell>
          <table:table-cell table:formula="of:=AVERAGE([.X60:.AB60])" office:value-type="float" office:value="0.910199999809265" calcext:value-type="float">
            <text:p>0.91019999980926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60]" office:value-type="float" office:value="0.911499977111816" calcext:value-type="float">
            <text:p>0.911499977111816</text:p>
          </table:table-cell>
          <table:table-cell table:formula="of:=[.S60]" office:value-type="float" office:value="0.913433333237966" calcext:value-type="float">
            <text:p>0.913433333237966</text:p>
          </table:table-cell>
          <table:table-cell table:formula="of:=[.AC60]" office:value-type="float" office:value="0.910199999809265" calcext:value-type="float">
            <text:p>0.91019999980926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60]/[.B59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.910899996757507" calcext:value-type="float">
            <text:p>0.910899996757507</text:p>
          </table:table-cell>
          <table:table-cell/>
          <table:table-cell office:value-type="float" office:value="0.910899996757507" calcext:value-type="float">
            <text:p>0.910899996757507</text:p>
          </table:table-cell>
          <table:table-cell table:formula="of:=AVERAGE([.D61:.H61])" office:value-type="float" office:value="0.910899996757507" calcext:value-type="float">
            <text:p>0.910899996757507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60]/[.L59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911300003528595" calcext:value-type="float">
            <text:p>0.911300003528595</text:p>
          </table:table-cell>
          <table:table-cell table:number-columns-repeated="3"/>
          <table:table-cell table:formula="of:=AVERAGE([.N61:.R61])" office:value-type="float" office:value="0.911300003528595" calcext:value-type="float">
            <text:p>0.911300003528595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V60]/[.V59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911400020122528" calcext:value-type="float">
            <text:p>0.911400020122528</text:p>
          </table:table-cell>
          <table:table-cell/>
          <table:table-cell table:number-columns-repeated="2" office:value-type="float" office:value="0.911400020122528" calcext:value-type="float">
            <text:p>0.911400020122528</text:p>
          </table:table-cell>
          <table:table-cell table:formula="of:=AVERAGE([.X61:.AB61])" office:value-type="float" office:value="0.911400020122528" calcext:value-type="float">
            <text:p>0.9114000201225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61]" office:value-type="float" office:value="0.910899996757507" calcext:value-type="float">
            <text:p>0.910899996757507</text:p>
          </table:table-cell>
          <table:table-cell table:formula="of:=[.S61]" office:value-type="float" office:value="0.911300003528595" calcext:value-type="float">
            <text:p>0.911300003528595</text:p>
          </table:table-cell>
          <table:table-cell table:formula="of:=[.AC61]" office:value-type="float" office:value="0.911400020122528" calcext:value-type="float">
            <text:p>0.91140002012252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55]/[.B61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11400020122528" calcext:value-type="float">
            <text:p>0.911400020122528</text:p>
          </table:table-cell>
          <table:table-cell/>
          <table:table-cell table:number-columns-repeated="2" office:value-type="float" office:value="0.911400020122528" calcext:value-type="float">
            <text:p>0.911400020122528</text:p>
          </table:table-cell>
          <table:table-cell table:formula="of:=AVERAGE([.D62:.H62])" office:value-type="float" office:value="0.911400020122528" calcext:value-type="float">
            <text:p>0.911400020122528</text:p>
          </table:table-cell>
          <table:table-cell/>
          <table:table-cell office:value-type="string" calcext:value-type="string">
            <text:p>sessions</text:p>
          </table:table-cell>
          <table:table-cell table:formula="of:=[.L55]/[.L61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N62:.R62])" office:value-type="float" office:value="0.919399976730347" calcext:value-type="float">
            <text:p>0.919399976730347</text:p>
          </table:table-cell>
          <table:table-cell/>
          <table:table-cell office:value-type="string" calcext:value-type="string">
            <text:p>sessions</text:p>
          </table:table-cell>
          <table:table-cell table:formula="of:=[.V55]/[.V61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4799988269806" calcext:value-type="float">
            <text:p>0.914799988269806</text:p>
          </table:table-cell>
          <table:table-cell table:number-columns-repeated="2"/>
          <table:table-cell table:number-columns-repeated="2" office:value-type="float" office:value="0.914799988269806" calcext:value-type="float">
            <text:p>0.914799988269806</text:p>
          </table:table-cell>
          <table:table-cell table:formula="of:=AVERAGE([.X62:.AB62])" office:value-type="float" office:value="0.914799988269806" calcext:value-type="float">
            <text:p>0.91479998826980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62]" office:value-type="float" office:value="0.911400020122528" calcext:value-type="float">
            <text:p>0.911400020122528</text:p>
          </table:table-cell>
          <table:table-cell table:formula="of:=[.S62]" office:value-type="float" office:value="0.919399976730347" calcext:value-type="float">
            <text:p>0.919399976730347</text:p>
          </table:table-cell>
          <table:table-cell table:formula="of:=[.AC62]" office:value-type="float" office:value="0.914799988269806" calcext:value-type="float">
            <text:p>0.91479998826980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.910300016403198" calcext:value-type="float">
            <text:p>0.910300016403198</text:p>
          </table:table-cell>
          <table:table-cell/>
          <table:table-cell table:formula="of:=AVERAGE([.D63:.H63])" office:value-type="float" office:value="0.910300016403198" calcext:value-type="float">
            <text:p>0.9103000164031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3" office:value-type="float" office:value="0.915300011634827" calcext:value-type="float">
            <text:p>0.915300011634827</text:p>
          </table:table-cell>
          <table:table-cell table:number-columns-repeated="2"/>
          <table:table-cell table:formula="of:=AVERAGE([.N63:.R63])" office:value-type="float" office:value="0.915300011634827" calcext:value-type="float">
            <text:p>0.9153000116348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9000029563904" calcext:value-type="float">
            <text:p>0.919000029563904</text:p>
          </table:table-cell>
          <table:table-cell/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table:formula="of:=AVERAGE([.X63:.AB63])" office:value-type="float" office:value="0.919000029563904" calcext:value-type="float">
            <text:p>0.91900002956390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63]" office:value-type="float" office:value="0.910300016403198" calcext:value-type="float">
            <text:p>0.910300016403198</text:p>
          </table:table-cell>
          <table:table-cell table:formula="of:=[.S63]" office:value-type="float" office:value="0.915300011634827" calcext:value-type="float">
            <text:p>0.915300011634827</text:p>
          </table:table-cell>
          <table:table-cell table:formula="of:=[.AC63]" office:value-type="float" office:value="0.919000029563904" calcext:value-type="float">
            <text:p>0.919000029563904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1540002822876" calcext:value-type="float">
            <text:p>0.91540002822876</text:p>
          </table:table-cell>
          <table:table-cell table:formula="of:=AVERAGE([.D64:.H64])" office:value-type="float" office:value="0.91540002822876" calcext:value-type="float">
            <text:p>0.91540002822876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.914900004863739" calcext:value-type="float">
            <text:p>0.914900004863739</text:p>
          </table:table-cell>
          <table:table-cell/>
          <table:table-cell table:formula="of:=AVERAGE([.N64:.R64])" office:value-type="float" office:value="0.914900004863739" calcext:value-type="float">
            <text:p>0.914900004863739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number-columns-repeated="2" office:value-type="float" office:value="0.916400015354157" calcext:value-type="float">
            <text:p>0.916400015354157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 table:formula="of:=AVERAGE([.X64:.AB64])" office:value-type="float" office:value="0.916400015354157" calcext:value-type="float">
            <text:p>0.91640001535415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64]" office:value-type="float" office:value="0.91540002822876" calcext:value-type="float">
            <text:p>0.91540002822876</text:p>
          </table:table-cell>
          <table:table-cell table:formula="of:=[.S64]" office:value-type="float" office:value="0.914900004863739" calcext:value-type="float">
            <text:p>0.914900004863739</text:p>
          </table:table-cell>
          <table:table-cell table:formula="of:=[.AC64]" office:value-type="float" office:value="0.916400015354157" calcext:value-type="float">
            <text:p>0.916400015354157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08800005912781" calcext:value-type="float">
            <text:p>0.908800005912781</text:p>
          </table:table-cell>
          <table:table-cell/>
          <table:table-cell office:value-type="float" office:value="0.908800005912781" calcext:value-type="float">
            <text:p>0.908800005912781</text:p>
          </table:table-cell>
          <table:table-cell/>
          <table:table-cell office:value-type="float" office:value="0.908800005912781" calcext:value-type="float">
            <text:p>0.908800005912781</text:p>
          </table:table-cell>
          <table:table-cell table:formula="of:=AVERAGE([.D65:.H65])" office:value-type="float" office:value="0.908800005912781" calcext:value-type="float">
            <text:p>0.908800005912781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 table:formula="of:=AVERAGE([.N65:.R65])" office:value-type="float" office:value="0.918200016021729" calcext:value-type="float">
            <text:p>0.918200016021729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18099999427795" calcext:value-type="float">
            <text:p>0.918099999427795</text:p>
          </table:table-cell>
          <table:table-cell/>
          <table:table-cell office:value-type="float" office:value="0.918099999427795" calcext:value-type="float">
            <text:p>0.918099999427795</text:p>
          </table:table-cell>
          <table:table-cell/>
          <table:table-cell table:formula="of:=AVERAGE([.X65:.AB65])" office:value-type="float" office:value="0.918099999427795" calcext:value-type="float">
            <text:p>0.918099999427795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65]" office:value-type="float" office:value="0.908800005912781" calcext:value-type="float">
            <text:p>0.908800005912781</text:p>
          </table:table-cell>
          <table:table-cell table:formula="of:=[.S65]" office:value-type="float" office:value="0.918200016021729" calcext:value-type="float">
            <text:p>0.918200016021729</text:p>
          </table:table-cell>
          <table:table-cell table:formula="of:=[.AC65]" office:value-type="float" office:value="0.918099999427795" calcext:value-type="float">
            <text:p>0.918099999427795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 table:formula="of:=AVERAGE([.D66:.H66])" office:value-type="float" office:value="0.916700005531311" calcext:value-type="float">
            <text:p>0.916700005531311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 table:formula="of:=AVERAGE([.N66:.R66])" office:value-type="float" office:value="0.918600022792816" calcext:value-type="float">
            <text:p>0.918600022792816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17699992656708" calcext:value-type="float">
            <text:p>0.917699992656708</text:p>
          </table:table-cell>
          <table:table-cell/>
          <table:table-cell office:value-type="float" office:value="0.917699992656708" calcext:value-type="float">
            <text:p>0.917699992656708</text:p>
          </table:table-cell>
          <table:table-cell/>
          <table:table-cell office:value-type="float" office:value="0.917699992656708" calcext:value-type="float">
            <text:p>0.917699992656708</text:p>
          </table:table-cell>
          <table:table-cell table:formula="of:=AVERAGE([.X66:.AB66])" office:value-type="float" office:value="0.917699992656708" calcext:value-type="float">
            <text:p>0.917699992656708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66]" office:value-type="float" office:value="0.916700005531311" calcext:value-type="float">
            <text:p>0.916700005531311</text:p>
          </table:table-cell>
          <table:table-cell table:formula="of:=[.S66]" office:value-type="float" office:value="0.918600022792816" calcext:value-type="float">
            <text:p>0.918600022792816</text:p>
          </table:table-cell>
          <table:table-cell table:formula="of:=[.AC66]" office:value-type="float" office:value="0.917699992656708" calcext:value-type="float">
            <text:p>0.91769999265670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.919300019741058" calcext:value-type="float">
            <text:p>0.919300019741058</text:p>
          </table:table-cell>
          <table:table-cell/>
          <table:table-cell table:formula="of:=AVERAGE([.D67:.H67])" office:value-type="float" office:value="0.919300019741058" calcext:value-type="float">
            <text:p>0.91930001974105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table:number-columns-repeated="2" office:value-type="float" office:value="0.915700018405914" calcext:value-type="float">
            <text:p>0.915700018405914</text:p>
          </table:table-cell>
          <table:table-cell table:formula="of:=AVERAGE([.N67:.R67])" office:value-type="float" office:value="0.915700018405914" calcext:value-type="float">
            <text:p>0.915700018405914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table:formula="of:=AVERAGE([.X67:.AB67])" office:value-type="float" office:value="0.91949999332428" calcext:value-type="float">
            <text:p>0.9194999933242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67]" office:value-type="float" office:value="0.919300019741058" calcext:value-type="float">
            <text:p>0.919300019741058</text:p>
          </table:table-cell>
          <table:table-cell table:formula="of:=[.S67]" office:value-type="float" office:value="0.915700018405914" calcext:value-type="float">
            <text:p>0.915700018405914</text:p>
          </table:table-cell>
          <table:table-cell table:formula="of:=[.AC67]" office:value-type="float" office:value="0.91949999332428" calcext:value-type="float">
            <text:p>0.9194999933242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 table:formula="of:=AVERAGE([.D68:.H68])" office:value-type="float" office:value="0.916899979114533" calcext:value-type="float">
            <text:p>0.916899979114533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.916400015354157" calcext:value-type="float">
            <text:p>0.916400015354157</text:p>
          </table:table-cell>
          <table:table-cell office:value-type="float" office:value="0.91729998588562" calcext:value-type="float">
            <text:p>0.91729998588562</text:p>
          </table:table-cell>
          <table:table-cell/>
          <table:table-cell table:formula="of:=AVERAGE([.N68:.R68])" office:value-type="float" office:value="0.916625007987023" calcext:value-type="float">
            <text:p>0.916625007987023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.912400007247925" calcext:value-type="float">
            <text:p>0.912400007247925</text:p>
          </table:table-cell>
          <table:table-cell/>
          <table:table-cell table:formula="of:=AVERAGE([.X68:.AB68])" office:value-type="float" office:value="0.912400007247925" calcext:value-type="float">
            <text:p>0.9124000072479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68]" office:value-type="float" office:value="0.916899979114533" calcext:value-type="float">
            <text:p>0.916899979114533</text:p>
          </table:table-cell>
          <table:table-cell table:formula="of:=[.S68]" office:value-type="float" office:value="0.916625007987023" calcext:value-type="float">
            <text:p>0.916625007987023</text:p>
          </table:table-cell>
          <table:table-cell table:formula="of:=[.AC68]" office:value-type="float" office:value="0.912400007247925" calcext:value-type="float">
            <text:p>0.91240000724792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917900025844574" calcext:value-type="float">
            <text:p>0.917900025844574</text:p>
          </table:table-cell>
          <table:table-cell/>
          <table:table-cell office:value-type="float" office:value="0.917900025844574" calcext:value-type="float">
            <text:p>0.917900025844574</text:p>
          </table:table-cell>
          <table:table-cell table:formula="of:=AVERAGE([.D69:.H69])" office:value-type="float" office:value="0.917900025844574" calcext:value-type="float">
            <text:p>0.917900025844574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/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 table:formula="of:=AVERAGE([.N69:.R69])" office:value-type="float" office:value="0.919000029563904" calcext:value-type="float">
            <text:p>0.919000029563904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.916999995708466" calcext:value-type="float">
            <text:p>0.916999995708466</text:p>
          </table:table-cell>
          <table:table-cell table:number-columns-repeated="2"/>
          <table:table-cell table:number-columns-repeated="2" office:value-type="float" office:value="0.916999995708466" calcext:value-type="float">
            <text:p>0.916999995708466</text:p>
          </table:table-cell>
          <table:table-cell table:formula="of:=AVERAGE([.X69:.AB69])" office:value-type="float" office:value="0.916999995708466" calcext:value-type="float">
            <text:p>0.91699999570846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69]" office:value-type="float" office:value="0.917900025844574" calcext:value-type="float">
            <text:p>0.917900025844574</text:p>
          </table:table-cell>
          <table:table-cell table:formula="of:=[.S69]" office:value-type="float" office:value="0.919000029563904" calcext:value-type="float">
            <text:p>0.919000029563904</text:p>
          </table:table-cell>
          <table:table-cell table:formula="of:=[.AC69]" office:value-type="float" office:value="0.916999995708466" calcext:value-type="float">
            <text:p>0.91699999570846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17800009250641" calcext:value-type="float">
            <text:p>0.917800009250641</text:p>
          </table:table-cell>
          <table:table-cell/>
          <table:table-cell office:value-type="float" office:value="0.917800009250641" calcext:value-type="float">
            <text:p>0.917800009250641</text:p>
          </table:table-cell>
          <table:table-cell/>
          <table:table-cell office:value-type="float" office:value="0.917800009250641" calcext:value-type="float">
            <text:p>0.917800009250641</text:p>
          </table:table-cell>
          <table:table-cell table:formula="of:=AVERAGE([.D70:.H70])" office:value-type="float" office:value="0.917800009250641" calcext:value-type="float">
            <text:p>0.91780000925064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 table:number-columns-repeated="2"/>
          <table:table-cell office:value-type="float" office:value="0.91729998588562" calcext:value-type="float">
            <text:p>0.91729998588562</text:p>
          </table:table-cell>
          <table:table-cell table:formula="of:=AVERAGE([.N70:.R70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 table:formula="of:=AVERAGE([.X70:.AB70])" office:value-type="float" office:value="0.922100007534027" calcext:value-type="float">
            <text:p>0.92210000753402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70]" office:value-type="float" office:value="0.917800009250641" calcext:value-type="float">
            <text:p>0.917800009250641</text:p>
          </table:table-cell>
          <table:table-cell table:formula="of:=[.S70]" office:value-type="float" office:value="0.91729998588562" calcext:value-type="float">
            <text:p>0.91729998588562</text:p>
          </table:table-cell>
          <table:table-cell table:formula="of:=[.AC70]" office:value-type="float" office:value="0.922100007534027" calcext:value-type="float">
            <text:p>0.92210000753402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 table:formula="of:=AVERAGE([.D71:.H71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/>
          <table:table-cell table:formula="of:=AVERAGE([.N71:.R71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18200016021729" calcext:value-type="float">
            <text:p>0.918200016021729</text:p>
          </table:table-cell>
          <table:table-cell table:number-columns-repeated="2"/>
          <table:table-cell table:number-columns-repeated="2" office:value-type="float" office:value="0.918200016021729" calcext:value-type="float">
            <text:p>0.918200016021729</text:p>
          </table:table-cell>
          <table:table-cell table:formula="of:=AVERAGE([.X71:.AB71])" office:value-type="float" office:value="0.918200016021729" calcext:value-type="float">
            <text:p>0.91820001602172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71]" office:value-type="float" office:value="0.91949999332428" calcext:value-type="float">
            <text:p>0.91949999332428</text:p>
          </table:table-cell>
          <table:table-cell table:formula="of:=[.S71]" office:value-type="float" office:value="0.919700026512146" calcext:value-type="float">
            <text:p>0.919700026512146</text:p>
          </table:table-cell>
          <table:table-cell table:formula="of:=[.AC71]" office:value-type="float" office:value="0.918200016021729" calcext:value-type="float">
            <text:p>0.91820001602172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20400023460388" calcext:value-type="float">
            <text:p>0.920400023460388</text:p>
          </table:table-cell>
          <table:table-cell/>
          <table:table-cell office:value-type="float" office:value="0.920400023460388" calcext:value-type="float">
            <text:p>0.920400023460388</text:p>
          </table:table-cell>
          <table:table-cell/>
          <table:table-cell office:value-type="float" office:value="0.920400023460388" calcext:value-type="float">
            <text:p>0.920400023460388</text:p>
          </table:table-cell>
          <table:table-cell table:formula="of:=AVERAGE([.D72:.H72])" office:value-type="float" office:value="0.920400023460388" calcext:value-type="float">
            <text:p>0.92040002346038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918799996376038" calcext:value-type="float">
            <text:p>0.918799996376038</text:p>
          </table:table-cell>
          <table:table-cell/>
          <table:table-cell table:formula="of:=AVERAGE([.N72:.R72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 table:formula="of:=AVERAGE([.X72:.AB72])" office:value-type="float" office:value="0.919799983501434" calcext:value-type="float">
            <text:p>0.91979998350143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72]" office:value-type="float" office:value="0.920400023460388" calcext:value-type="float">
            <text:p>0.920400023460388</text:p>
          </table:table-cell>
          <table:table-cell table:formula="of:=[.S72]" office:value-type="float" office:value="0.918799996376038" calcext:value-type="float">
            <text:p>0.918799996376038</text:p>
          </table:table-cell>
          <table:table-cell table:formula="of:=[.AC72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.918299973011017" calcext:value-type="float">
            <text:p>0.918299973011017</text:p>
          </table:table-cell>
          <table:table-cell/>
          <table:table-cell office:value-type="float" office:value="0.918299973011017" calcext:value-type="float">
            <text:p>0.918299973011017</text:p>
          </table:table-cell>
          <table:table-cell/>
          <table:table-cell table:formula="of:=AVERAGE([.D73:.H73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 office:value-type="float" office:value="0.920300006866455" calcext:value-type="float">
            <text:p>0.920300006866455</text:p>
          </table:table-cell>
          <table:table-cell table:number-columns-repeated="2"/>
          <table:table-cell table:formula="of:=AVERAGE([.N73:.R73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/>
          <table:table-cell table:number-columns-repeated="2" office:value-type="float" office:value="0.919200003147125" calcext:value-type="float">
            <text:p>0.919200003147125</text:p>
          </table:table-cell>
          <table:table-cell table:formula="of:=AVERAGE([.X73:.AB73])" office:value-type="float" office:value="0.919200003147125" calcext:value-type="float">
            <text:p>0.91920000314712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73]" office:value-type="float" office:value="0.918299973011017" calcext:value-type="float">
            <text:p>0.918299973011017</text:p>
          </table:table-cell>
          <table:table-cell table:formula="of:=[.S73]" office:value-type="float" office:value="0.920300006866455" calcext:value-type="float">
            <text:p>0.920300006866455</text:p>
          </table:table-cell>
          <table:table-cell table:formula="of:=[.AC73]" office:value-type="float" office:value="0.919200003147125" calcext:value-type="float">
            <text:p>0.919200003147125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/>
          <table:table-cell table:formula="of:=AVERAGE([.D74:.H74])" office:value-type="float" office:value="0.918200016021729" calcext:value-type="float">
            <text:p>0.91820001602172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0.916899979114533" calcext:value-type="float">
            <text:p>0.916899979114533</text:p>
          </table:table-cell>
          <table:table-cell table:number-columns-repeated="2"/>
          <table:table-cell office:value-type="float" office:value="0.916899979114533" calcext:value-type="float">
            <text:p>0.916899979114533</text:p>
          </table:table-cell>
          <table:table-cell table:formula="of:=AVERAGE([.N74:.R74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formula="of:=AVERAGE([.X74:.AB74])" office:value-type="float" office:value="0.920899987220764" calcext:value-type="float">
            <text:p>0.9208999872207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74]" office:value-type="float" office:value="0.918200016021729" calcext:value-type="float">
            <text:p>0.918200016021729</text:p>
          </table:table-cell>
          <table:table-cell table:formula="of:=[.S74]" office:value-type="float" office:value="0.916899979114533" calcext:value-type="float">
            <text:p>0.916899979114533</text:p>
          </table:table-cell>
          <table:table-cell table:formula="of:=[.AC74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0.919799983501434" calcext:value-type="float">
            <text:p>0.919799983501434</text:p>
          </table:table-cell>
          <table:table-cell table:number-columns-repeated="2"/>
          <table:table-cell table:number-columns-repeated="2" office:value-type="float" office:value="0.919799983501434" calcext:value-type="float">
            <text:p>0.919799983501434</text:p>
          </table:table-cell>
          <table:table-cell table:formula="of:=AVERAGE([.D75:.H75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20300006866455" calcext:value-type="float">
            <text:p>0.920300006866455</text:p>
          </table:table-cell>
          <table:table-cell/>
          <table:table-cell table:formula="of:=AVERAGE([.N75:.R75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919900000095367" calcext:value-type="float">
            <text:p>0.919900000095367</text:p>
          </table:table-cell>
          <table:table-cell/>
          <table:table-cell table:number-columns-repeated="2" office:value-type="float" office:value="0.919900000095367" calcext:value-type="float">
            <text:p>0.919900000095367</text:p>
          </table:table-cell>
          <table:table-cell table:formula="of:=AVERAGE([.X75:.AB75])" office:value-type="float" office:value="0.919900000095367" calcext:value-type="float">
            <text:p>0.9199000000953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75]" office:value-type="float" office:value="0.919799983501434" calcext:value-type="float">
            <text:p>0.919799983501434</text:p>
          </table:table-cell>
          <table:table-cell table:formula="of:=[.S75]" office:value-type="float" office:value="0.920300006866455" calcext:value-type="float">
            <text:p>0.920300006866455</text:p>
          </table:table-cell>
          <table:table-cell table:formula="of:=[.AC75]" office:value-type="float" office:value="0.919900000095367" calcext:value-type="float">
            <text:p>0.91990000009536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922500014305115" calcext:value-type="float">
            <text:p>0.922500014305115</text:p>
          </table:table-cell>
          <table:table-cell/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table:formula="of:=AVERAGE([.D76:.H76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17100012302399" calcext:value-type="float">
            <text:p>0.917100012302399</text:p>
          </table:table-cell>
          <table:table-cell table:number-columns-repeated="2"/>
          <table:table-cell table:number-columns-repeated="2" office:value-type="float" office:value="0.917100012302399" calcext:value-type="float">
            <text:p>0.917100012302399</text:p>
          </table:table-cell>
          <table:table-cell table:formula="of:=AVERAGE([.N76:.R76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0.918500006198883" calcext:value-type="float">
            <text:p>0.918500006198883</text:p>
          </table:table-cell>
          <table:table-cell table:formula="of:=AVERAGE([.X76:.AB76])" office:value-type="float" office:value="0.918500006198883" calcext:value-type="float">
            <text:p>0.91850000619888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76]" office:value-type="float" office:value="0.922500014305115" calcext:value-type="float">
            <text:p>0.922500014305115</text:p>
          </table:table-cell>
          <table:table-cell table:formula="of:=[.S76]" office:value-type="float" office:value="0.917100012302399" calcext:value-type="float">
            <text:p>0.917100012302399</text:p>
          </table:table-cell>
          <table:table-cell table:formula="of:=[.AC76]" office:value-type="float" office:value="0.918500006198883" calcext:value-type="float">
            <text:p>0.91850000619888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table:formula="of:=AVERAGE([.D77:.H77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 table:formula="of:=AVERAGE([.N77:.R77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0.918600022792816" calcext:value-type="float">
            <text:p>0.918600022792816</text:p>
          </table:table-cell>
          <table:table-cell/>
          <table:table-cell office:value-type="float" office:value="0.918600022792816" calcext:value-type="float">
            <text:p>0.918600022792816</text:p>
          </table:table-cell>
          <table:table-cell table:formula="of:=AVERAGE([.X77:.AB77])" office:value-type="float" office:value="0.918600022792816" calcext:value-type="float">
            <text:p>0.91860002279281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77]" office:value-type="float" office:value="0.920899987220764" calcext:value-type="float">
            <text:p>0.920899987220764</text:p>
          </table:table-cell>
          <table:table-cell table:formula="of:=[.S77]" office:value-type="float" office:value="0.918799996376038" calcext:value-type="float">
            <text:p>0.918799996376038</text:p>
          </table:table-cell>
          <table:table-cell table:formula="of:=[.AC77]" office:value-type="float" office:value="0.918600022792816" calcext:value-type="float">
            <text:p>0.91860002279281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 office:value-type="float" office:value="0.920000016689301" calcext:value-type="float">
            <text:p>0.920000016689301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D78:.H78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8500006198883" calcext:value-type="float">
            <text:p>0.918500006198883</text:p>
          </table:table-cell>
          <table:table-cell/>
          <table:table-cell office:value-type="float" office:value="0.918500006198883" calcext:value-type="float">
            <text:p>0.918500006198883</text:p>
          </table:table-cell>
          <table:table-cell/>
          <table:table-cell table:formula="of:=AVERAGE([.N78:.R78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 table:number-columns-repeated="2"/>
          <table:table-cell office:value-type="float" office:value="0.919399976730347" calcext:value-type="float">
            <text:p>0.919399976730347</text:p>
          </table:table-cell>
          <table:table-cell table:formula="of:=AVERAGE([.X78:.AB78])" office:value-type="float" office:value="0.919399976730347" calcext:value-type="float">
            <text:p>0.91939997673034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78]" office:value-type="float" office:value="0.920000016689301" calcext:value-type="float">
            <text:p>0.920000016689301</text:p>
          </table:table-cell>
          <table:table-cell table:formula="of:=[.S78]" office:value-type="float" office:value="0.918500006198883" calcext:value-type="float">
            <text:p>0.918500006198883</text:p>
          </table:table-cell>
          <table:table-cell table:formula="of:=[.AC78]" office:value-type="float" office:value="0.919399976730347" calcext:value-type="float">
            <text:p>0.91939997673034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 office:value-type="float" office:value="0.920099973678589" calcext:value-type="float">
            <text:p>0.920099973678589</text:p>
          </table:table-cell>
          <table:table-cell table:number-columns-repeated="2"/>
          <table:table-cell table:formula="of:=AVERAGE([.D79:.H79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7699992656708" calcext:value-type="float">
            <text:p>0.917699992656708</text:p>
          </table:table-cell>
          <table:table-cell/>
          <table:table-cell table:number-columns-repeated="2" office:value-type="float" office:value="0.917699992656708" calcext:value-type="float">
            <text:p>0.917699992656708</text:p>
          </table:table-cell>
          <table:table-cell/>
          <table:table-cell table:formula="of:=AVERAGE([.N79:.R79])" office:value-type="float" office:value="0.917699992656708" calcext:value-type="float">
            <text:p>0.91769999265670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.916800022125244" calcext:value-type="float">
            <text:p>0.916800022125244</text:p>
          </table:table-cell>
          <table:table-cell/>
          <table:table-cell office:value-type="float" office:value="0.916800022125244" calcext:value-type="float">
            <text:p>0.916800022125244</text:p>
          </table:table-cell>
          <table:table-cell table:formula="of:=AVERAGE([.X79:.AB79])" office:value-type="float" office:value="0.916800022125244" calcext:value-type="float">
            <text:p>0.91680002212524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79]" office:value-type="float" office:value="0.920099973678589" calcext:value-type="float">
            <text:p>0.920099973678589</text:p>
          </table:table-cell>
          <table:table-cell table:formula="of:=[.S79]" office:value-type="float" office:value="0.917699992656708" calcext:value-type="float">
            <text:p>0.917699992656708</text:p>
          </table:table-cell>
          <table:table-cell table:formula="of:=[.AC79]" office:value-type="float" office:value="0.916800022125244" calcext:value-type="float">
            <text:p>0.91680002212524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3" office:value-type="float" office:value="0.91949999332428" calcext:value-type="float">
            <text:p>0.91949999332428</text:p>
          </table:table-cell>
          <table:table-cell table:number-columns-repeated="2"/>
          <table:table-cell table:formula="of:=AVERAGE([.D80:.H80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0.918299973011017" calcext:value-type="float">
            <text:p>0.918299973011017</text:p>
          </table:table-cell>
          <table:table-cell/>
          <table:table-cell table:formula="of:=AVERAGE([.N80:.R80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X80:.AB80])" office:value-type="float" office:value="0.920899987220764" calcext:value-type="float">
            <text:p>0.9208999872207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80]" office:value-type="float" office:value="0.91949999332428" calcext:value-type="float">
            <text:p>0.91949999332428</text:p>
          </table:table-cell>
          <table:table-cell table:formula="of:=[.S80]" office:value-type="float" office:value="0.918299973011017" calcext:value-type="float">
            <text:p>0.918299973011017</text:p>
          </table:table-cell>
          <table:table-cell table:formula="of:=[.AC80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 office:value-type="float" office:value="0.920499980449677" calcext:value-type="float">
            <text:p>0.920499980449677</text:p>
          </table:table-cell>
          <table:table-cell table:number-columns-repeated="2"/>
          <table:table-cell table:formula="of:=AVERAGE([.D81:.H81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 table:formula="of:=AVERAGE([.N81:.R81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X81:.AB81])" office:value-type="float" office:value="0.920099973678589" calcext:value-type="float">
            <text:p>0.920099973678589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81]" office:value-type="float" office:value="0.920499980449677" calcext:value-type="float">
            <text:p>0.920499980449677</text:p>
          </table:table-cell>
          <table:table-cell table:formula="of:=[.S81]" office:value-type="float" office:value="0.920199990272522" calcext:value-type="float">
            <text:p>0.920199990272522</text:p>
          </table:table-cell>
          <table:table-cell table:formula="of:=[.AC81]" office:value-type="float" office:value="0.920099973678589" calcext:value-type="float">
            <text:p>0.92009997367858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949999332428" calcext:value-type="float">
            <text:p>0.91949999332428</text:p>
          </table:table-cell>
          <table:table-cell table:number-columns-repeated="2"/>
          <table:table-cell table:number-columns-repeated="2" office:value-type="float" office:value="0.91949999332428" calcext:value-type="float">
            <text:p>0.91949999332428</text:p>
          </table:table-cell>
          <table:table-cell table:formula="of:=AVERAGE([.D82:.H82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float" office:value="0.916299998760223" calcext:value-type="float">
            <text:p>0.916299998760223</text:p>
          </table:table-cell>
          <table:table-cell table:formula="of:=AVERAGE([.N82:.R82])" office:value-type="float" office:value="0.916299998760223" calcext:value-type="float">
            <text:p>0.91629999876022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2"/>
          <table:table-cell table:number-columns-repeated="2" office:value-type="float" office:value="0.917699992656708" calcext:value-type="float">
            <text:p>0.917699992656708</text:p>
          </table:table-cell>
          <table:table-cell table:formula="of:=AVERAGE([.X82:.AB82])" office:value-type="float" office:value="0.917699992656708" calcext:value-type="float">
            <text:p>0.91769999265670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82]" office:value-type="float" office:value="0.91949999332428" calcext:value-type="float">
            <text:p>0.91949999332428</text:p>
          </table:table-cell>
          <table:table-cell table:formula="of:=[.S82]" office:value-type="float" office:value="0.916299998760223" calcext:value-type="float">
            <text:p>0.916299998760223</text:p>
          </table:table-cell>
          <table:table-cell table:formula="of:=[.AC82]" office:value-type="float" office:value="0.917699992656708" calcext:value-type="float">
            <text:p>0.917699992656708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D83:.H83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N83:.R83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 office:value-type="float" office:value="0.919600009918213" calcext:value-type="float">
            <text:p>0.919600009918213</text:p>
          </table:table-cell>
          <table:table-cell table:number-columns-repeated="2"/>
          <table:table-cell table:formula="of:=AVERAGE([.X83:.AB83])" office:value-type="float" office:value="0.919600009918213" calcext:value-type="float">
            <text:p>0.91960000991821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83]" office:value-type="float" office:value="0.92110002040863" calcext:value-type="float">
            <text:p>0.92110002040863</text:p>
          </table:table-cell>
          <table:table-cell table:formula="of:=[.S83]" office:value-type="float" office:value="0.920099973678589" calcext:value-type="float">
            <text:p>0.920099973678589</text:p>
          </table:table-cell>
          <table:table-cell table:formula="of:=[.AC83]" office:value-type="float" office:value="0.919600009918213" calcext:value-type="float">
            <text:p>0.91960000991821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3"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D84:.H84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 table:formula="of:=AVERAGE([.N84:.R84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number-columns-repeated="3" office:value-type="float" office:value="0.918500006198883" calcext:value-type="float">
            <text:p>0.918500006198883</text:p>
          </table:table-cell>
          <table:table-cell/>
          <table:table-cell table:formula="of:=AVERAGE([.X84:.AB84])" office:value-type="float" office:value="0.918500006198883" calcext:value-type="float">
            <text:p>0.918500006198883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84]" office:value-type="float" office:value="0.919900000095367" calcext:value-type="float">
            <text:p>0.919900000095367</text:p>
          </table:table-cell>
          <table:table-cell table:formula="of:=[.S84]" office:value-type="float" office:value="0.919700026512146" calcext:value-type="float">
            <text:p>0.919700026512146</text:p>
          </table:table-cell>
          <table:table-cell table:formula="of:=[.AC84]" office:value-type="float" office:value="0.918500006198883" calcext:value-type="float">
            <text:p>0.91850000619888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D85:.H85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N85:.R85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/>
          <table:table-cell table:number-columns-repeated="2" office:value-type="float" office:value="0.918299973011017" calcext:value-type="float">
            <text:p>0.918299973011017</text:p>
          </table:table-cell>
          <table:table-cell table:formula="of:=AVERAGE([.X85:.AB85])" office:value-type="float" office:value="0.918299973011017" calcext:value-type="float">
            <text:p>0.91829997301101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85]" office:value-type="float" office:value="0.921000003814697" calcext:value-type="float">
            <text:p>0.921000003814697</text:p>
          </table:table-cell>
          <table:table-cell table:formula="of:=[.S85]" office:value-type="float" office:value="0.918799996376038" calcext:value-type="float">
            <text:p>0.918799996376038</text:p>
          </table:table-cell>
          <table:table-cell table:formula="of:=[.AC85]" office:value-type="float" office:value="0.918299973011017" calcext:value-type="float">
            <text:p>0.91829997301101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number-columns-repeated="3" office:value-type="float" office:value="0.920499980449677" calcext:value-type="float">
            <text:p>0.920499980449677</text:p>
          </table:table-cell>
          <table:table-cell/>
          <table:table-cell table:formula="of:=AVERAGE([.D86:.H86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N86:.R86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3" office:value-type="float" office:value="0.919399976730347" calcext:value-type="float">
            <text:p>0.919399976730347</text:p>
          </table:table-cell>
          <table:table-cell table:number-columns-repeated="2"/>
          <table:table-cell table:formula="of:=AVERAGE([.X86:.AB86])" office:value-type="float" office:value="0.919399976730347" calcext:value-type="float">
            <text:p>0.91939997673034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86]" office:value-type="float" office:value="0.920499980449677" calcext:value-type="float">
            <text:p>0.920499980449677</text:p>
          </table:table-cell>
          <table:table-cell table:formula="of:=[.S86]" office:value-type="float" office:value="0.919399976730347" calcext:value-type="float">
            <text:p>0.919399976730347</text:p>
          </table:table-cell>
          <table:table-cell table:formula="of:=[.AC86]" office:value-type="float" office:value="0.919399976730347" calcext:value-type="float">
            <text:p>0.91939997673034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 table:formula="of:=AVERAGE([.D87:.H87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office:value-type="float" office:value="0.919399976730347" calcext:value-type="float">
            <text:p>0.919399976730347</text:p>
          </table:table-cell>
          <table:table-cell/>
          <table:table-cell table:formula="of:=AVERAGE([.N87:.R87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table:formula="of:=AVERAGE([.X87:.AB87])" office:value-type="float" office:value="0.920199990272522" calcext:value-type="float">
            <text:p>0.920199990272522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87]" office:value-type="float" office:value="0.921899974346161" calcext:value-type="float">
            <text:p>0.921899974346161</text:p>
          </table:table-cell>
          <table:table-cell table:formula="of:=[.S87]" office:value-type="float" office:value="0.919399976730347" calcext:value-type="float">
            <text:p>0.919399976730347</text:p>
          </table:table-cell>
          <table:table-cell table:formula="of:=[.AC87]" office:value-type="float" office:value="0.920199990272522" calcext:value-type="float">
            <text:p>0.92019999027252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3" office:value-type="float" office:value="0.920000016689301" calcext:value-type="float">
            <text:p>0.920000016689301</text:p>
          </table:table-cell>
          <table:table-cell table:number-columns-repeated="2"/>
          <table:table-cell table:formula="of:=AVERAGE([.D88:.H88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N88:.R88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3" office:value-type="float" office:value="0.919799983501434" calcext:value-type="float">
            <text:p>0.919799983501434</text:p>
          </table:table-cell>
          <table:table-cell table:formula="of:=AVERAGE([.X88:.AB88])" office:value-type="float" office:value="0.919799983501434" calcext:value-type="float">
            <text:p>0.91979998350143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88]" office:value-type="float" office:value="0.920000016689301" calcext:value-type="float">
            <text:p>0.920000016689301</text:p>
          </table:table-cell>
          <table:table-cell table:formula="of:=[.S88]" office:value-type="float" office:value="0.920899987220764" calcext:value-type="float">
            <text:p>0.920899987220764</text:p>
          </table:table-cell>
          <table:table-cell table:formula="of:=[.AC88]" office:value-type="float" office:value="0.919799983501434" calcext:value-type="float">
            <text:p>0.91979998350143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0.91949999332428" calcext:value-type="float">
            <text:p>0.91949999332428</text:p>
          </table:table-cell>
          <table:table-cell table:number-columns-repeated="2"/>
          <table:table-cell office:value-type="float" office:value="0.91949999332428" calcext:value-type="float">
            <text:p>0.91949999332428</text:p>
          </table:table-cell>
          <table:table-cell table:formula="of:=AVERAGE([.D89:.H89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915199995040894" calcext:value-type="float">
            <text:p>0.915199995040894</text:p>
          </table:table-cell>
          <table:table-cell/>
          <table:table-cell table:number-columns-repeated="2" office:value-type="float" office:value="0.915199995040894" calcext:value-type="float">
            <text:p>0.915199995040894</text:p>
          </table:table-cell>
          <table:table-cell table:formula="of:=AVERAGE([.N89:.R89])" office:value-type="float" office:value="0.915199995040894" calcext:value-type="float">
            <text:p>0.91519999504089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2"/>
          <table:table-cell table:number-columns-repeated="2" office:value-type="float" office:value="0.920700013637543" calcext:value-type="float">
            <text:p>0.920700013637543</text:p>
          </table:table-cell>
          <table:table-cell table:formula="of:=AVERAGE([.X89:.AB89])" office:value-type="float" office:value="0.920700013637543" calcext:value-type="float">
            <text:p>0.920700013637543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89]" office:value-type="float" office:value="0.91949999332428" calcext:value-type="float">
            <text:p>0.91949999332428</text:p>
          </table:table-cell>
          <table:table-cell table:formula="of:=[.S89]" office:value-type="float" office:value="0.915199995040894" calcext:value-type="float">
            <text:p>0.915199995040894</text:p>
          </table:table-cell>
          <table:table-cell table:formula="of:=[.AC89]" office:value-type="float" office:value="0.920700013637543" calcext:value-type="float">
            <text:p>0.92070001363754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.920499980449677" calcext:value-type="float">
            <text:p>0.920499980449677</text:p>
          </table:table-cell>
          <table:table-cell/>
          <table:table-cell table:formula="of:=AVERAGE([.D90:.H90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N90:.R90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3" office:value-type="float" office:value="0.920899987220764" calcext:value-type="float">
            <text:p>0.920899987220764</text:p>
          </table:table-cell>
          <table:table-cell table:formula="of:=AVERAGE([.X90:.AB90])" office:value-type="float" office:value="0.920899987220764" calcext:value-type="float">
            <text:p>0.920899987220764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90]" office:value-type="float" office:value="0.920499980449677" calcext:value-type="float">
            <text:p>0.920499980449677</text:p>
          </table:table-cell>
          <table:table-cell table:formula="of:=[.S90]" office:value-type="float" office:value="0.920099973678589" calcext:value-type="float">
            <text:p>0.920099973678589</text:p>
          </table:table-cell>
          <table:table-cell table:formula="of:=[.AC90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20300006866455" calcext:value-type="float">
            <text:p>0.920300006866455</text:p>
          </table:table-cell>
          <table:table-cell table:formula="of:=AVERAGE([.D91:.H91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18299973011017" calcext:value-type="float">
            <text:p>0.918299973011017</text:p>
          </table:table-cell>
          <table:table-cell table:formula="of:=AVERAGE([.N91:.R91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899974346161" calcext:value-type="float">
            <text:p>0.921899974346161</text:p>
          </table:table-cell>
          <table:table-cell table:formula="of:=AVERAGE([.X91:.AB91])" office:value-type="float" office:value="0.921899974346161" calcext:value-type="float">
            <text:p>0.92189997434616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91]" office:value-type="float" office:value="0.920300006866455" calcext:value-type="float">
            <text:p>0.920300006866455</text:p>
          </table:table-cell>
          <table:table-cell table:formula="of:=[.S91]" office:value-type="float" office:value="0.918299973011017" calcext:value-type="float">
            <text:p>0.918299973011017</text:p>
          </table:table-cell>
          <table:table-cell table:formula="of:=[.AC91]" office:value-type="float" office:value="0.921899974346161" calcext:value-type="float">
            <text:p>0.921899974346161</text:p>
          </table:table-cell>
          <table:table-cell table:number-columns-repeated="98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style-name="ce19" office:value-type="string" calcext:value-type="string" table:number-columns-spanned="34" table:number-rows-spanned="2">
            <text:p>lr_scheduler_on_exhausted_data</text:p>
          </table:table-cell>
          <table:covered-table-cell table:number-columns-repeated="33"/>
          <table:table-cell table:number-columns-repeated="987"/>
        </table:table-row>
        <table:table-row table:style-name="ro1">
          <table:covered-table-cell table:number-columns-repeated="34"/>
          <table:table-cell table:number-columns-repeated="98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5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2"/>
          <table:table-cell table:style-name="ce21"/>
          <table:table-cell table:style-name="ce23" office:value-type="string" calcext:value-type="string" table:number-columns-spanned="3" table:number-rows-spanned="1">
            <text:p>lr decay period</text:p>
          </table:table-cell>
          <table:covered-table-cell table:style-name="ce19"/>
          <table:covered-table-cell/>
          <table:table-cell table:number-columns-repeated="987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1" office:value-type="string" calcext:value-type="string">
            <text:p>session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856800019741058" calcext:value-type="float">
            <text:p>0.856800019741058</text:p>
          </table:table-cell>
          <table:table-cell/>
          <table:table-cell table:number-columns-repeated="2" office:value-type="float" office:value="0.856800019741058" calcext:value-type="float">
            <text:p>0.856800019741058</text:p>
          </table:table-cell>
          <table:table-cell/>
          <table:table-cell table:formula="of:=AVERAGE([.D99:.H99])" office:value-type="float" office:value="0.856800019741058" calcext:value-type="float">
            <text:p>0.856800019741058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59899997711182" calcext:value-type="float">
            <text:p>0.859899997711182</text:p>
          </table:table-cell>
          <table:table-cell table:number-columns-repeated="2"/>
          <table:table-cell office:value-type="float" office:value="0.859899997711182" calcext:value-type="float">
            <text:p>0.859899997711182</text:p>
          </table:table-cell>
          <table:table-cell table:formula="of:=AVERAGE([.N99:.R99])" office:value-type="float" office:value="0.859899997711182" calcext:value-type="float">
            <text:p>0.859899997711182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6379998922348" calcext:value-type="float">
            <text:p>0.86379998922348</text:p>
          </table:table-cell>
          <table:table-cell/>
          <table:table-cell office:value-type="float" office:value="0.86379998922348" calcext:value-type="float">
            <text:p>0.86379998922348</text:p>
          </table:table-cell>
          <table:table-cell table:formula="of:=AVERAGE([.X99:.AB99])" office:value-type="float" office:value="0.86379998922348" calcext:value-type="float">
            <text:p>0.8637999892234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99]" office:value-type="float" office:value="0.856800019741058" calcext:value-type="float">
            <text:p>0.856800019741058</text:p>
          </table:table-cell>
          <table:table-cell table:formula="of:=[.S99]" office:value-type="float" office:value="0.859899997711182" calcext:value-type="float">
            <text:p>0.859899997711182</text:p>
          </table:table-cell>
          <table:table-cell table:formula="of:=[.AC99]" office:value-type="float" office:value="0.86379998922348" calcext:value-type="float">
            <text:p>0.8637999892234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.882000029087067" calcext:value-type="float">
            <text:p>0.882000029087067</text:p>
          </table:table-cell>
          <table:table-cell/>
          <table:table-cell table:formula="of:=AVERAGE([.D100:.H100])" office:value-type="float" office:value="0.882000029087067" calcext:value-type="float">
            <text:p>0.882000029087067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.878799974918366" calcext:value-type="float">
            <text:p>0.878799974918366</text:p>
          </table:table-cell>
          <table:table-cell/>
          <table:table-cell table:formula="of:=AVERAGE([.N100:.R100])" office:value-type="float" office:value="0.878799974918366" calcext:value-type="float">
            <text:p>0.878799974918366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878899991512299" calcext:value-type="float">
            <text:p>0.878899991512299</text:p>
          </table:table-cell>
          <table:table-cell/>
          <table:table-cell table:number-columns-repeated="2" office:value-type="float" office:value="0.878899991512299" calcext:value-type="float">
            <text:p>0.878899991512299</text:p>
          </table:table-cell>
          <table:table-cell/>
          <table:table-cell table:formula="of:=AVERAGE([.X100:.AB100])" office:value-type="float" office:value="0.878899991512299" calcext:value-type="float">
            <text:p>0.87889999151229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00]" office:value-type="float" office:value="0.882000029087067" calcext:value-type="float">
            <text:p>0.882000029087067</text:p>
          </table:table-cell>
          <table:table-cell table:formula="of:=[.S100]" office:value-type="float" office:value="0.878799974918366" calcext:value-type="float">
            <text:p>0.878799974918366</text:p>
          </table:table-cell>
          <table:table-cell table:formula="of:=[.AC100]" office:value-type="float" office:value="0.878899991512299" calcext:value-type="float">
            <text:p>0.87889999151229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.888899981975555" calcext:value-type="float">
            <text:p>0.888899981975555</text:p>
          </table:table-cell>
          <table:table-cell table:number-columns-repeated="2"/>
          <table:table-cell office:value-type="float" office:value="0.888899981975555" calcext:value-type="float">
            <text:p>0.888899981975555</text:p>
          </table:table-cell>
          <table:table-cell table:formula="of:=AVERAGE([.D101:.H101])" office:value-type="float" office:value="0.888899981975555" calcext:value-type="float">
            <text:p>0.8888999819755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float" office:value="0.885800004005432" calcext:value-type="float">
            <text:p>0.885800004005432</text:p>
          </table:table-cell>
          <table:table-cell table:number-columns-repeated="2"/>
          <table:table-cell table:formula="of:=AVERAGE([.N101:.R101])" office:value-type="float" office:value="0.885800004005432" calcext:value-type="float">
            <text:p>0.88580000400543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88730001449585" calcext:value-type="float">
            <text:p>0.88730001449585</text:p>
          </table:table-cell>
          <table:table-cell table:formula="of:=AVERAGE([.X101:.AB101])" office:value-type="float" office:value="0.88730001449585" calcext:value-type="float">
            <text:p>0.8873000144958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101]" office:value-type="float" office:value="0.888899981975555" calcext:value-type="float">
            <text:p>0.888899981975555</text:p>
          </table:table-cell>
          <table:table-cell table:formula="of:=[.S101]" office:value-type="float" office:value="0.885800004005432" calcext:value-type="float">
            <text:p>0.885800004005432</text:p>
          </table:table-cell>
          <table:table-cell table:formula="of:=[.AC101]" office:value-type="float" office:value="0.88730001449585" calcext:value-type="float">
            <text:p>0.88730001449585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94699990749359" calcext:value-type="float">
            <text:p>0.894699990749359</text:p>
          </table:table-cell>
          <table:table-cell/>
          <table:table-cell table:number-columns-repeated="2" office:value-type="float" office:value="0.894699990749359" calcext:value-type="float">
            <text:p>0.894699990749359</text:p>
          </table:table-cell>
          <table:table-cell table:formula="of:=AVERAGE([.D102:.H102])" office:value-type="float" office:value="0.894699990749359" calcext:value-type="float">
            <text:p>0.894699990749359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896700024604797" calcext:value-type="float">
            <text:p>0.896700024604797</text:p>
          </table:table-cell>
          <table:table-cell/>
          <table:table-cell office:value-type="float" office:value="0.896700024604797" calcext:value-type="float">
            <text:p>0.896700024604797</text:p>
          </table:table-cell>
          <table:table-cell table:formula="of:=AVERAGE([.N102:.R102])" office:value-type="float" office:value="0.896700024604797" calcext:value-type="float">
            <text:p>0.896700024604797</text:p>
          </table:table-cell>
          <table:table-cell/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95399987697601" calcext:value-type="float">
            <text:p>0.895399987697601</text:p>
          </table:table-cell>
          <table:table-cell/>
          <table:table-cell office:value-type="float" office:value="0.895399987697601" calcext:value-type="float">
            <text:p>0.895399987697601</text:p>
          </table:table-cell>
          <table:table-cell/>
          <table:table-cell table:formula="of:=AVERAGE([.X102:.AB102])" office:value-type="float" office:value="0.895399987697601" calcext:value-type="float">
            <text:p>0.89539998769760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02]" office:value-type="float" office:value="0.894699990749359" calcext:value-type="float">
            <text:p>0.894699990749359</text:p>
          </table:table-cell>
          <table:table-cell table:formula="of:=[.S102]" office:value-type="float" office:value="0.896700024604797" calcext:value-type="float">
            <text:p>0.896700024604797</text:p>
          </table:table-cell>
          <table:table-cell table:formula="of:=[.AC102]" office:value-type="float" office:value="0.895399987697601" calcext:value-type="float">
            <text:p>0.89539998769760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898699998855591" calcext:value-type="float">
            <text:p>0.898699998855591</text:p>
          </table:table-cell>
          <table:table-cell/>
          <table:table-cell table:number-columns-repeated="2" office:value-type="float" office:value="0.898699998855591" calcext:value-type="float">
            <text:p>0.898699998855591</text:p>
          </table:table-cell>
          <table:table-cell table:formula="of:=AVERAGE([.D103:.H103])" office:value-type="float" office:value="0.898699998855591" calcext:value-type="float">
            <text:p>0.898699998855591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0.900200009346008" calcext:value-type="float">
            <text:p>0.900200009346008</text:p>
          </table:table-cell>
          <table:table-cell/>
          <table:table-cell office:value-type="float" office:value="0.900200009346008" calcext:value-type="float">
            <text:p>0.900200009346008</text:p>
          </table:table-cell>
          <table:table-cell table:formula="of:=AVERAGE([.N103:.R103])" office:value-type="float" office:value="0.900200009346008" calcext:value-type="float">
            <text:p>0.900200009346008</text:p>
          </table:table-cell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898699998855591" calcext:value-type="float">
            <text:p>0.898699998855591</text:p>
          </table:table-cell>
          <table:table-cell table:number-columns-repeated="2"/>
          <table:table-cell table:formula="of:=AVERAGE([.X103:.AB103])" office:value-type="float" office:value="0.898699998855591" calcext:value-type="float">
            <text:p>0.8986999988555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103]" office:value-type="float" office:value="0.898699998855591" calcext:value-type="float">
            <text:p>0.898699998855591</text:p>
          </table:table-cell>
          <table:table-cell table:formula="of:=[.S103]" office:value-type="float" office:value="0.900200009346008" calcext:value-type="float">
            <text:p>0.900200009346008</text:p>
          </table:table-cell>
          <table:table-cell table:formula="of:=[.AC103]" office:value-type="float" office:value="0.898699998855591" calcext:value-type="float">
            <text:p>0.89869999885559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1700019836426" calcext:value-type="float">
            <text:p>0.901700019836426</text:p>
          </table:table-cell>
          <table:table-cell table:number-columns-repeated="2"/>
          <table:table-cell table:number-columns-repeated="2" office:value-type="float" office:value="0.901700019836426" calcext:value-type="float">
            <text:p>0.901700019836426</text:p>
          </table:table-cell>
          <table:table-cell table:formula="of:=AVERAGE([.D104:.H104])" office:value-type="float" office:value="0.901700019836426" calcext:value-type="float">
            <text:p>0.901700019836426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90200001001358" calcext:value-type="float">
            <text:p>0.90200001001358</text:p>
          </table:table-cell>
          <table:table-cell table:number-columns-repeated="2"/>
          <table:table-cell office:value-type="float" office:value="0.90200001001358" calcext:value-type="float">
            <text:p>0.90200001001358</text:p>
          </table:table-cell>
          <table:table-cell table:formula="of:=AVERAGE([.N104:.R104])" office:value-type="float" office:value="0.90200001001358" calcext:value-type="float">
            <text:p>0.90200001001358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904900014400482" calcext:value-type="float">
            <text:p>0.904900014400482</text:p>
          </table:table-cell>
          <table:table-cell office:value-type="float" office:value="0.907999992370606" calcext:value-type="float">
            <text:p>0.907999992370606</text:p>
          </table:table-cell>
          <table:table-cell table:number-columns-repeated="2" office:value-type="float" office:value="0.904900014400482" calcext:value-type="float">
            <text:p>0.904900014400482</text:p>
          </table:table-cell>
          <table:table-cell/>
          <table:table-cell table:formula="of:=AVERAGE([.X104:.AB104])" office:value-type="float" office:value="0.905675008893013" calcext:value-type="float">
            <text:p>0.90567500889301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04]" office:value-type="float" office:value="0.901700019836426" calcext:value-type="float">
            <text:p>0.901700019836426</text:p>
          </table:table-cell>
          <table:table-cell table:formula="of:=[.S104]" office:value-type="float" office:value="0.90200001001358" calcext:value-type="float">
            <text:p>0.90200001001358</text:p>
          </table:table-cell>
          <table:table-cell table:formula="of:=[.AC104]" office:value-type="float" office:value="0.905675008893013" calcext:value-type="float">
            <text:p>0.90567500889301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90829998254776" calcext:value-type="float">
            <text:p>0.90829998254776</text:p>
          </table:table-cell>
          <table:table-cell table:number-columns-repeated="2"/>
          <table:table-cell table:number-columns-repeated="2" office:value-type="float" office:value="0.90829998254776" calcext:value-type="float">
            <text:p>0.90829998254776</text:p>
          </table:table-cell>
          <table:table-cell table:formula="of:=AVERAGE([.D105:.H105])" office:value-type="float" office:value="0.90829998254776" calcext:value-type="float">
            <text:p>0.908299982547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0.905099987983704" calcext:value-type="float">
            <text:p>0.905099987983704</text:p>
          </table:table-cell>
          <table:table-cell/>
          <table:table-cell office:value-type="float" office:value="0.905099987983704" calcext:value-type="float">
            <text:p>0.905099987983704</text:p>
          </table:table-cell>
          <table:table-cell table:formula="of:=AVERAGE([.N105:.R105])" office:value-type="float" office:value="0.905099987983704" calcext:value-type="float">
            <text:p>0.9050999879837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7999992370606" calcext:value-type="float">
            <text:p>0.907999992370606</text:p>
          </table:table-cell>
          <table:table-cell office:value-type="float" office:value="0.908399999141693" calcext:value-type="float">
            <text:p>0.908399999141693</text:p>
          </table:table-cell>
          <table:table-cell office:value-type="float" office:value="0.907999992370606" calcext:value-type="float">
            <text:p>0.907999992370606</text:p>
          </table:table-cell>
          <table:table-cell table:number-columns-repeated="2"/>
          <table:table-cell table:formula="of:=AVERAGE([.X105:.AB105])" office:value-type="float" office:value="0.908133327960968" calcext:value-type="float">
            <text:p>0.908133327960968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05]" office:value-type="float" office:value="0.90829998254776" calcext:value-type="float">
            <text:p>0.90829998254776</text:p>
          </table:table-cell>
          <table:table-cell table:formula="of:=[.S105]" office:value-type="float" office:value="0.905099987983704" calcext:value-type="float">
            <text:p>0.905099987983704</text:p>
          </table:table-cell>
          <table:table-cell table:formula="of:=[.AC105]" office:value-type="float" office:value="0.908133327960968" calcext:value-type="float">
            <text:p>0.90813332796096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98]*[.B99]*[.B100]*[.B103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.910000026226044" calcext:value-type="float">
            <text:p>0.910000026226044</text:p>
          </table:table-cell>
          <table:table-cell/>
          <table:table-cell office:value-type="float" office:value="0.910000026226044" calcext:value-type="float">
            <text:p>0.910000026226044</text:p>
          </table:table-cell>
          <table:table-cell table:formula="of:=AVERAGE([.D106:.H106])" office:value-type="float" office:value="0.910000026226044" calcext:value-type="float">
            <text:p>0.910000026226044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L98]*[.L99]*[.L100]*[.L103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0.907599985599518" calcext:value-type="float">
            <text:p>0.907599985599518</text:p>
          </table:table-cell>
          <table:table-cell/>
          <table:table-cell office:value-type="float" office:value="0.907599985599518" calcext:value-type="float">
            <text:p>0.907599985599518</text:p>
          </table:table-cell>
          <table:table-cell/>
          <table:table-cell office:value-type="float" office:value="0.907599985599518" calcext:value-type="float">
            <text:p>0.907599985599518</text:p>
          </table:table-cell>
          <table:table-cell table:formula="of:=AVERAGE([.N106:.R106])" office:value-type="float" office:value="0.907599985599518" calcext:value-type="float">
            <text:p>0.907599985599518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V98]*[.V99]*[.V100]*[.V103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914699971675873" calcext:value-type="float">
            <text:p>0.914699971675873</text:p>
          </table:table-cell>
          <table:table-cell office:value-type="float" office:value="0.908399999141693" calcext:value-type="float">
            <text:p>0.908399999141693</text:p>
          </table:table-cell>
          <table:table-cell/>
          <table:table-cell office:value-type="float" office:value="0.908399999141693" calcext:value-type="float">
            <text:p>0.908399999141693</text:p>
          </table:table-cell>
          <table:table-cell table:formula="of:=AVERAGE([.X106:.AB106])" office:value-type="float" office:value="0.91049998998642" calcext:value-type="float">
            <text:p>0.91049998998642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06]" office:value-type="float" office:value="0.910000026226044" calcext:value-type="float">
            <text:p>0.910000026226044</text:p>
          </table:table-cell>
          <table:table-cell table:formula="of:=[.S106]" office:value-type="float" office:value="0.907599985599518" calcext:value-type="float">
            <text:p>0.907599985599518</text:p>
          </table:table-cell>
          <table:table-cell table:formula="of:=[.AC106]" office:value-type="float" office:value="0.91049998998642" calcext:value-type="float">
            <text:p>0.9104999899864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9799993038178" calcext:value-type="float">
            <text:p>0.909799993038178</text:p>
          </table:table-cell>
          <table:table-cell/>
          <table:table-cell office:value-type="float" office:value="0.909799993038178" calcext:value-type="float">
            <text:p>0.909799993038178</text:p>
          </table:table-cell>
          <table:table-cell table:formula="of:=AVERAGE([.D107:.H107])" office:value-type="float" office:value="0.909799993038178" calcext:value-type="float">
            <text:p>0.909799993038178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10600006580353" calcext:value-type="float">
            <text:p>0.910600006580353</text:p>
          </table:table-cell>
          <table:table-cell table:number-columns-repeated="2"/>
          <table:table-cell table:number-columns-repeated="2" office:value-type="float" office:value="0.910600006580353" calcext:value-type="float">
            <text:p>0.910600006580353</text:p>
          </table:table-cell>
          <table:table-cell table:formula="of:=AVERAGE([.N107:.R107])" office:value-type="float" office:value="0.910600006580353" calcext:value-type="float">
            <text:p>0.910600006580353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 office:value-type="float" office:value="0.914699971675873" calcext:value-type="float">
            <text:p>0.914699971675873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office:value-type="float" office:value="0.914699971675873" calcext:value-type="float">
            <text:p>0.914699971675873</text:p>
          </table:table-cell>
          <table:table-cell table:formula="of:=AVERAGE([.X107:.AB107])" office:value-type="float" office:value="0.915033320585887" calcext:value-type="float">
            <text:p>0.91503332058588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07]" office:value-type="float" office:value="0.909799993038178" calcext:value-type="float">
            <text:p>0.909799993038178</text:p>
          </table:table-cell>
          <table:table-cell table:formula="of:=[.S107]" office:value-type="float" office:value="0.910600006580353" calcext:value-type="float">
            <text:p>0.910600006580353</text:p>
          </table:table-cell>
          <table:table-cell table:formula="of:=[.AC107]" office:value-type="float" office:value="0.915033320585887" calcext:value-type="float">
            <text:p>0.915033320585887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07]/[.B106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911800026893616" calcext:value-type="float">
            <text:p>0.911800026893616</text:p>
          </table:table-cell>
          <table:table-cell table:number-columns-repeated="2"/>
          <table:table-cell table:number-columns-repeated="2" office:value-type="float" office:value="0.911800026893616" calcext:value-type="float">
            <text:p>0.911800026893616</text:p>
          </table:table-cell>
          <table:table-cell table:formula="of:=AVERAGE([.D108:.H108])" office:value-type="float" office:value="0.911800026893616" calcext:value-type="float">
            <text:p>0.911800026893616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L107]/[.L106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/>
          <table:table-cell office:value-type="float" office:value="0.913100004196167" calcext:value-type="float">
            <text:p>0.913100004196167</text:p>
          </table:table-cell>
          <table:table-cell table:formula="of:=AVERAGE([.N108:.R108])" office:value-type="float" office:value="0.913100004196167" calcext:value-type="float">
            <text:p>0.913100004196167</text:p>
          </table:table-cell>
          <table:table-cell/>
          <table:table-cell office:value-type="string" calcext:value-type="string">
            <text:p>epochs per session</text:p>
          </table:table-cell>
          <table:table-cell table:formula="of:=[.V107]/[.V106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0.915700018405914" calcext:value-type="float">
            <text:p>0.915700018405914</text:p>
          </table:table-cell>
          <table:table-cell table:formula="of:=AVERAGE([.X108:.AB108])" office:value-type="float" office:value="0.915700018405914" calcext:value-type="float">
            <text:p>0.915700018405914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08]" office:value-type="float" office:value="0.911800026893616" calcext:value-type="float">
            <text:p>0.911800026893616</text:p>
          </table:table-cell>
          <table:table-cell table:formula="of:=[.S108]" office:value-type="float" office:value="0.913100004196167" calcext:value-type="float">
            <text:p>0.913100004196167</text:p>
          </table:table-cell>
          <table:table-cell table:formula="of:=[.AC108]" office:value-type="float" office:value="0.915700018405914" calcext:value-type="float">
            <text:p>0.91570001840591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102]/[.B108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/>
          <table:table-cell table:number-columns-repeated="2" office:value-type="float" office:value="0.915499985218048" calcext:value-type="float">
            <text:p>0.915499985218048</text:p>
          </table:table-cell>
          <table:table-cell table:formula="of:=AVERAGE([.D109:.H109])" office:value-type="float" office:value="0.915499985218048" calcext:value-type="float">
            <text:p>0.915499985218048</text:p>
          </table:table-cell>
          <table:table-cell/>
          <table:table-cell office:value-type="string" calcext:value-type="string">
            <text:p>sessions</text:p>
          </table:table-cell>
          <table:table-cell table:formula="of:=[.L102]/[.L108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.912000000476837" calcext:value-type="float">
            <text:p>0.912000000476837</text:p>
          </table:table-cell>
          <table:table-cell/>
          <table:table-cell office:value-type="float" office:value="0.912000000476837" calcext:value-type="float">
            <text:p>0.912000000476837</text:p>
          </table:table-cell>
          <table:table-cell/>
          <table:table-cell table:formula="of:=AVERAGE([.N109:.R109])" office:value-type="float" office:value="0.912000000476837" calcext:value-type="float">
            <text:p>0.912000000476837</text:p>
          </table:table-cell>
          <table:table-cell/>
          <table:table-cell office:value-type="string" calcext:value-type="string">
            <text:p>sessions</text:p>
          </table:table-cell>
          <table:table-cell table:formula="of:=[.V102]/[.V108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.912000000476837" calcext:value-type="float">
            <text:p>0.912000000476837</text:p>
          </table:table-cell>
          <table:table-cell/>
          <table:table-cell table:number-columns-repeated="2" office:value-type="float" office:value="0.912000000476837" calcext:value-type="float">
            <text:p>0.912000000476837</text:p>
          </table:table-cell>
          <table:table-cell/>
          <table:table-cell table:formula="of:=AVERAGE([.X109:.AB109])" office:value-type="float" office:value="0.912000000476837" calcext:value-type="float">
            <text:p>0.91200000047683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09]" office:value-type="float" office:value="0.915499985218048" calcext:value-type="float">
            <text:p>0.915499985218048</text:p>
          </table:table-cell>
          <table:table-cell table:formula="of:=[.S109]" office:value-type="float" office:value="0.912000000476837" calcext:value-type="float">
            <text:p>0.912000000476837</text:p>
          </table:table-cell>
          <table:table-cell table:formula="of:=[.AC109]" office:value-type="float" office:value="0.912000000476837" calcext:value-type="float">
            <text:p>0.91200000047683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.914699971675873" calcext:value-type="float">
            <text:p>0.914699971675873</text:p>
          </table:table-cell>
          <table:table-cell table:number-columns-repeated="2"/>
          <table:table-cell office:value-type="float" office:value="0.914699971675873" calcext:value-type="float">
            <text:p>0.914699971675873</text:p>
          </table:table-cell>
          <table:table-cell table:formula="of:=AVERAGE([.D110:.H110])" office:value-type="float" office:value="0.914699971675873" calcext:value-type="float">
            <text:p>0.9146999716758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915300011634827" calcext:value-type="float">
            <text:p>0.915300011634827</text:p>
          </table:table-cell>
          <table:table-cell/>
          <table:table-cell table:number-columns-repeated="2" office:value-type="float" office:value="0.915300011634827" calcext:value-type="float">
            <text:p>0.915300011634827</text:p>
          </table:table-cell>
          <table:table-cell table:formula="of:=AVERAGE([.N110:.R110])" office:value-type="float" office:value="0.915300011634827" calcext:value-type="float">
            <text:p>0.9153000116348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0.917699992656708" calcext:value-type="float">
            <text:p>0.917699992656708</text:p>
          </table:table-cell>
          <table:table-cell table:formula="of:=AVERAGE([.X110:.AB110])" office:value-type="float" office:value="0.917699992656708" calcext:value-type="float">
            <text:p>0.917699992656708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10]" office:value-type="float" office:value="0.914699971675873" calcext:value-type="float">
            <text:p>0.914699971675873</text:p>
          </table:table-cell>
          <table:table-cell table:formula="of:=[.S110]" office:value-type="float" office:value="0.915300011634827" calcext:value-type="float">
            <text:p>0.915300011634827</text:p>
          </table:table-cell>
          <table:table-cell table:formula="of:=[.AC110]" office:value-type="float" office:value="0.917699992656708" calcext:value-type="float">
            <text:p>0.917699992656708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6000008583069" calcext:value-type="float">
            <text:p>0.916000008583069</text:p>
          </table:table-cell>
          <table:table-cell/>
          <table:table-cell table:number-columns-repeated="2" office:value-type="float" office:value="0.916000008583069" calcext:value-type="float">
            <text:p>0.916000008583069</text:p>
          </table:table-cell>
          <table:table-cell/>
          <table:table-cell table:formula="of:=AVERAGE([.D111:.H111])" office:value-type="float" office:value="0.916000008583069" calcext:value-type="float">
            <text:p>0.916000008583069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18200016021729" calcext:value-type="float">
            <text:p>0.918200016021729</text:p>
          </table:table-cell>
          <table:table-cell table:formula="of:=AVERAGE([.N111:.R111])" office:value-type="float" office:value="0.918200016021729" calcext:value-type="float">
            <text:p>0.918200016021729</text:p>
          </table:table-cell>
          <table:table-cell/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14099991321564" calcext:value-type="float">
            <text:p>0.914099991321564</text:p>
          </table:table-cell>
          <table:table-cell table:formula="of:=AVERAGE([.X111:.AB111])" office:value-type="float" office:value="0.914099991321564" calcext:value-type="float">
            <text:p>0.91409999132156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11]" office:value-type="float" office:value="0.916000008583069" calcext:value-type="float">
            <text:p>0.916000008583069</text:p>
          </table:table-cell>
          <table:table-cell table:formula="of:=[.S111]" office:value-type="float" office:value="0.918200016021729" calcext:value-type="float">
            <text:p>0.918200016021729</text:p>
          </table:table-cell>
          <table:table-cell table:formula="of:=[.AC111]" office:value-type="float" office:value="0.914099991321564" calcext:value-type="float">
            <text:p>0.914099991321564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17800009250641" calcext:value-type="float">
            <text:p>0.917800009250641</text:p>
          </table:table-cell>
          <table:table-cell/>
          <table:table-cell table:number-columns-repeated="2" office:value-type="float" office:value="0.917800009250641" calcext:value-type="float">
            <text:p>0.917800009250641</text:p>
          </table:table-cell>
          <table:table-cell/>
          <table:table-cell table:formula="of:=AVERAGE([.D112:.H112])" office:value-type="float" office:value="0.917800009250641" calcext:value-type="float">
            <text:p>0.917800009250641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0.92059999704361" calcext:value-type="float">
            <text:p>0.92059999704361</text:p>
          </table:table-cell>
          <table:table-cell table:formula="of:=AVERAGE([.N112:.R112])" office:value-type="float" office:value="0.92059999704361" calcext:value-type="float">
            <text:p>0.92059999704361</text:p>
          </table:table-cell>
          <table:table-cell/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.917400002479553" calcext:value-type="float">
            <text:p>0.917400002479553</text:p>
          </table:table-cell>
          <table:table-cell/>
          <table:table-cell table:formula="of:=AVERAGE([.X112:.AB112])" office:value-type="float" office:value="0.917400002479553" calcext:value-type="float">
            <text:p>0.91740000247955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12]" office:value-type="float" office:value="0.917800009250641" calcext:value-type="float">
            <text:p>0.917800009250641</text:p>
          </table:table-cell>
          <table:table-cell table:formula="of:=[.S112]" office:value-type="float" office:value="0.92059999704361" calcext:value-type="float">
            <text:p>0.92059999704361</text:p>
          </table:table-cell>
          <table:table-cell table:formula="of:=[.AC112]" office:value-type="float" office:value="0.917400002479553" calcext:value-type="float">
            <text:p>0.917400002479553</text:p>
          </table:table-cell>
          <table:table-cell table:number-columns-repeated="987"/>
        </table:table-row>
        <table:table-row table:style-name="ro1"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15799975395203" calcext:value-type="float">
            <text:p>0.915799975395203</text:p>
          </table:table-cell>
          <table:table-cell table:number-columns-repeated="2"/>
          <table:table-cell office:value-type="float" office:value="0.915799975395203" calcext:value-type="float">
            <text:p>0.915799975395203</text:p>
          </table:table-cell>
          <table:table-cell table:formula="of:=AVERAGE([.D113:.H113])" office:value-type="float" office:value="0.915799975395203" calcext:value-type="float">
            <text:p>0.915799975395203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office:value-type="float" office:value="0.920000016689301" calcext:value-type="float">
            <text:p>0.920000016689301</text:p>
          </table:table-cell>
          <table:table-cell/>
          <table:table-cell table:number-columns-repeated="2" office:value-type="float" office:value="0.920000016689301" calcext:value-type="float">
            <text:p>0.920000016689301</text:p>
          </table:table-cell>
          <table:table-cell/>
          <table:table-cell table:formula="of:=AVERAGE([.N113:.R113])" office:value-type="float" office:value="0.920000016689301" calcext:value-type="float">
            <text:p>0.920000016689301</text:p>
          </table:table-cell>
          <table:table-cell/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917999982833862" calcext:value-type="float">
            <text:p>0.917999982833862</text:p>
          </table:table-cell>
          <table:table-cell table:number-columns-repeated="2"/>
          <table:table-cell table:formula="of:=AVERAGE([.X113:.AB113])" office:value-type="float" office:value="0.917999982833862" calcext:value-type="float">
            <text:p>0.9179999828338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13]" office:value-type="float" office:value="0.915799975395203" calcext:value-type="float">
            <text:p>0.915799975395203</text:p>
          </table:table-cell>
          <table:table-cell table:formula="of:=[.S113]" office:value-type="float" office:value="0.920000016689301" calcext:value-type="float">
            <text:p>0.920000016689301</text:p>
          </table:table-cell>
          <table:table-cell table:formula="of:=[.AC113]" office:value-type="float" office:value="0.917999982833862" calcext:value-type="float">
            <text:p>0.91799998283386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.919600009918213" calcext:value-type="float">
            <text:p>0.919600009918213</text:p>
          </table:table-cell>
          <table:table-cell/>
          <table:table-cell table:formula="of:=AVERAGE([.D114:.H114])" office:value-type="float" office:value="0.919600009918213" calcext:value-type="float">
            <text:p>0.919600009918213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N114:.R114])" office:value-type="float" office:value="0.920499980449677" calcext:value-type="float">
            <text:p>0.920499980449677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table:formula="of:=AVERAGE([.X114:.AB114])" office:value-type="float" office:value="0.920199990272522" calcext:value-type="float">
            <text:p>0.92019999027252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14]" office:value-type="float" office:value="0.919600009918213" calcext:value-type="float">
            <text:p>0.919600009918213</text:p>
          </table:table-cell>
          <table:table-cell table:formula="of:=[.S114]" office:value-type="float" office:value="0.920499980449677" calcext:value-type="float">
            <text:p>0.920499980449677</text:p>
          </table:table-cell>
          <table:table-cell table:formula="of:=[.AC114]" office:value-type="float" office:value="0.920199990272522" calcext:value-type="float">
            <text:p>0.92019999027252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office:value-type="float" office:value="0.919099986553192" calcext:value-type="float">
            <text:p>0.919099986553192</text:p>
          </table:table-cell>
          <table:table-cell/>
          <table:table-cell table:number-columns-repeated="2" office:value-type="float" office:value="0.919099986553192" calcext:value-type="float">
            <text:p>0.919099986553192</text:p>
          </table:table-cell>
          <table:table-cell/>
          <table:table-cell table:formula="of:=AVERAGE([.D115:.H115])" office:value-type="float" office:value="0.919099986553192" calcext:value-type="float">
            <text:p>0.919099986553192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.921000003814697" calcext:value-type="float">
            <text:p>0.921000003814697</text:p>
          </table:table-cell>
          <table:table-cell table:number-columns-repeated="2"/>
          <table:table-cell office:value-type="float" office:value="0.921000003814697" calcext:value-type="float">
            <text:p>0.921000003814697</text:p>
          </table:table-cell>
          <table:table-cell table:formula="of:=AVERAGE([.N115:.R115])" office:value-type="float" office:value="0.921000003814697" calcext:value-type="float">
            <text:p>0.921000003814697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99" calcext:value-type="float">
            <text:p>0.999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 table:formula="of:=AVERAGE([.X115:.AB115])" office:value-type="float" office:value="0.916700005531311" calcext:value-type="float">
            <text:p>0.91670000553131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115]" office:value-type="float" office:value="0.919099986553192" calcext:value-type="float">
            <text:p>0.919099986553192</text:p>
          </table:table-cell>
          <table:table-cell table:formula="of:=[.S115]" office:value-type="float" office:value="0.921000003814697" calcext:value-type="float">
            <text:p>0.921000003814697</text:p>
          </table:table-cell>
          <table:table-cell table:formula="of:=[.AC115]" office:value-type="float" office:value="0.916700005531311" calcext:value-type="float">
            <text:p>0.91670000553131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table:number-columns-repeated="2" office:value-type="float" office:value="0.91729998588562" calcext:value-type="float">
            <text:p>0.91729998588562</text:p>
          </table:table-cell>
          <table:table-cell table:formula="of:=AVERAGE([.D116:.H116])" office:value-type="float" office:value="0.91729998588562" calcext:value-type="float">
            <text:p>0.91729998588562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0.918099999427795" calcext:value-type="float">
            <text:p>0.918099999427795</text:p>
          </table:table-cell>
          <table:table-cell table:formula="of:=AVERAGE([.N116:.R116])" office:value-type="float" office:value="0.918099999427795" calcext:value-type="float">
            <text:p>0.918099999427795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.919700026512146" calcext:value-type="float">
            <text:p>0.919700026512146</text:p>
          </table:table-cell>
          <table:table-cell table:number-columns-repeated="2"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X116:.AB116])" office:value-type="float" office:value="0.919700026512146" calcext:value-type="float">
            <text:p>0.91970002651214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116]" office:value-type="float" office:value="0.91729998588562" calcext:value-type="float">
            <text:p>0.91729998588562</text:p>
          </table:table-cell>
          <table:table-cell table:formula="of:=[.S116]" office:value-type="float" office:value="0.918099999427795" calcext:value-type="float">
            <text:p>0.918099999427795</text:p>
          </table:table-cell>
          <table:table-cell table:formula="of:=[.AC116]" office:value-type="float" office:value="0.919700026512146" calcext:value-type="float">
            <text:p>0.91970002651214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16400015354157" calcext:value-type="float">
            <text:p>0.916400015354157</text:p>
          </table:table-cell>
          <table:table-cell/>
          <table:table-cell table:formula="of:=AVERAGE([.D117:.H117])" office:value-type="float" office:value="0.916400015354157" calcext:value-type="float">
            <text:p>0.91640001535415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 office:value-type="float" office:value="0.913999974727631" calcext:value-type="float">
            <text:p>0.913999974727631</text:p>
          </table:table-cell>
          <table:table-cell table:number-columns-repeated="2"/>
          <table:table-cell table:formula="of:=AVERAGE([.N117:.R117])" office:value-type="float" office:value="0.913999974727631" calcext:value-type="float">
            <text:p>0.9139999747276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919300019741058" calcext:value-type="float">
            <text:p>0.919300019741058</text:p>
          </table:table-cell>
          <table:table-cell/>
          <table:table-cell table:number-columns-repeated="2" office:value-type="float" office:value="0.919300019741058" calcext:value-type="float">
            <text:p>0.919300019741058</text:p>
          </table:table-cell>
          <table:table-cell table:formula="of:=AVERAGE([.X117:.AB117])" office:value-type="float" office:value="0.919300019741058" calcext:value-type="float">
            <text:p>0.919300019741058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117]" office:value-type="float" office:value="0.916400015354157" calcext:value-type="float">
            <text:p>0.916400015354157</text:p>
          </table:table-cell>
          <table:table-cell table:formula="of:=[.S117]" office:value-type="float" office:value="0.913999974727631" calcext:value-type="float">
            <text:p>0.913999974727631</text:p>
          </table:table-cell>
          <table:table-cell table:formula="of:=[.AC117]" office:value-type="float" office:value="0.919300019741058" calcext:value-type="float">
            <text:p>0.919300019741058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xamples per client</text:p>
          </table:table-cell>
          <table:table-cell table:formula="of:=[.B107]/[.B104]" office:value-type="float" office:value="12000" calcext:value-type="float">
            <text:p>1200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18500006198883" calcext:value-type="float">
            <text:p>0.918500006198883</text:p>
          </table:table-cell>
          <table:table-cell table:formula="of:=AVERAGE([.D118:.H118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.919900000095367" calcext:value-type="float">
            <text:p>0.919900000095367</text:p>
          </table:table-cell>
          <table:table-cell table:number-columns-repeated="2"/>
          <table:table-cell office:value-type="float" office:value="0.919900000095367" calcext:value-type="float">
            <text:p>0.919900000095367</text:p>
          </table:table-cell>
          <table:table-cell table:formula="of:=AVERAGE([.N118:.R118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 table:formula="of:=AVERAGE([.X118:.AB118])" office:value-type="float" office:value="0.921400010585785" calcext:value-type="float">
            <text:p>0.92140001058578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118]" office:value-type="float" office:value="0.918500006198883" calcext:value-type="float">
            <text:p>0.918500006198883</text:p>
          </table:table-cell>
          <table:table-cell table:formula="of:=[.S118]" office:value-type="float" office:value="0.919900000095367" calcext:value-type="float">
            <text:p>0.919900000095367</text:p>
          </table:table-cell>
          <table:table-cell table:formula="of:=[.AC118]" office:value-type="float" office:value="0.921400010585785" calcext:value-type="float">
            <text:p>0.921400010585785</text:p>
          </table:table-cell>
          <table:table-cell table:number-columns-repeated="987"/>
        </table:table-row>
        <table:table-row table:style-name="ro1">
          <table:table-cell table:style-name="ce23" office:value-type="string" calcext:value-type="string" table:number-columns-spanned="1" table:number-rows-spanned="2">
            <text:p>participated epochs to use all examples</text:p>
          </table:table-cell>
          <table:table-cell table:formula="of:=[.B118]/([.B100]*[.B99])" office:value-type="float" office:value="120" calcext:value-type="float">
            <text:p>120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.917699992656708" calcext:value-type="float">
            <text:p>0.917699992656708</text:p>
          </table:table-cell>
          <table:table-cell/>
          <table:table-cell table:formula="of:=AVERAGE([.D119:.H119])" office:value-type="float" office:value="0.917699992656708" calcext:value-type="float">
            <text:p>0.91769999265670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2"/>
          <table:table-cell table:number-columns-repeated="2" office:value-type="float" office:value="0.920499980449677" calcext:value-type="float">
            <text:p>0.920499980449677</text:p>
          </table:table-cell>
          <table:table-cell table:formula="of:=AVERAGE([.N119:.R119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X119:.AB119])" office:value-type="float" office:value="0.920899987220764" calcext:value-type="float">
            <text:p>0.920899987220764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119]" office:value-type="float" office:value="0.917699992656708" calcext:value-type="float">
            <text:p>0.917699992656708</text:p>
          </table:table-cell>
          <table:table-cell table:formula="of:=[.S119]" office:value-type="float" office:value="0.920499980449677" calcext:value-type="float">
            <text:p>0.920499980449677</text:p>
          </table:table-cell>
          <table:table-cell table:formula="of:=[.AC119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covered-table-cell/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formula="of:=AVERAGE([.D120:.H120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 table:formula="of:=AVERAGE([.N120:.R120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X120:.AB120])" office:value-type="float" office:value="0.920899987220764" calcext:value-type="float">
            <text:p>0.92089998722076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120]" office:value-type="float" office:value="0.918799996376038" calcext:value-type="float">
            <text:p>0.918799996376038</text:p>
          </table:table-cell>
          <table:table-cell table:formula="of:=[.S120]" office:value-type="float" office:value="0.919799983501434" calcext:value-type="float">
            <text:p>0.919799983501434</text:p>
          </table:table-cell>
          <table:table-cell table:formula="of:=[.AC120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.916999995708466" calcext:value-type="float">
            <text:p>0.916999995708466</text:p>
          </table:table-cell>
          <table:table-cell/>
          <table:table-cell table:number-columns-repeated="2" office:value-type="float" office:value="0.916999995708466" calcext:value-type="float">
            <text:p>0.916999995708466</text:p>
          </table:table-cell>
          <table:table-cell/>
          <table:table-cell table:formula="of:=AVERAGE([.D121:.H121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23500001430512" calcext:value-type="float">
            <text:p>0.923500001430512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 table:formula="of:=AVERAGE([.N121:.R121])" office:value-type="float" office:value="0.923500001430512" calcext:value-type="float">
            <text:p>0.92350000143051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X121:.AB121])" office:value-type="float" office:value="0.920099973678589" calcext:value-type="float">
            <text:p>0.92009997367858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121]" office:value-type="float" office:value="0.916999995708466" calcext:value-type="float">
            <text:p>0.916999995708466</text:p>
          </table:table-cell>
          <table:table-cell table:formula="of:=[.S121]" office:value-type="float" office:value="0.923500001430512" calcext:value-type="float">
            <text:p>0.923500001430512</text:p>
          </table:table-cell>
          <table:table-cell table:formula="of:=[.AC121]" office:value-type="float" office:value="0.920099973678589" calcext:value-type="float">
            <text:p>0.92009997367858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18600022792816" calcext:value-type="float">
            <text:p>0.918600022792816</text:p>
          </table:table-cell>
          <table:table-cell/>
          <table:table-cell table:formula="of:=AVERAGE([.D122:.H122])" office:value-type="float" office:value="0.918600022792816" calcext:value-type="float">
            <text:p>0.9186000227928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N122:.R122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21999990940094" calcext:value-type="float">
            <text:p>0.921999990940094</text:p>
          </table:table-cell>
          <table:table-cell table:formula="of:=AVERAGE([.X122:.AB122])" office:value-type="float" office:value="0.921999990940094" calcext:value-type="float">
            <text:p>0.92199999094009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122]" office:value-type="float" office:value="0.918600022792816" calcext:value-type="float">
            <text:p>0.918600022792816</text:p>
          </table:table-cell>
          <table:table-cell table:formula="of:=[.S122]" office:value-type="float" office:value="0.920499980449677" calcext:value-type="float">
            <text:p>0.920499980449677</text:p>
          </table:table-cell>
          <table:table-cell table:formula="of:=[.AC122]" office:value-type="float" office:value="0.921999990940094" calcext:value-type="float">
            <text:p>0.92199999094009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D123:.H123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0.921599984169006" calcext:value-type="float">
            <text:p>0.921599984169006</text:p>
          </table:table-cell>
          <table:table-cell table:formula="of:=AVERAGE([.N123:.R123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 table:formula="of:=AVERAGE([.X123:.AB123])" office:value-type="float" office:value="0.922100007534027" calcext:value-type="float">
            <text:p>0.92210000753402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123]" office:value-type="float" office:value="0.918799996376038" calcext:value-type="float">
            <text:p>0.918799996376038</text:p>
          </table:table-cell>
          <table:table-cell table:formula="of:=[.S123]" office:value-type="float" office:value="0.921599984169006" calcext:value-type="float">
            <text:p>0.921599984169006</text:p>
          </table:table-cell>
          <table:table-cell table:formula="of:=[.AC123]" office:value-type="float" office:value="0.922100007534027" calcext:value-type="float">
            <text:p>0.92210000753402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.919600009918213" calcext:value-type="float">
            <text:p>0.919600009918213</text:p>
          </table:table-cell>
          <table:table-cell table:number-columns-repeated="2"/>
          <table:table-cell office:value-type="float" office:value="0.919600009918213" calcext:value-type="float">
            <text:p>0.919600009918213</text:p>
          </table:table-cell>
          <table:table-cell table:formula="of:=AVERAGE([.D124:.H124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N124:.R124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922599971294403" calcext:value-type="float">
            <text:p>0.922599971294403</text:p>
          </table:table-cell>
          <table:table-cell/>
          <table:table-cell table:number-columns-repeated="2" office:value-type="float" office:value="0.922599971294403" calcext:value-type="float">
            <text:p>0.922599971294403</text:p>
          </table:table-cell>
          <table:table-cell table:formula="of:=AVERAGE([.X124:.AB124])" office:value-type="float" office:value="0.922599971294403" calcext:value-type="float">
            <text:p>0.92259997129440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124]" office:value-type="float" office:value="0.919600009918213" calcext:value-type="float">
            <text:p>0.919600009918213</text:p>
          </table:table-cell>
          <table:table-cell table:formula="of:=[.S124]" office:value-type="float" office:value="0.921999990940094" calcext:value-type="float">
            <text:p>0.921999990940094</text:p>
          </table:table-cell>
          <table:table-cell table:formula="of:=[.AC124]" office:value-type="float" office:value="0.922599971294403" calcext:value-type="float">
            <text:p>0.92259997129440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0.918699979782105" calcext:value-type="float">
            <text:p>0.918699979782105</text:p>
          </table:table-cell>
          <table:table-cell table:number-columns-repeated="2"/>
          <table:table-cell table:formula="of:=AVERAGE([.D125:.H125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N125:.R125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0.922399997711182" calcext:value-type="float">
            <text:p>0.922399997711182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 table:formula="of:=AVERAGE([.X125:.AB125])" office:value-type="float" office:value="0.922399997711182" calcext:value-type="float">
            <text:p>0.922399997711182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125]" office:value-type="float" office:value="0.918699979782105" calcext:value-type="float">
            <text:p>0.918699979782105</text:p>
          </table:table-cell>
          <table:table-cell table:formula="of:=[.S125]" office:value-type="float" office:value="0.92059999704361" calcext:value-type="float">
            <text:p>0.92059999704361</text:p>
          </table:table-cell>
          <table:table-cell table:formula="of:=[.AC125]" office:value-type="float" office:value="0.922399997711182" calcext:value-type="float">
            <text:p>0.92239999771118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 table:formula="of:=AVERAGE([.D126:.H126])" office:value-type="float" office:value="0.919000029563904" calcext:value-type="float">
            <text:p>0.91900002956390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 table:formula="of:=AVERAGE([.N126:.R126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.923200011253357" calcext:value-type="float">
            <text:p>0.923200011253357</text:p>
          </table:table-cell>
          <table:table-cell table:number-columns-repeated="2"/>
          <table:table-cell office:value-type="float" office:value="0.923200011253357" calcext:value-type="float">
            <text:p>0.923200011253357</text:p>
          </table:table-cell>
          <table:table-cell table:formula="of:=AVERAGE([.X126:.AB126])" office:value-type="float" office:value="0.923200011253357" calcext:value-type="float">
            <text:p>0.92320001125335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126]" office:value-type="float" office:value="0.919000029563904" calcext:value-type="float">
            <text:p>0.919000029563904</text:p>
          </table:table-cell>
          <table:table-cell table:formula="of:=[.S126]" office:value-type="float" office:value="0.921299993991852" calcext:value-type="float">
            <text:p>0.921299993991852</text:p>
          </table:table-cell>
          <table:table-cell table:formula="of:=[.AC126]" office:value-type="float" office:value="0.923200011253357" calcext:value-type="float">
            <text:p>0.92320001125335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table:formula="of:=AVERAGE([.D127:.H127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N127:.R12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.922699987888336" calcext:value-type="float">
            <text:p>0.922699987888336</text:p>
          </table:table-cell>
          <table:table-cell/>
          <table:table-cell office:value-type="float" office:value="0.922699987888336" calcext:value-type="float">
            <text:p>0.922699987888336</text:p>
          </table:table-cell>
          <table:table-cell/>
          <table:table-cell table:formula="of:=AVERAGE([.X127:.AB127])" office:value-type="float" office:value="0.922699987888336" calcext:value-type="float">
            <text:p>0.922699987888336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127]" office:value-type="float" office:value="0.919399976730347" calcext:value-type="float">
            <text:p>0.919399976730347</text:p>
          </table:table-cell>
          <table:table-cell table:formula="of:=[.S127]" office:value-type="float" office:value="0.921599984169006" calcext:value-type="float">
            <text:p>0.921599984169006</text:p>
          </table:table-cell>
          <table:table-cell table:formula="of:=[.AC127]" office:value-type="float" office:value="0.922699987888336" calcext:value-type="float">
            <text:p>0.92269998788833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 table:formula="of:=AVERAGE([.D128:.H128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8500006198883" calcext:value-type="float">
            <text:p>0.918500006198883</text:p>
          </table:table-cell>
          <table:table-cell/>
          <table:table-cell table:number-columns-repeated="2" office:value-type="float" office:value="0.918500006198883" calcext:value-type="float">
            <text:p>0.918500006198883</text:p>
          </table:table-cell>
          <table:table-cell table:formula="of:=AVERAGE([.N128:.R128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X128:.AB128])" office:value-type="float" office:value="0.920899987220764" calcext:value-type="float">
            <text:p>0.92089998722076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128]" office:value-type="float" office:value="0.920199990272522" calcext:value-type="float">
            <text:p>0.920199990272522</text:p>
          </table:table-cell>
          <table:table-cell table:formula="of:=[.S128]" office:value-type="float" office:value="0.918500006198883" calcext:value-type="float">
            <text:p>0.918500006198883</text:p>
          </table:table-cell>
          <table:table-cell table:formula="of:=[.AC128]" office:value-type="float" office:value="0.920899987220764" calcext:value-type="float">
            <text:p>0.92089998722076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 table:formula="of:=AVERAGE([.D129:.H129])" office:value-type="float" office:value="0.919000029563904" calcext:value-type="float">
            <text:p>0.91900002956390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number-columns-repeated="3" office:value-type="float" office:value="0.922699987888336" calcext:value-type="float">
            <text:p>0.922699987888336</text:p>
          </table:table-cell>
          <table:table-cell/>
          <table:table-cell table:formula="of:=AVERAGE([.N129:.R129])" office:value-type="float" office:value="0.922699987888336" calcext:value-type="float">
            <text:p>0.92269998788833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float" office:value="0.922999978065491" calcext:value-type="float">
            <text:p>0.922999978065491</text:p>
          </table:table-cell>
          <table:table-cell table:formula="of:=AVERAGE([.X129:.AB129])" office:value-type="float" office:value="0.922999978065491" calcext:value-type="float">
            <text:p>0.92299997806549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129]" office:value-type="float" office:value="0.919000029563904" calcext:value-type="float">
            <text:p>0.919000029563904</text:p>
          </table:table-cell>
          <table:table-cell table:formula="of:=[.S129]" office:value-type="float" office:value="0.922699987888336" calcext:value-type="float">
            <text:p>0.922699987888336</text:p>
          </table:table-cell>
          <table:table-cell table:formula="of:=[.AC129]" office:value-type="float" office:value="0.922999978065491" calcext:value-type="float">
            <text:p>0.92299997806549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number-columns-repeated="2" office:value-type="float" office:value="0.919399976730347" calcext:value-type="float">
            <text:p>0.919399976730347</text:p>
          </table:table-cell>
          <table:table-cell table:formula="of:=AVERAGE([.D130:.H130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2"/>
          <table:table-cell office:value-type="float" office:value="0.921500027179718" calcext:value-type="float">
            <text:p>0.921500027179718</text:p>
          </table:table-cell>
          <table:table-cell table:formula="of:=AVERAGE([.N130:.R130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table:number-columns-repeated="2" office:value-type="float" office:value="0.920700013637543" calcext:value-type="float">
            <text:p>0.920700013637543</text:p>
          </table:table-cell>
          <table:table-cell table:formula="of:=AVERAGE([.X130:.AB130])" office:value-type="float" office:value="0.920700013637543" calcext:value-type="float">
            <text:p>0.920700013637543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130]" office:value-type="float" office:value="0.919399976730347" calcext:value-type="float">
            <text:p>0.919399976730347</text:p>
          </table:table-cell>
          <table:table-cell table:formula="of:=[.S130]" office:value-type="float" office:value="0.921500027179718" calcext:value-type="float">
            <text:p>0.921500027179718</text:p>
          </table:table-cell>
          <table:table-cell table:formula="of:=[.AC130]" office:value-type="float" office:value="0.920700013637543" calcext:value-type="float">
            <text:p>0.92070001363754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0.919099986553192" calcext:value-type="float">
            <text:p>0.919099986553192</text:p>
          </table:table-cell>
          <table:table-cell/>
          <table:table-cell table:number-columns-repeated="2" office:value-type="float" office:value="0.919099986553192" calcext:value-type="float">
            <text:p>0.919099986553192</text:p>
          </table:table-cell>
          <table:table-cell table:formula="of:=AVERAGE([.D131:.H131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N131:.R131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 office:value-type="float" office:value="0.922699987888336" calcext:value-type="float">
            <text:p>0.922699987888336</text:p>
          </table:table-cell>
          <table:table-cell table:number-columns-repeated="2"/>
          <table:table-cell table:formula="of:=AVERAGE([.X131:.AB131])" office:value-type="float" office:value="0.922699987888336" calcext:value-type="float">
            <text:p>0.92269998788833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131]" office:value-type="float" office:value="0.919099986553192" calcext:value-type="float">
            <text:p>0.919099986553192</text:p>
          </table:table-cell>
          <table:table-cell table:formula="of:=[.S131]" office:value-type="float" office:value="0.921000003814697" calcext:value-type="float">
            <text:p>0.921000003814697</text:p>
          </table:table-cell>
          <table:table-cell table:formula="of:=[.AC131]" office:value-type="float" office:value="0.922699987888336" calcext:value-type="float">
            <text:p>0.922699987888336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0.919799983501434" calcext:value-type="float">
            <text:p>0.919799983501434</text:p>
          </table:table-cell>
          <table:table-cell table:formula="of:=AVERAGE([.D132:.H132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21700000762939" calcext:value-type="float">
            <text:p>0.921700000762939</text:p>
          </table:table-cell>
          <table:table-cell table:number-columns-repeated="2"/>
          <table:table-cell table:number-columns-repeated="2" office:value-type="float" office:value="0.921700000762939" calcext:value-type="float">
            <text:p>0.921700000762939</text:p>
          </table:table-cell>
          <table:table-cell table:formula="of:=AVERAGE([.N132:.R132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0.921299993991852" calcext:value-type="float">
            <text:p>0.921299993991852</text:p>
          </table:table-cell>
          <table:table-cell table:formula="of:=AVERAGE([.X132:.AB132])" office:value-type="float" office:value="0.921299993991852" calcext:value-type="float">
            <text:p>0.92129999399185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132]" office:value-type="float" office:value="0.919799983501434" calcext:value-type="float">
            <text:p>0.919799983501434</text:p>
          </table:table-cell>
          <table:table-cell table:formula="of:=[.S132]" office:value-type="float" office:value="0.921700000762939" calcext:value-type="float">
            <text:p>0.921700000762939</text:p>
          </table:table-cell>
          <table:table-cell table:formula="of:=[.AC132]" office:value-type="float" office:value="0.921299993991852" calcext:value-type="float">
            <text:p>0.92129999399185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919399976730347" calcext:value-type="float">
            <text:p>0.919399976730347</text:p>
          </table:table-cell>
          <table:table-cell/>
          <table:table-cell office:value-type="float" office:value="0.919399976730347" calcext:value-type="float">
            <text:p>0.919399976730347</text:p>
          </table:table-cell>
          <table:table-cell/>
          <table:table-cell office:value-type="float" office:value="0.919399976730347" calcext:value-type="float">
            <text:p>0.919399976730347</text:p>
          </table:table-cell>
          <table:table-cell table:formula="of:=AVERAGE([.D133:.H133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0.921800017356873" calcext:value-type="float">
            <text:p>0.921800017356873</text:p>
          </table:table-cell>
          <table:table-cell table:number-columns-repeated="2"/>
          <table:table-cell office:value-type="float" office:value="0.921800017356873" calcext:value-type="float">
            <text:p>0.921800017356873</text:p>
          </table:table-cell>
          <table:table-cell table:formula="of:=AVERAGE([.N133:.R133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 table:formula="of:=AVERAGE([.X133:.AB133])" office:value-type="float" office:value="0.92110002040863" calcext:value-type="float">
            <text:p>0.9211000204086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133]" office:value-type="float" office:value="0.919399976730347" calcext:value-type="float">
            <text:p>0.919399976730347</text:p>
          </table:table-cell>
          <table:table-cell table:formula="of:=[.S133]" office:value-type="float" office:value="0.921800017356873" calcext:value-type="float">
            <text:p>0.921800017356873</text:p>
          </table:table-cell>
          <table:table-cell table:formula="of:=[.AC133]" office:value-type="float" office:value="0.92110002040863" calcext:value-type="float">
            <text:p>0.92110002040863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number-columns-repeated="3" office:value-type="float" office:value="0.918299973011017" calcext:value-type="float">
            <text:p>0.918299973011017</text:p>
          </table:table-cell>
          <table:table-cell/>
          <table:table-cell table:formula="of:=AVERAGE([.D134:.H134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2"/>
          <table:table-cell office:value-type="float" office:value="0.921500027179718" calcext:value-type="float">
            <text:p>0.921500027179718</text:p>
          </table:table-cell>
          <table:table-cell table:formula="of:=AVERAGE([.N134:.R134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number-columns-repeated="3" office:value-type="float" office:value="0.921500027179718" calcext:value-type="float">
            <text:p>0.921500027179718</text:p>
          </table:table-cell>
          <table:table-cell/>
          <table:table-cell table:formula="of:=AVERAGE([.X134:.AB134])" office:value-type="float" office:value="0.921500027179718" calcext:value-type="float">
            <text:p>0.92150002717971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134]" office:value-type="float" office:value="0.918299973011017" calcext:value-type="float">
            <text:p>0.918299973011017</text:p>
          </table:table-cell>
          <table:table-cell table:formula="of:=[.S134]" office:value-type="float" office:value="0.921500027179718" calcext:value-type="float">
            <text:p>0.921500027179718</text:p>
          </table:table-cell>
          <table:table-cell table:formula="of:=[.AC134]" office:value-type="float" office:value="0.921500027179718" calcext:value-type="float">
            <text:p>0.921500027179718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18500006198883" calcext:value-type="float">
            <text:p>0.918500006198883</text:p>
          </table:table-cell>
          <table:table-cell/>
          <table:table-cell table:formula="of:=AVERAGE([.D135:.H135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 office:value-type="float" office:value="0.921599984169006" calcext:value-type="float">
            <text:p>0.921599984169006</text:p>
          </table:table-cell>
          <table:table-cell table:number-columns-repeated="2"/>
          <table:table-cell office:value-type="float" office:value="0.921599984169006" calcext:value-type="float">
            <text:p>0.921599984169006</text:p>
          </table:table-cell>
          <table:table-cell table:formula="of:=AVERAGE([.N135:.R135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X135:.AB135])" office:value-type="float" office:value="0.921999990940094" calcext:value-type="float">
            <text:p>0.92199999094009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135]" office:value-type="float" office:value="0.918500006198883" calcext:value-type="float">
            <text:p>0.918500006198883</text:p>
          </table:table-cell>
          <table:table-cell table:formula="of:=[.S135]" office:value-type="float" office:value="0.921599984169006" calcext:value-type="float">
            <text:p>0.921599984169006</text:p>
          </table:table-cell>
          <table:table-cell table:formula="of:=[.AC135]" office:value-type="float" office:value="0.921999990940094" calcext:value-type="float">
            <text:p>0.921999990940094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D136:.H136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 table:formula="of:=AVERAGE([.N136:.R136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/>
          <table:table-cell table:formula="of:=AVERAGE([.X136:.AB136])" office:value-type="float" office:value="0.922100007534027" calcext:value-type="float">
            <text:p>0.92210000753402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136]" office:value-type="float" office:value="0.919700026512146" calcext:value-type="float">
            <text:p>0.919700026512146</text:p>
          </table:table-cell>
          <table:table-cell table:formula="of:=[.S136]" office:value-type="float" office:value="0.921700000762939" calcext:value-type="float">
            <text:p>0.921700000762939</text:p>
          </table:table-cell>
          <table:table-cell table:formula="of:=[.AC136]" office:value-type="float" office:value="0.922100007534027" calcext:value-type="float">
            <text:p>0.922100007534027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D137:.H137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/>
          <table:table-cell table:formula="of:=AVERAGE([.N137:.R137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22800004482269" calcext:value-type="float">
            <text:p>0.922800004482269</text:p>
          </table:table-cell>
          <table:table-cell/>
          <table:table-cell office:value-type="float" office:value="0.922800004482269" calcext:value-type="float">
            <text:p>0.922800004482269</text:p>
          </table:table-cell>
          <table:table-cell/>
          <table:table-cell office:value-type="float" office:value="0.922800004482269" calcext:value-type="float">
            <text:p>0.922800004482269</text:p>
          </table:table-cell>
          <table:table-cell table:formula="of:=AVERAGE([.X137:.AB137])" office:value-type="float" office:value="0.922800004482269" calcext:value-type="float">
            <text:p>0.922800004482269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137]" office:value-type="float" office:value="0.918799996376038" calcext:value-type="float">
            <text:p>0.918799996376038</text:p>
          </table:table-cell>
          <table:table-cell table:formula="of:=[.S137]" office:value-type="float" office:value="0.921700000762939" calcext:value-type="float">
            <text:p>0.921700000762939</text:p>
          </table:table-cell>
          <table:table-cell table:formula="of:=[.AC137]" office:value-type="float" office:value="0.922800004482269" calcext:value-type="float">
            <text:p>0.922800004482269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1949999332428" calcext:value-type="float">
            <text:p>0.91949999332428</text:p>
          </table:table-cell>
          <table:table-cell table:formula="of:=AVERAGE([.D138:.H138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1899974346161" calcext:value-type="float">
            <text:p>0.921899974346161</text:p>
          </table:table-cell>
          <table:table-cell table:formula="of:=AVERAGE([.N138:.R138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5" office:value-type="float" office:value="0.922999978065491" calcext:value-type="float">
            <text:p>0.922999978065491</text:p>
          </table:table-cell>
          <table:table-cell table:formula="of:=AVERAGE([.X138:.AB138])" office:value-type="float" office:value="0.922999978065491" calcext:value-type="float">
            <text:p>0.92299997806549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138]" office:value-type="float" office:value="0.91949999332428" calcext:value-type="float">
            <text:p>0.91949999332428</text:p>
          </table:table-cell>
          <table:table-cell table:formula="of:=[.S138]" office:value-type="float" office:value="0.921899974346161" calcext:value-type="float">
            <text:p>0.921899974346161</text:p>
          </table:table-cell>
          <table:table-cell table:formula="of:=[.AC138]" office:value-type="float" office:value="0.922999978065491" calcext:value-type="float">
            <text:p>0.922999978065491</text:p>
          </table:table-cell>
          <table:table-cell table:number-columns-repeated="987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Default" table:number-columns-repeated="1021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ession</text:p>
          </table:table-cell>
          <table:table-cell office:value-type="string" calcext:value-type="string">
            <text:p>no_decay</text:p>
          </table:table-cell>
          <table:table-cell office:value-type="string" calcext:value-type="string">
            <text:p>s1_dp1</text:p>
          </table:table-cell>
          <table:table-cell office:value-type="string" calcext:value-type="string">
            <text:p><text:span text:style-name="T1">s1_dp</text:span>2</text:p>
          </table:table-cell>
          <table:table-cell office:value-type="string" calcext:value-type="string">
            <text:p><text:span text:style-name="T1">s1_dp</text:span>3</text:p>
          </table:table-cell>
          <table:table-cell office:value-type="string" calcext:value-type="string">
            <text:p>s2_dp1</text:p>
          </table:table-cell>
          <table:table-cell office:value-type="string" calcext:value-type="string">
            <text:p><text:span text:style-name="T1">s2_dp</text:span>2</text:p>
          </table:table-cell>
          <table:table-cell office:value-type="string" calcext:value-type="string">
            <text:p><text:span text:style-name="T1">s2_dp</text:span>3</text:p>
          </table:table-cell>
          <table:table-cell office:value-type="string" calcext:value-type="string">
            <text:p>s3_dp1</text:p>
          </table:table-cell>
          <table:table-cell office:value-type="string" calcext:value-type="string">
            <text:p><text:span text:style-name="T1">s3_dp</text:span>2</text:p>
          </table:table-cell>
          <table:table-cell office:value-type="string" calcext:value-type="string">
            <text:p><text:span text:style-name="T1">s3_dp</text:span>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853999972343445" calcext:value-type="float">
            <text:p>0.853999972343445</text:p>
          </table:table-cell>
          <table:table-cell/>
          <table:table-cell table:formula="of:=AVERAGE([.D144:.H144])" office:value-type="float" office:value="0.853999972343445" calcext:value-type="float">
            <text:p>0.8539999723434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53999972343445" calcext:value-type="float">
            <text:p>0.853999972343445</text:p>
          </table:table-cell>
          <table:table-cell office:value-type="float" office:value="0.847599983215332" calcext:value-type="float">
            <text:p>0.847599983215332</text:p>
          </table:table-cell>
          <table:table-cell office:value-type="float" office:value="0.859000027179718" calcext:value-type="float">
            <text:p>0.859000027179718</text:p>
          </table:table-cell>
          <table:table-cell office:value-type="float" office:value="0.851300001144409" calcext:value-type="float">
            <text:p>0.851300001144409</text:p>
          </table:table-cell>
          <table:table-cell office:value-type="float" office:value="0.839100003242493" calcext:value-type="float">
            <text:p>0.839100003242493</text:p>
          </table:table-cell>
          <table:table-cell office:value-type="float" office:value="0.865699991583825" calcext:value-type="float">
            <text:p>0.865699991583825</text:p>
          </table:table-cell>
          <table:table-cell office:value-type="float" office:value="0.826200008392334" calcext:value-type="float">
            <text:p>0.826200008392334</text:p>
          </table:table-cell>
          <table:table-cell office:value-type="float" office:value="0.856800019741058" calcext:value-type="float">
            <text:p>0.856800019741058</text:p>
          </table:table-cell>
          <table:table-cell office:value-type="float" office:value="0.859899997711182" calcext:value-type="float">
            <text:p>0.859899997711182</text:p>
          </table:table-cell>
          <table:table-cell office:value-type="float" office:value="0.86379998922348" calcext:value-type="float">
            <text:p>0.8637999892234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873099982738495" calcext:value-type="float">
            <text:p>0.873099982738495</text:p>
          </table:table-cell>
          <table:table-cell/>
          <table:table-cell table:number-columns-repeated="2" office:value-type="float" office:value="0.873099982738495" calcext:value-type="float">
            <text:p>0.873099982738495</text:p>
          </table:table-cell>
          <table:table-cell/>
          <table:table-cell table:formula="of:=AVERAGE([.D145:.H145])" office:value-type="float" office:value="0.873099982738495" calcext:value-type="float">
            <text:p>0.87309998273849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73099982738495" calcext:value-type="float">
            <text:p>0.873099982738495</text:p>
          </table:table-cell>
          <table:table-cell office:value-type="float" office:value="0.872399985790253" calcext:value-type="float">
            <text:p>0.872399985790253</text:p>
          </table:table-cell>
          <table:table-cell office:value-type="float" office:value="0.877600014209747" calcext:value-type="float">
            <text:p>0.877600014209747</text:p>
          </table:table-cell>
          <table:table-cell office:value-type="float" office:value="0.870000004768372" calcext:value-type="float">
            <text:p>0.870000004768372</text:p>
          </table:table-cell>
          <table:table-cell office:value-type="float" office:value="0.873300015926361" calcext:value-type="float">
            <text:p>0.873300015926361</text:p>
          </table:table-cell>
          <table:table-cell office:value-type="float" office:value="0.8728333512942" calcext:value-type="float">
            <text:p>0.8728333512942</text:p>
          </table:table-cell>
          <table:table-cell office:value-type="float" office:value="0.877300024032593" calcext:value-type="float">
            <text:p>0.877300024032593</text:p>
          </table:table-cell>
          <table:table-cell office:value-type="float" office:value="0.882000029087067" calcext:value-type="float">
            <text:p>0.882000029087067</text:p>
          </table:table-cell>
          <table:table-cell office:value-type="float" office:value="0.878799974918366" calcext:value-type="float">
            <text:p>0.878799974918366</text:p>
          </table:table-cell>
          <table:table-cell office:value-type="float" office:value="0.878899991512299" calcext:value-type="float">
            <text:p>0.87889999151229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0.894999980926514" calcext:value-type="float">
            <text:p>0.894999980926514</text:p>
          </table:table-cell>
          <table:table-cell table:formula="of:=AVERAGE([.D146:.H146])" office:value-type="float" office:value="0.894999980926514" calcext:value-type="float">
            <text:p>0.89499998092651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894999980926514" calcext:value-type="float">
            <text:p>0.894999980926514</text:p>
          </table:table-cell>
          <table:table-cell office:value-type="float" office:value="0.884299993515015" calcext:value-type="float">
            <text:p>0.884299993515015</text:p>
          </table:table-cell>
          <table:table-cell office:value-type="float" office:value="0.883000016212463" calcext:value-type="float">
            <text:p>0.883000016212463</text:p>
          </table:table-cell>
          <table:table-cell office:value-type="float" office:value="0.887000024318695" calcext:value-type="float">
            <text:p>0.887000024318695</text:p>
          </table:table-cell>
          <table:table-cell office:value-type="float" office:value="0.88400000333786" calcext:value-type="float">
            <text:p>0.88400000333786</text:p>
          </table:table-cell>
          <table:table-cell office:value-type="float" office:value="0.879400014877319" calcext:value-type="float">
            <text:p>0.879400014877319</text:p>
          </table:table-cell>
          <table:table-cell office:value-type="float" office:value="0.89029997587204" calcext:value-type="float">
            <text:p>0.89029997587204</text:p>
          </table:table-cell>
          <table:table-cell office:value-type="float" office:value="0.888899981975555" calcext:value-type="float">
            <text:p>0.888899981975555</text:p>
          </table:table-cell>
          <table:table-cell office:value-type="float" office:value="0.885800004005432" calcext:value-type="float">
            <text:p>0.885800004005432</text:p>
          </table:table-cell>
          <table:table-cell office:value-type="float" office:value="0.88730001449585" calcext:value-type="float">
            <text:p>0.887300014495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lobal epochs</text:p>
          </table:table-cell>
          <table:table-cell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0.89630001783371" calcext:value-type="float">
            <text:p>0.89630001783371</text:p>
          </table:table-cell>
          <table:table-cell table:formula="of:=AVERAGE([.D147:.H147])" office:value-type="float" office:value="0.89630001783371" calcext:value-type="float">
            <text:p>0.896300017833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89630001783371" calcext:value-type="float">
            <text:p>0.89630001783371</text:p>
          </table:table-cell>
          <table:table-cell office:value-type="float" office:value="0.890900015830994" calcext:value-type="float">
            <text:p>0.890900015830994</text:p>
          </table:table-cell>
          <table:table-cell office:value-type="float" office:value="0.894599974155426" calcext:value-type="float">
            <text:p>0.894599974155426</text:p>
          </table:table-cell>
          <table:table-cell office:value-type="float" office:value="0.89410001039505" calcext:value-type="float">
            <text:p>0.89410001039505</text:p>
          </table:table-cell>
          <table:table-cell office:value-type="float" office:value="0.898299992084503" calcext:value-type="float">
            <text:p>0.898299992084503</text:p>
          </table:table-cell>
          <table:table-cell office:value-type="float" office:value="0.892633338769277" calcext:value-type="float">
            <text:p>0.892633338769277</text:p>
          </table:table-cell>
          <table:table-cell office:value-type="float" office:value="0.897499978542328" calcext:value-type="float">
            <text:p>0.897499978542328</text:p>
          </table:table-cell>
          <table:table-cell office:value-type="float" office:value="0.894699990749359" calcext:value-type="float">
            <text:p>0.894699990749359</text:p>
          </table:table-cell>
          <table:table-cell office:value-type="float" office:value="0.896700024604797" calcext:value-type="float">
            <text:p>0.896700024604797</text:p>
          </table:table-cell>
          <table:table-cell office:value-type="float" office:value="0.895399987697601" calcext:value-type="float">
            <text:p>0.89539998769760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900799989700317" calcext:value-type="float">
            <text:p>0.900799989700317</text:p>
          </table:table-cell>
          <table:table-cell/>
          <table:table-cell table:number-columns-repeated="2" office:value-type="float" office:value="0.900799989700317" calcext:value-type="float">
            <text:p>0.900799989700317</text:p>
          </table:table-cell>
          <table:table-cell table:formula="of:=AVERAGE([.D148:.H148])" office:value-type="float" office:value="0.900799989700317" calcext:value-type="float">
            <text:p>0.9007999897003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00799989700317" calcext:value-type="float">
            <text:p>0.900799989700317</text:p>
          </table:table-cell>
          <table:table-cell office:value-type="float" office:value="0.89740002155304" calcext:value-type="float">
            <text:p>0.89740002155304</text:p>
          </table:table-cell>
          <table:table-cell office:value-type="float" office:value="0.897700011730194" calcext:value-type="float">
            <text:p>0.897700011730194</text:p>
          </table:table-cell>
          <table:table-cell office:value-type="float" office:value="0.902499973773956" calcext:value-type="float">
            <text:p>0.902499973773956</text:p>
          </table:table-cell>
          <table:table-cell office:value-type="float" office:value="0.89709997177124" calcext:value-type="float">
            <text:p>0.89709997177124</text:p>
          </table:table-cell>
          <table:table-cell office:value-type="float" office:value="0.898066659768422" calcext:value-type="float">
            <text:p>0.898066659768422</text:p>
          </table:table-cell>
          <table:table-cell office:value-type="float" office:value="0.899200022220612" calcext:value-type="float">
            <text:p>0.899200022220612</text:p>
          </table:table-cell>
          <table:table-cell office:value-type="float" office:value="0.898699998855591" calcext:value-type="float">
            <text:p>0.898699998855591</text:p>
          </table:table-cell>
          <table:table-cell office:value-type="float" office:value="0.900200009346008" calcext:value-type="float">
            <text:p>0.900200009346008</text:p>
          </table:table-cell>
          <table:table-cell office:value-type="float" office:value="0.898699998855591" calcext:value-type="float">
            <text:p>0.89869999885559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.907800018787384" calcext:value-type="float">
            <text:p>0.907800018787384</text:p>
          </table:table-cell>
          <table:table-cell table:number-columns-repeated="2"/>
          <table:table-cell table:formula="of:=AVERAGE([.D149:.H149])" office:value-type="float" office:value="0.907800018787384" calcext:value-type="float">
            <text:p>0.9078000187873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907800018787384" calcext:value-type="float">
            <text:p>0.907800018787384</text:p>
          </table:table-cell>
          <table:table-cell office:value-type="float" office:value="0.901199996471405" calcext:value-type="float">
            <text:p>0.901199996471405</text:p>
          </table:table-cell>
          <table:table-cell office:value-type="float" office:value="0.90200001001358" calcext:value-type="float">
            <text:p>0.90200001001358</text:p>
          </table:table-cell>
          <table:table-cell office:value-type="float" office:value="0.900499999523163" calcext:value-type="float">
            <text:p>0.900499999523163</text:p>
          </table:table-cell>
          <table:table-cell office:value-type="float" office:value="0.904500007629395" calcext:value-type="float">
            <text:p>0.904500007629395</text:p>
          </table:table-cell>
          <table:table-cell office:value-type="float" office:value="0.905766665935516" calcext:value-type="float">
            <text:p>0.905766665935516</text:p>
          </table:table-cell>
          <table:table-cell office:value-type="float" office:value="0.906300008296967" calcext:value-type="float">
            <text:p>0.906300008296967</text:p>
          </table:table-cell>
          <table:table-cell office:value-type="float" office:value="0.901700019836426" calcext:value-type="float">
            <text:p>0.901700019836426</text:p>
          </table:table-cell>
          <table:table-cell office:value-type="float" office:value="0.90200001001358" calcext:value-type="float">
            <text:p>0.90200001001358</text:p>
          </table:table-cell>
          <table:table-cell office:value-type="float" office:value="0.905675008893013" calcext:value-type="float">
            <text:p>0.90567500889301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0.903400003910065" calcext:value-type="float">
            <text:p>0.903400003910065</text:p>
          </table:table-cell>
          <table:table-cell table:number-columns-repeated="2"/>
          <table:table-cell table:formula="of:=AVERAGE([.D150:.H150])" office:value-type="float" office:value="0.903400003910065" calcext:value-type="float">
            <text:p>0.9034000039100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903400003910065" calcext:value-type="float">
            <text:p>0.903400003910065</text:p>
          </table:table-cell>
          <table:table-cell office:value-type="float" office:value="0.897199988365173" calcext:value-type="float">
            <text:p>0.897199988365173</text:p>
          </table:table-cell>
          <table:table-cell office:value-type="float" office:value="0.902199983596802" calcext:value-type="float">
            <text:p>0.902199983596802</text:p>
          </table:table-cell>
          <table:table-cell office:value-type="float" office:value="0.900900006294251" calcext:value-type="float">
            <text:p>0.900900006294251</text:p>
          </table:table-cell>
          <table:table-cell office:value-type="float" office:value="0.906499981880188" calcext:value-type="float">
            <text:p>0.906499981880188</text:p>
          </table:table-cell>
          <table:table-cell office:value-type="float" office:value="0.908233344554901" calcext:value-type="float">
            <text:p>0.908233344554901</text:p>
          </table:table-cell>
          <table:table-cell office:value-type="float" office:value="0.900300025939941" calcext:value-type="float">
            <text:p>0.900300025939941</text:p>
          </table:table-cell>
          <table:table-cell office:value-type="float" office:value="0.90829998254776" calcext:value-type="float">
            <text:p>0.90829998254776</text:p>
          </table:table-cell>
          <table:table-cell office:value-type="float" office:value="0.905099987983704" calcext:value-type="float">
            <text:p>0.905099987983704</text:p>
          </table:table-cell>
          <table:table-cell office:value-type="float" office:value="0.908133327960968" calcext:value-type="float">
            <text:p>0.9081333279609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amples per epoch</text:p>
          </table:table-cell>
          <table:table-cell table:formula="of:=[.B143]*[.B144]*[.B145]*[.B148]"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903699994087219" calcext:value-type="float">
            <text:p>0.903699994087219</text:p>
          </table:table-cell>
          <table:table-cell/>
          <table:table-cell office:value-type="float" office:value="0.903699994087219" calcext:value-type="float">
            <text:p>0.903699994087219</text:p>
          </table:table-cell>
          <table:table-cell/>
          <table:table-cell table:formula="of:=AVERAGE([.D151:.H151])" office:value-type="float" office:value="0.903699994087219" calcext:value-type="float">
            <text:p>0.9036999940872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903699994087219" calcext:value-type="float">
            <text:p>0.903699994087219</text:p>
          </table:table-cell>
          <table:table-cell office:value-type="float" office:value="0.905399978160858" calcext:value-type="float">
            <text:p>0.905399978160858</text:p>
          </table:table-cell>
          <table:table-cell office:value-type="float" office:value="0.906300008296967" calcext:value-type="float">
            <text:p>0.906300008296967</text:p>
          </table:table-cell>
          <table:table-cell office:value-type="float" office:value="0.908500015735626" calcext:value-type="float">
            <text:p>0.908500015735626</text:p>
          </table:table-cell>
          <table:table-cell office:value-type="float" office:value="0.907299995422363" calcext:value-type="float">
            <text:p>0.907299995422363</text:p>
          </table:table-cell>
          <table:table-cell office:value-type="float" office:value="0.911033352216085" calcext:value-type="float">
            <text:p>0.911033352216085</text:p>
          </table:table-cell>
          <table:table-cell office:value-type="float" office:value="0.908599972724915" calcext:value-type="float">
            <text:p>0.908599972724915</text:p>
          </table:table-cell>
          <table:table-cell office:value-type="float" office:value="0.910000026226044" calcext:value-type="float">
            <text:p>0.910000026226044</text:p>
          </table:table-cell>
          <table:table-cell office:value-type="float" office:value="0.907599985599518" calcext:value-type="float">
            <text:p>0.907599985599518</text:p>
          </table:table-cell>
          <table:table-cell office:value-type="float" office:value="0.91049998998642" calcext:value-type="float">
            <text:p>0.9104999899864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.908500015735626" calcext:value-type="float">
            <text:p>0.908500015735626</text:p>
          </table:table-cell>
          <table:table-cell/>
          <table:table-cell table:number-columns-repeated="2" office:value-type="float" office:value="0.908500015735626" calcext:value-type="float">
            <text:p>0.908500015735626</text:p>
          </table:table-cell>
          <table:table-cell table:formula="of:=AVERAGE([.D152:.H152])" office:value-type="float" office:value="0.908500015735626" calcext:value-type="float">
            <text:p>0.90850001573562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908500015735626" calcext:value-type="float">
            <text:p>0.908500015735626</text:p>
          </table:table-cell>
          <table:table-cell office:value-type="float" office:value="0.907700002193451" calcext:value-type="float">
            <text:p>0.907700002193451</text:p>
          </table:table-cell>
          <table:table-cell office:value-type="float" office:value="0.911499977111816" calcext:value-type="float">
            <text:p>0.911499977111816</text:p>
          </table:table-cell>
          <table:table-cell office:value-type="float" office:value="0.902199983596802" calcext:value-type="float">
            <text:p>0.902199983596802</text:p>
          </table:table-cell>
          <table:table-cell office:value-type="float" office:value="0.911499977111816" calcext:value-type="float">
            <text:p>0.911499977111816</text:p>
          </table:table-cell>
          <table:table-cell office:value-type="float" office:value="0.913433333237966" calcext:value-type="float">
            <text:p>0.913433333237966</text:p>
          </table:table-cell>
          <table:table-cell office:value-type="float" office:value="0.910199999809265" calcext:value-type="float">
            <text:p>0.910199999809265</text:p>
          </table:table-cell>
          <table:table-cell office:value-type="float" office:value="0.909799993038178" calcext:value-type="float">
            <text:p>0.909799993038178</text:p>
          </table:table-cell>
          <table:table-cell office:value-type="float" office:value="0.910600006580353" calcext:value-type="float">
            <text:p>0.910600006580353</text:p>
          </table:table-cell>
          <table:table-cell office:value-type="float" office:value="0.915033320585887" calcext:value-type="float">
            <text:p>0.91503332058588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pochs per session</text:p>
          </table:table-cell>
          <table:table-cell table:formula="of:=[.B152]/[.B151]"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office:value-type="float" office:value="0.916700005531311" calcext:value-type="float">
            <text:p>0.916700005531311</text:p>
          </table:table-cell>
          <table:table-cell table:formula="of:=AVERAGE([.D153:.H153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06899988651276" calcext:value-type="float">
            <text:p>0.906899988651276</text:p>
          </table:table-cell>
          <table:table-cell office:value-type="float" office:value="0.910700023174286" calcext:value-type="float">
            <text:p>0.910700023174286</text:p>
          </table:table-cell>
          <table:table-cell office:value-type="float" office:value="0.907599985599518" calcext:value-type="float">
            <text:p>0.907599985599518</text:p>
          </table:table-cell>
          <table:table-cell office:value-type="float" office:value="0.910899996757507" calcext:value-type="float">
            <text:p>0.910899996757507</text:p>
          </table:table-cell>
          <table:table-cell office:value-type="float" office:value="0.911300003528595" calcext:value-type="float">
            <text:p>0.911300003528595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1800026893616" calcext:value-type="float">
            <text:p>0.911800026893616</text:p>
          </table:table-cell>
          <table:table-cell office:value-type="float" office:value="0.913100004196167" calcext:value-type="float">
            <text:p>0.913100004196167</text:p>
          </table:table-cell>
          <table:table-cell office:value-type="float" office:value="0.915700018405914" calcext:value-type="float">
            <text:p>0.9157000184059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ssions</text:p>
          </table:table-cell>
          <table:table-cell table:formula="of:=[.B147]/[.B153]"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91049998998642" calcext:value-type="float">
            <text:p>0.91049998998642</text:p>
          </table:table-cell>
          <table:table-cell/>
          <table:table-cell table:formula="of:=AVERAGE([.D154:.H154])" office:value-type="float" office:value="0.91049998998642" calcext:value-type="float">
            <text:p>0.9104999899864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91049998998642" calcext:value-type="float">
            <text:p>0.91049998998642</text:p>
          </table:table-cell>
          <table:table-cell office:value-type="float" office:value="0.905099987983704" calcext:value-type="float">
            <text:p>0.905099987983704</text:p>
          </table:table-cell>
          <table:table-cell office:value-type="float" office:value="0.914200007915497" calcext:value-type="float">
            <text:p>0.914200007915497</text:p>
          </table:table-cell>
          <table:table-cell office:value-type="float" office:value="0.914699971675873" calcext:value-type="float">
            <text:p>0.914699971675873</text:p>
          </table:table-cell>
          <table:table-cell office:value-type="float" office:value="0.911400020122528" calcext:value-type="float">
            <text:p>0.911400020122528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14799988269806" calcext:value-type="float">
            <text:p>0.914799988269806</text:p>
          </table:table-cell>
          <table:table-cell office:value-type="float" office:value="0.915499985218048" calcext:value-type="float">
            <text:p>0.915499985218048</text:p>
          </table:table-cell>
          <table:table-cell table:number-columns-repeated="2" office:value-type="float" office:value="0.912000000476837" calcext:value-type="float">
            <text:p>0.91200000047683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office:value-type="float" office:value="0.918299973011017" calcext:value-type="float">
            <text:p>0.918299973011017</text:p>
          </table:table-cell>
          <table:table-cell table:number-columns-repeated="2"/>
          <table:table-cell table:formula="of:=AVERAGE([.D155:.H155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06499981880188" calcext:value-type="float">
            <text:p>0.906499981880188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0300016403198" calcext:value-type="float">
            <text:p>0.910300016403198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14699971675873" calcext:value-type="float">
            <text:p>0.914699971675873</text:p>
          </table:table-cell>
          <table:table-cell office:value-type="float" office:value="0.915300011634827" calcext:value-type="float">
            <text:p>0.915300011634827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cnn_model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18699979782105" calcext:value-type="float">
            <text:p>0.91869997978210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 table:formula="of:=AVERAGE([.D156:.H156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918699979782105" calcext:value-type="float">
            <text:p>0.918699979782105</text:p>
          </table:table-cell>
          <table:table-cell office:value-type="float" office:value="0.910600006580353" calcext:value-type="float">
            <text:p>0.910600006580353</text:p>
          </table:table-cell>
          <table:table-cell office:value-type="float" office:value="0.914399981498718" calcext:value-type="float">
            <text:p>0.914399981498718</text:p>
          </table:table-cell>
          <table:table-cell table:number-columns-repeated="2" office:value-type="float" office:value="0.91540002822876" calcext:value-type="float">
            <text:p>0.91540002822876</text:p>
          </table:table-cell>
          <table:table-cell office:value-type="float" office:value="0.914900004863739" calcext:value-type="float">
            <text:p>0.914900004863739</text:p>
          </table:table-cell>
          <table:table-cell office:value-type="float" office:value="0.916400015354157" calcext:value-type="float">
            <text:p>0.916400015354157</text:p>
          </table:table-cell>
          <table:table-cell office:value-type="float" office:value="0.916000008583069" calcext:value-type="float">
            <text:p>0.916000008583069</text:p>
          </table:table-cell>
          <table:table-cell office:value-type="float" office:value="0.918200016021729" calcext:value-type="float">
            <text:p>0.918200016021729</text:p>
          </table:table-cell>
          <table:table-cell office:value-type="float" office:value="0.914099991321564" calcext:value-type="float">
            <text:p>0.914099991321564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SGD 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.91729998588562" calcext:value-type="float">
            <text:p>0.91729998588562</text:p>
          </table:table-cell>
          <table:table-cell/>
          <table:table-cell office:value-type="float" office:value="0.91729998588562" calcext:value-type="float">
            <text:p>0.91729998588562</text:p>
          </table:table-cell>
          <table:table-cell/>
          <table:table-cell table:formula="of:=AVERAGE([.D157:.H157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1100001335144" calcext:value-type="float">
            <text:p>0.91100001335144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6000008583069" calcext:value-type="float">
            <text:p>0.916000008583069</text:p>
          </table:table-cell>
          <table:table-cell office:value-type="float" office:value="0.908800005912781" calcext:value-type="float">
            <text:p>0.908800005912781</text:p>
          </table:table-cell>
          <table:table-cell office:value-type="float" office:value="0.918200016021729" calcext:value-type="float">
            <text:p>0.918200016021729</text:p>
          </table:table-cell>
          <table:table-cell office:value-type="float" office:value="0.918099999427795" calcext:value-type="float">
            <text:p>0.918099999427795</text:p>
          </table:table-cell>
          <table:table-cell office:value-type="float" office:value="0.917800009250641" calcext:value-type="float">
            <text:p>0.917800009250641</text:p>
          </table:table-cell>
          <table:table-cell office:value-type="float" office:value="0.92059999704361" calcext:value-type="float">
            <text:p>0.92059999704361</text:p>
          </table:table-cell>
          <table:table-cell office:value-type="float" office:value="0.917400002479553" calcext:value-type="float">
            <text:p>0.917400002479553</text:p>
          </table:table-cell>
          <table:table-cell table:number-columns-repeated="998"/>
        </table:table-row>
        <table:table-row table:style-name="ro1"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909699976444244" calcext:value-type="float">
            <text:p>0.909699976444244</text:p>
          </table:table-cell>
          <table:table-cell table:number-columns-repeated="2"/>
          <table:table-cell office:value-type="float" office:value="0.909699976444244" calcext:value-type="float">
            <text:p>0.909699976444244</text:p>
          </table:table-cell>
          <table:table-cell table:formula="of:=AVERAGE([.D158:.H158])" office:value-type="float" office:value="0.909699976444244" calcext:value-type="float">
            <text:p>0.9096999764442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.909699976444244" calcext:value-type="float">
            <text:p>0.909699976444244</text:p>
          </table:table-cell>
          <table:table-cell office:value-type="float" office:value="0.910399973392487" calcext:value-type="float">
            <text:p>0.910399973392487</text:p>
          </table:table-cell>
          <table:table-cell office:value-type="float" office:value="0.914799988269806" calcext:value-type="float">
            <text:p>0.914799988269806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15799975395203" calcext:value-type="float">
            <text:p>0.915799975395203</text:p>
          </table:table-cell>
          <table:table-cell office:value-type="float" office:value="0.920000016689301" calcext:value-type="float">
            <text:p>0.920000016689301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table:number-columns-repeated="2" office:value-type="float" office:value="0.916899979114533" calcext:value-type="float">
            <text:p>0.916899979114533</text:p>
          </table:table-cell>
          <table:table-cell/>
          <table:table-cell table:formula="of:=AVERAGE([.D159:.H159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12899971008301" calcext:value-type="float">
            <text:p>0.912899971008301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9300019741058" calcext:value-type="float">
            <text:p>0.919300019741058</text:p>
          </table:table-cell>
          <table:table-cell office:value-type="float" office:value="0.915700018405914" calcext:value-type="float">
            <text:p>0.915700018405914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9600009918213" calcext:value-type="float">
            <text:p>0.919600009918213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199990272522" calcext:value-type="float">
            <text:p>0.92019999027252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.915000021457672" calcext:value-type="float">
            <text:p>0.915000021457672</text:p>
          </table:table-cell>
          <table:table-cell/>
          <table:table-cell table:number-columns-repeated="2" office:value-type="float" office:value="0.915000021457672" calcext:value-type="float">
            <text:p>0.915000021457672</text:p>
          </table:table-cell>
          <table:table-cell table:formula="of:=AVERAGE([.D160:.H160])" office:value-type="float" office:value="0.915000021457672" calcext:value-type="float">
            <text:p>0.9150000214576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5000021457672" calcext:value-type="float">
            <text:p>0.915000021457672</text:p>
          </table:table-cell>
          <table:table-cell office:value-type="float" office:value="0.913299977779388" calcext:value-type="float">
            <text:p>0.913299977779388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16625007987023" calcext:value-type="float">
            <text:p>0.916625007987023</text:p>
          </table:table-cell>
          <table:table-cell office:value-type="float" office:value="0.912400007247925" calcext:value-type="float">
            <text:p>0.912400007247925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16700005531311" calcext:value-type="float">
            <text:p>0.916700005531311</text:p>
          </table:table-cell>
          <table:table-cell table:number-columns-repeated="998"/>
        </table:table-row>
        <table:table-row table:style-name="ro1">
          <table:table-cell table:style-name="ce19" office:value-type="string" calcext:value-type="string" table:number-columns-spanned="2" table:number-rows-spanned="1">
            <text:p>No decay</text:p>
          </table:table-cell>
          <table:covered-table-cell/>
          <table:table-cell office:value-type="float" office:value="18" calcext:value-type="float">
            <text:p>18</text:p>
          </table:table-cell>
          <table:table-cell office:value-type="float" office:value="0.917999982833862" calcext:value-type="float">
            <text:p>0.917999982833862</text:p>
          </table:table-cell>
          <table:table-cell table:number-columns-repeated="2"/>
          <table:table-cell table:number-columns-repeated="2" office:value-type="float" office:value="0.917999982833862" calcext:value-type="float">
            <text:p>0.917999982833862</text:p>
          </table:table-cell>
          <table:table-cell table:formula="of:=AVERAGE([.D161:.H161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2000000476837" calcext:value-type="float">
            <text:p>0.912000000476837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7900025844574" calcext:value-type="float">
            <text:p>0.917900025844574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18099999427795" calcext:value-type="float">
            <text:p>0.918099999427795</text:p>
          </table:table-cell>
          <table:table-cell office:value-type="float" office:value="0.919700026512146" calcext:value-type="float">
            <text:p>0.91970002651214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0.916700005531311" calcext:value-type="float">
            <text:p>0.916700005531311</text:p>
          </table:table-cell>
          <table:table-cell/>
          <table:table-cell table:number-columns-repeated="2" office:value-type="float" office:value="0.916700005531311" calcext:value-type="float">
            <text:p>0.916700005531311</text:p>
          </table:table-cell>
          <table:table-cell/>
          <table:table-cell table:formula="of:=AVERAGE([.D162:.H162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2599980831146" calcext:value-type="float">
            <text:p>0.912599980831146</text:p>
          </table:table-cell>
          <table:table-cell office:value-type="float" office:value="0.921400010585785" calcext:value-type="float">
            <text:p>0.921400010585785</text:p>
          </table:table-cell>
          <table:table-cell office:value-type="float" office:value="0.915600001811981" calcext:value-type="float">
            <text:p>0.915600001811981</text:p>
          </table:table-cell>
          <table:table-cell office:value-type="float" office:value="0.917800009250641" calcext:value-type="float">
            <text:p>0.917800009250641</text:p>
          </table:table-cell>
          <table:table-cell office:value-type="float" office:value="0.91729998588562" calcext:value-type="float">
            <text:p>0.91729998588562</text:p>
          </table:table-cell>
          <table:table-cell office:value-type="float" office:value="0.922100007534027" calcext:value-type="float">
            <text:p>0.922100007534027</text:p>
          </table:table-cell>
          <table:table-cell office:value-type="float" office:value="0.916400015354157" calcext:value-type="float">
            <text:p>0.916400015354157</text:p>
          </table:table-cell>
          <table:table-cell office:value-type="float" office:value="0.913999974727631" calcext:value-type="float">
            <text:p>0.913999974727631</text:p>
          </table:table-cell>
          <table:table-cell office:value-type="float" office:value="0.919300019741058" calcext:value-type="float">
            <text:p>0.91930001974105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table:number-columns-repeated="2" office:value-type="float" office:value="0.920199990272522" calcext:value-type="float">
            <text:p>0.920199990272522</text:p>
          </table:table-cell>
          <table:table-cell table:formula="of:=AVERAGE([.D163:.H163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13399994373322" calcext:value-type="float">
            <text:p>0.913399994373322</text:p>
          </table:table-cell>
          <table:table-cell office:value-type="float" office:value="0.92220002412796" calcext:value-type="float">
            <text:p>0.92220002412796</text:p>
          </table:table-cell>
          <table:table-cell office:value-type="float" office:value="0.916000008583069" calcext:value-type="float">
            <text:p>0.916000008583069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8200016021729" calcext:value-type="float">
            <text:p>0.918200016021729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0.914600014686585" calcext:value-type="float">
            <text:p>0.914600014686585</text:p>
          </table:table-cell>
          <table:table-cell/>
          <table:table-cell office:value-type="float" office:value="0.914600014686585" calcext:value-type="float">
            <text:p>0.914600014686585</text:p>
          </table:table-cell>
          <table:table-cell/>
          <table:table-cell office:value-type="float" office:value="0.914600014686585" calcext:value-type="float">
            <text:p>0.914600014686585</text:p>
          </table:table-cell>
          <table:table-cell table:formula="of:=AVERAGE([.D164:.H164])" office:value-type="float" office:value="0.914600014686585" calcext:value-type="float">
            <text:p>0.91460001468658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2800014019012" calcext:value-type="float">
            <text:p>0.912800014019012</text:p>
          </table:table-cell>
          <table:table-cell office:value-type="float" office:value="0.916700005531311" calcext:value-type="float">
            <text:p>0.916700005531311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.914399981498718" calcext:value-type="float">
            <text:p>0.914399981498718</text:p>
          </table:table-cell>
          <table:table-cell/>
          <table:table-cell table:number-columns-repeated="2" office:value-type="float" office:value="0.914399981498718" calcext:value-type="float">
            <text:p>0.914399981498718</text:p>
          </table:table-cell>
          <table:table-cell/>
          <table:table-cell table:formula="of:=AVERAGE([.D165:.H165])" office:value-type="float" office:value="0.914399981498718" calcext:value-type="float">
            <text:p>0.91439998149871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4399981498718" calcext:value-type="float">
            <text:p>0.914399981498718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2" office:value-type="float" office:value="0.918299973011017" calcext:value-type="float">
            <text:p>0.918299973011017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17999982833862" calcext:value-type="float">
            <text:p>0.917999982833862</text:p>
          </table:table-cell>
          <table:table-cell table:number-columns-repeated="2"/>
          <table:table-cell office:value-type="float" office:value="0.917999982833862" calcext:value-type="float">
            <text:p>0.917999982833862</text:p>
          </table:table-cell>
          <table:table-cell table:formula="of:=AVERAGE([.D166:.H166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2" office:value-type="float" office:value="0.918200016021729" calcext:value-type="float">
            <text:p>0.918200016021729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23500001430512" calcext:value-type="float">
            <text:p>0.923500001430512</text:p>
          </table:table-cell>
          <table:table-cell office:value-type="float" office:value="0.920099973678589" calcext:value-type="float">
            <text:p>0.92009997367858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0.914399981498718" calcext:value-type="float">
            <text:p>0.914399981498718</text:p>
          </table:table-cell>
          <table:table-cell/>
          <table:table-cell office:value-type="float" office:value="0.914399981498718" calcext:value-type="float">
            <text:p>0.914399981498718</text:p>
          </table:table-cell>
          <table:table-cell/>
          <table:table-cell table:formula="of:=AVERAGE([.D167:.H167])" office:value-type="float" office:value="0.914399981498718" calcext:value-type="float">
            <text:p>0.91439998149871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914399981498718" calcext:value-type="float">
            <text:p>0.914399981498718</text:p>
          </table:table-cell>
          <table:table-cell office:value-type="float" office:value="0.913800001144409" calcext:value-type="float">
            <text:p>0.913800001144409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0799970626831" calcext:value-type="float">
            <text:p>0.920799970626831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.916299998760223" calcext:value-type="float">
            <text:p>0.916299998760223</text:p>
          </table:table-cell>
          <table:table-cell/>
          <table:table-cell office:value-type="float" office:value="0.916299998760223" calcext:value-type="float">
            <text:p>0.916299998760223</text:p>
          </table:table-cell>
          <table:table-cell table:formula="of:=AVERAGE([.D168:.H168])" office:value-type="float" office:value="0.916299998760223" calcext:value-type="float">
            <text:p>0.91629999876022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16299998760223" calcext:value-type="float">
            <text:p>0.916299998760223</text:p>
          </table:table-cell>
          <table:table-cell office:value-type="float" office:value="0.913800001144409" calcext:value-type="float">
            <text:p>0.913800001144409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7999982833862" calcext:value-type="float">
            <text:p>0.917999982833862</text:p>
          </table:table-cell>
          <table:table-cell office:value-type="float" office:value="0.922500014305115" calcext:value-type="float">
            <text:p>0.922500014305115</text:p>
          </table:table-cell>
          <table:table-cell office:value-type="float" office:value="0.917100012302399" calcext:value-type="float">
            <text:p>0.917100012302399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21599984169006" calcext:value-type="float">
            <text:p>0.921599984169006</text:p>
          </table:table-cell>
          <table:table-cell office:value-type="float" office:value="0.922100007534027" calcext:value-type="float">
            <text:p>0.92210000753402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916599988937378" calcext:value-type="float">
            <text:p>0.916599988937378</text:p>
          </table:table-cell>
          <table:table-cell table:number-columns-repeated="2"/>
          <table:table-cell table:number-columns-repeated="2" office:value-type="float" office:value="0.916599988937378" calcext:value-type="float">
            <text:p>0.916599988937378</text:p>
          </table:table-cell>
          <table:table-cell table:formula="of:=AVERAGE([.D169:.H169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3699984550476" calcext:value-type="float">
            <text:p>0.913699984550476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19600009918213" calcext:value-type="float">
            <text:p>0.919600009918213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22599971294403" calcext:value-type="float">
            <text:p>0.92259997129440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 office:value-type="float" office:value="0.916599988937378" calcext:value-type="float">
            <text:p>0.916599988937378</text:p>
          </table:table-cell>
          <table:table-cell table:number-columns-repeated="2"/>
          <table:table-cell table:formula="of:=AVERAGE([.D170:.H170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16599988937378" calcext:value-type="float">
            <text:p>0.916599988937378</text:p>
          </table:table-cell>
          <table:table-cell office:value-type="float" office:value="0.913500010967255" calcext:value-type="float">
            <text:p>0.913500010967255</text:p>
          </table:table-cell>
          <table:table-cell office:value-type="float" office:value="0.922100007534027" calcext:value-type="float">
            <text:p>0.922100007534027</text:p>
          </table:table-cell>
          <table:table-cell office:value-type="float" office:value="0.918600022792816" calcext:value-type="float">
            <text:p>0.918600022792816</text:p>
          </table:table-cell>
          <table:table-cell office:value-type="float" office:value="0.920000016689301" calcext:value-type="float">
            <text:p>0.920000016689301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18699979782105" calcext:value-type="float">
            <text:p>0.918699979782105</text:p>
          </table:table-cell>
          <table:table-cell office:value-type="float" office:value="0.92059999704361" calcext:value-type="float">
            <text:p>0.92059999704361</text:p>
          </table:table-cell>
          <table:table-cell office:value-type="float" office:value="0.922399997711182" calcext:value-type="float">
            <text:p>0.92239999771118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14600014686585" calcext:value-type="float">
            <text:p>0.914600014686585</text:p>
          </table:table-cell>
          <table:table-cell/>
          <table:table-cell table:number-columns-repeated="2" office:value-type="float" office:value="0.914600014686585" calcext:value-type="float">
            <text:p>0.914600014686585</text:p>
          </table:table-cell>
          <table:table-cell/>
          <table:table-cell table:formula="of:=AVERAGE([.D171:.H171])" office:value-type="float" office:value="0.914600014686585" calcext:value-type="float">
            <text:p>0.91460001468658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4600014686585" calcext:value-type="float">
            <text:p>0.914600014686585</text:p>
          </table:table-cell>
          <table:table-cell office:value-type="float" office:value="0.913900017738342" calcext:value-type="float">
            <text:p>0.913900017738342</text:p>
          </table:table-cell>
          <table:table-cell office:value-type="float" office:value="0.921400010585785" calcext:value-type="float">
            <text:p>0.921400010585785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16800022125244" calcext:value-type="float">
            <text:p>0.916800022125244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21299993991852" calcext:value-type="float">
            <text:p>0.921299993991852</text:p>
          </table:table-cell>
          <table:table-cell office:value-type="float" office:value="0.923200011253357" calcext:value-type="float">
            <text:p>0.92320001125335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19099986553192" calcext:value-type="float">
            <text:p>0.919099986553192</text:p>
          </table:table-cell>
          <table:table-cell table:formula="of:=AVERAGE([.D172:.H172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13699984550476" calcext:value-type="float">
            <text:p>0.913699984550476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21199977397919" calcext:value-type="float">
            <text:p>0.921199977397919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1599984169006" calcext:value-type="float">
            <text:p>0.921599984169006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0.91210001707077" calcext:value-type="float">
            <text:p>0.91210001707077</text:p>
          </table:table-cell>
          <table:table-cell/>
          <table:table-cell office:value-type="float" office:value="0.91210001707077" calcext:value-type="float">
            <text:p>0.91210001707077</text:p>
          </table:table-cell>
          <table:table-cell/>
          <table:table-cell table:formula="of:=AVERAGE([.D173:.H173])" office:value-type="float" office:value="0.91210001707077" calcext:value-type="float">
            <text:p>0.9121000170707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91210001707077" calcext:value-type="float">
            <text:p>0.91210001707077</text:p>
          </table:table-cell>
          <table:table-cell office:value-type="float" office:value="0.912899971008301" calcext:value-type="float">
            <text:p>0.912899971008301</text:p>
          </table:table-cell>
          <table:table-cell office:value-type="float" office:value="0.920700013637543" calcext:value-type="float">
            <text:p>0.920700013637543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office:value-type="float" office:value="0.91619998216629" calcext:value-type="float">
            <text:p>0.91619998216629</text:p>
          </table:table-cell>
          <table:table-cell/>
          <table:table-cell office:value-type="float" office:value="0.91619998216629" calcext:value-type="float">
            <text:p>0.91619998216629</text:p>
          </table:table-cell>
          <table:table-cell/>
          <table:table-cell table:formula="of:=AVERAGE([.D174:.H174])" office:value-type="float" office:value="0.91619998216629" calcext:value-type="float">
            <text:p>0.916199982166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619998216629" calcext:value-type="float">
            <text:p>0.91619998216629</text:p>
          </table:table-cell>
          <table:table-cell office:value-type="float" office:value="0.912899971008301" calcext:value-type="float">
            <text:p>0.912899971008301</text:p>
          </table:table-cell>
          <table:table-cell table:number-columns-repeated="2" office:value-type="float" office:value="0.921899974346161" calcext:value-type="float">
            <text:p>0.921899974346161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6299998760223" calcext:value-type="float">
            <text:p>0.916299998760223</text:p>
          </table:table-cell>
          <table:table-cell office:value-type="float" office:value="0.917699992656708" calcext:value-type="float">
            <text:p>0.917699992656708</text:p>
          </table:table-cell>
          <table:table-cell office:value-type="float" office:value="0.919000029563904" calcext:value-type="float">
            <text:p>0.919000029563904</text:p>
          </table:table-cell>
          <table:table-cell office:value-type="float" office:value="0.922699987888336" calcext:value-type="float">
            <text:p>0.922699987888336</text:p>
          </table:table-cell>
          <table:table-cell office:value-type="float" office:value="0.922999978065491" calcext:value-type="float">
            <text:p>0.922999978065491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/>
          <table:table-cell table:number-columns-repeated="2" office:value-type="float" office:value="0.915499985218048" calcext:value-type="float">
            <text:p>0.915499985218048</text:p>
          </table:table-cell>
          <table:table-cell table:formula="of:=AVERAGE([.D175:.H175])" office:value-type="float" office:value="0.915499985218048" calcext:value-type="float">
            <text:p>0.91549998521804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15499985218048" calcext:value-type="float">
            <text:p>0.915499985218048</text:p>
          </table:table-cell>
          <table:table-cell office:value-type="float" office:value="0.913800001144409" calcext:value-type="float">
            <text:p>0.913800001144409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20400023460388" calcext:value-type="float">
            <text:p>0.920400023460388</text:p>
          </table:table-cell>
          <table:table-cell office:value-type="float" office:value="0.92110002040863" calcext:value-type="float">
            <text:p>0.92110002040863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19600009918213" calcext:value-type="float">
            <text:p>0.919600009918213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1500027179718" calcext:value-type="float">
            <text:p>0.921500027179718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0.91509997844696" calcext:value-type="float">
            <text:p>0.91509997844696</text:p>
          </table:table-cell>
          <table:table-cell/>
          <table:table-cell table:number-columns-repeated="2" office:value-type="float" office:value="0.91509997844696" calcext:value-type="float">
            <text:p>0.91509997844696</text:p>
          </table:table-cell>
          <table:table-cell/>
          <table:table-cell table:formula="of:=AVERAGE([.D176:.H176])" office:value-type="float" office:value="0.91509997844696" calcext:value-type="float">
            <text:p>0.9150999784469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1509997844696" calcext:value-type="float">
            <text:p>0.91509997844696</text:p>
          </table:table-cell>
          <table:table-cell office:value-type="float" office:value="0.913399994373322" calcext:value-type="float">
            <text:p>0.913399994373322</text:p>
          </table:table-cell>
          <table:table-cell office:value-type="float" office:value="0.921500027179718" calcext:value-type="float">
            <text:p>0.921500027179718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19099986553192" calcext:value-type="float">
            <text:p>0.919099986553192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number-columns-repeated="2"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 table:formula="of:=AVERAGE([.D177:.H177])" office:value-type="float" office:value="0.912999987602234" calcext:value-type="float">
            <text:p>0.91299998760223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12999987602234" calcext:value-type="float">
            <text:p>0.912999987602234</text:p>
          </table:table-cell>
          <table:table-cell office:value-type="float" office:value="0.913100004196167" calcext:value-type="float">
            <text:p>0.913100004196167</text:p>
          </table:table-cell>
          <table:table-cell table:number-columns-repeated="2" office:value-type="float" office:value="0.922299981117249" calcext:value-type="float">
            <text:p>0.922299981117249</text:p>
          </table:table-cell>
          <table:table-cell office:value-type="float" office:value="0.921000003814697" calcext:value-type="float">
            <text:p>0.921000003814697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1299993991852" calcext:value-type="float">
            <text:p>0.921299993991852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 office:value-type="float" office:value="0.917100012302399" calcext:value-type="float">
            <text:p>0.917100012302399</text:p>
          </table:table-cell>
          <table:table-cell table:number-columns-repeated="2"/>
          <table:table-cell office:value-type="float" office:value="0.917100012302399" calcext:value-type="float">
            <text:p>0.917100012302399</text:p>
          </table:table-cell>
          <table:table-cell table:formula="of:=AVERAGE([.D178:.H178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917100012302399" calcext:value-type="float">
            <text:p>0.917100012302399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800017356873" calcext:value-type="float">
            <text:p>0.921800017356873</text:p>
          </table:table-cell>
          <table:table-cell office:value-type="float" office:value="0.921299993991852" calcext:value-type="float">
            <text:p>0.921299993991852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3" office:value-type="float" office:value="0.919399976730347" calcext:value-type="float">
            <text:p>0.919399976730347</text:p>
          </table:table-cell>
          <table:table-cell office:value-type="float" office:value="0.921800017356873" calcext:value-type="float">
            <text:p>0.921800017356873</text:p>
          </table:table-cell>
          <table:table-cell office:value-type="float" office:value="0.92110002040863" calcext:value-type="float">
            <text:p>0.9211000204086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179:.H179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12800014019012" calcext:value-type="float">
            <text:p>0.912800014019012</text:p>
          </table:table-cell>
          <table:table-cell office:value-type="float" office:value="0.913399994373322" calcext:value-type="float">
            <text:p>0.913399994373322</text:p>
          </table:table-cell>
          <table:table-cell office:value-type="float" office:value="0.92110002040863" calcext:value-type="float">
            <text:p>0.92110002040863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0199990272522" calcext:value-type="float">
            <text:p>0.920199990272522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0.91839998960495" calcext:value-type="float">
            <text:p>0.91839998960495</text:p>
          </table:table-cell>
          <table:table-cell/>
          <table:table-cell table:number-columns-repeated="2" office:value-type="float" office:value="0.91839998960495" calcext:value-type="float">
            <text:p>0.91839998960495</text:p>
          </table:table-cell>
          <table:table-cell table:formula="of:=AVERAGE([.D180:.H180])" office:value-type="float" office:value="0.91839998960495" calcext:value-type="float">
            <text:p>0.9183999896049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1839998960495" calcext:value-type="float">
            <text:p>0.91839998960495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999990940094" calcext:value-type="float">
            <text:p>0.921999990940094</text:p>
          </table:table-cell>
          <table:table-cell office:value-type="float" office:value="0.922800004482269" calcext:value-type="float">
            <text:p>0.922800004482269</text:p>
          </table:table-cell>
          <table:table-cell office:value-type="float" office:value="0.920000016689301" calcext:value-type="float">
            <text:p>0.920000016689301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9799983501434" calcext:value-type="float">
            <text:p>0.919799983501434</text:p>
          </table:table-cell>
          <table:table-cell office:value-type="float" office:value="0.918500006198883" calcext:value-type="float">
            <text:p>0.918500006198883</text:p>
          </table:table-cell>
          <table:table-cell office:value-type="float" office:value="0.921599984169006" calcext:value-type="float">
            <text:p>0.92159998416900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3" office:value-type="float" office:value="0.919200003147125" calcext:value-type="float">
            <text:p>0.919200003147125</text:p>
          </table:table-cell>
          <table:table-cell table:formula="of:=AVERAGE([.D181:.H181])" office:value-type="float" office:value="0.919200003147125" calcext:value-type="float">
            <text:p>0.91920000314712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919200003147125" calcext:value-type="float">
            <text:p>0.919200003147125</text:p>
          </table:table-cell>
          <table:table-cell office:value-type="float" office:value="0.913299977779388" calcext:value-type="float">
            <text:p>0.913299977779388</text:p>
          </table:table-cell>
          <table:table-cell office:value-type="float" office:value="0.92059999704361" calcext:value-type="float">
            <text:p>0.92059999704361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15199995040894" calcext:value-type="float">
            <text:p>0.915199995040894</text:p>
          </table:table-cell>
          <table:table-cell office:value-type="float" office:value="0.920700013637543" calcext:value-type="float">
            <text:p>0.920700013637543</text:p>
          </table:table-cell>
          <table:table-cell office:value-type="float" office:value="0.919700026512146" calcext:value-type="float">
            <text:p>0.919700026512146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2100007534027" calcext:value-type="float">
            <text:p>0.922100007534027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/>
          <table:table-cell office:value-type="float" office:value="0.916899979114533" calcext:value-type="float">
            <text:p>0.916899979114533</text:p>
          </table:table-cell>
          <table:table-cell table:formula="of:=AVERAGE([.D182:.H182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16899979114533" calcext:value-type="float">
            <text:p>0.916899979114533</text:p>
          </table:table-cell>
          <table:table-cell office:value-type="float" office:value="0.9132000207901" calcext:value-type="float">
            <text:p>0.9132000207901</text:p>
          </table:table-cell>
          <table:table-cell office:value-type="float" office:value="0.921800017356873" calcext:value-type="float">
            <text:p>0.921800017356873</text:p>
          </table:table-cell>
          <table:table-cell office:value-type="float" office:value="0.919900000095367" calcext:value-type="float">
            <text:p>0.919900000095367</text:p>
          </table:table-cell>
          <table:table-cell office:value-type="float" office:value="0.920499980449677" calcext:value-type="float">
            <text:p>0.920499980449677</text:p>
          </table:table-cell>
          <table:table-cell office:value-type="float" office:value="0.920099973678589" calcext:value-type="float">
            <text:p>0.920099973678589</text:p>
          </table:table-cell>
          <table:table-cell office:value-type="float" office:value="0.920899987220764" calcext:value-type="float">
            <text:p>0.920899987220764</text:p>
          </table:table-cell>
          <table:table-cell office:value-type="float" office:value="0.918799996376038" calcext:value-type="float">
            <text:p>0.918799996376038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2800004482269" calcext:value-type="float">
            <text:p>0.922800004482269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" office:value-type="float" office:value="0.918699979782105" calcext:value-type="float">
            <text:p>0.918699979782105</text:p>
          </table:table-cell>
          <table:table-cell table:formula="of:=AVERAGE([.D183:.H183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18699979782105" calcext:value-type="float">
            <text:p>0.918699979782105</text:p>
          </table:table-cell>
          <table:table-cell office:value-type="float" office:value="0.913299977779388" calcext:value-type="float">
            <text:p>0.913299977779388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21700000762939" calcext:value-type="float">
            <text:p>0.921700000762939</text:p>
          </table:table-cell>
          <table:table-cell office:value-type="float" office:value="0.920300006866455" calcext:value-type="float">
            <text:p>0.920300006866455</text:p>
          </table:table-cell>
          <table:table-cell office:value-type="float" office:value="0.918299973011017" calcext:value-type="float">
            <text:p>0.918299973011017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1949999332428" calcext:value-type="float">
            <text:p>0.91949999332428</text:p>
          </table:table-cell>
          <table:table-cell office:value-type="float" office:value="0.921899974346161" calcext:value-type="float">
            <text:p>0.921899974346161</text:p>
          </table:table-cell>
          <table:table-cell office:value-type="float" office:value="0.922999978065491" calcext:value-type="float">
            <text:p>0.922999978065491</text:p>
          </table:table-cell>
          <table:table-cell table:number-columns-repeated="998"/>
        </table:table-row>
        <table:table-row table:style-name="ro1">
          <table:table-cell table:number-columns-repeated="13"/>
          <table:table-cell table:formula="of:=MAX([.N$144:.N$183])" office:value-type="float" office:value="0.920199990272522" calcext:value-type="float">
            <text:p>0.920199990272522</text:p>
          </table:table-cell>
          <table:table-cell table:formula="of:=MAX([.O$144:.O$183])" office:value-type="float" office:value="0.913900017738342" calcext:value-type="float">
            <text:p>0.913900017738342</text:p>
          </table:table-cell>
          <table:table-cell table:formula="of:=MAX([.P$144:.P$183])" office:value-type="float" office:value="0.922699987888336" calcext:value-type="float">
            <text:p>0.922699987888336</text:p>
          </table:table-cell>
          <table:table-cell table:formula="of:=MAX([.Q$144:.Q$183])" office:value-type="float" office:value="0.922800004482269" calcext:value-type="float">
            <text:p>0.922800004482269</text:p>
          </table:table-cell>
          <table:table-cell table:formula="of:=MAX([.R$144:.R$183])" office:value-type="float" office:value="0.922500014305115" calcext:value-type="float">
            <text:p>0.922500014305115</text:p>
          </table:table-cell>
          <table:table-cell table:formula="of:=MAX([.S$144:.S$183])" office:value-type="float" office:value="0.920899987220764" calcext:value-type="float">
            <text:p>0.920899987220764</text:p>
          </table:table-cell>
          <table:table-cell table:formula="of:=MAX([.T$144:.T$183])" office:value-type="float" office:value="0.922100007534027" calcext:value-type="float">
            <text:p>0.922100007534027</text:p>
          </table:table-cell>
          <table:table-cell table:formula="of:=MAX([.U$144:.U$183])" office:value-type="float" office:value="0.920199990272522" calcext:value-type="float">
            <text:p>0.920199990272522</text:p>
          </table:table-cell>
          <table:table-cell table:formula="of:=MAX([.V$144:.V$183])" office:value-type="float" office:value="0.923500001430512" calcext:value-type="float">
            <text:p>0.923500001430512</text:p>
          </table:table-cell>
          <table:table-cell table:formula="of:=MAX([.W$144:.W$183])" office:value-type="float" office:value="0.923200011253357" calcext:value-type="float">
            <text:p>0.923200011253357</text:p>
          </table:table-cell>
          <table:table-cell table:number-columns-repeated="998"/>
        </table:table-row>
      </table:table>
      <table:table table:name="Experiment 8" table:style-name="ta1">
        <table:table-column table:style-name="co15" table:default-cell-style-name="ce17"/>
        <table:table-column table:style-name="co2" table:number-columns-repeated="8" table:default-cell-style-name="ce17"/>
        <table:table-column table:style-name="co2" table:default-cell-style-name="Default"/>
        <table:table-column table:style-name="co15" table:default-cell-style-name="ce17"/>
        <table:table-column table:style-name="co2" table:number-columns-repeated="8" table:default-cell-style-name="ce17"/>
        <table:table-column table:style-name="co2" table:default-cell-style-name="Default"/>
        <table:table-column table:style-name="co15" table:default-cell-style-name="ce17"/>
        <table:table-column table:style-name="co2" table:number-columns-repeated="8" table:default-cell-style-name="ce17"/>
        <table:table-column table:style-name="co2" table:default-cell-style-name="Default"/>
        <table:table-column table:style-name="co15" table:default-cell-style-name="ce17"/>
        <table:table-column table:style-name="co2" table:number-columns-repeated="8" table:default-cell-style-name="ce17"/>
        <table:table-column table:style-name="co2" table:default-cell-style-name="Default"/>
        <table:table-column table:style-name="co15" table:default-cell-style-name="ce17"/>
        <table:table-column table:style-name="co2" table:number-columns-repeated="8" table:default-cell-style-name="ce17"/>
        <table:table-column table:style-name="co2" table:default-cell-style-name="Default"/>
        <table:table-column table:style-name="co2" table:number-columns-repeated="6" table:default-cell-style-name="ce17"/>
        <table:table-row table:style-name="ro1"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6"/>
          <table:table-cell office:value-type="string" calcext:value-type="string">
            <text:p>GE</text:p>
          </table:table-cell>
          <table:table-cell office:value-type="string" calcext:value-type="string">
            <text:p>LrDecay0.818649</text:p>
          </table:table-cell>
          <table:table-cell office:value-type="string" calcext:value-type="string">
            <text:p>LrDecay0.9093245</text:p>
          </table:table-cell>
          <table:table-cell office:value-type="string" calcext:value-type="string">
            <text:p>lrDecay0.95466225</text:p>
          </table:table-cell>
          <table:table-cell office:value-type="string" calcext:value-type="string">
            <text:p>lrDecay0.977331125</text:p>
          </table:table-cell>
          <table:table-cell office:value-type="string" calcext:value-type="string">
            <text:p>noDecay</text:p>
          </table:table-cell>
        </table:table-row>
        <table:table-row table:style-name="ro1"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I3]" office:value-type="float" office:value="0.79830002784729" calcext:value-type="float">
            <text:p>0.79830002784729</text:p>
          </table:table-cell>
          <table:table-cell table:formula="of:=[.S3]" office:value-type="float" office:value="0.826200008392334" calcext:value-type="float">
            <text:p>0.826200008392334</text:p>
          </table:table-cell>
          <table:table-cell table:formula="of:=[.AC3]" office:value-type="float" office:value="0.824500024318695" calcext:value-type="float">
            <text:p>0.824500024318695</text:p>
          </table:table-cell>
          <table:table-cell table:formula="of:=[.AM3]" office:value-type="float" office:value="0.817300021648407" calcext:value-type="float">
            <text:p>0.817300021648407</text:p>
          </table:table-cell>
          <table:table-cell table:formula="of:=[.AW3]" office:value-type="float" office:value="0.825399994850159" calcext:value-type="float">
            <text:p>0.825399994850159</text:p>
          </table:table-cell>
        </table:table-row>
        <table:table-row table:style-name="ro1"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79830002784729" calcext:value-type="float">
            <text:p>0.79830002784729</text:p>
          </table:table-cell>
          <table:table-cell/>
          <table:table-cell table:formula="of:=AVERAGE([.D3:.H3])" office:value-type="float" office:value="0.79830002784729" calcext:value-type="float">
            <text:p>0.79830002784729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.826200008392334" calcext:value-type="float">
            <text:p>0.826200008392334</text:p>
          </table:table-cell>
          <table:table-cell/>
          <table:table-cell office:value-type="float" office:value="0.826200008392334" calcext:value-type="float">
            <text:p>0.826200008392334</text:p>
          </table:table-cell>
          <table:table-cell table:formula="of:=AVERAGE([.N3:.R3])" office:value-type="float" office:value="0.826200008392334" calcext:value-type="float">
            <text:p>0.826200008392334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4500024318695" calcext:value-type="float">
            <text:p>0.824500024318695</text:p>
          </table:table-cell>
          <table:table-cell/>
          <table:table-cell office:value-type="float" office:value="0.824500024318695" calcext:value-type="float">
            <text:p>0.824500024318695</text:p>
          </table:table-cell>
          <table:table-cell/>
          <table:table-cell table:formula="of:=AVERAGE([.X3:.AB3])" office:value-type="float" office:value="0.824500024318695" calcext:value-type="float">
            <text:p>0.824500024318695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17300021648407" calcext:value-type="float">
            <text:p>0.817300021648407</text:p>
          </table:table-cell>
          <table:table-cell/>
          <table:table-cell table:number-columns-repeated="2" office:value-type="float" office:value="0.817300021648407" calcext:value-type="float">
            <text:p>0.817300021648407</text:p>
          </table:table-cell>
          <table:table-cell table:formula="of:=AVERAGE([.AH3:.AL3])" office:value-type="float" office:value="0.817300021648407" calcext:value-type="float">
            <text:p>0.817300021648407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25399994850159" calcext:value-type="float">
            <text:p>0.825399994850159</text:p>
          </table:table-cell>
          <table:table-cell/>
          <table:table-cell table:number-columns-repeated="2" office:value-type="float" office:value="0.825399994850159" calcext:value-type="float">
            <text:p>0.825399994850159</text:p>
          </table:table-cell>
          <table:table-cell table:formula="of:=AVERAGE([.AR3:.AV3])" office:value-type="float" office:value="0.825399994850159" calcext:value-type="float">
            <text:p>0.82539999485015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4]" office:value-type="float" office:value="0.855099976062775" calcext:value-type="float">
            <text:p>0.855099976062775</text:p>
          </table:table-cell>
          <table:table-cell table:formula="of:=[.S4]" office:value-type="float" office:value="0.860099971294403" calcext:value-type="float">
            <text:p>0.860099971294403</text:p>
          </table:table-cell>
          <table:table-cell table:formula="of:=[.AC4]" office:value-type="float" office:value="0.85290002822876" calcext:value-type="float">
            <text:p>0.85290002822876</text:p>
          </table:table-cell>
          <table:table-cell table:formula="of:=[.AM4]" office:value-type="float" office:value="0.853500008583069" calcext:value-type="float">
            <text:p>0.853500008583069</text:p>
          </table:table-cell>
          <table:table-cell table:formula="of:=[.AW4]" office:value-type="float" office:value="0.857299983501434" calcext:value-type="float">
            <text:p>0.85729998350143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 office:value-type="float" office:value="0.855099976062775" calcext:value-type="float">
            <text:p>0.855099976062775</text:p>
          </table:table-cell>
          <table:table-cell table:number-columns-repeated="2"/>
          <table:table-cell table:formula="of:=AVERAGE([.D4:.H4])" office:value-type="float" office:value="0.855099976062775" calcext:value-type="float">
            <text:p>0.8550999760627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.860099971294403" calcext:value-type="float">
            <text:p>0.860099971294403</text:p>
          </table:table-cell>
          <table:table-cell table:number-columns-repeated="2"/>
          <table:table-cell table:formula="of:=AVERAGE([.N4:.R4])" office:value-type="float" office:value="0.860099971294403" calcext:value-type="float">
            <text:p>0.86009997129440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85290002822876" calcext:value-type="float">
            <text:p>0.85290002822876</text:p>
          </table:table-cell>
          <table:table-cell/>
          <table:table-cell table:number-columns-repeated="2" office:value-type="float" office:value="0.85290002822876" calcext:value-type="float">
            <text:p>0.85290002822876</text:p>
          </table:table-cell>
          <table:table-cell/>
          <table:table-cell table:formula="of:=AVERAGE([.X4:.AB4])" office:value-type="float" office:value="0.85290002822876" calcext:value-type="float">
            <text:p>0.852900028228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.853500008583069" calcext:value-type="float">
            <text:p>0.853500008583069</text:p>
          </table:table-cell>
          <table:table-cell/>
          <table:table-cell office:value-type="float" office:value="0.853500008583069" calcext:value-type="float">
            <text:p>0.853500008583069</text:p>
          </table:table-cell>
          <table:table-cell table:formula="of:=AVERAGE([.AH4:.AL4])" office:value-type="float" office:value="0.853500008583069" calcext:value-type="float">
            <text:p>0.85350000858306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0.857299983501434" calcext:value-type="float">
            <text:p>0.857299983501434</text:p>
          </table:table-cell>
          <table:table-cell/>
          <table:table-cell table:number-columns-repeated="2" office:value-type="float" office:value="0.857299983501434" calcext:value-type="float">
            <text:p>0.857299983501434</text:p>
          </table:table-cell>
          <table:table-cell table:formula="of:=AVERAGE([.AR4:.AV4])" office:value-type="float" office:value="0.857299983501434" calcext:value-type="float">
            <text:p>0.85729998350143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5]" office:value-type="float" office:value="0.867200016975403" calcext:value-type="float">
            <text:p>0.867200016975403</text:p>
          </table:table-cell>
          <table:table-cell table:formula="of:=[.S5]" office:value-type="float" office:value="0.871599972248077" calcext:value-type="float">
            <text:p>0.871599972248077</text:p>
          </table:table-cell>
          <table:table-cell table:formula="of:=[.AC5]" office:value-type="float" office:value="0.872500002384186" calcext:value-type="float">
            <text:p>0.872500002384186</text:p>
          </table:table-cell>
          <table:table-cell table:formula="of:=[.AM5]" office:value-type="float" office:value="0.870625019073486" calcext:value-type="float">
            <text:p>0.870625019073486</text:p>
          </table:table-cell>
          <table:table-cell table:formula="of:=[.AW5]" office:value-type="float" office:value="0.867600023746491" calcext:value-type="float">
            <text:p>0.867600023746491</text:p>
          </table:table-cell>
        </table:table-row>
        <table:table-row table:style-name="ro1"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67200016975403" calcext:value-type="float">
            <text:p>0.867200016975403</text:p>
          </table:table-cell>
          <table:table-cell/>
          <table:table-cell office:value-type="float" office:value="0.867200016975403" calcext:value-type="float">
            <text:p>0.867200016975403</text:p>
          </table:table-cell>
          <table:table-cell/>
          <table:table-cell table:formula="of:=AVERAGE([.D5:.H5])" office:value-type="float" office:value="0.867200016975403" calcext:value-type="float">
            <text:p>0.867200016975403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.871599972248077" calcext:value-type="float">
            <text:p>0.871599972248077</text:p>
          </table:table-cell>
          <table:table-cell/>
          <table:table-cell table:formula="of:=AVERAGE([.N5:.R5])" office:value-type="float" office:value="0.871599972248077" calcext:value-type="float">
            <text:p>0.871599972248077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72500002384186" calcext:value-type="float">
            <text:p>0.872500002384186</text:p>
          </table:table-cell>
          <table:table-cell/>
          <table:table-cell office:value-type="float" office:value="0.872500002384186" calcext:value-type="float">
            <text:p>0.872500002384186</text:p>
          </table:table-cell>
          <table:table-cell/>
          <table:table-cell table:formula="of:=AVERAGE([.X5:.AB5])" office:value-type="float" office:value="0.872500002384186" calcext:value-type="float">
            <text:p>0.872500002384186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.864000022411346" calcext:value-type="float">
            <text:p>0.864000022411346</text:p>
          </table:table-cell>
          <table:table-cell office:value-type="float" office:value="0.890500009059906" calcext:value-type="float">
            <text:p>0.890500009059906</text:p>
          </table:table-cell>
          <table:table-cell table:formula="of:=AVERAGE([.AH5:.AL5])" office:value-type="float" office:value="0.870625019073486" calcext:value-type="float">
            <text:p>0.870625019073486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.867600023746491" calcext:value-type="float">
            <text:p>0.867600023746491</text:p>
          </table:table-cell>
          <table:table-cell/>
          <table:table-cell office:value-type="float" office:value="0.867600023746491" calcext:value-type="float">
            <text:p>0.867600023746491</text:p>
          </table:table-cell>
          <table:table-cell table:formula="of:=AVERAGE([.AR5:.AV5])" office:value-type="float" office:value="0.867600023746491" calcext:value-type="float">
            <text:p>0.86760002374649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6]" office:value-type="float" office:value="0.875500023365021" calcext:value-type="float">
            <text:p>0.875500023365021</text:p>
          </table:table-cell>
          <table:table-cell table:formula="of:=[.S6]" office:value-type="float" office:value="0.87830001115799" calcext:value-type="float">
            <text:p>0.87830001115799</text:p>
          </table:table-cell>
          <table:table-cell table:formula="of:=[.AC6]" office:value-type="float" office:value="0.879599988460541" calcext:value-type="float">
            <text:p>0.879599988460541</text:p>
          </table:table-cell>
          <table:table-cell table:formula="of:=[.AM6]" office:value-type="float" office:value="0.880199998617172" calcext:value-type="float">
            <text:p>0.880199998617172</text:p>
          </table:table-cell>
          <table:table-cell table:formula="of:=[.AW6]" office:value-type="float" office:value="0.882099986076355" calcext:value-type="float">
            <text:p>0.882099986076355</text:p>
          </table:table-cell>
        </table:table-row>
        <table:table-row table:style-name="ro1"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875500023365021" calcext:value-type="float">
            <text:p>0.875500023365021</text:p>
          </table:table-cell>
          <table:table-cell table:number-columns-repeated="2"/>
          <table:table-cell table:number-columns-repeated="2" office:value-type="float" office:value="0.875500023365021" calcext:value-type="float">
            <text:p>0.875500023365021</text:p>
          </table:table-cell>
          <table:table-cell table:formula="of:=AVERAGE([.D6:.H6])" office:value-type="float" office:value="0.875500023365021" calcext:value-type="float">
            <text:p>0.875500023365021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7830001115799" calcext:value-type="float">
            <text:p>0.87830001115799</text:p>
          </table:table-cell>
          <table:table-cell/>
          <table:table-cell office:value-type="float" office:value="0.87830001115799" calcext:value-type="float">
            <text:p>0.87830001115799</text:p>
          </table:table-cell>
          <table:table-cell/>
          <table:table-cell table:formula="of:=AVERAGE([.N6:.R6])" office:value-type="float" office:value="0.87830001115799" calcext:value-type="float">
            <text:p>0.87830001115799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879599988460541" calcext:value-type="float">
            <text:p>0.879599988460541</text:p>
          </table:table-cell>
          <table:table-cell/>
          <table:table-cell office:value-type="float" office:value="0.879599988460541" calcext:value-type="float">
            <text:p>0.879599988460541</text:p>
          </table:table-cell>
          <table:table-cell/>
          <table:table-cell office:value-type="float" office:value="0.879599988460541" calcext:value-type="float">
            <text:p>0.879599988460541</text:p>
          </table:table-cell>
          <table:table-cell table:formula="of:=AVERAGE([.X6:.AB6])" office:value-type="float" office:value="0.879599988460541" calcext:value-type="float">
            <text:p>0.879599988460541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874599993228912" calcext:value-type="float">
            <text:p>0.874599993228912</text:p>
          </table:table-cell>
          <table:table-cell/>
          <table:table-cell office:value-type="float" office:value="0.874599993228912" calcext:value-type="float">
            <text:p>0.874599993228912</text:p>
          </table:table-cell>
          <table:table-cell office:value-type="float" office:value="0.897000014781952" calcext:value-type="float">
            <text:p>0.897000014781952</text:p>
          </table:table-cell>
          <table:table-cell table:formula="of:=AVERAGE([.AH6:.AL6])" office:value-type="float" office:value="0.880199998617172" calcext:value-type="float">
            <text:p>0.880199998617172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.882099986076355" calcext:value-type="float">
            <text:p>0.882099986076355</text:p>
          </table:table-cell>
          <table:table-cell/>
          <table:table-cell office:value-type="float" office:value="0.882099986076355" calcext:value-type="float">
            <text:p>0.882099986076355</text:p>
          </table:table-cell>
          <table:table-cell table:formula="of:=AVERAGE([.AR6:.AV6])" office:value-type="float" office:value="0.882099986076355" calcext:value-type="float">
            <text:p>0.88209998607635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7]" office:value-type="float" office:value="0.885800004005432" calcext:value-type="float">
            <text:p>0.885800004005432</text:p>
          </table:table-cell>
          <table:table-cell table:formula="of:=[.S7]" office:value-type="float" office:value="0.885299980640411" calcext:value-type="float">
            <text:p>0.885299980640411</text:p>
          </table:table-cell>
          <table:table-cell table:formula="of:=[.AC7]" office:value-type="float" office:value="0.887899994850159" calcext:value-type="float">
            <text:p>0.887899994850159</text:p>
          </table:table-cell>
          <table:table-cell table:formula="of:=[.AM7]" office:value-type="float" office:value="0.890449985861778" calcext:value-type="float">
            <text:p>0.890449985861778</text:p>
          </table:table-cell>
          <table:table-cell table:formula="of:=[.AW7]" office:value-type="float" office:value="0.884899973869324" calcext:value-type="float">
            <text:p>0.884899973869324</text:p>
          </table:table-cell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5800004005432" calcext:value-type="float">
            <text:p>0.885800004005432</text:p>
          </table:table-cell>
          <table:table-cell/>
          <table:table-cell table:formula="of:=AVERAGE([.D7:.H7])" office:value-type="float" office:value="0.885800004005432" calcext:value-type="float">
            <text:p>0.885800004005432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885299980640411" calcext:value-type="float">
            <text:p>0.885299980640411</text:p>
          </table:table-cell>
          <table:table-cell table:number-columns-repeated="2"/>
          <table:table-cell office:value-type="float" office:value="0.885299980640411" calcext:value-type="float">
            <text:p>0.885299980640411</text:p>
          </table:table-cell>
          <table:table-cell table:formula="of:=AVERAGE([.N7:.R7])" office:value-type="float" office:value="0.885299980640411" calcext:value-type="float">
            <text:p>0.885299980640411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7899994850159" calcext:value-type="float">
            <text:p>0.887899994850159</text:p>
          </table:table-cell>
          <table:table-cell/>
          <table:table-cell table:formula="of:=AVERAGE([.X7:.AB7])" office:value-type="float" office:value="0.887899994850159" calcext:value-type="float">
            <text:p>0.887899994850159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7099981307983" calcext:value-type="float">
            <text:p>0.887099981307983</text:p>
          </table:table-cell>
          <table:table-cell office:value-type="float" office:value="0.900499999523163" calcext:value-type="float">
            <text:p>0.900499999523163</text:p>
          </table:table-cell>
          <table:table-cell table:formula="of:=AVERAGE([.AH7:.AL7])" office:value-type="float" office:value="0.890449985861778" calcext:value-type="float">
            <text:p>0.890449985861778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.884899973869324" calcext:value-type="float">
            <text:p>0.884899973869324</text:p>
          </table:table-cell>
          <table:table-cell/>
          <table:table-cell table:formula="of:=AVERAGE([.AR7:.AV7])" office:value-type="float" office:value="0.884899973869324" calcext:value-type="float">
            <text:p>0.88489997386932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8]" office:value-type="float" office:value="0.887899994850159" calcext:value-type="float">
            <text:p>0.887899994850159</text:p>
          </table:table-cell>
          <table:table-cell table:formula="of:=[.S8]" office:value-type="float" office:value="0.889999985694885" calcext:value-type="float">
            <text:p>0.889999985694885</text:p>
          </table:table-cell>
          <table:table-cell table:formula="of:=[.AC8]" office:value-type="float" office:value="0.890100002288818" calcext:value-type="float">
            <text:p>0.890100002288818</text:p>
          </table:table-cell>
          <table:table-cell table:formula="of:=[.AM8]" office:value-type="float" office:value="0.8935666680336" calcext:value-type="float">
            <text:p>0.8935666680336</text:p>
          </table:table-cell>
          <table:table-cell table:formula="of:=[.AW8]" office:value-type="float" office:value="0.893800020217896" calcext:value-type="float">
            <text:p>0.893800020217896</text:p>
          </table:table-cell>
        </table:table-row>
        <table:table-row table:style-name="ro1">
          <table:table-cell office:value-type="string" calcext:value-type="string">
            <text:p>Local examples per epoch</text:p>
          </table:table-cell>
          <table:table-cell table:formula="of:=[.B7]*[.B5]*[.B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887899994850159" calcext:value-type="float">
            <text:p>0.887899994850159</text:p>
          </table:table-cell>
          <table:table-cell table:number-columns-repeated="2"/>
          <table:table-cell office:value-type="float" office:value="0.887899994850159" calcext:value-type="float">
            <text:p>0.887899994850159</text:p>
          </table:table-cell>
          <table:table-cell table:formula="of:=AVERAGE([.D8:.H8])" office:value-type="float" office:value="0.887899994850159" calcext:value-type="float">
            <text:p>0.887899994850159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L7]*[.L5]*[.L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.889999985694885" calcext:value-type="float">
            <text:p>0.889999985694885</text:p>
          </table:table-cell>
          <table:table-cell table:formula="of:=AVERAGE([.N8:.R8])" office:value-type="float" office:value="0.889999985694885" calcext:value-type="float">
            <text:p>0.889999985694885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V7]*[.V5]*[.V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890100002288818" calcext:value-type="float">
            <text:p>0.890100002288818</text:p>
          </table:table-cell>
          <table:table-cell/>
          <table:table-cell office:value-type="float" office:value="0.890100002288818" calcext:value-type="float">
            <text:p>0.890100002288818</text:p>
          </table:table-cell>
          <table:table-cell table:formula="of:=AVERAGE([.X8:.AB8])" office:value-type="float" office:value="0.890100002288818" calcext:value-type="float">
            <text:p>0.890100002288818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AF7]*[.AF5]*[.AF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office:value-type="float" office:value="0.890500009059906" calcext:value-type="float">
            <text:p>0.890500009059906</text:p>
          </table:table-cell>
          <table:table-cell/>
          <table:table-cell office:value-type="float" office:value="0.890500009059906" calcext:value-type="float">
            <text:p>0.890500009059906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 table:formula="of:=AVERAGE([.AH8:.AL8])" office:value-type="float" office:value="0.8935666680336" calcext:value-type="float">
            <text:p>0.8935666680336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AP7]*[.AP5]*[.AP6]" office:value-type="float" office:value="12000" calcext:value-type="float">
            <text:p>120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0.893800020217896" calcext:value-type="float">
            <text:p>0.893800020217896</text:p>
          </table:table-cell>
          <table:table-cell table:formula="of:=AVERAGE([.AR8:.AV8])" office:value-type="float" office:value="0.893800020217896" calcext:value-type="float">
            <text:p>0.89380002021789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9]" office:value-type="float" office:value="0.889999985694885" calcext:value-type="float">
            <text:p>0.889999985694885</text:p>
          </table:table-cell>
          <table:table-cell table:formula="of:=[.S9]" office:value-type="float" office:value="0.894599974155426" calcext:value-type="float">
            <text:p>0.894599974155426</text:p>
          </table:table-cell>
          <table:table-cell table:formula="of:=[.AC9]" office:value-type="float" office:value="0.893299996852875" calcext:value-type="float">
            <text:p>0.893299996852875</text:p>
          </table:table-cell>
          <table:table-cell table:formula="of:=[.AM9]" office:value-type="float" office:value="0.897000014781952" calcext:value-type="float">
            <text:p>0.897000014781952</text:p>
          </table:table-cell>
          <table:table-cell table:formula="of:=[.AW9]" office:value-type="float" office:value="0.895399987697601" calcext:value-type="float">
            <text:p>0.895399987697601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3" office:value-type="float" office:value="0.889999985694885" calcext:value-type="float">
            <text:p>0.889999985694885</text:p>
          </table:table-cell>
          <table:table-cell table:formula="of:=AVERAGE([.D9:.H9])" office:value-type="float" office:value="0.889999985694885" calcext:value-type="float">
            <text:p>0.88999998569488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894599974155426" calcext:value-type="float">
            <text:p>0.894599974155426</text:p>
          </table:table-cell>
          <table:table-cell/>
          <table:table-cell table:number-columns-repeated="2" office:value-type="float" office:value="0.894599974155426" calcext:value-type="float">
            <text:p>0.894599974155426</text:p>
          </table:table-cell>
          <table:table-cell table:formula="of:=AVERAGE([.N9:.R9])" office:value-type="float" office:value="0.894599974155426" calcext:value-type="float">
            <text:p>0.8945999741554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893299996852875" calcext:value-type="float">
            <text:p>0.893299996852875</text:p>
          </table:table-cell>
          <table:table-cell/>
          <table:table-cell table:number-columns-repeated="2" office:value-type="float" office:value="0.893299996852875" calcext:value-type="float">
            <text:p>0.893299996852875</text:p>
          </table:table-cell>
          <table:table-cell table:formula="of:=AVERAGE([.X9:.AB9])" office:value-type="float" office:value="0.893299996852875" calcext:value-type="float">
            <text:p>0.8932999968528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7000014781952" calcext:value-type="float">
            <text:p>0.897000014781952</text:p>
          </table:table-cell>
          <table:table-cell/>
          <table:table-cell office:value-type="float" office:value="0.897000014781952" calcext:value-type="float">
            <text:p>0.897000014781952</text:p>
          </table:table-cell>
          <table:table-cell table:number-columns-repeated="2"/>
          <table:table-cell table:formula="of:=AVERAGE([.AH9:.AL9])" office:value-type="float" office:value="0.897000014781952" calcext:value-type="float">
            <text:p>0.8970000147819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95399987697601" calcext:value-type="float">
            <text:p>0.895399987697601</text:p>
          </table:table-cell>
          <table:table-cell/>
          <table:table-cell table:number-columns-repeated="2" office:value-type="float" office:value="0.895399987697601" calcext:value-type="float">
            <text:p>0.895399987697601</text:p>
          </table:table-cell>
          <table:table-cell/>
          <table:table-cell table:formula="of:=AVERAGE([.AR9:.AV9])" office:value-type="float" office:value="0.895399987697601" calcext:value-type="float">
            <text:p>0.89539998769760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0]" office:value-type="float" office:value="0.894699990749359" calcext:value-type="float">
            <text:p>0.894699990749359</text:p>
          </table:table-cell>
          <table:table-cell table:formula="of:=[.S10]" office:value-type="float" office:value="0.896099984645844" calcext:value-type="float">
            <text:p>0.896099984645844</text:p>
          </table:table-cell>
          <table:table-cell table:formula="of:=[.AC10]" office:value-type="float" office:value="0.898599982261658" calcext:value-type="float">
            <text:p>0.898599982261658</text:p>
          </table:table-cell>
          <table:table-cell table:formula="of:=[.AM10]" office:value-type="float" office:value="0.899399995803833" calcext:value-type="float">
            <text:p>0.899399995803833</text:p>
          </table:table-cell>
          <table:table-cell table:formula="of:=[.AW10]" office:value-type="float" office:value="0.896000027656555" calcext:value-type="float">
            <text:p>0.896000027656555</text:p>
          </table:table-cell>
        </table:table-row>
        <table:table-row table:style-name="ro1"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4699990749359" calcext:value-type="float">
            <text:p>0.894699990749359</text:p>
          </table:table-cell>
          <table:table-cell/>
          <table:table-cell table:number-columns-repeated="2" office:value-type="float" office:value="0.894699990749359" calcext:value-type="float">
            <text:p>0.894699990749359</text:p>
          </table:table-cell>
          <table:table-cell/>
          <table:table-cell table:formula="of:=AVERAGE([.D10:.H10])" office:value-type="float" office:value="0.894699990749359" calcext:value-type="float">
            <text:p>0.894699990749359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6099984645844" calcext:value-type="float">
            <text:p>0.896099984645844</text:p>
          </table:table-cell>
          <table:table-cell/>
          <table:table-cell office:value-type="float" office:value="0.896099984645844" calcext:value-type="float">
            <text:p>0.896099984645844</text:p>
          </table:table-cell>
          <table:table-cell/>
          <table:table-cell office:value-type="float" office:value="0.896099984645844" calcext:value-type="float">
            <text:p>0.896099984645844</text:p>
          </table:table-cell>
          <table:table-cell table:formula="of:=AVERAGE([.N10:.R10])" office:value-type="float" office:value="0.896099984645844" calcext:value-type="float">
            <text:p>0.896099984645844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8599982261658" calcext:value-type="float">
            <text:p>0.898599982261658</text:p>
          </table:table-cell>
          <table:table-cell/>
          <table:table-cell office:value-type="float" office:value="0.898599982261658" calcext:value-type="float">
            <text:p>0.898599982261658</text:p>
          </table:table-cell>
          <table:table-cell/>
          <table:table-cell office:value-type="float" office:value="0.898599982261658" calcext:value-type="float">
            <text:p>0.898599982261658</text:p>
          </table:table-cell>
          <table:table-cell table:formula="of:=AVERAGE([.X10:.AB10])" office:value-type="float" office:value="0.898599982261658" calcext:value-type="float">
            <text:p>0.898599982261658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899399995803833" calcext:value-type="float">
            <text:p>0.899399995803833</text:p>
          </table:table-cell>
          <table:table-cell/>
          <table:table-cell office:value-type="float" office:value="0.899399995803833" calcext:value-type="float">
            <text:p>0.899399995803833</text:p>
          </table:table-cell>
          <table:table-cell/>
          <table:table-cell table:formula="of:=AVERAGE([.AH10:.AL10])" office:value-type="float" office:value="0.899399995803833" calcext:value-type="float">
            <text:p>0.899399995803833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96000027656555" calcext:value-type="float">
            <text:p>0.896000027656555</text:p>
          </table:table-cell>
          <table:table-cell/>
          <table:table-cell table:number-columns-repeated="2" office:value-type="float" office:value="0.896000027656555" calcext:value-type="float">
            <text:p>0.896000027656555</text:p>
          </table:table-cell>
          <table:table-cell/>
          <table:table-cell table:formula="of:=AVERAGE([.AR10:.AV10])" office:value-type="float" office:value="0.896000027656555" calcext:value-type="float">
            <text:p>0.89600002765655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1]" office:value-type="float" office:value="0.898599982261658" calcext:value-type="float">
            <text:p>0.898599982261658</text:p>
          </table:table-cell>
          <table:table-cell table:formula="of:=[.S11]" office:value-type="float" office:value="0.8992999792099" calcext:value-type="float">
            <text:p>0.8992999792099</text:p>
          </table:table-cell>
          <table:table-cell table:formula="of:=[.AC11]" office:value-type="float" office:value="0.898400008678436" calcext:value-type="float">
            <text:p>0.898400008678436</text:p>
          </table:table-cell>
          <table:table-cell table:formula="of:=[.AM11]" office:value-type="float" office:value="0.900499999523163" calcext:value-type="float">
            <text:p>0.900499999523163</text:p>
          </table:table-cell>
          <table:table-cell table:formula="of:=[.AW11]" office:value-type="float" office:value="0.901400029659271" calcext:value-type="float">
            <text:p>0.901400029659271</text:p>
          </table:table-cell>
        </table:table-row>
        <table:table-row table:style-name="ro1">
          <table:table-cell office:value-type="string" calcext:value-type="string">
            <text:p>examples per client</text:p>
          </table:table-cell>
          <table:table-cell table:formula="of:=[.B10]/[.B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0.898599982261658" calcext:value-type="float">
            <text:p>0.898599982261658</text:p>
          </table:table-cell>
          <table:table-cell/>
          <table:table-cell table:number-columns-repeated="2" office:value-type="float" office:value="0.898599982261658" calcext:value-type="float">
            <text:p>0.898599982261658</text:p>
          </table:table-cell>
          <table:table-cell/>
          <table:table-cell table:formula="of:=AVERAGE([.D11:.H11])" office:value-type="float" office:value="0.898599982261658" calcext:value-type="float">
            <text:p>0.898599982261658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L10]/[.L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8992999792099" calcext:value-type="float">
            <text:p>0.8992999792099</text:p>
          </table:table-cell>
          <table:table-cell/>
          <table:table-cell office:value-type="float" office:value="0.8992999792099" calcext:value-type="float">
            <text:p>0.8992999792099</text:p>
          </table:table-cell>
          <table:table-cell/>
          <table:table-cell table:formula="of:=AVERAGE([.N11:.R11])" office:value-type="float" office:value="0.8992999792099" calcext:value-type="float">
            <text:p>0.8992999792099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V10]/[.V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3" office:value-type="float" office:value="0.898400008678436" calcext:value-type="float">
            <text:p>0.898400008678436</text:p>
          </table:table-cell>
          <table:table-cell table:formula="of:=AVERAGE([.X11:.AB11])" office:value-type="float" office:value="0.898400008678436" calcext:value-type="float">
            <text:p>0.898400008678436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AF10]/[.AF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 office:value-type="float" office:value="0.900499999523163" calcext:value-type="float">
            <text:p>0.900499999523163</text:p>
          </table:table-cell>
          <table:table-cell table:number-columns-repeated="2"/>
          <table:table-cell office:value-type="float" office:value="0.900499999523163" calcext:value-type="float">
            <text:p>0.900499999523163</text:p>
          </table:table-cell>
          <table:table-cell/>
          <table:table-cell table:formula="of:=AVERAGE([.AH11:.AL11])" office:value-type="float" office:value="0.900499999523163" calcext:value-type="float">
            <text:p>0.900499999523163</text:p>
          </table:table-cell>
          <table:table-cell/>
          <table:table-cell office:value-type="string" calcext:value-type="string">
            <text:p>Local examples per epoch</text:p>
          </table:table-cell>
          <table:table-cell table:formula="of:=[.AP10]/[.AP3]" office:value-type="float" office:value="12000" calcext:value-type="float">
            <text:p>1200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0.901400029659271" calcext:value-type="float">
            <text:p>0.901400029659271</text:p>
          </table:table-cell>
          <table:table-cell/>
          <table:table-cell office:value-type="float" office:value="0.901400029659271" calcext:value-type="float">
            <text:p>0.901400029659271</text:p>
          </table:table-cell>
          <table:table-cell table:formula="of:=AVERAGE([.AR11:.AV11])" office:value-type="float" office:value="0.901400029659271" calcext:value-type="float">
            <text:p>0.90140002965927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I12]" office:value-type="float" office:value="0.898299992084503" calcext:value-type="float">
            <text:p>0.898299992084503</text:p>
          </table:table-cell>
          <table:table-cell table:formula="of:=[.S12]" office:value-type="float" office:value="0.901600003242493" calcext:value-type="float">
            <text:p>0.901600003242493</text:p>
          </table:table-cell>
          <table:table-cell table:formula="of:=[.AC12]" office:value-type="float" office:value="0.901899993419647" calcext:value-type="float">
            <text:p>0.901899993419647</text:p>
          </table:table-cell>
          <table:table-cell table:formula="of:=[.AM12]" office:value-type="float" office:value="0.899699985980988" calcext:value-type="float">
            <text:p>0.899699985980988</text:p>
          </table:table-cell>
          <table:table-cell table:formula="of:=[.AW12]" office:value-type="float" office:value="0.902199983596802" calcext:value-type="float">
            <text:p>0.90219998359680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898299992084503" calcext:value-type="float">
            <text:p>0.898299992084503</text:p>
          </table:table-cell>
          <table:table-cell/>
          <table:table-cell table:formula="of:=AVERAGE([.D12:.H12])" office:value-type="float" office:value="0.898299992084503" calcext:value-type="float">
            <text:p>0.89829999208450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901600003242493" calcext:value-type="float">
            <text:p>0.901600003242493</text:p>
          </table:table-cell>
          <table:table-cell/>
          <table:table-cell table:number-columns-repeated="2" office:value-type="float" office:value="0.901600003242493" calcext:value-type="float">
            <text:p>0.901600003242493</text:p>
          </table:table-cell>
          <table:table-cell table:formula="of:=AVERAGE([.N12:.R12])" office:value-type="float" office:value="0.901600003242493" calcext:value-type="float">
            <text:p>0.9016000032424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.901899993419647" calcext:value-type="float">
            <text:p>0.901899993419647</text:p>
          </table:table-cell>
          <table:table-cell/>
          <table:table-cell table:formula="of:=AVERAGE([.X12:.AB12])" office:value-type="float" office:value="0.901899993419647" calcext:value-type="float">
            <text:p>0.90189999341964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/>
          <table:table-cell office:value-type="float" office:value="0.899699985980988" calcext:value-type="float">
            <text:p>0.899699985980988</text:p>
          </table:table-cell>
          <table:table-cell/>
          <table:table-cell table:formula="of:=AVERAGE([.AH12:.AL12])" office:value-type="float" office:value="0.899699985980988" calcext:value-type="float">
            <text:p>0.89969998598098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/>
          <table:table-cell office:value-type="float" office:value="0.902199983596802" calcext:value-type="float">
            <text:p>0.902199983596802</text:p>
          </table:table-cell>
          <table:table-cell table:formula="of:=AVERAGE([.AR12:.AV12])" office:value-type="float" office:value="0.902199983596802" calcext:value-type="float">
            <text:p>0.90219998359680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I13]" office:value-type="float" office:value="0.899200022220612" calcext:value-type="float">
            <text:p>0.899200022220612</text:p>
          </table:table-cell>
          <table:table-cell table:formula="of:=[.S13]" office:value-type="float" office:value="0.904600024223328" calcext:value-type="float">
            <text:p>0.904600024223328</text:p>
          </table:table-cell>
          <table:table-cell table:formula="of:=[.AC13]" office:value-type="float" office:value="0.905799984931946" calcext:value-type="float">
            <text:p>0.905799984931946</text:p>
          </table:table-cell>
          <table:table-cell table:formula="of:=[.AM13]" office:value-type="float" office:value="0.902599990367889" calcext:value-type="float">
            <text:p>0.902599990367889</text:p>
          </table:table-cell>
          <table:table-cell table:formula="of:=[.AW13]" office:value-type="float" office:value="0.904399991035461" calcext:value-type="float">
            <text:p>0.904399991035461</text:p>
          </table:table-cell>
        </table:table-row>
        <table:table-row table:style-name="ro1">
          <table:table-cell table:style-name="ce18"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.899200022220612" calcext:value-type="float">
            <text:p>0.899200022220612</text:p>
          </table:table-cell>
          <table:table-cell/>
          <table:table-cell table:number-columns-repeated="2" office:value-type="float" office:value="0.899200022220612" calcext:value-type="float">
            <text:p>0.899200022220612</text:p>
          </table:table-cell>
          <table:table-cell table:formula="of:=AVERAGE([.D13:.H13])" office:value-type="float" office:value="0.899200022220612" calcext:value-type="float">
            <text:p>0.899200022220612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904600024223328" calcext:value-type="float">
            <text:p>0.904600024223328</text:p>
          </table:table-cell>
          <table:table-cell table:number-columns-repeated="2"/>
          <table:table-cell table:number-columns-repeated="2" office:value-type="float" office:value="0.904600024223328" calcext:value-type="float">
            <text:p>0.904600024223328</text:p>
          </table:table-cell>
          <table:table-cell table:formula="of:=AVERAGE([.N13:.R13])" office:value-type="float" office:value="0.904600024223328" calcext:value-type="float">
            <text:p>0.904600024223328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0.905799984931946" calcext:value-type="float">
            <text:p>0.905799984931946</text:p>
          </table:table-cell>
          <table:table-cell table:formula="of:=AVERAGE([.X13:.AB13])" office:value-type="float" office:value="0.905799984931946" calcext:value-type="float">
            <text:p>0.905799984931946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902599990367889" calcext:value-type="float">
            <text:p>0.902599990367889</text:p>
          </table:table-cell>
          <table:table-cell/>
          <table:table-cell table:formula="of:=AVERAGE([.AH13:.AL13])" office:value-type="float" office:value="0.902599990367889" calcext:value-type="float">
            <text:p>0.902599990367889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0.904399991035461" calcext:value-type="float">
            <text:p>0.904399991035461</text:p>
          </table:table-cell>
          <table:table-cell/>
          <table:table-cell table:formula="of:=AVERAGE([.AR13:.AV13])" office:value-type="float" office:value="0.904399991035461" calcext:value-type="float">
            <text:p>0.90439999103546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I14]" office:value-type="float" office:value="0.900699973106384" calcext:value-type="float">
            <text:p>0.900699973106384</text:p>
          </table:table-cell>
          <table:table-cell table:formula="of:=[.S14]" office:value-type="float" office:value="0.900099992752075" calcext:value-type="float">
            <text:p>0.900099992752075</text:p>
          </table:table-cell>
          <table:table-cell table:formula="of:=[.AC14]" office:value-type="float" office:value="0.907899975776672" calcext:value-type="float">
            <text:p>0.907899975776672</text:p>
          </table:table-cell>
          <table:table-cell table:formula="of:=[.AM14]" office:value-type="float" office:value="0.906599998474121" calcext:value-type="float">
            <text:p>0.906599998474121</text:p>
          </table:table-cell>
          <table:table-cell table:formula="of:=[.AW14]" office:value-type="float" office:value="0.906700015068054" calcext:value-type="float">
            <text:p>0.906700015068054</text:p>
          </table:table-cell>
        </table:table-row>
        <table:table-row table:style-name="ro1">
          <table:table-cell table:style-name="ce18"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/>
          <table:table-cell office:value-type="float" office:value="0.900699973106384" calcext:value-type="float">
            <text:p>0.900699973106384</text:p>
          </table:table-cell>
          <table:table-cell table:formula="of:=AVERAGE([.D14:.H14])" office:value-type="float" office:value="0.900699973106384" calcext:value-type="float">
            <text:p>0.900699973106384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0.900099992752075" calcext:value-type="float">
            <text:p>0.900099992752075</text:p>
          </table:table-cell>
          <table:table-cell table:formula="of:=AVERAGE([.N14:.R14])" office:value-type="float" office:value="0.900099992752075" calcext:value-type="float">
            <text:p>0.900099992752075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7899975776672" calcext:value-type="float">
            <text:p>0.907899975776672</text:p>
          </table:table-cell>
          <table:table-cell/>
          <table:table-cell table:number-columns-repeated="2" office:value-type="float" office:value="0.907899975776672" calcext:value-type="float">
            <text:p>0.907899975776672</text:p>
          </table:table-cell>
          <table:table-cell/>
          <table:table-cell table:formula="of:=AVERAGE([.X14:.AB14])" office:value-type="float" office:value="0.907899975776672" calcext:value-type="float">
            <text:p>0.907899975776672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.906599998474121" calcext:value-type="float">
            <text:p>0.906599998474121</text:p>
          </table:table-cell>
          <table:table-cell/>
          <table:table-cell table:formula="of:=AVERAGE([.AH14:.AL14])" office:value-type="float" office:value="0.906599998474121" calcext:value-type="float">
            <text:p>0.906599998474121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906700015068054" calcext:value-type="float">
            <text:p>0.906700015068054</text:p>
          </table:table-cell>
          <table:table-cell/>
          <table:table-cell office:value-type="float" office:value="0.906700015068054" calcext:value-type="float">
            <text:p>0.906700015068054</text:p>
          </table:table-cell>
          <table:table-cell/>
          <table:table-cell office:value-type="float" office:value="0.906700015068054" calcext:value-type="float">
            <text:p>0.906700015068054</text:p>
          </table:table-cell>
          <table:table-cell table:formula="of:=AVERAGE([.AR14:.AV14])" office:value-type="float" office:value="0.906700015068054" calcext:value-type="float">
            <text:p>0.90670001506805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I15]" office:value-type="float" office:value="0.903199970722199" calcext:value-type="float">
            <text:p>0.903199970722199</text:p>
          </table:table-cell>
          <table:table-cell table:formula="of:=[.S15]" office:value-type="float" office:value="0.906599998474121" calcext:value-type="float">
            <text:p>0.906599998474121</text:p>
          </table:table-cell>
          <table:table-cell table:formula="of:=[.AC15]" office:value-type="float" office:value="0.910000026226044" calcext:value-type="float">
            <text:p>0.910000026226044</text:p>
          </table:table-cell>
          <table:table-cell table:formula="of:=[.AM15]" office:value-type="float" office:value="0.90039998292923" calcext:value-type="float">
            <text:p>0.90039998292923</text:p>
          </table:table-cell>
          <table:table-cell table:formula="of:=[.AW15]" office:value-type="float" office:value="0.906000018119812" calcext:value-type="float">
            <text:p>0.906000018119812</text:p>
          </table:table-cell>
        </table:table-row>
        <table:table-row table:style-name="ro1">
          <table:table-cell table:style-name="ce18" office:value-type="string" calcext:value-type="string">
            <text:p>learning_rate</text:p>
          </table:table-cell>
          <table:table-cell table:style-name="ce8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903199970722199" calcext:value-type="float">
            <text:p>0.903199970722199</text:p>
          </table:table-cell>
          <table:table-cell/>
          <table:table-cell table:number-columns-repeated="2" office:value-type="float" office:value="0.903199970722199" calcext:value-type="float">
            <text:p>0.903199970722199</text:p>
          </table:table-cell>
          <table:table-cell table:formula="of:=AVERAGE([.D15:.H15])" office:value-type="float" office:value="0.903199970722199" calcext:value-type="float">
            <text:p>0.903199970722199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3" office:value-type="float" office:value="0.906599998474121" calcext:value-type="float">
            <text:p>0.906599998474121</text:p>
          </table:table-cell>
          <table:table-cell table:formula="of:=AVERAGE([.N15:.R15])" office:value-type="float" office:value="0.906599998474121" calcext:value-type="float">
            <text:p>0.906599998474121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0.910000026226044" calcext:value-type="float">
            <text:p>0.910000026226044</text:p>
          </table:table-cell>
          <table:table-cell table:number-columns-repeated="2"/>
          <table:table-cell table:number-columns-repeated="2" office:value-type="float" office:value="0.910000026226044" calcext:value-type="float">
            <text:p>0.910000026226044</text:p>
          </table:table-cell>
          <table:table-cell table:formula="of:=AVERAGE([.X15:.AB15])" office:value-type="float" office:value="0.910000026226044" calcext:value-type="float">
            <text:p>0.910000026226044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90039998292923" calcext:value-type="float">
            <text:p>0.90039998292923</text:p>
          </table:table-cell>
          <table:table-cell/>
          <table:table-cell office:value-type="float" office:value="0.90039998292923" calcext:value-type="float">
            <text:p>0.90039998292923</text:p>
          </table:table-cell>
          <table:table-cell/>
          <table:table-cell table:formula="of:=AVERAGE([.AH15:.AL15])" office:value-type="float" office:value="0.90039998292923" calcext:value-type="float">
            <text:p>0.90039998292923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office:value-type="float" office:value="0.906000018119812" calcext:value-type="float">
            <text:p>0.906000018119812</text:p>
          </table:table-cell>
          <table:table-cell/>
          <table:table-cell office:value-type="float" office:value="0.906000018119812" calcext:value-type="float">
            <text:p>0.906000018119812</text:p>
          </table:table-cell>
          <table:table-cell/>
          <table:table-cell office:value-type="float" office:value="0.906000018119812" calcext:value-type="float">
            <text:p>0.906000018119812</text:p>
          </table:table-cell>
          <table:table-cell table:formula="of:=AVERAGE([.AR15:.AV15])" office:value-type="float" office:value="0.906000018119812" calcext:value-type="float">
            <text:p>0.90600001811981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6]" office:value-type="float" office:value="0.901300013065338" calcext:value-type="float">
            <text:p>0.901300013065338</text:p>
          </table:table-cell>
          <table:table-cell table:formula="of:=[.S16]" office:value-type="float" office:value="0.907899975776672" calcext:value-type="float">
            <text:p>0.907899975776672</text:p>
          </table:table-cell>
          <table:table-cell table:formula="of:=[.AC16]" office:value-type="float" office:value="0.91049998998642" calcext:value-type="float">
            <text:p>0.91049998998642</text:p>
          </table:table-cell>
          <table:table-cell table:formula="of:=[.AM16]" office:value-type="float" office:value="0.913299977779388" calcext:value-type="float">
            <text:p>0.913299977779388</text:p>
          </table:table-cell>
          <table:table-cell table:formula="of:=[.AW16]" office:value-type="float" office:value="0.908399999141693" calcext:value-type="float">
            <text:p>0.908399999141693</text:p>
          </table:table-cell>
        </table:table-row>
        <table:table-row table:style-name="ro1"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0.901300013065338" calcext:value-type="float">
            <text:p>0.901300013065338</text:p>
          </table:table-cell>
          <table:table-cell/>
          <table:table-cell office:value-type="float" office:value="0.901300013065338" calcext:value-type="float">
            <text:p>0.901300013065338</text:p>
          </table:table-cell>
          <table:table-cell table:formula="of:=AVERAGE([.D16:.H16])" office:value-type="float" office:value="0.901300013065338" calcext:value-type="float">
            <text:p>0.90130001306533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907899975776672" calcext:value-type="float">
            <text:p>0.907899975776672</text:p>
          </table:table-cell>
          <table:table-cell/>
          <table:table-cell table:number-columns-repeated="2" office:value-type="float" office:value="0.907899975776672" calcext:value-type="float">
            <text:p>0.907899975776672</text:p>
          </table:table-cell>
          <table:table-cell table:formula="of:=AVERAGE([.N16:.R16])" office:value-type="float" office:value="0.907899975776672" calcext:value-type="float">
            <text:p>0.907899975776672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.91049998998642" calcext:value-type="float">
            <text:p>0.91049998998642</text:p>
          </table:table-cell>
          <table:table-cell/>
          <table:table-cell table:formula="of:=AVERAGE([.X16:.AB16])" office:value-type="float" office:value="0.91049998998642" calcext:value-type="float">
            <text:p>0.91049998998642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.913299977779388" calcext:value-type="float">
            <text:p>0.913299977779388</text:p>
          </table:table-cell>
          <table:table-cell table:number-columns-repeated="2"/>
          <table:table-cell table:formula="of:=AVERAGE([.AH16:.AL16])" office:value-type="float" office:value="0.913299977779388" calcext:value-type="float">
            <text:p>0.913299977779388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office:value-type="float" office:value="0.908399999141693" calcext:value-type="float">
            <text:p>0.908399999141693</text:p>
          </table:table-cell>
          <table:table-cell/>
          <table:table-cell table:number-columns-repeated="2" office:value-type="float" office:value="0.908399999141693" calcext:value-type="float">
            <text:p>0.908399999141693</text:p>
          </table:table-cell>
          <table:table-cell/>
          <table:table-cell table:formula="of:=AVERAGE([.AR16:.AV16])" office:value-type="float" office:value="0.908399999141693" calcext:value-type="float">
            <text:p>0.90839999914169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I17]" office:value-type="float" office:value="0.904500007629395" calcext:value-type="float">
            <text:p>0.904500007629395</text:p>
          </table:table-cell>
          <table:table-cell table:formula="of:=[.S17]" office:value-type="float" office:value="0.911199986934662" calcext:value-type="float">
            <text:p>0.911199986934662</text:p>
          </table:table-cell>
          <table:table-cell table:formula="of:=[.AC17]" office:value-type="float" office:value="0.910099983215332" calcext:value-type="float">
            <text:p>0.910099983215332</text:p>
          </table:table-cell>
          <table:table-cell table:formula="of:=[.AM17]" office:value-type="float" office:value="0.912699997425079" calcext:value-type="float">
            <text:p>0.912699997425079</text:p>
          </table:table-cell>
          <table:table-cell table:formula="of:=[.AW17]" office:value-type="float" office:value="0.912800014019012" calcext:value-type="float">
            <text:p>0.912800014019012</text:p>
          </table:table-cell>
        </table:table-row>
        <table:table-row table:style-name="ro1">
          <table:table-cell office:value-type="string" calcext:value-type="string">
            <text:p>lr decay</text:p>
          </table:table-cell>
          <table:table-cell office:value-type="float" office:value="0.818649" calcext:value-type="float">
            <text:p>0.818649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0.904500007629395" calcext:value-type="float">
            <text:p>0.904500007629395</text:p>
          </table:table-cell>
          <table:table-cell/>
          <table:table-cell office:value-type="float" office:value="0.904500007629395" calcext:value-type="float">
            <text:p>0.904500007629395</text:p>
          </table:table-cell>
          <table:table-cell table:formula="of:=AVERAGE([.D17:.H17])" office:value-type="float" office:value="0.904500007629395" calcext:value-type="float">
            <text:p>0.904500007629395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093245" calcext:value-type="float">
            <text:p>0.90932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.911199986934662" calcext:value-type="float">
            <text:p>0.911199986934662</text:p>
          </table:table-cell>
          <table:table-cell table:number-columns-repeated="2"/>
          <table:table-cell table:formula="of:=AVERAGE([.N17:.R17])" office:value-type="float" office:value="0.911199986934662" calcext:value-type="float">
            <text:p>0.911199986934662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5466225" calcext:value-type="float">
            <text:p>0.95466225</text:p>
          </table:table-cell>
          <table:table-cell office:value-type="float" office:value="15" calcext:value-type="float">
            <text:p>15</text:p>
          </table:table-cell>
          <table:table-cell office:value-type="float" office:value="0.910099983215332" calcext:value-type="float">
            <text:p>0.910099983215332</text:p>
          </table:table-cell>
          <table:table-cell/>
          <table:table-cell table:number-columns-repeated="2" office:value-type="float" office:value="0.910099983215332" calcext:value-type="float">
            <text:p>0.910099983215332</text:p>
          </table:table-cell>
          <table:table-cell/>
          <table:table-cell table:formula="of:=AVERAGE([.X17:.AB17])" office:value-type="float" office:value="0.910099983215332" calcext:value-type="float">
            <text:p>0.910099983215332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 office:value-type="float" office:value="15" calcext:value-type="float">
            <text:p>15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table:formula="of:=AVERAGE([.AH17:.AL17])" office:value-type="float" office:value="0.912699997425079" calcext:value-type="float">
            <text:p>0.912699997425079</text:p>
          </table:table-cell>
          <table:table-cell/>
          <table:table-cell office:value-type="string" calcext:value-type="string">
            <text:p>lr decay</text:p>
          </table:table-cell>
          <table:table-cell table:style-name="ce27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table:formula="of:=AVERAGE([.AR17:.AV17])" office:value-type="float" office:value="0.912800014019012" calcext:value-type="float">
            <text:p>0.912800014019012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8]" office:value-type="float" office:value="0.906000018119812" calcext:value-type="float">
            <text:p>0.906000018119812</text:p>
          </table:table-cell>
          <table:table-cell table:formula="of:=[.S18]" office:value-type="float" office:value="0.910799980163574" calcext:value-type="float">
            <text:p>0.910799980163574</text:p>
          </table:table-cell>
          <table:table-cell table:formula="of:=[.AC18]" office:value-type="float" office:value="0.912299990653992" calcext:value-type="float">
            <text:p>0.912299990653992</text:p>
          </table:table-cell>
          <table:table-cell table:formula="of:=[.AM18]" office:value-type="float" office:value="0.910799980163574" calcext:value-type="float">
            <text:p>0.910799980163574</text:p>
          </table:table-cell>
          <table:table-cell table:formula="of:=[.AW18]" office:value-type="float" office:value="0.910799980163574" calcext:value-type="float">
            <text:p>0.910799980163574</text:p>
          </table:table-cell>
        </table:table-row>
        <table:table-row table:style-name="ro1"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.906000018119812" calcext:value-type="float">
            <text:p>0.906000018119812</text:p>
          </table:table-cell>
          <table:table-cell table:number-columns-repeated="2"/>
          <table:table-cell table:number-columns-repeated="2" office:value-type="float" office:value="0.906000018119812" calcext:value-type="float">
            <text:p>0.906000018119812</text:p>
          </table:table-cell>
          <table:table-cell table:formula="of:=AVERAGE([.D18:.H18])" office:value-type="float" office:value="0.906000018119812" calcext:value-type="float">
            <text:p>0.906000018119812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0799980163574" calcext:value-type="float">
            <text:p>0.910799980163574</text:p>
          </table:table-cell>
          <table:table-cell table:number-columns-repeated="2"/>
          <table:table-cell office:value-type="float" office:value="0.910799980163574" calcext:value-type="float">
            <text:p>0.910799980163574</text:p>
          </table:table-cell>
          <table:table-cell table:formula="of:=AVERAGE([.N18:.R18])" office:value-type="float" office:value="0.910799980163574" calcext:value-type="float">
            <text:p>0.910799980163574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.912299990653992" calcext:value-type="float">
            <text:p>0.912299990653992</text:p>
          </table:table-cell>
          <table:table-cell/>
          <table:table-cell office:value-type="float" office:value="0.912299990653992" calcext:value-type="float">
            <text:p>0.912299990653992</text:p>
          </table:table-cell>
          <table:table-cell table:formula="of:=AVERAGE([.X18:.AB18])" office:value-type="float" office:value="0.912299990653992" calcext:value-type="float">
            <text:p>0.912299990653992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.910799980163574" calcext:value-type="float">
            <text:p>0.910799980163574</text:p>
          </table:table-cell>
          <table:table-cell table:number-columns-repeated="2"/>
          <table:table-cell table:formula="of:=AVERAGE([.AH18:.AL18])" office:value-type="float" office:value="0.910799980163574" calcext:value-type="float">
            <text:p>0.910799980163574</text:p>
          </table:table-cell>
          <table:table-cell/>
          <table:table-cell office:value-type="string" calcext:value-type="string">
            <text:p>lr decay period</text:p>
          </table:table-cell>
          <table:table-cell table:style-name="ce27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.910799980163574" calcext:value-type="float">
            <text:p>0.910799980163574</text:p>
          </table:table-cell>
          <table:table-cell table:number-columns-repeated="2"/>
          <table:table-cell office:value-type="float" office:value="0.910799980163574" calcext:value-type="float">
            <text:p>0.910799980163574</text:p>
          </table:table-cell>
          <table:table-cell table:formula="of:=AVERAGE([.AR18:.AV18])" office:value-type="float" office:value="0.910799980163574" calcext:value-type="float">
            <text:p>0.91079998016357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19]" office:value-type="float" office:value="0.906599998474121" calcext:value-type="float">
            <text:p>0.906599998474121</text:p>
          </table:table-cell>
          <table:table-cell table:formula="of:=[.S19]" office:value-type="float" office:value="0.913500010967255" calcext:value-type="float">
            <text:p>0.913500010967255</text:p>
          </table:table-cell>
          <table:table-cell table:formula="of:=[.AC19]" office:value-type="float" office:value="0.911400020122528" calcext:value-type="float">
            <text:p>0.911400020122528</text:p>
          </table:table-cell>
          <table:table-cell table:formula="of:=[.AM19]" office:value-type="float" office:value="0.913900017738342" calcext:value-type="float">
            <text:p>0.913900017738342</text:p>
          </table:table-cell>
          <table:table-cell table:formula="of:=[.AW19]" office:value-type="float" office:value="0.912999987602234" calcext:value-type="float">
            <text:p>0.912999987602234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0.906599998474121" calcext:value-type="float">
            <text:p>0.906599998474121</text:p>
          </table:table-cell>
          <table:table-cell/>
          <table:table-cell table:number-columns-repeated="2" office:value-type="float" office:value="0.906599998474121" calcext:value-type="float">
            <text:p>0.906599998474121</text:p>
          </table:table-cell>
          <table:table-cell table:formula="of:=AVERAGE([.D19:.H19])" office:value-type="float" office:value="0.906599998474121" calcext:value-type="float">
            <text:p>0.90659999847412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913500010967255" calcext:value-type="float">
            <text:p>0.913500010967255</text:p>
          </table:table-cell>
          <table:table-cell/>
          <table:table-cell table:number-columns-repeated="2" office:value-type="float" office:value="0.913500010967255" calcext:value-type="float">
            <text:p>0.913500010967255</text:p>
          </table:table-cell>
          <table:table-cell table:formula="of:=AVERAGE([.N19:.R19])" office:value-type="float" office:value="0.913500010967255" calcext:value-type="float">
            <text:p>0.9135000109672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911400020122528" calcext:value-type="float">
            <text:p>0.911400020122528</text:p>
          </table:table-cell>
          <table:table-cell/>
          <table:table-cell table:number-columns-repeated="2" office:value-type="float" office:value="0.911400020122528" calcext:value-type="float">
            <text:p>0.911400020122528</text:p>
          </table:table-cell>
          <table:table-cell table:formula="of:=AVERAGE([.X19:.AB19])" office:value-type="float" office:value="0.911400020122528" calcext:value-type="float">
            <text:p>0.91140002012252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.913900017738342" calcext:value-type="float">
            <text:p>0.913900017738342</text:p>
          </table:table-cell>
          <table:table-cell table:number-columns-repeated="2"/>
          <table:table-cell table:number-columns-repeated="2" office:value-type="float" office:value="0.913900017738342" calcext:value-type="float">
            <text:p>0.913900017738342</text:p>
          </table:table-cell>
          <table:table-cell table:formula="of:=AVERAGE([.AH19:.AL19])" office:value-type="float" office:value="0.913900017738342" calcext:value-type="float">
            <text:p>0.9139000177383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/>
          <table:table-cell table:formula="of:=AVERAGE([.AR19:.AV19])" office:value-type="float" office:value="0.912999987602234" calcext:value-type="float">
            <text:p>0.912999987602234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20]" office:value-type="float" office:value="0.906499981880188" calcext:value-type="float">
            <text:p>0.906499981880188</text:p>
          </table:table-cell>
          <table:table-cell table:formula="of:=[.S20]" office:value-type="float" office:value="0.91509997844696" calcext:value-type="float">
            <text:p>0.91509997844696</text:p>
          </table:table-cell>
          <table:table-cell table:formula="of:=[.AC20]" office:value-type="float" office:value="0.91540002822876" calcext:value-type="float">
            <text:p>0.91540002822876</text:p>
          </table:table-cell>
          <table:table-cell table:formula="of:=[.AM20]" office:value-type="float" office:value="0.912000000476837" calcext:value-type="float">
            <text:p>0.912000000476837</text:p>
          </table:table-cell>
          <table:table-cell table:formula="of:=[.AW20]" office:value-type="float" office:value="0.913350015878677" calcext:value-type="float">
            <text:p>0.913350015878677</text:p>
          </table:table-cell>
        </table:table-row>
        <table:table-row table:style-name="ro1">
          <table:table-cell office:value-type="string" calcext:value-type="string">
            <text:p>max accuracy</text:p>
          </table:table-cell>
          <table:table-cell table:formula="of:=[.I103]" office:value-type="float" office:value="0.912999987602234" calcext:value-type="float">
            <text:p>0.9129999876022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06499981880188" calcext:value-type="float">
            <text:p>0.906499981880188</text:p>
          </table:table-cell>
          <table:table-cell/>
          <table:table-cell office:value-type="float" office:value="0.906499981880188" calcext:value-type="float">
            <text:p>0.906499981880188</text:p>
          </table:table-cell>
          <table:table-cell/>
          <table:table-cell table:formula="of:=AVERAGE([.D20:.H20])" office:value-type="float" office:value="0.906499981880188" calcext:value-type="float">
            <text:p>0.906499981880188</text:p>
          </table:table-cell>
          <table:table-cell/>
          <table:table-cell office:value-type="string" calcext:value-type="string">
            <text:p>max accuracy</text:p>
          </table:table-cell>
          <table:table-cell table:formula="of:=[.S103]" office:value-type="float" office:value="0.923200011253357" calcext:value-type="float">
            <text:p>0.92320001125335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1509997844696" calcext:value-type="float">
            <text:p>0.91509997844696</text:p>
          </table:table-cell>
          <table:table-cell/>
          <table:table-cell office:value-type="float" office:value="0.91509997844696" calcext:value-type="float">
            <text:p>0.91509997844696</text:p>
          </table:table-cell>
          <table:table-cell/>
          <table:table-cell table:formula="of:=AVERAGE([.N20:.R20])" office:value-type="float" office:value="0.91509997844696" calcext:value-type="float">
            <text:p>0.91509997844696</text:p>
          </table:table-cell>
          <table:table-cell/>
          <table:table-cell office:value-type="string" calcext:value-type="string">
            <text:p>max accuracy</text:p>
          </table:table-cell>
          <table:table-cell table:formula="of:=[.AC103]" office:value-type="float" office:value="0.924499988555908" calcext:value-type="float">
            <text:p>0.9244999885559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0.91540002822876" calcext:value-type="float">
            <text:p>0.91540002822876</text:p>
          </table:table-cell>
          <table:table-cell table:formula="of:=AVERAGE([.X20:.AB20])" office:value-type="float" office:value="0.91540002822876" calcext:value-type="float">
            <text:p>0.91540002822876</text:p>
          </table:table-cell>
          <table:table-cell/>
          <table:table-cell office:value-type="string" calcext:value-type="string">
            <text:p>max accuracy</text:p>
          </table:table-cell>
          <table:table-cell table:formula="of:=[.AM103]" office:value-type="float" office:value="0.924499988555908" calcext:value-type="float">
            <text:p>0.924499988555908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0.912000000476837" calcext:value-type="float">
            <text:p>0.912000000476837</text:p>
          </table:table-cell>
          <table:table-cell table:formula="of:=AVERAGE([.AH20:.AL20])" office:value-type="float" office:value="0.912000000476837" calcext:value-type="float">
            <text:p>0.912000000476837</text:p>
          </table:table-cell>
          <table:table-cell/>
          <table:table-cell office:value-type="string" calcext:value-type="string">
            <text:p>max accuracy</text:p>
          </table:table-cell>
          <table:table-cell table:formula="of:=[.AW103]" office:value-type="float" office:value="0.922399997711182" calcext:value-type="float">
            <text:p>0.9223999977111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91210001707077" calcext:value-type="float">
            <text:p>0.91210001707077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 office:value-type="float" office:value="0.91210001707077" calcext:value-type="float">
            <text:p>0.91210001707077</text:p>
          </table:table-cell>
          <table:table-cell table:formula="of:=AVERAGE([.AR20:.AV20])" office:value-type="float" office:value="0.913350015878677" calcext:value-type="float">
            <text:p>0.91335001587867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21]" office:value-type="float" office:value="0.90530002117157" calcext:value-type="float">
            <text:p>0.90530002117157</text:p>
          </table:table-cell>
          <table:table-cell table:formula="of:=[.S21]" office:value-type="float" office:value="0.913699984550476" calcext:value-type="float">
            <text:p>0.913699984550476</text:p>
          </table:table-cell>
          <table:table-cell table:formula="of:=[.AC21]" office:value-type="float" office:value="0.915899991989136" calcext:value-type="float">
            <text:p>0.915899991989136</text:p>
          </table:table-cell>
          <table:table-cell table:formula="of:=[.AM21]" office:value-type="float" office:value="0.917200028896332" calcext:value-type="float">
            <text:p>0.917200028896332</text:p>
          </table:table-cell>
          <table:table-cell table:formula="of:=[.AW21]" office:value-type="float" office:value="0.916333337624868" calcext:value-type="float">
            <text:p>0.916333337624868</text:p>
          </table:table-cell>
        </table:table-row>
        <table:table-row table:style-name="ro1">
          <table:table-cell office:value-type="string" calcext:value-type="string">
            <text:p>epoch for 92%</text:p>
          </table:table-cell>
          <table:table-cell table:style-name="ce27"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90530002117157" calcext:value-type="float">
            <text:p>0.90530002117157</text:p>
          </table:table-cell>
          <table:table-cell/>
          <table:table-cell office:value-type="float" office:value="0.90530002117157" calcext:value-type="float">
            <text:p>0.90530002117157</text:p>
          </table:table-cell>
          <table:table-cell/>
          <table:table-cell table:formula="of:=AVERAGE([.D21:.H21])" office:value-type="float" office:value="0.90530002117157" calcext:value-type="float">
            <text:p>0.90530002117157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.913699984550476" calcext:value-type="float">
            <text:p>0.913699984550476</text:p>
          </table:table-cell>
          <table:table-cell/>
          <table:table-cell table:formula="of:=AVERAGE([.N21:.R21])" office:value-type="float" office:value="0.913699984550476" calcext:value-type="float">
            <text:p>0.913699984550476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15899991989136" calcext:value-type="float">
            <text:p>0.915899991989136</text:p>
          </table:table-cell>
          <table:table-cell/>
          <table:table-cell office:value-type="float" office:value="0.915899991989136" calcext:value-type="float">
            <text:p>0.915899991989136</text:p>
          </table:table-cell>
          <table:table-cell table:formula="of:=AVERAGE([.X21:.AB21])" office:value-type="float" office:value="0.915899991989136" calcext:value-type="float">
            <text:p>0.915899991989136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2" office:value-type="float" office:value="0.917200028896332" calcext:value-type="float">
            <text:p>0.917200028896332</text:p>
          </table:table-cell>
          <table:table-cell/>
          <table:table-cell office:value-type="float" office:value="0.917200028896332" calcext:value-type="float">
            <text:p>0.917200028896332</text:p>
          </table:table-cell>
          <table:table-cell table:formula="of:=AVERAGE([.AH21:.AL21])" office:value-type="float" office:value="0.917200028896332" calcext:value-type="float">
            <text:p>0.917200028896332</text:p>
          </table:table-cell>
          <table:table-cell/>
          <table:table-cell office:value-type="string" calcext:value-type="string">
            <text:p>epoch for 92%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/>
          <table:table-cell office:value-type="float" office:value="0.914799988269806" calcext:value-type="float">
            <text:p>0.914799988269806</text:p>
          </table:table-cell>
          <table:table-cell office:value-type="float" office:value="0.917100012302399" calcext:value-type="float">
            <text:p>0.917100012302399</text:p>
          </table:table-cell>
          <table:table-cell table:formula="of:=AVERAGE([.AR21:.AV21])" office:value-type="float" office:value="0.916333337624868" calcext:value-type="float">
            <text:p>0.91633333762486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I22]" office:value-type="float" office:value="0.90750002861023" calcext:value-type="float">
            <text:p>0.90750002861023</text:p>
          </table:table-cell>
          <table:table-cell table:formula="of:=[.S22]" office:value-type="float" office:value="0.914600014686585" calcext:value-type="float">
            <text:p>0.914600014686585</text:p>
          </table:table-cell>
          <table:table-cell table:formula="of:=[.AC22]" office:value-type="float" office:value="0.916400015354157" calcext:value-type="float">
            <text:p>0.916400015354157</text:p>
          </table:table-cell>
          <table:table-cell table:formula="of:=[.AM22]" office:value-type="float" office:value="0.918900012969971" calcext:value-type="float">
            <text:p>0.918900012969971</text:p>
          </table:table-cell>
          <table:table-cell table:formula="of:=[.AW22]" office:value-type="float" office:value="0.914799988269806" calcext:value-type="float">
            <text:p>0.91479998826980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90750002861023" calcext:value-type="float">
            <text:p>0.90750002861023</text:p>
          </table:table-cell>
          <table:table-cell/>
          <table:table-cell office:value-type="float" office:value="0.90750002861023" calcext:value-type="float">
            <text:p>0.90750002861023</text:p>
          </table:table-cell>
          <table:table-cell/>
          <table:table-cell office:value-type="float" office:value="0.90750002861023" calcext:value-type="float">
            <text:p>0.90750002861023</text:p>
          </table:table-cell>
          <table:table-cell table:formula="of:=AVERAGE([.D22:.H22])" office:value-type="float" office:value="0.90750002861023" calcext:value-type="float">
            <text:p>0.907500028610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 office:value-type="float" office:value="0.914600014686585" calcext:value-type="float">
            <text:p>0.914600014686585</text:p>
          </table:table-cell>
          <table:table-cell table:number-columns-repeated="2"/>
          <table:table-cell table:formula="of:=AVERAGE([.N22:.R22])" office:value-type="float" office:value="0.914600014686585" calcext:value-type="float">
            <text:p>0.914600014686585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3" office:value-type="float" office:value="0.916400015354157" calcext:value-type="float">
            <text:p>0.916400015354157</text:p>
          </table:table-cell>
          <table:table-cell table:formula="of:=AVERAGE([.X22:.AB22])" office:value-type="float" office:value="0.916400015354157" calcext:value-type="float">
            <text:p>0.91640001535415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2" office:value-type="float" office:value="0.918900012969971" calcext:value-type="float">
            <text:p>0.918900012969971</text:p>
          </table:table-cell>
          <table:table-cell table:number-columns-repeated="2"/>
          <table:table-cell office:value-type="float" office:value="0.918900012969971" calcext:value-type="float">
            <text:p>0.918900012969971</text:p>
          </table:table-cell>
          <table:table-cell table:formula="of:=AVERAGE([.AH22:.AL22])" office:value-type="float" office:value="0.918900012969971" calcext:value-type="float">
            <text:p>0.91890001296997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0.914799988269806" calcext:value-type="float">
            <text:p>0.914799988269806</text:p>
          </table:table-cell>
          <table:table-cell table:number-columns-repeated="2"/>
          <table:table-cell table:formula="of:=AVERAGE([.AR22:.AV22])" office:value-type="float" office:value="0.914799988269806" calcext:value-type="float">
            <text:p>0.91479998826980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I23]" office:value-type="float" office:value="0.908200025558472" calcext:value-type="float">
            <text:p>0.908200025558472</text:p>
          </table:table-cell>
          <table:table-cell table:formula="of:=[.S23]" office:value-type="float" office:value="0.915000021457672" calcext:value-type="float">
            <text:p>0.915000021457672</text:p>
          </table:table-cell>
          <table:table-cell table:formula="of:=[.AC23]" office:value-type="float" office:value="0.917200028896332" calcext:value-type="float">
            <text:p>0.917200028896332</text:p>
          </table:table-cell>
          <table:table-cell table:formula="of:=[.AM23]" office:value-type="float" office:value="0.915499985218048" calcext:value-type="float">
            <text:p>0.915499985218048</text:p>
          </table:table-cell>
          <table:table-cell table:formula="of:=[.AW23]" office:value-type="float" office:value="0.916550010442734" calcext:value-type="float">
            <text:p>0.91655001044273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0.908200025558472" calcext:value-type="float">
            <text:p>0.908200025558472</text:p>
          </table:table-cell>
          <table:table-cell table:formula="of:=AVERAGE([.D23:.H23])" office:value-type="float" office:value="0.908200025558472" calcext:value-type="float">
            <text:p>0.90820002555847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915000021457672" calcext:value-type="float">
            <text:p>0.915000021457672</text:p>
          </table:table-cell>
          <table:table-cell/>
          <table:table-cell table:number-columns-repeated="2" office:value-type="float" office:value="0.915000021457672" calcext:value-type="float">
            <text:p>0.915000021457672</text:p>
          </table:table-cell>
          <table:table-cell table:formula="of:=AVERAGE([.N23:.R23])" office:value-type="float" office:value="0.915000021457672" calcext:value-type="float">
            <text:p>0.91500002145767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 office:value-type="float" office:value="0.917200028896332" calcext:value-type="float">
            <text:p>0.917200028896332</text:p>
          </table:table-cell>
          <table:table-cell table:number-columns-repeated="2"/>
          <table:table-cell table:formula="of:=AVERAGE([.X23:.AB23])" office:value-type="float" office:value="0.917200028896332" calcext:value-type="float">
            <text:p>0.91720002889633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5499985218048" calcext:value-type="float">
            <text:p>0.915499985218048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/>
          <table:table-cell office:value-type="float" office:value="0.915499985218048" calcext:value-type="float">
            <text:p>0.915499985218048</text:p>
          </table:table-cell>
          <table:table-cell table:formula="of:=AVERAGE([.AH23:.AL23])" office:value-type="float" office:value="0.915499985218048" calcext:value-type="float">
            <text:p>0.91549998521804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0.916400015354157" calcext:value-type="float">
            <text:p>0.916400015354157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 office:value-type="float" office:value="0.916999995708466" calcext:value-type="float">
            <text:p>0.916999995708466</text:p>
          </table:table-cell>
          <table:table-cell office:value-type="float" office:value="0.916400015354157" calcext:value-type="float">
            <text:p>0.916400015354157</text:p>
          </table:table-cell>
          <table:table-cell table:formula="of:=AVERAGE([.AR23:.AV23])" office:value-type="float" office:value="0.916550010442734" calcext:value-type="float">
            <text:p>0.9165500104427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I24]" office:value-type="float" office:value="0.910399973392487" calcext:value-type="float">
            <text:p>0.910399973392487</text:p>
          </table:table-cell>
          <table:table-cell table:formula="of:=[.S24]" office:value-type="float" office:value="0.917100012302399" calcext:value-type="float">
            <text:p>0.917100012302399</text:p>
          </table:table-cell>
          <table:table-cell table:formula="of:=[.AC24]" office:value-type="float" office:value="0.918799996376038" calcext:value-type="float">
            <text:p>0.918799996376038</text:p>
          </table:table-cell>
          <table:table-cell table:formula="of:=[.AM24]" office:value-type="float" office:value="0.91949999332428" calcext:value-type="float">
            <text:p>0.91949999332428</text:p>
          </table:table-cell>
          <table:table-cell table:formula="of:=[.AW24]" office:value-type="float" office:value="0.915899991989136" calcext:value-type="float">
            <text:p>0.915899991989136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office:value-type="float" office:value="0.910399973392487" calcext:value-type="float">
            <text:p>0.910399973392487</text:p>
          </table:table-cell>
          <table:table-cell/>
          <table:table-cell table:number-columns-repeated="2" office:value-type="float" office:value="0.910399973392487" calcext:value-type="float">
            <text:p>0.910399973392487</text:p>
          </table:table-cell>
          <table:table-cell table:formula="of:=AVERAGE([.D24:.H24])" office:value-type="float" office:value="0.910399973392487" calcext:value-type="float">
            <text:p>0.91039997339248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.917100012302399" calcext:value-type="float">
            <text:p>0.917100012302399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/>
          <table:table-cell table:formula="of:=AVERAGE([.N24:.R24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18799996376038" calcext:value-type="float">
            <text:p>0.918799996376038</text:p>
          </table:table-cell>
          <table:table-cell table:number-columns-repeated="2"/>
          <table:table-cell table:number-columns-repeated="2" office:value-type="float" office:value="0.918799996376038" calcext:value-type="float">
            <text:p>0.918799996376038</text:p>
          </table:table-cell>
          <table:table-cell table:formula="of:=AVERAGE([.X24:.AB24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 table:formula="of:=AVERAGE([.AH24:.AL24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 office:value-type="float" office:value="0.916999995708466" calcext:value-type="float">
            <text:p>0.916999995708466</text:p>
          </table:table-cell>
          <table:table-cell/>
          <table:table-cell office:value-type="float" office:value="0.913699984550476" calcext:value-type="float">
            <text:p>0.913699984550476</text:p>
          </table:table-cell>
          <table:table-cell/>
          <table:table-cell table:formula="of:=AVERAGE([.AR24:.AV24])" office:value-type="float" office:value="0.915899991989136" calcext:value-type="float">
            <text:p>0.91589999198913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I25]" office:value-type="float" office:value="0.909699976444244" calcext:value-type="float">
            <text:p>0.909699976444244</text:p>
          </table:table-cell>
          <table:table-cell table:formula="of:=[.S25]" office:value-type="float" office:value="0.915700018405914" calcext:value-type="float">
            <text:p>0.915700018405914</text:p>
          </table:table-cell>
          <table:table-cell table:formula="of:=[.AC25]" office:value-type="float" office:value="0.915600001811981" calcext:value-type="float">
            <text:p>0.915600001811981</text:p>
          </table:table-cell>
          <table:table-cell table:formula="of:=[.AM25]" office:value-type="float" office:value="0.919600009918213" calcext:value-type="float">
            <text:p>0.919600009918213</text:p>
          </table:table-cell>
          <table:table-cell table:formula="of:=[.AW25]" office:value-type="float" office:value="0.913699984550476" calcext:value-type="float">
            <text:p>0.913699984550476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 office:value-type="float" office:value="0.909699976444244" calcext:value-type="float">
            <text:p>0.909699976444244</text:p>
          </table:table-cell>
          <table:table-cell table:number-columns-repeated="2"/>
          <table:table-cell office:value-type="float" office:value="0.909699976444244" calcext:value-type="float">
            <text:p>0.909699976444244</text:p>
          </table:table-cell>
          <table:table-cell table:formula="of:=AVERAGE([.D25:.H25])" office:value-type="float" office:value="0.909699976444244" calcext:value-type="float">
            <text:p>0.90969997644424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15700018405914" calcext:value-type="float">
            <text:p>0.915700018405914</text:p>
          </table:table-cell>
          <table:table-cell/>
          <table:table-cell table:number-columns-repeated="2" office:value-type="float" office:value="0.915700018405914" calcext:value-type="float">
            <text:p>0.915700018405914</text:p>
          </table:table-cell>
          <table:table-cell/>
          <table:table-cell table:formula="of:=AVERAGE([.N25:.R25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0.915600001811981" calcext:value-type="float">
            <text:p>0.915600001811981</text:p>
          </table:table-cell>
          <table:table-cell/>
          <table:table-cell office:value-type="float" office:value="0.915600001811981" calcext:value-type="float">
            <text:p>0.915600001811981</text:p>
          </table:table-cell>
          <table:table-cell table:formula="of:=AVERAGE([.X25:.AB25])" office:value-type="float" office:value="0.915600001811981" calcext:value-type="float">
            <text:p>0.91560000181198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.919600009918213" calcext:value-type="float">
            <text:p>0.919600009918213</text:p>
          </table:table-cell>
          <table:table-cell/>
          <table:table-cell table:number-columns-repeated="2" office:value-type="float" office:value="0.919600009918213" calcext:value-type="float">
            <text:p>0.919600009918213</text:p>
          </table:table-cell>
          <table:table-cell/>
          <table:table-cell table:formula="of:=AVERAGE([.AH25:.AL25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913699984550476" calcext:value-type="float">
            <text:p>0.913699984550476</text:p>
          </table:table-cell>
          <table:table-cell/>
          <table:table-cell office:value-type="float" office:value="0.913699984550476" calcext:value-type="float">
            <text:p>0.913699984550476</text:p>
          </table:table-cell>
          <table:table-cell table:formula="of:=AVERAGE([.AR25:.AV25])" office:value-type="float" office:value="0.913699984550476" calcext:value-type="float">
            <text:p>0.91369998455047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I26]" office:value-type="float" office:value="0.910899996757507" calcext:value-type="float">
            <text:p>0.910899996757507</text:p>
          </table:table-cell>
          <table:table-cell table:formula="of:=[.S26]" office:value-type="float" office:value="0.911300003528595" calcext:value-type="float">
            <text:p>0.911300003528595</text:p>
          </table:table-cell>
          <table:table-cell table:formula="of:=[.AC26]" office:value-type="float" office:value="0.91949999332428" calcext:value-type="float">
            <text:p>0.91949999332428</text:p>
          </table:table-cell>
          <table:table-cell table:formula="of:=[.AM26]" office:value-type="float" office:value="0.919399976730347" calcext:value-type="float">
            <text:p>0.919399976730347</text:p>
          </table:table-cell>
          <table:table-cell table:formula="of:=[.AW26]" office:value-type="float" office:value="0.916399985551834" calcext:value-type="float">
            <text:p>0.916399985551834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10899996757507" calcext:value-type="float">
            <text:p>0.910899996757507</text:p>
          </table:table-cell>
          <table:table-cell/>
          <table:table-cell table:formula="of:=AVERAGE([.D26:.H26])" office:value-type="float" office:value="0.910899996757507" calcext:value-type="float">
            <text:p>0.91089999675750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number-columns-repeated="3" office:value-type="float" office:value="0.911300003528595" calcext:value-type="float">
            <text:p>0.911300003528595</text:p>
          </table:table-cell>
          <table:table-cell/>
          <table:table-cell table:formula="of:=AVERAGE([.N26:.R26])" office:value-type="float" office:value="0.911300003528595" calcext:value-type="float">
            <text:p>0.91130000352859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 table:formula="of:=AVERAGE([.X26:.AB26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0.919399976730347" calcext:value-type="float">
            <text:p>0.919399976730347</text:p>
          </table:table-cell>
          <table:table-cell table:formula="of:=AVERAGE([.AH26:.AL26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 office:value-type="float" office:value="0.916599988937378" calcext:value-type="float">
            <text:p>0.916599988937378</text:p>
          </table:table-cell>
          <table:table-cell/>
          <table:table-cell office:value-type="float" office:value="0.915799975395203" calcext:value-type="float">
            <text:p>0.915799975395203</text:p>
          </table:table-cell>
          <table:table-cell office:value-type="float" office:value="0.916599988937378" calcext:value-type="float">
            <text:p>0.916599988937378</text:p>
          </table:table-cell>
          <table:table-cell table:formula="of:=AVERAGE([.AR26:.AV26])" office:value-type="float" office:value="0.916399985551834" calcext:value-type="float">
            <text:p>0.916399985551834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I27]" office:value-type="float" office:value="0.909500002861023" calcext:value-type="float">
            <text:p>0.909500002861023</text:p>
          </table:table-cell>
          <table:table-cell table:formula="of:=[.S27]" office:value-type="float" office:value="0.916599988937378" calcext:value-type="float">
            <text:p>0.916599988937378</text:p>
          </table:table-cell>
          <table:table-cell table:formula="of:=[.AC27]" office:value-type="float" office:value="0.915700018405914" calcext:value-type="float">
            <text:p>0.915700018405914</text:p>
          </table:table-cell>
          <table:table-cell table:formula="of:=[.AM27]" office:value-type="float" office:value="0.919600009918213" calcext:value-type="float">
            <text:p>0.919600009918213</text:p>
          </table:table-cell>
          <table:table-cell table:formula="of:=[.AW27]" office:value-type="float" office:value="0.916999975840251" calcext:value-type="float">
            <text:p>0.916999975840251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office:value-type="float" office:value="0.909500002861023" calcext:value-type="float">
            <text:p>0.909500002861023</text:p>
          </table:table-cell>
          <table:table-cell/>
          <table:table-cell table:number-columns-repeated="2" office:value-type="float" office:value="0.909500002861023" calcext:value-type="float">
            <text:p>0.909500002861023</text:p>
          </table:table-cell>
          <table:table-cell table:formula="of:=AVERAGE([.D27:.H27])" office:value-type="float" office:value="0.909500002861023" calcext:value-type="float">
            <text:p>0.90950000286102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 office:value-type="float" office:value="0.916599988937378" calcext:value-type="float">
            <text:p>0.916599988937378</text:p>
          </table:table-cell>
          <table:table-cell table:number-columns-repeated="2"/>
          <table:table-cell office:value-type="float" office:value="0.916599988937378" calcext:value-type="float">
            <text:p>0.916599988937378</text:p>
          </table:table-cell>
          <table:table-cell table:formula="of:=AVERAGE([.N27:.R27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0.915700018405914" calcext:value-type="float">
            <text:p>0.915700018405914</text:p>
          </table:table-cell>
          <table:table-cell/>
          <table:table-cell office:value-type="float" office:value="0.915700018405914" calcext:value-type="float">
            <text:p>0.915700018405914</text:p>
          </table:table-cell>
          <table:table-cell table:formula="of:=AVERAGE([.X27:.AB27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0.919600009918213" calcext:value-type="float">
            <text:p>0.919600009918213</text:p>
          </table:table-cell>
          <table:table-cell table:formula="of:=AVERAGE([.AH27:.AL27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.915799975395203" calcext:value-type="float">
            <text:p>0.915799975395203</text:p>
          </table:table-cell>
          <table:table-cell table:number-columns-repeated="2"/>
          <table:table-cell office:value-type="float" office:value="0.919399976730347" calcext:value-type="float">
            <text:p>0.919399976730347</text:p>
          </table:table-cell>
          <table:table-cell office:value-type="float" office:value="0.915799975395203" calcext:value-type="float">
            <text:p>0.915799975395203</text:p>
          </table:table-cell>
          <table:table-cell table:formula="of:=AVERAGE([.AR27:.AV27])" office:value-type="float" office:value="0.916999975840251" calcext:value-type="float">
            <text:p>0.91699997584025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I28]" office:value-type="float" office:value="0.909799993038178" calcext:value-type="float">
            <text:p>0.909799993038178</text:p>
          </table:table-cell>
          <table:table-cell table:formula="of:=[.S28]" office:value-type="float" office:value="0.919200003147125" calcext:value-type="float">
            <text:p>0.919200003147125</text:p>
          </table:table-cell>
          <table:table-cell table:formula="of:=[.AC28]" office:value-type="float" office:value="0.919799983501434" calcext:value-type="float">
            <text:p>0.919799983501434</text:p>
          </table:table-cell>
          <table:table-cell table:formula="of:=[.AM28]" office:value-type="float" office:value="0.916999995708466" calcext:value-type="float">
            <text:p>0.916999995708466</text:p>
          </table:table-cell>
          <table:table-cell table:formula="of:=[.AW28]" office:value-type="float" office:value="0.919266661008199" calcext:value-type="float">
            <text:p>0.919266661008199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0.909799993038178" calcext:value-type="float">
            <text:p>0.909799993038178</text:p>
          </table:table-cell>
          <table:table-cell table:number-columns-repeated="2"/>
          <table:table-cell office:value-type="float" office:value="0.909799993038178" calcext:value-type="float">
            <text:p>0.909799993038178</text:p>
          </table:table-cell>
          <table:table-cell table:formula="of:=AVERAGE([.D28:.H28])" office:value-type="float" office:value="0.909799993038178" calcext:value-type="float">
            <text:p>0.90979999303817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0.919200003147125" calcext:value-type="float">
            <text:p>0.919200003147125</text:p>
          </table:table-cell>
          <table:table-cell table:number-columns-repeated="2"/>
          <table:table-cell office:value-type="float" office:value="0.919200003147125" calcext:value-type="float">
            <text:p>0.919200003147125</text:p>
          </table:table-cell>
          <table:table-cell table:formula="of:=AVERAGE([.N28:.R28])" office:value-type="float" office:value="0.919200003147125" calcext:value-type="float">
            <text:p>0.91920000314712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919799983501434" calcext:value-type="float">
            <text:p>0.919799983501434</text:p>
          </table:table-cell>
          <table:table-cell/>
          <table:table-cell table:number-columns-repeated="2" office:value-type="float" office:value="0.919799983501434" calcext:value-type="float">
            <text:p>0.919799983501434</text:p>
          </table:table-cell>
          <table:table-cell table:formula="of:=AVERAGE([.X28:.AB28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.916999995708466" calcext:value-type="float">
            <text:p>0.916999995708466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 table:formula="of:=AVERAGE([.AH28:.AL28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/>
          <table:table-cell office:value-type="float" office:value="0.919000029563904" calcext:value-type="float">
            <text:p>0.919000029563904</text:p>
          </table:table-cell>
          <table:table-cell/>
          <table:table-cell table:formula="of:=AVERAGE([.AR28:.AV28])" office:value-type="float" office:value="0.919266661008199" calcext:value-type="float">
            <text:p>0.91926666100819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I29]" office:value-type="float" office:value="0.910799980163574" calcext:value-type="float">
            <text:p>0.910799980163574</text:p>
          </table:table-cell>
          <table:table-cell table:formula="of:=[.S29]" office:value-type="float" office:value="0.916800022125244" calcext:value-type="float">
            <text:p>0.916800022125244</text:p>
          </table:table-cell>
          <table:table-cell table:formula="of:=[.AC29]" office:value-type="float" office:value="0.919049978256226" calcext:value-type="float">
            <text:p>0.919049978256226</text:p>
          </table:table-cell>
          <table:table-cell table:formula="of:=[.AM29]" office:value-type="float" office:value="0.921299993991852" calcext:value-type="float">
            <text:p>0.921299993991852</text:p>
          </table:table-cell>
          <table:table-cell table:formula="of:=[.AW29]" office:value-type="float" office:value="0.918766677379609" calcext:value-type="float">
            <text:p>0.918766677379609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0.910799980163574" calcext:value-type="float">
            <text:p>0.910799980163574</text:p>
          </table:table-cell>
          <table:table-cell/>
          <table:table-cell office:value-type="float" office:value="0.910799980163574" calcext:value-type="float">
            <text:p>0.910799980163574</text:p>
          </table:table-cell>
          <table:table-cell/>
          <table:table-cell office:value-type="float" office:value="0.910799980163574" calcext:value-type="float">
            <text:p>0.910799980163574</text:p>
          </table:table-cell>
          <table:table-cell table:formula="of:=AVERAGE([.D29:.H29])" office:value-type="float" office:value="0.910799980163574" calcext:value-type="float">
            <text:p>0.91079998016357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3" office:value-type="float" office:value="0.916800022125244" calcext:value-type="float">
            <text:p>0.916800022125244</text:p>
          </table:table-cell>
          <table:table-cell table:number-columns-repeated="2"/>
          <table:table-cell table:formula="of:=AVERAGE([.N29:.R29])" office:value-type="float" office:value="0.916800022125244" calcext:value-type="float">
            <text:p>0.91680002212524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8699979782105" calcext:value-type="float">
            <text:p>0.918699979782105</text:p>
          </table:table-cell>
          <table:table-cell office:value-type="float" office:value="0.920099973678589" calcext:value-type="float">
            <text:p>0.920099973678589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 table:formula="of:=AVERAGE([.X29:.AB29])" office:value-type="float" office:value="0.919049978256226" calcext:value-type="float">
            <text:p>0.91904997825622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AH29:.AL29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 office:value-type="float" office:value="0.919000029563904" calcext:value-type="float">
            <text:p>0.919000029563904</text:p>
          </table:table-cell>
          <table:table-cell/>
          <table:table-cell office:value-type="float" office:value="0.918299973011017" calcext:value-type="float">
            <text:p>0.918299973011017</text:p>
          </table:table-cell>
          <table:table-cell/>
          <table:table-cell table:formula="of:=AVERAGE([.AR29:.AV29])" office:value-type="float" office:value="0.918766677379609" calcext:value-type="float">
            <text:p>0.918766677379609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I30]" office:value-type="float" office:value="0.910799980163574" calcext:value-type="float">
            <text:p>0.910799980163574</text:p>
          </table:table-cell>
          <table:table-cell table:formula="of:=[.S30]" office:value-type="float" office:value="0.918699979782105" calcext:value-type="float">
            <text:p>0.918699979782105</text:p>
          </table:table-cell>
          <table:table-cell table:formula="of:=[.AC30]" office:value-type="float" office:value="0.919866641362508" calcext:value-type="float">
            <text:p>0.919866641362508</text:p>
          </table:table-cell>
          <table:table-cell table:formula="of:=[.AM30]" office:value-type="float" office:value="0.915799975395203" calcext:value-type="float">
            <text:p>0.915799975395203</text:p>
          </table:table-cell>
          <table:table-cell table:formula="of:=[.AW30]" office:value-type="float" office:value="0.917666653792064" calcext:value-type="float">
            <text:p>0.917666653792064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.910799980163574" calcext:value-type="float">
            <text:p>0.910799980163574</text:p>
          </table:table-cell>
          <table:table-cell/>
          <table:table-cell table:number-columns-repeated="2" office:value-type="float" office:value="0.910799980163574" calcext:value-type="float">
            <text:p>0.910799980163574</text:p>
          </table:table-cell>
          <table:table-cell/>
          <table:table-cell table:formula="of:=AVERAGE([.D30:.H30])" office:value-type="float" office:value="0.910799980163574" calcext:value-type="float">
            <text:p>0.91079998016357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.918699979782105" calcext:value-type="float">
            <text:p>0.918699979782105</text:p>
          </table:table-cell>
          <table:table-cell table:number-columns-repeated="2"/>
          <table:table-cell table:number-columns-repeated="2" office:value-type="float" office:value="0.918699979782105" calcext:value-type="float">
            <text:p>0.918699979782105</text:p>
          </table:table-cell>
          <table:table-cell table:formula="of:=AVERAGE([.N30:.R30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 office:value-type="float" office:value="0.919399976730347" calcext:value-type="float">
            <text:p>0.919399976730347</text:p>
          </table:table-cell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X30:.AB30])" office:value-type="float" office:value="0.919866641362508" calcext:value-type="float">
            <text:p>0.919866641362508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3" office:value-type="float" office:value="0.915799975395203" calcext:value-type="float">
            <text:p>0.915799975395203</text:p>
          </table:table-cell>
          <table:table-cell/>
          <table:table-cell table:formula="of:=AVERAGE([.AH30:.AL30])" office:value-type="float" office:value="0.915799975395203" calcext:value-type="float">
            <text:p>0.91579997539520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number-columns-repeated="2" office:value-type="float" office:value="0.918299973011017" calcext:value-type="float">
            <text:p>0.918299973011017</text:p>
          </table:table-cell>
          <table:table-cell/>
          <table:table-cell office:value-type="float" office:value="0.916400015354157" calcext:value-type="float">
            <text:p>0.916400015354157</text:p>
          </table:table-cell>
          <table:table-cell table:formula="of:=AVERAGE([.AR30:.AV30])" office:value-type="float" office:value="0.917666653792064" calcext:value-type="float">
            <text:p>0.917666653792064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I31]" office:value-type="float" office:value="0.911099970340729" calcext:value-type="float">
            <text:p>0.911099970340729</text:p>
          </table:table-cell>
          <table:table-cell table:formula="of:=[.S31]" office:value-type="float" office:value="0.920700013637543" calcext:value-type="float">
            <text:p>0.920700013637543</text:p>
          </table:table-cell>
          <table:table-cell table:formula="of:=[.AC31]" office:value-type="float" office:value="0.919399976730347" calcext:value-type="float">
            <text:p>0.919399976730347</text:p>
          </table:table-cell>
          <table:table-cell table:formula="of:=[.AM31]" office:value-type="float" office:value="0.918699979782105" calcext:value-type="float">
            <text:p>0.918699979782105</text:p>
          </table:table-cell>
          <table:table-cell table:formula="of:=[.AW31]" office:value-type="float" office:value="0.916449993848801" calcext:value-type="float">
            <text:p>0.916449993848801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 office:value-type="float" office:value="0.911099970340729" calcext:value-type="float">
            <text:p>0.911099970340729</text:p>
          </table:table-cell>
          <table:table-cell/>
          <table:table-cell office:value-type="float" office:value="0.911099970340729" calcext:value-type="float">
            <text:p>0.911099970340729</text:p>
          </table:table-cell>
          <table:table-cell/>
          <table:table-cell table:formula="of:=AVERAGE([.D31:.H31])" office:value-type="float" office:value="0.911099970340729" calcext:value-type="float">
            <text:p>0.91109997034072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table:formula="of:=AVERAGE([.N31:.R31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3" office:value-type="float" office:value="0.919399976730347" calcext:value-type="float">
            <text:p>0.919399976730347</text:p>
          </table:table-cell>
          <table:table-cell table:formula="of:=AVERAGE([.X31:.AB31])" office:value-type="float" office:value="0.919399976730347" calcext:value-type="float">
            <text:p>0.91939997673034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.918699979782105" calcext:value-type="float">
            <text:p>0.918699979782105</text:p>
          </table:table-cell>
          <table:table-cell/>
          <table:table-cell table:number-columns-repeated="2" office:value-type="float" office:value="0.918699979782105" calcext:value-type="float">
            <text:p>0.918699979782105</text:p>
          </table:table-cell>
          <table:table-cell/>
          <table:table-cell table:formula="of:=AVERAGE([.AH31:.AL31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0.916400015354157" calcext:value-type="float">
            <text:p>0.916400015354157</text:p>
          </table:table-cell>
          <table:table-cell/>
          <table:table-cell table:number-columns-repeated="2" office:value-type="float" office:value="0.916499972343445" calcext:value-type="float">
            <text:p>0.916499972343445</text:p>
          </table:table-cell>
          <table:table-cell table:formula="of:=AVERAGE([.AR31:.AV31])" office:value-type="float" office:value="0.916449993848801" calcext:value-type="float">
            <text:p>0.91644999384880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I32]" office:value-type="float" office:value="0.910399973392487" calcext:value-type="float">
            <text:p>0.910399973392487</text:p>
          </table:table-cell>
          <table:table-cell table:formula="of:=[.S32]" office:value-type="float" office:value="0.919300019741058" calcext:value-type="float">
            <text:p>0.919300019741058</text:p>
          </table:table-cell>
          <table:table-cell table:formula="of:=[.AC32]" office:value-type="float" office:value="0.919199983278911" calcext:value-type="float">
            <text:p>0.919199983278911</text:p>
          </table:table-cell>
          <table:table-cell table:formula="of:=[.AM32]" office:value-type="float" office:value="0.919700026512146" calcext:value-type="float">
            <text:p>0.919700026512146</text:p>
          </table:table-cell>
          <table:table-cell table:formula="of:=[.AW32]" office:value-type="float" office:value="0.916499972343445" calcext:value-type="float">
            <text:p>0.916499972343445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 office:value-type="float" office:value="0.910399973392487" calcext:value-type="float">
            <text:p>0.910399973392487</text:p>
          </table:table-cell>
          <table:table-cell table:number-columns-repeated="2"/>
          <table:table-cell office:value-type="float" office:value="0.910399973392487" calcext:value-type="float">
            <text:p>0.910399973392487</text:p>
          </table:table-cell>
          <table:table-cell table:formula="of:=AVERAGE([.D32:.H32])" office:value-type="float" office:value="0.910399973392487" calcext:value-type="float">
            <text:p>0.91039997339248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3" office:value-type="float" office:value="0.919300019741058" calcext:value-type="float">
            <text:p>0.919300019741058</text:p>
          </table:table-cell>
          <table:table-cell table:number-columns-repeated="2"/>
          <table:table-cell table:formula="of:=AVERAGE([.N32:.R32])" office:value-type="float" office:value="0.919300019741058" calcext:value-type="float">
            <text:p>0.91930001974105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.918799996376038" calcext:value-type="float">
            <text:p>0.918799996376038</text:p>
          </table:table-cell>
          <table:table-cell table:number-columns-repeated="2" office:value-type="float" office:value="0.919399976730347" calcext:value-type="float">
            <text:p>0.919399976730347</text:p>
          </table:table-cell>
          <table:table-cell table:formula="of:=AVERAGE([.X32:.AB32])" office:value-type="float" office:value="0.919199983278911" calcext:value-type="float">
            <text:p>0.91919998327891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AH32:.AL32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916499972343445" calcext:value-type="float">
            <text:p>0.916499972343445</text:p>
          </table:table-cell>
          <table:table-cell table:number-columns-repeated="3"/>
          <table:table-cell table:formula="of:=AVERAGE([.AR32:.AV32])" office:value-type="float" office:value="0.916499972343445" calcext:value-type="float">
            <text:p>0.91649997234344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33]" office:value-type="float" office:value="0.91100001335144" calcext:value-type="float">
            <text:p>0.91100001335144</text:p>
          </table:table-cell>
          <table:table-cell table:formula="of:=[.S33]" office:value-type="float" office:value="0.918299973011017" calcext:value-type="float">
            <text:p>0.918299973011017</text:p>
          </table:table-cell>
          <table:table-cell table:formula="of:=[.AC33]" office:value-type="float" office:value="0.918799996376038" calcext:value-type="float">
            <text:p>0.918799996376038</text:p>
          </table:table-cell>
          <table:table-cell table:formula="of:=[.AM33]" office:value-type="float" office:value="0.919700026512146" calcext:value-type="float">
            <text:p>0.919700026512146</text:p>
          </table:table-cell>
          <table:table-cell table:formula="of:=[.AW33]" office:value-type="float" office:value="0.917699980735779" calcext:value-type="float">
            <text:p>0.917699980735779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0.91100001335144" calcext:value-type="float">
            <text:p>0.91100001335144</text:p>
          </table:table-cell>
          <table:table-cell/>
          <table:table-cell office:value-type="float" office:value="0.91100001335144" calcext:value-type="float">
            <text:p>0.91100001335144</text:p>
          </table:table-cell>
          <table:table-cell/>
          <table:table-cell office:value-type="float" office:value="0.91100001335144" calcext:value-type="float">
            <text:p>0.91100001335144</text:p>
          </table:table-cell>
          <table:table-cell table:formula="of:=AVERAGE([.D33:.H33])" office:value-type="float" office:value="0.91100001335144" calcext:value-type="float">
            <text:p>0.9110000133514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8299973011017" calcext:value-type="float">
            <text:p>0.918299973011017</text:p>
          </table:table-cell>
          <table:table-cell table:number-columns-repeated="2"/>
          <table:table-cell table:number-columns-repeated="2" office:value-type="float" office:value="0.918299973011017" calcext:value-type="float">
            <text:p>0.918299973011017</text:p>
          </table:table-cell>
          <table:table-cell table:formula="of:=AVERAGE([.N33:.R33])" office:value-type="float" office:value="0.918299973011017" calcext:value-type="float">
            <text:p>0.918299973011017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 office:value-type="float" office:value="0.918799996376038" calcext:value-type="float">
            <text:p>0.918799996376038</text:p>
          </table:table-cell>
          <table:table-cell table:number-columns-repeated="3"/>
          <table:table-cell table:formula="of:=AVERAGE([.X33:.AB33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 table:formula="of:=AVERAGE([.AH33:.AL33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 office:value-type="float" office:value="0.916499972343445" calcext:value-type="float">
            <text:p>0.916499972343445</text:p>
          </table:table-cell>
          <table:table-cell table:number-columns-repeated="2" office:value-type="float" office:value="0.91949999332428" calcext:value-type="float">
            <text:p>0.91949999332428</text:p>
          </table:table-cell>
          <table:table-cell table:formula="of:=AVERAGE([.AR33:.AV33])" office:value-type="float" office:value="0.917699980735779" calcext:value-type="float">
            <text:p>0.91769998073577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34]" office:value-type="float" office:value="0.911099970340729" calcext:value-type="float">
            <text:p>0.911099970340729</text:p>
          </table:table-cell>
          <table:table-cell table:formula="of:=[.S34]" office:value-type="float" office:value="0.919700026512146" calcext:value-type="float">
            <text:p>0.919700026512146</text:p>
          </table:table-cell>
          <table:table-cell table:formula="of:=[.AC34]" office:value-type="float" office:value="0.921299993991852" calcext:value-type="float">
            <text:p>0.921299993991852</text:p>
          </table:table-cell>
          <table:table-cell table:formula="of:=[.AM34]" office:value-type="float" office:value="0.918799996376038" calcext:value-type="float">
            <text:p>0.918799996376038</text:p>
          </table:table-cell>
          <table:table-cell table:formula="of:=[.AW34]" office:value-type="float" office:value="0.919766664505005" calcext:value-type="float">
            <text:p>0.919766664505005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911099970340729" calcext:value-type="float">
            <text:p>0.911099970340729</text:p>
          </table:table-cell>
          <table:table-cell/>
          <table:table-cell table:number-columns-repeated="2" office:value-type="float" office:value="0.911099970340729" calcext:value-type="float">
            <text:p>0.911099970340729</text:p>
          </table:table-cell>
          <table:table-cell/>
          <table:table-cell table:formula="of:=AVERAGE([.D34:.H34])" office:value-type="float" office:value="0.911099970340729" calcext:value-type="float">
            <text:p>0.91109997034072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3" office:value-type="float" office:value="0.919700026512146" calcext:value-type="float">
            <text:p>0.919700026512146</text:p>
          </table:table-cell>
          <table:table-cell table:formula="of:=AVERAGE([.N34:.R34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X34:.AB34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table:formula="of:=AVERAGE([.AH34:.AL34])" office:value-type="float" office:value="0.918799996376038" calcext:value-type="float">
            <text:p>0.91879999637603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900000095367" calcext:value-type="float">
            <text:p>0.919900000095367</text:p>
          </table:table-cell>
          <table:table-cell table:formula="of:=AVERAGE([.AR34:.AV34])" office:value-type="float" office:value="0.919766664505005" calcext:value-type="float">
            <text:p>0.919766664505005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35]" office:value-type="float" office:value="0.911499977111816" calcext:value-type="float">
            <text:p>0.911499977111816</text:p>
          </table:table-cell>
          <table:table-cell table:formula="of:=[.S35]" office:value-type="float" office:value="0.92110002040863" calcext:value-type="float">
            <text:p>0.92110002040863</text:p>
          </table:table-cell>
          <table:table-cell table:formula="of:=[.AC35]" office:value-type="float" office:value="0.919099986553192" calcext:value-type="float">
            <text:p>0.919099986553192</text:p>
          </table:table-cell>
          <table:table-cell table:formula="of:=[.AM35]" office:value-type="float" office:value="0.921500027179718" calcext:value-type="float">
            <text:p>0.921500027179718</text:p>
          </table:table-cell>
          <table:table-cell table:formula="of:=[.AW35]" office:value-type="float" office:value="0.919900000095367" calcext:value-type="float">
            <text:p>0.919900000095367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float" office:value="0.911499977111816" calcext:value-type="float">
            <text:p>0.911499977111816</text:p>
          </table:table-cell>
          <table:table-cell/>
          <table:table-cell table:number-columns-repeated="2" office:value-type="float" office:value="0.911499977111816" calcext:value-type="float">
            <text:p>0.911499977111816</text:p>
          </table:table-cell>
          <table:table-cell table:formula="of:=AVERAGE([.D35:.H35])" office:value-type="float" office:value="0.911499977111816" calcext:value-type="float">
            <text:p>0.91149997711181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 table:number-columns-repeated="2"/>
          <table:table-cell office:value-type="float" office:value="0.92110002040863" calcext:value-type="float">
            <text:p>0.92110002040863</text:p>
          </table:table-cell>
          <table:table-cell table:formula="of:=AVERAGE([.N35:.R35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.919099986553192" calcext:value-type="float">
            <text:p>0.919099986553192</text:p>
          </table:table-cell>
          <table:table-cell table:number-columns-repeated="2"/>
          <table:table-cell table:number-columns-repeated="2" office:value-type="float" office:value="0.919099986553192" calcext:value-type="float">
            <text:p>0.919099986553192</text:p>
          </table:table-cell>
          <table:table-cell table:formula="of:=AVERAGE([.X35:.AB35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 office:value-type="float" office:value="0.921500027179718" calcext:value-type="float">
            <text:p>0.921500027179718</text:p>
          </table:table-cell>
          <table:table-cell table:number-columns-repeated="2"/>
          <table:table-cell office:value-type="float" office:value="0.921500027179718" calcext:value-type="float">
            <text:p>0.921500027179718</text:p>
          </table:table-cell>
          <table:table-cell table:formula="of:=AVERAGE([.AH35:.AL35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AR35:.AV35])" office:value-type="float" office:value="0.919900000095367" calcext:value-type="float">
            <text:p>0.91990000009536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36]" office:value-type="float" office:value="0.91049998998642" calcext:value-type="float">
            <text:p>0.91049998998642</text:p>
          </table:table-cell>
          <table:table-cell table:formula="of:=[.S36]" office:value-type="float" office:value="0.92059999704361" calcext:value-type="float">
            <text:p>0.92059999704361</text:p>
          </table:table-cell>
          <table:table-cell table:formula="of:=[.AC36]" office:value-type="float" office:value="0.920099973678589" calcext:value-type="float">
            <text:p>0.920099973678589</text:p>
          </table:table-cell>
          <table:table-cell table:formula="of:=[.AM36]" office:value-type="float" office:value="0.922399997711182" calcext:value-type="float">
            <text:p>0.922399997711182</text:p>
          </table:table-cell>
          <table:table-cell table:formula="of:=[.AW36]" office:value-type="float" office:value="0.9200199842453" calcext:value-type="float">
            <text:p>0.920019984245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0.91049998998642" calcext:value-type="float">
            <text:p>0.91049998998642</text:p>
          </table:table-cell>
          <table:table-cell table:formula="of:=AVERAGE([.D36:.H36])" office:value-type="float" office:value="0.91049998998642" calcext:value-type="float">
            <text:p>0.9104999899864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.92059999704361" calcext:value-type="float">
            <text:p>0.92059999704361</text:p>
          </table:table-cell>
          <table:table-cell table:number-columns-repeated="2"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N36:.R36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X36:.AB36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/>
          <table:table-cell table:number-columns-repeated="2" office:value-type="float" office:value="0.922399997711182" calcext:value-type="float">
            <text:p>0.922399997711182</text:p>
          </table:table-cell>
          <table:table-cell table:formula="of:=AVERAGE([.AH36:.AL36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3" office:value-type="float" office:value="0.920899987220764" calcext:value-type="float">
            <text:p>0.920899987220764</text:p>
          </table:table-cell>
          <table:table-cell table:number-columns-repeated="2" office:value-type="float" office:value="0.918699979782105" calcext:value-type="float">
            <text:p>0.918699979782105</text:p>
          </table:table-cell>
          <table:table-cell table:formula="of:=AVERAGE([.AR36:.AV36])" office:value-type="float" office:value="0.9200199842453" calcext:value-type="float">
            <text:p>0.920019984245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37]" office:value-type="float" office:value="0.912000000476837" calcext:value-type="float">
            <text:p>0.912000000476837</text:p>
          </table:table-cell>
          <table:table-cell table:formula="of:=[.S37]" office:value-type="float" office:value="0.920000016689301" calcext:value-type="float">
            <text:p>0.920000016689301</text:p>
          </table:table-cell>
          <table:table-cell table:formula="of:=[.AC37]" office:value-type="float" office:value="0.922999978065491" calcext:value-type="float">
            <text:p>0.922999978065491</text:p>
          </table:table-cell>
          <table:table-cell table:formula="of:=[.AM37]" office:value-type="float" office:value="0.920099973678589" calcext:value-type="float">
            <text:p>0.920099973678589</text:p>
          </table:table-cell>
          <table:table-cell table:formula="of:=[.AW37]" office:value-type="float" office:value="0.917849987745285" calcext:value-type="float">
            <text:p>0.917849987745285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float" office:value="0.912000000476837" calcext:value-type="float">
            <text:p>0.912000000476837</text:p>
          </table:table-cell>
          <table:table-cell table:formula="of:=AVERAGE([.D37:.H37])" office:value-type="float" office:value="0.912000000476837" calcext:value-type="float">
            <text:p>0.91200000047683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0.920000016689301" calcext:value-type="float">
            <text:p>0.920000016689301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N37:.R37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3" office:value-type="float" office:value="0.922999978065491" calcext:value-type="float">
            <text:p>0.922999978065491</text:p>
          </table:table-cell>
          <table:table-cell table:formula="of:=AVERAGE([.X37:.AB37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office:value-type="float" office:value="0.920099973678589" calcext:value-type="float">
            <text:p>0.920099973678589</text:p>
          </table:table-cell>
          <table:table-cell/>
          <table:table-cell table:formula="of:=AVERAGE([.AH37:.AL37])" office:value-type="float" office:value="0.920099973678589" calcext:value-type="float">
            <text:p>0.92009997367858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/>
          <table:table-cell table:formula="of:=AVERAGE([.AR37:.AV37])" office:value-type="float" office:value="0.917849987745285" calcext:value-type="float">
            <text:p>0.91784998774528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I38]" office:value-type="float" office:value="0.910600006580353" calcext:value-type="float">
            <text:p>0.910600006580353</text:p>
          </table:table-cell>
          <table:table-cell table:formula="of:=[.S38]" office:value-type="float" office:value="0.920300006866455" calcext:value-type="float">
            <text:p>0.920300006866455</text:p>
          </table:table-cell>
          <table:table-cell table:formula="of:=[.AC38]" office:value-type="float" office:value="0.919700026512146" calcext:value-type="float">
            <text:p>0.919700026512146</text:p>
          </table:table-cell>
          <table:table-cell table:formula="of:=[.AM38]" office:value-type="float" office:value="0.922599971294403" calcext:value-type="float">
            <text:p>0.922599971294403</text:p>
          </table:table-cell>
          <table:table-cell table:formula="of:=[.AW38]" office:value-type="float" office:value="0.91816665728887" calcext:value-type="float">
            <text:p>0.9181666572888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0.910600006580353" calcext:value-type="float">
            <text:p>0.910600006580353</text:p>
          </table:table-cell>
          <table:table-cell/>
          <table:table-cell table:number-columns-repeated="2" office:value-type="float" office:value="0.910600006580353" calcext:value-type="float">
            <text:p>0.910600006580353</text:p>
          </table:table-cell>
          <table:table-cell/>
          <table:table-cell table:formula="of:=AVERAGE([.D38:.H38])" office:value-type="float" office:value="0.910600006580353" calcext:value-type="float">
            <text:p>0.91060000658035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920300006866455" calcext:value-type="float">
            <text:p>0.920300006866455</text:p>
          </table:table-cell>
          <table:table-cell table:number-columns-repeated="2"/>
          <table:table-cell table:number-columns-repeated="2" office:value-type="float" office:value="0.920300006866455" calcext:value-type="float">
            <text:p>0.920300006866455</text:p>
          </table:table-cell>
          <table:table-cell table:formula="of:=AVERAGE([.N38:.R38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19700026512146" calcext:value-type="float">
            <text:p>0.919700026512146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formula="of:=AVERAGE([.X38:.AB38])" office:value-type="float" office:value="0.919700026512146" calcext:value-type="float">
            <text:p>0.919700026512146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22599971294403" calcext:value-type="float">
            <text:p>0.922599971294403</text:p>
          </table:table-cell>
          <table:table-cell table:number-columns-repeated="2"/>
          <table:table-cell office:value-type="float" office:value="0.922599971294403" calcext:value-type="float">
            <text:p>0.922599971294403</text:p>
          </table:table-cell>
          <table:table-cell table:formula="of:=AVERAGE([.AH38:.AL38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0.916999995708466" calcext:value-type="float">
            <text:p>0.916999995708466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formula="of:=AVERAGE([.AR38:.AV38])" office:value-type="float" office:value="0.91816665728887" calcext:value-type="float">
            <text:p>0.9181666572888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39]" office:value-type="float" office:value="0.912500023841858" calcext:value-type="float">
            <text:p>0.912500023841858</text:p>
          </table:table-cell>
          <table:table-cell table:formula="of:=[.S39]" office:value-type="float" office:value="0.919600009918213" calcext:value-type="float">
            <text:p>0.919600009918213</text:p>
          </table:table-cell>
          <table:table-cell table:formula="of:=[.AC39]" office:value-type="float" office:value="0.920199990272522" calcext:value-type="float">
            <text:p>0.920199990272522</text:p>
          </table:table-cell>
          <table:table-cell table:formula="of:=[.AM39]" office:value-type="float" office:value="0.922800004482269" calcext:value-type="float">
            <text:p>0.922800004482269</text:p>
          </table:table-cell>
          <table:table-cell table:formula="of:=[.AW39]" office:value-type="float" office:value="0.919699986775716" calcext:value-type="float">
            <text:p>0.919699986775716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 table:formula="of:=AVERAGE([.D39:.H39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19600009918213" calcext:value-type="float">
            <text:p>0.919600009918213</text:p>
          </table:table-cell>
          <table:table-cell/>
          <table:table-cell table:formula="of:=AVERAGE([.N39:.R39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3" office:value-type="float" office:value="0.920199990272522" calcext:value-type="float">
            <text:p>0.920199990272522</text:p>
          </table:table-cell>
          <table:table-cell table:formula="of:=AVERAGE([.X39:.AB39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number-columns-repeated="3" office:value-type="float" office:value="0.922800004482269" calcext:value-type="float">
            <text:p>0.922800004482269</text:p>
          </table:table-cell>
          <table:table-cell/>
          <table:table-cell table:formula="of:=AVERAGE([.AH39:.AL39])" office:value-type="float" office:value="0.922800004482269" calcext:value-type="float">
            <text:p>0.92280000448226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18099999427795" calcext:value-type="float">
            <text:p>0.918099999427795</text:p>
          </table:table-cell>
          <table:table-cell table:formula="of:=AVERAGE([.AR39:.AV39])" office:value-type="float" office:value="0.919699986775716" calcext:value-type="float">
            <text:p>0.91969998677571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40]" office:value-type="float" office:value="0.912299990653992" calcext:value-type="float">
            <text:p>0.912299990653992</text:p>
          </table:table-cell>
          <table:table-cell table:formula="of:=[.S40]" office:value-type="float" office:value="0.920499980449677" calcext:value-type="float">
            <text:p>0.920499980449677</text:p>
          </table:table-cell>
          <table:table-cell table:formula="of:=[.AC40]" office:value-type="float" office:value="0.922599971294403" calcext:value-type="float">
            <text:p>0.922599971294403</text:p>
          </table:table-cell>
          <table:table-cell table:formula="of:=[.AM40]" office:value-type="float" office:value="0.919900000095367" calcext:value-type="float">
            <text:p>0.919900000095367</text:p>
          </table:table-cell>
          <table:table-cell table:formula="of:=[.AW40]" office:value-type="float" office:value="0.91729998588562" calcext:value-type="float">
            <text:p>0.91729998588562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 office:value-type="float" office:value="0.912299990653992" calcext:value-type="float">
            <text:p>0.912299990653992</text:p>
          </table:table-cell>
          <table:table-cell table:number-columns-repeated="2"/>
          <table:table-cell table:formula="of:=AVERAGE([.D40:.H40])" office:value-type="float" office:value="0.912299990653992" calcext:value-type="float">
            <text:p>0.912299990653992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formula="of:=AVERAGE([.N40:.R40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3" office:value-type="float" office:value="0.922599971294403" calcext:value-type="float">
            <text:p>0.922599971294403</text:p>
          </table:table-cell>
          <table:table-cell/>
          <table:table-cell table:formula="of:=AVERAGE([.X40:.AB40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AH40:.AL40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number-columns-repeated="2" office:value-type="float" office:value="0.918099999427795" calcext:value-type="float">
            <text:p>0.918099999427795</text:p>
          </table:table-cell>
          <table:table-cell table:number-columns-repeated="2" office:value-type="float" office:value="0.916499972343445" calcext:value-type="float">
            <text:p>0.916499972343445</text:p>
          </table:table-cell>
          <table:table-cell table:formula="of:=AVERAGE([.AR40:.AV40])" office:value-type="float" office:value="0.91729998588562" calcext:value-type="float">
            <text:p>0.9172999858856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41]" office:value-type="float" office:value="0.911800026893616" calcext:value-type="float">
            <text:p>0.911800026893616</text:p>
          </table:table-cell>
          <table:table-cell table:formula="of:=[.S41]" office:value-type="float" office:value="0.921700000762939" calcext:value-type="float">
            <text:p>0.921700000762939</text:p>
          </table:table-cell>
          <table:table-cell table:formula="of:=[.AC41]" office:value-type="float" office:value="0.919099986553192" calcext:value-type="float">
            <text:p>0.919099986553192</text:p>
          </table:table-cell>
          <table:table-cell table:formula="of:=[.AM41]" office:value-type="float" office:value="0.921899974346161" calcext:value-type="float">
            <text:p>0.921899974346161</text:p>
          </table:table-cell>
          <table:table-cell table:formula="of:=[.AW41]" office:value-type="float" office:value="0.917299985885621" calcext:value-type="float">
            <text:p>0.91729998588562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 office:value-type="float" office:value="0.911800026893616" calcext:value-type="float">
            <text:p>0.911800026893616</text:p>
          </table:table-cell>
          <table:table-cell table:number-columns-repeated="2"/>
          <table:table-cell office:value-type="float" office:value="0.911800026893616" calcext:value-type="float">
            <text:p>0.911800026893616</text:p>
          </table:table-cell>
          <table:table-cell table:formula="of:=AVERAGE([.D41:.H41])" office:value-type="float" office:value="0.911800026893616" calcext:value-type="float">
            <text:p>0.911800026893616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 office:value-type="float" office:value="0.921700000762939" calcext:value-type="float">
            <text:p>0.921700000762939</text:p>
          </table:table-cell>
          <table:table-cell table:number-columns-repeated="2"/>
          <table:table-cell table:formula="of:=AVERAGE([.N41:.R41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3" office:value-type="float" office:value="0.919099986553192" calcext:value-type="float">
            <text:p>0.919099986553192</text:p>
          </table:table-cell>
          <table:table-cell table:number-columns-repeated="2"/>
          <table:table-cell table:formula="of:=AVERAGE([.X41:.AB41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number-columns-repeated="3" office:value-type="float" office:value="0.921899974346161" calcext:value-type="float">
            <text:p>0.921899974346161</text:p>
          </table:table-cell>
          <table:table-cell/>
          <table:table-cell table:formula="of:=AVERAGE([.AH41:.AL41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916499972343445" calcext:value-type="float">
            <text:p>0.916499972343445</text:p>
          </table:table-cell>
          <table:table-cell/>
          <table:table-cell table:number-columns-repeated="2" office:value-type="float" office:value="0.917699992656708" calcext:value-type="float">
            <text:p>0.917699992656708</text:p>
          </table:table-cell>
          <table:table-cell table:formula="of:=AVERAGE([.AR41:.AV41])" office:value-type="float" office:value="0.917299985885621" calcext:value-type="float">
            <text:p>0.91729998588562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42]" office:value-type="float" office:value="0.911899983882904" calcext:value-type="float">
            <text:p>0.911899983882904</text:p>
          </table:table-cell>
          <table:table-cell table:formula="of:=[.S42]" office:value-type="float" office:value="0.922100007534027" calcext:value-type="float">
            <text:p>0.922100007534027</text:p>
          </table:table-cell>
          <table:table-cell table:formula="of:=[.AC42]" office:value-type="float" office:value="0.91949999332428" calcext:value-type="float">
            <text:p>0.91949999332428</text:p>
          </table:table-cell>
          <table:table-cell table:formula="of:=[.AM42]" office:value-type="float" office:value="0.923200011253357" calcext:value-type="float">
            <text:p>0.923200011253357</text:p>
          </table:table-cell>
          <table:table-cell table:formula="of:=[.AW42]" office:value-type="float" office:value="0.917950004339219" calcext:value-type="float">
            <text:p>0.91795000433921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0.911899983882904" calcext:value-type="float">
            <text:p>0.911899983882904</text:p>
          </table:table-cell>
          <table:table-cell/>
          <table:table-cell table:number-columns-repeated="2" office:value-type="float" office:value="0.911899983882904" calcext:value-type="float">
            <text:p>0.911899983882904</text:p>
          </table:table-cell>
          <table:table-cell table:formula="of:=AVERAGE([.D42:.H42])" office:value-type="float" office:value="0.911899983882904" calcext:value-type="float">
            <text:p>0.91189998388290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table:formula="of:=AVERAGE([.N42:.R42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1949999332428" calcext:value-type="float">
            <text:p>0.91949999332428</text:p>
          </table:table-cell>
          <table:table-cell/>
          <table:table-cell table:number-columns-repeated="2" office:value-type="float" office:value="0.91949999332428" calcext:value-type="float">
            <text:p>0.91949999332428</text:p>
          </table:table-cell>
          <table:table-cell/>
          <table:table-cell table:formula="of:=AVERAGE([.X42:.AB42])" office:value-type="float" office:value="0.91949999332428" calcext:value-type="float">
            <text:p>0.919499993324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 office:value-type="float" office:value="0.923200011253357" calcext:value-type="float">
            <text:p>0.923200011253357</text:p>
          </table:table-cell>
          <table:table-cell table:number-columns-repeated="2"/>
          <table:table-cell office:value-type="float" office:value="0.923200011253357" calcext:value-type="float">
            <text:p>0.923200011253357</text:p>
          </table:table-cell>
          <table:table-cell table:formula="of:=AVERAGE([.AH42:.AL42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917699992656708" calcext:value-type="float">
            <text:p>0.917699992656708</text:p>
          </table:table-cell>
          <table:table-cell table:number-columns-repeated="3"/>
          <table:table-cell office:value-type="float" office:value="0.918200016021729" calcext:value-type="float">
            <text:p>0.918200016021729</text:p>
          </table:table-cell>
          <table:table-cell table:formula="of:=AVERAGE([.AR42:.AV42])" office:value-type="float" office:value="0.917950004339219" calcext:value-type="float">
            <text:p>0.91795000433921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I43]" office:value-type="float" office:value="0.911899983882904" calcext:value-type="float">
            <text:p>0.911899983882904</text:p>
          </table:table-cell>
          <table:table-cell table:formula="of:=[.S43]" office:value-type="float" office:value="0.921400010585785" calcext:value-type="float">
            <text:p>0.921400010585785</text:p>
          </table:table-cell>
          <table:table-cell table:formula="of:=[.AC43]" office:value-type="float" office:value="0.921800017356873" calcext:value-type="float">
            <text:p>0.921800017356873</text:p>
          </table:table-cell>
          <table:table-cell table:formula="of:=[.AM43]" office:value-type="float" office:value="0.922800004482269" calcext:value-type="float">
            <text:p>0.922800004482269</text:p>
          </table:table-cell>
          <table:table-cell table:formula="of:=[.AW43]" office:value-type="float" office:value="0.917250007390976" calcext:value-type="float">
            <text:p>0.917250007390976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table:number-columns-repeated="3" office:value-type="float" office:value="0.911899983882904" calcext:value-type="float">
            <text:p>0.911899983882904</text:p>
          </table:table-cell>
          <table:table-cell table:formula="of:=AVERAGE([.D43:.H43])" office:value-type="float" office:value="0.911899983882904" calcext:value-type="float">
            <text:p>0.91189998388290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2"/>
          <table:table-cell table:number-columns-repeated="2" office:value-type="float" office:value="0.921400010585785" calcext:value-type="float">
            <text:p>0.921400010585785</text:p>
          </table:table-cell>
          <table:table-cell table:formula="of:=AVERAGE([.N43:.R43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X43:.AB43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number-columns-repeated="2" office:value-type="float" office:value="0.922800004482269" calcext:value-type="float">
            <text:p>0.922800004482269</text:p>
          </table:table-cell>
          <table:table-cell/>
          <table:table-cell office:value-type="float" office:value="0.922800004482269" calcext:value-type="float">
            <text:p>0.922800004482269</text:p>
          </table:table-cell>
          <table:table-cell table:formula="of:=AVERAGE([.AH43:.AL43])" office:value-type="float" office:value="0.922800004482269" calcext:value-type="float">
            <text:p>0.92280000448226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918200016021729" calcext:value-type="float">
            <text:p>0.918200016021729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 table:number-columns-repeated="2" office:value-type="float" office:value="0.916299998760223" calcext:value-type="float">
            <text:p>0.916299998760223</text:p>
          </table:table-cell>
          <table:table-cell table:formula="of:=AVERAGE([.AR43:.AV43])" office:value-type="float" office:value="0.917250007390976" calcext:value-type="float">
            <text:p>0.91725000739097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I44]" office:value-type="float" office:value="0.91159999370575" calcext:value-type="float">
            <text:p>0.91159999370575</text:p>
          </table:table-cell>
          <table:table-cell table:formula="of:=[.S44]" office:value-type="float" office:value="0.921199977397919" calcext:value-type="float">
            <text:p>0.921199977397919</text:p>
          </table:table-cell>
          <table:table-cell table:formula="of:=[.AC44]" office:value-type="float" office:value="0.920300006866455" calcext:value-type="float">
            <text:p>0.920300006866455</text:p>
          </table:table-cell>
          <table:table-cell table:formula="of:=[.AM44]" office:value-type="float" office:value="0.924499988555908" calcext:value-type="float">
            <text:p>0.924499988555908</text:p>
          </table:table-cell>
          <table:table-cell table:formula="of:=[.AW44]" office:value-type="float" office:value="0.917549997568131" calcext:value-type="float">
            <text:p>0.917549997568131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float" office:value="0.91159999370575" calcext:value-type="float">
            <text:p>0.91159999370575</text:p>
          </table:table-cell>
          <table:table-cell/>
          <table:table-cell table:number-columns-repeated="2" office:value-type="float" office:value="0.91159999370575" calcext:value-type="float">
            <text:p>0.91159999370575</text:p>
          </table:table-cell>
          <table:table-cell table:formula="of:=AVERAGE([.D44:.H44])" office:value-type="float" office:value="0.91159999370575" calcext:value-type="float">
            <text:p>0.9115999937057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 table:formula="of:=AVERAGE([.N44:.R44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table:formula="of:=AVERAGE([.X44:.AB44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924499988555908" calcext:value-type="float">
            <text:p>0.924499988555908</text:p>
          </table:table-cell>
          <table:table-cell/>
          <table:table-cell table:number-columns-repeated="2" office:value-type="float" office:value="0.924499988555908" calcext:value-type="float">
            <text:p>0.924499988555908</text:p>
          </table:table-cell>
          <table:table-cell/>
          <table:table-cell table:formula="of:=AVERAGE([.AH44:.AL44])" office:value-type="float" office:value="0.924499988555908" calcext:value-type="float">
            <text:p>0.92449998855590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0.916299998760223" calcext:value-type="float">
            <text:p>0.916299998760223</text:p>
          </table:table-cell>
          <table:table-cell/>
          <table:table-cell office:value-type="float" office:value="0.918799996376038" calcext:value-type="float">
            <text:p>0.918799996376038</text:p>
          </table:table-cell>
          <table:table-cell table:formula="of:=AVERAGE([.AR44:.AV44])" office:value-type="float" office:value="0.917549997568131" calcext:value-type="float">
            <text:p>0.91754999756813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I45]" office:value-type="float" office:value="0.91210001707077" calcext:value-type="float">
            <text:p>0.91210001707077</text:p>
          </table:table-cell>
          <table:table-cell table:formula="of:=[.S45]" office:value-type="float" office:value="0.92059999704361" calcext:value-type="float">
            <text:p>0.92059999704361</text:p>
          </table:table-cell>
          <table:table-cell table:formula="of:=[.AC45]" office:value-type="float" office:value="0.923799991607666" calcext:value-type="float">
            <text:p>0.923799991607666</text:p>
          </table:table-cell>
          <table:table-cell table:formula="of:=[.AM45]" office:value-type="float" office:value="0.921700000762939" calcext:value-type="float">
            <text:p>0.921700000762939</text:p>
          </table:table-cell>
          <table:table-cell table:formula="of:=[.AW45]" office:value-type="float" office:value="0.918350011110306" calcext:value-type="float">
            <text:p>0.918350011110306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number-columns-repeated="2" office:value-type="float" office:value="0.91210001707077" calcext:value-type="float">
            <text:p>0.91210001707077</text:p>
          </table:table-cell>
          <table:table-cell/>
          <table:table-cell office:value-type="float" office:value="0.91210001707077" calcext:value-type="float">
            <text:p>0.91210001707077</text:p>
          </table:table-cell>
          <table:table-cell table:formula="of:=AVERAGE([.D45:.H45])" office:value-type="float" office:value="0.91210001707077" calcext:value-type="float">
            <text:p>0.91210001707077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N45:.R45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.923799991607666" calcext:value-type="float">
            <text:p>0.923799991607666</text:p>
          </table:table-cell>
          <table:table-cell table:number-columns-repeated="2"/>
          <table:table-cell table:number-columns-repeated="2" office:value-type="float" office:value="0.923799991607666" calcext:value-type="float">
            <text:p>0.923799991607666</text:p>
          </table:table-cell>
          <table:table-cell table:formula="of:=AVERAGE([.X45:.AB45])" office:value-type="float" office:value="0.923799991607666" calcext:value-type="float">
            <text:p>0.9237999916076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table:number-columns-repeated="3" office:value-type="float" office:value="0.921700000762939" calcext:value-type="float">
            <text:p>0.921700000762939</text:p>
          </table:table-cell>
          <table:table-cell table:formula="of:=AVERAGE([.AH45:.AL45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7900025844574" calcext:value-type="float">
            <text:p>0.917900025844574</text:p>
          </table:table-cell>
          <table:table-cell table:formula="of:=AVERAGE([.AR45:.AV45])" office:value-type="float" office:value="0.918350011110306" calcext:value-type="float">
            <text:p>0.91835001111030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I46]" office:value-type="float" office:value="0.911400020122528" calcext:value-type="float">
            <text:p>0.911400020122528</text:p>
          </table:table-cell>
          <table:table-cell table:formula="of:=[.S46]" office:value-type="float" office:value="0.922100007534027" calcext:value-type="float">
            <text:p>0.922100007534027</text:p>
          </table:table-cell>
          <table:table-cell table:formula="of:=[.AC46]" office:value-type="float" office:value="0.920700013637543" calcext:value-type="float">
            <text:p>0.920700013637543</text:p>
          </table:table-cell>
          <table:table-cell table:formula="of:=[.AM46]" office:value-type="float" office:value="0.920899987220764" calcext:value-type="float">
            <text:p>0.920899987220764</text:p>
          </table:table-cell>
          <table:table-cell table:formula="of:=[.AW46]" office:value-type="float" office:value="0.918000012636184" calcext:value-type="float">
            <text:p>0.918000012636184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0.911400020122528" calcext:value-type="float">
            <text:p>0.911400020122528</text:p>
          </table:table-cell>
          <table:table-cell table:number-columns-repeated="2"/>
          <table:table-cell office:value-type="float" office:value="0.911400020122528" calcext:value-type="float">
            <text:p>0.911400020122528</text:p>
          </table:table-cell>
          <table:table-cell table:formula="of:=AVERAGE([.D46:.H46])" office:value-type="float" office:value="0.911400020122528" calcext:value-type="float">
            <text:p>0.91140002012252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/>
          <table:table-cell table:formula="of:=AVERAGE([.N46:.R46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 office:value-type="float" office:value="0.920700013637543" calcext:value-type="float">
            <text:p>0.920700013637543</text:p>
          </table:table-cell>
          <table:table-cell table:number-columns-repeated="2"/>
          <table:table-cell table:formula="of:=AVERAGE([.X46:.AB46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AH46:.AL46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.917900025844574" calcext:value-type="float">
            <text:p>0.917900025844574</text:p>
          </table:table-cell>
          <table:table-cell office:value-type="float" office:value="0.918099999427795" calcext:value-type="float">
            <text:p>0.918099999427795</text:p>
          </table:table-cell>
          <table:table-cell/>
          <table:table-cell table:formula="of:=AVERAGE([.AR46:.AV46])" office:value-type="float" office:value="0.918000012636184" calcext:value-type="float">
            <text:p>0.918000012636184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I47]" office:value-type="float" office:value="0.912000000476837" calcext:value-type="float">
            <text:p>0.912000000476837</text:p>
          </table:table-cell>
          <table:table-cell table:formula="of:=[.S47]" office:value-type="float" office:value="0.921899974346161" calcext:value-type="float">
            <text:p>0.921899974346161</text:p>
          </table:table-cell>
          <table:table-cell table:formula="of:=[.AC47]" office:value-type="float" office:value="0.921599984169006" calcext:value-type="float">
            <text:p>0.921599984169006</text:p>
          </table:table-cell>
          <table:table-cell table:formula="of:=[.AM47]" office:value-type="float" office:value="0.92220002412796" calcext:value-type="float">
            <text:p>0.92220002412796</text:p>
          </table:table-cell>
          <table:table-cell table:formula="of:=[.AW47]" office:value-type="float" office:value="0.918733338514964" calcext:value-type="float">
            <text:p>0.918733338514964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0.912000000476837" calcext:value-type="float">
            <text:p>0.912000000476837</text:p>
          </table:table-cell>
          <table:table-cell table:number-columns-repeated="2"/>
          <table:table-cell table:number-columns-repeated="2" office:value-type="float" office:value="0.912000000476837" calcext:value-type="float">
            <text:p>0.912000000476837</text:p>
          </table:table-cell>
          <table:table-cell table:formula="of:=AVERAGE([.D47:.H47])" office:value-type="float" office:value="0.912000000476837" calcext:value-type="float">
            <text:p>0.91200000047683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table:number-columns-repeated="2" office:value-type="float" office:value="0.921899974346161" calcext:value-type="float">
            <text:p>0.921899974346161</text:p>
          </table:table-cell>
          <table:table-cell table:formula="of:=AVERAGE([.N47:.R47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X47:.AB4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92220002412796" calcext:value-type="float">
            <text:p>0.92220002412796</text:p>
          </table:table-cell>
          <table:table-cell/>
          <table:table-cell table:number-columns-repeated="2" office:value-type="float" office:value="0.92220002412796" calcext:value-type="float">
            <text:p>0.92220002412796</text:p>
          </table:table-cell>
          <table:table-cell table:formula="of:=AVERAGE([.AH47:.AL47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 office:value-type="float" office:value="0.918099999427795" calcext:value-type="float">
            <text:p>0.918099999427795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AR47:.AV47])" office:value-type="float" office:value="0.918733338514964" calcext:value-type="float">
            <text:p>0.918733338514964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I48]" office:value-type="float" office:value="0.912500023841858" calcext:value-type="float">
            <text:p>0.912500023841858</text:p>
          </table:table-cell>
          <table:table-cell table:formula="of:=[.S48]" office:value-type="float" office:value="0.921999990940094" calcext:value-type="float">
            <text:p>0.921999990940094</text:p>
          </table:table-cell>
          <table:table-cell table:formula="of:=[.AC48]" office:value-type="float" office:value="0.921199977397919" calcext:value-type="float">
            <text:p>0.921199977397919</text:p>
          </table:table-cell>
          <table:table-cell table:formula="of:=[.AM48]" office:value-type="float" office:value="0.923699975013733" calcext:value-type="float">
            <text:p>0.923699975013733</text:p>
          </table:table-cell>
          <table:table-cell table:formula="of:=[.AW48]" office:value-type="float" office:value="0.919600009918213" calcext:value-type="float">
            <text:p>0.919600009918213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0.912500023841858" calcext:value-type="float">
            <text:p>0.912500023841858</text:p>
          </table:table-cell>
          <table:table-cell table:number-columns-repeated="2"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48:.H48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N48:.R48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 table:formula="of:=AVERAGE([.X48:.AB48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2" office:value-type="float" office:value="0.923699975013733" calcext:value-type="float">
            <text:p>0.923699975013733</text:p>
          </table:table-cell>
          <table:table-cell/>
          <table:table-cell office:value-type="float" office:value="0.923699975013733" calcext:value-type="float">
            <text:p>0.923699975013733</text:p>
          </table:table-cell>
          <table:table-cell/>
          <table:table-cell table:formula="of:=AVERAGE([.AH48:.AL48])" office:value-type="float" office:value="0.923699975013733" calcext:value-type="float">
            <text:p>0.92369997501373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.920000016689301" calcext:value-type="float">
            <text:p>0.920000016689301</text:p>
          </table:table-cell>
          <table:table-cell/>
          <table:table-cell office:value-type="float" office:value="0.920000016689301" calcext:value-type="float">
            <text:p>0.920000016689301</text:p>
          </table:table-cell>
          <table:table-cell office:value-type="float" office:value="0.918799996376038" calcext:value-type="float">
            <text:p>0.918799996376038</text:p>
          </table:table-cell>
          <table:table-cell/>
          <table:table-cell table:formula="of:=AVERAGE([.AR48:.AV48])" office:value-type="float" office:value="0.919600009918213" calcext:value-type="float">
            <text:p>0.91960000991821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I49]" office:value-type="float" office:value="0.912699997425079" calcext:value-type="float">
            <text:p>0.912699997425079</text:p>
          </table:table-cell>
          <table:table-cell table:formula="of:=[.S49]" office:value-type="float" office:value="0.921000003814697" calcext:value-type="float">
            <text:p>0.921000003814697</text:p>
          </table:table-cell>
          <table:table-cell table:formula="of:=[.AC49]" office:value-type="float" office:value="0.921899974346161" calcext:value-type="float">
            <text:p>0.921899974346161</text:p>
          </table:table-cell>
          <table:table-cell table:formula="of:=[.AM49]" office:value-type="float" office:value="0.917999982833862" calcext:value-type="float">
            <text:p>0.917999982833862</text:p>
          </table:table-cell>
          <table:table-cell table:formula="of:=[.AW49]" office:value-type="float" office:value="0.917349994182587" calcext:value-type="float">
            <text:p>0.917349994182587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number-columns-repeated="3" office:value-type="float" office:value="0.912699997425079" calcext:value-type="float">
            <text:p>0.912699997425079</text:p>
          </table:table-cell>
          <table:table-cell/>
          <table:table-cell table:formula="of:=AVERAGE([.D49:.H49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formula="of:=AVERAGE([.N49:.R49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X49:.AB49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 office:value-type="float" office:value="0.917999982833862" calcext:value-type="float">
            <text:p>0.917999982833862</text:p>
          </table:table-cell>
          <table:table-cell table:number-columns-repeated="2"/>
          <table:table-cell office:value-type="float" office:value="0.917999982833862" calcext:value-type="float">
            <text:p>0.917999982833862</text:p>
          </table:table-cell>
          <table:table-cell table:formula="of:=AVERAGE([.AH49:.AL49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 table:number-columns-repeated="2" office:value-type="float" office:value="0.915899991989136" calcext:value-type="float">
            <text:p>0.915899991989136</text:p>
          </table:table-cell>
          <table:table-cell table:formula="of:=AVERAGE([.AR49:.AV49])" office:value-type="float" office:value="0.917349994182587" calcext:value-type="float">
            <text:p>0.917349994182587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I50]" office:value-type="float" office:value="0.912800014019012" calcext:value-type="float">
            <text:p>0.912800014019012</text:p>
          </table:table-cell>
          <table:table-cell table:formula="of:=[.S50]" office:value-type="float" office:value="0.922500014305115" calcext:value-type="float">
            <text:p>0.922500014305115</text:p>
          </table:table-cell>
          <table:table-cell table:formula="of:=[.AC50]" office:value-type="float" office:value="0.92059999704361" calcext:value-type="float">
            <text:p>0.92059999704361</text:p>
          </table:table-cell>
          <table:table-cell table:formula="of:=[.AM50]" office:value-type="float" office:value="0.922100007534027" calcext:value-type="float">
            <text:p>0.922100007534027</text:p>
          </table:table-cell>
          <table:table-cell table:formula="of:=[.AW50]" office:value-type="float" office:value="0.917299985885621" calcext:value-type="float">
            <text:p>0.917299985885621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 table:number-columns-repeated="2"/>
          <table:table-cell office:value-type="float" office:value="0.912800014019012" calcext:value-type="float">
            <text:p>0.912800014019012</text:p>
          </table:table-cell>
          <table:table-cell table:formula="of:=AVERAGE([.D50:.H50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N50:.R50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3" office:value-type="float" office:value="0.92059999704361" calcext:value-type="float">
            <text:p>0.92059999704361</text:p>
          </table:table-cell>
          <table:table-cell/>
          <table:table-cell table:formula="of:=AVERAGE([.X50:.AB50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 table:formula="of:=AVERAGE([.AH50:.AL50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915899991989136" calcext:value-type="float">
            <text:p>0.915899991989136</text:p>
          </table:table-cell>
          <table:table-cell table:number-columns-repeated="2"/>
          <table:table-cell office:value-type="float" office:value="0.918699979782105" calcext:value-type="float">
            <text:p>0.918699979782105</text:p>
          </table:table-cell>
          <table:table-cell table:formula="of:=AVERAGE([.AR50:.AV50])" office:value-type="float" office:value="0.917299985885621" calcext:value-type="float">
            <text:p>0.91729998588562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I51]" office:value-type="float" office:value="0.912699997425079" calcext:value-type="float">
            <text:p>0.912699997425079</text:p>
          </table:table-cell>
          <table:table-cell table:formula="of:=[.S51]" office:value-type="float" office:value="0.922399997711182" calcext:value-type="float">
            <text:p>0.922399997711182</text:p>
          </table:table-cell>
          <table:table-cell table:formula="of:=[.AC51]" office:value-type="float" office:value="0.924499988555908" calcext:value-type="float">
            <text:p>0.924499988555908</text:p>
          </table:table-cell>
          <table:table-cell table:formula="of:=[.AM51]" office:value-type="float" office:value="0.922500014305115" calcext:value-type="float">
            <text:p>0.922500014305115</text:p>
          </table:table-cell>
          <table:table-cell table:formula="of:=[.AW51]" office:value-type="float" office:value="0.917399982611339" calcext:value-type="float">
            <text:p>0.917399982611339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3" office:value-type="float" office:value="0.912699997425079" calcext:value-type="float">
            <text:p>0.912699997425079</text:p>
          </table:table-cell>
          <table:table-cell table:formula="of:=AVERAGE([.D51:.H51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0.922399997711182" calcext:value-type="float">
            <text:p>0.922399997711182</text:p>
          </table:table-cell>
          <table:table-cell table:number-columns-repeated="2"/>
          <table:table-cell table:number-columns-repeated="2" office:value-type="float" office:value="0.922399997711182" calcext:value-type="float">
            <text:p>0.922399997711182</text:p>
          </table:table-cell>
          <table:table-cell table:formula="of:=AVERAGE([.N51:.R51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  <table:table-cell table:number-columns-repeated="3" office:value-type="float" office:value="0.924499988555908" calcext:value-type="float">
            <text:p>0.924499988555908</text:p>
          </table:table-cell>
          <table:table-cell table:formula="of:=AVERAGE([.X51:.AB51])" office:value-type="float" office:value="0.924499988555908" calcext:value-type="float">
            <text:p>0.924499988555908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 table:formula="of:=AVERAGE([.AH51:.AL51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number-columns-repeated="2" office:value-type="float" office:value="0.918699979782105" calcext:value-type="float">
            <text:p>0.918699979782105</text:p>
          </table:table-cell>
          <table:table-cell/>
          <table:table-cell office:value-type="float" office:value="0.914799988269806" calcext:value-type="float">
            <text:p>0.914799988269806</text:p>
          </table:table-cell>
          <table:table-cell table:formula="of:=AVERAGE([.AR51:.AV51])" office:value-type="float" office:value="0.917399982611339" calcext:value-type="float">
            <text:p>0.917399982611339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I52]" office:value-type="float" office:value="0.911800026893616" calcext:value-type="float">
            <text:p>0.911800026893616</text:p>
          </table:table-cell>
          <table:table-cell table:formula="of:=[.S52]" office:value-type="float" office:value="0.921700000762939" calcext:value-type="float">
            <text:p>0.921700000762939</text:p>
          </table:table-cell>
          <table:table-cell table:formula="of:=[.AC52]" office:value-type="float" office:value="0.921500027179718" calcext:value-type="float">
            <text:p>0.921500027179718</text:p>
          </table:table-cell>
          <table:table-cell table:formula="of:=[.AM52]" office:value-type="float" office:value="0.921599984169006" calcext:value-type="float">
            <text:p>0.921599984169006</text:p>
          </table:table-cell>
          <table:table-cell table:formula="of:=[.AW52]" office:value-type="float" office:value="0.914866665999095" calcext:value-type="float">
            <text:p>0.914866665999095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 office:value-type="float" office:value="0.911800026893616" calcext:value-type="float">
            <text:p>0.911800026893616</text:p>
          </table:table-cell>
          <table:table-cell table:number-columns-repeated="2"/>
          <table:table-cell table:formula="of:=AVERAGE([.D52:.H52])" office:value-type="float" office:value="0.911800026893616" calcext:value-type="float">
            <text:p>0.91180002689361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 table:formula="of:=AVERAGE([.N52:.R52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 table:formula="of:=AVERAGE([.X52:.AB52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office:value-type="float" office:value="0.921599984169006" calcext:value-type="float">
            <text:p>0.921599984169006</text:p>
          </table:table-cell>
          <table:table-cell table:formula="of:=AVERAGE([.AH52:.AL52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.914799988269806" calcext:value-type="float">
            <text:p>0.914799988269806</text:p>
          </table:table-cell>
          <table:table-cell table:number-columns-repeated="2"/>
          <table:table-cell office:value-type="float" office:value="0.915000021457672" calcext:value-type="float">
            <text:p>0.915000021457672</text:p>
          </table:table-cell>
          <table:table-cell table:formula="of:=AVERAGE([.AR52:.AV52])" office:value-type="float" office:value="0.914866665999095" calcext:value-type="float">
            <text:p>0.914866665999095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I53]" office:value-type="float" office:value="0.912699997425079" calcext:value-type="float">
            <text:p>0.912699997425079</text:p>
          </table:table-cell>
          <table:table-cell table:formula="of:=[.S53]" office:value-type="float" office:value="0.922299981117249" calcext:value-type="float">
            <text:p>0.922299981117249</text:p>
          </table:table-cell>
          <table:table-cell table:formula="of:=[.AC53]" office:value-type="float" office:value="0.922399997711182" calcext:value-type="float">
            <text:p>0.922399997711182</text:p>
          </table:table-cell>
          <table:table-cell table:formula="of:=[.AM53]" office:value-type="float" office:value="0.920300006866455" calcext:value-type="float">
            <text:p>0.920300006866455</text:p>
          </table:table-cell>
          <table:table-cell table:formula="of:=[.AW53]" office:value-type="float" office:value="0.915000021457672" calcext:value-type="float">
            <text:p>0.91500002145767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0.912699997425079" calcext:value-type="float">
            <text:p>0.912699997425079</text:p>
          </table:table-cell>
          <table:table-cell/>
          <table:table-cell table:formula="of:=AVERAGE([.D53:.H53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3" office:value-type="float" office:value="0.922299981117249" calcext:value-type="float">
            <text:p>0.922299981117249</text:p>
          </table:table-cell>
          <table:table-cell/>
          <table:table-cell table:formula="of:=AVERAGE([.N53:.R53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 office:value-type="float" office:value="0.922399997711182" calcext:value-type="float">
            <text:p>0.922399997711182</text:p>
          </table:table-cell>
          <table:table-cell table:number-columns-repeated="2"/>
          <table:table-cell office:value-type="float" office:value="0.922399997711182" calcext:value-type="float">
            <text:p>0.922399997711182</text:p>
          </table:table-cell>
          <table:table-cell table:formula="of:=AVERAGE([.X53:.AB53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/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AH53:.AL53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 office:value-type="float" office:value="0.915000021457672" calcext:value-type="float">
            <text:p>0.915000021457672</text:p>
          </table:table-cell>
          <table:table-cell table:number-columns-repeated="2"/>
          <table:table-cell office:value-type="float" office:value="0.915000021457672" calcext:value-type="float">
            <text:p>0.915000021457672</text:p>
          </table:table-cell>
          <table:table-cell table:formula="of:=AVERAGE([.AR53:.AV53])" office:value-type="float" office:value="0.915000021457672" calcext:value-type="float">
            <text:p>0.91500002145767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I54]" office:value-type="float" office:value="0.912199974060059" calcext:value-type="float">
            <text:p>0.912199974060059</text:p>
          </table:table-cell>
          <table:table-cell table:formula="of:=[.S54]" office:value-type="float" office:value="0.922500014305115" calcext:value-type="float">
            <text:p>0.922500014305115</text:p>
          </table:table-cell>
          <table:table-cell table:formula="of:=[.AC54]" office:value-type="float" office:value="0.923900008201599" calcext:value-type="float">
            <text:p>0.923900008201599</text:p>
          </table:table-cell>
          <table:table-cell table:formula="of:=[.AM54]" office:value-type="float" office:value="0.920300006866455" calcext:value-type="float">
            <text:p>0.920300006866455</text:p>
          </table:table-cell>
          <table:table-cell table:formula="of:=[.AW54]" office:value-type="float" office:value="0.915000021457672" calcext:value-type="float">
            <text:p>0.915000021457672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/>
          <table:table-cell table:number-columns-repeated="3" office:value-type="float" office:value="0.912199974060059" calcext:value-type="float">
            <text:p>0.912199974060059</text:p>
          </table:table-cell>
          <table:table-cell/>
          <table:table-cell table:formula="of:=AVERAGE([.D54:.H54])" office:value-type="float" office:value="0.912199974060059" calcext:value-type="float">
            <text:p>0.91219997406005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/>
          <table:table-cell table:number-columns-repeated="3" office:value-type="float" office:value="0.922500014305115" calcext:value-type="float">
            <text:p>0.922500014305115</text:p>
          </table:table-cell>
          <table:table-cell table:formula="of:=AVERAGE([.N54:.R54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 office:value-type="float" office:value="0.923900008201599" calcext:value-type="float">
            <text:p>0.923900008201599</text:p>
          </table:table-cell>
          <table:table-cell/>
          <table:table-cell office:value-type="float" office:value="0.923900008201599" calcext:value-type="float">
            <text:p>0.923900008201599</text:p>
          </table:table-cell>
          <table:table-cell/>
          <table:table-cell table:formula="of:=AVERAGE([.X54:.AB54])" office:value-type="float" office:value="0.923900008201599" calcext:value-type="float">
            <text:p>0.92390000820159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/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AH54:.AL54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2" office:value-type="float" office:value="0.915000021457672" calcext:value-type="float">
            <text:p>0.915000021457672</text:p>
          </table:table-cell>
          <table:table-cell table:number-columns-repeated="3"/>
          <table:table-cell table:formula="of:=AVERAGE([.AR54:.AV54])" office:value-type="float" office:value="0.915000021457672" calcext:value-type="float">
            <text:p>0.91500002145767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I55]" office:value-type="float" office:value="0.912800014019012" calcext:value-type="float">
            <text:p>0.912800014019012</text:p>
          </table:table-cell>
          <table:table-cell table:formula="of:=[.S55]" office:value-type="float" office:value="0.920700013637543" calcext:value-type="float">
            <text:p>0.920700013637543</text:p>
          </table:table-cell>
          <table:table-cell table:formula="of:=[.AC55]" office:value-type="float" office:value="0.92220002412796" calcext:value-type="float">
            <text:p>0.92220002412796</text:p>
          </table:table-cell>
          <table:table-cell table:formula="of:=[.AM55]" office:value-type="float" office:value="0.920199990272522" calcext:value-type="float">
            <text:p>0.920199990272522</text:p>
          </table:table-cell>
          <table:table-cell table:formula="of:=[.AW55]" office:value-type="float" office:value="0.915000021457672" calcext:value-type="float">
            <text:p>0.915000021457672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D55:.H55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float" office:value="0.920700013637543" calcext:value-type="float">
            <text:p>0.920700013637543</text:p>
          </table:table-cell>
          <table:table-cell table:formula="of:=AVERAGE([.N55:.R55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X55:.AB55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0.920199990272522" calcext:value-type="float">
            <text:p>0.920199990272522</text:p>
          </table:table-cell>
          <table:table-cell table:number-columns-repeated="2"/>
          <table:table-cell table:number-columns-repeated="2" office:value-type="float" office:value="0.920199990272522" calcext:value-type="float">
            <text:p>0.920199990272522</text:p>
          </table:table-cell>
          <table:table-cell table:formula="of:=AVERAGE([.AH55:.AL55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/>
          <table:table-cell table:number-columns-repeated="3" office:value-type="float" office:value="0.915000021457672" calcext:value-type="float">
            <text:p>0.915000021457672</text:p>
          </table:table-cell>
          <table:table-cell/>
          <table:table-cell table:formula="of:=AVERAGE([.AR55:.AV55])" office:value-type="float" office:value="0.915000021457672" calcext:value-type="float">
            <text:p>0.91500002145767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I56]" office:value-type="float" office:value="0.912500023841858" calcext:value-type="float">
            <text:p>0.912500023841858</text:p>
          </table:table-cell>
          <table:table-cell table:formula="of:=[.S56]" office:value-type="float" office:value="0.921599984169006" calcext:value-type="float">
            <text:p>0.921599984169006</text:p>
          </table:table-cell>
          <table:table-cell table:formula="of:=[.AC56]" office:value-type="float" office:value="0.923500001430512" calcext:value-type="float">
            <text:p>0.923500001430512</text:p>
          </table:table-cell>
          <table:table-cell table:formula="of:=[.AM56]" office:value-type="float" office:value="0.922599971294403" calcext:value-type="float">
            <text:p>0.922599971294403</text:p>
          </table:table-cell>
          <table:table-cell table:formula="of:=[.AW56]" office:value-type="float" office:value="0.915899991989136" calcext:value-type="float">
            <text:p>0.915899991989136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 office:value-type="float" office:value="0.912500023841858" calcext:value-type="float">
            <text:p>0.912500023841858</text:p>
          </table:table-cell>
          <table:table-cell table:number-columns-repeated="2"/>
          <table:table-cell table:formula="of:=AVERAGE([.D56:.H56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float" office:value="0.921599984169006" calcext:value-type="float">
            <text:p>0.921599984169006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 table:formula="of:=AVERAGE([.N56:.R56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/>
          <table:table-cell table:number-columns-repeated="2" office:value-type="float" office:value="0.923500001430512" calcext:value-type="float">
            <text:p>0.923500001430512</text:p>
          </table:table-cell>
          <table:table-cell table:formula="of:=AVERAGE([.X56:.AB56])" office:value-type="float" office:value="0.923500001430512" calcext:value-type="float">
            <text:p>0.923500001430512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number-columns-repeated="3" office:value-type="float" office:value="0.922599971294403" calcext:value-type="float">
            <text:p>0.922599971294403</text:p>
          </table:table-cell>
          <table:table-cell/>
          <table:table-cell table:formula="of:=AVERAGE([.AH56:.AL56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0.915899991989136" calcext:value-type="float">
            <text:p>0.915899991989136</text:p>
          </table:table-cell>
          <table:table-cell/>
          <table:table-cell table:number-columns-repeated="2" office:value-type="float" office:value="0.915899991989136" calcext:value-type="float">
            <text:p>0.915899991989136</text:p>
          </table:table-cell>
          <table:table-cell/>
          <table:table-cell table:formula="of:=AVERAGE([.AR56:.AV56])" office:value-type="float" office:value="0.915899991989136" calcext:value-type="float">
            <text:p>0.91589999198913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I57]" office:value-type="float" office:value="0.912500023841858" calcext:value-type="float">
            <text:p>0.912500023841858</text:p>
          </table:table-cell>
          <table:table-cell table:formula="of:=[.S57]" office:value-type="float" office:value="0.923200011253357" calcext:value-type="float">
            <text:p>0.923200011253357</text:p>
          </table:table-cell>
          <table:table-cell table:formula="of:=[.AC57]" office:value-type="float" office:value="0.922999978065491" calcext:value-type="float">
            <text:p>0.922999978065491</text:p>
          </table:table-cell>
          <table:table-cell table:formula="of:=[.AM57]" office:value-type="float" office:value="0.921299993991852" calcext:value-type="float">
            <text:p>0.921299993991852</text:p>
          </table:table-cell>
          <table:table-cell table:formula="of:=[.AW57]" office:value-type="float" office:value="0.91509997844696" calcext:value-type="float">
            <text:p>0.91509997844696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57:.H57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 office:value-type="float" office:value="0.923200011253357" calcext:value-type="float">
            <text:p>0.923200011253357</text:p>
          </table:table-cell>
          <table:table-cell/>
          <table:table-cell office:value-type="float" office:value="0.923200011253357" calcext:value-type="float">
            <text:p>0.923200011253357</text:p>
          </table:table-cell>
          <table:table-cell/>
          <table:table-cell table:formula="of:=AVERAGE([.N57:.R57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3" office:value-type="float" office:value="0.922999978065491" calcext:value-type="float">
            <text:p>0.922999978065491</text:p>
          </table:table-cell>
          <table:table-cell table:number-columns-repeated="2"/>
          <table:table-cell table:formula="of:=AVERAGE([.X57:.AB57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 table:formula="of:=AVERAGE([.AH57:.AL57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/>
          <table:table-cell table:number-columns-repeated="3" office:value-type="float" office:value="0.91509997844696" calcext:value-type="float">
            <text:p>0.91509997844696</text:p>
          </table:table-cell>
          <table:table-cell table:formula="of:=AVERAGE([.AR57:.AV57])" office:value-type="float" office:value="0.91509997844696" calcext:value-type="float">
            <text:p>0.91509997844696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I58]" office:value-type="float" office:value="0.912599980831146" calcext:value-type="float">
            <text:p>0.912599980831146</text:p>
          </table:table-cell>
          <table:table-cell table:formula="of:=[.S58]" office:value-type="float" office:value="0.921999990940094" calcext:value-type="float">
            <text:p>0.921999990940094</text:p>
          </table:table-cell>
          <table:table-cell table:formula="of:=[.AC58]" office:value-type="float" office:value="0.92330002784729" calcext:value-type="float">
            <text:p>0.92330002784729</text:p>
          </table:table-cell>
          <table:table-cell table:formula="of:=[.AM58]" office:value-type="float" office:value="0.921000003814697" calcext:value-type="float">
            <text:p>0.921000003814697</text:p>
          </table:table-cell>
          <table:table-cell table:formula="of:=[.AW58]" office:value-type="float" office:value="0.917999982833862" calcext:value-type="float">
            <text:p>0.917999982833862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formula="of:=AVERAGE([.D58:.H58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N58:.R58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2330002784729" calcext:value-type="float">
            <text:p>0.92330002784729</text:p>
          </table:table-cell>
          <table:table-cell/>
          <table:table-cell table:number-columns-repeated="2" office:value-type="float" office:value="0.92330002784729" calcext:value-type="float">
            <text:p>0.92330002784729</text:p>
          </table:table-cell>
          <table:table-cell/>
          <table:table-cell table:formula="of:=AVERAGE([.X58:.AB58])" office:value-type="float" office:value="0.92330002784729" calcext:value-type="float">
            <text:p>0.9233000278472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 table:formula="of:=AVERAGE([.AH58:.AL58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0.917999982833862" calcext:value-type="float">
            <text:p>0.917999982833862</text:p>
          </table:table-cell>
          <table:table-cell/>
          <table:table-cell table:number-columns-repeated="2" office:value-type="float" office:value="0.917999982833862" calcext:value-type="float">
            <text:p>0.917999982833862</text:p>
          </table:table-cell>
          <table:table-cell/>
          <table:table-cell table:formula="of:=AVERAGE([.AR58:.AV58])" office:value-type="float" office:value="0.917999982833862" calcext:value-type="float">
            <text:p>0.917999982833862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I59]" office:value-type="float" office:value="0.912899971008301" calcext:value-type="float">
            <text:p>0.912899971008301</text:p>
          </table:table-cell>
          <table:table-cell table:formula="of:=[.S59]" office:value-type="float" office:value="0.922500014305115" calcext:value-type="float">
            <text:p>0.922500014305115</text:p>
          </table:table-cell>
          <table:table-cell table:formula="of:=[.AC59]" office:value-type="float" office:value="0.92220002412796" calcext:value-type="float">
            <text:p>0.92220002412796</text:p>
          </table:table-cell>
          <table:table-cell table:formula="of:=[.AM59]" office:value-type="float" office:value="0.92220002412796" calcext:value-type="float">
            <text:p>0.92220002412796</text:p>
          </table:table-cell>
          <table:table-cell table:formula="of:=[.AW59]" office:value-type="float" office:value="0.921400010585785" calcext:value-type="float">
            <text:p>0.921400010585785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table:number-columns-repeated="3" office:value-type="float" office:value="0.912899971008301" calcext:value-type="float">
            <text:p>0.912899971008301</text:p>
          </table:table-cell>
          <table:table-cell table:formula="of:=AVERAGE([.D59:.H59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3" office:value-type="float" office:value="0.922500014305115" calcext:value-type="float">
            <text:p>0.922500014305115</text:p>
          </table:table-cell>
          <table:table-cell table:number-columns-repeated="2"/>
          <table:table-cell table:formula="of:=AVERAGE([.N59:.R59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.92220002412796" calcext:value-type="float">
            <text:p>0.92220002412796</text:p>
          </table:table-cell>
          <table:table-cell/>
          <table:table-cell office:value-type="float" office:value="0.92220002412796" calcext:value-type="float">
            <text:p>0.92220002412796</text:p>
          </table:table-cell>
          <table:table-cell/>
          <table:table-cell office:value-type="float" office:value="0.92220002412796" calcext:value-type="float">
            <text:p>0.92220002412796</text:p>
          </table:table-cell>
          <table:table-cell table:formula="of:=AVERAGE([.X59:.AB5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/>
          <table:table-cell table:number-columns-repeated="3" office:value-type="float" office:value="0.92220002412796" calcext:value-type="float">
            <text:p>0.92220002412796</text:p>
          </table:table-cell>
          <table:table-cell/>
          <table:table-cell table:formula="of:=AVERAGE([.AH59:.AL5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0.921400010585785" calcext:value-type="float">
            <text:p>0.921400010585785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table:formula="of:=AVERAGE([.AR59:.AV59])" office:value-type="float" office:value="0.921400010585785" calcext:value-type="float">
            <text:p>0.921400010585785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I60]" office:value-type="float" office:value="0.912299990653992" calcext:value-type="float">
            <text:p>0.912299990653992</text:p>
          </table:table-cell>
          <table:table-cell table:formula="of:=[.S60]" office:value-type="float" office:value="0.922100007534027" calcext:value-type="float">
            <text:p>0.922100007534027</text:p>
          </table:table-cell>
          <table:table-cell table:formula="of:=[.AC60]" office:value-type="float" office:value="0.921000003814697" calcext:value-type="float">
            <text:p>0.921000003814697</text:p>
          </table:table-cell>
          <table:table-cell table:formula="of:=[.AM60]" office:value-type="float" office:value="0.920700013637543" calcext:value-type="float">
            <text:p>0.920700013637543</text:p>
          </table:table-cell>
          <table:table-cell table:formula="of:=[.AW60]" office:value-type="float" office:value="0.916499972343445" calcext:value-type="float">
            <text:p>0.916499972343445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 office:value-type="float" office:value="0.912299990653992" calcext:value-type="float">
            <text:p>0.912299990653992</text:p>
          </table:table-cell>
          <table:table-cell table:number-columns-repeated="2"/>
          <table:table-cell table:formula="of:=AVERAGE([.D60:.H60])" office:value-type="float" office:value="0.912299990653992" calcext:value-type="float">
            <text:p>0.91229999065399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3" office:value-type="float" office:value="0.922100007534027" calcext:value-type="float">
            <text:p>0.922100007534027</text:p>
          </table:table-cell>
          <table:table-cell table:number-columns-repeated="2"/>
          <table:table-cell table:formula="of:=AVERAGE([.N60:.R60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2" office:value-type="float" office:value="0.921000003814697" calcext:value-type="float">
            <text:p>0.921000003814697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formula="of:=AVERAGE([.X60:.AB60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number-columns-repeated="3" office:value-type="float" office:value="0.920700013637543" calcext:value-type="float">
            <text:p>0.920700013637543</text:p>
          </table:table-cell>
          <table:table-cell/>
          <table:table-cell table:formula="of:=AVERAGE([.AH60:.AL60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number-columns-repeated="2" office:value-type="float" office:value="0.916499972343445" calcext:value-type="float">
            <text:p>0.916499972343445</text:p>
          </table:table-cell>
          <table:table-cell/>
          <table:table-cell office:value-type="float" office:value="0.916499972343445" calcext:value-type="float">
            <text:p>0.916499972343445</text:p>
          </table:table-cell>
          <table:table-cell table:formula="of:=AVERAGE([.AR60:.AV60])" office:value-type="float" office:value="0.916499972343445" calcext:value-type="float">
            <text:p>0.91649997234344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I61]" office:value-type="float" office:value="0.912999987602234" calcext:value-type="float">
            <text:p>0.912999987602234</text:p>
          </table:table-cell>
          <table:table-cell table:formula="of:=[.S61]" office:value-type="float" office:value="0.92110002040863" calcext:value-type="float">
            <text:p>0.92110002040863</text:p>
          </table:table-cell>
          <table:table-cell table:formula="of:=[.AC61]" office:value-type="float" office:value="0.92330002784729" calcext:value-type="float">
            <text:p>0.92330002784729</text:p>
          </table:table-cell>
          <table:table-cell table:formula="of:=[.AM61]" office:value-type="float" office:value="0.921999990940094" calcext:value-type="float">
            <text:p>0.921999990940094</text:p>
          </table:table-cell>
          <table:table-cell table:formula="of:=[.AW61]" office:value-type="float" office:value="0.917699992656708" calcext:value-type="float">
            <text:p>0.91769999265670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 table:formula="of:=AVERAGE([.D61:.H61])" office:value-type="float" office:value="0.912999987602234" calcext:value-type="float">
            <text:p>0.91299998760223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number-columns-repeated="3" office:value-type="float" office:value="0.92110002040863" calcext:value-type="float">
            <text:p>0.92110002040863</text:p>
          </table:table-cell>
          <table:table-cell/>
          <table:table-cell table:formula="of:=AVERAGE([.N61:.R61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formula="of:=AVERAGE([.X61:.AB61])" office:value-type="float" office:value="0.92330002784729" calcext:value-type="float">
            <text:p>0.92330002784729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0.921999990940094" calcext:value-type="float">
            <text:p>0.921999990940094</text:p>
          </table:table-cell>
          <table:table-cell table:number-columns-repeated="2"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AH61:.AL61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/>
          <table:table-cell table:number-columns-repeated="3" office:value-type="float" office:value="0.917699992656708" calcext:value-type="float">
            <text:p>0.917699992656708</text:p>
          </table:table-cell>
          <table:table-cell/>
          <table:table-cell table:formula="of:=AVERAGE([.AR61:.AV61])" office:value-type="float" office:value="0.917699992656708" calcext:value-type="float">
            <text:p>0.91769999265670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I62]" office:value-type="float" office:value="0.912599980831146" calcext:value-type="float">
            <text:p>0.912599980831146</text:p>
          </table:table-cell>
          <table:table-cell table:formula="of:=[.S62]" office:value-type="float" office:value="0.92220002412796" calcext:value-type="float">
            <text:p>0.92220002412796</text:p>
          </table:table-cell>
          <table:table-cell table:formula="of:=[.AC62]" office:value-type="float" office:value="0.924300014972687" calcext:value-type="float">
            <text:p>0.924300014972687</text:p>
          </table:table-cell>
          <table:table-cell table:formula="of:=[.AM62]" office:value-type="float" office:value="0.920499980449677" calcext:value-type="float">
            <text:p>0.920499980449677</text:p>
          </table:table-cell>
          <table:table-cell table:formula="of:=[.AW62]" office:value-type="float" office:value="0.920099973678589" calcext:value-type="float">
            <text:p>0.920099973678589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3" office:value-type="float" office:value="0.912599980831146" calcext:value-type="float">
            <text:p>0.912599980831146</text:p>
          </table:table-cell>
          <table:table-cell table:number-columns-repeated="2"/>
          <table:table-cell table:formula="of:=AVERAGE([.D62:.H62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 office:value-type="float" office:value="0.92220002412796" calcext:value-type="float">
            <text:p>0.92220002412796</text:p>
          </table:table-cell>
          <table:table-cell table:number-columns-repeated="2"/>
          <table:table-cell table:formula="of:=AVERAGE([.N62:.R62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0.924300014972687" calcext:value-type="float">
            <text:p>0.924300014972687</text:p>
          </table:table-cell>
          <table:table-cell table:formula="of:=AVERAGE([.X62:.AB62])" office:value-type="float" office:value="0.924300014972687" calcext:value-type="float">
            <text:p>0.92430001497268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2"/>
          <table:table-cell table:number-columns-repeated="3" office:value-type="float" office:value="0.920499980449677" calcext:value-type="float">
            <text:p>0.920499980449677</text:p>
          </table:table-cell>
          <table:table-cell table:formula="of:=AVERAGE([.AH62:.AL62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0.920099973678589" calcext:value-type="float">
            <text:p>0.920099973678589</text:p>
          </table:table-cell>
          <table:table-cell table:number-columns-repeated="2"/>
          <table:table-cell table:number-columns-repeated="2" office:value-type="float" office:value="0.920099973678589" calcext:value-type="float">
            <text:p>0.920099973678589</text:p>
          </table:table-cell>
          <table:table-cell table:formula="of:=AVERAGE([.AR62:.AV62])" office:value-type="float" office:value="0.920099973678589" calcext:value-type="float">
            <text:p>0.920099973678589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I63]" office:value-type="float" office:value="0.912899971008301" calcext:value-type="float">
            <text:p>0.912899971008301</text:p>
          </table:table-cell>
          <table:table-cell table:formula="of:=[.S63]" office:value-type="float" office:value="0.921700000762939" calcext:value-type="float">
            <text:p>0.921700000762939</text:p>
          </table:table-cell>
          <table:table-cell table:formula="of:=[.AC63]" office:value-type="float" office:value="0.923399984836578" calcext:value-type="float">
            <text:p>0.923399984836578</text:p>
          </table:table-cell>
          <table:table-cell table:formula="of:=[.AM63]" office:value-type="float" office:value="0.922399997711182" calcext:value-type="float">
            <text:p>0.922399997711182</text:p>
          </table:table-cell>
          <table:table-cell table:formula="of:=[.AW63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3" office:value-type="float" office:value="0.912899971008301" calcext:value-type="float">
            <text:p>0.912899971008301</text:p>
          </table:table-cell>
          <table:table-cell table:number-columns-repeated="2"/>
          <table:table-cell table:formula="of:=AVERAGE([.D63:.H63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21700000762939" calcext:value-type="float">
            <text:p>0.921700000762939</text:p>
          </table:table-cell>
          <table:table-cell/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table:formula="of:=AVERAGE([.N63:.R63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23399984836578" calcext:value-type="float">
            <text:p>0.923399984836578</text:p>
          </table:table-cell>
          <table:table-cell/>
          <table:table-cell table:number-columns-repeated="2" office:value-type="float" office:value="0.923399984836578" calcext:value-type="float">
            <text:p>0.923399984836578</text:p>
          </table:table-cell>
          <table:table-cell/>
          <table:table-cell table:formula="of:=AVERAGE([.X63:.AB63])" office:value-type="float" office:value="0.923399984836578" calcext:value-type="float">
            <text:p>0.92339998483657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0.922399997711182" calcext:value-type="float">
            <text:p>0.922399997711182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/>
          <table:table-cell office:value-type="float" office:value="0.922399997711182" calcext:value-type="float">
            <text:p>0.922399997711182</text:p>
          </table:table-cell>
          <table:table-cell table:formula="of:=AVERAGE([.AH63:.AL63])" office:value-type="float" office:value="0.922399997711182" calcext:value-type="float">
            <text:p>0.92239999771118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 office:value-type="float" office:value="0.919200003147125" calcext:value-type="float">
            <text:p>0.919200003147125</text:p>
          </table:table-cell>
          <table:table-cell table:number-columns-repeated="2"/>
          <table:table-cell table:formula="of:=AVERAGE([.AR63:.AV63])" office:value-type="float" office:value="0.919200003147125" calcext:value-type="float">
            <text:p>0.919200003147125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I64]" office:value-type="float" office:value="0.912999987602234" calcext:value-type="float">
            <text:p>0.912999987602234</text:p>
          </table:table-cell>
          <table:table-cell table:formula="of:=[.S64]" office:value-type="float" office:value="0.921899974346161" calcext:value-type="float">
            <text:p>0.921899974346161</text:p>
          </table:table-cell>
          <table:table-cell table:formula="of:=[.AC64]" office:value-type="float" office:value="0.922999978065491" calcext:value-type="float">
            <text:p>0.922999978065491</text:p>
          </table:table-cell>
          <table:table-cell table:formula="of:=[.AM64]" office:value-type="float" office:value="0.922500014305115" calcext:value-type="float">
            <text:p>0.922500014305115</text:p>
          </table:table-cell>
          <table:table-cell table:formula="of:=[.AW64]" office:value-type="float" office:value="0.918799996376038" calcext:value-type="float">
            <text:p>0.918799996376038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0.912999987602234" calcext:value-type="float">
            <text:p>0.912999987602234</text:p>
          </table:table-cell>
          <table:table-cell/>
          <table:table-cell office:value-type="float" office:value="0.912999987602234" calcext:value-type="float">
            <text:p>0.912999987602234</text:p>
          </table:table-cell>
          <table:table-cell table:formula="of:=AVERAGE([.D64:.H64])" office:value-type="float" office:value="0.912999987602234" calcext:value-type="float">
            <text:p>0.91299998760223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N64:.R64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number-columns-repeated="3" office:value-type="float" office:value="0.922999978065491" calcext:value-type="float">
            <text:p>0.922999978065491</text:p>
          </table:table-cell>
          <table:table-cell/>
          <table:table-cell table:formula="of:=AVERAGE([.X64:.AB64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/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 table:formula="of:=AVERAGE([.AH64:.AL64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0.918799996376038" calcext:value-type="float">
            <text:p>0.918799996376038</text:p>
          </table:table-cell>
          <table:table-cell/>
          <table:table-cell table:number-columns-repeated="2" office:value-type="float" office:value="0.918799996376038" calcext:value-type="float">
            <text:p>0.918799996376038</text:p>
          </table:table-cell>
          <table:table-cell/>
          <table:table-cell table:formula="of:=AVERAGE([.AR64:.AV64])" office:value-type="float" office:value="0.918799996376038" calcext:value-type="float">
            <text:p>0.91879999637603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I65]" office:value-type="float" office:value="0.912899971008301" calcext:value-type="float">
            <text:p>0.912899971008301</text:p>
          </table:table-cell>
          <table:table-cell table:formula="of:=[.S65]" office:value-type="float" office:value="0.921500027179718" calcext:value-type="float">
            <text:p>0.921500027179718</text:p>
          </table:table-cell>
          <table:table-cell table:formula="of:=[.AC65]" office:value-type="float" office:value="0.921800017356873" calcext:value-type="float">
            <text:p>0.921800017356873</text:p>
          </table:table-cell>
          <table:table-cell table:formula="of:=[.AM65]" office:value-type="float" office:value="0.921700000762939" calcext:value-type="float">
            <text:p>0.921700000762939</text:p>
          </table:table-cell>
          <table:table-cell table:formula="of:=[.AW65]" office:value-type="float" office:value="0.920300006866455" calcext:value-type="float">
            <text:p>0.920300006866455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0.912899971008301" calcext:value-type="float">
            <text:p>0.912899971008301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/>
          <table:table-cell office:value-type="float" office:value="0.912899971008301" calcext:value-type="float">
            <text:p>0.912899971008301</text:p>
          </table:table-cell>
          <table:table-cell table:formula="of:=AVERAGE([.D65:.H65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 table:formula="of:=AVERAGE([.N65:.R65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/>
          <table:table-cell table:number-columns-repeated="3" office:value-type="float" office:value="0.921800017356873" calcext:value-type="float">
            <text:p>0.921800017356873</text:p>
          </table:table-cell>
          <table:table-cell table:formula="of:=AVERAGE([.X65:.AB65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 table:formula="of:=AVERAGE([.AH65:.AL65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table:number-columns-repeated="2" office:value-type="float" office:value="0.920300006866455" calcext:value-type="float">
            <text:p>0.920300006866455</text:p>
          </table:table-cell>
          <table:table-cell/>
          <table:table-cell table:formula="of:=AVERAGE([.AR65:.AV65])" office:value-type="float" office:value="0.920300006866455" calcext:value-type="float">
            <text:p>0.92030000686645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66]" office:value-type="float" office:value="0.912899971008301" calcext:value-type="float">
            <text:p>0.912899971008301</text:p>
          </table:table-cell>
          <table:table-cell table:formula="of:=[.S66]" office:value-type="float" office:value="0.92059999704361" calcext:value-type="float">
            <text:p>0.92059999704361</text:p>
          </table:table-cell>
          <table:table-cell table:formula="of:=[.AC66]" office:value-type="float" office:value="0.922299981117249" calcext:value-type="float">
            <text:p>0.922299981117249</text:p>
          </table:table-cell>
          <table:table-cell table:formula="of:=[.AM66]" office:value-type="float" office:value="0.922599971294403" calcext:value-type="float">
            <text:p>0.922599971294403</text:p>
          </table:table-cell>
          <table:table-cell table:formula="of:=[.AW66]" office:value-type="float" office:value="0.915799975395203" calcext:value-type="float">
            <text:p>0.915799975395203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912899971008301" calcext:value-type="float">
            <text:p>0.912899971008301</text:p>
          </table:table-cell>
          <table:table-cell/>
          <table:table-cell table:number-columns-repeated="2" office:value-type="float" office:value="0.912899971008301" calcext:value-type="float">
            <text:p>0.912899971008301</text:p>
          </table:table-cell>
          <table:table-cell/>
          <table:table-cell table:formula="of:=AVERAGE([.D66:.H66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/>
          <table:table-cell table:formula="of:=AVERAGE([.N66:.R66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 table:formula="of:=AVERAGE([.X66:.AB66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2" office:value-type="float" office:value="0.922599971294403" calcext:value-type="float">
            <text:p>0.922599971294403</text:p>
          </table:table-cell>
          <table:table-cell/>
          <table:table-cell office:value-type="float" office:value="0.922599971294403" calcext:value-type="float">
            <text:p>0.922599971294403</text:p>
          </table:table-cell>
          <table:table-cell/>
          <table:table-cell table:formula="of:=AVERAGE([.AH66:.AL66])" office:value-type="float" office:value="0.922599971294403" calcext:value-type="float">
            <text:p>0.922599971294403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0.915799975395203" calcext:value-type="float">
            <text:p>0.915799975395203</text:p>
          </table:table-cell>
          <table:table-cell/>
          <table:table-cell table:number-columns-repeated="2" office:value-type="float" office:value="0.915799975395203" calcext:value-type="float">
            <text:p>0.915799975395203</text:p>
          </table:table-cell>
          <table:table-cell/>
          <table:table-cell table:formula="of:=AVERAGE([.AR66:.AV66])" office:value-type="float" office:value="0.915799975395203" calcext:value-type="float">
            <text:p>0.915799975395203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I67]" office:value-type="float" office:value="0.912800014019012" calcext:value-type="float">
            <text:p>0.912800014019012</text:p>
          </table:table-cell>
          <table:table-cell table:formula="of:=[.S67]" office:value-type="float" office:value="0.92059999704361" calcext:value-type="float">
            <text:p>0.92059999704361</text:p>
          </table:table-cell>
          <table:table-cell table:formula="of:=[.AC67]" office:value-type="float" office:value="0.922500014305115" calcext:value-type="float">
            <text:p>0.922500014305115</text:p>
          </table:table-cell>
          <table:table-cell table:formula="of:=[.AM67]" office:value-type="float" office:value="0.921049982309341" calcext:value-type="float">
            <text:p>0.921049982309341</text:p>
          </table:table-cell>
          <table:table-cell table:formula="of:=[.AW67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 table:formula="of:=AVERAGE([.D67:.H67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/>
          <table:table-cell table:number-columns-repeated="3" office:value-type="float" office:value="0.92059999704361" calcext:value-type="float">
            <text:p>0.92059999704361</text:p>
          </table:table-cell>
          <table:table-cell/>
          <table:table-cell table:formula="of:=AVERAGE([.N67:.R67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X67:.AB67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0.920799970626831" calcext:value-type="float">
            <text:p>0.920799970626831</text:p>
          </table:table-cell>
          <table:table-cell/>
          <table:table-cell table:number-columns-repeated="2" office:value-type="float" office:value="0.920799970626831" calcext:value-type="float">
            <text:p>0.920799970626831</text:p>
          </table:table-cell>
          <table:table-cell office:value-type="float" office:value="0.921800017356873" calcext:value-type="float">
            <text:p>0.921800017356873</text:p>
          </table:table-cell>
          <table:table-cell table:formula="of:=AVERAGE([.AH67:.AL67])" office:value-type="float" office:value="0.921049982309341" calcext:value-type="float">
            <text:p>0.921049982309341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 office:value-type="float" office:value="0.919200003147125" calcext:value-type="float">
            <text:p>0.919200003147125</text:p>
          </table:table-cell>
          <table:table-cell table:number-columns-repeated="2"/>
          <table:table-cell office:value-type="float" office:value="0.919200003147125" calcext:value-type="float">
            <text:p>0.919200003147125</text:p>
          </table:table-cell>
          <table:table-cell table:formula="of:=AVERAGE([.AR67:.AV67])" office:value-type="float" office:value="0.919200003147125" calcext:value-type="float">
            <text:p>0.91920000314712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I68]" office:value-type="float" office:value="0.912699997425079" calcext:value-type="float">
            <text:p>0.912699997425079</text:p>
          </table:table-cell>
          <table:table-cell table:formula="of:=[.S68]" office:value-type="float" office:value="0.921299993991852" calcext:value-type="float">
            <text:p>0.921299993991852</text:p>
          </table:table-cell>
          <table:table-cell table:formula="of:=[.AC68]" office:value-type="float" office:value="0.923399984836578" calcext:value-type="float">
            <text:p>0.923399984836578</text:p>
          </table:table-cell>
          <table:table-cell table:formula="of:=[.AM68]" office:value-type="float" office:value="0.922100007534027" calcext:value-type="float">
            <text:p>0.922100007534027</text:p>
          </table:table-cell>
          <table:table-cell table:formula="of:=[.AW68]" office:value-type="float" office:value="0.917100012302399" calcext:value-type="float">
            <text:p>0.917100012302399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table:formula="of:=AVERAGE([.D68:.H68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N68:.R68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3" office:value-type="float" office:value="0.923399984836578" calcext:value-type="float">
            <text:p>0.923399984836578</text:p>
          </table:table-cell>
          <table:table-cell table:number-columns-repeated="2"/>
          <table:table-cell table:formula="of:=AVERAGE([.X68:.AB68])" office:value-type="float" office:value="0.923399984836578" calcext:value-type="float">
            <text:p>0.92339998483657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2699987888336" calcext:value-type="float">
            <text:p>0.922699987888336</text:p>
          </table:table-cell>
          <table:table-cell table:formula="of:=AVERAGE([.AH68:.AL68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  <table:table-cell table:number-columns-repeated="2" office:value-type="float" office:value="0.917100012302399" calcext:value-type="float">
            <text:p>0.917100012302399</text:p>
          </table:table-cell>
          <table:table-cell/>
          <table:table-cell office:value-type="float" office:value="0.917100012302399" calcext:value-type="float">
            <text:p>0.917100012302399</text:p>
          </table:table-cell>
          <table:table-cell table:formula="of:=AVERAGE([.AR68:.AV68])" office:value-type="float" office:value="0.917100012302399" calcext:value-type="float">
            <text:p>0.917100012302399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I69]" office:value-type="float" office:value="0.912800014019012" calcext:value-type="float">
            <text:p>0.912800014019012</text:p>
          </table:table-cell>
          <table:table-cell table:formula="of:=[.S69]" office:value-type="float" office:value="0.920300006866455" calcext:value-type="float">
            <text:p>0.920300006866455</text:p>
          </table:table-cell>
          <table:table-cell table:formula="of:=[.AC69]" office:value-type="float" office:value="0.92220002412796" calcext:value-type="float">
            <text:p>0.92220002412796</text:p>
          </table:table-cell>
          <table:table-cell table:formula="of:=[.AM69]" office:value-type="float" office:value="0.9224999944369" calcext:value-type="float">
            <text:p>0.9224999944369</text:p>
          </table:table-cell>
          <table:table-cell table:formula="of:=[.AW69]" office:value-type="float" office:value="0.920499980449677" calcext:value-type="float">
            <text:p>0.920499980449677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69:.H69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/>
          <table:table-cell office:value-type="float" office:value="0.920300006866455" calcext:value-type="float">
            <text:p>0.920300006866455</text:p>
          </table:table-cell>
          <table:table-cell table:formula="of:=AVERAGE([.N69:.R69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3" office:value-type="float" office:value="0.92220002412796" calcext:value-type="float">
            <text:p>0.92220002412796</text:p>
          </table:table-cell>
          <table:table-cell table:number-columns-repeated="2"/>
          <table:table-cell table:formula="of:=AVERAGE([.X69:.AB6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22699987888336" calcext:value-type="float">
            <text:p>0.922699987888336</text:p>
          </table:table-cell>
          <table:table-cell table:number-columns-repeated="2"/>
          <table:table-cell office:value-type="float" office:value="0.922699987888336" calcext:value-type="float">
            <text:p>0.922699987888336</text:p>
          </table:table-cell>
          <table:table-cell office:value-type="float" office:value="0.922100007534027" calcext:value-type="float">
            <text:p>0.922100007534027</text:p>
          </table:table-cell>
          <table:table-cell table:formula="of:=AVERAGE([.AH69:.AL69])" office:value-type="float" office:value="0.9224999944369" calcext:value-type="float">
            <text:p>0.9224999944369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 table:formula="of:=AVERAGE([.AR69:.AV69])" office:value-type="float" office:value="0.920499980449677" calcext:value-type="float">
            <text:p>0.92049998044967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I70]" office:value-type="float" office:value="0.912800014019012" calcext:value-type="float">
            <text:p>0.912800014019012</text:p>
          </table:table-cell>
          <table:table-cell table:formula="of:=[.S70]" office:value-type="float" office:value="0.921000003814697" calcext:value-type="float">
            <text:p>0.921000003814697</text:p>
          </table:table-cell>
          <table:table-cell table:formula="of:=[.AC70]" office:value-type="float" office:value="0.921599984169006" calcext:value-type="float">
            <text:p>0.921599984169006</text:p>
          </table:table-cell>
          <table:table-cell table:formula="of:=[.AM70]" office:value-type="float" office:value="0.921666661898295" calcext:value-type="float">
            <text:p>0.921666661898295</text:p>
          </table:table-cell>
          <table:table-cell table:formula="of:=[.AW70]" office:value-type="float" office:value="0.919000029563904" calcext:value-type="float">
            <text:p>0.919000029563904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 table:formula="of:=AVERAGE([.D70:.H70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N70:.R70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2"/>
          <table:table-cell table:number-columns-repeated="3" office:value-type="float" office:value="0.921599984169006" calcext:value-type="float">
            <text:p>0.921599984169006</text:p>
          </table:table-cell>
          <table:table-cell table:formula="of:=AVERAGE([.X70:.AB70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office:value-type="float" office:value="0.920799970626831" calcext:value-type="float">
            <text:p>0.920799970626831</text:p>
          </table:table-cell>
          <table:table-cell table:formula="of:=AVERAGE([.AH70:.AL70])" office:value-type="float" office:value="0.921666661898295" calcext:value-type="float">
            <text:p>0.92166666189829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table:number-columns-repeated="3" office:value-type="float" office:value="0.919000029563904" calcext:value-type="float">
            <text:p>0.919000029563904</text:p>
          </table:table-cell>
          <table:table-cell/>
          <table:table-cell table:formula="of:=AVERAGE([.AR70:.AV70])" office:value-type="float" office:value="0.919000029563904" calcext:value-type="float">
            <text:p>0.91900002956390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I71]" office:value-type="float" office:value="0.912699997425079" calcext:value-type="float">
            <text:p>0.912699997425079</text:p>
          </table:table-cell>
          <table:table-cell table:formula="of:=[.S71]" office:value-type="float" office:value="0.92220002412796" calcext:value-type="float">
            <text:p>0.92220002412796</text:p>
          </table:table-cell>
          <table:table-cell table:formula="of:=[.AC71]" office:value-type="float" office:value="0.922900021076202" calcext:value-type="float">
            <text:p>0.922900021076202</text:p>
          </table:table-cell>
          <table:table-cell table:formula="of:=[.AM71]" office:value-type="float" office:value="0.920799970626831" calcext:value-type="float">
            <text:p>0.920799970626831</text:p>
          </table:table-cell>
          <table:table-cell table:formula="of:=[.AW71]" office:value-type="float" office:value="0.919700026512146" calcext:value-type="float">
            <text:p>0.919700026512146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office:value-type="float" office:value="0.912699997425079" calcext:value-type="float">
            <text:p>0.912699997425079</text:p>
          </table:table-cell>
          <table:table-cell table:formula="of:=AVERAGE([.D71:.H71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N71:.R71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0.922900021076202" calcext:value-type="float">
            <text:p>0.922900021076202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/>
          <table:table-cell table:formula="of:=AVERAGE([.X71:.AB71])" office:value-type="float" office:value="0.922900021076202" calcext:value-type="float">
            <text:p>0.922900021076202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table:number-columns-repeated="2" office:value-type="float" office:value="0.920799970626831" calcext:value-type="float">
            <text:p>0.920799970626831</text:p>
          </table:table-cell>
          <table:table-cell table:number-columns-repeated="2"/>
          <table:table-cell table:formula="of:=AVERAGE([.AH71:.AL71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office:value-type="float" office:value="0.919700026512146" calcext:value-type="float">
            <text:p>0.919700026512146</text:p>
          </table:table-cell>
          <table:table-cell/>
          <table:table-cell table:number-columns-repeated="2" office:value-type="float" office:value="0.919700026512146" calcext:value-type="float">
            <text:p>0.919700026512146</text:p>
          </table:table-cell>
          <table:table-cell table:formula="of:=AVERAGE([.AR71:.AV71])" office:value-type="float" office:value="0.919700026512146" calcext:value-type="float">
            <text:p>0.91970002651214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I72]" office:value-type="float" office:value="0.912800014019012" calcext:value-type="float">
            <text:p>0.912800014019012</text:p>
          </table:table-cell>
          <table:table-cell table:formula="of:=[.S72]" office:value-type="float" office:value="0.92059999704361" calcext:value-type="float">
            <text:p>0.92059999704361</text:p>
          </table:table-cell>
          <table:table-cell table:formula="of:=[.AC72]" office:value-type="float" office:value="0.922999978065491" calcext:value-type="float">
            <text:p>0.922999978065491</text:p>
          </table:table-cell>
          <table:table-cell table:formula="of:=[.AM72]" office:value-type="float" office:value="0.922000010808309" calcext:value-type="float">
            <text:p>0.922000010808309</text:p>
          </table:table-cell>
          <table:table-cell table:formula="of:=[.AW72]" office:value-type="float" office:value="0.919900000095367" calcext:value-type="float">
            <text:p>0.919900000095367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/>
          <table:table-cell table:number-columns-repeated="3" office:value-type="float" office:value="0.912800014019012" calcext:value-type="float">
            <text:p>0.912800014019012</text:p>
          </table:table-cell>
          <table:table-cell/>
          <table:table-cell table:formula="of:=AVERAGE([.D72:.H72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2059999704361" calcext:value-type="float">
            <text:p>0.92059999704361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/>
          <table:table-cell office:value-type="float" office:value="0.92059999704361" calcext:value-type="float">
            <text:p>0.92059999704361</text:p>
          </table:table-cell>
          <table:table-cell table:formula="of:=AVERAGE([.N72:.R72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22999978065491" calcext:value-type="float">
            <text:p>0.922999978065491</text:p>
          </table:table-cell>
          <table:table-cell/>
          <table:table-cell office:value-type="float" office:value="0.922999978065491" calcext:value-type="float">
            <text:p>0.922999978065491</text:p>
          </table:table-cell>
          <table:table-cell/>
          <table:table-cell office:value-type="float" office:value="0.922999978065491" calcext:value-type="float">
            <text:p>0.922999978065491</text:p>
          </table:table-cell>
          <table:table-cell table:formula="of:=AVERAGE([.X72:.AB72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/>
          <table:table-cell table:number-columns-repeated="2" office:value-type="float" office:value="0.921500027179718" calcext:value-type="float">
            <text:p>0.921500027179718</text:p>
          </table:table-cell>
          <table:table-cell office:value-type="float" office:value="0.922999978065491" calcext:value-type="float">
            <text:p>0.922999978065491</text:p>
          </table:table-cell>
          <table:table-cell table:formula="of:=AVERAGE([.AH72:.AL72])" office:value-type="float" office:value="0.922000010808309" calcext:value-type="float">
            <text:p>0.922000010808309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.919900000095367" calcext:value-type="float">
            <text:p>0.919900000095367</text:p>
          </table:table-cell>
          <table:table-cell/>
          <table:table-cell table:number-columns-repeated="2" office:value-type="float" office:value="0.919900000095367" calcext:value-type="float">
            <text:p>0.919900000095367</text:p>
          </table:table-cell>
          <table:table-cell/>
          <table:table-cell table:formula="of:=AVERAGE([.AR72:.AV72])" office:value-type="float" office:value="0.919900000095367" calcext:value-type="float">
            <text:p>0.919900000095367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I73]" office:value-type="float" office:value="0.912800014019012" calcext:value-type="float">
            <text:p>0.912800014019012</text:p>
          </table:table-cell>
          <table:table-cell table:formula="of:=[.S73]" office:value-type="float" office:value="0.920000016689301" calcext:value-type="float">
            <text:p>0.920000016689301</text:p>
          </table:table-cell>
          <table:table-cell table:formula="of:=[.AC73]" office:value-type="float" office:value="0.921999990940094" calcext:value-type="float">
            <text:p>0.921999990940094</text:p>
          </table:table-cell>
          <table:table-cell table:formula="of:=[.AM73]" office:value-type="float" office:value="0.922174990177155" calcext:value-type="float">
            <text:p>0.922174990177155</text:p>
          </table:table-cell>
          <table:table-cell table:formula="of:=[.AW73]" office:value-type="float" office:value="0.918099999427795" calcext:value-type="float">
            <text:p>0.918099999427795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0.912800014019012" calcext:value-type="float">
            <text:p>0.912800014019012</text:p>
          </table:table-cell>
          <table:table-cell table:number-columns-repeated="2"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73:.H73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/>
          <table:table-cell table:number-columns-repeated="3" office:value-type="float" office:value="0.920000016689301" calcext:value-type="float">
            <text:p>0.920000016689301</text:p>
          </table:table-cell>
          <table:table-cell table:formula="of:=AVERAGE([.N73:.R73])" office:value-type="float" office:value="0.920000016689301" calcext:value-type="float">
            <text:p>0.920000016689301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/>
          <table:table-cell table:formula="of:=AVERAGE([.X73:.AB73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0.921500027179718" calcext:value-type="float">
            <text:p>0.921500027179718</text:p>
          </table:table-cell>
          <table:table-cell table:number-columns-repeated="2" office:value-type="float" office:value="0.922999978065491" calcext:value-type="float">
            <text:p>0.922999978065491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 table:formula="of:=AVERAGE([.AH73:.AL73])" office:value-type="float" office:value="0.922174990177155" calcext:value-type="float">
            <text:p>0.92217499017715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 office:value-type="float" office:value="0.918099999427795" calcext:value-type="float">
            <text:p>0.918099999427795</text:p>
          </table:table-cell>
          <table:table-cell table:number-columns-repeated="2"/>
          <table:table-cell office:value-type="float" office:value="0.918099999427795" calcext:value-type="float">
            <text:p>0.918099999427795</text:p>
          </table:table-cell>
          <table:table-cell table:formula="of:=AVERAGE([.AR73:.AV73])" office:value-type="float" office:value="0.918099999427795" calcext:value-type="float">
            <text:p>0.91809999942779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I74]" office:value-type="float" office:value="0.912699997425079" calcext:value-type="float">
            <text:p>0.912699997425079</text:p>
          </table:table-cell>
          <table:table-cell table:formula="of:=[.S74]" office:value-type="float" office:value="0.920799970626831" calcext:value-type="float">
            <text:p>0.920799970626831</text:p>
          </table:table-cell>
          <table:table-cell table:formula="of:=[.AC74]" office:value-type="float" office:value="0.921899974346161" calcext:value-type="float">
            <text:p>0.921899974346161</text:p>
          </table:table-cell>
          <table:table-cell table:formula="of:=[.AM74]" office:value-type="float" office:value="0.921099990606308" calcext:value-type="float">
            <text:p>0.921099990606308</text:p>
          </table:table-cell>
          <table:table-cell table:formula="of:=[.AW74]" office:value-type="float" office:value="0.922299981117249" calcext:value-type="float">
            <text:p>0.922299981117249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 office:value-type="float" office:value="0.912699997425079" calcext:value-type="float">
            <text:p>0.912699997425079</text:p>
          </table:table-cell>
          <table:table-cell table:number-columns-repeated="2"/>
          <table:table-cell office:value-type="float" office:value="0.912699997425079" calcext:value-type="float">
            <text:p>0.912699997425079</text:p>
          </table:table-cell>
          <table:table-cell table:formula="of:=AVERAGE([.D74:.H74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0.920799970626831" calcext:value-type="float">
            <text:p>0.920799970626831</text:p>
          </table:table-cell>
          <table:table-cell/>
          <table:table-cell table:number-columns-repeated="2" office:value-type="float" office:value="0.920799970626831" calcext:value-type="float">
            <text:p>0.920799970626831</text:p>
          </table:table-cell>
          <table:table-cell/>
          <table:table-cell table:formula="of:=AVERAGE([.N74:.R74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table:number-columns-repeated="3" office:value-type="float" office:value="0.921899974346161" calcext:value-type="float">
            <text:p>0.921899974346161</text:p>
          </table:table-cell>
          <table:table-cell table:formula="of:=AVERAGE([.X74:.AB74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921199977397919" calcext:value-type="float">
            <text:p>0.921199977397919</text:p>
          </table:table-cell>
          <table:table-cell/>
          <table:table-cell office:value-type="float" office:value="0.921000003814697" calcext:value-type="float">
            <text:p>0.921000003814697</text:p>
          </table:table-cell>
          <table:table-cell table:formula="of:=AVERAGE([.AH74:.AL74])" office:value-type="float" office:value="0.921099990606308" calcext:value-type="float">
            <text:p>0.921099990606308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  <table:table-cell office:value-type="float" office:value="0.922299981117249" calcext:value-type="float">
            <text:p>0.922299981117249</text:p>
          </table:table-cell>
          <table:table-cell/>
          <table:table-cell table:number-columns-repeated="2" office:value-type="float" office:value="0.922299981117249" calcext:value-type="float">
            <text:p>0.922299981117249</text:p>
          </table:table-cell>
          <table:table-cell table:formula="of:=AVERAGE([.AR74:.AV74])" office:value-type="float" office:value="0.922299981117249" calcext:value-type="float">
            <text:p>0.92229998111724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I75]" office:value-type="float" office:value="0.912699997425079" calcext:value-type="float">
            <text:p>0.912699997425079</text:p>
          </table:table-cell>
          <table:table-cell table:formula="of:=[.S75]" office:value-type="float" office:value="0.921400010585785" calcext:value-type="float">
            <text:p>0.921400010585785</text:p>
          </table:table-cell>
          <table:table-cell table:formula="of:=[.AC75]" office:value-type="float" office:value="0.92110002040863" calcext:value-type="float">
            <text:p>0.92110002040863</text:p>
          </table:table-cell>
          <table:table-cell table:formula="of:=[.AM75]" office:value-type="float" office:value="0.920799990495046" calcext:value-type="float">
            <text:p>0.920799990495046</text:p>
          </table:table-cell>
          <table:table-cell table:formula="of:=[.AW75]" office:value-type="float" office:value="0.917500019073486" calcext:value-type="float">
            <text:p>0.917500019073486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 office:value-type="float" office:value="0.912699997425079" calcext:value-type="float">
            <text:p>0.912699997425079</text:p>
          </table:table-cell>
          <table:table-cell table:number-columns-repeated="2"/>
          <table:table-cell office:value-type="float" office:value="0.912699997425079" calcext:value-type="float">
            <text:p>0.912699997425079</text:p>
          </table:table-cell>
          <table:table-cell table:formula="of:=AVERAGE([.D75:.H75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table:number-columns-repeated="3" office:value-type="float" office:value="0.921400010585785" calcext:value-type="float">
            <text:p>0.921400010585785</text:p>
          </table:table-cell>
          <table:table-cell/>
          <table:table-cell table:formula="of:=AVERAGE([.N75:.R75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 table:formula="of:=AVERAGE([.X75:.AB75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21199977397919" calcext:value-type="float">
            <text:p>0.921199977397919</text:p>
          </table:table-cell>
          <table:table-cell table:number-columns-repeated="2"/>
          <table:table-cell office:value-type="float" office:value="0.921000003814697" calcext:value-type="float">
            <text:p>0.921000003814697</text:p>
          </table:table-cell>
          <table:table-cell office:value-type="float" office:value="0.920199990272522" calcext:value-type="float">
            <text:p>0.920199990272522</text:p>
          </table:table-cell>
          <table:table-cell table:formula="of:=AVERAGE([.AH75:.AL75])" office:value-type="float" office:value="0.920799990495046" calcext:value-type="float">
            <text:p>0.92079999049504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17500019073486" calcext:value-type="float">
            <text:p>0.917500019073486</text:p>
          </table:table-cell>
          <table:table-cell table:number-columns-repeated="2"/>
          <table:table-cell table:number-columns-repeated="2" office:value-type="float" office:value="0.917500019073486" calcext:value-type="float">
            <text:p>0.917500019073486</text:p>
          </table:table-cell>
          <table:table-cell table:formula="of:=AVERAGE([.AR75:.AV75])" office:value-type="float" office:value="0.917500019073486" calcext:value-type="float">
            <text:p>0.917500019073486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I76]" office:value-type="float" office:value="0.912800014019012" calcext:value-type="float">
            <text:p>0.912800014019012</text:p>
          </table:table-cell>
          <table:table-cell table:formula="of:=[.S76]" office:value-type="float" office:value="0.921400010585785" calcext:value-type="float">
            <text:p>0.921400010585785</text:p>
          </table:table-cell>
          <table:table-cell table:formula="of:=[.AC76]" office:value-type="float" office:value="0.922999978065491" calcext:value-type="float">
            <text:p>0.922999978065491</text:p>
          </table:table-cell>
          <table:table-cell table:formula="of:=[.AM76]" office:value-type="float" office:value="0.921233336130778" calcext:value-type="float">
            <text:p>0.921233336130778</text:p>
          </table:table-cell>
          <table:table-cell table:formula="of:=[.AW76]" office:value-type="float" office:value="0.917200028896332" calcext:value-type="float">
            <text:p>0.91720002889633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/>
          <table:table-cell table:number-columns-repeated="3" office:value-type="float" office:value="0.912800014019012" calcext:value-type="float">
            <text:p>0.912800014019012</text:p>
          </table:table-cell>
          <table:table-cell/>
          <table:table-cell table:formula="of:=AVERAGE([.D76:.H76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formula="of:=AVERAGE([.N76:.R76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3" office:value-type="float" office:value="0.922999978065491" calcext:value-type="float">
            <text:p>0.922999978065491</text:p>
          </table:table-cell>
          <table:table-cell table:formula="of:=AVERAGE([.X76:.AB76])" office:value-type="float" office:value="0.922999978065491" calcext:value-type="float">
            <text:p>0.922999978065491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0.921000003814697" calcext:value-type="float">
            <text:p>0.921000003814697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 table:formula="of:=AVERAGE([.AH76:.AL76])" office:value-type="float" office:value="0.921233336130778" calcext:value-type="float">
            <text:p>0.921233336130778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0.917200028896332" calcext:value-type="float">
            <text:p>0.917200028896332</text:p>
          </table:table-cell>
          <table:table-cell/>
          <table:table-cell table:number-columns-repeated="2" office:value-type="float" office:value="0.917200028896332" calcext:value-type="float">
            <text:p>0.917200028896332</text:p>
          </table:table-cell>
          <table:table-cell table:formula="of:=AVERAGE([.AR76:.AV76])" office:value-type="float" office:value="0.917200028896332" calcext:value-type="float">
            <text:p>0.917200028896332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I77]" office:value-type="float" office:value="0.912699997425079" calcext:value-type="float">
            <text:p>0.912699997425079</text:p>
          </table:table-cell>
          <table:table-cell table:formula="of:=[.S77]" office:value-type="float" office:value="0.921800017356873" calcext:value-type="float">
            <text:p>0.921800017356873</text:p>
          </table:table-cell>
          <table:table-cell table:formula="of:=[.AC77]" office:value-type="float" office:value="0.922299981117249" calcext:value-type="float">
            <text:p>0.922299981117249</text:p>
          </table:table-cell>
          <table:table-cell table:formula="of:=[.AM77]" office:value-type="float" office:value="0.920199990272522" calcext:value-type="float">
            <text:p>0.920199990272522</text:p>
          </table:table-cell>
          <table:table-cell table:formula="of:=[.AW77]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 office:value-type="float" office:value="0.912699997425079" calcext:value-type="float">
            <text:p>0.912699997425079</text:p>
          </table:table-cell>
          <table:table-cell table:number-columns-repeated="2"/>
          <table:table-cell office:value-type="float" office:value="0.912699997425079" calcext:value-type="float">
            <text:p>0.912699997425079</text:p>
          </table:table-cell>
          <table:table-cell table:formula="of:=AVERAGE([.D77:.H77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77:.R77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922299981117249" calcext:value-type="float">
            <text:p>0.922299981117249</text:p>
          </table:table-cell>
          <table:table-cell table:number-columns-repeated="2"/>
          <table:table-cell table:number-columns-repeated="2" office:value-type="float" office:value="0.922299981117249" calcext:value-type="float">
            <text:p>0.922299981117249</text:p>
          </table:table-cell>
          <table:table-cell table:formula="of:=AVERAGE([.X77:.AB77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/>
          <table:table-cell office:value-type="float" office:value="0.920199990272522" calcext:value-type="float">
            <text:p>0.920199990272522</text:p>
          </table:table-cell>
          <table:table-cell table:number-columns-repeated="3"/>
          <table:table-cell table:formula="of:=AVERAGE([.AH77:.AL77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2"/>
          <table:table-cell table:number-columns-repeated="2" office:value-type="float" office:value="0.920700013637543" calcext:value-type="float">
            <text:p>0.920700013637543</text:p>
          </table:table-cell>
          <table:table-cell table:formula="of:=AVERAGE([.AR77:.AV77])" office:value-type="float" office:value="0.920700013637543" calcext:value-type="float">
            <text:p>0.920700013637543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I78]" office:value-type="float" office:value="0.912699997425079" calcext:value-type="float">
            <text:p>0.912699997425079</text:p>
          </table:table-cell>
          <table:table-cell table:formula="of:=[.S78]" office:value-type="float" office:value="0.920899987220764" calcext:value-type="float">
            <text:p>0.920899987220764</text:p>
          </table:table-cell>
          <table:table-cell table:formula="of:=[.AC78]" office:value-type="float" office:value="0.920499980449677" calcext:value-type="float">
            <text:p>0.920499980449677</text:p>
          </table:table-cell>
          <table:table-cell table:formula="of:=[.AM78]" office:value-type="float" office:value="0.92223334312439" calcext:value-type="float">
            <text:p>0.92223334312439</text:p>
          </table:table-cell>
          <table:table-cell table:formula="of:=[.AW78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office:value-type="float" office:value="0.912699997425079" calcext:value-type="float">
            <text:p>0.912699997425079</text:p>
          </table:table-cell>
          <table:table-cell/>
          <table:table-cell office:value-type="float" office:value="0.912699997425079" calcext:value-type="float">
            <text:p>0.912699997425079</text:p>
          </table:table-cell>
          <table:table-cell table:formula="of:=AVERAGE([.D78:.H78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/>
          <table:table-cell table:number-columns-repeated="3" office:value-type="float" office:value="0.920899987220764" calcext:value-type="float">
            <text:p>0.920899987220764</text:p>
          </table:table-cell>
          <table:table-cell table:formula="of:=AVERAGE([.N78:.R78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 office:value-type="float" office:value="0.920499980449677" calcext:value-type="float">
            <text:p>0.920499980449677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formula="of:=AVERAGE([.X78:.AB78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 office:value-type="float" office:value="0.921700000762939" calcext:value-type="float">
            <text:p>0.921700000762939</text:p>
          </table:table-cell>
          <table:table-cell table:number-columns-repeated="2"/>
          <table:table-cell table:formula="of:=AVERAGE([.AH78:.AL78])" office:value-type="float" office:value="0.92223334312439" calcext:value-type="float">
            <text:p>0.9222333431243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0.919200003147125" calcext:value-type="float">
            <text:p>0.919200003147125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 table:formula="of:=AVERAGE([.AR78:.AV78])" office:value-type="float" office:value="0.919200003147125" calcext:value-type="float">
            <text:p>0.91920000314712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I79]" office:value-type="float" office:value="0.912800014019012" calcext:value-type="float">
            <text:p>0.912800014019012</text:p>
          </table:table-cell>
          <table:table-cell table:formula="of:=[.S79]" office:value-type="float" office:value="0.922100007534027" calcext:value-type="float">
            <text:p>0.922100007534027</text:p>
          </table:table-cell>
          <table:table-cell table:formula="of:=[.AC79]" office:value-type="float" office:value="0.92220002412796" calcext:value-type="float">
            <text:p>0.92220002412796</text:p>
          </table:table-cell>
          <table:table-cell table:formula="of:=[.AM79]" office:value-type="float" office:value="0.921400010585785" calcext:value-type="float">
            <text:p>0.921400010585785</text:p>
          </table:table-cell>
          <table:table-cell table:formula="of:=[.AW79]" office:value-type="float" office:value="0.917900025844574" calcext:value-type="float">
            <text:p>0.917900025844574</text:p>
          </table:table-cell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table:formula="of:=AVERAGE([.D79:.H79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/>
          <table:table-cell office:value-type="float" office:value="0.922100007534027" calcext:value-type="float">
            <text:p>0.922100007534027</text:p>
          </table:table-cell>
          <table:table-cell/>
          <table:table-cell table:formula="of:=AVERAGE([.N79:.R79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/>
          <table:table-cell table:number-columns-repeated="3" office:value-type="float" office:value="0.92220002412796" calcext:value-type="float">
            <text:p>0.92220002412796</text:p>
          </table:table-cell>
          <table:table-cell table:formula="of:=AVERAGE([.X79:.AB7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0.921700000762939" calcext:value-type="float">
            <text:p>0.921700000762939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AH79:.AL79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0.917900025844574" calcext:value-type="float">
            <text:p>0.917900025844574</text:p>
          </table:table-cell>
          <table:table-cell/>
          <table:table-cell office:value-type="float" office:value="0.917900025844574" calcext:value-type="float">
            <text:p>0.917900025844574</text:p>
          </table:table-cell>
          <table:table-cell/>
          <table:table-cell table:formula="of:=AVERAGE([.AR79:.AV79])" office:value-type="float" office:value="0.917900025844574" calcext:value-type="float">
            <text:p>0.917900025844574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I80]" office:value-type="float" office:value="0.912699997425079" calcext:value-type="float">
            <text:p>0.912699997425079</text:p>
          </table:table-cell>
          <table:table-cell table:formula="of:=[.S80]" office:value-type="float" office:value="0.920899987220764" calcext:value-type="float">
            <text:p>0.920899987220764</text:p>
          </table:table-cell>
          <table:table-cell table:formula="of:=[.AC80]" office:value-type="float" office:value="0.92220002412796" calcext:value-type="float">
            <text:p>0.92220002412796</text:p>
          </table:table-cell>
          <table:table-cell table:formula="of:=[.AM80]" office:value-type="float" office:value="0.920966664950053" calcext:value-type="float">
            <text:p>0.920966664950053</text:p>
          </table:table-cell>
          <table:table-cell table:formula="of:=[.AW80]" office:value-type="float" office:value="0.916999995708466" calcext:value-type="float">
            <text:p>0.916999995708466</text:p>
          </table:table-cell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912699997425079" calcext:value-type="float">
            <text:p>0.912699997425079</text:p>
          </table:table-cell>
          <table:table-cell/>
          <table:table-cell table:number-columns-repeated="2" office:value-type="float" office:value="0.912699997425079" calcext:value-type="float">
            <text:p>0.912699997425079</text:p>
          </table:table-cell>
          <table:table-cell/>
          <table:table-cell table:formula="of:=AVERAGE([.D80:.H80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N80:.R80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table:number-columns-repeated="3" office:value-type="float" office:value="0.92220002412796" calcext:value-type="float">
            <text:p>0.92220002412796</text:p>
          </table:table-cell>
          <table:table-cell/>
          <table:table-cell table:formula="of:=AVERAGE([.X80:.AB80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AH80:.AL80])" office:value-type="float" office:value="0.920966664950053" calcext:value-type="float">
            <text:p>0.92096666495005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/>
          <table:table-cell office:value-type="float" office:value="0.916999995708466" calcext:value-type="float">
            <text:p>0.916999995708466</text:p>
          </table:table-cell>
          <table:table-cell/>
          <table:table-cell table:number-columns-repeated="2" office:value-type="float" office:value="0.916999995708466" calcext:value-type="float">
            <text:p>0.916999995708466</text:p>
          </table:table-cell>
          <table:table-cell table:formula="of:=AVERAGE([.AR80:.AV80])" office:value-type="float" office:value="0.916999995708466" calcext:value-type="float">
            <text:p>0.916999995708466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I81]" office:value-type="float" office:value="0.912800014019012" calcext:value-type="float">
            <text:p>0.912800014019012</text:p>
          </table:table-cell>
          <table:table-cell table:formula="of:=[.S81]" office:value-type="float" office:value="0.921800017356873" calcext:value-type="float">
            <text:p>0.921800017356873</text:p>
          </table:table-cell>
          <table:table-cell table:formula="of:=[.AC81]" office:value-type="float" office:value="0.921299993991852" calcext:value-type="float">
            <text:p>0.921299993991852</text:p>
          </table:table-cell>
          <table:table-cell table:formula="of:=[.AM81]" office:value-type="float" office:value="0.920699993769328" calcext:value-type="float">
            <text:p>0.920699993769328</text:p>
          </table:table-cell>
          <table:table-cell table:formula="of:=[.AW81]" office:value-type="float" office:value="0.920400023460388" calcext:value-type="float">
            <text:p>0.920400023460388</text:p>
          </table:table-cell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81:.H81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/>
          <table:table-cell table:number-columns-repeated="3" office:value-type="float" office:value="0.921800017356873" calcext:value-type="float">
            <text:p>0.921800017356873</text:p>
          </table:table-cell>
          <table:table-cell table:formula="of:=AVERAGE([.N81:.R81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table:number-columns-repeated="3" office:value-type="float" office:value="0.921299993991852" calcext:value-type="float">
            <text:p>0.921299993991852</text:p>
          </table:table-cell>
          <table:table-cell/>
          <table:table-cell table:formula="of:=AVERAGE([.X81:.AB81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table:number-columns-repeated="2" office:value-type="float" office:value="0.92059999704361" calcext:value-type="float">
            <text:p>0.92059999704361</text:p>
          </table:table-cell>
          <table:table-cell table:formula="of:=AVERAGE([.AH81:.AL81])" office:value-type="float" office:value="0.920699993769328" calcext:value-type="float">
            <text:p>0.920699993769328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number-columns-repeated="2" office:value-type="float" office:value="0.920400023460388" calcext:value-type="float">
            <text:p>0.920400023460388</text:p>
          </table:table-cell>
          <table:table-cell table:number-columns-repeated="2"/>
          <table:table-cell office:value-type="float" office:value="0.920400023460388" calcext:value-type="float">
            <text:p>0.920400023460388</text:p>
          </table:table-cell>
          <table:table-cell table:formula="of:=AVERAGE([.AR81:.AV81])" office:value-type="float" office:value="0.920400023460388" calcext:value-type="float">
            <text:p>0.92040002346038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I82]" office:value-type="float" office:value="0.912400007247925" calcext:value-type="float">
            <text:p>0.912400007247925</text:p>
          </table:table-cell>
          <table:table-cell table:formula="of:=[.S82]" office:value-type="float" office:value="0.920899987220764" calcext:value-type="float">
            <text:p>0.920899987220764</text:p>
          </table:table-cell>
          <table:table-cell table:formula="of:=[.AC82]" office:value-type="float" office:value="0.920499980449677" calcext:value-type="float">
            <text:p>0.920499980449677</text:p>
          </table:table-cell>
          <table:table-cell table:formula="of:=[.AM82]" office:value-type="float" office:value="0.922325015068054" calcext:value-type="float">
            <text:p>0.922325015068054</text:p>
          </table:table-cell>
          <table:table-cell table:formula="of:=[.AW82]" office:value-type="float" office:value="0.918699979782105" calcext:value-type="float">
            <text:p>0.918699979782105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0.912400007247925" calcext:value-type="float">
            <text:p>0.912400007247925</text:p>
          </table:table-cell>
          <table:table-cell/>
          <table:table-cell office:value-type="float" office:value="0.912400007247925" calcext:value-type="float">
            <text:p>0.912400007247925</text:p>
          </table:table-cell>
          <table:table-cell table:formula="of:=AVERAGE([.D82:.H82])" office:value-type="float" office:value="0.912400007247925" calcext:value-type="float">
            <text:p>0.91240000724792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N82:.R82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/>
          <table:table-cell office:value-type="float" office:value="0.920499980449677" calcext:value-type="float">
            <text:p>0.920499980449677</text:p>
          </table:table-cell>
          <table:table-cell/>
          <table:table-cell table:number-columns-repeated="2" office:value-type="float" office:value="0.920499980449677" calcext:value-type="float">
            <text:p>0.920499980449677</text:p>
          </table:table-cell>
          <table:table-cell table:formula="of:=AVERAGE([.X82:.AB82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0.922900021076202" calcext:value-type="float">
            <text:p>0.922900021076202</text:p>
          </table:table-cell>
          <table:table-cell office:value-type="float" office:value="0.92059999704361" calcext:value-type="float">
            <text:p>0.92059999704361</text:p>
          </table:table-cell>
          <table:table-cell/>
          <table:table-cell table:number-columns-repeated="2" office:value-type="float" office:value="0.922900021076202" calcext:value-type="float">
            <text:p>0.922900021076202</text:p>
          </table:table-cell>
          <table:table-cell table:formula="of:=AVERAGE([.AH82:.AL82])" office:value-type="float" office:value="0.922325015068054" calcext:value-type="float">
            <text:p>0.922325015068054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0.918699979782105" calcext:value-type="float">
            <text:p>0.918699979782105</text:p>
          </table:table-cell>
          <table:table-cell/>
          <table:table-cell office:value-type="float" office:value="0.918699979782105" calcext:value-type="float">
            <text:p>0.918699979782105</text:p>
          </table:table-cell>
          <table:table-cell/>
          <table:table-cell table:formula="of:=AVERAGE([.AR82:.AV82])" office:value-type="float" office:value="0.918699979782105" calcext:value-type="float">
            <text:p>0.918699979782105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I83]" office:value-type="float" office:value="0.912599980831146" calcext:value-type="float">
            <text:p>0.912599980831146</text:p>
          </table:table-cell>
          <table:table-cell table:formula="of:=[.S83]" office:value-type="float" office:value="0.92110002040863" calcext:value-type="float">
            <text:p>0.92110002040863</text:p>
          </table:table-cell>
          <table:table-cell table:formula="of:=[.AC83]" office:value-type="float" office:value="0.921599984169006" calcext:value-type="float">
            <text:p>0.921599984169006</text:p>
          </table:table-cell>
          <table:table-cell table:formula="of:=[.AM83]" office:value-type="float" office:value="0.920499980449677" calcext:value-type="float">
            <text:p>0.920499980449677</text:p>
          </table:table-cell>
          <table:table-cell table:formula="of:=[.AW83]" office:value-type="float" office:value="0.922100007534027" calcext:value-type="float">
            <text:p>0.922100007534027</text:p>
          </table:table-cell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/>
          <table:table-cell table:formula="of:=AVERAGE([.D83:.H83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N83:.R83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21599984169006" calcext:value-type="float">
            <text:p>0.921599984169006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table:formula="of:=AVERAGE([.X83:.AB83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2"/>
          <table:table-cell table:number-columns-repeated="2" office:value-type="float" office:value="0.920499980449677" calcext:value-type="float">
            <text:p>0.920499980449677</text:p>
          </table:table-cell>
          <table:table-cell table:formula="of:=AVERAGE([.AH83:.AL83])" office:value-type="float" office:value="0.920499980449677" calcext:value-type="float">
            <text:p>0.920499980449677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2" office:value-type="float" office:value="0.922100007534027" calcext:value-type="float">
            <text:p>0.922100007534027</text:p>
          </table:table-cell>
          <table:table-cell table:number-columns-repeated="2"/>
          <table:table-cell office:value-type="float" office:value="0.922100007534027" calcext:value-type="float">
            <text:p>0.922100007534027</text:p>
          </table:table-cell>
          <table:table-cell table:formula="of:=AVERAGE([.AR83:.AV83])" office:value-type="float" office:value="0.922100007534027" calcext:value-type="float">
            <text:p>0.92210000753402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I84]" office:value-type="float" office:value="0.912699997425079" calcext:value-type="float">
            <text:p>0.912699997425079</text:p>
          </table:table-cell>
          <table:table-cell table:formula="of:=[.S84]" office:value-type="float" office:value="0.92110002040863" calcext:value-type="float">
            <text:p>0.92110002040863</text:p>
          </table:table-cell>
          <table:table-cell table:formula="of:=[.AC84]" office:value-type="float" office:value="0.922100007534027" calcext:value-type="float">
            <text:p>0.922100007534027</text:p>
          </table:table-cell>
          <table:table-cell table:formula="of:=[.AM84]" office:value-type="float" office:value="0.921299993991852" calcext:value-type="float">
            <text:p>0.921299993991852</text:p>
          </table:table-cell>
          <table:table-cell table:formula="of:=[.AW84]" office:value-type="float" office:value="0.921899974346161" calcext:value-type="float">
            <text:p>0.921899974346161</text:p>
          </table:table-cell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3" office:value-type="float" office:value="0.912699997425079" calcext:value-type="float">
            <text:p>0.912699997425079</text:p>
          </table:table-cell>
          <table:table-cell table:number-columns-repeated="2"/>
          <table:table-cell table:formula="of:=AVERAGE([.D84:.H84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2" office:value-type="float" office:value="0.92110002040863" calcext:value-type="float">
            <text:p>0.92110002040863</text:p>
          </table:table-cell>
          <table:table-cell table:number-columns-repeated="2"/>
          <table:table-cell office:value-type="float" office:value="0.92110002040863" calcext:value-type="float">
            <text:p>0.92110002040863</text:p>
          </table:table-cell>
          <table:table-cell table:formula="of:=AVERAGE([.N84:.R84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table:number-columns-repeated="3" office:value-type="float" office:value="0.922100007534027" calcext:value-type="float">
            <text:p>0.922100007534027</text:p>
          </table:table-cell>
          <table:table-cell/>
          <table:table-cell table:formula="of:=AVERAGE([.X84:.AB84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AH84:.AL84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0.921899974346161" calcext:value-type="float">
            <text:p>0.921899974346161</text:p>
          </table:table-cell>
          <table:table-cell table:number-columns-repeated="2"/>
          <table:table-cell table:number-columns-repeated="2" office:value-type="float" office:value="0.921899974346161" calcext:value-type="float">
            <text:p>0.921899974346161</text:p>
          </table:table-cell>
          <table:table-cell table:formula="of:=AVERAGE([.AR84:.AV84])" office:value-type="float" office:value="0.921899974346161" calcext:value-type="float">
            <text:p>0.921899974346161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I85]" office:value-type="float" office:value="0.912800014019012" calcext:value-type="float">
            <text:p>0.912800014019012</text:p>
          </table:table-cell>
          <table:table-cell table:formula="of:=[.S85]" office:value-type="float" office:value="0.921199977397919" calcext:value-type="float">
            <text:p>0.921199977397919</text:p>
          </table:table-cell>
          <table:table-cell table:formula="of:=[.AC85]" office:value-type="float" office:value="0.921800017356873" calcext:value-type="float">
            <text:p>0.921800017356873</text:p>
          </table:table-cell>
          <table:table-cell table:formula="of:=[.AM85]" office:value-type="float" office:value="0.922900021076202" calcext:value-type="float">
            <text:p>0.922900021076202</text:p>
          </table:table-cell>
          <table:table-cell table:formula="of:=[.AW85]" office:value-type="float" office:value="0.920099973678589" calcext:value-type="float">
            <text:p>0.920099973678589</text:p>
          </table:table-cell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 office:value-type="float" office:value="0.912800014019012" calcext:value-type="float">
            <text:p>0.912800014019012</text:p>
          </table:table-cell>
          <table:table-cell/>
          <table:table-cell office:value-type="float" office:value="0.912800014019012" calcext:value-type="float">
            <text:p>0.912800014019012</text:p>
          </table:table-cell>
          <table:table-cell/>
          <table:table-cell table:formula="of:=AVERAGE([.D85:.H85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float" office:value="0.921199977397919" calcext:value-type="float">
            <text:p>0.921199977397919</text:p>
          </table:table-cell>
          <table:table-cell/>
          <table:table-cell table:number-columns-repeated="2" office:value-type="float" office:value="0.921199977397919" calcext:value-type="float">
            <text:p>0.921199977397919</text:p>
          </table:table-cell>
          <table:table-cell table:formula="of:=AVERAGE([.N85:.R85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table:formula="of:=AVERAGE([.X85:.AB85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/>
          <table:table-cell table:number-columns-repeated="2" office:value-type="float" office:value="0.922900021076202" calcext:value-type="float">
            <text:p>0.922900021076202</text:p>
          </table:table-cell>
          <table:table-cell table:formula="of:=AVERAGE([.AH85:.AL85])" office:value-type="float" office:value="0.922900021076202" calcext:value-type="float">
            <text:p>0.92290002107620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0.920099973678589" calcext:value-type="float">
            <text:p>0.920099973678589</text:p>
          </table:table-cell>
          <table:table-cell/>
          <table:table-cell table:number-columns-repeated="2" office:value-type="float" office:value="0.920099973678589" calcext:value-type="float">
            <text:p>0.920099973678589</text:p>
          </table:table-cell>
          <table:table-cell/>
          <table:table-cell table:formula="of:=AVERAGE([.AR85:.AV85])" office:value-type="float" office:value="0.920099973678589" calcext:value-type="float">
            <text:p>0.92009997367858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I86]" office:value-type="float" office:value="0.912800014019012" calcext:value-type="float">
            <text:p>0.912800014019012</text:p>
          </table:table-cell>
          <table:table-cell table:formula="of:=[.S86]" office:value-type="float" office:value="0.921000003814697" calcext:value-type="float">
            <text:p>0.921000003814697</text:p>
          </table:table-cell>
          <table:table-cell table:formula="of:=[.AC86]" office:value-type="float" office:value="0.920700013637543" calcext:value-type="float">
            <text:p>0.920700013637543</text:p>
          </table:table-cell>
          <table:table-cell table:formula="of:=[.AM86]" office:value-type="float" office:value="0.921400010585785" calcext:value-type="float">
            <text:p>0.921400010585785</text:p>
          </table:table-cell>
          <table:table-cell table:formula="of:=[.AW86]" office:value-type="float" office:value="0.919099986553192" calcext:value-type="float">
            <text:p>0.919099986553192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912800014019012" calcext:value-type="float">
            <text:p>0.912800014019012</text:p>
          </table:table-cell>
          <table:table-cell table:number-columns-repeated="2"/>
          <table:table-cell table:number-columns-repeated="2" office:value-type="float" office:value="0.912800014019012" calcext:value-type="float">
            <text:p>0.912800014019012</text:p>
          </table:table-cell>
          <table:table-cell table:formula="of:=AVERAGE([.D86:.H86])" office:value-type="float" office:value="0.912800014019012" calcext:value-type="float">
            <text:p>0.91280001401901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0.921000003814697" calcext:value-type="float">
            <text:p>0.921000003814697</text:p>
          </table:table-cell>
          <table:table-cell table:number-columns-repeated="2"/>
          <table:table-cell table:number-columns-repeated="2" office:value-type="float" office:value="0.921000003814697" calcext:value-type="float">
            <text:p>0.921000003814697</text:p>
          </table:table-cell>
          <table:table-cell table:formula="of:=AVERAGE([.N86:.R86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3" office:value-type="float" office:value="0.920700013637543" calcext:value-type="float">
            <text:p>0.920700013637543</text:p>
          </table:table-cell>
          <table:table-cell table:number-columns-repeated="2"/>
          <table:table-cell table:formula="of:=AVERAGE([.X86:.AB86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 table:formula="of:=AVERAGE([.AH86:.AL86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2"/>
          <table:table-cell table:number-columns-repeated="3" office:value-type="float" office:value="0.919099986553192" calcext:value-type="float">
            <text:p>0.919099986553192</text:p>
          </table:table-cell>
          <table:table-cell table:formula="of:=AVERAGE([.AR86:.AV86])" office:value-type="float" office:value="0.919099986553192" calcext:value-type="float">
            <text:p>0.919099986553192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I87]" office:value-type="float" office:value="0.912699997425079" calcext:value-type="float">
            <text:p>0.912699997425079</text:p>
          </table:table-cell>
          <table:table-cell table:formula="of:=[.S87]" office:value-type="float" office:value="0.921599984169006" calcext:value-type="float">
            <text:p>0.921599984169006</text:p>
          </table:table-cell>
          <table:table-cell table:formula="of:=[.AC87]" office:value-type="float" office:value="0.921899974346161" calcext:value-type="float">
            <text:p>0.921899974346161</text:p>
          </table:table-cell>
          <table:table-cell table:formula="of:=[.AM87]" office:value-type="float" office:value="0.921299993991852" calcext:value-type="float">
            <text:p>0.921299993991852</text:p>
          </table:table-cell>
          <table:table-cell table:formula="of:=[.AW87]" office:value-type="float" office:value="0.921299993991852" calcext:value-type="float">
            <text:p>0.921299993991852</text:p>
          </table:table-cell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3" office:value-type="float" office:value="0.912699997425079" calcext:value-type="float">
            <text:p>0.912699997425079</text:p>
          </table:table-cell>
          <table:table-cell table:formula="of:=AVERAGE([.D87:.H87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21599984169006" calcext:value-type="float">
            <text:p>0.921599984169006</text:p>
          </table:table-cell>
          <table:table-cell table:number-columns-repeated="2"/>
          <table:table-cell table:number-columns-repeated="2" office:value-type="float" office:value="0.921599984169006" calcext:value-type="float">
            <text:p>0.921599984169006</text:p>
          </table:table-cell>
          <table:table-cell table:formula="of:=AVERAGE([.N87:.R8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/>
          <table:table-cell office:value-type="float" office:value="0.921899974346161" calcext:value-type="float">
            <text:p>0.921899974346161</text:p>
          </table:table-cell>
          <table:table-cell table:formula="of:=AVERAGE([.X87:.AB87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0.921299993991852" calcext:value-type="float">
            <text:p>0.921299993991852</text:p>
          </table:table-cell>
          <table:table-cell table:number-columns-repeated="2"/>
          <table:table-cell table:number-columns-repeated="2" office:value-type="float" office:value="0.921299993991852" calcext:value-type="float">
            <text:p>0.921299993991852</text:p>
          </table:table-cell>
          <table:table-cell table:formula="of:=AVERAGE([.AH87:.AL87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/>
          <table:table-cell table:number-columns-repeated="3" office:value-type="float" office:value="0.921299993991852" calcext:value-type="float">
            <text:p>0.921299993991852</text:p>
          </table:table-cell>
          <table:table-cell/>
          <table:table-cell table:formula="of:=AVERAGE([.AR87:.AV87])" office:value-type="float" office:value="0.921299993991852" calcext:value-type="float">
            <text:p>0.92129999399185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I88]" office:value-type="float" office:value="0.912500023841858" calcext:value-type="float">
            <text:p>0.912500023841858</text:p>
          </table:table-cell>
          <table:table-cell table:formula="of:=[.S88]" office:value-type="float" office:value="0.921599984169006" calcext:value-type="float">
            <text:p>0.921599984169006</text:p>
          </table:table-cell>
          <table:table-cell table:formula="of:=[.AC88]" office:value-type="float" office:value="0.921800017356873" calcext:value-type="float">
            <text:p>0.921800017356873</text:p>
          </table:table-cell>
          <table:table-cell table:formula="of:=[.AM88]" office:value-type="float" office:value="0.920899987220764" calcext:value-type="float">
            <text:p>0.920899987220764</text:p>
          </table:table-cell>
          <table:table-cell table:formula="of:=[.AW88]" office:value-type="float" office:value="0.920300006866455" calcext:value-type="float">
            <text:p>0.920300006866455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88:.H88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3" office:value-type="float" office:value="0.921599984169006" calcext:value-type="float">
            <text:p>0.921599984169006</text:p>
          </table:table-cell>
          <table:table-cell table:number-columns-repeated="2"/>
          <table:table-cell table:formula="of:=AVERAGE([.N88:.R88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2" office:value-type="float" office:value="0.921800017356873" calcext:value-type="float">
            <text:p>0.921800017356873</text:p>
          </table:table-cell>
          <table:table-cell table:number-columns-repeated="2"/>
          <table:table-cell office:value-type="float" office:value="0.921800017356873" calcext:value-type="float">
            <text:p>0.921800017356873</text:p>
          </table:table-cell>
          <table:table-cell table:formula="of:=AVERAGE([.X88:.AB88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AH88:.AL88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3" office:value-type="float" office:value="0.920300006866455" calcext:value-type="float">
            <text:p>0.920300006866455</text:p>
          </table:table-cell>
          <table:table-cell table:number-columns-repeated="2"/>
          <table:table-cell table:formula="of:=AVERAGE([.AR88:.AV88])" office:value-type="float" office:value="0.920300006866455" calcext:value-type="float">
            <text:p>0.920300006866455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I89]" office:value-type="float" office:value="0.912500023841858" calcext:value-type="float">
            <text:p>0.912500023841858</text:p>
          </table:table-cell>
          <table:table-cell table:formula="of:=[.S89]" office:value-type="float" office:value="0.921299993991852" calcext:value-type="float">
            <text:p>0.921299993991852</text:p>
          </table:table-cell>
          <table:table-cell table:formula="of:=[.AC89]" office:value-type="float" office:value="0.921999990940094" calcext:value-type="float">
            <text:p>0.921999990940094</text:p>
          </table:table-cell>
          <table:table-cell table:formula="of:=[.AM89]" office:value-type="float" office:value="0.921599984169006" calcext:value-type="float">
            <text:p>0.921599984169006</text:p>
          </table:table-cell>
          <table:table-cell table:formula="of:=[.AW89]" office:value-type="float" office:value="0.920400023460388" calcext:value-type="float">
            <text:p>0.920400023460388</text:p>
          </table:table-cell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formula="of:=AVERAGE([.D89:.H89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N89:.R89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 table:formula="of:=AVERAGE([.X89:.AB89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2" office:value-type="float" office:value="0.921599984169006" calcext:value-type="float">
            <text:p>0.921599984169006</text:p>
          </table:table-cell>
          <table:table-cell table:number-columns-repeated="2"/>
          <table:table-cell office:value-type="float" office:value="0.921599984169006" calcext:value-type="float">
            <text:p>0.921599984169006</text:p>
          </table:table-cell>
          <table:table-cell table:formula="of:=AVERAGE([.AH89:.AL89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3" office:value-type="float" office:value="0.920400023460388" calcext:value-type="float">
            <text:p>0.920400023460388</text:p>
          </table:table-cell>
          <table:table-cell table:number-columns-repeated="2"/>
          <table:table-cell table:formula="of:=AVERAGE([.AR89:.AV89])" office:value-type="float" office:value="0.920400023460388" calcext:value-type="float">
            <text:p>0.92040002346038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I90]" office:value-type="float" office:value="0.912599980831146" calcext:value-type="float">
            <text:p>0.912599980831146</text:p>
          </table:table-cell>
          <table:table-cell table:formula="of:=[.S90]" office:value-type="float" office:value="0.921599984169006" calcext:value-type="float">
            <text:p>0.921599984169006</text:p>
          </table:table-cell>
          <table:table-cell table:formula="of:=[.AC90]" office:value-type="float" office:value="0.921500027179718" calcext:value-type="float">
            <text:p>0.921500027179718</text:p>
          </table:table-cell>
          <table:table-cell table:formula="of:=[.AM90]" office:value-type="float" office:value="0.921999990940094" calcext:value-type="float">
            <text:p>0.921999990940094</text:p>
          </table:table-cell>
          <table:table-cell table:formula="of:=[.AW90]" office:value-type="float" office:value="0.918500006198883" calcext:value-type="float">
            <text:p>0.918500006198883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formula="of:=AVERAGE([.D90:.H90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N90:.R90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21500027179718" calcext:value-type="float">
            <text:p>0.921500027179718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/>
          <table:table-cell table:formula="of:=AVERAGE([.X90:.AB90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21999990940094" calcext:value-type="float">
            <text:p>0.921999990940094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/>
          <table:table-cell table:formula="of:=AVERAGE([.AH90:.AL90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0.918500006198883" calcext:value-type="float">
            <text:p>0.918500006198883</text:p>
          </table:table-cell>
          <table:table-cell table:number-columns-repeated="2"/>
          <table:table-cell table:number-columns-repeated="2" office:value-type="float" office:value="0.918500006198883" calcext:value-type="float">
            <text:p>0.918500006198883</text:p>
          </table:table-cell>
          <table:table-cell table:formula="of:=AVERAGE([.AR90:.AV90])" office:value-type="float" office:value="0.918500006198883" calcext:value-type="float">
            <text:p>0.918500006198883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I91]" office:value-type="float" office:value="0.912599980831146" calcext:value-type="float">
            <text:p>0.912599980831146</text:p>
          </table:table-cell>
          <table:table-cell table:formula="of:=[.S91]" office:value-type="float" office:value="0.921800017356873" calcext:value-type="float">
            <text:p>0.921800017356873</text:p>
          </table:table-cell>
          <table:table-cell table:formula="of:=[.AC91]" office:value-type="float" office:value="0.921299993991852" calcext:value-type="float">
            <text:p>0.921299993991852</text:p>
          </table:table-cell>
          <table:table-cell table:formula="of:=[.AM91]" office:value-type="float" office:value="0.921700000762939" calcext:value-type="float">
            <text:p>0.921700000762939</text:p>
          </table:table-cell>
          <table:table-cell table:formula="of:=[.AW91]" office:value-type="float" office:value="0.919000029563904" calcext:value-type="float">
            <text:p>0.919000029563904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.912599980831146" calcext:value-type="float">
            <text:p>0.91259998083114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formula="of:=AVERAGE([.D91:.H91])" office:value-type="float" office:value="0.912599980831146" calcext:value-type="float">
            <text:p>0.912599980831146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formula="of:=AVERAGE([.N91:.R91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3" office:value-type="float" office:value="0.921299993991852" calcext:value-type="float">
            <text:p>0.921299993991852</text:p>
          </table:table-cell>
          <table:table-cell table:number-columns-repeated="2"/>
          <table:table-cell table:formula="of:=AVERAGE([.X91:.AB91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table:number-columns-repeated="3" office:value-type="float" office:value="0.921700000762939" calcext:value-type="float">
            <text:p>0.921700000762939</text:p>
          </table:table-cell>
          <table:table-cell/>
          <table:table-cell table:formula="of:=AVERAGE([.AH91:.AL91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number-columns-repeated="2"/>
          <table:table-cell table:number-columns-repeated="3" office:value-type="float" office:value="0.919000029563904" calcext:value-type="float">
            <text:p>0.919000029563904</text:p>
          </table:table-cell>
          <table:table-cell table:formula="of:=AVERAGE([.AR91:.AV91])" office:value-type="float" office:value="0.919000029563904" calcext:value-type="float">
            <text:p>0.919000029563904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I92]" office:value-type="float" office:value="0.912500023841858" calcext:value-type="float">
            <text:p>0.912500023841858</text:p>
          </table:table-cell>
          <table:table-cell table:formula="of:=[.S92]" office:value-type="float" office:value="0.921700000762939" calcext:value-type="float">
            <text:p>0.921700000762939</text:p>
          </table:table-cell>
          <table:table-cell table:formula="of:=[.AC92]" office:value-type="float" office:value="0.922900021076202" calcext:value-type="float">
            <text:p>0.922900021076202</text:p>
          </table:table-cell>
          <table:table-cell table:formula="of:=[.AM92]" office:value-type="float" office:value="0.921800017356873" calcext:value-type="float">
            <text:p>0.921800017356873</text:p>
          </table:table-cell>
          <table:table-cell table:formula="of:=[.AW92]" office:value-type="float" office:value="0.919300019741058" calcext:value-type="float">
            <text:p>0.919300019741058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/>
          <table:table-cell table:number-columns-repeated="3" office:value-type="float" office:value="0.912500023841858" calcext:value-type="float">
            <text:p>0.912500023841858</text:p>
          </table:table-cell>
          <table:table-cell/>
          <table:table-cell table:formula="of:=AVERAGE([.D92:.H92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21700000762939" calcext:value-type="float">
            <text:p>0.921700000762939</text:p>
          </table:table-cell>
          <table:table-cell table:number-columns-repeated="2"/>
          <table:table-cell table:number-columns-repeated="2" office:value-type="float" office:value="0.921700000762939" calcext:value-type="float">
            <text:p>0.921700000762939</text:p>
          </table:table-cell>
          <table:table-cell table:formula="of:=AVERAGE([.N92:.R92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0.922900021076202" calcext:value-type="float">
            <text:p>0.922900021076202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/>
          <table:table-cell table:formula="of:=AVERAGE([.X92:.AB92])" office:value-type="float" office:value="0.922900021076202" calcext:value-type="float">
            <text:p>0.922900021076202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21800017356873" calcext:value-type="float">
            <text:p>0.921800017356873</text:p>
          </table:table-cell>
          <table:table-cell/>
          <table:table-cell table:number-columns-repeated="2" office:value-type="float" office:value="0.921800017356873" calcext:value-type="float">
            <text:p>0.921800017356873</text:p>
          </table:table-cell>
          <table:table-cell/>
          <table:table-cell table:formula="of:=AVERAGE([.AH92:.AL92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0.919300019741058" calcext:value-type="float">
            <text:p>0.919300019741058</text:p>
          </table:table-cell>
          <table:table-cell/>
          <table:table-cell table:number-columns-repeated="2" office:value-type="float" office:value="0.919300019741058" calcext:value-type="float">
            <text:p>0.919300019741058</text:p>
          </table:table-cell>
          <table:table-cell/>
          <table:table-cell table:formula="of:=AVERAGE([.AR92:.AV92])" office:value-type="float" office:value="0.919300019741058" calcext:value-type="float">
            <text:p>0.919300019741058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I93]" office:value-type="float" office:value="0.912500023841858" calcext:value-type="float">
            <text:p>0.912500023841858</text:p>
          </table:table-cell>
          <table:table-cell table:formula="of:=[.S93]" office:value-type="float" office:value="0.921400010585785" calcext:value-type="float">
            <text:p>0.921400010585785</text:p>
          </table:table-cell>
          <table:table-cell table:formula="of:=[.AC93]" office:value-type="float" office:value="0.921500027179718" calcext:value-type="float">
            <text:p>0.921500027179718</text:p>
          </table:table-cell>
          <table:table-cell table:formula="of:=[.AM93]" office:value-type="float" office:value="0.922299981117249" calcext:value-type="float">
            <text:p>0.922299981117249</text:p>
          </table:table-cell>
          <table:table-cell table:formula="of:=[.AW93]" office:value-type="float" office:value="0.920799970626831" calcext:value-type="float">
            <text:p>0.920799970626831</text:p>
          </table:table-cell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93:.H93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2"/>
          <table:table-cell table:number-columns-repeated="3" office:value-type="float" office:value="0.921400010585785" calcext:value-type="float">
            <text:p>0.921400010585785</text:p>
          </table:table-cell>
          <table:table-cell table:formula="of:=AVERAGE([.N93:.R93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/>
          <table:table-cell table:number-columns-repeated="2" office:value-type="float" office:value="0.921500027179718" calcext:value-type="float">
            <text:p>0.921500027179718</text:p>
          </table:table-cell>
          <table:table-cell table:formula="of:=AVERAGE([.X93:.AB93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.922299981117249" calcext:value-type="float">
            <text:p>0.922299981117249</text:p>
          </table:table-cell>
          <table:table-cell/>
          <table:table-cell table:number-columns-repeated="2" office:value-type="float" office:value="0.922299981117249" calcext:value-type="float">
            <text:p>0.922299981117249</text:p>
          </table:table-cell>
          <table:table-cell/>
          <table:table-cell table:formula="of:=AVERAGE([.AH93:.AL93])" office:value-type="float" office:value="0.922299981117249" calcext:value-type="float">
            <text:p>0.922299981117249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number-columns-repeated="2" office:value-type="float" office:value="0.920799970626831" calcext:value-type="float">
            <text:p>0.920799970626831</text:p>
          </table:table-cell>
          <table:table-cell table:formula="of:=AVERAGE([.AR93:.AV93])" office:value-type="float" office:value="0.920799970626831" calcext:value-type="float">
            <text:p>0.920799970626831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I94]" office:value-type="float" office:value="0.912500023841858" calcext:value-type="float">
            <text:p>0.912500023841858</text:p>
          </table:table-cell>
          <table:table-cell table:formula="of:=[.S94]" office:value-type="float" office:value="0.92110002040863" calcext:value-type="float">
            <text:p>0.92110002040863</text:p>
          </table:table-cell>
          <table:table-cell table:formula="of:=[.AC94]" office:value-type="float" office:value="0.921599984169006" calcext:value-type="float">
            <text:p>0.921599984169006</text:p>
          </table:table-cell>
          <table:table-cell table:formula="of:=[.AM94]" office:value-type="float" office:value="0.921999990940094" calcext:value-type="float">
            <text:p>0.921999990940094</text:p>
          </table:table-cell>
          <table:table-cell table:formula="of:=[.AW94]" office:value-type="float" office:value="0.922399997711182" calcext:value-type="float">
            <text:p>0.922399997711182</text:p>
          </table:table-cell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/>
          <table:table-cell table:number-columns-repeated="3" office:value-type="float" office:value="0.912500023841858" calcext:value-type="float">
            <text:p>0.912500023841858</text:p>
          </table:table-cell>
          <table:table-cell/>
          <table:table-cell table:formula="of:=AVERAGE([.D94:.H94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 table:formula="of:=AVERAGE([.N94:.R94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office:value-type="float" office:value="0.921599984169006" calcext:value-type="float">
            <text:p>0.921599984169006</text:p>
          </table:table-cell>
          <table:table-cell table:formula="of:=AVERAGE([.X94:.AB94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/>
          <table:table-cell table:number-columns-repeated="3" office:value-type="float" office:value="0.921999990940094" calcext:value-type="float">
            <text:p>0.921999990940094</text:p>
          </table:table-cell>
          <table:table-cell/>
          <table:table-cell table:formula="of:=AVERAGE([.AH94:.AL94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3" office:value-type="float" office:value="0.922399997711182" calcext:value-type="float">
            <text:p>0.922399997711182</text:p>
          </table:table-cell>
          <table:table-cell table:number-columns-repeated="2"/>
          <table:table-cell table:formula="of:=AVERAGE([.AR94:.AV94])" office:value-type="float" office:value="0.922399997711182" calcext:value-type="float">
            <text:p>0.92239999771118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I95]" office:value-type="float" office:value="0.912500023841858" calcext:value-type="float">
            <text:p>0.912500023841858</text:p>
          </table:table-cell>
          <table:table-cell table:formula="of:=[.S95]" office:value-type="float" office:value="0.921599984169006" calcext:value-type="float">
            <text:p>0.921599984169006</text:p>
          </table:table-cell>
          <table:table-cell table:formula="of:=[.AC95]" office:value-type="float" office:value="0.92110002040863" calcext:value-type="float">
            <text:p>0.92110002040863</text:p>
          </table:table-cell>
          <table:table-cell table:formula="of:=[.AM95]" office:value-type="float" office:value="0.921899974346161" calcext:value-type="float">
            <text:p>0.921899974346161</text:p>
          </table:table-cell>
          <table:table-cell table:formula="of:=[.AW95]" office:value-type="float" office:value="0.919200003147125" calcext:value-type="float">
            <text:p>0.919200003147125</text:p>
          </table:table-cell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3" office:value-type="float" office:value="0.912500023841858" calcext:value-type="float">
            <text:p>0.912500023841858</text:p>
          </table:table-cell>
          <table:table-cell table:number-columns-repeated="2"/>
          <table:table-cell table:formula="of:=AVERAGE([.D95:.H95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.921599984169006" calcext:value-type="float">
            <text:p>0.921599984169006</text:p>
          </table:table-cell>
          <table:table-cell table:number-columns-repeated="2"/>
          <table:table-cell table:number-columns-repeated="2" office:value-type="float" office:value="0.921599984169006" calcext:value-type="float">
            <text:p>0.921599984169006</text:p>
          </table:table-cell>
          <table:table-cell table:formula="of:=AVERAGE([.N95:.R95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0.92110002040863" calcext:value-type="float">
            <text:p>0.92110002040863</text:p>
          </table:table-cell>
          <table:table-cell table:number-columns-repeated="2"/>
          <table:table-cell table:number-columns-repeated="2" office:value-type="float" office:value="0.92110002040863" calcext:value-type="float">
            <text:p>0.92110002040863</text:p>
          </table:table-cell>
          <table:table-cell table:formula="of:=AVERAGE([.X95:.AB95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table:number-columns-repeated="3" office:value-type="float" office:value="0.921899974346161" calcext:value-type="float">
            <text:p>0.921899974346161</text:p>
          </table:table-cell>
          <table:table-cell/>
          <table:table-cell table:formula="of:=AVERAGE([.AH95:.AL95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/>
          <table:table-cell table:number-columns-repeated="3" office:value-type="float" office:value="0.919200003147125" calcext:value-type="float">
            <text:p>0.919200003147125</text:p>
          </table:table-cell>
          <table:table-cell/>
          <table:table-cell table:formula="of:=AVERAGE([.AR95:.AV95])" office:value-type="float" office:value="0.919200003147125" calcext:value-type="float">
            <text:p>0.91920000314712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I96]" office:value-type="float" office:value="0.912500023841858" calcext:value-type="float">
            <text:p>0.912500023841858</text:p>
          </table:table-cell>
          <table:table-cell table:formula="of:=[.S96]" office:value-type="float" office:value="0.921500027179718" calcext:value-type="float">
            <text:p>0.921500027179718</text:p>
          </table:table-cell>
          <table:table-cell table:formula="of:=[.AC96]" office:value-type="float" office:value="0.920400023460388" calcext:value-type="float">
            <text:p>0.920400023460388</text:p>
          </table:table-cell>
          <table:table-cell table:formula="of:=[.AM96]" office:value-type="float" office:value="0.921400010585785" calcext:value-type="float">
            <text:p>0.921400010585785</text:p>
          </table:table-cell>
          <table:table-cell table:formula="of:=[.AW96]" office:value-type="float" office:value="0.921299993991852" calcext:value-type="float">
            <text:p>0.921299993991852</text:p>
          </table:table-cell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 office:value-type="float" office:value="0.912500023841858" calcext:value-type="float">
            <text:p>0.912500023841858</text:p>
          </table:table-cell>
          <table:table-cell table:number-columns-repeated="2"/>
          <table:table-cell table:formula="of:=AVERAGE([.D96:.H96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3" office:value-type="float" office:value="0.921500027179718" calcext:value-type="float">
            <text:p>0.921500027179718</text:p>
          </table:table-cell>
          <table:table-cell table:number-columns-repeated="2"/>
          <table:table-cell table:formula="of:=AVERAGE([.N96:.R96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3" office:value-type="float" office:value="0.920400023460388" calcext:value-type="float">
            <text:p>0.920400023460388</text:p>
          </table:table-cell>
          <table:table-cell table:number-columns-repeated="2"/>
          <table:table-cell table:formula="of:=AVERAGE([.X96:.AB96])" office:value-type="float" office:value="0.920400023460388" calcext:value-type="float">
            <text:p>0.920400023460388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2" office:value-type="float" office:value="0.921400010585785" calcext:value-type="float">
            <text:p>0.921400010585785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formula="of:=AVERAGE([.AH96:.AL96])" office:value-type="float" office:value="0.921400010585785" calcext:value-type="float">
            <text:p>0.921400010585785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formula="of:=AVERAGE([.AR96:.AV96])" office:value-type="float" office:value="0.921299993991852" calcext:value-type="float">
            <text:p>0.92129999399185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I97]" office:value-type="float" office:value="0.912500023841858" calcext:value-type="float">
            <text:p>0.912500023841858</text:p>
          </table:table-cell>
          <table:table-cell table:formula="of:=[.S97]" office:value-type="float" office:value="0.921599984169006" calcext:value-type="float">
            <text:p>0.921599984169006</text:p>
          </table:table-cell>
          <table:table-cell table:formula="of:=[.AC97]" office:value-type="float" office:value="0.92110002040863" calcext:value-type="float">
            <text:p>0.92110002040863</text:p>
          </table:table-cell>
          <table:table-cell table:formula="of:=[.AM97]" office:value-type="float" office:value="0.922500014305115" calcext:value-type="float">
            <text:p>0.922500014305115</text:p>
          </table:table-cell>
          <table:table-cell table:formula="of:=[.AW97]" office:value-type="float" office:value="0.921000003814697" calcext:value-type="float">
            <text:p>0.921000003814697</text:p>
          </table:table-cell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0.912500023841858" calcext:value-type="float">
            <text:p>0.912500023841858</text:p>
          </table:table-cell>
          <table:table-cell table:number-columns-repeated="2"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97:.H97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0.921599984169006" calcext:value-type="float">
            <text:p>0.921599984169006</text:p>
          </table:table-cell>
          <table:table-cell/>
          <table:table-cell table:number-columns-repeated="2" office:value-type="float" office:value="0.921599984169006" calcext:value-type="float">
            <text:p>0.921599984169006</text:p>
          </table:table-cell>
          <table:table-cell/>
          <table:table-cell table:formula="of:=AVERAGE([.N97:.R97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office:value-type="float" office:value="0.92110002040863" calcext:value-type="float">
            <text:p>0.92110002040863</text:p>
          </table:table-cell>
          <table:table-cell table:formula="of:=AVERAGE([.X97:.AB97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2" office:value-type="float" office:value="0.922500014305115" calcext:value-type="float">
            <text:p>0.922500014305115</text:p>
          </table:table-cell>
          <table:table-cell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AH97:.AL97])" office:value-type="float" office:value="0.922500014305115" calcext:value-type="float">
            <text:p>0.922500014305115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/>
          <table:table-cell table:number-columns-repeated="3" office:value-type="float" office:value="0.921000003814697" calcext:value-type="float">
            <text:p>0.921000003814697</text:p>
          </table:table-cell>
          <table:table-cell/>
          <table:table-cell table:formula="of:=AVERAGE([.AR97:.AV97])" office:value-type="float" office:value="0.921000003814697" calcext:value-type="float">
            <text:p>0.921000003814697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I98]" office:value-type="float" office:value="0.912500023841858" calcext:value-type="float">
            <text:p>0.912500023841858</text:p>
          </table:table-cell>
          <table:table-cell table:formula="of:=[.S98]" office:value-type="float" office:value="0.921599984169006" calcext:value-type="float">
            <text:p>0.921599984169006</text:p>
          </table:table-cell>
          <table:table-cell table:formula="of:=[.AC98]" office:value-type="float" office:value="0.92110002040863" calcext:value-type="float">
            <text:p>0.92110002040863</text:p>
          </table:table-cell>
          <table:table-cell table:formula="of:=[.AM98]" office:value-type="float" office:value="0.921700000762939" calcext:value-type="float">
            <text:p>0.921700000762939</text:p>
          </table:table-cell>
          <table:table-cell table:formula="of:=[.AW98]" office:value-type="float" office:value="0.920899987220764" calcext:value-type="float">
            <text:p>0.920899987220764</text:p>
          </table:table-cell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 office:value-type="float" office:value="0.912500023841858" calcext:value-type="float">
            <text:p>0.912500023841858</text:p>
          </table:table-cell>
          <table:table-cell table:number-columns-repeated="2"/>
          <table:table-cell office:value-type="float" office:value="0.912500023841858" calcext:value-type="float">
            <text:p>0.912500023841858</text:p>
          </table:table-cell>
          <table:table-cell table:formula="of:=AVERAGE([.D98:.H98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 office:value-type="float" office:value="0.921599984169006" calcext:value-type="float">
            <text:p>0.921599984169006</text:p>
          </table:table-cell>
          <table:table-cell table:number-columns-repeated="2"/>
          <table:table-cell office:value-type="float" office:value="0.921599984169006" calcext:value-type="float">
            <text:p>0.921599984169006</text:p>
          </table:table-cell>
          <table:table-cell table:formula="of:=AVERAGE([.N98:.R98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0.92110002040863" calcext:value-type="float">
            <text:p>0.92110002040863</text:p>
          </table:table-cell>
          <table:table-cell/>
          <table:table-cell table:number-columns-repeated="2" office:value-type="float" office:value="0.92110002040863" calcext:value-type="float">
            <text:p>0.92110002040863</text:p>
          </table:table-cell>
          <table:table-cell/>
          <table:table-cell table:formula="of:=AVERAGE([.X98:.AB98])" office:value-type="float" office:value="0.92110002040863" calcext:value-type="float">
            <text:p>0.9211000204086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2" office:value-type="float" office:value="0.921700000762939" calcext:value-type="float">
            <text:p>0.921700000762939</text:p>
          </table:table-cell>
          <table:table-cell/>
          <table:table-cell office:value-type="float" office:value="0.921700000762939" calcext:value-type="float">
            <text:p>0.921700000762939</text:p>
          </table:table-cell>
          <table:table-cell/>
          <table:table-cell table:formula="of:=AVERAGE([.AH98:.AL98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0.920899987220764" calcext:value-type="float">
            <text:p>0.920899987220764</text:p>
          </table:table-cell>
          <table:table-cell table:number-columns-repeated="2"/>
          <table:table-cell table:number-columns-repeated="2" office:value-type="float" office:value="0.920899987220764" calcext:value-type="float">
            <text:p>0.920899987220764</text:p>
          </table:table-cell>
          <table:table-cell table:formula="of:=AVERAGE([.AR98:.AV98])" office:value-type="float" office:value="0.920899987220764" calcext:value-type="float">
            <text:p>0.920899987220764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I99]" office:value-type="float" office:value="0.912500023841858" calcext:value-type="float">
            <text:p>0.912500023841858</text:p>
          </table:table-cell>
          <table:table-cell table:formula="of:=[.S99]" office:value-type="float" office:value="0.921500027179718" calcext:value-type="float">
            <text:p>0.921500027179718</text:p>
          </table:table-cell>
          <table:table-cell table:formula="of:=[.AC99]" office:value-type="float" office:value="0.921800017356873" calcext:value-type="float">
            <text:p>0.921800017356873</text:p>
          </table:table-cell>
          <table:table-cell table:formula="of:=[.AM99]" office:value-type="float" office:value="0.92220002412796" calcext:value-type="float">
            <text:p>0.92220002412796</text:p>
          </table:table-cell>
          <table:table-cell table:formula="of:=[.AW99]" office:value-type="float" office:value="0.920400023460388" calcext:value-type="float">
            <text:p>0.920400023460388</text:p>
          </table:table-cell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office:value-type="float" office:value="0.912500023841858" calcext:value-type="float">
            <text:p>0.912500023841858</text:p>
          </table:table-cell>
          <table:table-cell table:formula="of:=AVERAGE([.D99:.H99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/>
          <table:table-cell office:value-type="float" office:value="0.921500027179718" calcext:value-type="float">
            <text:p>0.921500027179718</text:p>
          </table:table-cell>
          <table:table-cell table:formula="of:=AVERAGE([.N99:.R99])" office:value-type="float" office:value="0.921500027179718" calcext:value-type="float">
            <text:p>0.92150002717971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3" office:value-type="float" office:value="0.921800017356873" calcext:value-type="float">
            <text:p>0.921800017356873</text:p>
          </table:table-cell>
          <table:table-cell table:number-columns-repeated="2"/>
          <table:table-cell table:formula="of:=AVERAGE([.X99:.AB99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/>
          <table:table-cell table:number-columns-repeated="3" office:value-type="float" office:value="0.92220002412796" calcext:value-type="float">
            <text:p>0.92220002412796</text:p>
          </table:table-cell>
          <table:table-cell/>
          <table:table-cell table:formula="of:=AVERAGE([.AH99:.AL99])" office:value-type="float" office:value="0.92220002412796" calcext:value-type="float">
            <text:p>0.92220002412796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number-columns-repeated="2"/>
          <table:table-cell table:number-columns-repeated="3" office:value-type="float" office:value="0.920400023460388" calcext:value-type="float">
            <text:p>0.920400023460388</text:p>
          </table:table-cell>
          <table:table-cell table:formula="of:=AVERAGE([.AR99:.AV99])" office:value-type="float" office:value="0.920400023460388" calcext:value-type="float">
            <text:p>0.920400023460388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I100]" office:value-type="float" office:value="0.912500023841858" calcext:value-type="float">
            <text:p>0.912500023841858</text:p>
          </table:table-cell>
          <table:table-cell table:formula="of:=[.S100]" office:value-type="float" office:value="0.921599984169006" calcext:value-type="float">
            <text:p>0.921599984169006</text:p>
          </table:table-cell>
          <table:table-cell table:formula="of:=[.AC100]" office:value-type="float" office:value="0.921299993991852" calcext:value-type="float">
            <text:p>0.921299993991852</text:p>
          </table:table-cell>
          <table:table-cell table:formula="of:=[.AM100]" office:value-type="float" office:value="0.920899987220764" calcext:value-type="float">
            <text:p>0.920899987220764</text:p>
          </table:table-cell>
          <table:table-cell table:formula="of:=[.AW100]" office:value-type="float" office:value="0.921400010585785" calcext:value-type="float">
            <text:p>0.921400010585785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0.912500023841858" calcext:value-type="float">
            <text:p>0.912500023841858</text:p>
          </table:table-cell>
          <table:table-cell table:number-columns-repeated="2"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100:.H100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table:number-columns-repeated="3" office:value-type="float" office:value="0.921599984169006" calcext:value-type="float">
            <text:p>0.921599984169006</text:p>
          </table:table-cell>
          <table:table-cell/>
          <table:table-cell table:formula="of:=AVERAGE([.N100:.R100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2" office:value-type="float" office:value="0.921299993991852" calcext:value-type="float">
            <text:p>0.92129999399185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X100:.AB100])" office:value-type="float" office:value="0.921299993991852" calcext:value-type="float">
            <text:p>0.921299993991852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table:number-columns-repeated="3" office:value-type="float" office:value="0.920899987220764" calcext:value-type="float">
            <text:p>0.920899987220764</text:p>
          </table:table-cell>
          <table:table-cell/>
          <table:table-cell table:formula="of:=AVERAGE([.AH100:.AL100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/>
          <table:table-cell office:value-type="float" office:value="0.921400010585785" calcext:value-type="float">
            <text:p>0.921400010585785</text:p>
          </table:table-cell>
          <table:table-cell/>
          <table:table-cell table:number-columns-repeated="2" office:value-type="float" office:value="0.921400010585785" calcext:value-type="float">
            <text:p>0.921400010585785</text:p>
          </table:table-cell>
          <table:table-cell table:formula="of:=AVERAGE([.AR100:.AV100])" office:value-type="float" office:value="0.921400010585785" calcext:value-type="float">
            <text:p>0.921400010585785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I101]" office:value-type="float" office:value="0.912500023841858" calcext:value-type="float">
            <text:p>0.912500023841858</text:p>
          </table:table-cell>
          <table:table-cell table:formula="of:=[.S101]" office:value-type="float" office:value="0.921599984169006" calcext:value-type="float">
            <text:p>0.921599984169006</text:p>
          </table:table-cell>
          <table:table-cell table:formula="of:=[.AC101]" office:value-type="float" office:value="0.921999990940094" calcext:value-type="float">
            <text:p>0.921999990940094</text:p>
          </table:table-cell>
          <table:table-cell table:formula="of:=[.AM101]" office:value-type="float" office:value="0.920899987220764" calcext:value-type="float">
            <text:p>0.920899987220764</text:p>
          </table:table-cell>
          <table:table-cell table:formula="of:=[.AW101]" office:value-type="float" office:value="0.920700013637543" calcext:value-type="float">
            <text:p>0.920700013637543</text:p>
          </table:table-cell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0.912500023841858" calcext:value-type="float">
            <text:p>0.912500023841858</text:p>
          </table:table-cell>
          <table:table-cell table:formula="of:=AVERAGE([.D101:.H101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/>
          <table:table-cell table:number-columns-repeated="3" office:value-type="float" office:value="0.921599984169006" calcext:value-type="float">
            <text:p>0.921599984169006</text:p>
          </table:table-cell>
          <table:table-cell table:formula="of:=AVERAGE([.N101:.R101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0.921999990940094" calcext:value-type="float">
            <text:p>0.921999990940094</text:p>
          </table:table-cell>
          <table:table-cell/>
          <table:table-cell office:value-type="float" office:value="0.921999990940094" calcext:value-type="float">
            <text:p>0.921999990940094</text:p>
          </table:table-cell>
          <table:table-cell table:formula="of:=AVERAGE([.X101:.AB101])" office:value-type="float" office:value="0.921999990940094" calcext:value-type="float">
            <text:p>0.92199999094009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/>
          <table:table-cell table:number-columns-repeated="2" office:value-type="float" office:value="0.920899987220764" calcext:value-type="float">
            <text:p>0.920899987220764</text:p>
          </table:table-cell>
          <table:table-cell/>
          <table:table-cell office:value-type="float" office:value="0.920899987220764" calcext:value-type="float">
            <text:p>0.920899987220764</text:p>
          </table:table-cell>
          <table:table-cell table:formula="of:=AVERAGE([.AH101:.AL101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2" office:value-type="float" office:value="0.920700013637543" calcext:value-type="float">
            <text:p>0.920700013637543</text:p>
          </table:table-cell>
          <table:table-cell/>
          <table:table-cell office:value-type="float" office:value="0.920700013637543" calcext:value-type="float">
            <text:p>0.920700013637543</text:p>
          </table:table-cell>
          <table:table-cell/>
          <table:table-cell table:formula="of:=AVERAGE([.AR101:.AV101])" office:value-type="float" office:value="0.920700013637543" calcext:value-type="float">
            <text:p>0.92070001363754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I102]" office:value-type="float" office:value="0.912500023841858" calcext:value-type="float">
            <text:p>0.912500023841858</text:p>
          </table:table-cell>
          <table:table-cell table:formula="of:=[.S102]" office:value-type="float" office:value="0.921599984169006" calcext:value-type="float">
            <text:p>0.921599984169006</text:p>
          </table:table-cell>
          <table:table-cell table:formula="of:=[.AC102]" office:value-type="float" office:value="0.921199977397919" calcext:value-type="float">
            <text:p>0.921199977397919</text:p>
          </table:table-cell>
          <table:table-cell table:formula="of:=[.AM102]" office:value-type="float" office:value="0.920799970626831" calcext:value-type="float">
            <text:p>0.920799970626831</text:p>
          </table:table-cell>
          <table:table-cell table:formula="of:=[.AW102]" office:value-type="float" office:value="0.921500027179718" calcext:value-type="float">
            <text:p>0.92150002717971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2" office:value-type="float" office:value="0.912500023841858" calcext:value-type="float">
            <text:p>0.912500023841858</text:p>
          </table:table-cell>
          <table:table-cell/>
          <table:table-cell table:number-columns-repeated="2" office:value-type="float" office:value="0.912500023841858" calcext:value-type="float">
            <text:p>0.912500023841858</text:p>
          </table:table-cell>
          <table:table-cell table:formula="of:=AVERAGE([.D102:.H102])" office:value-type="float" office:value="0.912500023841858" calcext:value-type="float">
            <text:p>0.91250002384185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 office:value-type="float" office:value="0.921599984169006" calcext:value-type="float">
            <text:p>0.921599984169006</text:p>
          </table:table-cell>
          <table:table-cell table:formula="of:=AVERAGE([.N102:.R102])" office:value-type="float" office:value="0.921599984169006" calcext:value-type="float">
            <text:p>0.92159998416900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921199977397919" calcext:value-type="float">
            <text:p>0.921199977397919</text:p>
          </table:table-cell>
          <table:table-cell/>
          <table:table-cell table:number-columns-repeated="3" office:value-type="float" office:value="0.921199977397919" calcext:value-type="float">
            <text:p>0.921199977397919</text:p>
          </table:table-cell>
          <table:table-cell table:formula="of:=AVERAGE([.X102:.AB102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 office:value-type="float" office:value="0.920799970626831" calcext:value-type="float">
            <text:p>0.920799970626831</text:p>
          </table:table-cell>
          <table:table-cell table:formula="of:=AVERAGE([.AH102:.AL102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5" office:value-type="float" office:value="0.921500027179718" calcext:value-type="float">
            <text:p>0.921500027179718</text:p>
          </table:table-cell>
          <table:table-cell table:formula="of:=AVERAGE([.AR102:.AV102])" office:value-type="float" office:value="0.921500027179718" calcext:value-type="float">
            <text:p>0.921500027179718</text:p>
          </table:table-cell>
          <table:table-cell/>
          <table:table-cell table:style-name="ce34" office:value-type="string" calcext:value-type="string">
            <text:p>max</text:p>
          </table:table-cell>
          <table:table-cell table:formula="of:=[.I103]" office:value-type="float" office:value="0.912999987602234" calcext:value-type="float">
            <text:p>0.912999987602234</text:p>
          </table:table-cell>
          <table:table-cell table:formula="of:=[.S103]" office:value-type="float" office:value="0.923200011253357" calcext:value-type="float">
            <text:p>0.923200011253357</text:p>
          </table:table-cell>
          <table:table-cell table:formula="of:=[.AC103]" office:value-type="float" office:value="0.924499988555908" calcext:value-type="float">
            <text:p>0.924499988555908</text:p>
          </table:table-cell>
          <table:table-cell table:formula="of:=[.AM103]" office:value-type="float" office:value="0.924499988555908" calcext:value-type="float">
            <text:p>0.924499988555908</text:p>
          </table:table-cell>
          <table:table-cell table:formula="of:=[.AW103]" office:value-type="float" office:value="0.922399997711182" calcext:value-type="float">
            <text:p>0.922399997711182</text:p>
          </table:table-cell>
        </table:table-row>
        <table:table-row table:style-name="ro1">
          <table:table-cell table:number-columns-repeated="2"/>
          <table:table-cell table:style-name="ce28" office:value-type="string" calcext:value-type="string">
            <text:p>max</text:p>
          </table:table-cell>
          <table:table-cell table:style-name="ce29" table:number-columns-repeated="5"/>
          <table:table-cell table:style-name="ce29" table:formula="of:=MAX([.I$3:.I$102])" office:value-type="float" office:value="0.912999987602234" calcext:value-type="float">
            <text:p>0.912999987602234</text:p>
          </table:table-cell>
          <table:table-cell table:number-columns-repeated="3"/>
          <table:table-cell table:style-name="ce28" office:value-type="string" calcext:value-type="string">
            <text:p>max</text:p>
          </table:table-cell>
          <table:table-cell table:style-name="ce29" table:number-columns-repeated="5"/>
          <table:table-cell table:style-name="ce29" table:formula="of:=MAX([.S$3:.S$102])" office:value-type="float" office:value="0.923200011253357" calcext:value-type="float">
            <text:p>0.923200011253357</text:p>
          </table:table-cell>
          <table:table-cell table:number-columns-repeated="3"/>
          <table:table-cell table:style-name="ce28" office:value-type="string" calcext:value-type="string">
            <text:p>max</text:p>
          </table:table-cell>
          <table:table-cell table:style-name="ce29" table:number-columns-repeated="5"/>
          <table:table-cell table:style-name="ce29" table:formula="of:=MAX([.AC$3:.AC$102])" office:value-type="float" office:value="0.924499988555908" calcext:value-type="float">
            <text:p>0.924499988555908</text:p>
          </table:table-cell>
          <table:table-cell/>
          <table:table-cell table:style-name="ce29" table:number-columns-repeated="2"/>
          <table:table-cell table:style-name="ce28" office:value-type="string" calcext:value-type="string">
            <text:p>max</text:p>
          </table:table-cell>
          <table:table-cell table:style-name="ce29" table:number-columns-repeated="5"/>
          <table:table-cell table:style-name="ce29" table:formula="of:=MAX([.AM$3:.AM$102])" office:value-type="float" office:value="0.924499988555908" calcext:value-type="float">
            <text:p>0.924499988555908</text:p>
          </table:table-cell>
          <table:table-cell table:number-columns-repeated="3"/>
          <table:table-cell table:style-name="ce28" office:value-type="string" calcext:value-type="string">
            <text:p>max</text:p>
          </table:table-cell>
          <table:table-cell table:style-name="ce29" table:number-columns-repeated="5"/>
          <table:table-cell table:style-name="ce29" table:formula="of:=MAX([.AW$3:.AW$102])" office:value-type="float" office:value="0.922399997711182" calcext:value-type="float">
            <text:p>0.922399997711182</text:p>
          </table:table-cell>
          <table:table-cell/>
          <table:table-cell table:style-name="Default" table:number-columns-repeated="6"/>
        </table:table-row>
      </table:table>
      <table:table table:name="Experiment 9" table:style-name="ta1">
        <office:forms form:automatic-focus="false" form:apply-design-mode="false"/>
        <table:table-column table:style-name="co2" table:number-columns-repeated="4" table:default-cell-style-name="Default"/>
        <table:table-column table:style-name="co12" table:default-cell-style-name="ce36"/>
        <table:table-column table:style-name="co2" table:number-columns-repeated="13" table:default-cell-style-name="ce36"/>
        <table:table-column table:style-name="co2" table:default-cell-style-name="Default"/>
        <table:table-column table:style-name="co12" table:default-cell-style-name="Default"/>
        <table:table-column table:style-name="co2" table:number-columns-repeated="14" table:default-cell-style-name="Default"/>
        <table:table-column table:style-name="co12" table:default-cell-style-name="Default"/>
        <table:table-column table:style-name="co2" table:number-columns-repeated="14" table:default-cell-style-name="Default"/>
        <table:table-column table:style-name="co12" table:default-cell-style-name="ce36"/>
        <table:table-column table:style-name="co2" table:number-columns-repeated="13" table:default-cell-style-name="ce36"/>
        <table:table-column table:style-name="co2" table:default-cell-style-name="Default"/>
        <table:table-column table:style-name="co2" table:number-columns-repeated="8" table:default-cell-style-name="ce36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E = local epochs</text:p>
          </table:table-cell>
          <table:table-cell table:number-columns-repeated="3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11"/>
          <table:table-cell table:style-name="ce36" office:value-type="string" calcext:value-type="string">
            <text:p>global epochs</text:p>
          </table:table-cell>
          <table:table-cell table:style-name="ce36" office:value-type="float" office:value="100" calcext:value-type="float">
            <text:p>100</text:p>
          </table:table-cell>
          <table:table-cell table:style-name="ce36"/>
          <table:table-cell table:style-name="ce36" office:value-type="string" calcext:value-type="string">
            <text:p>client</text:p>
          </table:table-cell>
          <table:table-cell table:style-name="ce36" table:number-columns-repeated="10"/>
          <table:table-cell/>
          <table:table-cell table:style-name="ce36" office:value-type="string" calcext:value-type="string">
            <text:p>global epochs</text:p>
          </table:table-cell>
          <table:table-cell table:style-name="ce36" office:value-type="float" office:value="100" calcext:value-type="float">
            <text:p>100</text:p>
          </table:table-cell>
          <table:table-cell table:style-name="ce36"/>
          <table:table-cell table:style-name="ce36" office:value-type="string" calcext:value-type="string">
            <text:p>client</text:p>
          </table:table-cell>
          <table:table-cell table:style-name="ce36" table:number-columns-repeated="10"/>
          <table:table-cell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11"/>
          <table:table-cell office:value-type="string" calcext:value-type="string">
            <text:p>GE</text:p>
          </table:table-cell>
          <table:table-cell office:value-type="string" calcext:value-type="string">
            <text:p>1client</text:p>
          </table:table-cell>
          <table:table-cell office:value-type="string" calcext:value-type="string">
            <text:p>3client</text:p>
          </table:table-cell>
          <table:table-cell office:value-type="string" calcext:value-type="string">
            <text:p>5client</text:p>
          </table:table-cell>
          <table:table-cell office:value-type="string" calcext:value-type="string">
            <text:p>10client</text:p>
          </table:table-cell>
          <table:table-cell table:number-columns-repeated="16"/>
        </table:table-row>
        <table:table-row table:style-name="ro1">
          <table:table-cell table:style-name="ce30" office:value-type="string" calcext:value-type="string">
            <text:p>B = batch size</text:p>
          </table:table-cell>
          <table:table-cell table:number-columns-repeated="3"/>
          <table:table-cell office:value-type="string" calcext:value-type="string">
            <text:p>clients per ep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36" office:value-type="string" calcext:value-type="string">
            <text:p>clients per epoch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string" calcext:value-type="string">
            <text:p>session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/>
          <table:table-cell/>
          <table:table-cell table:style-name="ce36" office:value-type="string" calcext:value-type="string">
            <text:p>clients per epoch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session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9" calcext:value-type="float">
            <text:p>9</text:p>
          </table:table-cell>
          <table:table-cell table:style-name="ce36"/>
          <table:table-cell/>
          <table:table-cell office:value-type="string" calcext:value-type="string">
            <text:p>clients per ep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BK3]" office:value-type="float" office:value="0.761799991130829" calcext:value-type="float">
            <text:p>0.761799991130829</text:p>
          </table:table-cell>
          <table:table-cell table:formula="of:=[.AV3]" office:value-type="float" office:value="0.791700005531311" calcext:value-type="float">
            <text:p>0.791700005531311</text:p>
          </table:table-cell>
          <table:table-cell table:formula="of:=[.AG3]" office:value-type="float" office:value="0.791700005531311" calcext:value-type="float">
            <text:p>0.791700005531311</text:p>
          </table:table-cell>
          <table:table-cell table:formula="of:=[.R3]" office:value-type="float" office:value="0.786099970340729" calcext:value-type="float">
            <text:p>0.7860999703407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 = % clients used</text:p>
          </table:table-cell>
          <table:table-cell table:style-name="ce13"/>
          <table:table-cell table:number-columns-repeated="2"/>
          <table:table-cell office:value-type="string" calcext:value-type="string">
            <text:p>total cli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.786099970340729" calcext:value-type="float">
            <text:p>0.786099970340729</text:p>
          </table:table-cell>
          <table:table-cell table:formula="of:=AVERAGE([.H3:.Q3])" office:value-type="float" office:value="0.786099970340729" calcext:value-type="float">
            <text:p>0.786099970340729</text:p>
          </table:table-cell>
          <table:table-cell/>
          <table:table-cell table:style-name="ce36" office:value-type="string" calcext:value-type="string">
            <text:p>total clients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 table:number-columns-repeated="2"/>
          <table:table-cell table:style-name="ce36" office:value-type="float" office:value="0.791700005531311" calcext:value-type="float">
            <text:p>0.791700005531311</text:p>
          </table:table-cell>
          <table:table-cell table:style-name="ce36"/>
          <table:table-cell table:number-columns-repeated="4" table:style-name="ce36" office:value-type="float" office:value="0.791700005531311" calcext:value-type="float">
            <text:p>0.791700005531311</text:p>
          </table:table-cell>
          <table:table-cell table:style-name="ce36" table:number-columns-repeated="2"/>
          <table:table-cell table:style-name="ce36" table:formula="of:=AVERAGE([.W3:.AF3])" office:value-type="float" office:value="0.791700005531311" calcext:value-type="float">
            <text:p>0.791700005531311</text:p>
          </table:table-cell>
          <table:table-cell/>
          <table:table-cell table:style-name="ce36" office:value-type="string" calcext:value-type="string">
            <text:p>total clients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" calcext:value-type="float">
            <text:p>1</text:p>
          </table:table-cell>
          <table:table-cell table:style-name="ce36"/>
          <table:table-cell table:style-name="ce36" office:value-type="float" office:value="0.791700005531311" calcext:value-type="float">
            <text:p>0.791700005531311</text:p>
          </table:table-cell>
          <table:table-cell table:style-name="ce36"/>
          <table:table-cell table:style-name="ce36" office:value-type="float" office:value="0.791700005531311" calcext:value-type="float">
            <text:p>0.791700005531311</text:p>
          </table:table-cell>
          <table:table-cell table:style-name="ce36" table:number-columns-repeated="5"/>
          <table:table-cell table:style-name="ce36" office:value-type="float" office:value="0.791700005531311" calcext:value-type="float">
            <text:p>0.791700005531311</text:p>
          </table:table-cell>
          <table:table-cell table:style-name="ce36" table:formula="of:=AVERAGE([.AL3:.AU3])" office:value-type="float" office:value="0.791700005531311" calcext:value-type="float">
            <text:p>0.791700005531311</text:p>
          </table:table-cell>
          <table:table-cell/>
          <table:table-cell office:value-type="string" calcext:value-type="string">
            <text:p>total cli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761799991130829" calcext:value-type="float">
            <text:p>0.761799991130829</text:p>
          </table:table-cell>
          <table:table-cell table:number-columns-repeated="9"/>
          <table:table-cell table:formula="of:=AVERAGE([.BA3:.BJ3])" office:value-type="float" office:value="0.761799991130829" calcext:value-type="float">
            <text:p>0.761799991130829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K4]" office:value-type="float" office:value="0.779799997806549" calcext:value-type="float">
            <text:p>0.779799997806549</text:p>
          </table:table-cell>
          <table:table-cell table:formula="of:=[.AV4]" office:value-type="float" office:value="0.819199979305267" calcext:value-type="float">
            <text:p>0.819199979305267</text:p>
          </table:table-cell>
          <table:table-cell table:formula="of:=[.AG4]" office:value-type="float" office:value="0.831200003623962" calcext:value-type="float">
            <text:p>0.831200003623962</text:p>
          </table:table-cell>
          <table:table-cell table:formula="of:=[.R4]" office:value-type="float" office:value="0.821200013160706" calcext:value-type="float">
            <text:p>0.82120001316070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 = 1</text:p>
          </table:table-cell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 office:value-type="float" office:value="0.821200013160706" calcext:value-type="float">
            <text:p>0.821200013160706</text:p>
          </table:table-cell>
          <table:table-cell table:formula="of:=AVERAGE([.H4:.Q4])" office:value-type="float" office:value="0.821200013160706" calcext:value-type="float">
            <text:p>0.821200013160706</text:p>
          </table:table-cell>
          <table:table-cell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number-columns-repeated="3" table:style-name="ce36" office:value-type="float" office:value="0.831200003623962" calcext:value-type="float">
            <text:p>0.831200003623962</text:p>
          </table:table-cell>
          <table:table-cell table:style-name="ce36" table:number-columns-repeated="3"/>
          <table:table-cell table:style-name="ce36" office:value-type="float" office:value="0.831200003623962" calcext:value-type="float">
            <text:p>0.831200003623962</text:p>
          </table:table-cell>
          <table:table-cell table:style-name="ce36" table:number-columns-repeated="2"/>
          <table:table-cell table:style-name="ce36" office:value-type="float" office:value="0.831200003623962" calcext:value-type="float">
            <text:p>0.831200003623962</text:p>
          </table:table-cell>
          <table:table-cell table:style-name="ce36" table:formula="of:=AVERAGE([.W4:.AF4])" office:value-type="float" office:value="0.831200003623962" calcext:value-type="float">
            <text:p>0.831200003623962</text:p>
          </table:table-cell>
          <table:table-cell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36" office:value-type="float" office:value="0.819199979305267" calcext:value-type="float">
            <text:p>0.819199979305267</text:p>
          </table:table-cell>
          <table:table-cell table:style-name="ce36"/>
          <table:table-cell table:style-name="ce36" office:value-type="float" office:value="0.819199979305267" calcext:value-type="float">
            <text:p>0.819199979305267</text:p>
          </table:table-cell>
          <table:table-cell table:style-name="ce36"/>
          <table:table-cell table:style-name="ce36" office:value-type="float" office:value="0.819199979305267" calcext:value-type="float">
            <text:p>0.819199979305267</text:p>
          </table:table-cell>
          <table:table-cell table:style-name="ce36"/>
          <table:table-cell table:style-name="ce36" table:formula="of:=AVERAGE([.AL4:.AU4])" office:value-type="float" office:value="0.819199979305267" calcext:value-type="float">
            <text:p>0.8191999793052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779799997806549" calcext:value-type="float">
            <text:p>0.779799997806549</text:p>
          </table:table-cell>
          <table:table-cell table:number-columns-repeated="7"/>
          <table:table-cell table:formula="of:=AVERAGE([.BA4:.BJ4])" office:value-type="float" office:value="0.779799997806549" calcext:value-type="float">
            <text:p>0.77979999780654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K5]" office:value-type="float" office:value="0.782599985599518" calcext:value-type="float">
            <text:p>0.782599985599518</text:p>
          </table:table-cell>
          <table:table-cell table:formula="of:=[.AV5]" office:value-type="float" office:value="0.845099985599518" calcext:value-type="float">
            <text:p>0.845099985599518</text:p>
          </table:table-cell>
          <table:table-cell table:formula="of:=[.AG5]" office:value-type="float" office:value="0.850899994373321" calcext:value-type="float">
            <text:p>0.850899994373321</text:p>
          </table:table-cell>
          <table:table-cell table:formula="of:=[.R5]" office:value-type="float" office:value="0.84909999370575" calcext:value-type="float">
            <text:p>0.8490999937057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 = inf ?</text:p>
          </table:table-cell>
          <table:table-cell office:value-type="string" calcext:value-type="string">
            <text:p>B = <text:s/>10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.84909999370575" calcext:value-type="float">
            <text:p>0.84909999370575</text:p>
          </table:table-cell>
          <table:table-cell table:formula="of:=AVERAGE([.H5:.Q5])" office:value-type="float" office:value="0.84909999370575" calcext:value-type="float">
            <text:p>0.84909999370575</text:p>
          </table:table-cell>
          <table:table-cell/>
          <table:table-cell table:style-name="ce36" office:value-type="string" calcext:value-type="string">
            <text:p>local epoch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.850899994373322" calcext:value-type="float">
            <text:p>0.850899994373322</text:p>
          </table:table-cell>
          <table:table-cell table:style-name="ce36"/>
          <table:table-cell table:style-name="ce36" office:value-type="float" office:value="0.850899994373322" calcext:value-type="float">
            <text:p>0.850899994373322</text:p>
          </table:table-cell>
          <table:table-cell table:style-name="ce36"/>
          <table:table-cell table:style-name="ce36" office:value-type="float" office:value="0.850899994373322" calcext:value-type="float">
            <text:p>0.850899994373322</text:p>
          </table:table-cell>
          <table:table-cell table:style-name="ce36" table:number-columns-repeated="2"/>
          <table:table-cell table:style-name="ce36" office:value-type="float" office:value="0.850899994373322" calcext:value-type="float">
            <text:p>0.850899994373322</text:p>
          </table:table-cell>
          <table:table-cell table:style-name="ce36"/>
          <table:table-cell table:style-name="ce36" office:value-type="float" office:value="0.850899994373322" calcext:value-type="float">
            <text:p>0.850899994373322</text:p>
          </table:table-cell>
          <table:table-cell table:style-name="ce36" table:formula="of:=AVERAGE([.W5:.AF5])" office:value-type="float" office:value="0.850899994373321" calcext:value-type="float">
            <text:p>0.850899994373321</text:p>
          </table:table-cell>
          <table:table-cell/>
          <table:table-cell table:style-name="ce36" office:value-type="string" calcext:value-type="string">
            <text:p>local epochs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36" table:number-columns-repeated="3"/>
          <table:table-cell table:style-name="ce36" office:value-type="float" office:value="0.845099985599518" calcext:value-type="float">
            <text:p>0.845099985599518</text:p>
          </table:table-cell>
          <table:table-cell table:style-name="ce36" table:number-columns-repeated="2"/>
          <table:table-cell table:number-columns-repeated="2" table:style-name="ce36" office:value-type="float" office:value="0.845099985599518" calcext:value-type="float">
            <text:p>0.845099985599518</text:p>
          </table:table-cell>
          <table:table-cell table:style-name="ce36" table:number-columns-repeated="2"/>
          <table:table-cell table:style-name="ce36" table:formula="of:=AVERAGE([.AL5:.AU5])" office:value-type="float" office:value="0.845099985599518" calcext:value-type="float">
            <text:p>0.845099985599518</text:p>
          </table:table-cell>
          <table:table-cell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0.782599985599518" calcext:value-type="float">
            <text:p>0.782599985599518</text:p>
          </table:table-cell>
          <table:table-cell/>
          <table:table-cell table:formula="of:=AVERAGE([.BA5:.BJ5])" office:value-type="float" office:value="0.782599985599518" calcext:value-type="float">
            <text:p>0.78259998559951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K6]" office:value-type="float" office:value="0.823499977588654" calcext:value-type="float">
            <text:p>0.823499977588654</text:p>
          </table:table-cell>
          <table:table-cell table:formula="of:=[.AV6]" office:value-type="float" office:value="0.857200026512146" calcext:value-type="float">
            <text:p>0.857200026512146</text:p>
          </table:table-cell>
          <table:table-cell table:formula="of:=[.AG6]" office:value-type="float" office:value="0.863399982452392" calcext:value-type="float">
            <text:p>0.863399982452392</text:p>
          </table:table-cell>
          <table:table-cell table:formula="of:=[.R6]" office:value-type="float" office:value="0.864199995994568" calcext:value-type="float">
            <text:p>0.86419999599456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.864199995994568" calcext:value-type="float">
            <text:p>0.864199995994568</text:p>
          </table:table-cell>
          <table:table-cell table:formula="of:=AVERAGE([.H6:.Q6])" office:value-type="float" office:value="0.864199995994568" calcext:value-type="float">
            <text:p>0.864199995994568</text:p>
          </table:table-cell>
          <table:table-cell/>
          <table:table-cell table:style-name="ce36" office:value-type="string" calcext:value-type="string">
            <text:p>steps per epoch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.863399982452393" calcext:value-type="float">
            <text:p>0.863399982452393</text:p>
          </table:table-cell>
          <table:table-cell table:style-name="ce36" table:number-columns-repeated="2"/>
          <table:table-cell table:number-columns-repeated="2" table:style-name="ce36" office:value-type="float" office:value="0.863399982452393" calcext:value-type="float">
            <text:p>0.863399982452393</text:p>
          </table:table-cell>
          <table:table-cell table:style-name="ce36" table:number-columns-repeated="2"/>
          <table:table-cell table:style-name="ce36" office:value-type="float" office:value="0.863399982452393" calcext:value-type="float">
            <text:p>0.863399982452393</text:p>
          </table:table-cell>
          <table:table-cell table:style-name="ce36"/>
          <table:table-cell table:style-name="ce36" office:value-type="float" office:value="0.863399982452393" calcext:value-type="float">
            <text:p>0.863399982452393</text:p>
          </table:table-cell>
          <table:table-cell table:style-name="ce36" table:formula="of:=AVERAGE([.W6:.AF6])" office:value-type="float" office:value="0.863399982452392" calcext:value-type="float">
            <text:p>0.863399982452392</text:p>
          </table:table-cell>
          <table:table-cell/>
          <table:table-cell table:style-name="ce36" office:value-type="string" calcext:value-type="string">
            <text:p>steps per epoch</text:p>
          </table:table-cell>
          <table:table-cell table:style-name="ce36" office:value-type="float" office:value="300" calcext:value-type="float">
            <text:p>300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 table:style-name="ce36" office:value-type="float" office:value="0.857200026512146" calcext:value-type="float">
            <text:p>0.857200026512146</text:p>
          </table:table-cell>
          <table:table-cell table:style-name="ce36" table:number-columns-repeated="6"/>
          <table:table-cell table:style-name="ce36" office:value-type="float" office:value="0.857200026512146" calcext:value-type="float">
            <text:p>0.857200026512146</text:p>
          </table:table-cell>
          <table:table-cell table:style-name="ce36"/>
          <table:table-cell table:style-name="ce36" table:formula="of:=AVERAGE([.AL6:.AU6])" office:value-type="float" office:value="0.857200026512146" calcext:value-type="float">
            <text:p>0.857200026512146</text:p>
          </table:table-cell>
          <table:table-cell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823499977588654" calcext:value-type="float">
            <text:p>0.823499977588654</text:p>
          </table:table-cell>
          <table:table-cell table:number-columns-repeated="7"/>
          <table:table-cell table:formula="of:=AVERAGE([.BA6:.BJ6])" office:value-type="float" office:value="0.823499977588654" calcext:value-type="float">
            <text:p>0.82349997758865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K7]" office:value-type="float" office:value="0.849399983882904" calcext:value-type="float">
            <text:p>0.849399983882904</text:p>
          </table:table-cell>
          <table:table-cell table:formula="of:=[.AV7]" office:value-type="float" office:value="0.865499973297119" calcext:value-type="float">
            <text:p>0.865499973297119</text:p>
          </table:table-cell>
          <table:table-cell table:formula="of:=[.AG7]" office:value-type="float" office:value="0.869199991226196" calcext:value-type="float">
            <text:p>0.869199991226196</text:p>
          </table:table-cell>
          <table:table-cell table:formula="of:=[.R7]" office:value-type="float" office:value="0.870800018310547" calcext:value-type="float">
            <text:p>0.87080001831054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.870800018310547" calcext:value-type="float">
            <text:p>0.870800018310547</text:p>
          </table:table-cell>
          <table:table-cell table:formula="of:=AVERAGE([.H7:.Q7])" office:value-type="float" office:value="0.870800018310547" calcext:value-type="float">
            <text:p>0.870800018310547</text:p>
          </table:table-cell>
          <table:table-cell/>
          <table:table-cell table:style-name="ce36" office:value-type="string" calcext:value-type="string">
            <text:p>batch size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" calcext:value-type="float">
            <text:p>5</text:p>
          </table:table-cell>
          <table:table-cell table:style-name="ce36"/>
          <table:table-cell table:number-columns-repeated="2" table:style-name="ce36" office:value-type="float" office:value="0.869199991226196" calcext:value-type="float">
            <text:p>0.869199991226196</text:p>
          </table:table-cell>
          <table:table-cell table:style-name="ce36" table:number-columns-repeated="2"/>
          <table:table-cell table:number-columns-repeated="3" table:style-name="ce36" office:value-type="float" office:value="0.869199991226196" calcext:value-type="float">
            <text:p>0.869199991226196</text:p>
          </table:table-cell>
          <table:table-cell table:style-name="ce36" table:number-columns-repeated="2"/>
          <table:table-cell table:style-name="ce36" table:formula="of:=AVERAGE([.W7:.AF7])" office:value-type="float" office:value="0.869199991226196" calcext:value-type="float">
            <text:p>0.869199991226196</text:p>
          </table:table-cell>
          <table:table-cell/>
          <table:table-cell table:style-name="ce36" office:value-type="string" calcext:value-type="string">
            <text:p>batch size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.865499973297119" calcext:value-type="float">
            <text:p>0.865499973297119</text:p>
          </table:table-cell>
          <table:table-cell table:style-name="ce36" table:number-columns-repeated="2"/>
          <table:table-cell table:number-columns-repeated="2" table:style-name="ce36" office:value-type="float" office:value="0.865499973297119" calcext:value-type="float">
            <text:p>0.865499973297119</text:p>
          </table:table-cell>
          <table:table-cell table:style-name="ce36" table:number-columns-repeated="5"/>
          <table:table-cell table:style-name="ce36" table:formula="of:=AVERAGE([.AL7:.AU7])" office:value-type="float" office:value="0.865499973297119" calcext:value-type="float">
            <text:p>0.865499973297119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0.849399983882904" calcext:value-type="float">
            <text:p>0.849399983882904</text:p>
          </table:table-cell>
          <table:table-cell table:formula="of:=AVERAGE([.BA7:.BJ7])" office:value-type="float" office:value="0.849399983882904" calcext:value-type="float">
            <text:p>0.84939998388290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K8]" office:value-type="float" office:value="0.851599991321564" calcext:value-type="float">
            <text:p>0.851599991321564</text:p>
          </table:table-cell>
          <table:table-cell table:formula="of:=[.AV8]" office:value-type="float" office:value="0.87389999628067" calcext:value-type="float">
            <text:p>0.87389999628067</text:p>
          </table:table-cell>
          <table:table-cell table:formula="of:=[.AG8]" office:value-type="float" office:value="0.874000012874603" calcext:value-type="float">
            <text:p>0.874000012874603</text:p>
          </table:table-cell>
          <table:table-cell table:formula="of:=[.R8]" office:value-type="float" office:value="0.877300024032593" calcext:value-type="float">
            <text:p>0.87730002403259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examples per epoch</text:p>
          </table:table-cell>
          <table:table-cell table:formula="of:=[.F7]*[.F5]*[.F6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.877300024032593" calcext:value-type="float">
            <text:p>0.877300024032593</text:p>
          </table:table-cell>
          <table:table-cell table:formula="of:=AVERAGE([.H8:.Q8])" office:value-type="float" office:value="0.877300024032593" calcext:value-type="float">
            <text:p>0.877300024032593</text:p>
          </table:table-cell>
          <table:table-cell/>
          <table:table-cell table:style-name="ce36" office:value-type="string" calcext:value-type="string">
            <text:p>examples per epoch</text:p>
          </table:table-cell>
          <table:table-cell table:style-name="ce36" table:formula="of:=[.U7]*[.U5]*[.U6]" office:value-type="float" office:value="6000" calcext:value-type="float">
            <text:p>6000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number-columns-repeated="3" table:style-name="ce36" office:value-type="float" office:value="0.874000012874603" calcext:value-type="float">
            <text:p>0.874000012874603</text:p>
          </table:table-cell>
          <table:table-cell table:style-name="ce36" table:number-columns-repeated="3"/>
          <table:table-cell table:style-name="ce36" office:value-type="float" office:value="0.874000012874603" calcext:value-type="float">
            <text:p>0.874000012874603</text:p>
          </table:table-cell>
          <table:table-cell table:style-name="ce36"/>
          <table:table-cell table:style-name="ce36" office:value-type="float" office:value="0.874000012874603" calcext:value-type="float">
            <text:p>0.874000012874603</text:p>
          </table:table-cell>
          <table:table-cell table:style-name="ce36" table:formula="of:=AVERAGE([.W8:.AF8])" office:value-type="float" office:value="0.874000012874603" calcext:value-type="float">
            <text:p>0.874000012874603</text:p>
          </table:table-cell>
          <table:table-cell/>
          <table:table-cell table:style-name="ce36" office:value-type="string" calcext:value-type="string">
            <text:p>examples per epoch</text:p>
          </table:table-cell>
          <table:table-cell table:style-name="ce36" table:formula="of:=[.AJ7]*[.AJ5]*[.AJ6]" office:value-type="float" office:value="6000" calcext:value-type="float">
            <text:p>6000</text:p>
          </table:table-cell>
          <table:table-cell table:style-name="ce36" office:value-type="float" office:value="6" calcext:value-type="float">
            <text:p>6</text:p>
          </table:table-cell>
          <table:table-cell table:style-name="ce36"/>
          <table:table-cell table:number-columns-repeated="2" table:style-name="ce36" office:value-type="float" office:value="0.87389999628067" calcext:value-type="float">
            <text:p>0.87389999628067</text:p>
          </table:table-cell>
          <table:table-cell table:style-name="ce36" table:number-columns-repeated="6"/>
          <table:table-cell table:style-name="ce36" office:value-type="float" office:value="0.87389999628067" calcext:value-type="float">
            <text:p>0.87389999628067</text:p>
          </table:table-cell>
          <table:table-cell table:style-name="ce36" table:formula="of:=AVERAGE([.AL8:.AU8])" office:value-type="float" office:value="0.87389999628067" calcext:value-type="float">
            <text:p>0.87389999628067</text:p>
          </table:table-cell>
          <table:table-cell/>
          <table:table-cell office:value-type="string" calcext:value-type="string">
            <text:p>examples per epoch</text:p>
          </table:table-cell>
          <table:table-cell table:formula="of:=[.AY7]*[.AY5]*[.AY6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851599991321564" calcext:value-type="float">
            <text:p>0.851599991321564</text:p>
          </table:table-cell>
          <table:table-cell table:number-columns-repeated="8"/>
          <table:table-cell table:formula="of:=AVERAGE([.BA8:.BJ8])" office:value-type="float" office:value="0.851599991321564" calcext:value-type="float">
            <text:p>0.8515999913215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K9]" office:value-type="float" office:value="0.859300017356873" calcext:value-type="float">
            <text:p>0.859300017356873</text:p>
          </table:table-cell>
          <table:table-cell table:formula="of:=[.AV9]" office:value-type="float" office:value="0.878700017929077" calcext:value-type="float">
            <text:p>0.878700017929077</text:p>
          </table:table-cell>
          <table:table-cell table:formula="of:=[.AG9]" office:value-type="float" office:value="0.878899991512298" calcext:value-type="float">
            <text:p>0.878899991512298</text:p>
          </table:table-cell>
          <table:table-cell table:formula="of:=[.R9]" office:value-type="float" office:value="0.880500018596649" calcext:value-type="float">
            <text:p>0.88050001859664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0" office:value-type="float" office:value="0.880500018596649" calcext:value-type="float">
            <text:p>0.880500018596649</text:p>
          </table:table-cell>
          <table:table-cell table:formula="of:=AVERAGE([.H9:.Q9])" office:value-type="float" office:value="0.880500018596649" calcext:value-type="float">
            <text:p>0.880500018596649</text:p>
          </table:table-cell>
          <table:table-cell/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/>
          <table:table-cell table:style-name="ce36" office:value-type="float" office:value="0.878899991512299" calcext:value-type="float">
            <text:p>0.878899991512299</text:p>
          </table:table-cell>
          <table:table-cell table:style-name="ce36" table:number-columns-repeated="2"/>
          <table:table-cell table:style-name="ce36" office:value-type="float" office:value="0.878899991512299" calcext:value-type="float">
            <text:p>0.878899991512299</text:p>
          </table:table-cell>
          <table:table-cell table:style-name="ce36" table:number-columns-repeated="2"/>
          <table:table-cell table:number-columns-repeated="3" table:style-name="ce36" office:value-type="float" office:value="0.878899991512299" calcext:value-type="float">
            <text:p>0.878899991512299</text:p>
          </table:table-cell>
          <table:table-cell table:style-name="ce36" table:formula="of:=AVERAGE([.W9:.AF9])" office:value-type="float" office:value="0.878899991512298" calcext:value-type="float">
            <text:p>0.878899991512298</text:p>
          </table:table-cell>
          <table:table-cell/>
          <table:table-cell table:style-name="ce36" table:number-columns-repeated="2"/>
          <table:table-cell table:style-name="ce36" office:value-type="float" office:value="7" calcext:value-type="float">
            <text:p>7</text:p>
          </table:table-cell>
          <table:table-cell table:style-name="ce36" table:number-columns-repeated="3"/>
          <table:table-cell table:style-name="ce36" office:value-type="float" office:value="0.878700017929077" calcext:value-type="float">
            <text:p>0.878700017929077</text:p>
          </table:table-cell>
          <table:table-cell table:style-name="ce36" table:number-columns-repeated="3"/>
          <table:table-cell table:style-name="ce36" office:value-type="float" office:value="0.878700017929077" calcext:value-type="float">
            <text:p>0.878700017929077</text:p>
          </table:table-cell>
          <table:table-cell table:style-name="ce36"/>
          <table:table-cell table:style-name="ce36" office:value-type="float" office:value="0.878700017929077" calcext:value-type="float">
            <text:p>0.878700017929077</text:p>
          </table:table-cell>
          <table:table-cell table:style-name="ce36" table:formula="of:=AVERAGE([.AL9:.AU9])" office:value-type="float" office:value="0.878700017929077" calcext:value-type="float">
            <text:p>0.87870001792907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0.859300017356873" calcext:value-type="float">
            <text:p>0.859300017356873</text:p>
          </table:table-cell>
          <table:table-cell table:number-columns-repeated="2"/>
          <table:table-cell table:formula="of:=AVERAGE([.BA9:.BJ9])" office:value-type="float" office:value="0.859300017356873" calcext:value-type="float">
            <text:p>0.85930001735687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K10]" office:value-type="float" office:value="0.859799981117249" calcext:value-type="float">
            <text:p>0.859799981117249</text:p>
          </table:table-cell>
          <table:table-cell table:formula="of:=[.AV10]" office:value-type="float" office:value="0.882099986076355" calcext:value-type="float">
            <text:p>0.882099986076355</text:p>
          </table:table-cell>
          <table:table-cell table:formula="of:=[.AG10]" office:value-type="float" office:value="0.884199976921081" calcext:value-type="float">
            <text:p>0.884199976921081</text:p>
          </table:table-cell>
          <table:table-cell table:formula="of:=[.R10]" office:value-type="float" office:value="0.884199976921082" calcext:value-type="float">
            <text:p>0.88419997692108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10" office:value-type="float" office:value="0.884199976921082" calcext:value-type="float">
            <text:p>0.884199976921082</text:p>
          </table:table-cell>
          <table:table-cell table:formula="of:=AVERAGE([.H10:.Q10])" office:value-type="float" office:value="0.884199976921082" calcext:value-type="float">
            <text:p>0.884199976921082</text:p>
          </table:table-cell>
          <table:table-cell/>
          <table:table-cell table:style-name="ce36" office:value-type="string" calcext:value-type="string">
            <text:p>examples</text:p>
          </table:table-cell>
          <table:table-cell table:style-name="ce36" office:value-type="float" office:value="60000" calcext:value-type="float">
            <text:p>60000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4"/>
          <table:table-cell table:number-columns-repeated="3" table:style-name="ce36" office:value-type="float" office:value="0.884199976921082" calcext:value-type="float">
            <text:p>0.884199976921082</text:p>
          </table:table-cell>
          <table:table-cell table:style-name="ce36"/>
          <table:table-cell table:number-columns-repeated="2" table:style-name="ce36" office:value-type="float" office:value="0.884199976921082" calcext:value-type="float">
            <text:p>0.884199976921082</text:p>
          </table:table-cell>
          <table:table-cell table:style-name="ce36" table:formula="of:=AVERAGE([.W10:.AF10])" office:value-type="float" office:value="0.884199976921081" calcext:value-type="float">
            <text:p>0.884199976921081</text:p>
          </table:table-cell>
          <table:table-cell/>
          <table:table-cell table:style-name="ce36" office:value-type="string" calcext:value-type="string">
            <text:p>examples</text:p>
          </table:table-cell>
          <table:table-cell table:style-name="ce36" office:value-type="float" office:value="60000" calcext:value-type="float">
            <text:p>60000</text:p>
          </table:table-cell>
          <table:table-cell table:style-name="ce36" office:value-type="float" office:value="8" calcext:value-type="float">
            <text:p>8</text:p>
          </table:table-cell>
          <table:table-cell table:style-name="ce36" table:number-columns-repeated="2"/>
          <table:table-cell table:style-name="ce36" office:value-type="float" office:value="0.882099986076355" calcext:value-type="float">
            <text:p>0.882099986076355</text:p>
          </table:table-cell>
          <table:table-cell table:style-name="ce36" table:number-columns-repeated="4"/>
          <table:table-cell table:number-columns-repeated="2" table:style-name="ce36" office:value-type="float" office:value="0.882099986076355" calcext:value-type="float">
            <text:p>0.882099986076355</text:p>
          </table:table-cell>
          <table:table-cell table:style-name="ce36"/>
          <table:table-cell table:style-name="ce36" table:formula="of:=AVERAGE([.AL10:.AU10])" office:value-type="float" office:value="0.882099986076355" calcext:value-type="float">
            <text:p>0.882099986076355</text:p>
          </table:table-cell>
          <table:table-cell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.859799981117249" calcext:value-type="float">
            <text:p>0.859799981117249</text:p>
          </table:table-cell>
          <table:table-cell table:number-columns-repeated="9"/>
          <table:table-cell table:formula="of:=AVERAGE([.BA10:.BJ10])" office:value-type="float" office:value="0.859799981117249" calcext:value-type="float">
            <text:p>0.85979998111724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K11]" office:value-type="float" office:value="0.859899997711182" calcext:value-type="float">
            <text:p>0.859899997711182</text:p>
          </table:table-cell>
          <table:table-cell table:formula="of:=[.AV11]" office:value-type="float" office:value="0.886399984359741" calcext:value-type="float">
            <text:p>0.886399984359741</text:p>
          </table:table-cell>
          <table:table-cell table:formula="of:=[.AG11]" office:value-type="float" office:value="0.885999977588653" calcext:value-type="float">
            <text:p>0.885999977588653</text:p>
          </table:table-cell>
          <table:table-cell table:formula="of:=[.R11]" office:value-type="float" office:value="0.888599991798401" calcext:value-type="float">
            <text:p>0.88859999179840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 = 5</text:p>
          </table:table-cell>
          <table:covered-table-cell/>
          <table:table-cell/>
          <table:table-cell office:value-type="string" calcext:value-type="string">
            <text:p>examples per client</text:p>
          </table:table-cell>
          <table:table-cell table:formula="of:=[.F10]/[.F3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10" office:value-type="float" office:value="0.888599991798401" calcext:value-type="float">
            <text:p>0.888599991798401</text:p>
          </table:table-cell>
          <table:table-cell table:formula="of:=AVERAGE([.H11:.Q11])" office:value-type="float" office:value="0.888599991798401" calcext:value-type="float">
            <text:p>0.888599991798401</text:p>
          </table:table-cell>
          <table:table-cell/>
          <table:table-cell table:style-name="ce36" office:value-type="string" calcext:value-type="string">
            <text:p>examples per client</text:p>
          </table:table-cell>
          <table:table-cell table:style-name="ce36" table:formula="of:=[.U10]/[.U3]" office:value-type="float" office:value="6000" calcext:value-type="float">
            <text:p>6000</text:p>
          </table:table-cell>
          <table:table-cell table:style-name="ce36" office:value-type="float" office:value="9" calcext:value-type="float">
            <text:p>9</text:p>
          </table:table-cell>
          <table:table-cell table:style-name="ce36"/>
          <table:table-cell table:style-name="ce36" office:value-type="float" office:value="0.885999977588654" calcext:value-type="float">
            <text:p>0.885999977588654</text:p>
          </table:table-cell>
          <table:table-cell table:style-name="ce36" table:number-columns-repeated="3"/>
          <table:table-cell table:number-columns-repeated="2" table:style-name="ce36" office:value-type="float" office:value="0.885999977588654" calcext:value-type="float">
            <text:p>0.885999977588654</text:p>
          </table:table-cell>
          <table:table-cell table:style-name="ce36"/>
          <table:table-cell table:number-columns-repeated="2" table:style-name="ce36" office:value-type="float" office:value="0.885999977588654" calcext:value-type="float">
            <text:p>0.885999977588654</text:p>
          </table:table-cell>
          <table:table-cell table:style-name="ce36" table:formula="of:=AVERAGE([.W11:.AF11])" office:value-type="float" office:value="0.885999977588653" calcext:value-type="float">
            <text:p>0.885999977588653</text:p>
          </table:table-cell>
          <table:table-cell/>
          <table:table-cell table:style-name="ce36" office:value-type="string" calcext:value-type="string">
            <text:p>examples per client</text:p>
          </table:table-cell>
          <table:table-cell table:style-name="ce36" table:formula="of:=[.AJ10]/[.AJ3]" office:value-type="float" office:value="6000" calcext:value-type="float">
            <text:p>6000</text:p>
          </table:table-cell>
          <table:table-cell table:style-name="ce36" office:value-type="float" office:value="9" calcext:value-type="float">
            <text:p>9</text:p>
          </table:table-cell>
          <table:table-cell table:style-name="ce36" table:number-columns-repeated="3"/>
          <table:table-cell table:style-name="ce36" office:value-type="float" office:value="0.886399984359741" calcext:value-type="float">
            <text:p>0.886399984359741</text:p>
          </table:table-cell>
          <table:table-cell table:style-name="ce36" table:number-columns-repeated="4"/>
          <table:table-cell table:number-columns-repeated="2" table:style-name="ce36" office:value-type="float" office:value="0.886399984359741" calcext:value-type="float">
            <text:p>0.886399984359741</text:p>
          </table:table-cell>
          <table:table-cell table:style-name="ce36" table:formula="of:=AVERAGE([.AL11:.AU11])" office:value-type="float" office:value="0.886399984359741" calcext:value-type="float">
            <text:p>0.886399984359741</text:p>
          </table:table-cell>
          <table:table-cell/>
          <table:table-cell office:value-type="string" calcext:value-type="string">
            <text:p>examples per client</text:p>
          </table:table-cell>
          <table:table-cell table:formula="of:=[.AY10]/[.AY3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0.859899997711182" calcext:value-type="float">
            <text:p>0.859899997711182</text:p>
          </table:table-cell>
          <table:table-cell table:number-columns-repeated="2"/>
          <table:table-cell table:formula="of:=AVERAGE([.BA11:.BJ11])" office:value-type="float" office:value="0.859899997711182" calcext:value-type="float">
            <text:p>0.8598999977111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K12]" office:value-type="float" office:value="0.882000029087067" calcext:value-type="float">
            <text:p>0.882000029087067</text:p>
          </table:table-cell>
          <table:table-cell table:formula="of:=[.AV12]" office:value-type="float" office:value="0.888599991798401" calcext:value-type="float">
            <text:p>0.888599991798401</text:p>
          </table:table-cell>
          <table:table-cell table:formula="of:=[.AG12]" office:value-type="float" office:value="0.888000011444092" calcext:value-type="float">
            <text:p>0.888000011444092</text:p>
          </table:table-cell>
          <table:table-cell table:formula="of:=[.R12]" office:value-type="float" office:value="0.890999972820282" calcext:value-type="float">
            <text:p>0.89099997282028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 = inf ?</text:p>
          </table:table-cell>
          <table:table-cell office:value-type="string" calcext:value-type="string">
            <text:p>B = <text:s/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" office:value-type="float" office:value="0.890999972820282" calcext:value-type="float">
            <text:p>0.890999972820282</text:p>
          </table:table-cell>
          <table:table-cell table:formula="of:=AVERAGE([.H12:.Q12])" office:value-type="float" office:value="0.890999972820282" calcext:value-type="float">
            <text:p>0.890999972820282</text:p>
          </table:table-cell>
          <table:table-cell/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.888000011444092" calcext:value-type="float">
            <text:p>0.888000011444092</text:p>
          </table:table-cell>
          <table:table-cell table:style-name="ce36" table:number-columns-repeated="3"/>
          <table:table-cell table:number-columns-repeated="2" table:style-name="ce36" office:value-type="float" office:value="0.888000011444092" calcext:value-type="float">
            <text:p>0.888000011444092</text:p>
          </table:table-cell>
          <table:table-cell table:style-name="ce36" table:number-columns-repeated="2"/>
          <table:table-cell table:number-columns-repeated="2" table:style-name="ce36" office:value-type="float" office:value="0.888000011444092" calcext:value-type="float">
            <text:p>0.888000011444092</text:p>
          </table:table-cell>
          <table:table-cell table:style-name="ce36" table:formula="of:=AVERAGE([.W12:.AF12])" office:value-type="float" office:value="0.888000011444092" calcext:value-type="float">
            <text:p>0.888000011444092</text:p>
          </table:table-cell>
          <table:table-cell/>
          <table:table-cell table:style-name="ce36" table:number-columns-repeated="2"/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.888599991798401" calcext:value-type="float">
            <text:p>0.888599991798401</text:p>
          </table:table-cell>
          <table:table-cell table:style-name="ce36" table:number-columns-repeated="2"/>
          <table:table-cell table:style-name="ce36" office:value-type="float" office:value="0.888599991798401" calcext:value-type="float">
            <text:p>0.888599991798401</text:p>
          </table:table-cell>
          <table:table-cell table:style-name="ce36" table:number-columns-repeated="3"/>
          <table:table-cell table:style-name="ce36" office:value-type="float" office:value="0.888599991798401" calcext:value-type="float">
            <text:p>0.888599991798401</text:p>
          </table:table-cell>
          <table:table-cell table:style-name="ce36" table:number-columns-repeated="2"/>
          <table:table-cell table:style-name="ce36" table:formula="of:=AVERAGE([.AL12:.AU12])" office:value-type="float" office:value="0.888599991798401" calcext:value-type="float">
            <text:p>0.88859999179840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.882000029087067" calcext:value-type="float">
            <text:p>0.882000029087067</text:p>
          </table:table-cell>
          <table:table-cell table:number-columns-repeated="5"/>
          <table:table-cell table:formula="of:=AVERAGE([.BA12:.BJ12])" office:value-type="float" office:value="0.882000029087067" calcext:value-type="float">
            <text:p>0.882000029087067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BK13]" office:value-type="float" office:value="0.875699996948242" calcext:value-type="float">
            <text:p>0.875699996948242</text:p>
          </table:table-cell>
          <table:table-cell table:formula="of:=[.AV13]" office:value-type="float" office:value="0.892099976539612" calcext:value-type="float">
            <text:p>0.892099976539612</text:p>
          </table:table-cell>
          <table:table-cell table:formula="of:=[.AG13]" office:value-type="float" office:value="0.889999985694885" calcext:value-type="float">
            <text:p>0.889999985694885</text:p>
          </table:table-cell>
          <table:table-cell table:formula="of:=[.R13]" office:value-type="float" office:value="0.893400013446808" calcext:value-type="float">
            <text:p>0.89340001344680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" office:value-type="float" office:value="0.893400013446808" calcext:value-type="float">
            <text:p>0.893400013446808</text:p>
          </table:table-cell>
          <table:table-cell table:formula="of:=AVERAGE([.H13:.Q13])" office:value-type="float" office:value="0.893400013446808" calcext:value-type="float">
            <text:p>0.893400013446808</text:p>
          </table:table-cell>
          <table:table-cell/>
          <table:table-cell table:style-name="ce36" office:value-type="string" calcext:value-type="string">
            <text:p>cnn_model </text:p>
          </table:table-cell>
          <table:table-cell table:style-name="ce36"/>
          <table:table-cell table:style-name="ce36" office:value-type="float" office:value="11" calcext:value-type="float">
            <text:p>11</text:p>
          </table:table-cell>
          <table:table-cell table:style-name="ce36"/>
          <table:table-cell table:style-name="ce36" office:value-type="float" office:value="0.889999985694885" calcext:value-type="float">
            <text:p>0.889999985694885</text:p>
          </table:table-cell>
          <table:table-cell table:style-name="ce36"/>
          <table:table-cell table:number-columns-repeated="2" table:style-name="ce36" office:value-type="float" office:value="0.889999985694885" calcext:value-type="float">
            <text:p>0.889999985694885</text:p>
          </table:table-cell>
          <table:table-cell table:style-name="ce36"/>
          <table:table-cell table:style-name="ce36" office:value-type="float" office:value="0.889999985694885" calcext:value-type="float">
            <text:p>0.889999985694885</text:p>
          </table:table-cell>
          <table:table-cell table:style-name="ce36" table:number-columns-repeated="2"/>
          <table:table-cell table:style-name="ce36" office:value-type="float" office:value="0.889999985694885" calcext:value-type="float">
            <text:p>0.889999985694885</text:p>
          </table:table-cell>
          <table:table-cell table:style-name="ce36" table:formula="of:=AVERAGE([.W13:.AF13])" office:value-type="float" office:value="0.889999985694885" calcext:value-type="float">
            <text:p>0.889999985694885</text:p>
          </table:table-cell>
          <table:table-cell/>
          <table:table-cell table:style-name="ce36" office:value-type="string" calcext:value-type="string">
            <text:p>cnn_model </text:p>
          </table:table-cell>
          <table:table-cell table:style-name="ce36"/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.892099976539612" calcext:value-type="float">
            <text:p>0.892099976539612</text:p>
          </table:table-cell>
          <table:table-cell table:style-name="ce36" table:number-columns-repeated="2"/>
          <table:table-cell table:number-columns-repeated="2" table:style-name="ce36" office:value-type="float" office:value="0.892099976539612" calcext:value-type="float">
            <text:p>0.892099976539612</text:p>
          </table:table-cell>
          <table:table-cell table:style-name="ce36" table:number-columns-repeated="5"/>
          <table:table-cell table:style-name="ce36" table:formula="of:=AVERAGE([.AL13:.AU13])" office:value-type="float" office:value="0.892099976539612" calcext:value-type="float">
            <text:p>0.892099976539612</text:p>
          </table:table-cell>
          <table:table-cell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0.875699996948242" calcext:value-type="float">
            <text:p>0.875699996948242</text:p>
          </table:table-cell>
          <table:table-cell table:number-columns-repeated="5"/>
          <table:table-cell table:formula="of:=AVERAGE([.BA13:.BJ13])" office:value-type="float" office:value="0.875699996948242" calcext:value-type="float">
            <text:p>0.87569999694824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BK14]" office:value-type="float" office:value="0.883899986743927" calcext:value-type="float">
            <text:p>0.883899986743927</text:p>
          </table:table-cell>
          <table:table-cell table:formula="of:=[.AV14]" office:value-type="float" office:value="0.890999972820282" calcext:value-type="float">
            <text:p>0.890999972820282</text:p>
          </table:table-cell>
          <table:table-cell table:formula="of:=[.AG14]" office:value-type="float" office:value="0.892700016498566" calcext:value-type="float">
            <text:p>0.892700016498566</text:p>
          </table:table-cell>
          <table:table-cell table:formula="of:=[.R14]" office:value-type="float" office:value="0.895600020885468" calcext:value-type="float">
            <text:p>0.89560002088546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" office:value-type="float" office:value="0.895600020885468" calcext:value-type="float">
            <text:p>0.895600020885468</text:p>
          </table:table-cell>
          <table:table-cell table:formula="of:=AVERAGE([.H14:.Q14])" office:value-type="float" office:value="0.895600020885468" calcext:value-type="float">
            <text:p>0.895600020885468</text:p>
          </table:table-cell>
          <table:table-cell/>
          <table:table-cell table:style-name="ce36" office:value-type="string" calcext:value-type="string">
            <text:p>SGD </text:p>
          </table:table-cell>
          <table:table-cell table:style-name="ce36"/>
          <table:table-cell table:style-name="ce36" office:value-type="float" office:value="12" calcext:value-type="float">
            <text:p>12</text:p>
          </table:table-cell>
          <table:table-cell table:number-columns-repeated="2" table:style-name="ce36" office:value-type="float" office:value="0.892700016498566" calcext:value-type="float">
            <text:p>0.892700016498566</text:p>
          </table:table-cell>
          <table:table-cell table:style-name="ce36" table:number-columns-repeated="3"/>
          <table:table-cell table:number-columns-repeated="2" table:style-name="ce36" office:value-type="float" office:value="0.892700016498566" calcext:value-type="float">
            <text:p>0.892700016498566</text:p>
          </table:table-cell>
          <table:table-cell table:style-name="ce36" table:number-columns-repeated="2"/>
          <table:table-cell table:style-name="ce36" office:value-type="float" office:value="0.892700016498566" calcext:value-type="float">
            <text:p>0.892700016498566</text:p>
          </table:table-cell>
          <table:table-cell table:style-name="ce36" table:formula="of:=AVERAGE([.W14:.AF14])" office:value-type="float" office:value="0.892700016498566" calcext:value-type="float">
            <text:p>0.892700016498566</text:p>
          </table:table-cell>
          <table:table-cell/>
          <table:table-cell table:style-name="ce36" office:value-type="string" calcext:value-type="string">
            <text:p>SGD </text:p>
          </table:table-cell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.890999972820282" calcext:value-type="float">
            <text:p>0.890999972820282</text:p>
          </table:table-cell>
          <table:table-cell table:style-name="ce36" table:number-columns-repeated="4"/>
          <table:table-cell table:style-name="ce36" office:value-type="float" office:value="0.890999972820282" calcext:value-type="float">
            <text:p>0.890999972820282</text:p>
          </table:table-cell>
          <table:table-cell table:style-name="ce36" table:number-columns-repeated="3"/>
          <table:table-cell table:style-name="ce36" office:value-type="float" office:value="0.890999972820282" calcext:value-type="float">
            <text:p>0.890999972820282</text:p>
          </table:table-cell>
          <table:table-cell table:style-name="ce36" table:formula="of:=AVERAGE([.AL14:.AU14])" office:value-type="float" office:value="0.890999972820282" calcext:value-type="float">
            <text:p>0.890999972820282</text:p>
          </table:table-cell>
          <table:table-cell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883899986743927" calcext:value-type="float">
            <text:p>0.883899986743927</text:p>
          </table:table-cell>
          <table:table-cell table:number-columns-repeated="9"/>
          <table:table-cell table:formula="of:=AVERAGE([.BA14:.BJ14])" office:value-type="float" office:value="0.883899986743927" calcext:value-type="float">
            <text:p>0.883899986743927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BK15]" office:value-type="float" office:value="0.883599996566772" calcext:value-type="float">
            <text:p>0.883599996566772</text:p>
          </table:table-cell>
          <table:table-cell table:formula="of:=[.AV15]" office:value-type="float" office:value="0.892499983310699" calcext:value-type="float">
            <text:p>0.892499983310699</text:p>
          </table:table-cell>
          <table:table-cell table:formula="of:=[.AG15]" office:value-type="float" office:value="0.894599974155426" calcext:value-type="float">
            <text:p>0.894599974155426</text:p>
          </table:table-cell>
          <table:table-cell table:formula="of:=[.R15]" office:value-type="float" office:value="0.896499991416931" calcext:value-type="float">
            <text:p>0.89649999141693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0.896499991416931" calcext:value-type="float">
            <text:p>0.896499991416931</text:p>
          </table:table-cell>
          <table:table-cell table:formula="of:=AVERAGE([.H15:.Q15])" office:value-type="float" office:value="0.896499991416931" calcext:value-type="float">
            <text:p>0.896499991416931</text:p>
          </table:table-cell>
          <table:table-cell/>
          <table:table-cell table:style-name="ce36" office:value-type="string" calcext:value-type="string">
            <text:p>learning_rate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2" table:style-name="ce36" office:value-type="float" office:value="0.894599974155426" calcext:value-type="float">
            <text:p>0.894599974155426</text:p>
          </table:table-cell>
          <table:table-cell table:style-name="ce36" table:number-columns-repeated="2"/>
          <table:table-cell table:number-columns-repeated="2" table:style-name="ce36" office:value-type="float" office:value="0.894599974155426" calcext:value-type="float">
            <text:p>0.894599974155426</text:p>
          </table:table-cell>
          <table:table-cell table:style-name="ce36" table:number-columns-repeated="3"/>
          <table:table-cell table:style-name="ce36" office:value-type="float" office:value="0.894599974155426" calcext:value-type="float">
            <text:p>0.894599974155426</text:p>
          </table:table-cell>
          <table:table-cell table:style-name="ce36" table:formula="of:=AVERAGE([.W15:.AF15])" office:value-type="float" office:value="0.894599974155426" calcext:value-type="float">
            <text:p>0.894599974155426</text:p>
          </table:table-cell>
          <table:table-cell/>
          <table:table-cell table:style-name="ce36" office:value-type="string" calcext:value-type="string">
            <text:p>learning_rate</text:p>
          </table:table-cell>
          <table:table-cell table:style-name="ce36" office:value-type="float" office:value="0.01" calcext:value-type="float">
            <text:p>0.01</text:p>
          </table:table-cell>
          <table:table-cell table:style-name="ce36" office:value-type="float" office:value="13" calcext:value-type="float">
            <text:p>13</text:p>
          </table:table-cell>
          <table:table-cell table:style-name="ce36"/>
          <table:table-cell table:style-name="ce36" office:value-type="float" office:value="0.892499983310699" calcext:value-type="float">
            <text:p>0.892499983310699</text:p>
          </table:table-cell>
          <table:table-cell table:style-name="ce36" table:number-columns-repeated="2"/>
          <table:table-cell table:number-columns-repeated="2" table:style-name="ce36" office:value-type="float" office:value="0.892499983310699" calcext:value-type="float">
            <text:p>0.892499983310699</text:p>
          </table:table-cell>
          <table:table-cell table:style-name="ce36" table:number-columns-repeated="4"/>
          <table:table-cell table:style-name="ce36" table:formula="of:=AVERAGE([.AL15:.AU15])" office:value-type="float" office:value="0.892499983310699" calcext:value-type="float">
            <text:p>0.892499983310699</text:p>
          </table:table-cell>
          <table:table-cell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0.883599996566772" calcext:value-type="float">
            <text:p>0.883599996566772</text:p>
          </table:table-cell>
          <table:table-cell table:number-columns-repeated="2"/>
          <table:table-cell table:formula="of:=AVERAGE([.BA15:.BJ15])" office:value-type="float" office:value="0.883599996566772" calcext:value-type="float">
            <text:p>0.88359999656677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BK16]" office:value-type="float" office:value="0.874000012874603" calcext:value-type="float">
            <text:p>0.874000012874603</text:p>
          </table:table-cell>
          <table:table-cell table:formula="of:=[.AV16]" office:value-type="float" office:value="0.896799981594086" calcext:value-type="float">
            <text:p>0.896799981594086</text:p>
          </table:table-cell>
          <table:table-cell table:formula="of:=[.AG16]" office:value-type="float" office:value="0.896000027656555" calcext:value-type="float">
            <text:p>0.896000027656555</text:p>
          </table:table-cell>
          <table:table-cell table:formula="of:=[.R16]" office:value-type="float" office:value="0.899699985980988" calcext:value-type="float">
            <text:p>0.89969998598098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10" office:value-type="float" office:value="0.899699985980988" calcext:value-type="float">
            <text:p>0.899699985980988</text:p>
          </table:table-cell>
          <table:table-cell table:formula="of:=AVERAGE([.H16:.Q16])" office:value-type="float" office:value="0.899699985980988" calcext:value-type="float">
            <text:p>0.899699985980988</text:p>
          </table:table-cell>
          <table:table-cell/>
          <table:table-cell table:style-name="ce36" office:value-type="string" calcext:value-type="string">
            <text:p>Momentum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4" calcext:value-type="float">
            <text:p>14</text:p>
          </table:table-cell>
          <table:table-cell table:style-name="ce36"/>
          <table:table-cell table:style-name="ce36" office:value-type="float" office:value="0.896000027656555" calcext:value-type="float">
            <text:p>0.896000027656555</text:p>
          </table:table-cell>
          <table:table-cell table:style-name="ce36"/>
          <table:table-cell table:number-columns-repeated="3" table:style-name="ce36" office:value-type="float" office:value="0.896000027656555" calcext:value-type="float">
            <text:p>0.896000027656555</text:p>
          </table:table-cell>
          <table:table-cell table:style-name="ce36" table:number-columns-repeated="3"/>
          <table:table-cell table:style-name="ce36" office:value-type="float" office:value="0.896000027656555" calcext:value-type="float">
            <text:p>0.896000027656555</text:p>
          </table:table-cell>
          <table:table-cell table:style-name="ce36" table:formula="of:=AVERAGE([.W16:.AF16])" office:value-type="float" office:value="0.896000027656555" calcext:value-type="float">
            <text:p>0.896000027656555</text:p>
          </table:table-cell>
          <table:table-cell/>
          <table:table-cell table:style-name="ce36" office:value-type="string" calcext:value-type="string">
            <text:p>Momentum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4" calcext:value-type="float">
            <text:p>14</text:p>
          </table:table-cell>
          <table:table-cell table:style-name="ce36"/>
          <table:table-cell table:number-columns-repeated="3" table:style-name="ce36" office:value-type="float" office:value="0.896799981594086" calcext:value-type="float">
            <text:p>0.896799981594086</text:p>
          </table:table-cell>
          <table:table-cell table:style-name="ce36" table:number-columns-repeated="6"/>
          <table:table-cell table:style-name="ce36" table:formula="of:=AVERAGE([.AL16:.AU16])" office:value-type="float" office:value="0.896799981594086" calcext:value-type="float">
            <text:p>0.896799981594086</text:p>
          </table:table-cell>
          <table:table-cell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874000012874603" calcext:value-type="float">
            <text:p>0.874000012874603</text:p>
          </table:table-cell>
          <table:table-cell table:number-columns-repeated="7"/>
          <table:table-cell table:formula="of:=AVERAGE([.BA16:.BJ16])" office:value-type="float" office:value="0.874000012874603" calcext:value-type="float">
            <text:p>0.87400001287460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K17]" office:value-type="float" office:value="0.882600009441376" calcext:value-type="float">
            <text:p>0.882600009441376</text:p>
          </table:table-cell>
          <table:table-cell table:formula="of:=[.AV17]" office:value-type="float" office:value="0.89709997177124" calcext:value-type="float">
            <text:p>0.89709997177124</text:p>
          </table:table-cell>
          <table:table-cell table:formula="of:=[.AG17]" office:value-type="float" office:value="0.89630001783371" calcext:value-type="float">
            <text:p>0.89630001783371</text:p>
          </table:table-cell>
          <table:table-cell table:formula="of:=[.R17]" office:value-type="float" office:value="0.900799989700317" calcext:value-type="float">
            <text:p>0.90079998970031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 office:value-type="float" office:value="15" calcext:value-type="float">
            <text:p>15</text:p>
          </table:table-cell>
          <table:table-cell table:number-columns-repeated="10" office:value-type="float" office:value="0.900799989700317" calcext:value-type="float">
            <text:p>0.900799989700317</text:p>
          </table:table-cell>
          <table:table-cell table:formula="of:=AVERAGE([.H17:.Q17])" office:value-type="float" office:value="0.900799989700317" calcext:value-type="float">
            <text:p>0.900799989700317</text:p>
          </table:table-cell>
          <table:table-cell/>
          <table:table-cell table:style-name="ce36" office:value-type="string" calcext:value-type="string">
            <text:p>lr decay</text:p>
          </table:table-cell>
          <table:table-cell table:style-name="ce36" office:value-type="float" office:value="0.977331125" calcext:value-type="float">
            <text:p>0.977331125</text:p>
          </table:table-cell>
          <table:table-cell table:style-name="ce36" office:value-type="float" office:value="15" calcext:value-type="float">
            <text:p>15</text:p>
          </table:table-cell>
          <table:table-cell table:style-name="ce36"/>
          <table:table-cell table:number-columns-repeated="3" table:style-name="ce36" office:value-type="float" office:value="0.89630001783371" calcext:value-type="float">
            <text:p>0.89630001783371</text:p>
          </table:table-cell>
          <table:table-cell table:style-name="ce36" table:number-columns-repeated="2"/>
          <table:table-cell table:style-name="ce36" office:value-type="float" office:value="0.89630001783371" calcext:value-type="float">
            <text:p>0.89630001783371</text:p>
          </table:table-cell>
          <table:table-cell table:style-name="ce36" table:number-columns-repeated="2"/>
          <table:table-cell table:style-name="ce36" office:value-type="float" office:value="0.89630001783371" calcext:value-type="float">
            <text:p>0.89630001783371</text:p>
          </table:table-cell>
          <table:table-cell table:style-name="ce36" table:formula="of:=AVERAGE([.W17:.AF17])" office:value-type="float" office:value="0.89630001783371" calcext:value-type="float">
            <text:p>0.89630001783371</text:p>
          </table:table-cell>
          <table:table-cell/>
          <table:table-cell table:style-name="ce36" office:value-type="string" calcext:value-type="string">
            <text:p>lr decay</text:p>
          </table:table-cell>
          <table:table-cell table:style-name="ce36" office:value-type="float" office:value="0.977331125" calcext:value-type="float">
            <text:p>0.977331125</text:p>
          </table:table-cell>
          <table:table-cell table:style-name="ce36" office:value-type="float" office:value="15" calcext:value-type="float">
            <text:p>15</text:p>
          </table:table-cell>
          <table:table-cell table:style-name="ce36"/>
          <table:table-cell table:style-name="ce36" office:value-type="float" office:value="0.89709997177124" calcext:value-type="float">
            <text:p>0.89709997177124</text:p>
          </table:table-cell>
          <table:table-cell table:style-name="ce36"/>
          <table:table-cell table:style-name="ce36" office:value-type="float" office:value="0.89709997177124" calcext:value-type="float">
            <text:p>0.89709997177124</text:p>
          </table:table-cell>
          <table:table-cell table:style-name="ce36" table:number-columns-repeated="3"/>
          <table:table-cell table:style-name="ce36" office:value-type="float" office:value="0.89709997177124" calcext:value-type="float">
            <text:p>0.89709997177124</text:p>
          </table:table-cell>
          <table:table-cell table:style-name="ce36" table:number-columns-repeated="2"/>
          <table:table-cell table:style-name="ce36" table:formula="of:=AVERAGE([.AL17:.AU17])" office:value-type="float" office:value="0.89709997177124" calcext:value-type="float">
            <text:p>0.89709997177124</text:p>
          </table:table-cell>
          <table:table-cell/>
          <table:table-cell office:value-type="string" calcext:value-type="string">
            <text:p>lr decay</text:p>
          </table:table-cell>
          <table:table-cell office:value-type="float" office:value="0.977331125" calcext:value-type="float">
            <text:p>0.977331125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882600009441376" calcext:value-type="float">
            <text:p>0.882600009441376</text:p>
          </table:table-cell>
          <table:table-cell table:number-columns-repeated="4"/>
          <table:table-cell table:formula="of:=AVERAGE([.BA17:.BJ17])" office:value-type="float" office:value="0.882600009441376" calcext:value-type="float">
            <text:p>0.88260000944137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K18]" office:value-type="float" office:value="0.888000011444092" calcext:value-type="float">
            <text:p>0.888000011444092</text:p>
          </table:table-cell>
          <table:table-cell table:formula="of:=[.AV18]" office:value-type="float" office:value="0.900099992752075" calcext:value-type="float">
            <text:p>0.900099992752075</text:p>
          </table:table-cell>
          <table:table-cell table:formula="of:=[.AG18]" office:value-type="float" office:value="0.89520001411438" calcext:value-type="float">
            <text:p>0.89520001411438</text:p>
          </table:table-cell>
          <table:table-cell table:formula="of:=[.R18]" office:value-type="float" office:value="0.90310001373291" calcext:value-type="float">
            <text:p>0.9031000137329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 office:value-type="float" office:value="0.90310001373291" calcext:value-type="float">
            <text:p>0.90310001373291</text:p>
          </table:table-cell>
          <table:table-cell table:formula="of:=AVERAGE([.H18:.Q18])" office:value-type="float" office:value="0.90310001373291" calcext:value-type="float">
            <text:p>0.90310001373291</text:p>
          </table:table-cell>
          <table:table-cell/>
          <table:table-cell table:style-name="ce36" office:value-type="string" calcext:value-type="string">
            <text:p>lr decay period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36"/>
          <table:table-cell table:style-name="ce36" office:value-type="float" office:value="0.89520001411438" calcext:value-type="float">
            <text:p>0.89520001411438</text:p>
          </table:table-cell>
          <table:table-cell table:style-name="ce36"/>
          <table:table-cell table:style-name="ce36" office:value-type="float" office:value="0.89520001411438" calcext:value-type="float">
            <text:p>0.89520001411438</text:p>
          </table:table-cell>
          <table:table-cell table:style-name="ce36" table:number-columns-repeated="2"/>
          <table:table-cell table:number-columns-repeated="3" table:style-name="ce36" office:value-type="float" office:value="0.89520001411438" calcext:value-type="float">
            <text:p>0.89520001411438</text:p>
          </table:table-cell>
          <table:table-cell table:style-name="ce36"/>
          <table:table-cell table:style-name="ce36" table:formula="of:=AVERAGE([.W18:.AF18])" office:value-type="float" office:value="0.89520001411438" calcext:value-type="float">
            <text:p>0.89520001411438</text:p>
          </table:table-cell>
          <table:table-cell/>
          <table:table-cell table:style-name="ce36" office:value-type="string" calcext:value-type="string">
            <text:p>lr decay period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number-columns-repeated="2" table:style-name="ce36" office:value-type="float" office:value="0.900099992752075" calcext:value-type="float">
            <text:p>0.900099992752075</text:p>
          </table:table-cell>
          <table:table-cell table:style-name="ce36" table:number-columns-repeated="5"/>
          <table:table-cell table:style-name="ce36" office:value-type="float" office:value="0.900099992752075" calcext:value-type="float">
            <text:p>0.900099992752075</text:p>
          </table:table-cell>
          <table:table-cell table:style-name="ce36" table:number-columns-repeated="2"/>
          <table:table-cell table:style-name="ce36" table:formula="of:=AVERAGE([.AL18:.AU18])" office:value-type="float" office:value="0.900099992752075" calcext:value-type="float">
            <text:p>0.900099992752075</text:p>
          </table:table-cell>
          <table:table-cell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0.888000011444092" calcext:value-type="float">
            <text:p>0.888000011444092</text:p>
          </table:table-cell>
          <table:table-cell table:number-columns-repeated="6"/>
          <table:table-cell table:formula="of:=AVERAGE([.BA18:.BJ18])" office:value-type="float" office:value="0.888000011444092" calcext:value-type="float">
            <text:p>0.88800001144409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K19]" office:value-type="float" office:value="0.888599991798401" calcext:value-type="float">
            <text:p>0.888599991798401</text:p>
          </table:table-cell>
          <table:table-cell table:formula="of:=[.AV19]" office:value-type="float" office:value="0.901600003242493" calcext:value-type="float">
            <text:p>0.901600003242493</text:p>
          </table:table-cell>
          <table:table-cell table:formula="of:=[.AG19]" office:value-type="float" office:value="0.901199996471405" calcext:value-type="float">
            <text:p>0.901199996471405</text:p>
          </table:table-cell>
          <table:table-cell table:formula="of:=[.R19]" office:value-type="float" office:value="0.902700006961823" calcext:value-type="float">
            <text:p>0.90270000696182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10" office:value-type="float" office:value="0.902700006961823" calcext:value-type="float">
            <text:p>0.902700006961823</text:p>
          </table:table-cell>
          <table:table-cell table:formula="of:=AVERAGE([.H19:.Q19])" office:value-type="float" office:value="0.902700006961823" calcext:value-type="float">
            <text:p>0.902700006961823</text:p>
          </table:table-cell>
          <table:table-cell/>
          <table:table-cell table:style-name="ce36" table:number-columns-repeated="2"/>
          <table:table-cell table:style-name="ce36" office:value-type="float" office:value="17" calcext:value-type="float">
            <text:p>17</text:p>
          </table:table-cell>
          <table:table-cell table:style-name="ce36" table:number-columns-repeated="2"/>
          <table:table-cell table:style-name="ce36" office:value-type="float" office:value="0.901199996471405" calcext:value-type="float">
            <text:p>0.901199996471405</text:p>
          </table:table-cell>
          <table:table-cell table:style-name="ce36"/>
          <table:table-cell table:number-columns-repeated="2" table:style-name="ce36" office:value-type="float" office:value="0.901199996471405" calcext:value-type="float">
            <text:p>0.901199996471405</text:p>
          </table:table-cell>
          <table:table-cell table:style-name="ce36" table:number-columns-repeated="2"/>
          <table:table-cell table:number-columns-repeated="2" table:style-name="ce36" office:value-type="float" office:value="0.901199996471405" calcext:value-type="float">
            <text:p>0.901199996471405</text:p>
          </table:table-cell>
          <table:table-cell table:style-name="ce36" table:formula="of:=AVERAGE([.W19:.AF19])" office:value-type="float" office:value="0.901199996471405" calcext:value-type="float">
            <text:p>0.901199996471405</text:p>
          </table:table-cell>
          <table:table-cell/>
          <table:table-cell table:style-name="ce36" table:number-columns-repeated="2"/>
          <table:table-cell table:style-name="ce36" office:value-type="float" office:value="17" calcext:value-type="float">
            <text:p>17</text:p>
          </table:table-cell>
          <table:table-cell table:number-columns-repeated="2" table:style-name="ce36" office:value-type="float" office:value="0.901600003242493" calcext:value-type="float">
            <text:p>0.901600003242493</text:p>
          </table:table-cell>
          <table:table-cell table:style-name="ce36" table:number-columns-repeated="5"/>
          <table:table-cell table:style-name="ce36" office:value-type="float" office:value="0.901600003242493" calcext:value-type="float">
            <text:p>0.901600003242493</text:p>
          </table:table-cell>
          <table:table-cell table:style-name="ce36" table:number-columns-repeated="2"/>
          <table:table-cell table:style-name="ce36" table:formula="of:=AVERAGE([.AL19:.AU19])" office:value-type="float" office:value="0.901600003242493" calcext:value-type="float">
            <text:p>0.9016000032424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6"/>
          <table:table-cell office:value-type="float" office:value="0.888599991798401" calcext:value-type="float">
            <text:p>0.888599991798401</text:p>
          </table:table-cell>
          <table:table-cell table:number-columns-repeated="3"/>
          <table:table-cell table:formula="of:=AVERAGE([.BA19:.BJ19])" office:value-type="float" office:value="0.888599991798401" calcext:value-type="float">
            <text:p>0.88859999179840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BK20]" office:value-type="float" office:value="0.866699993610382" calcext:value-type="float">
            <text:p>0.866699993610382</text:p>
          </table:table-cell>
          <table:table-cell table:formula="of:=[.AV20]" office:value-type="float" office:value="0.902199983596802" calcext:value-type="float">
            <text:p>0.902199983596802</text:p>
          </table:table-cell>
          <table:table-cell table:formula="of:=[.AG20]" office:value-type="float" office:value="0.901199996471405" calcext:value-type="float">
            <text:p>0.901199996471405</text:p>
          </table:table-cell>
          <table:table-cell table:formula="of:=[.R20]" office:value-type="float" office:value="0.903500020503998" calcext:value-type="float">
            <text:p>0.90350002050399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ax accuracy</text:p>
          </table:table-cell>
          <table:table-cell table:formula="of:=[.R103]" office:value-type="float" office:value="0.924300014972687" calcext:value-type="float">
            <text:p>0.924300014972687</text:p>
          </table:table-cell>
          <table:table-cell office:value-type="float" office:value="18" calcext:value-type="float">
            <text:p>18</text:p>
          </table:table-cell>
          <table:table-cell table:number-columns-repeated="10" office:value-type="float" office:value="0.903500020503998" calcext:value-type="float">
            <text:p>0.903500020503998</text:p>
          </table:table-cell>
          <table:table-cell table:formula="of:=AVERAGE([.H20:.Q20])" office:value-type="float" office:value="0.903500020503998" calcext:value-type="float">
            <text:p>0.903500020503998</text:p>
          </table:table-cell>
          <table:table-cell/>
          <table:table-cell table:style-name="ce36" office:value-type="string" calcext:value-type="string">
            <text:p>max accuracy</text:p>
          </table:table-cell>
          <table:table-cell table:style-name="ce36" table:formula="of:=[.AG103]" office:value-type="float" office:value="0.922399997711181" calcext:value-type="float">
            <text:p>0.922399997711181</text:p>
          </table:table-cell>
          <table:table-cell table:style-name="ce36" office:value-type="float" office:value="18" calcext:value-type="float">
            <text:p>18</text:p>
          </table:table-cell>
          <table:table-cell table:style-name="ce36"/>
          <table:table-cell table:number-columns-repeated="4" table:style-name="ce36" office:value-type="float" office:value="0.901199996471405" calcext:value-type="float">
            <text:p>0.901199996471405</text:p>
          </table:table-cell>
          <table:table-cell table:style-name="ce36"/>
          <table:table-cell table:style-name="ce36" office:value-type="float" office:value="0.901199996471405" calcext:value-type="float">
            <text:p>0.901199996471405</text:p>
          </table:table-cell>
          <table:table-cell table:style-name="ce36" table:number-columns-repeated="3"/>
          <table:table-cell table:style-name="ce36" table:formula="of:=AVERAGE([.W20:.AF20])" office:value-type="float" office:value="0.901199996471405" calcext:value-type="float">
            <text:p>0.901199996471405</text:p>
          </table:table-cell>
          <table:table-cell/>
          <table:table-cell table:style-name="ce36" office:value-type="string" calcext:value-type="string">
            <text:p>max accuracy</text:p>
          </table:table-cell>
          <table:table-cell table:style-name="ce36" table:formula="of:=[.AV103]" office:value-type="float" office:value="0.923200011253357" calcext:value-type="float">
            <text:p>0.923200011253357</text:p>
          </table:table-cell>
          <table:table-cell table:style-name="ce36" office:value-type="float" office:value="18" calcext:value-type="float">
            <text:p>18</text:p>
          </table:table-cell>
          <table:table-cell table:style-name="ce36" table:number-columns-repeated="2"/>
          <table:table-cell table:number-columns-repeated="2" table:style-name="ce36" office:value-type="float" office:value="0.902199983596802" calcext:value-type="float">
            <text:p>0.902199983596802</text:p>
          </table:table-cell>
          <table:table-cell table:style-name="ce36" table:number-columns-repeated="5"/>
          <table:table-cell table:style-name="ce36" office:value-type="float" office:value="0.902199983596802" calcext:value-type="float">
            <text:p>0.902199983596802</text:p>
          </table:table-cell>
          <table:table-cell table:style-name="ce36" table:formula="of:=AVERAGE([.AL20:.AU20])" office:value-type="float" office:value="0.902199983596802" calcext:value-type="float">
            <text:p>0.902199983596802</text:p>
          </table:table-cell>
          <table:table-cell/>
          <table:table-cell office:value-type="string" calcext:value-type="string">
            <text:p>max accuracy</text:p>
          </table:table-cell>
          <table:table-cell table:formula="of:=[.BK403]" office:value-type="float" office:value="0.923900008201599" calcext:value-type="float">
            <text:p>0.923900008201599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0.866699993610382" calcext:value-type="float">
            <text:p>0.866699993610382</text:p>
          </table:table-cell>
          <table:table-cell/>
          <table:table-cell table:formula="of:=AVERAGE([.BA20:.BJ20])" office:value-type="float" office:value="0.866699993610382" calcext:value-type="float">
            <text:p>0.866699993610382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BK21]" office:value-type="float" office:value="0.8817999958992" calcext:value-type="float">
            <text:p>0.8817999958992</text:p>
          </table:table-cell>
          <table:table-cell table:formula="of:=[.AV21]" office:value-type="float" office:value="0.903400003910065" calcext:value-type="float">
            <text:p>0.903400003910065</text:p>
          </table:table-cell>
          <table:table-cell table:formula="of:=[.AG21]" office:value-type="float" office:value="0.901099979877472" calcext:value-type="float">
            <text:p>0.901099979877472</text:p>
          </table:table-cell>
          <table:table-cell table:formula="of:=[.R21]" office:value-type="float" office:value="0.905499994754791" calcext:value-type="float">
            <text:p>0.90549999475479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poch for 92%</text:p>
          </table:table-cell>
          <table:table-cell table:style-name="ce37"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table:number-columns-repeated="10" office:value-type="float" office:value="0.905499994754791" calcext:value-type="float">
            <text:p>0.905499994754791</text:p>
          </table:table-cell>
          <table:table-cell table:formula="of:=AVERAGE([.H21:.Q21])" office:value-type="float" office:value="0.905499994754791" calcext:value-type="float">
            <text:p>0.905499994754791</text:p>
          </table:table-cell>
          <table:table-cell/>
          <table:table-cell table:style-name="ce36" office:value-type="string" calcext:value-type="string">
            <text:p>epoch for 92%</text:p>
          </table:table-cell>
          <table:table-cell table:style-name="ce37" office:value-type="float" office:value="46" calcext:value-type="float">
            <text:p>46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2"/>
          <table:table-cell table:number-columns-repeated="3" table:style-name="ce36" office:value-type="float" office:value="0.901099979877472" calcext:value-type="float">
            <text:p>0.901099979877472</text:p>
          </table:table-cell>
          <table:table-cell table:style-name="ce36" table:number-columns-repeated="2"/>
          <table:table-cell table:number-columns-repeated="2" table:style-name="ce36" office:value-type="float" office:value="0.901099979877472" calcext:value-type="float">
            <text:p>0.901099979877472</text:p>
          </table:table-cell>
          <table:table-cell table:style-name="ce36"/>
          <table:table-cell table:style-name="ce36" table:formula="of:=AVERAGE([.W21:.AF21])" office:value-type="float" office:value="0.901099979877472" calcext:value-type="float">
            <text:p>0.901099979877472</text:p>
          </table:table-cell>
          <table:table-cell/>
          <table:table-cell table:style-name="ce36" office:value-type="string" calcext:value-type="string">
            <text:p>epoch for 92%</text:p>
          </table:table-cell>
          <table:table-cell table:style-name="ce37" office:value-type="float" office:value="61" calcext:value-type="float">
            <text:p>61</text:p>
          </table:table-cell>
          <table:table-cell table:style-name="ce36" office:value-type="float" office:value="19" calcext:value-type="float">
            <text:p>19</text:p>
          </table:table-cell>
          <table:table-cell table:style-name="ce36" table:number-columns-repeated="4"/>
          <table:table-cell table:style-name="ce36" office:value-type="float" office:value="0.903400003910065" calcext:value-type="float">
            <text:p>0.903400003910065</text:p>
          </table:table-cell>
          <table:table-cell table:style-name="ce36"/>
          <table:table-cell table:number-columns-repeated="2" table:style-name="ce36" office:value-type="float" office:value="0.903400003910065" calcext:value-type="float">
            <text:p>0.903400003910065</text:p>
          </table:table-cell>
          <table:table-cell table:style-name="ce36" table:number-columns-repeated="2"/>
          <table:table-cell table:style-name="ce36" table:formula="of:=AVERAGE([.AL21:.AU21])" office:value-type="float" office:value="0.903400003910065" calcext:value-type="float">
            <text:p>0.903400003910065</text:p>
          </table:table-cell>
          <table:table-cell/>
          <table:table-cell office:value-type="string" calcext:value-type="string">
            <text:p>epoch for 92%</text:p>
          </table:table-cell>
          <table:table-cell table:style-name="ce37"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office:value-type="float" office:value="0.8817999958992" calcext:value-type="float">
            <text:p>0.8817999958992</text:p>
          </table:table-cell>
          <table:table-cell table:number-columns-repeated="9"/>
          <table:table-cell table:formula="of:=AVERAGE([.BA21:.BJ21])" office:value-type="float" office:value="0.8817999958992" calcext:value-type="float">
            <text:p>0.881799995899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BK22]" office:value-type="float" office:value="0.893999993801117" calcext:value-type="float">
            <text:p>0.893999993801117</text:p>
          </table:table-cell>
          <table:table-cell table:formula="of:=[.AV22]" office:value-type="float" office:value="0.902400016784668" calcext:value-type="float">
            <text:p>0.902400016784668</text:p>
          </table:table-cell>
          <table:table-cell table:formula="of:=[.AG22]" office:value-type="float" office:value="0.904600024223327" calcext:value-type="float">
            <text:p>0.904600024223327</text:p>
          </table:table-cell>
          <table:table-cell table:formula="of:=[.R22]" office:value-type="float" office:value="0.904999971389771" calcext:value-type="float">
            <text:p>0.90499997138977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10" office:value-type="float" office:value="0.904999971389771" calcext:value-type="float">
            <text:p>0.904999971389771</text:p>
          </table:table-cell>
          <table:table-cell table:formula="of:=AVERAGE([.H22:.Q22])" office:value-type="float" office:value="0.904999971389771" calcext:value-type="float">
            <text:p>0.904999971389771</text:p>
          </table:table-cell>
          <table:table-cell/>
          <table:table-cell table:style-name="ce36" table:number-columns-repeated="2"/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.904600024223328" calcext:value-type="float">
            <text:p>0.904600024223328</text:p>
          </table:table-cell>
          <table:table-cell table:style-name="ce36"/>
          <table:table-cell table:style-name="ce36" office:value-type="float" office:value="0.904600024223328" calcext:value-type="float">
            <text:p>0.904600024223328</text:p>
          </table:table-cell>
          <table:table-cell table:style-name="ce36" table:number-columns-repeated="2"/>
          <table:table-cell table:style-name="ce36" office:value-type="float" office:value="0.904600024223328" calcext:value-type="float">
            <text:p>0.904600024223328</text:p>
          </table:table-cell>
          <table:table-cell table:style-name="ce36"/>
          <table:table-cell table:style-name="ce36" office:value-type="float" office:value="0.904600024223328" calcext:value-type="float">
            <text:p>0.904600024223328</text:p>
          </table:table-cell>
          <table:table-cell table:style-name="ce36"/>
          <table:table-cell table:style-name="ce36" office:value-type="float" office:value="0.904600024223328" calcext:value-type="float">
            <text:p>0.904600024223328</text:p>
          </table:table-cell>
          <table:table-cell table:style-name="ce36" table:formula="of:=AVERAGE([.W22:.AF22])" office:value-type="float" office:value="0.904600024223327" calcext:value-type="float">
            <text:p>0.904600024223327</text:p>
          </table:table-cell>
          <table:table-cell/>
          <table:table-cell table:style-name="ce36" table:number-columns-repeated="2"/>
          <table:table-cell table:style-name="ce36" office:value-type="float" office:value="20" calcext:value-type="float">
            <text:p>20</text:p>
          </table:table-cell>
          <table:table-cell table:style-name="ce36" table:number-columns-repeated="2"/>
          <table:table-cell table:style-name="ce36" office:value-type="float" office:value="0.902400016784668" calcext:value-type="float">
            <text:p>0.902400016784668</text:p>
          </table:table-cell>
          <table:table-cell table:style-name="ce36"/>
          <table:table-cell table:number-columns-repeated="2" table:style-name="ce36" office:value-type="float" office:value="0.902400016784668" calcext:value-type="float">
            <text:p>0.902400016784668</text:p>
          </table:table-cell>
          <table:table-cell table:style-name="ce36" table:number-columns-repeated="4"/>
          <table:table-cell table:style-name="ce36" table:formula="of:=AVERAGE([.AL22:.AU22])" office:value-type="float" office:value="0.902400016784668" calcext:value-type="float">
            <text:p>0.90240001678466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0.893999993801117" calcext:value-type="float">
            <text:p>0.893999993801117</text:p>
          </table:table-cell>
          <table:table-cell table:number-columns-repeated="2"/>
          <table:table-cell table:formula="of:=AVERAGE([.BA22:.BJ22])" office:value-type="float" office:value="0.893999993801117" calcext:value-type="float">
            <text:p>0.893999993801117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BK23]" office:value-type="float" office:value="0.895699977874756" calcext:value-type="float">
            <text:p>0.895699977874756</text:p>
          </table:table-cell>
          <table:table-cell table:formula="of:=[.AV23]" office:value-type="float" office:value="0.903900027275085" calcext:value-type="float">
            <text:p>0.903900027275085</text:p>
          </table:table-cell>
          <table:table-cell table:formula="of:=[.AG23]" office:value-type="float" office:value="0.906199991703033" calcext:value-type="float">
            <text:p>0.906199991703033</text:p>
          </table:table-cell>
          <table:table-cell table:formula="of:=[.R23]" office:value-type="float" office:value="0.90750002861023" calcext:value-type="float">
            <text:p>0.9075000286102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10" office:value-type="float" office:value="0.90750002861023" calcext:value-type="float">
            <text:p>0.90750002861023</text:p>
          </table:table-cell>
          <table:table-cell table:formula="of:=AVERAGE([.H23:.Q23])" office:value-type="float" office:value="0.90750002861023" calcext:value-type="float">
            <text:p>0.90750002861023</text:p>
          </table:table-cell>
          <table:table-cell/>
          <table:table-cell table:style-name="ce36" table:number-columns-repeated="2"/>
          <table:table-cell table:style-name="ce36" office:value-type="float" office:value="21" calcext:value-type="float">
            <text:p>21</text:p>
          </table:table-cell>
          <table:table-cell table:style-name="ce36"/>
          <table:table-cell table:style-name="ce36" office:value-type="float" office:value="0.906199991703033" calcext:value-type="float">
            <text:p>0.906199991703033</text:p>
          </table:table-cell>
          <table:table-cell table:style-name="ce36" table:number-columns-repeated="3"/>
          <table:table-cell table:number-columns-repeated="2" table:style-name="ce36" office:value-type="float" office:value="0.906199991703033" calcext:value-type="float">
            <text:p>0.906199991703033</text:p>
          </table:table-cell>
          <table:table-cell table:style-name="ce36"/>
          <table:table-cell table:number-columns-repeated="2" table:style-name="ce36" office:value-type="float" office:value="0.906199991703033" calcext:value-type="float">
            <text:p>0.906199991703033</text:p>
          </table:table-cell>
          <table:table-cell table:style-name="ce36" table:formula="of:=AVERAGE([.W23:.AF23])" office:value-type="float" office:value="0.906199991703033" calcext:value-type="float">
            <text:p>0.906199991703033</text:p>
          </table:table-cell>
          <table:table-cell/>
          <table:table-cell table:style-name="ce36" table:number-columns-repeated="2"/>
          <table:table-cell table:style-name="ce36" office:value-type="float" office:value="21" calcext:value-type="float">
            <text:p>21</text:p>
          </table:table-cell>
          <table:table-cell table:style-name="ce36"/>
          <table:table-cell table:number-columns-repeated="2" table:style-name="ce36" office:value-type="float" office:value="0.903900027275085" calcext:value-type="float">
            <text:p>0.903900027275085</text:p>
          </table:table-cell>
          <table:table-cell table:style-name="ce36" table:number-columns-repeated="6"/>
          <table:table-cell table:style-name="ce36" office:value-type="float" office:value="0.903900027275085" calcext:value-type="float">
            <text:p>0.903900027275085</text:p>
          </table:table-cell>
          <table:table-cell table:style-name="ce36" table:formula="of:=AVERAGE([.AL23:.AU23])" office:value-type="float" office:value="0.903900027275085" calcext:value-type="float">
            <text:p>0.903900027275085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8"/>
          <table:table-cell office:value-type="float" office:value="0.895699977874756" calcext:value-type="float">
            <text:p>0.895699977874756</text:p>
          </table:table-cell>
          <table:table-cell/>
          <table:table-cell table:formula="of:=AVERAGE([.BA23:.BJ23])" office:value-type="float" office:value="0.895699977874756" calcext:value-type="float">
            <text:p>0.89569997787475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BK24]" office:value-type="float" office:value="0.896600008010864" calcext:value-type="float">
            <text:p>0.896600008010864</text:p>
          </table:table-cell>
          <table:table-cell table:formula="of:=[.AV24]" office:value-type="float" office:value="0.906000018119812" calcext:value-type="float">
            <text:p>0.906000018119812</text:p>
          </table:table-cell>
          <table:table-cell table:formula="of:=[.AG24]" office:value-type="float" office:value="0.906000018119812" calcext:value-type="float">
            <text:p>0.906000018119812</text:p>
          </table:table-cell>
          <table:table-cell table:formula="of:=[.R24]" office:value-type="float" office:value="0.907999992370606" calcext:value-type="float">
            <text:p>0.90799999237060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10" office:value-type="float" office:value="0.907999992370606" calcext:value-type="float">
            <text:p>0.907999992370606</text:p>
          </table:table-cell>
          <table:table-cell table:formula="of:=AVERAGE([.H24:.Q24])" office:value-type="float" office:value="0.907999992370606" calcext:value-type="float">
            <text:p>0.907999992370606</text:p>
          </table:table-cell>
          <table:table-cell/>
          <table:table-cell table:style-name="ce36" table:number-columns-repeated="2"/>
          <table:table-cell table:style-name="ce36" office:value-type="float" office:value="22" calcext:value-type="float">
            <text:p>22</text:p>
          </table:table-cell>
          <table:table-cell table:number-columns-repeated="2" table:style-name="ce36" office:value-type="float" office:value="0.906000018119812" calcext:value-type="float">
            <text:p>0.906000018119812</text:p>
          </table:table-cell>
          <table:table-cell table:style-name="ce36" table:number-columns-repeated="2"/>
          <table:table-cell table:number-columns-repeated="2" table:style-name="ce36" office:value-type="float" office:value="0.906000018119812" calcext:value-type="float">
            <text:p>0.906000018119812</text:p>
          </table:table-cell>
          <table:table-cell table:style-name="ce36" table:number-columns-repeated="2"/>
          <table:table-cell table:style-name="ce36" office:value-type="float" office:value="0.906000018119812" calcext:value-type="float">
            <text:p>0.906000018119812</text:p>
          </table:table-cell>
          <table:table-cell table:style-name="ce36"/>
          <table:table-cell table:style-name="ce36" table:formula="of:=AVERAGE([.W24:.AF24])" office:value-type="float" office:value="0.906000018119812" calcext:value-type="float">
            <text:p>0.906000018119812</text:p>
          </table:table-cell>
          <table:table-cell/>
          <table:table-cell table:style-name="ce36" table:number-columns-repeated="2"/>
          <table:table-cell table:style-name="ce36" office:value-type="float" office:value="22" calcext:value-type="float">
            <text:p>22</text:p>
          </table:table-cell>
          <table:table-cell table:style-name="ce36" table:number-columns-repeated="2"/>
          <table:table-cell table:number-columns-repeated="2" table:style-name="ce36" office:value-type="float" office:value="0.906000018119812" calcext:value-type="float">
            <text:p>0.906000018119812</text:p>
          </table:table-cell>
          <table:table-cell table:style-name="ce36" table:number-columns-repeated="4"/>
          <table:table-cell table:style-name="ce36" office:value-type="float" office:value="0.906000018119812" calcext:value-type="float">
            <text:p>0.906000018119812</text:p>
          </table:table-cell>
          <table:table-cell table:style-name="ce36"/>
          <table:table-cell table:style-name="ce36" table:formula="of:=AVERAGE([.AL24:.AU24])" office:value-type="float" office:value="0.906000018119812" calcext:value-type="float">
            <text:p>0.90600001811981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0.896600008010864" calcext:value-type="float">
            <text:p>0.896600008010864</text:p>
          </table:table-cell>
          <table:table-cell table:number-columns-repeated="6"/>
          <table:table-cell table:formula="of:=AVERAGE([.BA24:.BJ24])" office:value-type="float" office:value="0.896600008010864" calcext:value-type="float">
            <text:p>0.8966000080108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BK25]" office:value-type="float" office:value="0.892599999904633" calcext:value-type="float">
            <text:p>0.892599999904633</text:p>
          </table:table-cell>
          <table:table-cell table:formula="of:=[.AV25]" office:value-type="float" office:value="0.904900014400482" calcext:value-type="float">
            <text:p>0.904900014400482</text:p>
          </table:table-cell>
          <table:table-cell table:formula="of:=[.AG25]" office:value-type="float" office:value="0.906799972057342" calcext:value-type="float">
            <text:p>0.906799972057342</text:p>
          </table:table-cell>
          <table:table-cell table:formula="of:=[.R25]" office:value-type="float" office:value="0.908500015735626" calcext:value-type="float">
            <text:p>0.90850001573562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10" office:value-type="float" office:value="0.908500015735626" calcext:value-type="float">
            <text:p>0.908500015735626</text:p>
          </table:table-cell>
          <table:table-cell table:formula="of:=AVERAGE([.H25:.Q25])" office:value-type="float" office:value="0.908500015735626" calcext:value-type="float">
            <text:p>0.908500015735626</text:p>
          </table:table-cell>
          <table:table-cell/>
          <table:table-cell table:style-name="ce36" table:number-columns-repeated="2"/>
          <table:table-cell table:style-name="ce36" office:value-type="float" office:value="23" calcext:value-type="float">
            <text:p>23</text:p>
          </table:table-cell>
          <table:table-cell table:style-name="ce36" table:number-columns-repeated="2"/>
          <table:table-cell table:number-columns-repeated="2" table:style-name="ce36" office:value-type="float" office:value="0.906799972057343" calcext:value-type="float">
            <text:p>0.906799972057343</text:p>
          </table:table-cell>
          <table:table-cell table:style-name="ce36" table:number-columns-repeated="2"/>
          <table:table-cell table:number-columns-repeated="3" table:style-name="ce36" office:value-type="float" office:value="0.906799972057343" calcext:value-type="float">
            <text:p>0.906799972057343</text:p>
          </table:table-cell>
          <table:table-cell table:style-name="ce36"/>
          <table:table-cell table:style-name="ce36" table:formula="of:=AVERAGE([.W25:.AF25])" office:value-type="float" office:value="0.906799972057342" calcext:value-type="float">
            <text:p>0.906799972057342</text:p>
          </table:table-cell>
          <table:table-cell/>
          <table:table-cell table:style-name="ce36" table:number-columns-repeated="2"/>
          <table:table-cell table:style-name="ce36" office:value-type="float" office:value="23" calcext:value-type="float">
            <text:p>23</text:p>
          </table:table-cell>
          <table:table-cell table:style-name="ce36"/>
          <table:table-cell table:number-columns-repeated="2" table:style-name="ce36" office:value-type="float" office:value="0.904900014400482" calcext:value-type="float">
            <text:p>0.904900014400482</text:p>
          </table:table-cell>
          <table:table-cell table:style-name="ce36" table:number-columns-repeated="4"/>
          <table:table-cell table:style-name="ce36" office:value-type="float" office:value="0.904900014400482" calcext:value-type="float">
            <text:p>0.904900014400482</text:p>
          </table:table-cell>
          <table:table-cell table:style-name="ce36" table:number-columns-repeated="2"/>
          <table:table-cell table:style-name="ce36" table:formula="of:=AVERAGE([.AL25:.AU25])" office:value-type="float" office:value="0.904900014400482" calcext:value-type="float">
            <text:p>0.90490001440048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"/>
          <table:table-cell office:value-type="float" office:value="0.892599999904633" calcext:value-type="float">
            <text:p>0.892599999904633</text:p>
          </table:table-cell>
          <table:table-cell table:formula="of:=AVERAGE([.BA25:.BJ25])" office:value-type="float" office:value="0.892599999904633" calcext:value-type="float">
            <text:p>0.89259999990463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BK26]" office:value-type="float" office:value="0.892099976539612" calcext:value-type="float">
            <text:p>0.892099976539612</text:p>
          </table:table-cell>
          <table:table-cell table:formula="of:=[.AV26]" office:value-type="float" office:value="0.908500015735626" calcext:value-type="float">
            <text:p>0.908500015735626</text:p>
          </table:table-cell>
          <table:table-cell table:formula="of:=[.AG26]" office:value-type="float" office:value="0.9064000248909" calcext:value-type="float">
            <text:p>0.9064000248909</text:p>
          </table:table-cell>
          <table:table-cell table:formula="of:=[.R26]" office:value-type="float" office:value="0.908999979496002" calcext:value-type="float">
            <text:p>0.90899997949600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10" office:value-type="float" office:value="0.908999979496002" calcext:value-type="float">
            <text:p>0.908999979496002</text:p>
          </table:table-cell>
          <table:table-cell table:formula="of:=AVERAGE([.H26:.Q26])" office:value-type="float" office:value="0.908999979496002" calcext:value-type="float">
            <text:p>0.908999979496002</text:p>
          </table:table-cell>
          <table:table-cell/>
          <table:table-cell table:style-name="ce36" table:number-columns-repeated="2"/>
          <table:table-cell table:style-name="ce36" office:value-type="float" office:value="24" calcext:value-type="float">
            <text:p>24</text:p>
          </table:table-cell>
          <table:table-cell table:number-columns-repeated="2" table:style-name="ce36" office:value-type="float" office:value="0.9064000248909" calcext:value-type="float">
            <text:p>0.9064000248909</text:p>
          </table:table-cell>
          <table:table-cell table:style-name="ce36" table:number-columns-repeated="2"/>
          <table:table-cell table:number-columns-repeated="3" table:style-name="ce36" office:value-type="float" office:value="0.9064000248909" calcext:value-type="float">
            <text:p>0.9064000248909</text:p>
          </table:table-cell>
          <table:table-cell table:style-name="ce36" table:number-columns-repeated="3"/>
          <table:table-cell table:style-name="ce36" table:formula="of:=AVERAGE([.W26:.AF26])" office:value-type="float" office:value="0.9064000248909" calcext:value-type="float">
            <text:p>0.9064000248909</text:p>
          </table:table-cell>
          <table:table-cell/>
          <table:table-cell table:style-name="ce36" table:number-columns-repeated="2"/>
          <table:table-cell table:style-name="ce36" office:value-type="float" office:value="24" calcext:value-type="float">
            <text:p>24</text:p>
          </table:table-cell>
          <table:table-cell table:style-name="ce36"/>
          <table:table-cell table:style-name="ce36" office:value-type="float" office:value="0.908500015735626" calcext:value-type="float">
            <text:p>0.908500015735626</text:p>
          </table:table-cell>
          <table:table-cell table:style-name="ce36" table:number-columns-repeated="3"/>
          <table:table-cell table:style-name="ce36" office:value-type="float" office:value="0.908500015735626" calcext:value-type="float">
            <text:p>0.908500015735626</text:p>
          </table:table-cell>
          <table:table-cell table:style-name="ce36"/>
          <table:table-cell table:style-name="ce36" office:value-type="float" office:value="0.908500015735626" calcext:value-type="float">
            <text:p>0.908500015735626</text:p>
          </table:table-cell>
          <table:table-cell table:style-name="ce36" table:number-columns-repeated="2"/>
          <table:table-cell table:style-name="ce36" table:formula="of:=AVERAGE([.AL26:.AU26])" office:value-type="float" office:value="0.908500015735626" calcext:value-type="float">
            <text:p>0.90850001573562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.892099976539612" calcext:value-type="float">
            <text:p>0.892099976539612</text:p>
          </table:table-cell>
          <table:table-cell table:number-columns-repeated="9"/>
          <table:table-cell table:formula="of:=AVERAGE([.BA26:.BJ26])" office:value-type="float" office:value="0.892099976539612" calcext:value-type="float">
            <text:p>0.89209997653961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BK27]" office:value-type="float" office:value="0.891600012779236" calcext:value-type="float">
            <text:p>0.891600012779236</text:p>
          </table:table-cell>
          <table:table-cell table:formula="of:=[.AV27]" office:value-type="float" office:value="0.905399978160858" calcext:value-type="float">
            <text:p>0.905399978160858</text:p>
          </table:table-cell>
          <table:table-cell table:formula="of:=[.AG27]" office:value-type="float" office:value="0.907999992370605" calcext:value-type="float">
            <text:p>0.907999992370605</text:p>
          </table:table-cell>
          <table:table-cell table:formula="of:=[.R27]" office:value-type="float" office:value="0.909500002861023" calcext:value-type="float">
            <text:p>0.90950000286102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10" office:value-type="float" office:value="0.909500002861023" calcext:value-type="float">
            <text:p>0.909500002861023</text:p>
          </table:table-cell>
          <table:table-cell table:formula="of:=AVERAGE([.H27:.Q27])" office:value-type="float" office:value="0.909500002861023" calcext:value-type="float">
            <text:p>0.909500002861023</text:p>
          </table:table-cell>
          <table:table-cell/>
          <table:table-cell table:style-name="ce36" table:number-columns-repeated="2"/>
          <table:table-cell table:style-name="ce36" office:value-type="float" office:value="25" calcext:value-type="float">
            <text:p>25</text:p>
          </table:table-cell>
          <table:table-cell table:style-name="ce36" table:number-columns-repeated="2"/>
          <table:table-cell table:number-columns-repeated="3" table:style-name="ce36" office:value-type="float" office:value="0.907999992370606" calcext:value-type="float">
            <text:p>0.907999992370606</text:p>
          </table:table-cell>
          <table:table-cell table:style-name="ce36" table:number-columns-repeated="2"/>
          <table:table-cell table:style-name="ce36" office:value-type="float" office:value="0.907999992370606" calcext:value-type="float">
            <text:p>0.907999992370606</text:p>
          </table:table-cell>
          <table:table-cell table:style-name="ce36"/>
          <table:table-cell table:style-name="ce36" office:value-type="float" office:value="0.907999992370606" calcext:value-type="float">
            <text:p>0.907999992370606</text:p>
          </table:table-cell>
          <table:table-cell table:style-name="ce36" table:formula="of:=AVERAGE([.W27:.AF27])" office:value-type="float" office:value="0.907999992370605" calcext:value-type="float">
            <text:p>0.907999992370605</text:p>
          </table:table-cell>
          <table:table-cell/>
          <table:table-cell table:style-name="ce36" table:number-columns-repeated="2"/>
          <table:table-cell table:style-name="ce36" office:value-type="float" office:value="25" calcext:value-type="float">
            <text:p>25</text:p>
          </table:table-cell>
          <table:table-cell table:number-columns-repeated="2" table:style-name="ce36" office:value-type="float" office:value="0.905399978160858" calcext:value-type="float">
            <text:p>0.905399978160858</text:p>
          </table:table-cell>
          <table:table-cell table:style-name="ce36" table:number-columns-repeated="5"/>
          <table:table-cell table:style-name="ce36" office:value-type="float" office:value="0.905399978160858" calcext:value-type="float">
            <text:p>0.905399978160858</text:p>
          </table:table-cell>
          <table:table-cell table:style-name="ce36" table:number-columns-repeated="2"/>
          <table:table-cell table:style-name="ce36" table:formula="of:=AVERAGE([.AL27:.AU27])" office:value-type="float" office:value="0.905399978160858" calcext:value-type="float">
            <text:p>0.905399978160858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9"/>
          <table:table-cell office:value-type="float" office:value="0.891600012779236" calcext:value-type="float">
            <text:p>0.891600012779236</text:p>
          </table:table-cell>
          <table:table-cell table:formula="of:=AVERAGE([.BA27:.BJ27])" office:value-type="float" office:value="0.891600012779236" calcext:value-type="float">
            <text:p>0.89160001277923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K28]" office:value-type="float" office:value="0.895099997520447" calcext:value-type="float">
            <text:p>0.895099997520447</text:p>
          </table:table-cell>
          <table:table-cell table:formula="of:=[.AV28]" office:value-type="float" office:value="0.907800018787384" calcext:value-type="float">
            <text:p>0.907800018787384</text:p>
          </table:table-cell>
          <table:table-cell table:formula="of:=[.AG28]" office:value-type="float" office:value="0.908399999141693" calcext:value-type="float">
            <text:p>0.908399999141693</text:p>
          </table:table-cell>
          <table:table-cell table:formula="of:=[.R28]" office:value-type="float" office:value="0.911400020122528" calcext:value-type="float">
            <text:p>0.91140002012252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10" office:value-type="float" office:value="0.911400020122528" calcext:value-type="float">
            <text:p>0.911400020122528</text:p>
          </table:table-cell>
          <table:table-cell table:formula="of:=AVERAGE([.H28:.Q28])" office:value-type="float" office:value="0.911400020122528" calcext:value-type="float">
            <text:p>0.911400020122528</text:p>
          </table:table-cell>
          <table:table-cell/>
          <table:table-cell table:style-name="ce36" table:number-columns-repeated="2"/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.908399999141693" calcext:value-type="float">
            <text:p>0.908399999141693</text:p>
          </table:table-cell>
          <table:table-cell table:style-name="ce36"/>
          <table:table-cell table:style-name="ce36" office:value-type="float" office:value="0.908399999141693" calcext:value-type="float">
            <text:p>0.908399999141693</text:p>
          </table:table-cell>
          <table:table-cell table:style-name="ce36" table:number-columns-repeated="2"/>
          <table:table-cell table:style-name="ce36" office:value-type="float" office:value="0.908399999141693" calcext:value-type="float">
            <text:p>0.908399999141693</text:p>
          </table:table-cell>
          <table:table-cell table:style-name="ce36" table:number-columns-repeated="2"/>
          <table:table-cell table:number-columns-repeated="2" table:style-name="ce36" office:value-type="float" office:value="0.908399999141693" calcext:value-type="float">
            <text:p>0.908399999141693</text:p>
          </table:table-cell>
          <table:table-cell table:style-name="ce36" table:formula="of:=AVERAGE([.W28:.AF28])" office:value-type="float" office:value="0.908399999141693" calcext:value-type="float">
            <text:p>0.908399999141693</text:p>
          </table:table-cell>
          <table:table-cell/>
          <table:table-cell table:style-name="ce36" table:number-columns-repeated="2"/>
          <table:table-cell table:style-name="ce36" office:value-type="float" office:value="26" calcext:value-type="float">
            <text:p>26</text:p>
          </table:table-cell>
          <table:table-cell table:style-name="ce36"/>
          <table:table-cell table:style-name="ce36" office:value-type="float" office:value="0.907800018787384" calcext:value-type="float">
            <text:p>0.907800018787384</text:p>
          </table:table-cell>
          <table:table-cell table:style-name="ce36" table:number-columns-repeated="3"/>
          <table:table-cell table:style-name="ce36" office:value-type="float" office:value="0.907800018787384" calcext:value-type="float">
            <text:p>0.907800018787384</text:p>
          </table:table-cell>
          <table:table-cell table:style-name="ce36" table:number-columns-repeated="2"/>
          <table:table-cell table:style-name="ce36" office:value-type="float" office:value="0.907800018787384" calcext:value-type="float">
            <text:p>0.907800018787384</text:p>
          </table:table-cell>
          <table:table-cell table:style-name="ce36"/>
          <table:table-cell table:style-name="ce36" table:formula="of:=AVERAGE([.AL28:.AU28])" office:value-type="float" office:value="0.907800018787384" calcext:value-type="float">
            <text:p>0.90780001878738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95099997520447" calcext:value-type="float">
            <text:p>0.895099997520447</text:p>
          </table:table-cell>
          <table:table-cell table:number-columns-repeated="7"/>
          <table:table-cell table:formula="of:=AVERAGE([.BA28:.BJ28])" office:value-type="float" office:value="0.895099997520447" calcext:value-type="float">
            <text:p>0.89509999752044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K29]" office:value-type="float" office:value="0.899699985980988" calcext:value-type="float">
            <text:p>0.899699985980988</text:p>
          </table:table-cell>
          <table:table-cell table:formula="of:=[.AV29]" office:value-type="float" office:value="0.908699989318848" calcext:value-type="float">
            <text:p>0.908699989318848</text:p>
          </table:table-cell>
          <table:table-cell table:formula="of:=[.AG29]" office:value-type="float" office:value="0.909099996089935" calcext:value-type="float">
            <text:p>0.909099996089935</text:p>
          </table:table-cell>
          <table:table-cell table:formula="of:=[.R29]" office:value-type="float" office:value="0.911700010299683" calcext:value-type="float">
            <text:p>0.91170001029968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10" office:value-type="float" office:value="0.911700010299683" calcext:value-type="float">
            <text:p>0.911700010299683</text:p>
          </table:table-cell>
          <table:table-cell table:formula="of:=AVERAGE([.H29:.Q29])" office:value-type="float" office:value="0.911700010299683" calcext:value-type="float">
            <text:p>0.911700010299683</text:p>
          </table:table-cell>
          <table:table-cell/>
          <table:table-cell table:style-name="ce36" table:number-columns-repeated="2"/>
          <table:table-cell table:style-name="ce36" office:value-type="float" office:value="27" calcext:value-type="float">
            <text:p>27</text:p>
          </table:table-cell>
          <table:table-cell table:number-columns-repeated="2" table:style-name="ce36" office:value-type="float" office:value="0.909099996089935" calcext:value-type="float">
            <text:p>0.909099996089935</text:p>
          </table:table-cell>
          <table:table-cell table:style-name="ce36" table:number-columns-repeated="2"/>
          <table:table-cell table:number-columns-repeated="2" table:style-name="ce36" office:value-type="float" office:value="0.909099996089935" calcext:value-type="float">
            <text:p>0.909099996089935</text:p>
          </table:table-cell>
          <table:table-cell table:style-name="ce36" table:number-columns-repeated="2"/>
          <table:table-cell table:style-name="ce36" office:value-type="float" office:value="0.909099996089935" calcext:value-type="float">
            <text:p>0.909099996089935</text:p>
          </table:table-cell>
          <table:table-cell table:style-name="ce36"/>
          <table:table-cell table:style-name="ce36" table:formula="of:=AVERAGE([.W29:.AF29])" office:value-type="float" office:value="0.909099996089935" calcext:value-type="float">
            <text:p>0.909099996089935</text:p>
          </table:table-cell>
          <table:table-cell/>
          <table:table-cell table:style-name="ce36" table:number-columns-repeated="2"/>
          <table:table-cell table:style-name="ce36" office:value-type="float" office:value="27" calcext:value-type="float">
            <text:p>27</text:p>
          </table:table-cell>
          <table:table-cell table:style-name="ce36" table:number-columns-repeated="4"/>
          <table:table-cell table:style-name="ce36" office:value-type="float" office:value="0.908699989318848" calcext:value-type="float">
            <text:p>0.908699989318848</text:p>
          </table:table-cell>
          <table:table-cell table:style-name="ce36"/>
          <table:table-cell table:style-name="ce36" office:value-type="float" office:value="0.908699989318848" calcext:value-type="float">
            <text:p>0.908699989318848</text:p>
          </table:table-cell>
          <table:table-cell table:style-name="ce36" table:number-columns-repeated="2"/>
          <table:table-cell table:style-name="ce36" office:value-type="float" office:value="0.908699989318848" calcext:value-type="float">
            <text:p>0.908699989318848</text:p>
          </table:table-cell>
          <table:table-cell table:style-name="ce36" table:formula="of:=AVERAGE([.AL29:.AU29])" office:value-type="float" office:value="0.908699989318848" calcext:value-type="float">
            <text:p>0.90869998931884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0.899699985980988" calcext:value-type="float">
            <text:p>0.899699985980988</text:p>
          </table:table-cell>
          <table:table-cell table:number-columns-repeated="5"/>
          <table:table-cell table:formula="of:=AVERAGE([.BA29:.BJ29])" office:value-type="float" office:value="0.899699985980988" calcext:value-type="float">
            <text:p>0.89969998598098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K30]" office:value-type="float" office:value="0.898999989032745" calcext:value-type="float">
            <text:p>0.898999989032745</text:p>
          </table:table-cell>
          <table:table-cell table:formula="of:=[.AV30]" office:value-type="float" office:value="0.90530002117157" calcext:value-type="float">
            <text:p>0.90530002117157</text:p>
          </table:table-cell>
          <table:table-cell table:formula="of:=[.AG30]" office:value-type="float" office:value="0.914499998092651" calcext:value-type="float">
            <text:p>0.914499998092651</text:p>
          </table:table-cell>
          <table:table-cell table:formula="of:=[.R30]" office:value-type="float" office:value="0.911199986934662" calcext:value-type="float">
            <text:p>0.91119998693466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10" office:value-type="float" office:value="0.911199986934662" calcext:value-type="float">
            <text:p>0.911199986934662</text:p>
          </table:table-cell>
          <table:table-cell table:formula="of:=AVERAGE([.H30:.Q30])" office:value-type="float" office:value="0.911199986934662" calcext:value-type="float">
            <text:p>0.911199986934662</text:p>
          </table:table-cell>
          <table:table-cell/>
          <table:table-cell table:style-name="ce36" table:number-columns-repeated="2"/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.914499998092651" calcext:value-type="float">
            <text:p>0.914499998092651</text:p>
          </table:table-cell>
          <table:table-cell table:style-name="ce36" table:number-columns-repeated="2"/>
          <table:table-cell table:style-name="ce36" office:value-type="float" office:value="0.914499998092651" calcext:value-type="float">
            <text:p>0.914499998092651</text:p>
          </table:table-cell>
          <table:table-cell table:style-name="ce36" table:number-columns-repeated="2"/>
          <table:table-cell table:number-columns-repeated="2" table:style-name="ce36" office:value-type="float" office:value="0.914499998092651" calcext:value-type="float">
            <text:p>0.914499998092651</text:p>
          </table:table-cell>
          <table:table-cell table:style-name="ce36"/>
          <table:table-cell table:style-name="ce36" office:value-type="float" office:value="0.914499998092651" calcext:value-type="float">
            <text:p>0.914499998092651</text:p>
          </table:table-cell>
          <table:table-cell table:style-name="ce36" table:formula="of:=AVERAGE([.W30:.AF30])" office:value-type="float" office:value="0.914499998092651" calcext:value-type="float">
            <text:p>0.914499998092651</text:p>
          </table:table-cell>
          <table:table-cell/>
          <table:table-cell table:style-name="ce36" table:number-columns-repeated="2"/>
          <table:table-cell table:style-name="ce36" office:value-type="float" office:value="28" calcext:value-type="float">
            <text:p>28</text:p>
          </table:table-cell>
          <table:table-cell table:style-name="ce36" table:number-columns-repeated="2"/>
          <table:table-cell table:style-name="ce36" office:value-type="float" office:value="0.90530002117157" calcext:value-type="float">
            <text:p>0.90530002117157</text:p>
          </table:table-cell>
          <table:table-cell table:style-name="ce36"/>
          <table:table-cell table:style-name="ce36" office:value-type="float" office:value="0.90530002117157" calcext:value-type="float">
            <text:p>0.90530002117157</text:p>
          </table:table-cell>
          <table:table-cell table:style-name="ce36" table:number-columns-repeated="4"/>
          <table:table-cell table:style-name="ce36" office:value-type="float" office:value="0.90530002117157" calcext:value-type="float">
            <text:p>0.90530002117157</text:p>
          </table:table-cell>
          <table:table-cell table:style-name="ce36" table:formula="of:=AVERAGE([.AL30:.AU30])" office:value-type="float" office:value="0.90530002117157" calcext:value-type="float">
            <text:p>0.9053000211715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7"/>
          <table:table-cell office:value-type="float" office:value="0.898999989032745" calcext:value-type="float">
            <text:p>0.898999989032745</text:p>
          </table:table-cell>
          <table:table-cell table:number-columns-repeated="2"/>
          <table:table-cell table:formula="of:=AVERAGE([.BA30:.BJ30])" office:value-type="float" office:value="0.898999989032745" calcext:value-type="float">
            <text:p>0.89899998903274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K31]" office:value-type="float" office:value="0.900900006294251" calcext:value-type="float">
            <text:p>0.900900006294251</text:p>
          </table:table-cell>
          <table:table-cell table:formula="of:=[.AV31]" office:value-type="float" office:value="0.911700010299683" calcext:value-type="float">
            <text:p>0.911700010299683</text:p>
          </table:table-cell>
          <table:table-cell table:formula="of:=[.AG31]" office:value-type="float" office:value="0.911400020122528" calcext:value-type="float">
            <text:p>0.911400020122528</text:p>
          </table:table-cell>
          <table:table-cell table:formula="of:=[.R31]" office:value-type="float" office:value="0.912800014019012" calcext:value-type="float">
            <text:p>0.91280001401901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10" office:value-type="float" office:value="0.912800014019012" calcext:value-type="float">
            <text:p>0.912800014019012</text:p>
          </table:table-cell>
          <table:table-cell table:formula="of:=AVERAGE([.H31:.Q31])" office:value-type="float" office:value="0.912800014019012" calcext:value-type="float">
            <text:p>0.912800014019012</text:p>
          </table:table-cell>
          <table:table-cell/>
          <table:table-cell table:style-name="ce36" table:number-columns-repeated="2"/>
          <table:table-cell table:style-name="ce36" office:value-type="float" office:value="29" calcext:value-type="float">
            <text:p>29</text:p>
          </table:table-cell>
          <table:table-cell table:style-name="ce36" table:number-columns-repeated="2"/>
          <table:table-cell table:number-columns-repeated="2" table:style-name="ce36" office:value-type="float" office:value="0.911400020122528" calcext:value-type="float">
            <text:p>0.911400020122528</text:p>
          </table:table-cell>
          <table:table-cell table:style-name="ce36" table:number-columns-repeated="2"/>
          <table:table-cell table:style-name="ce36" office:value-type="float" office:value="0.911400020122528" calcext:value-type="float">
            <text:p>0.911400020122528</text:p>
          </table:table-cell>
          <table:table-cell table:style-name="ce36"/>
          <table:table-cell table:number-columns-repeated="2" table:style-name="ce36" office:value-type="float" office:value="0.911400020122528" calcext:value-type="float">
            <text:p>0.911400020122528</text:p>
          </table:table-cell>
          <table:table-cell table:style-name="ce36" table:formula="of:=AVERAGE([.W31:.AF31])" office:value-type="float" office:value="0.911400020122528" calcext:value-type="float">
            <text:p>0.911400020122528</text:p>
          </table:table-cell>
          <table:table-cell/>
          <table:table-cell table:style-name="ce36" table:number-columns-repeated="2"/>
          <table:table-cell table:style-name="ce36" office:value-type="float" office:value="29" calcext:value-type="float">
            <text:p>29</text:p>
          </table:table-cell>
          <table:table-cell table:style-name="ce36" table:number-columns-repeated="4"/>
          <table:table-cell table:style-name="ce36" office:value-type="float" office:value="0.911700010299683" calcext:value-type="float">
            <text:p>0.911700010299683</text:p>
          </table:table-cell>
          <table:table-cell table:style-name="ce36"/>
          <table:table-cell table:style-name="ce36" office:value-type="float" office:value="0.911700010299683" calcext:value-type="float">
            <text:p>0.911700010299683</text:p>
          </table:table-cell>
          <table:table-cell table:style-name="ce36" table:number-columns-repeated="2"/>
          <table:table-cell table:style-name="ce36" office:value-type="float" office:value="0.911700010299683" calcext:value-type="float">
            <text:p>0.911700010299683</text:p>
          </table:table-cell>
          <table:table-cell table:style-name="ce36" table:formula="of:=AVERAGE([.AL31:.AU31])" office:value-type="float" office:value="0.911700010299683" calcext:value-type="float">
            <text:p>0.91170001029968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9"/>
          <table:table-cell office:value-type="float" office:value="0.900900006294251" calcext:value-type="float">
            <text:p>0.900900006294251</text:p>
          </table:table-cell>
          <table:table-cell table:formula="of:=AVERAGE([.BA31:.BJ31])" office:value-type="float" office:value="0.900900006294251" calcext:value-type="float">
            <text:p>0.90090000629425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K32]" office:value-type="float" office:value="0.896499991416931" calcext:value-type="float">
            <text:p>0.896499991416931</text:p>
          </table:table-cell>
          <table:table-cell table:formula="of:=[.AV32]" office:value-type="float" office:value="0.91159999370575" calcext:value-type="float">
            <text:p>0.91159999370575</text:p>
          </table:table-cell>
          <table:table-cell table:formula="of:=[.AG32]" office:value-type="float" office:value="0.914499998092651" calcext:value-type="float">
            <text:p>0.914499998092651</text:p>
          </table:table-cell>
          <table:table-cell table:formula="of:=[.R32]" office:value-type="float" office:value="0.912199974060059" calcext:value-type="float">
            <text:p>0.91219997406005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10" office:value-type="float" office:value="0.912199974060059" calcext:value-type="float">
            <text:p>0.912199974060059</text:p>
          </table:table-cell>
          <table:table-cell table:formula="of:=AVERAGE([.H32:.Q32])" office:value-type="float" office:value="0.912199974060059" calcext:value-type="float">
            <text:p>0.912199974060059</text:p>
          </table:table-cell>
          <table:table-cell/>
          <table:table-cell table:style-name="ce36" table:number-columns-repeated="2"/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0.914499998092651" calcext:value-type="float">
            <text:p>0.914499998092651</text:p>
          </table:table-cell>
          <table:table-cell table:style-name="ce36" table:number-columns-repeated="2"/>
          <table:table-cell table:number-columns-repeated="4" table:style-name="ce36" office:value-type="float" office:value="0.914499998092651" calcext:value-type="float">
            <text:p>0.914499998092651</text:p>
          </table:table-cell>
          <table:table-cell table:style-name="ce36" table:number-columns-repeated="3"/>
          <table:table-cell table:style-name="ce36" table:formula="of:=AVERAGE([.W32:.AF32])" office:value-type="float" office:value="0.914499998092651" calcext:value-type="float">
            <text:p>0.914499998092651</text:p>
          </table:table-cell>
          <table:table-cell/>
          <table:table-cell table:style-name="ce36" table:number-columns-repeated="2"/>
          <table:table-cell table:style-name="ce36" office:value-type="float" office:value="30" calcext:value-type="float">
            <text:p>30</text:p>
          </table:table-cell>
          <table:table-cell table:style-name="ce36" table:number-columns-repeated="2"/>
          <table:table-cell table:number-columns-repeated="2" table:style-name="ce36" office:value-type="float" office:value="0.91159999370575" calcext:value-type="float">
            <text:p>0.91159999370575</text:p>
          </table:table-cell>
          <table:table-cell table:style-name="ce36"/>
          <table:table-cell table:style-name="ce36" office:value-type="float" office:value="0.91159999370575" calcext:value-type="float">
            <text:p>0.91159999370575</text:p>
          </table:table-cell>
          <table:table-cell table:style-name="ce36" table:number-columns-repeated="4"/>
          <table:table-cell table:style-name="ce36" table:formula="of:=AVERAGE([.AL32:.AU32])" office:value-type="float" office:value="0.91159999370575" calcext:value-type="float">
            <text:p>0.9115999937057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.896499991416931" calcext:value-type="float">
            <text:p>0.896499991416931</text:p>
          </table:table-cell>
          <table:table-cell table:number-columns-repeated="9"/>
          <table:table-cell table:formula="of:=AVERAGE([.BA32:.BJ32])" office:value-type="float" office:value="0.896499991416931" calcext:value-type="float">
            <text:p>0.8964999914169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BK33]" office:value-type="float" office:value="0.900900006294251" calcext:value-type="float">
            <text:p>0.900900006294251</text:p>
          </table:table-cell>
          <table:table-cell table:formula="of:=[.AV33]" office:value-type="float" office:value="0.910799980163574" calcext:value-type="float">
            <text:p>0.910799980163574</text:p>
          </table:table-cell>
          <table:table-cell table:formula="of:=[.AG33]" office:value-type="float" office:value="0.912400007247925" calcext:value-type="float">
            <text:p>0.912400007247925</text:p>
          </table:table-cell>
          <table:table-cell table:formula="of:=[.R33]" office:value-type="float" office:value="0.912899971008301" calcext:value-type="float">
            <text:p>0.91289997100830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10" office:value-type="float" office:value="0.912899971008301" calcext:value-type="float">
            <text:p>0.912899971008301</text:p>
          </table:table-cell>
          <table:table-cell table:formula="of:=AVERAGE([.H33:.Q33])" office:value-type="float" office:value="0.912899971008301" calcext:value-type="float">
            <text:p>0.912899971008301</text:p>
          </table:table-cell>
          <table:table-cell/>
          <table:table-cell table:style-name="ce36" table:number-columns-repeated="2"/>
          <table:table-cell table:style-name="ce36" office:value-type="float" office:value="31" calcext:value-type="float">
            <text:p>31</text:p>
          </table:table-cell>
          <table:table-cell table:style-name="ce36" table:number-columns-repeated="4"/>
          <table:table-cell table:number-columns-repeated="5" table:style-name="ce36" office:value-type="float" office:value="0.912400007247925" calcext:value-type="float">
            <text:p>0.912400007247925</text:p>
          </table:table-cell>
          <table:table-cell table:style-name="ce36"/>
          <table:table-cell table:style-name="ce36" table:formula="of:=AVERAGE([.W33:.AF33])" office:value-type="float" office:value="0.912400007247925" calcext:value-type="float">
            <text:p>0.912400007247925</text:p>
          </table:table-cell>
          <table:table-cell/>
          <table:table-cell table:style-name="ce36" table:number-columns-repeated="2"/>
          <table:table-cell table:style-name="ce36" office:value-type="float" office:value="31" calcext:value-type="float">
            <text:p>31</text:p>
          </table:table-cell>
          <table:table-cell table:style-name="ce36" table:number-columns-repeated="2"/>
          <table:table-cell table:number-columns-repeated="2" table:style-name="ce36" office:value-type="float" office:value="0.910799980163574" calcext:value-type="float">
            <text:p>0.910799980163574</text:p>
          </table:table-cell>
          <table:table-cell table:style-name="ce36"/>
          <table:table-cell table:style-name="ce36" office:value-type="float" office:value="0.910799980163574" calcext:value-type="float">
            <text:p>0.910799980163574</text:p>
          </table:table-cell>
          <table:table-cell table:style-name="ce36" table:number-columns-repeated="4"/>
          <table:table-cell table:style-name="ce36" table:formula="of:=AVERAGE([.AL33:.AU33])" office:value-type="float" office:value="0.910799980163574" calcext:value-type="float">
            <text:p>0.91079998016357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900900006294251" calcext:value-type="float">
            <text:p>0.900900006294251</text:p>
          </table:table-cell>
          <table:table-cell table:number-columns-repeated="8"/>
          <table:table-cell table:formula="of:=AVERAGE([.BA33:.BJ33])" office:value-type="float" office:value="0.900900006294251" calcext:value-type="float">
            <text:p>0.90090000629425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K34]" office:value-type="float" office:value="0.895099997520447" calcext:value-type="float">
            <text:p>0.895099997520447</text:p>
          </table:table-cell>
          <table:table-cell table:formula="of:=[.AV34]" office:value-type="float" office:value="0.912699997425079" calcext:value-type="float">
            <text:p>0.912699997425079</text:p>
          </table:table-cell>
          <table:table-cell table:formula="of:=[.AG34]" office:value-type="float" office:value="0.912500023841858" calcext:value-type="float">
            <text:p>0.912500023841858</text:p>
          </table:table-cell>
          <table:table-cell table:formula="of:=[.R34]" office:value-type="float" office:value="0.91430002450943" calcext:value-type="float">
            <text:p>0.9143000245094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10" office:value-type="float" office:value="0.91430002450943" calcext:value-type="float">
            <text:p>0.91430002450943</text:p>
          </table:table-cell>
          <table:table-cell table:formula="of:=AVERAGE([.H34:.Q34])" office:value-type="float" office:value="0.91430002450943" calcext:value-type="float">
            <text:p>0.91430002450943</text:p>
          </table:table-cell>
          <table:table-cell/>
          <table:table-cell table:style-name="ce36" table:number-columns-repeated="2"/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.912500023841858" calcext:value-type="float">
            <text:p>0.912500023841858</text:p>
          </table:table-cell>
          <table:table-cell table:style-name="ce36" table:number-columns-repeated="3"/>
          <table:table-cell table:number-columns-repeated="4" table:style-name="ce36" office:value-type="float" office:value="0.912500023841858" calcext:value-type="float">
            <text:p>0.912500023841858</text:p>
          </table:table-cell>
          <table:table-cell table:style-name="ce36" table:number-columns-repeated="2"/>
          <table:table-cell table:style-name="ce36" table:formula="of:=AVERAGE([.W34:.AF34])" office:value-type="float" office:value="0.912500023841858" calcext:value-type="float">
            <text:p>0.912500023841858</text:p>
          </table:table-cell>
          <table:table-cell/>
          <table:table-cell table:style-name="ce36" table:number-columns-repeated="2"/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.912699997425079" calcext:value-type="float">
            <text:p>0.912699997425079</text:p>
          </table:table-cell>
          <table:table-cell table:style-name="ce36" table:number-columns-repeated="2"/>
          <table:table-cell table:style-name="ce36" office:value-type="float" office:value="0.912699997425079" calcext:value-type="float">
            <text:p>0.912699997425079</text:p>
          </table:table-cell>
          <table:table-cell table:style-name="ce36" table:number-columns-repeated="3"/>
          <table:table-cell table:style-name="ce36" office:value-type="float" office:value="0.912699997425079" calcext:value-type="float">
            <text:p>0.912699997425079</text:p>
          </table:table-cell>
          <table:table-cell table:style-name="ce36" table:number-columns-repeated="2"/>
          <table:table-cell table:style-name="ce36" table:formula="of:=AVERAGE([.AL34:.AU34])" office:value-type="float" office:value="0.912699997425079" calcext:value-type="float">
            <text:p>0.91269999742507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0.895099997520447" calcext:value-type="float">
            <text:p>0.895099997520447</text:p>
          </table:table-cell>
          <table:table-cell table:number-columns-repeated="6"/>
          <table:table-cell table:formula="of:=AVERAGE([.BA34:.BJ34])" office:value-type="float" office:value="0.895099997520447" calcext:value-type="float">
            <text:p>0.895099997520447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K35]" office:value-type="float" office:value="0.892899990081787" calcext:value-type="float">
            <text:p>0.892899990081787</text:p>
          </table:table-cell>
          <table:table-cell table:formula="of:=[.AV35]" office:value-type="float" office:value="0.913999974727631" calcext:value-type="float">
            <text:p>0.913999974727631</text:p>
          </table:table-cell>
          <table:table-cell table:formula="of:=[.AG35]" office:value-type="float" office:value="0.913800001144409" calcext:value-type="float">
            <text:p>0.913800001144409</text:p>
          </table:table-cell>
          <table:table-cell table:formula="of:=[.R35]" office:value-type="float" office:value="0.913800001144409" calcext:value-type="float">
            <text:p>0.91380000114440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" office:value-type="float" office:value="0.913800001144409" calcext:value-type="float">
            <text:p>0.913800001144409</text:p>
          </table:table-cell>
          <table:table-cell table:formula="of:=AVERAGE([.H35:.Q35])" office:value-type="float" office:value="0.913800001144409" calcext:value-type="float">
            <text:p>0.913800001144409</text:p>
          </table:table-cell>
          <table:table-cell/>
          <table:table-cell table:style-name="ce36" table:number-columns-repeated="2"/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0.913800001144409" calcext:value-type="float">
            <text:p>0.913800001144409</text:p>
          </table:table-cell>
          <table:table-cell table:style-name="ce36"/>
          <table:table-cell table:style-name="ce36" office:value-type="float" office:value="0.913800001144409" calcext:value-type="float">
            <text:p>0.913800001144409</text:p>
          </table:table-cell>
          <table:table-cell table:style-name="ce36"/>
          <table:table-cell table:number-columns-repeated="2" table:style-name="ce36" office:value-type="float" office:value="0.913800001144409" calcext:value-type="float">
            <text:p>0.913800001144409</text:p>
          </table:table-cell>
          <table:table-cell table:style-name="ce36" table:number-columns-repeated="3"/>
          <table:table-cell table:style-name="ce36" table:formula="of:=AVERAGE([.W35:.AF35])" office:value-type="float" office:value="0.913800001144409" calcext:value-type="float">
            <text:p>0.913800001144409</text:p>
          </table:table-cell>
          <table:table-cell/>
          <table:table-cell table:style-name="ce36" table:number-columns-repeated="2"/>
          <table:table-cell table:style-name="ce36" office:value-type="float" office:value="33" calcext:value-type="float">
            <text:p>33</text:p>
          </table:table-cell>
          <table:table-cell table:style-name="ce36" table:number-columns-repeated="2"/>
          <table:table-cell table:style-name="ce36" office:value-type="float" office:value="0.913999974727631" calcext:value-type="float">
            <text:p>0.913999974727631</text:p>
          </table:table-cell>
          <table:table-cell table:style-name="ce36" table:number-columns-repeated="3"/>
          <table:table-cell table:number-columns-repeated="2" table:style-name="ce36" office:value-type="float" office:value="0.913999974727631" calcext:value-type="float">
            <text:p>0.913999974727631</text:p>
          </table:table-cell>
          <table:table-cell table:style-name="ce36" table:number-columns-repeated="2"/>
          <table:table-cell table:style-name="ce36" table:formula="of:=AVERAGE([.AL35:.AU35])" office:value-type="float" office:value="0.913999974727631" calcext:value-type="float">
            <text:p>0.91399997472763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0.892899990081787" calcext:value-type="float">
            <text:p>0.892899990081787</text:p>
          </table:table-cell>
          <table:table-cell table:number-columns-repeated="6"/>
          <table:table-cell table:formula="of:=AVERAGE([.BA35:.BJ35])" office:value-type="float" office:value="0.892899990081787" calcext:value-type="float">
            <text:p>0.89289999008178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K36]" office:value-type="float" office:value="0.902999997138977" calcext:value-type="float">
            <text:p>0.902999997138977</text:p>
          </table:table-cell>
          <table:table-cell table:formula="of:=[.AV36]" office:value-type="float" office:value="0.910899996757507" calcext:value-type="float">
            <text:p>0.910899996757507</text:p>
          </table:table-cell>
          <table:table-cell table:formula="of:=[.AG36]" office:value-type="float" office:value="0.912699997425079" calcext:value-type="float">
            <text:p>0.912699997425079</text:p>
          </table:table-cell>
          <table:table-cell table:formula="of:=[.R36]" office:value-type="float" office:value="0.914799988269806" calcext:value-type="float">
            <text:p>0.91479998826980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10" office:value-type="float" office:value="0.914799988269806" calcext:value-type="float">
            <text:p>0.914799988269806</text:p>
          </table:table-cell>
          <table:table-cell table:formula="of:=AVERAGE([.H36:.Q36])" office:value-type="float" office:value="0.914799988269806" calcext:value-type="float">
            <text:p>0.914799988269806</text:p>
          </table:table-cell>
          <table:table-cell/>
          <table:table-cell table:style-name="ce36" table:number-columns-repeated="2"/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0.912699997425079" calcext:value-type="float">
            <text:p>0.912699997425079</text:p>
          </table:table-cell>
          <table:table-cell table:style-name="ce36" table:number-columns-repeated="2"/>
          <table:table-cell table:style-name="ce36" office:value-type="float" office:value="0.912699997425079" calcext:value-type="float">
            <text:p>0.912699997425079</text:p>
          </table:table-cell>
          <table:table-cell table:style-name="ce36" table:number-columns-repeated="2"/>
          <table:table-cell table:number-columns-repeated="2" table:style-name="ce36" office:value-type="float" office:value="0.912699997425079" calcext:value-type="float">
            <text:p>0.912699997425079</text:p>
          </table:table-cell>
          <table:table-cell table:style-name="ce36"/>
          <table:table-cell table:style-name="ce36" office:value-type="float" office:value="0.912699997425079" calcext:value-type="float">
            <text:p>0.912699997425079</text:p>
          </table:table-cell>
          <table:table-cell table:style-name="ce36" table:formula="of:=AVERAGE([.W36:.AF36])" office:value-type="float" office:value="0.912699997425079" calcext:value-type="float">
            <text:p>0.912699997425079</text:p>
          </table:table-cell>
          <table:table-cell/>
          <table:table-cell table:style-name="ce36" table:number-columns-repeated="2"/>
          <table:table-cell table:style-name="ce36" office:value-type="float" office:value="34" calcext:value-type="float">
            <text:p>34</text:p>
          </table:table-cell>
          <table:table-cell table:style-name="ce36" table:number-columns-repeated="5"/>
          <table:table-cell table:style-name="ce36" office:value-type="float" office:value="0.910899996757507" calcext:value-type="float">
            <text:p>0.910899996757507</text:p>
          </table:table-cell>
          <table:table-cell table:style-name="ce36"/>
          <table:table-cell table:number-columns-repeated="2" table:style-name="ce36" office:value-type="float" office:value="0.910899996757507" calcext:value-type="float">
            <text:p>0.910899996757507</text:p>
          </table:table-cell>
          <table:table-cell table:style-name="ce36"/>
          <table:table-cell table:style-name="ce36" table:formula="of:=AVERAGE([.AL36:.AU36])" office:value-type="float" office:value="0.910899996757507" calcext:value-type="float">
            <text:p>0.91089999675750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0.902999997138977" calcext:value-type="float">
            <text:p>0.902999997138977</text:p>
          </table:table-cell>
          <table:table-cell table:number-columns-repeated="5"/>
          <table:table-cell table:formula="of:=AVERAGE([.BA36:.BJ36])" office:value-type="float" office:value="0.902999997138977" calcext:value-type="float">
            <text:p>0.902999997138977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K37]" office:value-type="float" office:value="0.906199991703033" calcext:value-type="float">
            <text:p>0.906199991703033</text:p>
          </table:table-cell>
          <table:table-cell table:formula="of:=[.AV37]" office:value-type="float" office:value="0.912899971008301" calcext:value-type="float">
            <text:p>0.912899971008301</text:p>
          </table:table-cell>
          <table:table-cell table:formula="of:=[.AG37]" office:value-type="float" office:value="0.914699971675873" calcext:value-type="float">
            <text:p>0.914699971675873</text:p>
          </table:table-cell>
          <table:table-cell table:formula="of:=[.R37]" office:value-type="float" office:value="0.916299998760223" calcext:value-type="float">
            <text:p>0.91629999876022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10" office:value-type="float" office:value="0.916299998760223" calcext:value-type="float">
            <text:p>0.916299998760223</text:p>
          </table:table-cell>
          <table:table-cell table:formula="of:=AVERAGE([.H37:.Q37])" office:value-type="float" office:value="0.916299998760223" calcext:value-type="float">
            <text:p>0.916299998760223</text:p>
          </table:table-cell>
          <table:table-cell/>
          <table:table-cell table:style-name="ce36" table:number-columns-repeated="2"/>
          <table:table-cell table:style-name="ce36" office:value-type="float" office:value="35" calcext:value-type="float">
            <text:p>35</text:p>
          </table:table-cell>
          <table:table-cell table:style-name="ce36" table:number-columns-repeated="2"/>
          <table:table-cell table:number-columns-repeated="3" table:style-name="ce36" office:value-type="float" office:value="0.914699971675873" calcext:value-type="float">
            <text:p>0.914699971675873</text:p>
          </table:table-cell>
          <table:table-cell table:style-name="ce36"/>
          <table:table-cell table:number-columns-repeated="2" table:style-name="ce36" office:value-type="float" office:value="0.914699971675873" calcext:value-type="float">
            <text:p>0.914699971675873</text:p>
          </table:table-cell>
          <table:table-cell table:style-name="ce36" table:number-columns-repeated="2"/>
          <table:table-cell table:style-name="ce36" table:formula="of:=AVERAGE([.W37:.AF37])" office:value-type="float" office:value="0.914699971675873" calcext:value-type="float">
            <text:p>0.914699971675873</text:p>
          </table:table-cell>
          <table:table-cell/>
          <table:table-cell table:style-name="ce36" table:number-columns-repeated="2"/>
          <table:table-cell table:style-name="ce36" office:value-type="float" office:value="35" calcext:value-type="float">
            <text:p>35</text:p>
          </table:table-cell>
          <table:table-cell table:style-name="ce36"/>
          <table:table-cell table:number-columns-repeated="2" table:style-name="ce36" office:value-type="float" office:value="0.912899971008301" calcext:value-type="float">
            <text:p>0.912899971008301</text:p>
          </table:table-cell>
          <table:table-cell table:style-name="ce36" table:number-columns-repeated="3"/>
          <table:table-cell table:style-name="ce36" office:value-type="float" office:value="0.912899971008301" calcext:value-type="float">
            <text:p>0.912899971008301</text:p>
          </table:table-cell>
          <table:table-cell table:style-name="ce36" table:number-columns-repeated="3"/>
          <table:table-cell table:style-name="ce36" table:formula="of:=AVERAGE([.AL37:.AU37])" office:value-type="float" office:value="0.912899971008301" calcext:value-type="float">
            <text:p>0.91289997100830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8"/>
          <table:table-cell office:value-type="float" office:value="0.906199991703033" calcext:value-type="float">
            <text:p>0.906199991703033</text:p>
          </table:table-cell>
          <table:table-cell/>
          <table:table-cell table:formula="of:=AVERAGE([.BA37:.BJ37])" office:value-type="float" office:value="0.906199991703033" calcext:value-type="float">
            <text:p>0.90619999170303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K38]" office:value-type="float" office:value="0.898100018501282" calcext:value-type="float">
            <text:p>0.898100018501282</text:p>
          </table:table-cell>
          <table:table-cell table:formula="of:=[.AV38]" office:value-type="float" office:value="0.914200007915497" calcext:value-type="float">
            <text:p>0.914200007915497</text:p>
          </table:table-cell>
          <table:table-cell table:formula="of:=[.AG38]" office:value-type="float" office:value="0.915799975395202" calcext:value-type="float">
            <text:p>0.915799975395202</text:p>
          </table:table-cell>
          <table:table-cell table:formula="of:=[.R38]" office:value-type="float" office:value="0.91540002822876" calcext:value-type="float">
            <text:p>0.9154000282287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" office:value-type="float" office:value="0.91540002822876" calcext:value-type="float">
            <text:p>0.91540002822876</text:p>
          </table:table-cell>
          <table:table-cell table:formula="of:=AVERAGE([.H38:.Q38])" office:value-type="float" office:value="0.91540002822876" calcext:value-type="float">
            <text:p>0.91540002822876</text:p>
          </table:table-cell>
          <table:table-cell/>
          <table:table-cell table:style-name="ce36" table:number-columns-repeated="2"/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.915799975395203" calcext:value-type="float">
            <text:p>0.915799975395203</text:p>
          </table:table-cell>
          <table:table-cell table:style-name="ce36"/>
          <table:table-cell table:number-columns-repeated="2" table:style-name="ce36" office:value-type="float" office:value="0.915799975395203" calcext:value-type="float">
            <text:p>0.915799975395203</text:p>
          </table:table-cell>
          <table:table-cell table:style-name="ce36" table:number-columns-repeated="3"/>
          <table:table-cell table:style-name="ce36" office:value-type="float" office:value="0.915799975395203" calcext:value-type="float">
            <text:p>0.915799975395203</text:p>
          </table:table-cell>
          <table:table-cell table:style-name="ce36"/>
          <table:table-cell table:style-name="ce36" office:value-type="float" office:value="0.915799975395203" calcext:value-type="float">
            <text:p>0.915799975395203</text:p>
          </table:table-cell>
          <table:table-cell table:style-name="ce36" table:formula="of:=AVERAGE([.W38:.AF38])" office:value-type="float" office:value="0.915799975395202" calcext:value-type="float">
            <text:p>0.915799975395202</text:p>
          </table:table-cell>
          <table:table-cell/>
          <table:table-cell table:style-name="ce36" table:number-columns-repeated="2"/>
          <table:table-cell table:style-name="ce36" office:value-type="float" office:value="36" calcext:value-type="float">
            <text:p>36</text:p>
          </table:table-cell>
          <table:table-cell table:style-name="ce36"/>
          <table:table-cell table:style-name="ce36" office:value-type="float" office:value="0.914200007915497" calcext:value-type="float">
            <text:p>0.914200007915497</text:p>
          </table:table-cell>
          <table:table-cell table:style-name="ce36"/>
          <table:table-cell table:style-name="ce36" office:value-type="float" office:value="0.914200007915497" calcext:value-type="float">
            <text:p>0.914200007915497</text:p>
          </table:table-cell>
          <table:table-cell table:style-name="ce36" table:number-columns-repeated="4"/>
          <table:table-cell table:style-name="ce36" office:value-type="float" office:value="0.914200007915497" calcext:value-type="float">
            <text:p>0.914200007915497</text:p>
          </table:table-cell>
          <table:table-cell table:style-name="ce36"/>
          <table:table-cell table:style-name="ce36" table:formula="of:=AVERAGE([.AL38:.AU38])" office:value-type="float" office:value="0.914200007915497" calcext:value-type="float">
            <text:p>0.914200007915497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0.898100018501282" calcext:value-type="float">
            <text:p>0.898100018501282</text:p>
          </table:table-cell>
          <table:table-cell table:number-columns-repeated="5"/>
          <table:table-cell table:formula="of:=AVERAGE([.BA38:.BJ38])" office:value-type="float" office:value="0.898100018501282" calcext:value-type="float">
            <text:p>0.898100018501282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K39]" office:value-type="float" office:value="0.902499973773956" calcext:value-type="float">
            <text:p>0.902499973773956</text:p>
          </table:table-cell>
          <table:table-cell table:formula="of:=[.AV39]" office:value-type="float" office:value="0.910700023174286" calcext:value-type="float">
            <text:p>0.910700023174286</text:p>
          </table:table-cell>
          <table:table-cell table:formula="of:=[.AG39]" office:value-type="float" office:value="0.914799988269806" calcext:value-type="float">
            <text:p>0.914799988269806</text:p>
          </table:table-cell>
          <table:table-cell table:formula="of:=[.R39]" office:value-type="float" office:value="0.916899979114533" calcext:value-type="float">
            <text:p>0.91689997911453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10" office:value-type="float" office:value="0.916899979114533" calcext:value-type="float">
            <text:p>0.916899979114533</text:p>
          </table:table-cell>
          <table:table-cell table:formula="of:=AVERAGE([.H39:.Q39])" office:value-type="float" office:value="0.916899979114533" calcext:value-type="float">
            <text:p>0.916899979114533</text:p>
          </table:table-cell>
          <table:table-cell/>
          <table:table-cell table:style-name="ce36" table:number-columns-repeated="2"/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0.914799988269806" calcext:value-type="float">
            <text:p>0.914799988269806</text:p>
          </table:table-cell>
          <table:table-cell table:style-name="ce36" table:number-columns-repeated="3"/>
          <table:table-cell table:number-columns-repeated="2" table:style-name="ce36" office:value-type="float" office:value="0.914799988269806" calcext:value-type="float">
            <text:p>0.914799988269806</text:p>
          </table:table-cell>
          <table:table-cell table:style-name="ce36" table:number-columns-repeated="2"/>
          <table:table-cell table:number-columns-repeated="2" table:style-name="ce36" office:value-type="float" office:value="0.914799988269806" calcext:value-type="float">
            <text:p>0.914799988269806</text:p>
          </table:table-cell>
          <table:table-cell table:style-name="ce36" table:formula="of:=AVERAGE([.W39:.AF39])" office:value-type="float" office:value="0.914799988269806" calcext:value-type="float">
            <text:p>0.914799988269806</text:p>
          </table:table-cell>
          <table:table-cell/>
          <table:table-cell table:style-name="ce36" table:number-columns-repeated="2"/>
          <table:table-cell table:style-name="ce36" office:value-type="float" office:value="37" calcext:value-type="float">
            <text:p>37</text:p>
          </table:table-cell>
          <table:table-cell table:style-name="ce36" table:number-columns-repeated="3"/>
          <table:table-cell table:style-name="ce36" office:value-type="float" office:value="0.910700023174286" calcext:value-type="float">
            <text:p>0.910700023174286</text:p>
          </table:table-cell>
          <table:table-cell table:style-name="ce36"/>
          <table:table-cell table:number-columns-repeated="2" table:style-name="ce36" office:value-type="float" office:value="0.910700023174286" calcext:value-type="float">
            <text:p>0.910700023174286</text:p>
          </table:table-cell>
          <table:table-cell table:style-name="ce36" table:number-columns-repeated="3"/>
          <table:table-cell table:style-name="ce36" table:formula="of:=AVERAGE([.AL39:.AU39])" office:value-type="float" office:value="0.910700023174286" calcext:value-type="float">
            <text:p>0.91070002317428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0.902499973773956" calcext:value-type="float">
            <text:p>0.902499973773956</text:p>
          </table:table-cell>
          <table:table-cell/>
          <table:table-cell table:formula="of:=AVERAGE([.BA39:.BJ39])" office:value-type="float" office:value="0.902499973773956" calcext:value-type="float">
            <text:p>0.90249997377395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K40]" office:value-type="float" office:value="0.908200025558472" calcext:value-type="float">
            <text:p>0.908200025558472</text:p>
          </table:table-cell>
          <table:table-cell table:formula="of:=[.AV40]" office:value-type="float" office:value="0.915700018405914" calcext:value-type="float">
            <text:p>0.915700018405914</text:p>
          </table:table-cell>
          <table:table-cell table:formula="of:=[.AG40]" office:value-type="float" office:value="0.91729998588562" calcext:value-type="float">
            <text:p>0.91729998588562</text:p>
          </table:table-cell>
          <table:table-cell table:formula="of:=[.R40]" office:value-type="float" office:value="0.916899979114533" calcext:value-type="float">
            <text:p>0.91689997911453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10" office:value-type="float" office:value="0.916899979114533" calcext:value-type="float">
            <text:p>0.916899979114533</text:p>
          </table:table-cell>
          <table:table-cell table:formula="of:=AVERAGE([.H40:.Q40])" office:value-type="float" office:value="0.916899979114533" calcext:value-type="float">
            <text:p>0.916899979114533</text:p>
          </table:table-cell>
          <table:table-cell/>
          <table:table-cell table:style-name="ce36" table:number-columns-repeated="2"/>
          <table:table-cell table:style-name="ce36" office:value-type="float" office:value="38" calcext:value-type="float">
            <text:p>38</text:p>
          </table:table-cell>
          <table:table-cell table:style-name="ce36"/>
          <table:table-cell table:number-columns-repeated="2" table:style-name="ce36" office:value-type="float" office:value="0.91729998588562" calcext:value-type="float">
            <text:p>0.91729998588562</text:p>
          </table:table-cell>
          <table:table-cell table:style-name="ce36"/>
          <table:table-cell table:number-columns-repeated="2" table:style-name="ce36" office:value-type="float" office:value="0.91729998588562" calcext:value-type="float">
            <text:p>0.91729998588562</text:p>
          </table:table-cell>
          <table:table-cell table:style-name="ce36"/>
          <table:table-cell table:style-name="ce36" office:value-type="float" office:value="0.91729998588562" calcext:value-type="float">
            <text:p>0.91729998588562</text:p>
          </table:table-cell>
          <table:table-cell table:style-name="ce36" table:number-columns-repeated="2"/>
          <table:table-cell table:style-name="ce36" table:formula="of:=AVERAGE([.W40:.AF40])" office:value-type="float" office:value="0.91729998588562" calcext:value-type="float">
            <text:p>0.91729998588562</text:p>
          </table:table-cell>
          <table:table-cell/>
          <table:table-cell table:style-name="ce36" table:number-columns-repeated="2"/>
          <table:table-cell table:style-name="ce36" office:value-type="float" office:value="38" calcext:value-type="float">
            <text:p>38</text:p>
          </table:table-cell>
          <table:table-cell table:style-name="ce36" table:number-columns-repeated="7"/>
          <table:table-cell table:number-columns-repeated="3" table:style-name="ce36" office:value-type="float" office:value="0.915700018405914" calcext:value-type="float">
            <text:p>0.915700018405914</text:p>
          </table:table-cell>
          <table:table-cell table:style-name="ce36" table:formula="of:=AVERAGE([.AL40:.AU40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908200025558472" calcext:value-type="float">
            <text:p>0.908200025558472</text:p>
          </table:table-cell>
          <table:table-cell table:number-columns-repeated="8"/>
          <table:table-cell table:formula="of:=AVERAGE([.BA40:.BJ40])" office:value-type="float" office:value="0.908200025558472" calcext:value-type="float">
            <text:p>0.908200025558472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BK41]" office:value-type="float" office:value="0.90420001745224" calcext:value-type="float">
            <text:p>0.90420001745224</text:p>
          </table:table-cell>
          <table:table-cell table:formula="of:=[.AV41]" office:value-type="float" office:value="0.91619998216629" calcext:value-type="float">
            <text:p>0.91619998216629</text:p>
          </table:table-cell>
          <table:table-cell table:formula="of:=[.AG41]" office:value-type="float" office:value="0.916400015354156" calcext:value-type="float">
            <text:p>0.916400015354156</text:p>
          </table:table-cell>
          <table:table-cell table:formula="of:=[.R41]" office:value-type="float" office:value="0.917400002479553" calcext:value-type="float">
            <text:p>0.91740000247955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10" office:value-type="float" office:value="0.917400002479553" calcext:value-type="float">
            <text:p>0.917400002479553</text:p>
          </table:table-cell>
          <table:table-cell table:formula="of:=AVERAGE([.H41:.Q41])" office:value-type="float" office:value="0.917400002479553" calcext:value-type="float">
            <text:p>0.917400002479553</text:p>
          </table:table-cell>
          <table:table-cell/>
          <table:table-cell table:style-name="ce36" table:number-columns-repeated="2"/>
          <table:table-cell table:style-name="ce36" office:value-type="float" office:value="39" calcext:value-type="float">
            <text:p>39</text:p>
          </table:table-cell>
          <table:table-cell table:number-columns-repeated="2" table:style-name="ce36" office:value-type="float" office:value="0.916400015354157" calcext:value-type="float">
            <text:p>0.916400015354157</text:p>
          </table:table-cell>
          <table:table-cell table:style-name="ce36"/>
          <table:table-cell table:style-name="ce36" office:value-type="float" office:value="0.916400015354157" calcext:value-type="float">
            <text:p>0.916400015354157</text:p>
          </table:table-cell>
          <table:table-cell table:style-name="ce36"/>
          <table:table-cell table:style-name="ce36" office:value-type="float" office:value="0.916400015354157" calcext:value-type="float">
            <text:p>0.916400015354157</text:p>
          </table:table-cell>
          <table:table-cell table:style-name="ce36" table:number-columns-repeated="3"/>
          <table:table-cell table:style-name="ce36" office:value-type="float" office:value="0.916400015354157" calcext:value-type="float">
            <text:p>0.916400015354157</text:p>
          </table:table-cell>
          <table:table-cell table:style-name="ce36" table:formula="of:=AVERAGE([.W41:.AF41])" office:value-type="float" office:value="0.916400015354156" calcext:value-type="float">
            <text:p>0.916400015354156</text:p>
          </table:table-cell>
          <table:table-cell/>
          <table:table-cell table:style-name="ce36" table:number-columns-repeated="2"/>
          <table:table-cell table:style-name="ce36" office:value-type="float" office:value="39" calcext:value-type="float">
            <text:p>39</text:p>
          </table:table-cell>
          <table:table-cell table:style-name="ce36" table:number-columns-repeated="2"/>
          <table:table-cell table:style-name="ce36" office:value-type="float" office:value="0.91619998216629" calcext:value-type="float">
            <text:p>0.91619998216629</text:p>
          </table:table-cell>
          <table:table-cell table:style-name="ce36" table:number-columns-repeated="3"/>
          <table:table-cell table:style-name="ce36" office:value-type="float" office:value="0.91619998216629" calcext:value-type="float">
            <text:p>0.91619998216629</text:p>
          </table:table-cell>
          <table:table-cell table:style-name="ce36" table:number-columns-repeated="2"/>
          <table:table-cell table:style-name="ce36" office:value-type="float" office:value="0.91619998216629" calcext:value-type="float">
            <text:p>0.91619998216629</text:p>
          </table:table-cell>
          <table:table-cell table:style-name="ce36" table:formula="of:=AVERAGE([.AL41:.AU41])" office:value-type="float" office:value="0.91619998216629" calcext:value-type="float">
            <text:p>0.9161999821662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90420001745224" calcext:value-type="float">
            <text:p>0.90420001745224</text:p>
          </table:table-cell>
          <table:table-cell table:number-columns-repeated="9"/>
          <table:table-cell table:formula="of:=AVERAGE([.BA41:.BJ41])" office:value-type="float" office:value="0.90420001745224" calcext:value-type="float">
            <text:p>0.9042000174522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BK42]" office:value-type="float" office:value="0.907299995422363" calcext:value-type="float">
            <text:p>0.907299995422363</text:p>
          </table:table-cell>
          <table:table-cell table:formula="of:=[.AV42]" office:value-type="float" office:value="0.915600001811981" calcext:value-type="float">
            <text:p>0.915600001811981</text:p>
          </table:table-cell>
          <table:table-cell table:formula="of:=[.AG42]" office:value-type="float" office:value="0.914900004863739" calcext:value-type="float">
            <text:p>0.914900004863739</text:p>
          </table:table-cell>
          <table:table-cell table:formula="of:=[.R42]" office:value-type="float" office:value="0.917699992656708" calcext:value-type="float">
            <text:p>0.91769999265670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" office:value-type="float" office:value="0.917699992656708" calcext:value-type="float">
            <text:p>0.917699992656708</text:p>
          </table:table-cell>
          <table:table-cell table:formula="of:=AVERAGE([.H42:.Q42])" office:value-type="float" office:value="0.917699992656708" calcext:value-type="float">
            <text:p>0.917699992656708</text:p>
          </table:table-cell>
          <table:table-cell/>
          <table:table-cell table:style-name="ce36" table:number-columns-repeated="2"/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914900004863739" calcext:value-type="float">
            <text:p>0.914900004863739</text:p>
          </table:table-cell>
          <table:table-cell table:style-name="ce36"/>
          <table:table-cell table:style-name="ce36" office:value-type="float" office:value="0.914900004863739" calcext:value-type="float">
            <text:p>0.914900004863739</text:p>
          </table:table-cell>
          <table:table-cell table:style-name="ce36" table:number-columns-repeated="4"/>
          <table:table-cell table:number-columns-repeated="3" table:style-name="ce36" office:value-type="float" office:value="0.914900004863739" calcext:value-type="float">
            <text:p>0.914900004863739</text:p>
          </table:table-cell>
          <table:table-cell table:style-name="ce36" table:formula="of:=AVERAGE([.W42:.AF42])" office:value-type="float" office:value="0.914900004863739" calcext:value-type="float">
            <text:p>0.914900004863739</text:p>
          </table:table-cell>
          <table:table-cell/>
          <table:table-cell table:style-name="ce36" table:number-columns-repeated="2"/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.915600001811981" calcext:value-type="float">
            <text:p>0.915600001811981</text:p>
          </table:table-cell>
          <table:table-cell table:style-name="ce36" table:number-columns-repeated="7"/>
          <table:table-cell table:number-columns-repeated="2" table:style-name="ce36" office:value-type="float" office:value="0.915600001811981" calcext:value-type="float">
            <text:p>0.915600001811981</text:p>
          </table:table-cell>
          <table:table-cell table:style-name="ce36" table:formula="of:=AVERAGE([.AL42:.AU42])" office:value-type="float" office:value="0.915600001811981" calcext:value-type="float">
            <text:p>0.91560000181198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0.907299995422363" calcext:value-type="float">
            <text:p>0.907299995422363</text:p>
          </table:table-cell>
          <table:table-cell table:number-columns-repeated="2"/>
          <table:table-cell table:formula="of:=AVERAGE([.BA42:.BJ42])" office:value-type="float" office:value="0.907299995422363" calcext:value-type="float">
            <text:p>0.907299995422363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K43]" office:value-type="float" office:value="0.907999992370606" calcext:value-type="float">
            <text:p>0.907999992370606</text:p>
          </table:table-cell>
          <table:table-cell table:formula="of:=[.AV43]" office:value-type="float" office:value="0.913999974727631" calcext:value-type="float">
            <text:p>0.913999974727631</text:p>
          </table:table-cell>
          <table:table-cell table:formula="of:=[.AG43]" office:value-type="float" office:value="0.918099999427795" calcext:value-type="float">
            <text:p>0.918099999427795</text:p>
          </table:table-cell>
          <table:table-cell table:formula="of:=[.R43]" office:value-type="float" office:value="0.917699992656708" calcext:value-type="float">
            <text:p>0.91769999265670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10" office:value-type="float" office:value="0.917699992656708" calcext:value-type="float">
            <text:p>0.917699992656708</text:p>
          </table:table-cell>
          <table:table-cell table:formula="of:=AVERAGE([.H43:.Q43])" office:value-type="float" office:value="0.917699992656708" calcext:value-type="float">
            <text:p>0.917699992656708</text:p>
          </table:table-cell>
          <table:table-cell/>
          <table:table-cell table:style-name="ce36" table:number-columns-repeated="2"/>
          <table:table-cell table:style-name="ce36" office:value-type="float" office:value="41" calcext:value-type="float">
            <text:p>41</text:p>
          </table:table-cell>
          <table:table-cell table:number-columns-repeated="2" table:style-name="ce36" office:value-type="float" office:value="0.918099999427795" calcext:value-type="float">
            <text:p>0.918099999427795</text:p>
          </table:table-cell>
          <table:table-cell table:style-name="ce36"/>
          <table:table-cell table:style-name="ce36" office:value-type="float" office:value="0.918099999427795" calcext:value-type="float">
            <text:p>0.918099999427795</text:p>
          </table:table-cell>
          <table:table-cell table:style-name="ce36" table:number-columns-repeated="4"/>
          <table:table-cell table:number-columns-repeated="2" table:style-name="ce36" office:value-type="float" office:value="0.918099999427795" calcext:value-type="float">
            <text:p>0.918099999427795</text:p>
          </table:table-cell>
          <table:table-cell table:style-name="ce36" table:formula="of:=AVERAGE([.W43:.AF43])" office:value-type="float" office:value="0.918099999427795" calcext:value-type="float">
            <text:p>0.918099999427795</text:p>
          </table:table-cell>
          <table:table-cell/>
          <table:table-cell table:style-name="ce36" table:number-columns-repeated="2"/>
          <table:table-cell table:style-name="ce36" office:value-type="float" office:value="41" calcext:value-type="float">
            <text:p>41</text:p>
          </table:table-cell>
          <table:table-cell table:number-columns-repeated="2" table:style-name="ce36" office:value-type="float" office:value="0.913999974727631" calcext:value-type="float">
            <text:p>0.913999974727631</text:p>
          </table:table-cell>
          <table:table-cell table:style-name="ce36" table:number-columns-repeated="4"/>
          <table:table-cell table:style-name="ce36" office:value-type="float" office:value="0.913999974727631" calcext:value-type="float">
            <text:p>0.913999974727631</text:p>
          </table:table-cell>
          <table:table-cell table:style-name="ce36" table:number-columns-repeated="3"/>
          <table:table-cell table:style-name="ce36" table:formula="of:=AVERAGE([.AL43:.AU43])" office:value-type="float" office:value="0.913999974727631" calcext:value-type="float">
            <text:p>0.91399997472763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0.907999992370606" calcext:value-type="float">
            <text:p>0.907999992370606</text:p>
          </table:table-cell>
          <table:table-cell/>
          <table:table-cell table:formula="of:=AVERAGE([.BA43:.BJ43])" office:value-type="float" office:value="0.907999992370606" calcext:value-type="float">
            <text:p>0.907999992370606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BK44]" office:value-type="float" office:value="0.910600006580353" calcext:value-type="float">
            <text:p>0.910600006580353</text:p>
          </table:table-cell>
          <table:table-cell table:formula="of:=[.AV44]" office:value-type="float" office:value="0.916599988937378" calcext:value-type="float">
            <text:p>0.916599988937378</text:p>
          </table:table-cell>
          <table:table-cell table:formula="of:=[.AG44]" office:value-type="float" office:value="0.918699979782104" calcext:value-type="float">
            <text:p>0.918699979782104</text:p>
          </table:table-cell>
          <table:table-cell table:formula="of:=[.R44]" office:value-type="float" office:value="0.918299973011017" calcext:value-type="float">
            <text:p>0.91829997301101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10" office:value-type="float" office:value="0.918299973011017" calcext:value-type="float">
            <text:p>0.918299973011017</text:p>
          </table:table-cell>
          <table:table-cell table:formula="of:=AVERAGE([.H44:.Q44])" office:value-type="float" office:value="0.918299973011017" calcext:value-type="float">
            <text:p>0.918299973011017</text:p>
          </table:table-cell>
          <table:table-cell/>
          <table:table-cell table:style-name="ce36" table:number-columns-repeated="2"/>
          <table:table-cell table:style-name="ce36" office:value-type="float" office:value="42" calcext:value-type="float">
            <text:p>42</text:p>
          </table:table-cell>
          <table:table-cell table:style-name="ce36"/>
          <table:table-cell table:style-name="ce36" office:value-type="float" office:value="0.918699979782105" calcext:value-type="float">
            <text:p>0.918699979782105</text:p>
          </table:table-cell>
          <table:table-cell table:style-name="ce36"/>
          <table:table-cell table:number-columns-repeated="3" table:style-name="ce36" office:value-type="float" office:value="0.918699979782105" calcext:value-type="float">
            <text:p>0.918699979782105</text:p>
          </table:table-cell>
          <table:table-cell table:style-name="ce36" table:number-columns-repeated="3"/>
          <table:table-cell table:style-name="ce36" office:value-type="float" office:value="0.918699979782105" calcext:value-type="float">
            <text:p>0.918699979782105</text:p>
          </table:table-cell>
          <table:table-cell table:style-name="ce36" table:formula="of:=AVERAGE([.W44:.AF44])" office:value-type="float" office:value="0.918699979782104" calcext:value-type="float">
            <text:p>0.918699979782104</text:p>
          </table:table-cell>
          <table:table-cell/>
          <table:table-cell table:style-name="ce36" table:number-columns-repeated="2"/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0.916599988937378" calcext:value-type="float">
            <text:p>0.916599988937378</text:p>
          </table:table-cell>
          <table:table-cell table:style-name="ce36" table:number-columns-repeated="2"/>
          <table:table-cell table:style-name="ce36" office:value-type="float" office:value="0.916599988937378" calcext:value-type="float">
            <text:p>0.916599988937378</text:p>
          </table:table-cell>
          <table:table-cell table:style-name="ce36" table:number-columns-repeated="2"/>
          <table:table-cell table:style-name="ce36" office:value-type="float" office:value="0.916599988937378" calcext:value-type="float">
            <text:p>0.916599988937378</text:p>
          </table:table-cell>
          <table:table-cell table:style-name="ce36" table:number-columns-repeated="3"/>
          <table:table-cell table:style-name="ce36" table:formula="of:=AVERAGE([.AL44:.AU44])" office:value-type="float" office:value="0.916599988937378" calcext:value-type="float">
            <text:p>0.91659998893737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office:value-type="float" office:value="0.910600006580353" calcext:value-type="float">
            <text:p>0.910600006580353</text:p>
          </table:table-cell>
          <table:table-cell table:number-columns-repeated="2"/>
          <table:table-cell table:formula="of:=AVERAGE([.BA44:.BJ44])" office:value-type="float" office:value="0.910600006580353" calcext:value-type="float">
            <text:p>0.910600006580353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BK45]" office:value-type="float" office:value="0.898400008678436" calcext:value-type="float">
            <text:p>0.898400008678436</text:p>
          </table:table-cell>
          <table:table-cell table:formula="of:=[.AV45]" office:value-type="float" office:value="0.916999995708466" calcext:value-type="float">
            <text:p>0.916999995708466</text:p>
          </table:table-cell>
          <table:table-cell table:formula="of:=[.AG45]" office:value-type="float" office:value="0.915499985218048" calcext:value-type="float">
            <text:p>0.915499985218048</text:p>
          </table:table-cell>
          <table:table-cell table:formula="of:=[.R45]" office:value-type="float" office:value="0.917699992656708" calcext:value-type="float">
            <text:p>0.91769999265670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10" office:value-type="float" office:value="0.917699992656708" calcext:value-type="float">
            <text:p>0.917699992656708</text:p>
          </table:table-cell>
          <table:table-cell table:formula="of:=AVERAGE([.H45:.Q45])" office:value-type="float" office:value="0.917699992656708" calcext:value-type="float">
            <text:p>0.917699992656708</text:p>
          </table:table-cell>
          <table:table-cell/>
          <table:table-cell table:style-name="ce36" table:number-columns-repeated="2"/>
          <table:table-cell table:style-name="ce36" office:value-type="float" office:value="43" calcext:value-type="float">
            <text:p>43</text:p>
          </table:table-cell>
          <table:table-cell table:style-name="ce36" table:number-columns-repeated="2"/>
          <table:table-cell table:style-name="ce36" office:value-type="float" office:value="0.915499985218048" calcext:value-type="float">
            <text:p>0.915499985218048</text:p>
          </table:table-cell>
          <table:table-cell table:style-name="ce36"/>
          <table:table-cell table:number-columns-repeated="4" table:style-name="ce36" office:value-type="float" office:value="0.915499985218048" calcext:value-type="float">
            <text:p>0.915499985218048</text:p>
          </table:table-cell>
          <table:table-cell table:style-name="ce36" table:number-columns-repeated="2"/>
          <table:table-cell table:style-name="ce36" table:formula="of:=AVERAGE([.W45:.AF45])" office:value-type="float" office:value="0.915499985218048" calcext:value-type="float">
            <text:p>0.915499985218048</text:p>
          </table:table-cell>
          <table:table-cell/>
          <table:table-cell table:style-name="ce36" table:number-columns-repeated="2"/>
          <table:table-cell table:style-name="ce36" office:value-type="float" office:value="43" calcext:value-type="float">
            <text:p>43</text:p>
          </table:table-cell>
          <table:table-cell table:style-name="ce36"/>
          <table:table-cell table:style-name="ce36" office:value-type="float" office:value="0.916999995708466" calcext:value-type="float">
            <text:p>0.916999995708466</text:p>
          </table:table-cell>
          <table:table-cell table:style-name="ce36" table:number-columns-repeated="3"/>
          <table:table-cell table:number-columns-repeated="2" table:style-name="ce36" office:value-type="float" office:value="0.916999995708466" calcext:value-type="float">
            <text:p>0.916999995708466</text:p>
          </table:table-cell>
          <table:table-cell table:style-name="ce36" table:number-columns-repeated="3"/>
          <table:table-cell table:style-name="ce36" table:formula="of:=AVERAGE([.AL45:.AU45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0.898400008678436" calcext:value-type="float">
            <text:p>0.898400008678436</text:p>
          </table:table-cell>
          <table:table-cell table:number-columns-repeated="7"/>
          <table:table-cell table:formula="of:=AVERAGE([.BA45:.BJ45])" office:value-type="float" office:value="0.898400008678436" calcext:value-type="float">
            <text:p>0.898400008678436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K46]" office:value-type="float" office:value="0.90530002117157" calcext:value-type="float">
            <text:p>0.90530002117157</text:p>
          </table:table-cell>
          <table:table-cell table:formula="of:=[.AV46]" office:value-type="float" office:value="0.918500006198883" calcext:value-type="float">
            <text:p>0.918500006198883</text:p>
          </table:table-cell>
          <table:table-cell table:formula="of:=[.AG46]" office:value-type="float" office:value="0.917100012302399" calcext:value-type="float">
            <text:p>0.917100012302399</text:p>
          </table:table-cell>
          <table:table-cell table:formula="of:=[.R46]" office:value-type="float" office:value="0.91949999332428" calcext:value-type="float">
            <text:p>0.9194999933242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10" office:value-type="float" office:value="0.91949999332428" calcext:value-type="float">
            <text:p>0.91949999332428</text:p>
          </table:table-cell>
          <table:table-cell table:formula="of:=AVERAGE([.H46:.Q46])" office:value-type="float" office:value="0.91949999332428" calcext:value-type="float">
            <text:p>0.91949999332428</text:p>
          </table:table-cell>
          <table:table-cell/>
          <table:table-cell table:style-name="ce36" table:number-columns-repeated="2"/>
          <table:table-cell table:style-name="ce36" office:value-type="float" office:value="44" calcext:value-type="float">
            <text:p>44</text:p>
          </table:table-cell>
          <table:table-cell table:style-name="ce36" table:number-columns-repeated="2"/>
          <table:table-cell table:style-name="ce36" office:value-type="float" office:value="0.917100012302399" calcext:value-type="float">
            <text:p>0.917100012302399</text:p>
          </table:table-cell>
          <table:table-cell table:style-name="ce36"/>
          <table:table-cell table:style-name="ce36" office:value-type="float" office:value="0.917100012302399" calcext:value-type="float">
            <text:p>0.917100012302399</text:p>
          </table:table-cell>
          <table:table-cell table:style-name="ce36"/>
          <table:table-cell table:number-columns-repeated="3" table:style-name="ce36" office:value-type="float" office:value="0.917100012302399" calcext:value-type="float">
            <text:p>0.917100012302399</text:p>
          </table:table-cell>
          <table:table-cell table:style-name="ce36"/>
          <table:table-cell table:style-name="ce36" table:formula="of:=AVERAGE([.W46:.AF46])" office:value-type="float" office:value="0.917100012302399" calcext:value-type="float">
            <text:p>0.917100012302399</text:p>
          </table:table-cell>
          <table:table-cell/>
          <table:table-cell table:style-name="ce36" table:number-columns-repeated="2"/>
          <table:table-cell table:style-name="ce36" office:value-type="float" office:value="44" calcext:value-type="float">
            <text:p>44</text:p>
          </table:table-cell>
          <table:table-cell table:style-name="ce36"/>
          <table:table-cell table:number-columns-repeated="2" table:style-name="ce36" office:value-type="float" office:value="0.918500006198883" calcext:value-type="float">
            <text:p>0.918500006198883</text:p>
          </table:table-cell>
          <table:table-cell table:style-name="ce36" table:number-columns-repeated="4"/>
          <table:table-cell table:style-name="ce36" office:value-type="float" office:value="0.918500006198883" calcext:value-type="float">
            <text:p>0.918500006198883</text:p>
          </table:table-cell>
          <table:table-cell table:style-name="ce36" table:number-columns-repeated="2"/>
          <table:table-cell table:style-name="ce36" table:formula="of:=AVERAGE([.AL46:.AU46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0.90530002117157" calcext:value-type="float">
            <text:p>0.90530002117157</text:p>
          </table:table-cell>
          <table:table-cell table:number-columns-repeated="6"/>
          <table:table-cell table:formula="of:=AVERAGE([.BA46:.BJ46])" office:value-type="float" office:value="0.90530002117157" calcext:value-type="float">
            <text:p>0.9053000211715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K47]" office:value-type="float" office:value="0.897000014781952" calcext:value-type="float">
            <text:p>0.897000014781952</text:p>
          </table:table-cell>
          <table:table-cell table:formula="of:=[.AV47]" office:value-type="float" office:value="0.917100012302399" calcext:value-type="float">
            <text:p>0.917100012302399</text:p>
          </table:table-cell>
          <table:table-cell table:formula="of:=[.AG47]" office:value-type="float" office:value="0.919399976730347" calcext:value-type="float">
            <text:p>0.919399976730347</text:p>
          </table:table-cell>
          <table:table-cell table:formula="of:=[.R47]" office:value-type="float" office:value="0.919000029563904" calcext:value-type="float">
            <text:p>0.91900002956390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10" office:value-type="float" office:value="0.919000029563904" calcext:value-type="float">
            <text:p>0.919000029563904</text:p>
          </table:table-cell>
          <table:table-cell table:formula="of:=AVERAGE([.H47:.Q47])" office:value-type="float" office:value="0.919000029563904" calcext:value-type="float">
            <text:p>0.919000029563904</text:p>
          </table:table-cell>
          <table:table-cell/>
          <table:table-cell table:style-name="ce36" table:number-columns-repeated="2"/>
          <table:table-cell table:style-name="ce36" office:value-type="float" office:value="45" calcext:value-type="float">
            <text:p>45</text:p>
          </table:table-cell>
          <table:table-cell table:style-name="ce36"/>
          <table:table-cell table:number-columns-repeated="2" table:style-name="ce36" office:value-type="float" office:value="0.919399976730347" calcext:value-type="float">
            <text:p>0.919399976730347</text:p>
          </table:table-cell>
          <table:table-cell table:style-name="ce36"/>
          <table:table-cell table:style-name="ce36" office:value-type="float" office:value="0.919399976730347" calcext:value-type="float">
            <text:p>0.919399976730347</text:p>
          </table:table-cell>
          <table:table-cell table:style-name="ce36"/>
          <table:table-cell table:style-name="ce36" office:value-type="float" office:value="0.919399976730347" calcext:value-type="float">
            <text:p>0.919399976730347</text:p>
          </table:table-cell>
          <table:table-cell table:style-name="ce36" table:number-columns-repeated="2"/>
          <table:table-cell table:style-name="ce36" office:value-type="float" office:value="0.919399976730347" calcext:value-type="float">
            <text:p>0.919399976730347</text:p>
          </table:table-cell>
          <table:table-cell table:style-name="ce36" table:formula="of:=AVERAGE([.W47:.AF47])" office:value-type="float" office:value="0.919399976730347" calcext:value-type="float">
            <text:p>0.919399976730347</text:p>
          </table:table-cell>
          <table:table-cell/>
          <table:table-cell table:style-name="ce36" table:number-columns-repeated="2"/>
          <table:table-cell table:style-name="ce36" office:value-type="float" office:value="45" calcext:value-type="float">
            <text:p>45</text:p>
          </table:table-cell>
          <table:table-cell table:style-name="ce36"/>
          <table:table-cell table:number-columns-repeated="2" table:style-name="ce36" office:value-type="float" office:value="0.917100012302399" calcext:value-type="float">
            <text:p>0.917100012302399</text:p>
          </table:table-cell>
          <table:table-cell table:style-name="ce36"/>
          <table:table-cell table:style-name="ce36" office:value-type="float" office:value="0.917100012302399" calcext:value-type="float">
            <text:p>0.917100012302399</text:p>
          </table:table-cell>
          <table:table-cell table:style-name="ce36" table:number-columns-repeated="5"/>
          <table:table-cell table:style-name="ce36" table:formula="of:=AVERAGE([.AL47:.AU47])" office:value-type="float" office:value="0.917100012302399" calcext:value-type="float">
            <text:p>0.91710001230239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8"/>
          <table:table-cell office:value-type="float" office:value="0.897000014781952" calcext:value-type="float">
            <text:p>0.897000014781952</text:p>
          </table:table-cell>
          <table:table-cell/>
          <table:table-cell table:formula="of:=AVERAGE([.BA47:.BJ47])" office:value-type="float" office:value="0.897000014781952" calcext:value-type="float">
            <text:p>0.897000014781952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K48]" office:value-type="float" office:value="0.907000005245209" calcext:value-type="float">
            <text:p>0.907000005245209</text:p>
          </table:table-cell>
          <table:table-cell table:formula="of:=[.AV48]" office:value-type="float" office:value="0.915799975395203" calcext:value-type="float">
            <text:p>0.915799975395203</text:p>
          </table:table-cell>
          <table:table-cell table:formula="of:=[.AG48]" office:value-type="float" office:value="0.9200000166893" calcext:value-type="float">
            <text:p>0.9200000166893</text:p>
          </table:table-cell>
          <table:table-cell table:formula="of:=[.R48]" office:value-type="float" office:value="0.919399976730347" calcext:value-type="float">
            <text:p>0.91939997673034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10" office:value-type="float" office:value="0.919399976730347" calcext:value-type="float">
            <text:p>0.919399976730347</text:p>
          </table:table-cell>
          <table:table-cell table:formula="of:=AVERAGE([.H48:.Q48])" office:value-type="float" office:value="0.919399976730347" calcext:value-type="float">
            <text:p>0.919399976730347</text:p>
          </table:table-cell>
          <table:table-cell/>
          <table:table-cell table:style-name="ce36" table:number-columns-repeated="2"/>
          <table:table-cell table:style-name="ce36" office:value-type="float" office:value="46" calcext:value-type="float">
            <text:p>46</text:p>
          </table:table-cell>
          <table:table-cell table:number-columns-repeated="3" table:style-name="ce36" office:value-type="float" office:value="0.920000016689301" calcext:value-type="float">
            <text:p>0.920000016689301</text:p>
          </table:table-cell>
          <table:table-cell table:style-name="ce36" table:number-columns-repeated="2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 table:number-columns-repeated="2"/>
          <table:table-cell table:style-name="ce36" table:formula="of:=AVERAGE([.W48:.AF48])" office:value-type="float" office:value="0.9200000166893" calcext:value-type="float">
            <text:p>0.9200000166893</text:p>
          </table:table-cell>
          <table:table-cell/>
          <table:table-cell table:style-name="ce36" table:number-columns-repeated="2"/>
          <table:table-cell table:style-name="ce36" office:value-type="float" office:value="46" calcext:value-type="float">
            <text:p>46</text:p>
          </table:table-cell>
          <table:table-cell table:style-name="ce36" table:number-columns-repeated="2"/>
          <table:table-cell table:style-name="ce36" office:value-type="float" office:value="0.915799975395203" calcext:value-type="float">
            <text:p>0.915799975395203</text:p>
          </table:table-cell>
          <table:table-cell table:style-name="ce36"/>
          <table:table-cell table:style-name="ce36" office:value-type="float" office:value="0.915799975395203" calcext:value-type="float">
            <text:p>0.915799975395203</text:p>
          </table:table-cell>
          <table:table-cell table:style-name="ce36"/>
          <table:table-cell table:style-name="ce36" office:value-type="float" office:value="0.915799975395203" calcext:value-type="float">
            <text:p>0.915799975395203</text:p>
          </table:table-cell>
          <table:table-cell table:style-name="ce36" table:number-columns-repeated="3"/>
          <table:table-cell table:style-name="ce36" table:formula="of:=AVERAGE([.AL48:.AU48])" office:value-type="float" office:value="0.915799975395203" calcext:value-type="float">
            <text:p>0.91579997539520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number-columns-repeated="4"/>
          <table:table-cell office:value-type="float" office:value="0.907000005245209" calcext:value-type="float">
            <text:p>0.907000005245209</text:p>
          </table:table-cell>
          <table:table-cell table:number-columns-repeated="5"/>
          <table:table-cell table:formula="of:=AVERAGE([.BA48:.BJ48])" office:value-type="float" office:value="0.907000005245209" calcext:value-type="float">
            <text:p>0.907000005245209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K49]" office:value-type="float" office:value="0.90750002861023" calcext:value-type="float">
            <text:p>0.90750002861023</text:p>
          </table:table-cell>
          <table:table-cell table:formula="of:=[.AV49]" office:value-type="float" office:value="0.915199995040894" calcext:value-type="float">
            <text:p>0.915199995040894</text:p>
          </table:table-cell>
          <table:table-cell table:formula="of:=[.AG49]" office:value-type="float" office:value="0.920899987220764" calcext:value-type="float">
            <text:p>0.920899987220764</text:p>
          </table:table-cell>
          <table:table-cell table:formula="of:=[.R49]" office:value-type="float" office:value="0.919799983501434" calcext:value-type="float">
            <text:p>0.91979998350143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10" office:value-type="float" office:value="0.919799983501434" calcext:value-type="float">
            <text:p>0.919799983501434</text:p>
          </table:table-cell>
          <table:table-cell table:formula="of:=AVERAGE([.H49:.Q49])" office:value-type="float" office:value="0.919799983501434" calcext:value-type="float">
            <text:p>0.919799983501434</text:p>
          </table:table-cell>
          <table:table-cell/>
          <table:table-cell table:style-name="ce36" table:number-columns-repeated="2"/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0.920899987220764" calcext:value-type="float">
            <text:p>0.920899987220764</text:p>
          </table:table-cell>
          <table:table-cell table:style-name="ce36"/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/>
          <table:table-cell table:style-name="ce36" office:value-type="float" office:value="0.920899987220764" calcext:value-type="float">
            <text:p>0.920899987220764</text:p>
          </table:table-cell>
          <table:table-cell table:style-name="ce36"/>
          <table:table-cell table:style-name="ce36" office:value-type="float" office:value="0.920899987220764" calcext:value-type="float">
            <text:p>0.920899987220764</text:p>
          </table:table-cell>
          <table:table-cell table:style-name="ce36" table:number-columns-repeated="2"/>
          <table:table-cell table:style-name="ce36" table:formula="of:=AVERAGE([.W49:.AF49])" office:value-type="float" office:value="0.920899987220764" calcext:value-type="float">
            <text:p>0.920899987220764</text:p>
          </table:table-cell>
          <table:table-cell/>
          <table:table-cell table:style-name="ce36" table:number-columns-repeated="2"/>
          <table:table-cell table:style-name="ce36" office:value-type="float" office:value="47" calcext:value-type="float">
            <text:p>47</text:p>
          </table:table-cell>
          <table:table-cell table:style-name="ce36" table:number-columns-repeated="3"/>
          <table:table-cell table:style-name="ce36" office:value-type="float" office:value="0.915199995040894" calcext:value-type="float">
            <text:p>0.915199995040894</text:p>
          </table:table-cell>
          <table:table-cell table:style-name="ce36"/>
          <table:table-cell table:style-name="ce36" office:value-type="float" office:value="0.915199995040894" calcext:value-type="float">
            <text:p>0.915199995040894</text:p>
          </table:table-cell>
          <table:table-cell table:style-name="ce36" table:number-columns-repeated="2"/>
          <table:table-cell table:style-name="ce36" office:value-type="float" office:value="0.915199995040894" calcext:value-type="float">
            <text:p>0.915199995040894</text:p>
          </table:table-cell>
          <table:table-cell table:style-name="ce36"/>
          <table:table-cell table:style-name="ce36" table:formula="of:=AVERAGE([.AL49:.AU49])" office:value-type="float" office:value="0.915199995040894" calcext:value-type="float">
            <text:p>0.915199995040894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0.90750002861023" calcext:value-type="float">
            <text:p>0.90750002861023</text:p>
          </table:table-cell>
          <table:table-cell table:number-columns-repeated="5"/>
          <table:table-cell table:formula="of:=AVERAGE([.BA49:.BJ49])" office:value-type="float" office:value="0.90750002861023" calcext:value-type="float">
            <text:p>0.9075000286102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K50]" office:value-type="float" office:value="0.888599991798401" calcext:value-type="float">
            <text:p>0.888599991798401</text:p>
          </table:table-cell>
          <table:table-cell table:formula="of:=[.AV50]" office:value-type="float" office:value="0.91729998588562" calcext:value-type="float">
            <text:p>0.91729998588562</text:p>
          </table:table-cell>
          <table:table-cell table:formula="of:=[.AG50]" office:value-type="float" office:value="0.919700026512146" calcext:value-type="float">
            <text:p>0.919700026512146</text:p>
          </table:table-cell>
          <table:table-cell table:formula="of:=[.R50]" office:value-type="float" office:value="0.919600009918213" calcext:value-type="float">
            <text:p>0.91960000991821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10" office:value-type="float" office:value="0.919600009918213" calcext:value-type="float">
            <text:p>0.919600009918213</text:p>
          </table:table-cell>
          <table:table-cell table:formula="of:=AVERAGE([.H50:.Q50])" office:value-type="float" office:value="0.919600009918213" calcext:value-type="float">
            <text:p>0.919600009918213</text:p>
          </table:table-cell>
          <table:table-cell/>
          <table:table-cell table:style-name="ce36" table:number-columns-repeated="2"/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.919700026512146" calcext:value-type="float">
            <text:p>0.919700026512146</text:p>
          </table:table-cell>
          <table:table-cell table:style-name="ce36"/>
          <table:table-cell table:style-name="ce36" office:value-type="float" office:value="0.919700026512146" calcext:value-type="float">
            <text:p>0.919700026512146</text:p>
          </table:table-cell>
          <table:table-cell table:style-name="ce36" table:number-columns-repeated="2"/>
          <table:table-cell table:style-name="ce36" office:value-type="float" office:value="0.919700026512146" calcext:value-type="float">
            <text:p>0.919700026512146</text:p>
          </table:table-cell>
          <table:table-cell table:style-name="ce36"/>
          <table:table-cell table:number-columns-repeated="2" table:style-name="ce36" office:value-type="float" office:value="0.919700026512146" calcext:value-type="float">
            <text:p>0.919700026512146</text:p>
          </table:table-cell>
          <table:table-cell table:style-name="ce36"/>
          <table:table-cell table:style-name="ce36" table:formula="of:=AVERAGE([.W50:.AF50])" office:value-type="float" office:value="0.919700026512146" calcext:value-type="float">
            <text:p>0.919700026512146</text:p>
          </table:table-cell>
          <table:table-cell/>
          <table:table-cell table:style-name="ce36" table:number-columns-repeated="2"/>
          <table:table-cell table:style-name="ce36" office:value-type="float" office:value="48" calcext:value-type="float">
            <text:p>48</text:p>
          </table:table-cell>
          <table:table-cell table:style-name="ce36"/>
          <table:table-cell table:number-columns-repeated="2" table:style-name="ce36" office:value-type="float" office:value="0.91729998588562" calcext:value-type="float">
            <text:p>0.91729998588562</text:p>
          </table:table-cell>
          <table:table-cell table:style-name="ce36" table:number-columns-repeated="5"/>
          <table:table-cell table:style-name="ce36" office:value-type="float" office:value="0.91729998588562" calcext:value-type="float">
            <text:p>0.91729998588562</text:p>
          </table:table-cell>
          <table:table-cell table:style-name="ce36"/>
          <table:table-cell table:style-name="ce36" table:formula="of:=AVERAGE([.AL50:.AU50])" office:value-type="float" office:value="0.91729998588562" calcext:value-type="float">
            <text:p>0.91729998588562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0.888599991798401" calcext:value-type="float">
            <text:p>0.888599991798401</text:p>
          </table:table-cell>
          <table:table-cell table:number-columns-repeated="6"/>
          <table:table-cell table:formula="of:=AVERAGE([.BA50:.BJ50])" office:value-type="float" office:value="0.888599991798401" calcext:value-type="float">
            <text:p>0.88859999179840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BK51]" office:value-type="float" office:value="0.90750002861023" calcext:value-type="float">
            <text:p>0.90750002861023</text:p>
          </table:table-cell>
          <table:table-cell table:formula="of:=[.AV51]" office:value-type="float" office:value="0.916999995708466" calcext:value-type="float">
            <text:p>0.916999995708466</text:p>
          </table:table-cell>
          <table:table-cell table:formula="of:=[.AG51]" office:value-type="float" office:value="0.919200003147125" calcext:value-type="float">
            <text:p>0.919200003147125</text:p>
          </table:table-cell>
          <table:table-cell table:formula="of:=[.R51]" office:value-type="float" office:value="0.919200003147125" calcext:value-type="float">
            <text:p>0.91920000314712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10" office:value-type="float" office:value="0.919200003147125" calcext:value-type="float">
            <text:p>0.919200003147125</text:p>
          </table:table-cell>
          <table:table-cell table:formula="of:=AVERAGE([.H51:.Q51])" office:value-type="float" office:value="0.919200003147125" calcext:value-type="float">
            <text:p>0.919200003147125</text:p>
          </table:table-cell>
          <table:table-cell/>
          <table:table-cell table:style-name="ce36" table:number-columns-repeated="2"/>
          <table:table-cell table:style-name="ce36" office:value-type="float" office:value="49" calcext:value-type="float">
            <text:p>49</text:p>
          </table:table-cell>
          <table:table-cell table:number-columns-repeated="2" table:style-name="ce36" office:value-type="float" office:value="0.919200003147125" calcext:value-type="float">
            <text:p>0.919200003147125</text:p>
          </table:table-cell>
          <table:table-cell table:style-name="ce36" table:number-columns-repeated="2"/>
          <table:table-cell table:number-columns-repeated="2" table:style-name="ce36" office:value-type="float" office:value="0.919200003147125" calcext:value-type="float">
            <text:p>0.919200003147125</text:p>
          </table:table-cell>
          <table:table-cell table:style-name="ce36" table:number-columns-repeated="3"/>
          <table:table-cell table:style-name="ce36" office:value-type="float" office:value="0.919200003147125" calcext:value-type="float">
            <text:p>0.919200003147125</text:p>
          </table:table-cell>
          <table:table-cell table:style-name="ce36" table:formula="of:=AVERAGE([.W51:.AF51])" office:value-type="float" office:value="0.919200003147125" calcext:value-type="float">
            <text:p>0.919200003147125</text:p>
          </table:table-cell>
          <table:table-cell/>
          <table:table-cell table:style-name="ce36" table:number-columns-repeated="2"/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.916999995708466" calcext:value-type="float">
            <text:p>0.916999995708466</text:p>
          </table:table-cell>
          <table:table-cell table:style-name="ce36" table:number-columns-repeated="4"/>
          <table:table-cell table:style-name="ce36" office:value-type="float" office:value="0.916999995708466" calcext:value-type="float">
            <text:p>0.916999995708466</text:p>
          </table:table-cell>
          <table:table-cell table:style-name="ce36"/>
          <table:table-cell table:style-name="ce36" office:value-type="float" office:value="0.916999995708466" calcext:value-type="float">
            <text:p>0.916999995708466</text:p>
          </table:table-cell>
          <table:table-cell table:style-name="ce36" table:number-columns-repeated="2"/>
          <table:table-cell table:style-name="ce36" table:formula="of:=AVERAGE([.AL51:.AU51])" office:value-type="float" office:value="0.916999995708466" calcext:value-type="float">
            <text:p>0.91699999570846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0.90750002861023" calcext:value-type="float">
            <text:p>0.90750002861023</text:p>
          </table:table-cell>
          <table:table-cell table:number-columns-repeated="6"/>
          <table:table-cell table:formula="of:=AVERAGE([.BA51:.BJ51])" office:value-type="float" office:value="0.90750002861023" calcext:value-type="float">
            <text:p>0.90750002861023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BK52]" office:value-type="float" office:value="0.900799989700317" calcext:value-type="float">
            <text:p>0.900799989700317</text:p>
          </table:table-cell>
          <table:table-cell table:formula="of:=[.AV52]" office:value-type="float" office:value="0.917999982833862" calcext:value-type="float">
            <text:p>0.917999982833862</text:p>
          </table:table-cell>
          <table:table-cell table:formula="of:=[.AG52]" office:value-type="float" office:value="0.9200000166893" calcext:value-type="float">
            <text:p>0.9200000166893</text:p>
          </table:table-cell>
          <table:table-cell table:formula="of:=[.R52]" office:value-type="float" office:value="0.919099986553192" calcext:value-type="float">
            <text:p>0.91909998655319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" office:value-type="float" office:value="0.919099986553192" calcext:value-type="float">
            <text:p>0.919099986553192</text:p>
          </table:table-cell>
          <table:table-cell table:formula="of:=AVERAGE([.H52:.Q52])" office:value-type="float" office:value="0.919099986553192" calcext:value-type="float">
            <text:p>0.919099986553192</text:p>
          </table:table-cell>
          <table:table-cell/>
          <table:table-cell table:style-name="ce36" table:number-columns-repeated="2"/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0.920000016689301" calcext:value-type="float">
            <text:p>0.920000016689301</text:p>
          </table:table-cell>
          <table:table-cell table:style-name="ce36" table:number-columns-repeated="2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 table:formula="of:=AVERAGE([.W52:.AF52])" office:value-type="float" office:value="0.9200000166893" calcext:value-type="float">
            <text:p>0.9200000166893</text:p>
          </table:table-cell>
          <table:table-cell/>
          <table:table-cell table:style-name="ce36" table:number-columns-repeated="2"/>
          <table:table-cell table:style-name="ce36" office:value-type="float" office:value="50" calcext:value-type="float">
            <text:p>50</text:p>
          </table:table-cell>
          <table:table-cell table:style-name="ce36" table:number-columns-repeated="2"/>
          <table:table-cell table:number-columns-repeated="2" table:style-name="ce36" office:value-type="float" office:value="0.917999982833862" calcext:value-type="float">
            <text:p>0.917999982833862</text:p>
          </table:table-cell>
          <table:table-cell table:style-name="ce36" table:number-columns-repeated="3"/>
          <table:table-cell table:style-name="ce36" office:value-type="float" office:value="0.917999982833862" calcext:value-type="float">
            <text:p>0.917999982833862</text:p>
          </table:table-cell>
          <table:table-cell table:style-name="ce36" table:number-columns-repeated="2"/>
          <table:table-cell table:style-name="ce36" table:formula="of:=AVERAGE([.AL52:.AU52])" office:value-type="float" office:value="0.917999982833862" calcext:value-type="float">
            <text:p>0.91799998283386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900799989700317" calcext:value-type="float">
            <text:p>0.900799989700317</text:p>
          </table:table-cell>
          <table:table-cell table:number-columns-repeated="8"/>
          <table:table-cell table:formula="of:=AVERAGE([.BA52:.BJ52])" office:value-type="float" office:value="0.900799989700317" calcext:value-type="float">
            <text:p>0.900799989700317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BK53]" office:value-type="float" office:value="0.902199983596802" calcext:value-type="float">
            <text:p>0.902199983596802</text:p>
          </table:table-cell>
          <table:table-cell table:formula="of:=[.AV53]" office:value-type="float" office:value="0.917900025844574" calcext:value-type="float">
            <text:p>0.917900025844574</text:p>
          </table:table-cell>
          <table:table-cell table:formula="of:=[.AG53]" office:value-type="float" office:value="0.9200000166893" calcext:value-type="float">
            <text:p>0.9200000166893</text:p>
          </table:table-cell>
          <table:table-cell table:formula="of:=[.R53]" office:value-type="float" office:value="0.920799970626831" calcext:value-type="float">
            <text:p>0.92079997062683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" office:value-type="float" office:value="0.920799970626831" calcext:value-type="float">
            <text:p>0.920799970626831</text:p>
          </table:table-cell>
          <table:table-cell table:formula="of:=AVERAGE([.H53:.Q53])" office:value-type="float" office:value="0.920799970626831" calcext:value-type="float">
            <text:p>0.920799970626831</text:p>
          </table:table-cell>
          <table:table-cell/>
          <table:table-cell table:style-name="ce36" table:number-columns-repeated="2"/>
          <table:table-cell table:style-name="ce36" office:value-type="float" office:value="51" calcext:value-type="float">
            <text:p>5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 table:number-columns-repeated="2"/>
          <table:table-cell table:number-columns-repeated="2" table:style-name="ce36" office:value-type="float" office:value="0.920000016689301" calcext:value-type="float">
            <text:p>0.920000016689301</text:p>
          </table:table-cell>
          <table:table-cell table:style-name="ce36" table:formula="of:=AVERAGE([.W53:.AF53])" office:value-type="float" office:value="0.9200000166893" calcext:value-type="float">
            <text:p>0.9200000166893</text:p>
          </table:table-cell>
          <table:table-cell/>
          <table:table-cell table:style-name="ce36" table:number-columns-repeated="2"/>
          <table:table-cell table:style-name="ce36" office:value-type="float" office:value="51" calcext:value-type="float">
            <text:p>51</text:p>
          </table:table-cell>
          <table:table-cell table:style-name="ce36" table:number-columns-repeated="4"/>
          <table:table-cell table:style-name="ce36" office:value-type="float" office:value="0.917900025844574" calcext:value-type="float">
            <text:p>0.917900025844574</text:p>
          </table:table-cell>
          <table:table-cell table:style-name="ce36"/>
          <table:table-cell table:number-columns-repeated="2" table:style-name="ce36" office:value-type="float" office:value="0.917900025844574" calcext:value-type="float">
            <text:p>0.917900025844574</text:p>
          </table:table-cell>
          <table:table-cell table:style-name="ce36" table:number-columns-repeated="2"/>
          <table:table-cell table:style-name="ce36" table:formula="of:=AVERAGE([.AL53:.AU53])" office:value-type="float" office:value="0.917900025844574" calcext:value-type="float">
            <text:p>0.91790002584457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.902199983596802" calcext:value-type="float">
            <text:p>0.902199983596802</text:p>
          </table:table-cell>
          <table:table-cell table:number-columns-repeated="5"/>
          <table:table-cell table:formula="of:=AVERAGE([.BA53:.BJ53])" office:value-type="float" office:value="0.902199983596802" calcext:value-type="float">
            <text:p>0.902199983596802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BK54]" office:value-type="float" office:value="0.900099992752075" calcext:value-type="float">
            <text:p>0.900099992752075</text:p>
          </table:table-cell>
          <table:table-cell table:formula="of:=[.AV54]" office:value-type="float" office:value="0.916700005531311" calcext:value-type="float">
            <text:p>0.916700005531311</text:p>
          </table:table-cell>
          <table:table-cell table:formula="of:=[.AG54]" office:value-type="float" office:value="0.920700013637543" calcext:value-type="float">
            <text:p>0.920700013637543</text:p>
          </table:table-cell>
          <table:table-cell table:formula="of:=[.R54]" office:value-type="float" office:value="0.920199990272522" calcext:value-type="float">
            <text:p>0.92019999027252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10" office:value-type="float" office:value="0.920199990272522" calcext:value-type="float">
            <text:p>0.920199990272522</text:p>
          </table:table-cell>
          <table:table-cell table:formula="of:=AVERAGE([.H54:.Q54])" office:value-type="float" office:value="0.920199990272522" calcext:value-type="float">
            <text:p>0.920199990272522</text:p>
          </table:table-cell>
          <table:table-cell/>
          <table:table-cell table:style-name="ce36" table:number-columns-repeated="2"/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.920700013637543" calcext:value-type="float">
            <text:p>0.920700013637543</text:p>
          </table:table-cell>
          <table:table-cell table:style-name="ce36" table:number-columns-repeated="2"/>
          <table:table-cell table:style-name="ce36" office:value-type="float" office:value="0.920700013637543" calcext:value-type="float">
            <text:p>0.920700013637543</text:p>
          </table:table-cell>
          <table:table-cell table:style-name="ce36" table:number-columns-repeated="2"/>
          <table:table-cell table:number-columns-repeated="2" table:style-name="ce36" office:value-type="float" office:value="0.920700013637543" calcext:value-type="float">
            <text:p>0.920700013637543</text:p>
          </table:table-cell>
          <table:table-cell table:style-name="ce36"/>
          <table:table-cell table:style-name="ce36" office:value-type="float" office:value="0.920700013637543" calcext:value-type="float">
            <text:p>0.920700013637543</text:p>
          </table:table-cell>
          <table:table-cell table:style-name="ce36" table:formula="of:=AVERAGE([.W54:.AF54])" office:value-type="float" office:value="0.920700013637543" calcext:value-type="float">
            <text:p>0.920700013637543</text:p>
          </table:table-cell>
          <table:table-cell/>
          <table:table-cell table:style-name="ce36" table:number-columns-repeated="2"/>
          <table:table-cell table:style-name="ce36" office:value-type="float" office:value="52" calcext:value-type="float">
            <text:p>52</text:p>
          </table:table-cell>
          <table:table-cell table:style-name="ce36"/>
          <table:table-cell table:style-name="ce36" office:value-type="float" office:value="0.916700005531311" calcext:value-type="float">
            <text:p>0.916700005531311</text:p>
          </table:table-cell>
          <table:table-cell table:style-name="ce36" table:number-columns-repeated="2"/>
          <table:table-cell table:style-name="ce36" office:value-type="float" office:value="0.916700005531311" calcext:value-type="float">
            <text:p>0.916700005531311</text:p>
          </table:table-cell>
          <table:table-cell table:style-name="ce36"/>
          <table:table-cell table:style-name="ce36" office:value-type="float" office:value="0.916700005531311" calcext:value-type="float">
            <text:p>0.916700005531311</text:p>
          </table:table-cell>
          <table:table-cell table:style-name="ce36" table:number-columns-repeated="3"/>
          <table:table-cell table:style-name="ce36" table:formula="of:=AVERAGE([.AL54:.AU54])" office:value-type="float" office:value="0.916700005531311" calcext:value-type="float">
            <text:p>0.9167000055313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4"/>
          <table:table-cell office:value-type="float" office:value="0.900099992752075" calcext:value-type="float">
            <text:p>0.900099992752075</text:p>
          </table:table-cell>
          <table:table-cell table:number-columns-repeated="5"/>
          <table:table-cell table:formula="of:=AVERAGE([.BA54:.BJ54])" office:value-type="float" office:value="0.900099992752075" calcext:value-type="float">
            <text:p>0.900099992752075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BK55]" office:value-type="float" office:value="0.91210001707077" calcext:value-type="float">
            <text:p>0.91210001707077</text:p>
          </table:table-cell>
          <table:table-cell table:formula="of:=[.AV55]" office:value-type="float" office:value="0.916800022125244" calcext:value-type="float">
            <text:p>0.916800022125244</text:p>
          </table:table-cell>
          <table:table-cell table:formula="of:=[.AG55]" office:value-type="float" office:value="0.920899987220764" calcext:value-type="float">
            <text:p>0.920899987220764</text:p>
          </table:table-cell>
          <table:table-cell table:formula="of:=[.R55]" office:value-type="float" office:value="0.920400023460388" calcext:value-type="float">
            <text:p>0.92040002346038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10" office:value-type="float" office:value="0.920400023460388" calcext:value-type="float">
            <text:p>0.920400023460388</text:p>
          </table:table-cell>
          <table:table-cell table:formula="of:=AVERAGE([.H55:.Q55])" office:value-type="float" office:value="0.920400023460388" calcext:value-type="float">
            <text:p>0.920400023460388</text:p>
          </table:table-cell>
          <table:table-cell/>
          <table:table-cell table:style-name="ce36" table:number-columns-repeated="2"/>
          <table:table-cell table:style-name="ce36" office:value-type="float" office:value="53" calcext:value-type="float">
            <text:p>53</text:p>
          </table:table-cell>
          <table:table-cell table:style-name="ce36"/>
          <table:table-cell table:style-name="ce36" office:value-type="float" office:value="0.920899987220764" calcext:value-type="float">
            <text:p>0.920899987220764</text:p>
          </table:table-cell>
          <table:table-cell table:style-name="ce36" table:number-columns-repeated="2"/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 table:number-columns-repeated="2"/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 table:formula="of:=AVERAGE([.W55:.AF55])" office:value-type="float" office:value="0.920899987220764" calcext:value-type="float">
            <text:p>0.920899987220764</text:p>
          </table:table-cell>
          <table:table-cell/>
          <table:table-cell table:style-name="ce36" table:number-columns-repeated="2"/>
          <table:table-cell table:style-name="ce36" office:value-type="float" office:value="53" calcext:value-type="float">
            <text:p>53</text:p>
          </table:table-cell>
          <table:table-cell table:style-name="ce36" table:number-columns-repeated="2"/>
          <table:table-cell table:style-name="ce36" office:value-type="float" office:value="0.916800022125244" calcext:value-type="float">
            <text:p>0.916800022125244</text:p>
          </table:table-cell>
          <table:table-cell table:style-name="ce36" table:number-columns-repeated="4"/>
          <table:table-cell table:number-columns-repeated="2" table:style-name="ce36" office:value-type="float" office:value="0.916800022125244" calcext:value-type="float">
            <text:p>0.916800022125244</text:p>
          </table:table-cell>
          <table:table-cell table:style-name="ce36"/>
          <table:table-cell table:style-name="ce36" table:formula="of:=AVERAGE([.AL55:.AU55])" office:value-type="float" office:value="0.916800022125244" calcext:value-type="float">
            <text:p>0.91680002212524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4"/>
          <table:table-cell office:value-type="float" office:value="0.91210001707077" calcext:value-type="float">
            <text:p>0.91210001707077</text:p>
          </table:table-cell>
          <table:table-cell table:number-columns-repeated="5"/>
          <table:table-cell table:formula="of:=AVERAGE([.BA55:.BJ55])" office:value-type="float" office:value="0.91210001707077" calcext:value-type="float">
            <text:p>0.91210001707077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BK56]" office:value-type="float" office:value="0.906899988651276" calcext:value-type="float">
            <text:p>0.906899988651276</text:p>
          </table:table-cell>
          <table:table-cell table:formula="of:=[.AV56]" office:value-type="float" office:value="0.92059999704361" calcext:value-type="float">
            <text:p>0.92059999704361</text:p>
          </table:table-cell>
          <table:table-cell table:formula="of:=[.AG56]" office:value-type="float" office:value="0.917500019073486" calcext:value-type="float">
            <text:p>0.917500019073486</text:p>
          </table:table-cell>
          <table:table-cell table:formula="of:=[.R56]" office:value-type="float" office:value="0.920899987220764" calcext:value-type="float">
            <text:p>0.92089998722076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10" office:value-type="float" office:value="0.920899987220764" calcext:value-type="float">
            <text:p>0.920899987220764</text:p>
          </table:table-cell>
          <table:table-cell table:formula="of:=AVERAGE([.H56:.Q56])" office:value-type="float" office:value="0.920899987220764" calcext:value-type="float">
            <text:p>0.920899987220764</text:p>
          </table:table-cell>
          <table:table-cell/>
          <table:table-cell table:style-name="ce36" table:number-columns-repeated="2"/>
          <table:table-cell table:style-name="ce36" office:value-type="float" office:value="54" calcext:value-type="float">
            <text:p>54</text:p>
          </table:table-cell>
          <table:table-cell table:style-name="ce36"/>
          <table:table-cell table:style-name="ce36" office:value-type="float" office:value="0.917500019073486" calcext:value-type="float">
            <text:p>0.917500019073486</text:p>
          </table:table-cell>
          <table:table-cell table:style-name="ce36" table:number-columns-repeated="3"/>
          <table:table-cell table:number-columns-repeated="4" table:style-name="ce36" office:value-type="float" office:value="0.917500019073486" calcext:value-type="float">
            <text:p>0.917500019073486</text:p>
          </table:table-cell>
          <table:table-cell table:style-name="ce36"/>
          <table:table-cell table:style-name="ce36" table:formula="of:=AVERAGE([.W56:.AF56])" office:value-type="float" office:value="0.917500019073486" calcext:value-type="float">
            <text:p>0.917500019073486</text:p>
          </table:table-cell>
          <table:table-cell/>
          <table:table-cell table:style-name="ce36" table:number-columns-repeated="2"/>
          <table:table-cell table:style-name="ce36" office:value-type="float" office:value="54" calcext:value-type="float">
            <text:p>54</text:p>
          </table:table-cell>
          <table:table-cell table:style-name="ce36"/>
          <table:table-cell table:style-name="ce36" office:value-type="float" office:value="0.92059999704361" calcext:value-type="float">
            <text:p>0.92059999704361</text:p>
          </table:table-cell>
          <table:table-cell table:style-name="ce36" table:number-columns-repeated="3"/>
          <table:table-cell table:style-name="ce36" office:value-type="float" office:value="0.92059999704361" calcext:value-type="float">
            <text:p>0.92059999704361</text:p>
          </table:table-cell>
          <table:table-cell table:style-name="ce36" table:number-columns-repeated="2"/>
          <table:table-cell table:style-name="ce36" office:value-type="float" office:value="0.92059999704361" calcext:value-type="float">
            <text:p>0.92059999704361</text:p>
          </table:table-cell>
          <table:table-cell table:style-name="ce36"/>
          <table:table-cell table:style-name="ce36" table:formula="of:=AVERAGE([.AL56:.AU56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4"/>
          <table:table-cell office:value-type="float" office:value="0.906899988651276" calcext:value-type="float">
            <text:p>0.906899988651276</text:p>
          </table:table-cell>
          <table:table-cell table:number-columns-repeated="5"/>
          <table:table-cell table:formula="of:=AVERAGE([.BA56:.BJ56])" office:value-type="float" office:value="0.906899988651276" calcext:value-type="float">
            <text:p>0.906899988651276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BK57]" office:value-type="float" office:value="0.873799979686737" calcext:value-type="float">
            <text:p>0.873799979686737</text:p>
          </table:table-cell>
          <table:table-cell table:formula="of:=[.AV57]" office:value-type="float" office:value="0.919600009918213" calcext:value-type="float">
            <text:p>0.919600009918213</text:p>
          </table:table-cell>
          <table:table-cell table:formula="of:=[.AG57]" office:value-type="float" office:value="0.920300006866455" calcext:value-type="float">
            <text:p>0.920300006866455</text:p>
          </table:table-cell>
          <table:table-cell table:formula="of:=[.R57]" office:value-type="float" office:value="0.92059999704361" calcext:value-type="float">
            <text:p>0.9205999970436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10" office:value-type="float" office:value="0.92059999704361" calcext:value-type="float">
            <text:p>0.92059999704361</text:p>
          </table:table-cell>
          <table:table-cell table:formula="of:=AVERAGE([.H57:.Q57])" office:value-type="float" office:value="0.92059999704361" calcext:value-type="float">
            <text:p>0.92059999704361</text:p>
          </table:table-cell>
          <table:table-cell/>
          <table:table-cell table:style-name="ce36" table:number-columns-repeated="2"/>
          <table:table-cell table:style-name="ce36" office:value-type="float" office:value="55" calcext:value-type="float">
            <text:p>55</text:p>
          </table:table-cell>
          <table:table-cell table:style-name="ce36"/>
          <table:table-cell table:number-columns-repeated="2" table:style-name="ce36" office:value-type="float" office:value="0.920300006866455" calcext:value-type="float">
            <text:p>0.920300006866455</text:p>
          </table:table-cell>
          <table:table-cell table:style-name="ce36" table:number-columns-repeated="2"/>
          <table:table-cell table:number-columns-repeated="2" table:style-name="ce36" office:value-type="float" office:value="0.920300006866455" calcext:value-type="float">
            <text:p>0.920300006866455</text:p>
          </table:table-cell>
          <table:table-cell table:style-name="ce36" table:number-columns-repeated="2"/>
          <table:table-cell table:style-name="ce36" office:value-type="float" office:value="0.920300006866455" calcext:value-type="float">
            <text:p>0.920300006866455</text:p>
          </table:table-cell>
          <table:table-cell table:style-name="ce36" table:formula="of:=AVERAGE([.W57:.AF57])" office:value-type="float" office:value="0.920300006866455" calcext:value-type="float">
            <text:p>0.920300006866455</text:p>
          </table:table-cell>
          <table:table-cell/>
          <table:table-cell table:style-name="ce36" table:number-columns-repeated="2"/>
          <table:table-cell table:style-name="ce36" office:value-type="float" office:value="55" calcext:value-type="float">
            <text:p>55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 table:number-columns-repeated="5"/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 table:formula="of:=AVERAGE([.AL57:.AU57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0.873799979686737" calcext:value-type="float">
            <text:p>0.873799979686737</text:p>
          </table:table-cell>
          <table:table-cell table:number-columns-repeated="9"/>
          <table:table-cell table:formula="of:=AVERAGE([.BA57:.BJ57])" office:value-type="float" office:value="0.873799979686737" calcext:value-type="float">
            <text:p>0.873799979686737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BK58]" office:value-type="float" office:value="0.905399978160858" calcext:value-type="float">
            <text:p>0.905399978160858</text:p>
          </table:table-cell>
          <table:table-cell table:formula="of:=[.AV58]" office:value-type="float" office:value="0.916299998760223" calcext:value-type="float">
            <text:p>0.916299998760223</text:p>
          </table:table-cell>
          <table:table-cell table:formula="of:=[.AG58]" office:value-type="float" office:value="0.91949999332428" calcext:value-type="float">
            <text:p>0.91949999332428</text:p>
          </table:table-cell>
          <table:table-cell table:formula="of:=[.R58]" office:value-type="float" office:value="0.920000016689301" calcext:value-type="float">
            <text:p>0.92000001668930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" office:value-type="float" office:value="0.920000016689301" calcext:value-type="float">
            <text:p>0.920000016689301</text:p>
          </table:table-cell>
          <table:table-cell table:formula="of:=AVERAGE([.H58:.Q58])" office:value-type="float" office:value="0.920000016689301" calcext:value-type="float">
            <text:p>0.920000016689301</text:p>
          </table:table-cell>
          <table:table-cell/>
          <table:table-cell table:style-name="ce36" table:number-columns-repeated="2"/>
          <table:table-cell table:style-name="ce36" office:value-type="float" office:value="56" calcext:value-type="float">
            <text:p>56</text:p>
          </table:table-cell>
          <table:table-cell table:style-name="ce36"/>
          <table:table-cell table:style-name="ce36" office:value-type="float" office:value="0.91949999332428" calcext:value-type="float">
            <text:p>0.91949999332428</text:p>
          </table:table-cell>
          <table:table-cell table:style-name="ce36"/>
          <table:table-cell table:number-columns-repeated="3" table:style-name="ce36" office:value-type="float" office:value="0.91949999332428" calcext:value-type="float">
            <text:p>0.91949999332428</text:p>
          </table:table-cell>
          <table:table-cell table:style-name="ce36" table:number-columns-repeated="3"/>
          <table:table-cell table:style-name="ce36" office:value-type="float" office:value="0.91949999332428" calcext:value-type="float">
            <text:p>0.91949999332428</text:p>
          </table:table-cell>
          <table:table-cell table:style-name="ce36" table:formula="of:=AVERAGE([.W58:.AF58])" office:value-type="float" office:value="0.91949999332428" calcext:value-type="float">
            <text:p>0.91949999332428</text:p>
          </table:table-cell>
          <table:table-cell/>
          <table:table-cell table:style-name="ce36" table:number-columns-repeated="2"/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0.916299998760223" calcext:value-type="float">
            <text:p>0.916299998760223</text:p>
          </table:table-cell>
          <table:table-cell table:style-name="ce36" table:number-columns-repeated="3"/>
          <table:table-cell table:style-name="ce36" office:value-type="float" office:value="0.916299998760223" calcext:value-type="float">
            <text:p>0.916299998760223</text:p>
          </table:table-cell>
          <table:table-cell table:style-name="ce36" table:number-columns-repeated="4"/>
          <table:table-cell table:style-name="ce36" office:value-type="float" office:value="0.916299998760223" calcext:value-type="float">
            <text:p>0.916299998760223</text:p>
          </table:table-cell>
          <table:table-cell table:style-name="ce36" table:formula="of:=AVERAGE([.AL58:.AU58])" office:value-type="float" office:value="0.916299998760223" calcext:value-type="float">
            <text:p>0.916299998760223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0.905399978160858" calcext:value-type="float">
            <text:p>0.905399978160858</text:p>
          </table:table-cell>
          <table:table-cell table:number-columns-repeated="6"/>
          <table:table-cell table:formula="of:=AVERAGE([.BA58:.BJ58])" office:value-type="float" office:value="0.905399978160858" calcext:value-type="float">
            <text:p>0.905399978160858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BK59]" office:value-type="float" office:value="0.907100021839142" calcext:value-type="float">
            <text:p>0.907100021839142</text:p>
          </table:table-cell>
          <table:table-cell table:formula="of:=[.AV59]" office:value-type="float" office:value="0.918699979782105" calcext:value-type="float">
            <text:p>0.918699979782105</text:p>
          </table:table-cell>
          <table:table-cell table:formula="of:=[.AG59]" office:value-type="float" office:value="0.9200000166893" calcext:value-type="float">
            <text:p>0.9200000166893</text:p>
          </table:table-cell>
          <table:table-cell table:formula="of:=[.R59]" office:value-type="float" office:value="0.920899987220764" calcext:value-type="float">
            <text:p>0.92089998722076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10" office:value-type="float" office:value="0.920899987220764" calcext:value-type="float">
            <text:p>0.920899987220764</text:p>
          </table:table-cell>
          <table:table-cell table:formula="of:=AVERAGE([.H59:.Q59])" office:value-type="float" office:value="0.920899987220764" calcext:value-type="float">
            <text:p>0.920899987220764</text:p>
          </table:table-cell>
          <table:table-cell/>
          <table:table-cell table:style-name="ce36" table:number-columns-repeated="2"/>
          <table:table-cell table:style-name="ce36" office:value-type="float" office:value="57" calcext:value-type="float">
            <text:p>57</text:p>
          </table:table-cell>
          <table:table-cell table:style-name="ce36" table:number-columns-repeated="4"/>
          <table:table-cell table:number-columns-repeated="5"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table:formula="of:=AVERAGE([.W59:.AF59])" office:value-type="float" office:value="0.9200000166893" calcext:value-type="float">
            <text:p>0.9200000166893</text:p>
          </table:table-cell>
          <table:table-cell/>
          <table:table-cell table:style-name="ce36" table:number-columns-repeated="2"/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0.918699979782105" calcext:value-type="float">
            <text:p>0.918699979782105</text:p>
          </table:table-cell>
          <table:table-cell table:style-name="ce36" table:number-columns-repeated="3"/>
          <table:table-cell table:number-columns-repeated="2" table:style-name="ce36" office:value-type="float" office:value="0.918699979782105" calcext:value-type="float">
            <text:p>0.918699979782105</text:p>
          </table:table-cell>
          <table:table-cell table:style-name="ce36" table:number-columns-repeated="4"/>
          <table:table-cell table:style-name="ce36" table:formula="of:=AVERAGE([.AL59:.AU59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0.907100021839142" calcext:value-type="float">
            <text:p>0.907100021839142</text:p>
          </table:table-cell>
          <table:table-cell table:number-columns-repeated="7"/>
          <table:table-cell table:formula="of:=AVERAGE([.BA59:.BJ59])" office:value-type="float" office:value="0.907100021839142" calcext:value-type="float">
            <text:p>0.907100021839142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BK60]" office:value-type="float" office:value="0.906499981880188" calcext:value-type="float">
            <text:p>0.906499981880188</text:p>
          </table:table-cell>
          <table:table-cell table:formula="of:=[.AV60]" office:value-type="float" office:value="0.916899979114533" calcext:value-type="float">
            <text:p>0.916899979114533</text:p>
          </table:table-cell>
          <table:table-cell table:formula="of:=[.AG60]" office:value-type="float" office:value="0.919600009918213" calcext:value-type="float">
            <text:p>0.919600009918213</text:p>
          </table:table-cell>
          <table:table-cell table:formula="of:=[.R60]" office:value-type="float" office:value="0.920300006866455" calcext:value-type="float">
            <text:p>0.92030000686645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10" office:value-type="float" office:value="0.920300006866455" calcext:value-type="float">
            <text:p>0.920300006866455</text:p>
          </table:table-cell>
          <table:table-cell table:formula="of:=AVERAGE([.H60:.Q60])" office:value-type="float" office:value="0.920300006866455" calcext:value-type="float">
            <text:p>0.920300006866455</text:p>
          </table:table-cell>
          <table:table-cell/>
          <table:table-cell table:style-name="ce36" table:number-columns-repeated="2"/>
          <table:table-cell table:style-name="ce36" office:value-type="float" office:value="58" calcext:value-type="float">
            <text:p>58</text:p>
          </table:table-cell>
          <table:table-cell table:style-name="ce36" table:number-columns-repeated="2"/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 table:number-columns-repeated="2"/>
          <table:table-cell table:number-columns-repeated="3" table:style-name="ce36" office:value-type="float" office:value="0.919600009918213" calcext:value-type="float">
            <text:p>0.919600009918213</text:p>
          </table:table-cell>
          <table:table-cell table:style-name="ce36" table:formula="of:=AVERAGE([.W60:.AF60])" office:value-type="float" office:value="0.919600009918213" calcext:value-type="float">
            <text:p>0.919600009918213</text:p>
          </table:table-cell>
          <table:table-cell/>
          <table:table-cell table:style-name="ce36" table:number-columns-repeated="2"/>
          <table:table-cell table:style-name="ce36" office:value-type="float" office:value="58" calcext:value-type="float">
            <text:p>58</text:p>
          </table:table-cell>
          <table:table-cell table:style-name="ce36" table:number-columns-repeated="2"/>
          <table:table-cell table:style-name="ce36" office:value-type="float" office:value="0.916899979114533" calcext:value-type="float">
            <text:p>0.916899979114533</text:p>
          </table:table-cell>
          <table:table-cell table:style-name="ce36" table:number-columns-repeated="2"/>
          <table:table-cell table:number-columns-repeated="2" table:style-name="ce36" office:value-type="float" office:value="0.916899979114533" calcext:value-type="float">
            <text:p>0.916899979114533</text:p>
          </table:table-cell>
          <table:table-cell table:style-name="ce36" table:number-columns-repeated="3"/>
          <table:table-cell table:style-name="ce36" table:formula="of:=AVERAGE([.AL60:.AU60])" office:value-type="float" office:value="0.916899979114533" calcext:value-type="float">
            <text:p>0.916899979114533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4"/>
          <table:table-cell office:value-type="float" office:value="0.906499981880188" calcext:value-type="float">
            <text:p>0.906499981880188</text:p>
          </table:table-cell>
          <table:table-cell table:number-columns-repeated="5"/>
          <table:table-cell table:formula="of:=AVERAGE([.BA60:.BJ60])" office:value-type="float" office:value="0.906499981880188" calcext:value-type="float">
            <text:p>0.906499981880188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BK61]" office:value-type="float" office:value="0.909500002861023" calcext:value-type="float">
            <text:p>0.909500002861023</text:p>
          </table:table-cell>
          <table:table-cell table:formula="of:=[.AV61]" office:value-type="float" office:value="0.91509997844696" calcext:value-type="float">
            <text:p>0.91509997844696</text:p>
          </table:table-cell>
          <table:table-cell table:formula="of:=[.AG61]" office:value-type="float" office:value="0.921199977397919" calcext:value-type="float">
            <text:p>0.921199977397919</text:p>
          </table:table-cell>
          <table:table-cell table:formula="of:=[.R61]" office:value-type="float" office:value="0.920199990272522" calcext:value-type="float">
            <text:p>0.92019999027252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10" office:value-type="float" office:value="0.920199990272522" calcext:value-type="float">
            <text:p>0.920199990272522</text:p>
          </table:table-cell>
          <table:table-cell table:formula="of:=AVERAGE([.H61:.Q61])" office:value-type="float" office:value="0.920199990272522" calcext:value-type="float">
            <text:p>0.920199990272522</text:p>
          </table:table-cell>
          <table:table-cell/>
          <table:table-cell table:style-name="ce36" table:number-columns-repeated="2"/>
          <table:table-cell table:style-name="ce36" office:value-type="float" office:value="59" calcext:value-type="float">
            <text:p>59</text:p>
          </table:table-cell>
          <table:table-cell table:style-name="ce36"/>
          <table:table-cell table:number-columns-repeated="3" table:style-name="ce36" office:value-type="float" office:value="0.921199977397919" calcext:value-type="float">
            <text:p>0.921199977397919</text:p>
          </table:table-cell>
          <table:table-cell table:style-name="ce36" table:number-columns-repeated="3"/>
          <table:table-cell table:number-columns-repeated="2" table:style-name="ce36" office:value-type="float" office:value="0.921199977397919" calcext:value-type="float">
            <text:p>0.921199977397919</text:p>
          </table:table-cell>
          <table:table-cell table:style-name="ce36"/>
          <table:table-cell table:style-name="ce36" table:formula="of:=AVERAGE([.W61:.AF61])" office:value-type="float" office:value="0.921199977397919" calcext:value-type="float">
            <text:p>0.921199977397919</text:p>
          </table:table-cell>
          <table:table-cell/>
          <table:table-cell table:style-name="ce36" table:number-columns-repeated="2"/>
          <table:table-cell table:style-name="ce36" office:value-type="float" office:value="59" calcext:value-type="float">
            <text:p>59</text:p>
          </table:table-cell>
          <table:table-cell table:number-columns-repeated="2" table:style-name="ce36" office:value-type="float" office:value="0.91509997844696" calcext:value-type="float">
            <text:p>0.91509997844696</text:p>
          </table:table-cell>
          <table:table-cell table:style-name="ce36" table:number-columns-repeated="6"/>
          <table:table-cell table:style-name="ce36" office:value-type="float" office:value="0.91509997844696" calcext:value-type="float">
            <text:p>0.91509997844696</text:p>
          </table:table-cell>
          <table:table-cell table:style-name="ce36"/>
          <table:table-cell table:style-name="ce36" table:formula="of:=AVERAGE([.AL61:.AU61])" office:value-type="float" office:value="0.91509997844696" calcext:value-type="float">
            <text:p>0.9150999784469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0.909500002861023" calcext:value-type="float">
            <text:p>0.909500002861023</text:p>
          </table:table-cell>
          <table:table-cell table:number-columns-repeated="3"/>
          <table:table-cell table:formula="of:=AVERAGE([.BA61:.BJ61])" office:value-type="float" office:value="0.909500002861023" calcext:value-type="float">
            <text:p>0.90950000286102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K62]" office:value-type="float" office:value="0.901700019836426" calcext:value-type="float">
            <text:p>0.901700019836426</text:p>
          </table:table-cell>
          <table:table-cell table:formula="of:=[.AV62]" office:value-type="float" office:value="0.919600009918213" calcext:value-type="float">
            <text:p>0.919600009918213</text:p>
          </table:table-cell>
          <table:table-cell table:formula="of:=[.AG62]" office:value-type="float" office:value="0.920700013637543" calcext:value-type="float">
            <text:p>0.920700013637543</text:p>
          </table:table-cell>
          <table:table-cell table:formula="of:=[.R62]" office:value-type="float" office:value="0.92059999704361" calcext:value-type="float">
            <text:p>0.9205999970436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10" office:value-type="float" office:value="0.92059999704361" calcext:value-type="float">
            <text:p>0.92059999704361</text:p>
          </table:table-cell>
          <table:table-cell table:formula="of:=AVERAGE([.H62:.Q62])" office:value-type="float" office:value="0.92059999704361" calcext:value-type="float">
            <text:p>0.92059999704361</text:p>
          </table:table-cell>
          <table:table-cell/>
          <table:table-cell table:style-name="ce36" table:number-columns-repeated="2"/>
          <table:table-cell table:style-name="ce36" office:value-type="float" office:value="60" calcext:value-type="float">
            <text:p>60</text:p>
          </table:table-cell>
          <table:table-cell table:style-name="ce36"/>
          <table:table-cell table:number-columns-repeated="3" table:style-name="ce36" office:value-type="float" office:value="0.920700013637543" calcext:value-type="float">
            <text:p>0.920700013637543</text:p>
          </table:table-cell>
          <table:table-cell table:style-name="ce36"/>
          <table:table-cell table:style-name="ce36" office:value-type="float" office:value="0.920700013637543" calcext:value-type="float">
            <text:p>0.920700013637543</text:p>
          </table:table-cell>
          <table:table-cell table:style-name="ce36" table:number-columns-repeated="2"/>
          <table:table-cell table:style-name="ce36" office:value-type="float" office:value="0.920700013637543" calcext:value-type="float">
            <text:p>0.920700013637543</text:p>
          </table:table-cell>
          <table:table-cell table:style-name="ce36"/>
          <table:table-cell table:style-name="ce36" table:formula="of:=AVERAGE([.W62:.AF62])" office:value-type="float" office:value="0.920700013637543" calcext:value-type="float">
            <text:p>0.920700013637543</text:p>
          </table:table-cell>
          <table:table-cell/>
          <table:table-cell table:style-name="ce36" table:number-columns-repeated="2"/>
          <table:table-cell table:style-name="ce36" office:value-type="float" office:value="60" calcext:value-type="float">
            <text:p>60</text:p>
          </table:table-cell>
          <table:table-cell table:style-name="ce36" table:number-columns-repeated="4"/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 table:number-columns-repeated="2"/>
          <table:table-cell table:style-name="ce36" office:value-type="float" office:value="0.919600009918213" calcext:value-type="float">
            <text:p>0.919600009918213</text:p>
          </table:table-cell>
          <table:table-cell table:style-name="ce36" table:formula="of:=AVERAGE([.AL62:.AU62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9"/>
          <table:table-cell office:value-type="float" office:value="0.901700019836426" calcext:value-type="float">
            <text:p>0.901700019836426</text:p>
          </table:table-cell>
          <table:table-cell table:formula="of:=AVERAGE([.BA62:.BJ62])" office:value-type="float" office:value="0.901700019836426" calcext:value-type="float">
            <text:p>0.901700019836426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BK63]" office:value-type="float" office:value="0.901700019836426" calcext:value-type="float">
            <text:p>0.901700019836426</text:p>
          </table:table-cell>
          <table:table-cell table:formula="of:=[.AV63]" office:value-type="float" office:value="0.920899987220764" calcext:value-type="float">
            <text:p>0.920899987220764</text:p>
          </table:table-cell>
          <table:table-cell table:formula="of:=[.AG63]" office:value-type="float" office:value="0.919700026512146" calcext:value-type="float">
            <text:p>0.919700026512146</text:p>
          </table:table-cell>
          <table:table-cell table:formula="of:=[.R63]" office:value-type="float" office:value="0.921199977397919" calcext:value-type="float">
            <text:p>0.92119997739791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10" office:value-type="float" office:value="0.921199977397919" calcext:value-type="float">
            <text:p>0.921199977397919</text:p>
          </table:table-cell>
          <table:table-cell table:formula="of:=AVERAGE([.H63:.Q63])" office:value-type="float" office:value="0.921199977397919" calcext:value-type="float">
            <text:p>0.921199977397919</text:p>
          </table:table-cell>
          <table:table-cell/>
          <table:table-cell table:style-name="ce36" table:number-columns-repeated="2"/>
          <table:table-cell table:style-name="ce36" office:value-type="float" office:value="61" calcext:value-type="float">
            <text:p>61</text:p>
          </table:table-cell>
          <table:table-cell table:style-name="ce36" table:number-columns-repeated="2"/>
          <table:table-cell table:style-name="ce36" office:value-type="float" office:value="0.919700026512146" calcext:value-type="float">
            <text:p>0.919700026512146</text:p>
          </table:table-cell>
          <table:table-cell table:style-name="ce36"/>
          <table:table-cell table:number-columns-repeated="2" table:style-name="ce36" office:value-type="float" office:value="0.919700026512146" calcext:value-type="float">
            <text:p>0.919700026512146</text:p>
          </table:table-cell>
          <table:table-cell table:style-name="ce36" table:number-columns-repeated="2"/>
          <table:table-cell table:number-columns-repeated="2" table:style-name="ce36" office:value-type="float" office:value="0.919700026512146" calcext:value-type="float">
            <text:p>0.919700026512146</text:p>
          </table:table-cell>
          <table:table-cell table:style-name="ce36" table:formula="of:=AVERAGE([.W63:.AF63])" office:value-type="float" office:value="0.919700026512146" calcext:value-type="float">
            <text:p>0.919700026512146</text:p>
          </table:table-cell>
          <table:table-cell/>
          <table:table-cell table:style-name="ce36" table:number-columns-repeated="2"/>
          <table:table-cell table:style-name="ce36" office:value-type="float" office:value="61" calcext:value-type="float">
            <text:p>61</text:p>
          </table:table-cell>
          <table:table-cell table:style-name="ce36"/>
          <table:table-cell table:style-name="ce36" office:value-type="float" office:value="0.920899987220764" calcext:value-type="float">
            <text:p>0.920899987220764</text:p>
          </table:table-cell>
          <table:table-cell table:style-name="ce36" table:number-columns-repeated="3"/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 table:number-columns-repeated="3"/>
          <table:table-cell table:style-name="ce36" table:formula="of:=AVERAGE([.AL63:.AU63])" office:value-type="float" office:value="0.920899987220764" calcext:value-type="float">
            <text:p>0.920899987220764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0.901700019836426" calcext:value-type="float">
            <text:p>0.901700019836426</text:p>
          </table:table-cell>
          <table:table-cell table:number-columns-repeated="6"/>
          <table:table-cell table:formula="of:=AVERAGE([.BA63:.BJ63])" office:value-type="float" office:value="0.901700019836426" calcext:value-type="float">
            <text:p>0.901700019836426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BK64]" office:value-type="float" office:value="0.911800026893616" calcext:value-type="float">
            <text:p>0.911800026893616</text:p>
          </table:table-cell>
          <table:table-cell table:formula="of:=[.AV64]" office:value-type="float" office:value="0.921800017356873" calcext:value-type="float">
            <text:p>0.921800017356873</text:p>
          </table:table-cell>
          <table:table-cell table:formula="of:=[.AG64]" office:value-type="float" office:value="0.920400023460388" calcext:value-type="float">
            <text:p>0.920400023460388</text:p>
          </table:table-cell>
          <table:table-cell table:formula="of:=[.R64]" office:value-type="float" office:value="0.921400010585785" calcext:value-type="float">
            <text:p>0.92140001058578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10" office:value-type="float" office:value="0.921400010585785" calcext:value-type="float">
            <text:p>0.921400010585785</text:p>
          </table:table-cell>
          <table:table-cell table:formula="of:=AVERAGE([.H64:.Q64])" office:value-type="float" office:value="0.921400010585785" calcext:value-type="float">
            <text:p>0.921400010585785</text:p>
          </table:table-cell>
          <table:table-cell/>
          <table:table-cell table:style-name="ce36" table:number-columns-repeated="2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0.920400023460388" calcext:value-type="float">
            <text:p>0.920400023460388</text:p>
          </table:table-cell>
          <table:table-cell table:style-name="ce36" table:number-columns-repeated="2"/>
          <table:table-cell table:style-name="ce36" office:value-type="float" office:value="0.920400023460388" calcext:value-type="float">
            <text:p>0.920400023460388</text:p>
          </table:table-cell>
          <table:table-cell table:style-name="ce36" table:number-columns-repeated="2"/>
          <table:table-cell table:number-columns-repeated="3" table:style-name="ce36" office:value-type="float" office:value="0.920400023460388" calcext:value-type="float">
            <text:p>0.920400023460388</text:p>
          </table:table-cell>
          <table:table-cell table:style-name="ce36"/>
          <table:table-cell table:style-name="ce36" table:formula="of:=AVERAGE([.W64:.AF64])" office:value-type="float" office:value="0.920400023460388" calcext:value-type="float">
            <text:p>0.920400023460388</text:p>
          </table:table-cell>
          <table:table-cell/>
          <table:table-cell table:style-name="ce36" table:number-columns-repeated="2"/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0.921800017356873" calcext:value-type="float">
            <text:p>0.921800017356873</text:p>
          </table:table-cell>
          <table:table-cell table:style-name="ce36"/>
          <table:table-cell table:style-name="ce36" office:value-type="float" office:value="0.921800017356873" calcext:value-type="float">
            <text:p>0.921800017356873</text:p>
          </table:table-cell>
          <table:table-cell table:style-name="ce36" table:number-columns-repeated="2"/>
          <table:table-cell table:style-name="ce36" office:value-type="float" office:value="0.921800017356873" calcext:value-type="float">
            <text:p>0.921800017356873</text:p>
          </table:table-cell>
          <table:table-cell table:style-name="ce36" table:number-columns-repeated="4"/>
          <table:table-cell table:style-name="ce36" table:formula="of:=AVERAGE([.AL64:.AU64])" office:value-type="float" office:value="0.921800017356873" calcext:value-type="float">
            <text:p>0.921800017356873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number-columns-repeated="5"/>
          <table:table-cell office:value-type="float" office:value="0.911800026893616" calcext:value-type="float">
            <text:p>0.911800026893616</text:p>
          </table:table-cell>
          <table:table-cell table:number-columns-repeated="4"/>
          <table:table-cell table:formula="of:=AVERAGE([.BA64:.BJ64])" office:value-type="float" office:value="0.911800026893616" calcext:value-type="float">
            <text:p>0.911800026893616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BK65]" office:value-type="float" office:value="0.902300000190735" calcext:value-type="float">
            <text:p>0.902300000190735</text:p>
          </table:table-cell>
          <table:table-cell table:formula="of:=[.AV65]" office:value-type="float" office:value="0.917900025844574" calcext:value-type="float">
            <text:p>0.917900025844574</text:p>
          </table:table-cell>
          <table:table-cell table:formula="of:=[.AG65]" office:value-type="float" office:value="0.919700026512146" calcext:value-type="float">
            <text:p>0.919700026512146</text:p>
          </table:table-cell>
          <table:table-cell table:formula="of:=[.R65]" office:value-type="float" office:value="0.921599984169006" calcext:value-type="float">
            <text:p>0.92159998416900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10" office:value-type="float" office:value="0.921599984169006" calcext:value-type="float">
            <text:p>0.921599984169006</text:p>
          </table:table-cell>
          <table:table-cell table:formula="of:=AVERAGE([.H65:.Q65])" office:value-type="float" office:value="0.921599984169006" calcext:value-type="float">
            <text:p>0.921599984169006</text:p>
          </table:table-cell>
          <table:table-cell/>
          <table:table-cell table:style-name="ce36" table:number-columns-repeated="2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.919700026512146" calcext:value-type="float">
            <text:p>0.919700026512146</text:p>
          </table:table-cell>
          <table:table-cell table:style-name="ce36" table:number-columns-repeated="2"/>
          <table:table-cell table:number-columns-repeated="3" table:style-name="ce36" office:value-type="float" office:value="0.919700026512146" calcext:value-type="float">
            <text:p>0.919700026512146</text:p>
          </table:table-cell>
          <table:table-cell table:style-name="ce36"/>
          <table:table-cell table:style-name="ce36" office:value-type="float" office:value="0.919700026512146" calcext:value-type="float">
            <text:p>0.919700026512146</text:p>
          </table:table-cell>
          <table:table-cell table:style-name="ce36" table:number-columns-repeated="2"/>
          <table:table-cell table:style-name="ce36" table:formula="of:=AVERAGE([.W65:.AF65])" office:value-type="float" office:value="0.919700026512146" calcext:value-type="float">
            <text:p>0.919700026512146</text:p>
          </table:table-cell>
          <table:table-cell/>
          <table:table-cell table:style-name="ce36" table:number-columns-repeated="2"/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.917900025844574" calcext:value-type="float">
            <text:p>0.917900025844574</text:p>
          </table:table-cell>
          <table:table-cell table:style-name="ce36" table:number-columns-repeated="2"/>
          <table:table-cell table:style-name="ce36" office:value-type="float" office:value="0.917900025844574" calcext:value-type="float">
            <text:p>0.917900025844574</text:p>
          </table:table-cell>
          <table:table-cell table:style-name="ce36" table:number-columns-repeated="5"/>
          <table:table-cell table:style-name="ce36" office:value-type="float" office:value="0.917900025844574" calcext:value-type="float">
            <text:p>0.917900025844574</text:p>
          </table:table-cell>
          <table:table-cell table:style-name="ce36" table:formula="of:=AVERAGE([.AL65:.AU65])" office:value-type="float" office:value="0.917900025844574" calcext:value-type="float">
            <text:p>0.91790002584457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9"/>
          <table:table-cell office:value-type="float" office:value="0.902300000190735" calcext:value-type="float">
            <text:p>0.902300000190735</text:p>
          </table:table-cell>
          <table:table-cell table:formula="of:=AVERAGE([.BA65:.BJ65])" office:value-type="float" office:value="0.902300000190735" calcext:value-type="float">
            <text:p>0.90230000019073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BK66]" office:value-type="float" office:value="0.910399973392487" calcext:value-type="float">
            <text:p>0.910399973392487</text:p>
          </table:table-cell>
          <table:table-cell table:formula="of:=[.AV66]" office:value-type="float" office:value="0.918200016021729" calcext:value-type="float">
            <text:p>0.918200016021729</text:p>
          </table:table-cell>
          <table:table-cell table:formula="of:=[.AG66]" office:value-type="float" office:value="0.921400010585785" calcext:value-type="float">
            <text:p>0.921400010585785</text:p>
          </table:table-cell>
          <table:table-cell table:formula="of:=[.R66]" office:value-type="float" office:value="0.921800017356873" calcext:value-type="float">
            <text:p>0.92180001735687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10" office:value-type="float" office:value="0.921800017356873" calcext:value-type="float">
            <text:p>0.921800017356873</text:p>
          </table:table-cell>
          <table:table-cell table:formula="of:=AVERAGE([.H66:.Q66])" office:value-type="float" office:value="0.921800017356873" calcext:value-type="float">
            <text:p>0.921800017356873</text:p>
          </table:table-cell>
          <table:table-cell/>
          <table:table-cell table:style-name="ce36" table:number-columns-repeated="2"/>
          <table:table-cell table:style-name="ce36" office:value-type="float" office:value="64" calcext:value-type="float">
            <text:p>64</text:p>
          </table:table-cell>
          <table:table-cell table:number-columns-repeated="3" table:style-name="ce36" office:value-type="float" office:value="0.921400010585785" calcext:value-type="float">
            <text:p>0.921400010585785</text:p>
          </table:table-cell>
          <table:table-cell table:style-name="ce36" table:number-columns-repeated="3"/>
          <table:table-cell table:number-columns-repeated="2" table:style-name="ce36" office:value-type="float" office:value="0.921400010585785" calcext:value-type="float">
            <text:p>0.921400010585785</text:p>
          </table:table-cell>
          <table:table-cell table:style-name="ce36" table:number-columns-repeated="2"/>
          <table:table-cell table:style-name="ce36" table:formula="of:=AVERAGE([.W66:.AF66])" office:value-type="float" office:value="0.921400010585785" calcext:value-type="float">
            <text:p>0.921400010585785</text:p>
          </table:table-cell>
          <table:table-cell/>
          <table:table-cell table:style-name="ce36" table:number-columns-repeated="2"/>
          <table:table-cell table:style-name="ce36" office:value-type="float" office:value="64" calcext:value-type="float">
            <text:p>64</text:p>
          </table:table-cell>
          <table:table-cell table:style-name="ce36" table:number-columns-repeated="4"/>
          <table:table-cell table:number-columns-repeated="3" table:style-name="ce36" office:value-type="float" office:value="0.918200016021729" calcext:value-type="float">
            <text:p>0.918200016021729</text:p>
          </table:table-cell>
          <table:table-cell table:style-name="ce36" table:number-columns-repeated="3"/>
          <table:table-cell table:style-name="ce36" table:formula="of:=AVERAGE([.AL66:.AU66])" office:value-type="float" office:value="0.918200016021729" calcext:value-type="float">
            <text:p>0.918200016021729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9"/>
          <table:table-cell office:value-type="float" office:value="0.910399973392487" calcext:value-type="float">
            <text:p>0.910399973392487</text:p>
          </table:table-cell>
          <table:table-cell table:formula="of:=AVERAGE([.BA66:.BJ66])" office:value-type="float" office:value="0.910399973392487" calcext:value-type="float">
            <text:p>0.910399973392487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BK67]" office:value-type="float" office:value="0.906599998474121" calcext:value-type="float">
            <text:p>0.906599998474121</text:p>
          </table:table-cell>
          <table:table-cell table:formula="of:=[.AV67]" office:value-type="float" office:value="0.918500006198883" calcext:value-type="float">
            <text:p>0.918500006198883</text:p>
          </table:table-cell>
          <table:table-cell table:formula="of:=[.AG67]" office:value-type="float" office:value="0.920799970626831" calcext:value-type="float">
            <text:p>0.920799970626831</text:p>
          </table:table-cell>
          <table:table-cell table:formula="of:=[.R67]" office:value-type="float" office:value="0.919900000095367" calcext:value-type="float">
            <text:p>0.91990000009536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10" office:value-type="float" office:value="0.919900000095367" calcext:value-type="float">
            <text:p>0.919900000095367</text:p>
          </table:table-cell>
          <table:table-cell table:formula="of:=AVERAGE([.H67:.Q67])" office:value-type="float" office:value="0.919900000095367" calcext:value-type="float">
            <text:p>0.919900000095367</text:p>
          </table:table-cell>
          <table:table-cell/>
          <table:table-cell table:style-name="ce36" table:number-columns-repeated="2"/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0.920799970626831" calcext:value-type="float">
            <text:p>0.920799970626831</text:p>
          </table:table-cell>
          <table:table-cell table:style-name="ce36"/>
          <table:table-cell table:number-columns-repeated="2" table:style-name="ce36" office:value-type="float" office:value="0.920799970626831" calcext:value-type="float">
            <text:p>0.920799970626831</text:p>
          </table:table-cell>
          <table:table-cell table:style-name="ce36" table:number-columns-repeated="2"/>
          <table:table-cell table:style-name="ce36" office:value-type="float" office:value="0.920799970626831" calcext:value-type="float">
            <text:p>0.920799970626831</text:p>
          </table:table-cell>
          <table:table-cell table:style-name="ce36" table:number-columns-repeated="2"/>
          <table:table-cell table:style-name="ce36" office:value-type="float" office:value="0.920799970626831" calcext:value-type="float">
            <text:p>0.920799970626831</text:p>
          </table:table-cell>
          <table:table-cell table:style-name="ce36" table:formula="of:=AVERAGE([.W67:.AF67])" office:value-type="float" office:value="0.920799970626831" calcext:value-type="float">
            <text:p>0.920799970626831</text:p>
          </table:table-cell>
          <table:table-cell/>
          <table:table-cell table:style-name="ce36" table:number-columns-repeated="2"/>
          <table:table-cell table:style-name="ce36" office:value-type="float" office:value="65" calcext:value-type="float">
            <text:p>65</text:p>
          </table:table-cell>
          <table:table-cell table:style-name="ce36" table:number-columns-repeated="2"/>
          <table:table-cell table:style-name="ce36" office:value-type="float" office:value="0.918500006198883" calcext:value-type="float">
            <text:p>0.918500006198883</text:p>
          </table:table-cell>
          <table:table-cell table:style-name="ce36" table:number-columns-repeated="3"/>
          <table:table-cell table:number-columns-repeated="2" table:style-name="ce36" office:value-type="float" office:value="0.918500006198883" calcext:value-type="float">
            <text:p>0.918500006198883</text:p>
          </table:table-cell>
          <table:table-cell table:style-name="ce36" table:number-columns-repeated="2"/>
          <table:table-cell table:style-name="ce36" table:formula="of:=AVERAGE([.AL67:.AU67])" office:value-type="float" office:value="0.918500006198883" calcext:value-type="float">
            <text:p>0.918500006198883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6"/>
          <table:table-cell office:value-type="float" office:value="0.906599998474121" calcext:value-type="float">
            <text:p>0.906599998474121</text:p>
          </table:table-cell>
          <table:table-cell table:number-columns-repeated="3"/>
          <table:table-cell table:formula="of:=AVERAGE([.BA67:.BJ67])" office:value-type="float" office:value="0.906599998474121" calcext:value-type="float">
            <text:p>0.906599998474121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BK68]" office:value-type="float" office:value="0.903400003910065" calcext:value-type="float">
            <text:p>0.903400003910065</text:p>
          </table:table-cell>
          <table:table-cell table:formula="of:=[.AV68]" office:value-type="float" office:value="0.918099999427795" calcext:value-type="float">
            <text:p>0.918099999427795</text:p>
          </table:table-cell>
          <table:table-cell table:formula="of:=[.AG68]" office:value-type="float" office:value="0.91949999332428" calcext:value-type="float">
            <text:p>0.91949999332428</text:p>
          </table:table-cell>
          <table:table-cell table:formula="of:=[.R68]" office:value-type="float" office:value="0.921400010585785" calcext:value-type="float">
            <text:p>0.92140001058578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10" office:value-type="float" office:value="0.921400010585785" calcext:value-type="float">
            <text:p>0.921400010585785</text:p>
          </table:table-cell>
          <table:table-cell table:formula="of:=AVERAGE([.H68:.Q68])" office:value-type="float" office:value="0.921400010585785" calcext:value-type="float">
            <text:p>0.921400010585785</text:p>
          </table:table-cell>
          <table:table-cell/>
          <table:table-cell table:style-name="ce36" table:number-columns-repeated="2"/>
          <table:table-cell table:style-name="ce36" office:value-type="float" office:value="66" calcext:value-type="float">
            <text:p>66</text:p>
          </table:table-cell>
          <table:table-cell table:number-columns-repeated="2" table:style-name="ce36" office:value-type="float" office:value="0.91949999332428" calcext:value-type="float">
            <text:p>0.91949999332428</text:p>
          </table:table-cell>
          <table:table-cell table:style-name="ce36" table:number-columns-repeated="3"/>
          <table:table-cell table:number-columns-repeated="2" table:style-name="ce36" office:value-type="float" office:value="0.91949999332428" calcext:value-type="float">
            <text:p>0.91949999332428</text:p>
          </table:table-cell>
          <table:table-cell table:style-name="ce36" table:number-columns-repeated="2"/>
          <table:table-cell table:style-name="ce36" office:value-type="float" office:value="0.91949999332428" calcext:value-type="float">
            <text:p>0.91949999332428</text:p>
          </table:table-cell>
          <table:table-cell table:style-name="ce36" table:formula="of:=AVERAGE([.W68:.AF68])" office:value-type="float" office:value="0.91949999332428" calcext:value-type="float">
            <text:p>0.91949999332428</text:p>
          </table:table-cell>
          <table:table-cell/>
          <table:table-cell table:style-name="ce36" table:number-columns-repeated="2"/>
          <table:table-cell table:style-name="ce36" office:value-type="float" office:value="66" calcext:value-type="float">
            <text:p>66</text:p>
          </table:table-cell>
          <table:table-cell table:style-name="ce36" table:number-columns-repeated="2"/>
          <table:table-cell table:number-columns-repeated="2" table:style-name="ce36" office:value-type="float" office:value="0.918099999427795" calcext:value-type="float">
            <text:p>0.918099999427795</text:p>
          </table:table-cell>
          <table:table-cell table:style-name="ce36" table:number-columns-repeated="5"/>
          <table:table-cell table:style-name="ce36" office:value-type="float" office:value="0.918099999427795" calcext:value-type="float">
            <text:p>0.918099999427795</text:p>
          </table:table-cell>
          <table:table-cell table:style-name="ce36" table:formula="of:=AVERAGE([.AL68:.AU68])" office:value-type="float" office:value="0.918099999427795" calcext:value-type="float">
            <text:p>0.918099999427795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0.903400003910065" calcext:value-type="float">
            <text:p>0.903400003910065</text:p>
          </table:table-cell>
          <table:table-cell table:number-columns-repeated="7"/>
          <table:table-cell table:formula="of:=AVERAGE([.BA68:.BJ68])" office:value-type="float" office:value="0.903400003910065" calcext:value-type="float">
            <text:p>0.90340000391006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BK69]" office:value-type="float" office:value="0.905200004577637" calcext:value-type="float">
            <text:p>0.905200004577637</text:p>
          </table:table-cell>
          <table:table-cell table:formula="of:=[.AV69]" office:value-type="float" office:value="0.919099986553192" calcext:value-type="float">
            <text:p>0.919099986553192</text:p>
          </table:table-cell>
          <table:table-cell table:formula="of:=[.AG69]" office:value-type="float" office:value="0.922399997711181" calcext:value-type="float">
            <text:p>0.922399997711181</text:p>
          </table:table-cell>
          <table:table-cell table:formula="of:=[.R69]" office:value-type="float" office:value="0.92110002040863" calcext:value-type="float">
            <text:p>0.9211000204086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number-columns-repeated="10" office:value-type="float" office:value="0.92110002040863" calcext:value-type="float">
            <text:p>0.92110002040863</text:p>
          </table:table-cell>
          <table:table-cell table:formula="of:=AVERAGE([.H69:.Q69])" office:value-type="float" office:value="0.92110002040863" calcext:value-type="float">
            <text:p>0.92110002040863</text:p>
          </table:table-cell>
          <table:table-cell/>
          <table:table-cell table:style-name="ce36" table:number-columns-repeated="2"/>
          <table:table-cell table:style-name="ce36" office:value-type="float" office:value="67" calcext:value-type="float">
            <text:p>67</text:p>
          </table:table-cell>
          <table:table-cell table:number-columns-repeated="3" table:style-name="ce36" office:value-type="float" office:value="0.922399997711182" calcext:value-type="float">
            <text:p>0.922399997711182</text:p>
          </table:table-cell>
          <table:table-cell table:style-name="ce36"/>
          <table:table-cell table:style-name="ce36" office:value-type="float" office:value="0.922399997711182" calcext:value-type="float">
            <text:p>0.922399997711182</text:p>
          </table:table-cell>
          <table:table-cell table:style-name="ce36" table:number-columns-repeated="3"/>
          <table:table-cell table:style-name="ce36" office:value-type="float" office:value="0.922399997711182" calcext:value-type="float">
            <text:p>0.922399997711182</text:p>
          </table:table-cell>
          <table:table-cell table:style-name="ce36"/>
          <table:table-cell table:style-name="ce36" table:formula="of:=AVERAGE([.W69:.AF69])" office:value-type="float" office:value="0.922399997711181" calcext:value-type="float">
            <text:p>0.922399997711181</text:p>
          </table:table-cell>
          <table:table-cell/>
          <table:table-cell table:style-name="ce36" table:number-columns-repeated="2"/>
          <table:table-cell table:style-name="ce36" office:value-type="float" office:value="67" calcext:value-type="float">
            <text:p>67</text:p>
          </table:table-cell>
          <table:table-cell table:style-name="ce36" table:number-columns-repeated="2"/>
          <table:table-cell table:style-name="ce36" office:value-type="float" office:value="0.919099986553192" calcext:value-type="float">
            <text:p>0.919099986553192</text:p>
          </table:table-cell>
          <table:table-cell table:style-name="ce36" table:number-columns-repeated="2"/>
          <table:table-cell table:style-name="ce36" office:value-type="float" office:value="0.919099986553192" calcext:value-type="float">
            <text:p>0.919099986553192</text:p>
          </table:table-cell>
          <table:table-cell table:style-name="ce36"/>
          <table:table-cell table:style-name="ce36" office:value-type="float" office:value="0.919099986553192" calcext:value-type="float">
            <text:p>0.919099986553192</text:p>
          </table:table-cell>
          <table:table-cell table:style-name="ce36" table:number-columns-repeated="2"/>
          <table:table-cell table:style-name="ce36" table:formula="of:=AVERAGE([.AL69:.AU69])" office:value-type="float" office:value="0.919099986553192" calcext:value-type="float">
            <text:p>0.919099986553192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905200004577637" calcext:value-type="float">
            <text:p>0.905200004577637</text:p>
          </table:table-cell>
          <table:table-cell table:number-columns-repeated="5"/>
          <table:table-cell table:formula="of:=AVERAGE([.BA69:.BJ69])" office:value-type="float" office:value="0.905200004577637" calcext:value-type="float">
            <text:p>0.905200004577637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BK70]" office:value-type="float" office:value="0.911400020122528" calcext:value-type="float">
            <text:p>0.911400020122528</text:p>
          </table:table-cell>
          <table:table-cell table:formula="of:=[.AV70]" office:value-type="float" office:value="0.919600009918213" calcext:value-type="float">
            <text:p>0.919600009918213</text:p>
          </table:table-cell>
          <table:table-cell table:formula="of:=[.AG70]" office:value-type="float" office:value="0.918799996376037" calcext:value-type="float">
            <text:p>0.918799996376037</text:p>
          </table:table-cell>
          <table:table-cell table:formula="of:=[.R70]" office:value-type="float" office:value="0.922299981117249" calcext:value-type="float">
            <text:p>0.92229998111724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10" office:value-type="float" office:value="0.922299981117249" calcext:value-type="float">
            <text:p>0.922299981117249</text:p>
          </table:table-cell>
          <table:table-cell table:formula="of:=AVERAGE([.H70:.Q70])" office:value-type="float" office:value="0.922299981117249" calcext:value-type="float">
            <text:p>0.922299981117249</text:p>
          </table:table-cell>
          <table:table-cell/>
          <table:table-cell table:style-name="ce36" table:number-columns-repeated="2"/>
          <table:table-cell table:style-name="ce36" office:value-type="float" office:value="68" calcext:value-type="float">
            <text:p>68</text:p>
          </table:table-cell>
          <table:table-cell table:style-name="ce36"/>
          <table:table-cell table:number-columns-repeated="2" table:style-name="ce36" office:value-type="float" office:value="0.918799996376038" calcext:value-type="float">
            <text:p>0.918799996376038</text:p>
          </table:table-cell>
          <table:table-cell table:style-name="ce36"/>
          <table:table-cell table:style-name="ce36" office:value-type="float" office:value="0.918799996376038" calcext:value-type="float">
            <text:p>0.918799996376038</text:p>
          </table:table-cell>
          <table:table-cell table:style-name="ce36"/>
          <table:table-cell table:number-columns-repeated="2" table:style-name="ce36" office:value-type="float" office:value="0.918799996376038" calcext:value-type="float">
            <text:p>0.918799996376038</text:p>
          </table:table-cell>
          <table:table-cell table:style-name="ce36" table:number-columns-repeated="2"/>
          <table:table-cell table:style-name="ce36" table:formula="of:=AVERAGE([.W70:.AF70])" office:value-type="float" office:value="0.918799996376037" calcext:value-type="float">
            <text:p>0.918799996376037</text:p>
          </table:table-cell>
          <table:table-cell/>
          <table:table-cell table:style-name="ce36" table:number-columns-repeated="2"/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 table:number-columns-repeated="5"/>
          <table:table-cell table:style-name="ce36" table:formula="of:=AVERAGE([.AL70:.AU70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6"/>
          <table:table-cell office:value-type="float" office:value="0.911400020122528" calcext:value-type="float">
            <text:p>0.911400020122528</text:p>
          </table:table-cell>
          <table:table-cell table:number-columns-repeated="3"/>
          <table:table-cell table:formula="of:=AVERAGE([.BA70:.BJ70])" office:value-type="float" office:value="0.911400020122528" calcext:value-type="float">
            <text:p>0.911400020122528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BK71]" office:value-type="float" office:value="0.90719997882843" calcext:value-type="float">
            <text:p>0.90719997882843</text:p>
          </table:table-cell>
          <table:table-cell table:formula="of:=[.AV71]" office:value-type="float" office:value="0.92059999704361" calcext:value-type="float">
            <text:p>0.92059999704361</text:p>
          </table:table-cell>
          <table:table-cell table:formula="of:=[.AG71]" office:value-type="float" office:value="0.917999982833862" calcext:value-type="float">
            <text:p>0.917999982833862</text:p>
          </table:table-cell>
          <table:table-cell table:formula="of:=[.R71]" office:value-type="float" office:value="0.921899974346161" calcext:value-type="float">
            <text:p>0.921899974346161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10" office:value-type="float" office:value="0.921899974346161" calcext:value-type="float">
            <text:p>0.921899974346161</text:p>
          </table:table-cell>
          <table:table-cell table:formula="of:=AVERAGE([.H71:.Q71])" office:value-type="float" office:value="0.921899974346161" calcext:value-type="float">
            <text:p>0.921899974346161</text:p>
          </table:table-cell>
          <table:table-cell/>
          <table:table-cell table:style-name="ce36" table:number-columns-repeated="2"/>
          <table:table-cell table:style-name="ce36" office:value-type="float" office:value="69" calcext:value-type="float">
            <text:p>69</text:p>
          </table:table-cell>
          <table:table-cell table:style-name="ce36"/>
          <table:table-cell table:number-columns-repeated="3" table:style-name="ce36" office:value-type="float" office:value="0.917999982833862" calcext:value-type="float">
            <text:p>0.917999982833862</text:p>
          </table:table-cell>
          <table:table-cell table:style-name="ce36" table:number-columns-repeated="3"/>
          <table:table-cell table:number-columns-repeated="2" table:style-name="ce36" office:value-type="float" office:value="0.917999982833862" calcext:value-type="float">
            <text:p>0.917999982833862</text:p>
          </table:table-cell>
          <table:table-cell table:style-name="ce36"/>
          <table:table-cell table:style-name="ce36" table:formula="of:=AVERAGE([.W71:.AF71])" office:value-type="float" office:value="0.917999982833862" calcext:value-type="float">
            <text:p>0.917999982833862</text:p>
          </table:table-cell>
          <table:table-cell/>
          <table:table-cell table:style-name="ce36" table:number-columns-repeated="2"/>
          <table:table-cell table:style-name="ce36" office:value-type="float" office:value="69" calcext:value-type="float">
            <text:p>69</text:p>
          </table:table-cell>
          <table:table-cell table:style-name="ce36" table:number-columns-repeated="4"/>
          <table:table-cell table:number-columns-repeated="3" table:style-name="ce36" office:value-type="float" office:value="0.92059999704361" calcext:value-type="float">
            <text:p>0.92059999704361</text:p>
          </table:table-cell>
          <table:table-cell table:style-name="ce36" table:number-columns-repeated="3"/>
          <table:table-cell table:style-name="ce36" table:formula="of:=AVERAGE([.AL71:.AU71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office:value-type="float" office:value="0.90719997882843" calcext:value-type="float">
            <text:p>0.90719997882843</text:p>
          </table:table-cell>
          <table:table-cell table:number-columns-repeated="8"/>
          <table:table-cell table:formula="of:=AVERAGE([.BA71:.BJ71])" office:value-type="float" office:value="0.90719997882843" calcext:value-type="float">
            <text:p>0.90719997882843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BK72]" office:value-type="float" office:value="0.905399978160858" calcext:value-type="float">
            <text:p>0.905399978160858</text:p>
          </table:table-cell>
          <table:table-cell table:formula="of:=[.AV72]" office:value-type="float" office:value="0.920300006866455" calcext:value-type="float">
            <text:p>0.920300006866455</text:p>
          </table:table-cell>
          <table:table-cell table:formula="of:=[.AG72]" office:value-type="float" office:value="0.918600022792816" calcext:value-type="float">
            <text:p>0.918600022792816</text:p>
          </table:table-cell>
          <table:table-cell table:formula="of:=[.R72]" office:value-type="float" office:value="0.922699987888336" calcext:value-type="float">
            <text:p>0.92269998788833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" office:value-type="float" office:value="0.922699987888336" calcext:value-type="float">
            <text:p>0.922699987888336</text:p>
          </table:table-cell>
          <table:table-cell table:formula="of:=AVERAGE([.H72:.Q72])" office:value-type="float" office:value="0.922699987888336" calcext:value-type="float">
            <text:p>0.922699987888336</text:p>
          </table:table-cell>
          <table:table-cell/>
          <table:table-cell table:style-name="ce36" table:number-columns-repeated="2"/>
          <table:table-cell table:style-name="ce36" office:value-type="float" office:value="70" calcext:value-type="float">
            <text:p>70</text:p>
          </table:table-cell>
          <table:table-cell table:style-name="ce36" table:number-columns-repeated="2"/>
          <table:table-cell table:number-columns-repeated="2" table:style-name="ce36" office:value-type="float" office:value="0.918600022792816" calcext:value-type="float">
            <text:p>0.918600022792816</text:p>
          </table:table-cell>
          <table:table-cell table:style-name="ce36" table:number-columns-repeated="2"/>
          <table:table-cell table:style-name="ce36" office:value-type="float" office:value="0.918600022792816" calcext:value-type="float">
            <text:p>0.918600022792816</text:p>
          </table:table-cell>
          <table:table-cell table:style-name="ce36"/>
          <table:table-cell table:number-columns-repeated="2" table:style-name="ce36" office:value-type="float" office:value="0.918600022792816" calcext:value-type="float">
            <text:p>0.918600022792816</text:p>
          </table:table-cell>
          <table:table-cell table:style-name="ce36" table:formula="of:=AVERAGE([.W72:.AF72])" office:value-type="float" office:value="0.918600022792816" calcext:value-type="float">
            <text:p>0.918600022792816</text:p>
          </table:table-cell>
          <table:table-cell/>
          <table:table-cell table:style-name="ce36" table:number-columns-repeated="2"/>
          <table:table-cell table:style-name="ce36" office:value-type="float" office:value="70" calcext:value-type="float">
            <text:p>70</text:p>
          </table:table-cell>
          <table:table-cell table:style-name="ce36"/>
          <table:table-cell table:number-columns-repeated="2" table:style-name="ce36" office:value-type="float" office:value="0.920300006866455" calcext:value-type="float">
            <text:p>0.920300006866455</text:p>
          </table:table-cell>
          <table:table-cell table:style-name="ce36" table:number-columns-repeated="6"/>
          <table:table-cell table:style-name="ce36" office:value-type="float" office:value="0.920300006866455" calcext:value-type="float">
            <text:p>0.920300006866455</text:p>
          </table:table-cell>
          <table:table-cell table:style-name="ce36" table:formula="of:=AVERAGE([.AL72:.AU72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office:value-type="float" office:value="0.905399978160858" calcext:value-type="float">
            <text:p>0.905399978160858</text:p>
          </table:table-cell>
          <table:table-cell table:number-columns-repeated="8"/>
          <table:table-cell table:formula="of:=AVERAGE([.BA72:.BJ72])" office:value-type="float" office:value="0.905399978160858" calcext:value-type="float">
            <text:p>0.90539997816085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BK73]" office:value-type="float" office:value="0.906899988651276" calcext:value-type="float">
            <text:p>0.906899988651276</text:p>
          </table:table-cell>
          <table:table-cell table:formula="of:=[.AV73]" office:value-type="float" office:value="0.920199990272522" calcext:value-type="float">
            <text:p>0.920199990272522</text:p>
          </table:table-cell>
          <table:table-cell table:formula="of:=[.AG73]" office:value-type="float" office:value="0.922100007534027" calcext:value-type="float">
            <text:p>0.922100007534027</text:p>
          </table:table-cell>
          <table:table-cell table:formula="of:=[.R73]" office:value-type="float" office:value="0.923799991607666" calcext:value-type="float">
            <text:p>0.92379999160766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number-columns-repeated="10" office:value-type="float" office:value="0.923799991607666" calcext:value-type="float">
            <text:p>0.923799991607666</text:p>
          </table:table-cell>
          <table:table-cell table:formula="of:=AVERAGE([.H73:.Q73])" office:value-type="float" office:value="0.923799991607666" calcext:value-type="float">
            <text:p>0.923799991607666</text:p>
          </table:table-cell>
          <table:table-cell/>
          <table:table-cell table:style-name="ce36" table:number-columns-repeated="2"/>
          <table:table-cell table:style-name="ce36" office:value-type="float" office:value="71" calcext:value-type="float">
            <text:p>71</text:p>
          </table:table-cell>
          <table:table-cell table:style-name="ce36" table:number-columns-repeated="2"/>
          <table:table-cell table:number-columns-repeated="2" table:style-name="ce36" office:value-type="float" office:value="0.922100007534027" calcext:value-type="float">
            <text:p>0.922100007534027</text:p>
          </table:table-cell>
          <table:table-cell table:style-name="ce36"/>
          <table:table-cell table:number-columns-repeated="2" table:style-name="ce36" office:value-type="float" office:value="0.922100007534027" calcext:value-type="float">
            <text:p>0.922100007534027</text:p>
          </table:table-cell>
          <table:table-cell table:style-name="ce36" table:number-columns-repeated="2"/>
          <table:table-cell table:style-name="ce36" office:value-type="float" office:value="0.922100007534027" calcext:value-type="float">
            <text:p>0.922100007534027</text:p>
          </table:table-cell>
          <table:table-cell table:style-name="ce36" table:formula="of:=AVERAGE([.W73:.AF73])" office:value-type="float" office:value="0.922100007534027" calcext:value-type="float">
            <text:p>0.922100007534027</text:p>
          </table:table-cell>
          <table:table-cell/>
          <table:table-cell table:style-name="ce36" table:number-columns-repeated="2"/>
          <table:table-cell table:style-name="ce36" office:value-type="float" office:value="71" calcext:value-type="float">
            <text:p>71</text:p>
          </table:table-cell>
          <table:table-cell table:style-name="ce36" table:number-columns-repeated="3"/>
          <table:table-cell table:style-name="ce36" office:value-type="float" office:value="0.920199990272522" calcext:value-type="float">
            <text:p>0.920199990272522</text:p>
          </table:table-cell>
          <table:table-cell table:style-name="ce36" table:number-columns-repeated="2"/>
          <table:table-cell table:number-columns-repeated="2" table:style-name="ce36" office:value-type="float" office:value="0.920199990272522" calcext:value-type="float">
            <text:p>0.920199990272522</text:p>
          </table:table-cell>
          <table:table-cell table:style-name="ce36" table:number-columns-repeated="2"/>
          <table:table-cell table:style-name="ce36" table:formula="of:=AVERAGE([.AL73:.AU73])" office:value-type="float" office:value="0.920199990272522" calcext:value-type="float">
            <text:p>0.92019999027252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8"/>
          <table:table-cell office:value-type="float" office:value="0.906899988651276" calcext:value-type="float">
            <text:p>0.906899988651276</text:p>
          </table:table-cell>
          <table:table-cell/>
          <table:table-cell table:formula="of:=AVERAGE([.BA73:.BJ73])" office:value-type="float" office:value="0.906899988651276" calcext:value-type="float">
            <text:p>0.906899988651276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BK74]" office:value-type="float" office:value="0.912199974060059" calcext:value-type="float">
            <text:p>0.912199974060059</text:p>
          </table:table-cell>
          <table:table-cell table:formula="of:=[.AV74]" office:value-type="float" office:value="0.917900025844574" calcext:value-type="float">
            <text:p>0.917900025844574</text:p>
          </table:table-cell>
          <table:table-cell table:formula="of:=[.AG74]" office:value-type="float" office:value="0.920599997043609" calcext:value-type="float">
            <text:p>0.920599997043609</text:p>
          </table:table-cell>
          <table:table-cell table:formula="of:=[.R74]" office:value-type="float" office:value="0.921299993991852" calcext:value-type="float">
            <text:p>0.92129999399185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10" office:value-type="float" office:value="0.921299993991852" calcext:value-type="float">
            <text:p>0.921299993991852</text:p>
          </table:table-cell>
          <table:table-cell table:formula="of:=AVERAGE([.H74:.Q74])" office:value-type="float" office:value="0.921299993991852" calcext:value-type="float">
            <text:p>0.921299993991852</text:p>
          </table:table-cell>
          <table:table-cell/>
          <table:table-cell table:style-name="ce36" table:number-columns-repeated="2"/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.92059999704361" calcext:value-type="float">
            <text:p>0.92059999704361</text:p>
          </table:table-cell>
          <table:table-cell table:style-name="ce36" table:number-columns-repeated="4"/>
          <table:table-cell table:number-columns-repeated="2" table:style-name="ce36" office:value-type="float" office:value="0.92059999704361" calcext:value-type="float">
            <text:p>0.92059999704361</text:p>
          </table:table-cell>
          <table:table-cell table:style-name="ce36"/>
          <table:table-cell table:number-columns-repeated="2" table:style-name="ce36" office:value-type="float" office:value="0.92059999704361" calcext:value-type="float">
            <text:p>0.92059999704361</text:p>
          </table:table-cell>
          <table:table-cell table:style-name="ce36" table:formula="of:=AVERAGE([.W74:.AF74])" office:value-type="float" office:value="0.920599997043609" calcext:value-type="float">
            <text:p>0.920599997043609</text:p>
          </table:table-cell>
          <table:table-cell/>
          <table:table-cell table:style-name="ce36" table:number-columns-repeated="2"/>
          <table:table-cell table:style-name="ce36" office:value-type="float" office:value="72" calcext:value-type="float">
            <text:p>72</text:p>
          </table:table-cell>
          <table:table-cell table:style-name="ce36"/>
          <table:table-cell table:style-name="ce36" office:value-type="float" office:value="0.917900025844574" calcext:value-type="float">
            <text:p>0.917900025844574</text:p>
          </table:table-cell>
          <table:table-cell table:style-name="ce36"/>
          <table:table-cell table:style-name="ce36" office:value-type="float" office:value="0.917900025844574" calcext:value-type="float">
            <text:p>0.917900025844574</text:p>
          </table:table-cell>
          <table:table-cell table:style-name="ce36" table:number-columns-repeated="5"/>
          <table:table-cell table:style-name="ce36" office:value-type="float" office:value="0.917900025844574" calcext:value-type="float">
            <text:p>0.917900025844574</text:p>
          </table:table-cell>
          <table:table-cell table:style-name="ce36" table:formula="of:=AVERAGE([.AL74:.AU74])" office:value-type="float" office:value="0.917900025844574" calcext:value-type="float">
            <text:p>0.917900025844574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0.912199974060059" calcext:value-type="float">
            <text:p>0.912199974060059</text:p>
          </table:table-cell>
          <table:table-cell table:number-columns-repeated="6"/>
          <table:table-cell table:formula="of:=AVERAGE([.BA74:.BJ74])" office:value-type="float" office:value="0.912199974060059" calcext:value-type="float">
            <text:p>0.912199974060059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BK75]" office:value-type="float" office:value="0.907100021839142" calcext:value-type="float">
            <text:p>0.907100021839142</text:p>
          </table:table-cell>
          <table:table-cell table:formula="of:=[.AV75]" office:value-type="float" office:value="0.920700013637543" calcext:value-type="float">
            <text:p>0.920700013637543</text:p>
          </table:table-cell>
          <table:table-cell table:formula="of:=[.AG75]" office:value-type="float" office:value="0.920400023460388" calcext:value-type="float">
            <text:p>0.920400023460388</text:p>
          </table:table-cell>
          <table:table-cell table:formula="of:=[.R75]" office:value-type="float" office:value="0.922399997711182" calcext:value-type="float">
            <text:p>0.92239999771118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" office:value-type="float" office:value="0.922399997711182" calcext:value-type="float">
            <text:p>0.922399997711182</text:p>
          </table:table-cell>
          <table:table-cell table:formula="of:=AVERAGE([.H75:.Q75])" office:value-type="float" office:value="0.922399997711182" calcext:value-type="float">
            <text:p>0.922399997711182</text:p>
          </table:table-cell>
          <table:table-cell/>
          <table:table-cell table:style-name="ce36" table:number-columns-repeated="2"/>
          <table:table-cell table:style-name="ce36" office:value-type="float" office:value="73" calcext:value-type="float">
            <text:p>73</text:p>
          </table:table-cell>
          <table:table-cell table:style-name="ce36" table:number-columns-repeated="2"/>
          <table:table-cell table:style-name="ce36" office:value-type="float" office:value="0.920400023460388" calcext:value-type="float">
            <text:p>0.920400023460388</text:p>
          </table:table-cell>
          <table:table-cell table:style-name="ce36" table:number-columns-repeated="2"/>
          <table:table-cell table:style-name="ce36" office:value-type="float" office:value="0.920400023460388" calcext:value-type="float">
            <text:p>0.920400023460388</text:p>
          </table:table-cell>
          <table:table-cell table:style-name="ce36"/>
          <table:table-cell table:number-columns-repeated="3" table:style-name="ce36" office:value-type="float" office:value="0.920400023460388" calcext:value-type="float">
            <text:p>0.920400023460388</text:p>
          </table:table-cell>
          <table:table-cell table:style-name="ce36" table:formula="of:=AVERAGE([.W75:.AF75])" office:value-type="float" office:value="0.920400023460388" calcext:value-type="float">
            <text:p>0.920400023460388</text:p>
          </table:table-cell>
          <table:table-cell/>
          <table:table-cell table:style-name="ce36" table:number-columns-repeated="2"/>
          <table:table-cell table:style-name="ce36" office:value-type="float" office:value="73" calcext:value-type="float">
            <text:p>73</text:p>
          </table:table-cell>
          <table:table-cell table:style-name="ce36" table:number-columns-repeated="3"/>
          <table:table-cell table:style-name="ce36" office:value-type="float" office:value="0.920700013637543" calcext:value-type="float">
            <text:p>0.920700013637543</text:p>
          </table:table-cell>
          <table:table-cell table:style-name="ce36" table:number-columns-repeated="4"/>
          <table:table-cell table:number-columns-repeated="2" table:style-name="ce36" office:value-type="float" office:value="0.920700013637543" calcext:value-type="float">
            <text:p>0.920700013637543</text:p>
          </table:table-cell>
          <table:table-cell table:style-name="ce36" table:formula="of:=AVERAGE([.AL75:.AU75])" office:value-type="float" office:value="0.920700013637543" calcext:value-type="float">
            <text:p>0.920700013637543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0.907100021839142" calcext:value-type="float">
            <text:p>0.907100021839142</text:p>
          </table:table-cell>
          <table:table-cell table:number-columns-repeated="9"/>
          <table:table-cell table:formula="of:=AVERAGE([.BA75:.BJ75])" office:value-type="float" office:value="0.907100021839142" calcext:value-type="float">
            <text:p>0.907100021839142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BK76]" office:value-type="float" office:value="0.905499994754791" calcext:value-type="float">
            <text:p>0.905499994754791</text:p>
          </table:table-cell>
          <table:table-cell table:formula="of:=[.AV76]" office:value-type="float" office:value="0.915700018405914" calcext:value-type="float">
            <text:p>0.915700018405914</text:p>
          </table:table-cell>
          <table:table-cell table:formula="of:=[.AG76]" office:value-type="float" office:value="0.919300019741058" calcext:value-type="float">
            <text:p>0.919300019741058</text:p>
          </table:table-cell>
          <table:table-cell table:formula="of:=[.R76]" office:value-type="float" office:value="0.921199977397919" calcext:value-type="float">
            <text:p>0.92119997739791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number-columns-repeated="10" office:value-type="float" office:value="0.921199977397919" calcext:value-type="float">
            <text:p>0.921199977397919</text:p>
          </table:table-cell>
          <table:table-cell table:formula="of:=AVERAGE([.H76:.Q76])" office:value-type="float" office:value="0.921199977397919" calcext:value-type="float">
            <text:p>0.921199977397919</text:p>
          </table:table-cell>
          <table:table-cell/>
          <table:table-cell table:style-name="ce36" table:number-columns-repeated="2"/>
          <table:table-cell table:style-name="ce36" office:value-type="float" office:value="74" calcext:value-type="float">
            <text:p>74</text:p>
          </table:table-cell>
          <table:table-cell table:style-name="ce36"/>
          <table:table-cell table:style-name="ce36" office:value-type="float" office:value="0.919300019741058" calcext:value-type="float">
            <text:p>0.919300019741058</text:p>
          </table:table-cell>
          <table:table-cell table:style-name="ce36" table:number-columns-repeated="2"/>
          <table:table-cell table:style-name="ce36" office:value-type="float" office:value="0.919300019741058" calcext:value-type="float">
            <text:p>0.919300019741058</text:p>
          </table:table-cell>
          <table:table-cell table:style-name="ce36"/>
          <table:table-cell table:style-name="ce36" office:value-type="float" office:value="0.919300019741058" calcext:value-type="float">
            <text:p>0.919300019741058</text:p>
          </table:table-cell>
          <table:table-cell table:style-name="ce36"/>
          <table:table-cell table:number-columns-repeated="2" table:style-name="ce36" office:value-type="float" office:value="0.919300019741058" calcext:value-type="float">
            <text:p>0.919300019741058</text:p>
          </table:table-cell>
          <table:table-cell table:style-name="ce36" table:formula="of:=AVERAGE([.W76:.AF76])" office:value-type="float" office:value="0.919300019741058" calcext:value-type="float">
            <text:p>0.919300019741058</text:p>
          </table:table-cell>
          <table:table-cell/>
          <table:table-cell table:style-name="ce36" table:number-columns-repeated="2"/>
          <table:table-cell table:style-name="ce36" office:value-type="float" office:value="74" calcext:value-type="float">
            <text:p>74</text:p>
          </table:table-cell>
          <table:table-cell table:style-name="ce36" table:number-columns-repeated="2"/>
          <table:table-cell table:style-name="ce36" office:value-type="float" office:value="0.915700018405914" calcext:value-type="float">
            <text:p>0.915700018405914</text:p>
          </table:table-cell>
          <table:table-cell table:style-name="ce36" table:number-columns-repeated="3"/>
          <table:table-cell table:number-columns-repeated="2" table:style-name="ce36" office:value-type="float" office:value="0.915700018405914" calcext:value-type="float">
            <text:p>0.915700018405914</text:p>
          </table:table-cell>
          <table:table-cell table:style-name="ce36" table:number-columns-repeated="2"/>
          <table:table-cell table:style-name="ce36" table:formula="of:=AVERAGE([.AL76:.AU76])" office:value-type="float" office:value="0.915700018405914" calcext:value-type="float">
            <text:p>0.915700018405914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0.905499994754791" calcext:value-type="float">
            <text:p>0.905499994754791</text:p>
          </table:table-cell>
          <table:table-cell table:number-columns-repeated="3"/>
          <table:table-cell table:formula="of:=AVERAGE([.BA76:.BJ76])" office:value-type="float" office:value="0.905499994754791" calcext:value-type="float">
            <text:p>0.905499994754791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BK77]" office:value-type="float" office:value="0.913600027561188" calcext:value-type="float">
            <text:p>0.913600027561188</text:p>
          </table:table-cell>
          <table:table-cell table:formula="of:=[.AV77]" office:value-type="float" office:value="0.92059999704361" calcext:value-type="float">
            <text:p>0.92059999704361</text:p>
          </table:table-cell>
          <table:table-cell table:formula="of:=[.AG77]" office:value-type="float" office:value="0.921299993991852" calcext:value-type="float">
            <text:p>0.921299993991852</text:p>
          </table:table-cell>
          <table:table-cell table:formula="of:=[.R77]" office:value-type="float" office:value="0.923200011253357" calcext:value-type="float">
            <text:p>0.92320001125335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10" office:value-type="float" office:value="0.923200011253357" calcext:value-type="float">
            <text:p>0.923200011253357</text:p>
          </table:table-cell>
          <table:table-cell table:formula="of:=AVERAGE([.H77:.Q77])" office:value-type="float" office:value="0.923200011253357" calcext:value-type="float">
            <text:p>0.923200011253357</text:p>
          </table:table-cell>
          <table:table-cell/>
          <table:table-cell table:style-name="ce36" table:number-columns-repeated="2"/>
          <table:table-cell table:style-name="ce36" office:value-type="float" office:value="75" calcext:value-type="float">
            <text:p>75</text:p>
          </table:table-cell>
          <table:table-cell table:style-name="ce36"/>
          <table:table-cell table:number-columns-repeated="2" table:style-name="ce36" office:value-type="float" office:value="0.921299993991852" calcext:value-type="float">
            <text:p>0.921299993991852</text:p>
          </table:table-cell>
          <table:table-cell table:style-name="ce36"/>
          <table:table-cell table:style-name="ce36" office:value-type="float" office:value="0.921299993991852" calcext:value-type="float">
            <text:p>0.921299993991852</text:p>
          </table:table-cell>
          <table:table-cell table:style-name="ce36"/>
          <table:table-cell table:style-name="ce36" office:value-type="float" office:value="0.921299993991852" calcext:value-type="float">
            <text:p>0.921299993991852</text:p>
          </table:table-cell>
          <table:table-cell table:style-name="ce36"/>
          <table:table-cell table:style-name="ce36" office:value-type="float" office:value="0.921299993991852" calcext:value-type="float">
            <text:p>0.921299993991852</text:p>
          </table:table-cell>
          <table:table-cell table:style-name="ce36"/>
          <table:table-cell table:style-name="ce36" table:formula="of:=AVERAGE([.W77:.AF77])" office:value-type="float" office:value="0.921299993991852" calcext:value-type="float">
            <text:p>0.921299993991852</text:p>
          </table:table-cell>
          <table:table-cell/>
          <table:table-cell table:style-name="ce36" table:number-columns-repeated="2"/>
          <table:table-cell table:style-name="ce36" office:value-type="float" office:value="75" calcext:value-type="float">
            <text:p>75</text:p>
          </table:table-cell>
          <table:table-cell table:style-name="ce36" table:number-columns-repeated="2"/>
          <table:table-cell table:number-columns-repeated="2" table:style-name="ce36" office:value-type="float" office:value="0.92059999704361" calcext:value-type="float">
            <text:p>0.92059999704361</text:p>
          </table:table-cell>
          <table:table-cell table:style-name="ce36" table:number-columns-repeated="3"/>
          <table:table-cell table:style-name="ce36" office:value-type="float" office:value="0.92059999704361" calcext:value-type="float">
            <text:p>0.92059999704361</text:p>
          </table:table-cell>
          <table:table-cell table:style-name="ce36" table:number-columns-repeated="2"/>
          <table:table-cell table:style-name="ce36" table:formula="of:=AVERAGE([.AL77:.AU77])" office:value-type="float" office:value="0.92059999704361" calcext:value-type="float">
            <text:p>0.92059999704361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0.913600027561188" calcext:value-type="float">
            <text:p>0.913600027561188</text:p>
          </table:table-cell>
          <table:table-cell table:number-columns-repeated="3"/>
          <table:table-cell table:formula="of:=AVERAGE([.BA77:.BJ77])" office:value-type="float" office:value="0.913600027561188" calcext:value-type="float">
            <text:p>0.913600027561188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BK78]" office:value-type="float" office:value="0.900600016117096" calcext:value-type="float">
            <text:p>0.900600016117096</text:p>
          </table:table-cell>
          <table:table-cell table:formula="of:=[.AV78]" office:value-type="float" office:value="0.921199977397919" calcext:value-type="float">
            <text:p>0.921199977397919</text:p>
          </table:table-cell>
          <table:table-cell table:formula="of:=[.AG78]" office:value-type="float" office:value="0.921999990940094" calcext:value-type="float">
            <text:p>0.921999990940094</text:p>
          </table:table-cell>
          <table:table-cell table:formula="of:=[.R78]" office:value-type="float" office:value="0.922100007534027" calcext:value-type="float">
            <text:p>0.92210000753402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number-columns-repeated="10" office:value-type="float" office:value="0.922100007534027" calcext:value-type="float">
            <text:p>0.922100007534027</text:p>
          </table:table-cell>
          <table:table-cell table:formula="of:=AVERAGE([.H78:.Q78])" office:value-type="float" office:value="0.922100007534027" calcext:value-type="float">
            <text:p>0.922100007534027</text:p>
          </table:table-cell>
          <table:table-cell/>
          <table:table-cell table:style-name="ce36" table:number-columns-repeated="2"/>
          <table:table-cell table:style-name="ce36" office:value-type="float" office:value="76" calcext:value-type="float">
            <text:p>76</text:p>
          </table:table-cell>
          <table:table-cell table:style-name="ce36" table:number-columns-repeated="3"/>
          <table:table-cell table:style-name="ce36" office:value-type="float" office:value="0.921999990940094" calcext:value-type="float">
            <text:p>0.921999990940094</text:p>
          </table:table-cell>
          <table:table-cell table:style-name="ce36"/>
          <table:table-cell table:number-columns-repeated="2" table:style-name="ce36" office:value-type="float" office:value="0.921999990940094" calcext:value-type="float">
            <text:p>0.921999990940094</text:p>
          </table:table-cell>
          <table:table-cell table:style-name="ce36"/>
          <table:table-cell table:number-columns-repeated="2" table:style-name="ce36" office:value-type="float" office:value="0.921999990940094" calcext:value-type="float">
            <text:p>0.921999990940094</text:p>
          </table:table-cell>
          <table:table-cell table:style-name="ce36" table:formula="of:=AVERAGE([.W78:.AF78])" office:value-type="float" office:value="0.921999990940094" calcext:value-type="float">
            <text:p>0.921999990940094</text:p>
          </table:table-cell>
          <table:table-cell/>
          <table:table-cell table:style-name="ce36" table:number-columns-repeated="2"/>
          <table:table-cell table:style-name="ce36" office:value-type="float" office:value="76" calcext:value-type="float">
            <text:p>76</text:p>
          </table:table-cell>
          <table:table-cell table:style-name="ce36" table:number-columns-repeated="4"/>
          <table:table-cell table:number-columns-repeated="3" table:style-name="ce36" office:value-type="float" office:value="0.921199977397919" calcext:value-type="float">
            <text:p>0.921199977397919</text:p>
          </table:table-cell>
          <table:table-cell table:style-name="ce36" table:number-columns-repeated="3"/>
          <table:table-cell table:style-name="ce36" table:formula="of:=AVERAGE([.AL78:.AU78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number-columns-repeated="8"/>
          <table:table-cell office:value-type="float" office:value="0.900600016117096" calcext:value-type="float">
            <text:p>0.900600016117096</text:p>
          </table:table-cell>
          <table:table-cell/>
          <table:table-cell table:formula="of:=AVERAGE([.BA78:.BJ78])" office:value-type="float" office:value="0.900600016117096" calcext:value-type="float">
            <text:p>0.900600016117096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BK79]" office:value-type="float" office:value="0.911199986934662" calcext:value-type="float">
            <text:p>0.911199986934662</text:p>
          </table:table-cell>
          <table:table-cell table:formula="of:=[.AV79]" office:value-type="float" office:value="0.919900000095367" calcext:value-type="float">
            <text:p>0.919900000095367</text:p>
          </table:table-cell>
          <table:table-cell table:formula="of:=[.AG79]" office:value-type="float" office:value="0.920599997043609" calcext:value-type="float">
            <text:p>0.920599997043609</text:p>
          </table:table-cell>
          <table:table-cell table:formula="of:=[.R79]" office:value-type="float" office:value="0.923500001430512" calcext:value-type="float">
            <text:p>0.92350000143051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10" office:value-type="float" office:value="0.923500001430512" calcext:value-type="float">
            <text:p>0.923500001430512</text:p>
          </table:table-cell>
          <table:table-cell table:formula="of:=AVERAGE([.H79:.Q79])" office:value-type="float" office:value="0.923500001430512" calcext:value-type="float">
            <text:p>0.923500001430512</text:p>
          </table:table-cell>
          <table:table-cell/>
          <table:table-cell table:style-name="ce36" table:number-columns-repeated="2"/>
          <table:table-cell table:style-name="ce36" office:value-type="float" office:value="77" calcext:value-type="float">
            <text:p>77</text:p>
          </table:table-cell>
          <table:table-cell table:number-columns-repeated="2" table:style-name="ce36" office:value-type="float" office:value="0.92059999704361" calcext:value-type="float">
            <text:p>0.92059999704361</text:p>
          </table:table-cell>
          <table:table-cell table:style-name="ce36" table:number-columns-repeated="3"/>
          <table:table-cell table:style-name="ce36" office:value-type="float" office:value="0.92059999704361" calcext:value-type="float">
            <text:p>0.92059999704361</text:p>
          </table:table-cell>
          <table:table-cell table:style-name="ce36"/>
          <table:table-cell table:style-name="ce36" office:value-type="float" office:value="0.92059999704361" calcext:value-type="float">
            <text:p>0.92059999704361</text:p>
          </table:table-cell>
          <table:table-cell table:style-name="ce36"/>
          <table:table-cell table:style-name="ce36" office:value-type="float" office:value="0.92059999704361" calcext:value-type="float">
            <text:p>0.92059999704361</text:p>
          </table:table-cell>
          <table:table-cell table:style-name="ce36" table:formula="of:=AVERAGE([.W79:.AF79])" office:value-type="float" office:value="0.920599997043609" calcext:value-type="float">
            <text:p>0.920599997043609</text:p>
          </table:table-cell>
          <table:table-cell/>
          <table:table-cell table:style-name="ce36" table:number-columns-repeated="2"/>
          <table:table-cell table:style-name="ce36" office:value-type="float" office:value="77" calcext:value-type="float">
            <text:p>77</text:p>
          </table:table-cell>
          <table:table-cell table:style-name="ce36" table:number-columns-repeated="2"/>
          <table:table-cell table:style-name="ce36" office:value-type="float" office:value="0.919900000095367" calcext:value-type="float">
            <text:p>0.919900000095367</text:p>
          </table:table-cell>
          <table:table-cell table:style-name="ce36" table:number-columns-repeated="5"/>
          <table:table-cell table:number-columns-repeated="2" table:style-name="ce36" office:value-type="float" office:value="0.919900000095367" calcext:value-type="float">
            <text:p>0.919900000095367</text:p>
          </table:table-cell>
          <table:table-cell table:style-name="ce36" table:formula="of:=AVERAGE([.AL79:.AU79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5"/>
          <table:table-cell office:value-type="float" office:value="0.911199986934662" calcext:value-type="float">
            <text:p>0.911199986934662</text:p>
          </table:table-cell>
          <table:table-cell table:number-columns-repeated="4"/>
          <table:table-cell table:formula="of:=AVERAGE([.BA79:.BJ79])" office:value-type="float" office:value="0.911199986934662" calcext:value-type="float">
            <text:p>0.911199986934662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BK80]" office:value-type="float" office:value="0.911300003528595" calcext:value-type="float">
            <text:p>0.911300003528595</text:p>
          </table:table-cell>
          <table:table-cell table:formula="of:=[.AV80]" office:value-type="float" office:value="0.919600009918213" calcext:value-type="float">
            <text:p>0.919600009918213</text:p>
          </table:table-cell>
          <table:table-cell table:formula="of:=[.AG80]" office:value-type="float" office:value="0.922399997711181" calcext:value-type="float">
            <text:p>0.922399997711181</text:p>
          </table:table-cell>
          <table:table-cell table:formula="of:=[.R80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80:.Q80])" office:value-type="float" office:value="0.922800004482269" calcext:value-type="float">
            <text:p>0.922800004482269</text:p>
          </table:table-cell>
          <table:table-cell/>
          <table:table-cell table:style-name="ce36" table:number-columns-repeated="2"/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.922399997711182" calcext:value-type="float">
            <text:p>0.922399997711182</text:p>
          </table:table-cell>
          <table:table-cell table:style-name="ce36" table:number-columns-repeated="2"/>
          <table:table-cell table:style-name="ce36" office:value-type="float" office:value="0.922399997711182" calcext:value-type="float">
            <text:p>0.922399997711182</text:p>
          </table:table-cell>
          <table:table-cell table:style-name="ce36"/>
          <table:table-cell table:style-name="ce36" office:value-type="float" office:value="0.922399997711182" calcext:value-type="float">
            <text:p>0.922399997711182</text:p>
          </table:table-cell>
          <table:table-cell table:style-name="ce36" table:number-columns-repeated="2"/>
          <table:table-cell table:number-columns-repeated="2" table:style-name="ce36" office:value-type="float" office:value="0.922399997711182" calcext:value-type="float">
            <text:p>0.922399997711182</text:p>
          </table:table-cell>
          <table:table-cell table:style-name="ce36" table:formula="of:=AVERAGE([.W80:.AF80])" office:value-type="float" office:value="0.922399997711181" calcext:value-type="float">
            <text:p>0.922399997711181</text:p>
          </table:table-cell>
          <table:table-cell/>
          <table:table-cell table:style-name="ce36" table:number-columns-repeated="2"/>
          <table:table-cell table:style-name="ce36" office:value-type="float" office:value="78" calcext:value-type="float">
            <text:p>78</text:p>
          </table:table-cell>
          <table:table-cell table:style-name="ce36" table:number-columns-repeated="3"/>
          <table:table-cell table:style-name="ce36" office:value-type="float" office:value="0.919600009918213" calcext:value-type="float">
            <text:p>0.919600009918213</text:p>
          </table:table-cell>
          <table:table-cell table:style-name="ce36" table:number-columns-repeated="3"/>
          <table:table-cell table:number-columns-repeated="2"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table:formula="of:=AVERAGE([.AL80:.AU80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number-columns-repeated="7"/>
          <table:table-cell office:value-type="float" office:value="0.911300003528595" calcext:value-type="float">
            <text:p>0.911300003528595</text:p>
          </table:table-cell>
          <table:table-cell table:number-columns-repeated="2"/>
          <table:table-cell table:formula="of:=AVERAGE([.BA80:.BJ80])" office:value-type="float" office:value="0.911300003528595" calcext:value-type="float">
            <text:p>0.911300003528595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BK81]" office:value-type="float" office:value="0.916100025177002" calcext:value-type="float">
            <text:p>0.916100025177002</text:p>
          </table:table-cell>
          <table:table-cell table:formula="of:=[.AV81]" office:value-type="float" office:value="0.918699979782105" calcext:value-type="float">
            <text:p>0.918699979782105</text:p>
          </table:table-cell>
          <table:table-cell table:formula="of:=[.AG81]" office:value-type="float" office:value="0.921599984169006" calcext:value-type="float">
            <text:p>0.921599984169006</text:p>
          </table:table-cell>
          <table:table-cell table:formula="of:=[.R81]" office:value-type="float" office:value="0.92220002412796" calcext:value-type="float">
            <text:p>0.9222000241279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number-columns-repeated="10" office:value-type="float" office:value="0.92220002412796" calcext:value-type="float">
            <text:p>0.92220002412796</text:p>
          </table:table-cell>
          <table:table-cell table:formula="of:=AVERAGE([.H81:.Q81])" office:value-type="float" office:value="0.92220002412796" calcext:value-type="float">
            <text:p>0.92220002412796</text:p>
          </table:table-cell>
          <table:table-cell/>
          <table:table-cell table:style-name="ce36" table:number-columns-repeated="2"/>
          <table:table-cell table:style-name="ce36" office:value-type="float" office:value="79" calcext:value-type="float">
            <text:p>79</text:p>
          </table:table-cell>
          <table:table-cell table:style-name="ce36"/>
          <table:table-cell table:number-columns-repeated="2" table:style-name="ce36" office:value-type="float" office:value="0.921599984169006" calcext:value-type="float">
            <text:p>0.921599984169006</text:p>
          </table:table-cell>
          <table:table-cell table:style-name="ce36" table:number-columns-repeated="2"/>
          <table:table-cell table:number-columns-repeated="2" table:style-name="ce36" office:value-type="float" office:value="0.921599984169006" calcext:value-type="float">
            <text:p>0.921599984169006</text:p>
          </table:table-cell>
          <table:table-cell table:style-name="ce36" table:number-columns-repeated="2"/>
          <table:table-cell table:style-name="ce36" office:value-type="float" office:value="0.921599984169006" calcext:value-type="float">
            <text:p>0.921599984169006</text:p>
          </table:table-cell>
          <table:table-cell table:style-name="ce36" table:formula="of:=AVERAGE([.W81:.AF81])" office:value-type="float" office:value="0.921599984169006" calcext:value-type="float">
            <text:p>0.921599984169006</text:p>
          </table:table-cell>
          <table:table-cell/>
          <table:table-cell table:style-name="ce36" table:number-columns-repeated="2"/>
          <table:table-cell table:style-name="ce36" office:value-type="float" office:value="79" calcext:value-type="float">
            <text:p>79</text:p>
          </table:table-cell>
          <table:table-cell table:style-name="ce36" table:number-columns-repeated="4"/>
          <table:table-cell table:number-columns-repeated="2" table:style-name="ce36" office:value-type="float" office:value="0.918699979782105" calcext:value-type="float">
            <text:p>0.918699979782105</text:p>
          </table:table-cell>
          <table:table-cell table:style-name="ce36" table:number-columns-repeated="2"/>
          <table:table-cell table:style-name="ce36" office:value-type="float" office:value="0.918699979782105" calcext:value-type="float">
            <text:p>0.918699979782105</text:p>
          </table:table-cell>
          <table:table-cell table:style-name="ce36"/>
          <table:table-cell table:style-name="ce36" table:formula="of:=AVERAGE([.AL81:.AU81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0.916100025177002" calcext:value-type="float">
            <text:p>0.916100025177002</text:p>
          </table:table-cell>
          <table:table-cell table:number-columns-repeated="9"/>
          <table:table-cell table:formula="of:=AVERAGE([.BA81:.BJ81])" office:value-type="float" office:value="0.916100025177002" calcext:value-type="float">
            <text:p>0.916100025177002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BK82]" office:value-type="float" office:value="0.915899991989136" calcext:value-type="float">
            <text:p>0.915899991989136</text:p>
          </table:table-cell>
          <table:table-cell table:formula="of:=[.AV82]" office:value-type="float" office:value="0.921000003814697" calcext:value-type="float">
            <text:p>0.921000003814697</text:p>
          </table:table-cell>
          <table:table-cell table:formula="of:=[.AG82]" office:value-type="float" office:value="0.919600009918213" calcext:value-type="float">
            <text:p>0.919600009918213</text:p>
          </table:table-cell>
          <table:table-cell table:formula="of:=[.R82]" office:value-type="float" office:value="0.922699987888336" calcext:value-type="float">
            <text:p>0.922699987888336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10" office:value-type="float" office:value="0.922699987888336" calcext:value-type="float">
            <text:p>0.922699987888336</text:p>
          </table:table-cell>
          <table:table-cell table:formula="of:=AVERAGE([.H82:.Q82])" office:value-type="float" office:value="0.922699987888336" calcext:value-type="float">
            <text:p>0.922699987888336</text:p>
          </table:table-cell>
          <table:table-cell/>
          <table:table-cell table:style-name="ce36" table:number-columns-repeated="2"/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number-columns-repeated="2" table:style-name="ce36" office:value-type="float" office:value="0.919600009918213" calcext:value-type="float">
            <text:p>0.919600009918213</text:p>
          </table:table-cell>
          <table:table-cell table:style-name="ce36" table:number-columns-repeated="3"/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style-name="ce36" office:value-type="float" office:value="0.919600009918213" calcext:value-type="float">
            <text:p>0.919600009918213</text:p>
          </table:table-cell>
          <table:table-cell table:style-name="ce36" table:formula="of:=AVERAGE([.W82:.AF82])" office:value-type="float" office:value="0.919600009918213" calcext:value-type="float">
            <text:p>0.919600009918213</text:p>
          </table:table-cell>
          <table:table-cell/>
          <table:table-cell table:style-name="ce36" table:number-columns-repeated="2"/>
          <table:table-cell table:style-name="ce36" office:value-type="float" office:value="80" calcext:value-type="float">
            <text:p>80</text:p>
          </table:table-cell>
          <table:table-cell table:style-name="ce36" table:number-columns-repeated="5"/>
          <table:table-cell table:style-name="ce36" office:value-type="float" office:value="0.921000003814697" calcext:value-type="float">
            <text:p>0.921000003814697</text:p>
          </table:table-cell>
          <table:table-cell table:style-name="ce36" table:number-columns-repeated="2"/>
          <table:table-cell table:number-columns-repeated="2" table:style-name="ce36" office:value-type="float" office:value="0.921000003814697" calcext:value-type="float">
            <text:p>0.921000003814697</text:p>
          </table:table-cell>
          <table:table-cell table:style-name="ce36" table:formula="of:=AVERAGE([.AL82:.AU82])" office:value-type="float" office:value="0.921000003814697" calcext:value-type="float">
            <text:p>0.921000003814697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4"/>
          <table:table-cell office:value-type="float" office:value="0.915899991989136" calcext:value-type="float">
            <text:p>0.915899991989136</text:p>
          </table:table-cell>
          <table:table-cell table:number-columns-repeated="5"/>
          <table:table-cell table:formula="of:=AVERAGE([.BA82:.BJ82])" office:value-type="float" office:value="0.915899991989136" calcext:value-type="float">
            <text:p>0.915899991989136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BK83]" office:value-type="float" office:value="0.910199999809265" calcext:value-type="float">
            <text:p>0.910199999809265</text:p>
          </table:table-cell>
          <table:table-cell table:formula="of:=[.AV83]" office:value-type="float" office:value="0.920300006866455" calcext:value-type="float">
            <text:p>0.920300006866455</text:p>
          </table:table-cell>
          <table:table-cell table:formula="of:=[.AG83]" office:value-type="float" office:value="0.919799983501434" calcext:value-type="float">
            <text:p>0.919799983501434</text:p>
          </table:table-cell>
          <table:table-cell table:formula="of:=[.R83]" office:value-type="float" office:value="0.921700000762939" calcext:value-type="float">
            <text:p>0.92170000076293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10" office:value-type="float" office:value="0.921700000762939" calcext:value-type="float">
            <text:p>0.921700000762939</text:p>
          </table:table-cell>
          <table:table-cell table:formula="of:=AVERAGE([.H83:.Q83])" office:value-type="float" office:value="0.921700000762939" calcext:value-type="float">
            <text:p>0.921700000762939</text:p>
          </table:table-cell>
          <table:table-cell/>
          <table:table-cell table:style-name="ce36" table:number-columns-repeated="2"/>
          <table:table-cell table:style-name="ce36" office:value-type="float" office:value="81" calcext:value-type="float">
            <text:p>81</text:p>
          </table:table-cell>
          <table:table-cell table:style-name="ce36" table:number-columns-repeated="3"/>
          <table:table-cell table:number-columns-repeated="4" table:style-name="ce36" office:value-type="float" office:value="0.919799983501434" calcext:value-type="float">
            <text:p>0.919799983501434</text:p>
          </table:table-cell>
          <table:table-cell table:style-name="ce36"/>
          <table:table-cell table:style-name="ce36" office:value-type="float" office:value="0.919799983501434" calcext:value-type="float">
            <text:p>0.919799983501434</text:p>
          </table:table-cell>
          <table:table-cell table:style-name="ce36"/>
          <table:table-cell table:style-name="ce36" table:formula="of:=AVERAGE([.W83:.AF83])" office:value-type="float" office:value="0.919799983501434" calcext:value-type="float">
            <text:p>0.919799983501434</text:p>
          </table:table-cell>
          <table:table-cell/>
          <table:table-cell table:style-name="ce36" table:number-columns-repeated="2"/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.920300006866455" calcext:value-type="float">
            <text:p>0.920300006866455</text:p>
          </table:table-cell>
          <table:table-cell table:style-name="ce36" table:number-columns-repeated="5"/>
          <table:table-cell table:number-columns-repeated="2" table:style-name="ce36" office:value-type="float" office:value="0.920300006866455" calcext:value-type="float">
            <text:p>0.920300006866455</text:p>
          </table:table-cell>
          <table:table-cell table:style-name="ce36" table:number-columns-repeated="2"/>
          <table:table-cell table:style-name="ce36" table:formula="of:=AVERAGE([.AL83:.AU83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number-columns-repeated="7"/>
          <table:table-cell office:value-type="float" office:value="0.910199999809265" calcext:value-type="float">
            <text:p>0.910199999809265</text:p>
          </table:table-cell>
          <table:table-cell table:number-columns-repeated="2"/>
          <table:table-cell table:formula="of:=AVERAGE([.BA83:.BJ83])" office:value-type="float" office:value="0.910199999809265" calcext:value-type="float">
            <text:p>0.910199999809265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BK84]" office:value-type="float" office:value="0.911400020122528" calcext:value-type="float">
            <text:p>0.911400020122528</text:p>
          </table:table-cell>
          <table:table-cell table:formula="of:=[.AV84]" office:value-type="float" office:value="0.918099999427795" calcext:value-type="float">
            <text:p>0.918099999427795</text:p>
          </table:table-cell>
          <table:table-cell table:formula="of:=[.AG84]" office:value-type="float" office:value="0.920199990272522" calcext:value-type="float">
            <text:p>0.920199990272522</text:p>
          </table:table-cell>
          <table:table-cell table:formula="of:=[.R84]" office:value-type="float" office:value="0.922500014305115" calcext:value-type="float">
            <text:p>0.92250001430511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10" office:value-type="float" office:value="0.922500014305115" calcext:value-type="float">
            <text:p>0.922500014305115</text:p>
          </table:table-cell>
          <table:table-cell table:formula="of:=AVERAGE([.H84:.Q84])" office:value-type="float" office:value="0.922500014305115" calcext:value-type="float">
            <text:p>0.922500014305115</text:p>
          </table:table-cell>
          <table:table-cell/>
          <table:table-cell table:style-name="ce36" table:number-columns-repeated="2"/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.920199990272522" calcext:value-type="float">
            <text:p>0.920199990272522</text:p>
          </table:table-cell>
          <table:table-cell table:style-name="ce36"/>
          <table:table-cell table:style-name="ce36" office:value-type="float" office:value="0.920199990272522" calcext:value-type="float">
            <text:p>0.920199990272522</text:p>
          </table:table-cell>
          <table:table-cell table:style-name="ce36" table:number-columns-repeated="3"/>
          <table:table-cell table:number-columns-repeated="2" table:style-name="ce36" office:value-type="float" office:value="0.920199990272522" calcext:value-type="float">
            <text:p>0.920199990272522</text:p>
          </table:table-cell>
          <table:table-cell table:style-name="ce36"/>
          <table:table-cell table:style-name="ce36" office:value-type="float" office:value="0.920199990272522" calcext:value-type="float">
            <text:p>0.920199990272522</text:p>
          </table:table-cell>
          <table:table-cell table:style-name="ce36" table:formula="of:=AVERAGE([.W84:.AF84])" office:value-type="float" office:value="0.920199990272522" calcext:value-type="float">
            <text:p>0.920199990272522</text:p>
          </table:table-cell>
          <table:table-cell/>
          <table:table-cell table:style-name="ce36" table:number-columns-repeated="2"/>
          <table:table-cell table:style-name="ce36" office:value-type="float" office:value="82" calcext:value-type="float">
            <text:p>82</text:p>
          </table:table-cell>
          <table:table-cell table:style-name="ce36"/>
          <table:table-cell table:style-name="ce36" office:value-type="float" office:value="0.918099999427795" calcext:value-type="float">
            <text:p>0.918099999427795</text:p>
          </table:table-cell>
          <table:table-cell table:style-name="ce36"/>
          <table:table-cell table:style-name="ce36" office:value-type="float" office:value="0.918099999427795" calcext:value-type="float">
            <text:p>0.918099999427795</text:p>
          </table:table-cell>
          <table:table-cell table:style-name="ce36" table:number-columns-repeated="5"/>
          <table:table-cell table:style-name="ce36" office:value-type="float" office:value="0.918099999427795" calcext:value-type="float">
            <text:p>0.918099999427795</text:p>
          </table:table-cell>
          <table:table-cell table:style-name="ce36" table:formula="of:=AVERAGE([.AL84:.AU84])" office:value-type="float" office:value="0.918099999427795" calcext:value-type="float">
            <text:p>0.91809999942779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number-columns-repeated="4"/>
          <table:table-cell office:value-type="float" office:value="0.911400020122528" calcext:value-type="float">
            <text:p>0.911400020122528</text:p>
          </table:table-cell>
          <table:table-cell table:number-columns-repeated="5"/>
          <table:table-cell table:formula="of:=AVERAGE([.BA84:.BJ84])" office:value-type="float" office:value="0.911400020122528" calcext:value-type="float">
            <text:p>0.911400020122528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BK85]" office:value-type="float" office:value="0.913800001144409" calcext:value-type="float">
            <text:p>0.913800001144409</text:p>
          </table:table-cell>
          <table:table-cell table:formula="of:=[.AV85]" office:value-type="float" office:value="0.919000029563904" calcext:value-type="float">
            <text:p>0.919000029563904</text:p>
          </table:table-cell>
          <table:table-cell table:formula="of:=[.AG85]" office:value-type="float" office:value="0.91949999332428" calcext:value-type="float">
            <text:p>0.91949999332428</text:p>
          </table:table-cell>
          <table:table-cell table:formula="of:=[.R85]" office:value-type="float" office:value="0.922399997711182" calcext:value-type="float">
            <text:p>0.92239999771118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10" office:value-type="float" office:value="0.922399997711182" calcext:value-type="float">
            <text:p>0.922399997711182</text:p>
          </table:table-cell>
          <table:table-cell table:formula="of:=AVERAGE([.H85:.Q85])" office:value-type="float" office:value="0.922399997711182" calcext:value-type="float">
            <text:p>0.922399997711182</text:p>
          </table:table-cell>
          <table:table-cell/>
          <table:table-cell table:style-name="ce36" table:number-columns-repeated="2"/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0.91949999332428" calcext:value-type="float">
            <text:p>0.91949999332428</text:p>
          </table:table-cell>
          <table:table-cell table:style-name="ce36" table:number-columns-repeated="2"/>
          <table:table-cell table:number-columns-repeated="3" table:style-name="ce36" office:value-type="float" office:value="0.91949999332428" calcext:value-type="float">
            <text:p>0.91949999332428</text:p>
          </table:table-cell>
          <table:table-cell table:style-name="ce36" table:number-columns-repeated="2"/>
          <table:table-cell table:style-name="ce36" office:value-type="float" office:value="0.91949999332428" calcext:value-type="float">
            <text:p>0.91949999332428</text:p>
          </table:table-cell>
          <table:table-cell table:style-name="ce36"/>
          <table:table-cell table:style-name="ce36" table:formula="of:=AVERAGE([.W85:.AF85])" office:value-type="float" office:value="0.91949999332428" calcext:value-type="float">
            <text:p>0.91949999332428</text:p>
          </table:table-cell>
          <table:table-cell/>
          <table:table-cell table:style-name="ce36" table:number-columns-repeated="2"/>
          <table:table-cell table:style-name="ce36" office:value-type="float" office:value="83" calcext:value-type="float">
            <text:p>83</text:p>
          </table:table-cell>
          <table:table-cell table:style-name="ce36" table:number-columns-repeated="2"/>
          <table:table-cell table:number-columns-repeated="2" table:style-name="ce36" office:value-type="float" office:value="0.919000029563904" calcext:value-type="float">
            <text:p>0.919000029563904</text:p>
          </table:table-cell>
          <table:table-cell table:style-name="ce36" table:number-columns-repeated="5"/>
          <table:table-cell table:style-name="ce36" office:value-type="float" office:value="0.919000029563904" calcext:value-type="float">
            <text:p>0.919000029563904</text:p>
          </table:table-cell>
          <table:table-cell table:style-name="ce36" table:formula="of:=AVERAGE([.AL85:.AU85])" office:value-type="float" office:value="0.919000029563904" calcext:value-type="float">
            <text:p>0.91900002956390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0.913800001144409" calcext:value-type="float">
            <text:p>0.913800001144409</text:p>
          </table:table-cell>
          <table:table-cell table:number-columns-repeated="6"/>
          <table:table-cell table:formula="of:=AVERAGE([.BA85:.BJ85])" office:value-type="float" office:value="0.913800001144409" calcext:value-type="float">
            <text:p>0.913800001144409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BK86]" office:value-type="float" office:value="0.915700018405914" calcext:value-type="float">
            <text:p>0.915700018405914</text:p>
          </table:table-cell>
          <table:table-cell table:formula="of:=[.AV86]" office:value-type="float" office:value="0.920400023460388" calcext:value-type="float">
            <text:p>0.920400023460388</text:p>
          </table:table-cell>
          <table:table-cell table:formula="of:=[.AG86]" office:value-type="float" office:value="0.922100007534027" calcext:value-type="float">
            <text:p>0.922100007534027</text:p>
          </table:table-cell>
          <table:table-cell table:formula="of:=[.R86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86:.Q86])" office:value-type="float" office:value="0.922800004482269" calcext:value-type="float">
            <text:p>0.922800004482269</text:p>
          </table:table-cell>
          <table:table-cell/>
          <table:table-cell table:style-name="ce36" table:number-columns-repeated="2"/>
          <table:table-cell table:style-name="ce36" office:value-type="float" office:value="84" calcext:value-type="float">
            <text:p>84</text:p>
          </table:table-cell>
          <table:table-cell table:style-name="ce36" table:number-columns-repeated="3"/>
          <table:table-cell table:number-columns-repeated="4" table:style-name="ce36" office:value-type="float" office:value="0.922100007534027" calcext:value-type="float">
            <text:p>0.922100007534027</text:p>
          </table:table-cell>
          <table:table-cell table:style-name="ce36"/>
          <table:table-cell table:style-name="ce36" office:value-type="float" office:value="0.922100007534027" calcext:value-type="float">
            <text:p>0.922100007534027</text:p>
          </table:table-cell>
          <table:table-cell table:style-name="ce36"/>
          <table:table-cell table:style-name="ce36" table:formula="of:=AVERAGE([.W86:.AF86])" office:value-type="float" office:value="0.922100007534027" calcext:value-type="float">
            <text:p>0.922100007534027</text:p>
          </table:table-cell>
          <table:table-cell/>
          <table:table-cell table:style-name="ce36" table:number-columns-repeated="2"/>
          <table:table-cell table:style-name="ce36" office:value-type="float" office:value="84" calcext:value-type="float">
            <text:p>84</text:p>
          </table:table-cell>
          <table:table-cell table:style-name="ce36" table:number-columns-repeated="6"/>
          <table:table-cell table:number-columns-repeated="2" table:style-name="ce36" office:value-type="float" office:value="0.920400023460388" calcext:value-type="float">
            <text:p>0.920400023460388</text:p>
          </table:table-cell>
          <table:table-cell table:style-name="ce36"/>
          <table:table-cell table:style-name="ce36" office:value-type="float" office:value="0.920400023460388" calcext:value-type="float">
            <text:p>0.920400023460388</text:p>
          </table:table-cell>
          <table:table-cell table:style-name="ce36" table:formula="of:=AVERAGE([.AL86:.AU86])" office:value-type="float" office:value="0.920400023460388" calcext:value-type="float">
            <text:p>0.920400023460388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/>
          <table:table-cell office:value-type="float" office:value="0.915700018405914" calcext:value-type="float">
            <text:p>0.915700018405914</text:p>
          </table:table-cell>
          <table:table-cell table:number-columns-repeated="8"/>
          <table:table-cell table:formula="of:=AVERAGE([.BA86:.BJ86])" office:value-type="float" office:value="0.915700018405914" calcext:value-type="float">
            <text:p>0.915700018405914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BK87]" office:value-type="float" office:value="0.902400016784668" calcext:value-type="float">
            <text:p>0.902400016784668</text:p>
          </table:table-cell>
          <table:table-cell table:formula="of:=[.AV87]" office:value-type="float" office:value="0.921700000762939" calcext:value-type="float">
            <text:p>0.921700000762939</text:p>
          </table:table-cell>
          <table:table-cell table:formula="of:=[.AG87]" office:value-type="float" office:value="0.921400010585785" calcext:value-type="float">
            <text:p>0.921400010585785</text:p>
          </table:table-cell>
          <table:table-cell table:formula="of:=[.R87]" office:value-type="float" office:value="0.923099994659424" calcext:value-type="float">
            <text:p>0.92309999465942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10" office:value-type="float" office:value="0.923099994659424" calcext:value-type="float">
            <text:p>0.923099994659424</text:p>
          </table:table-cell>
          <table:table-cell table:formula="of:=AVERAGE([.H87:.Q87])" office:value-type="float" office:value="0.923099994659424" calcext:value-type="float">
            <text:p>0.923099994659424</text:p>
          </table:table-cell>
          <table:table-cell/>
          <table:table-cell table:style-name="ce36" table:number-columns-repeated="2"/>
          <table:table-cell table:style-name="ce36" office:value-type="float" office:value="85" calcext:value-type="float">
            <text:p>85</text:p>
          </table:table-cell>
          <table:table-cell table:style-name="ce36"/>
          <table:table-cell table:style-name="ce36" office:value-type="float" office:value="0.921400010585785" calcext:value-type="float">
            <text:p>0.921400010585785</text:p>
          </table:table-cell>
          <table:table-cell table:style-name="ce36"/>
          <table:table-cell table:style-name="ce36" office:value-type="float" office:value="0.921400010585785" calcext:value-type="float">
            <text:p>0.921400010585785</text:p>
          </table:table-cell>
          <table:table-cell table:style-name="ce36" table:number-columns-repeated="3"/>
          <table:table-cell table:number-columns-repeated="3" table:style-name="ce36" office:value-type="float" office:value="0.921400010585785" calcext:value-type="float">
            <text:p>0.921400010585785</text:p>
          </table:table-cell>
          <table:table-cell table:style-name="ce36" table:formula="of:=AVERAGE([.W87:.AF87])" office:value-type="float" office:value="0.921400010585785" calcext:value-type="float">
            <text:p>0.921400010585785</text:p>
          </table:table-cell>
          <table:table-cell/>
          <table:table-cell table:style-name="ce36" table:number-columns-repeated="2"/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0.921700000762939" calcext:value-type="float">
            <text:p>0.921700000762939</text:p>
          </table:table-cell>
          <table:table-cell table:style-name="ce36"/>
          <table:table-cell table:style-name="ce36" office:value-type="float" office:value="0.921700000762939" calcext:value-type="float">
            <text:p>0.921700000762939</text:p>
          </table:table-cell>
          <table:table-cell table:style-name="ce36" table:number-columns-repeated="6"/>
          <table:table-cell table:style-name="ce36" office:value-type="float" office:value="0.921700000762939" calcext:value-type="float">
            <text:p>0.921700000762939</text:p>
          </table:table-cell>
          <table:table-cell table:style-name="ce36" table:formula="of:=AVERAGE([.AL87:.AU87])" office:value-type="float" office:value="0.921700000762939" calcext:value-type="float">
            <text:p>0.921700000762939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0.902400016784668" calcext:value-type="float">
            <text:p>0.902400016784668</text:p>
          </table:table-cell>
          <table:table-cell table:number-columns-repeated="7"/>
          <table:table-cell table:formula="of:=AVERAGE([.BA87:.BJ87])" office:value-type="float" office:value="0.902400016784668" calcext:value-type="float">
            <text:p>0.902400016784668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BK88]" office:value-type="float" office:value="0.908100008964539" calcext:value-type="float">
            <text:p>0.908100008964539</text:p>
          </table:table-cell>
          <table:table-cell table:formula="of:=[.AV88]" office:value-type="float" office:value="0.918699979782105" calcext:value-type="float">
            <text:p>0.918699979782105</text:p>
          </table:table-cell>
          <table:table-cell table:formula="of:=[.AG88]" office:value-type="float" office:value="0.919399976730347" calcext:value-type="float">
            <text:p>0.919399976730347</text:p>
          </table:table-cell>
          <table:table-cell table:formula="of:=[.R88]" office:value-type="float" office:value="0.921800017356873" calcext:value-type="float">
            <text:p>0.92180001735687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number-columns-repeated="10" office:value-type="float" office:value="0.921800017356873" calcext:value-type="float">
            <text:p>0.921800017356873</text:p>
          </table:table-cell>
          <table:table-cell table:formula="of:=AVERAGE([.H88:.Q88])" office:value-type="float" office:value="0.921800017356873" calcext:value-type="float">
            <text:p>0.921800017356873</text:p>
          </table:table-cell>
          <table:table-cell/>
          <table:table-cell table:style-name="ce36" table:number-columns-repeated="2"/>
          <table:table-cell table:style-name="ce36" office:value-type="float" office:value="86" calcext:value-type="float">
            <text:p>86</text:p>
          </table:table-cell>
          <table:table-cell table:style-name="ce36"/>
          <table:table-cell table:number-columns-repeated="3" table:style-name="ce36" office:value-type="float" office:value="0.919399976730347" calcext:value-type="float">
            <text:p>0.919399976730347</text:p>
          </table:table-cell>
          <table:table-cell table:style-name="ce36"/>
          <table:table-cell table:number-columns-repeated="2" table:style-name="ce36" office:value-type="float" office:value="0.919399976730347" calcext:value-type="float">
            <text:p>0.919399976730347</text:p>
          </table:table-cell>
          <table:table-cell table:style-name="ce36" table:number-columns-repeated="3"/>
          <table:table-cell table:style-name="ce36" table:formula="of:=AVERAGE([.W88:.AF88])" office:value-type="float" office:value="0.919399976730347" calcext:value-type="float">
            <text:p>0.919399976730347</text:p>
          </table:table-cell>
          <table:table-cell/>
          <table:table-cell table:style-name="ce36" table:number-columns-repeated="2"/>
          <table:table-cell table:style-name="ce36" office:value-type="float" office:value="86" calcext:value-type="float">
            <text:p>86</text:p>
          </table:table-cell>
          <table:table-cell table:style-name="ce36"/>
          <table:table-cell table:style-name="ce36" office:value-type="float" office:value="0.918699979782105" calcext:value-type="float">
            <text:p>0.918699979782105</text:p>
          </table:table-cell>
          <table:table-cell table:style-name="ce36" table:number-columns-repeated="3"/>
          <table:table-cell table:style-name="ce36" office:value-type="float" office:value="0.918699979782105" calcext:value-type="float">
            <text:p>0.918699979782105</text:p>
          </table:table-cell>
          <table:table-cell table:style-name="ce36" table:number-columns-repeated="3"/>
          <table:table-cell table:style-name="ce36" office:value-type="float" office:value="0.918699979782105" calcext:value-type="float">
            <text:p>0.918699979782105</text:p>
          </table:table-cell>
          <table:table-cell table:style-name="ce36" table:formula="of:=AVERAGE([.AL88:.AU88])" office:value-type="float" office:value="0.918699979782105" calcext:value-type="float">
            <text:p>0.918699979782105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number-columns-repeated="8"/>
          <table:table-cell office:value-type="float" office:value="0.908100008964539" calcext:value-type="float">
            <text:p>0.908100008964539</text:p>
          </table:table-cell>
          <table:table-cell/>
          <table:table-cell table:formula="of:=AVERAGE([.BA88:.BJ88])" office:value-type="float" office:value="0.908100008964539" calcext:value-type="float">
            <text:p>0.908100008964539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BK89]" office:value-type="float" office:value="0.914399981498718" calcext:value-type="float">
            <text:p>0.914399981498718</text:p>
          </table:table-cell>
          <table:table-cell table:formula="of:=[.AV89]" office:value-type="float" office:value="0.920799970626831" calcext:value-type="float">
            <text:p>0.920799970626831</text:p>
          </table:table-cell>
          <table:table-cell table:formula="of:=[.AG89]" office:value-type="float" office:value="0.919799983501434" calcext:value-type="float">
            <text:p>0.919799983501434</text:p>
          </table:table-cell>
          <table:table-cell table:formula="of:=[.R89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89:.Q89])" office:value-type="float" office:value="0.922900021076202" calcext:value-type="float">
            <text:p>0.922900021076202</text:p>
          </table:table-cell>
          <table:table-cell/>
          <table:table-cell table:style-name="ce36" table:number-columns-repeated="2"/>
          <table:table-cell table:style-name="ce36" office:value-type="float" office:value="87" calcext:value-type="float">
            <text:p>87</text:p>
          </table:table-cell>
          <table:table-cell table:style-name="ce36"/>
          <table:table-cell table:style-name="ce36" office:value-type="float" office:value="0.919799983501434" calcext:value-type="float">
            <text:p>0.919799983501434</text:p>
          </table:table-cell>
          <table:table-cell table:style-name="ce36" table:number-columns-repeated="3"/>
          <table:table-cell table:number-columns-repeated="2" table:style-name="ce36" office:value-type="float" office:value="0.919799983501434" calcext:value-type="float">
            <text:p>0.919799983501434</text:p>
          </table:table-cell>
          <table:table-cell table:style-name="ce36"/>
          <table:table-cell table:number-columns-repeated="2" table:style-name="ce36" office:value-type="float" office:value="0.919799983501434" calcext:value-type="float">
            <text:p>0.919799983501434</text:p>
          </table:table-cell>
          <table:table-cell table:style-name="ce36" table:formula="of:=AVERAGE([.W89:.AF89])" office:value-type="float" office:value="0.919799983501434" calcext:value-type="float">
            <text:p>0.919799983501434</text:p>
          </table:table-cell>
          <table:table-cell/>
          <table:table-cell table:style-name="ce36" table:number-columns-repeated="2"/>
          <table:table-cell table:style-name="ce36" office:value-type="float" office:value="87" calcext:value-type="float">
            <text:p>87</text:p>
          </table:table-cell>
          <table:table-cell table:style-name="ce36" table:number-columns-repeated="3"/>
          <table:table-cell table:number-columns-repeated="2" table:style-name="ce36" office:value-type="float" office:value="0.920799970626831" calcext:value-type="float">
            <text:p>0.920799970626831</text:p>
          </table:table-cell>
          <table:table-cell table:style-name="ce36" table:number-columns-repeated="2"/>
          <table:table-cell table:style-name="ce36" office:value-type="float" office:value="0.920799970626831" calcext:value-type="float">
            <text:p>0.920799970626831</text:p>
          </table:table-cell>
          <table:table-cell table:style-name="ce36" table:number-columns-repeated="2"/>
          <table:table-cell table:style-name="ce36" table:formula="of:=AVERAGE([.AL89:.AU89])" office:value-type="float" office:value="0.920799970626831" calcext:value-type="float">
            <text:p>0.920799970626831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7"/>
          <table:table-cell office:value-type="float" office:value="0.914399981498718" calcext:value-type="float">
            <text:p>0.914399981498718</text:p>
          </table:table-cell>
          <table:table-cell table:number-columns-repeated="2"/>
          <table:table-cell table:formula="of:=AVERAGE([.BA89:.BJ89])" office:value-type="float" office:value="0.914399981498718" calcext:value-type="float">
            <text:p>0.914399981498718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BK90]" office:value-type="float" office:value="0.911099970340729" calcext:value-type="float">
            <text:p>0.911099970340729</text:p>
          </table:table-cell>
          <table:table-cell table:formula="of:=[.AV90]" office:value-type="float" office:value="0.918200016021729" calcext:value-type="float">
            <text:p>0.918200016021729</text:p>
          </table:table-cell>
          <table:table-cell table:formula="of:=[.AG90]" office:value-type="float" office:value="0.921800017356872" calcext:value-type="float">
            <text:p>0.921800017356872</text:p>
          </table:table-cell>
          <table:table-cell table:formula="of:=[.R90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90:.Q90])" office:value-type="float" office:value="0.922900021076202" calcext:value-type="float">
            <text:p>0.922900021076202</text:p>
          </table:table-cell>
          <table:table-cell/>
          <table:table-cell table:style-name="ce36" table:number-columns-repeated="2"/>
          <table:table-cell table:style-name="ce36" office:value-type="float" office:value="88" calcext:value-type="float">
            <text:p>88</text:p>
          </table:table-cell>
          <table:table-cell table:number-columns-repeated="2" table:style-name="ce36" office:value-type="float" office:value="0.921800017356873" calcext:value-type="float">
            <text:p>0.921800017356873</text:p>
          </table:table-cell>
          <table:table-cell table:style-name="ce36" table:number-columns-repeated="3"/>
          <table:table-cell table:number-columns-repeated="2" table:style-name="ce36" office:value-type="float" office:value="0.921800017356873" calcext:value-type="float">
            <text:p>0.921800017356873</text:p>
          </table:table-cell>
          <table:table-cell table:style-name="ce36"/>
          <table:table-cell table:style-name="ce36" office:value-type="float" office:value="0.921800017356873" calcext:value-type="float">
            <text:p>0.921800017356873</text:p>
          </table:table-cell>
          <table:table-cell table:style-name="ce36"/>
          <table:table-cell table:style-name="ce36" table:formula="of:=AVERAGE([.W90:.AF90])" office:value-type="float" office:value="0.921800017356872" calcext:value-type="float">
            <text:p>0.921800017356872</text:p>
          </table:table-cell>
          <table:table-cell/>
          <table:table-cell table:style-name="ce36" table:number-columns-repeated="2"/>
          <table:table-cell table:style-name="ce36" office:value-type="float" office:value="88" calcext:value-type="float">
            <text:p>88</text:p>
          </table:table-cell>
          <table:table-cell table:number-columns-repeated="2" table:style-name="ce36" office:value-type="float" office:value="0.918200016021729" calcext:value-type="float">
            <text:p>0.918200016021729</text:p>
          </table:table-cell>
          <table:table-cell table:style-name="ce36" table:number-columns-repeated="3"/>
          <table:table-cell table:style-name="ce36" office:value-type="float" office:value="0.918200016021729" calcext:value-type="float">
            <text:p>0.918200016021729</text:p>
          </table:table-cell>
          <table:table-cell table:style-name="ce36" table:number-columns-repeated="4"/>
          <table:table-cell table:style-name="ce36" table:formula="of:=AVERAGE([.AL90:.AU90])" office:value-type="float" office:value="0.918200016021729" calcext:value-type="float">
            <text:p>0.918200016021729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number-columns-repeated="4"/>
          <table:table-cell office:value-type="float" office:value="0.911099970340729" calcext:value-type="float">
            <text:p>0.911099970340729</text:p>
          </table:table-cell>
          <table:table-cell table:number-columns-repeated="5"/>
          <table:table-cell table:formula="of:=AVERAGE([.BA90:.BJ90])" office:value-type="float" office:value="0.911099970340729" calcext:value-type="float">
            <text:p>0.911099970340729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BK91]" office:value-type="float" office:value="0.918600022792816" calcext:value-type="float">
            <text:p>0.918600022792816</text:p>
          </table:table-cell>
          <table:table-cell table:formula="of:=[.AV91]" office:value-type="float" office:value="0.920300006866455" calcext:value-type="float">
            <text:p>0.920300006866455</text:p>
          </table:table-cell>
          <table:table-cell table:formula="of:=[.AG91]" office:value-type="float" office:value="0.917500019073486" calcext:value-type="float">
            <text:p>0.917500019073486</text:p>
          </table:table-cell>
          <table:table-cell table:formula="of:=[.R91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91:.Q91])" office:value-type="float" office:value="0.922900021076202" calcext:value-type="float">
            <text:p>0.922900021076202</text:p>
          </table:table-cell>
          <table:table-cell/>
          <table:table-cell table:style-name="ce36" table:number-columns-repeated="2"/>
          <table:table-cell table:style-name="ce36" office:value-type="float" office:value="89" calcext:value-type="float">
            <text:p>89</text:p>
          </table:table-cell>
          <table:table-cell table:number-columns-repeated="4" table:style-name="ce36" office:value-type="float" office:value="0.917500019073486" calcext:value-type="float">
            <text:p>0.917500019073486</text:p>
          </table:table-cell>
          <table:table-cell table:style-name="ce36"/>
          <table:table-cell table:style-name="ce36" office:value-type="float" office:value="0.917500019073486" calcext:value-type="float">
            <text:p>0.917500019073486</text:p>
          </table:table-cell>
          <table:table-cell table:style-name="ce36" table:number-columns-repeated="4"/>
          <table:table-cell table:style-name="ce36" table:formula="of:=AVERAGE([.W91:.AF91])" office:value-type="float" office:value="0.917500019073486" calcext:value-type="float">
            <text:p>0.917500019073486</text:p>
          </table:table-cell>
          <table:table-cell/>
          <table:table-cell table:style-name="ce36" table:number-columns-repeated="2"/>
          <table:table-cell table:style-name="ce36" office:value-type="float" office:value="89" calcext:value-type="float">
            <text:p>89</text:p>
          </table:table-cell>
          <table:table-cell table:style-name="ce36" table:number-columns-repeated="2"/>
          <table:table-cell table:style-name="ce36" office:value-type="float" office:value="0.920300006866455" calcext:value-type="float">
            <text:p>0.920300006866455</text:p>
          </table:table-cell>
          <table:table-cell table:style-name="ce36"/>
          <table:table-cell table:number-columns-repeated="2" table:style-name="ce36" office:value-type="float" office:value="0.920300006866455" calcext:value-type="float">
            <text:p>0.920300006866455</text:p>
          </table:table-cell>
          <table:table-cell table:style-name="ce36" table:number-columns-repeated="4"/>
          <table:table-cell table:style-name="ce36" table:formula="of:=AVERAGE([.AL91:.AU91])" office:value-type="float" office:value="0.920300006866455" calcext:value-type="float">
            <text:p>0.920300006866455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0.918600022792816" calcext:value-type="float">
            <text:p>0.918600022792816</text:p>
          </table:table-cell>
          <table:table-cell table:number-columns-repeated="9"/>
          <table:table-cell table:formula="of:=AVERAGE([.BA91:.BJ91])" office:value-type="float" office:value="0.918600022792816" calcext:value-type="float">
            <text:p>0.91860002279281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K92]" office:value-type="float" office:value="0.909800002574921" calcext:value-type="float">
            <text:p>0.909800002574921</text:p>
          </table:table-cell>
          <table:table-cell table:formula="of:=[.AV92]" office:value-type="float" office:value="0.919200003147125" calcext:value-type="float">
            <text:p>0.919200003147125</text:p>
          </table:table-cell>
          <table:table-cell table:formula="of:=[.AG92]" office:value-type="float" office:value="0.918500006198883" calcext:value-type="float">
            <text:p>0.918500006198883</text:p>
          </table:table-cell>
          <table:table-cell table:formula="of:=[.R92]" office:value-type="float" office:value="0.923099994659424" calcext:value-type="float">
            <text:p>0.92309999465942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10" office:value-type="float" office:value="0.923099994659424" calcext:value-type="float">
            <text:p>0.923099994659424</text:p>
          </table:table-cell>
          <table:table-cell table:formula="of:=AVERAGE([.H92:.Q92])" office:value-type="float" office:value="0.923099994659424" calcext:value-type="float">
            <text:p>0.923099994659424</text:p>
          </table:table-cell>
          <table:table-cell/>
          <table:table-cell table:style-name="ce36" table:number-columns-repeated="2"/>
          <table:table-cell table:style-name="ce36" office:value-type="float" office:value="90" calcext:value-type="float">
            <text:p>90</text:p>
          </table:table-cell>
          <table:table-cell table:style-name="ce36" table:number-columns-repeated="4"/>
          <table:table-cell table:number-columns-repeated="2" table:style-name="ce36" office:value-type="float" office:value="0.918500006198883" calcext:value-type="float">
            <text:p>0.918500006198883</text:p>
          </table:table-cell>
          <table:table-cell table:style-name="ce36"/>
          <table:table-cell table:number-columns-repeated="3" table:style-name="ce36" office:value-type="float" office:value="0.918500006198883" calcext:value-type="float">
            <text:p>0.918500006198883</text:p>
          </table:table-cell>
          <table:table-cell table:style-name="ce36" table:formula="of:=AVERAGE([.W92:.AF92])" office:value-type="float" office:value="0.918500006198883" calcext:value-type="float">
            <text:p>0.918500006198883</text:p>
          </table:table-cell>
          <table:table-cell/>
          <table:table-cell table:style-name="ce36" table:number-columns-repeated="2"/>
          <table:table-cell table:style-name="ce36" office:value-type="float" office:value="90" calcext:value-type="float">
            <text:p>90</text:p>
          </table:table-cell>
          <table:table-cell table:style-name="ce36" table:number-columns-repeated="7"/>
          <table:table-cell table:number-columns-repeated="3" table:style-name="ce36" office:value-type="float" office:value="0.919200003147125" calcext:value-type="float">
            <text:p>0.919200003147125</text:p>
          </table:table-cell>
          <table:table-cell table:style-name="ce36" table:formula="of:=AVERAGE([.AL92:.AU92])" office:value-type="float" office:value="0.919200003147125" calcext:value-type="float">
            <text:p>0.919200003147125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0.909800002574921" calcext:value-type="float">
            <text:p>0.909800002574921</text:p>
          </table:table-cell>
          <table:table-cell table:number-columns-repeated="3"/>
          <table:table-cell table:formula="of:=AVERAGE([.BA92:.BJ92])" office:value-type="float" office:value="0.909800002574921" calcext:value-type="float">
            <text:p>0.909800002574921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BK93]" office:value-type="float" office:value="0.915199995040894" calcext:value-type="float">
            <text:p>0.915199995040894</text:p>
          </table:table-cell>
          <table:table-cell table:formula="of:=[.AV93]" office:value-type="float" office:value="0.923200011253357" calcext:value-type="float">
            <text:p>0.923200011253357</text:p>
          </table:table-cell>
          <table:table-cell table:formula="of:=[.AG93]" office:value-type="float" office:value="0.920799970626831" calcext:value-type="float">
            <text:p>0.920799970626831</text:p>
          </table:table-cell>
          <table:table-cell table:formula="of:=[.R93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93:.Q93])" office:value-type="float" office:value="0.922800004482269" calcext:value-type="float">
            <text:p>0.922800004482269</text:p>
          </table:table-cell>
          <table:table-cell/>
          <table:table-cell table:style-name="ce36" table:number-columns-repeated="2"/>
          <table:table-cell table:style-name="ce36" office:value-type="float" office:value="91" calcext:value-type="float">
            <text:p>91</text:p>
          </table:table-cell>
          <table:table-cell table:style-name="ce36"/>
          <table:table-cell table:style-name="ce36" office:value-type="float" office:value="0.920799970626831" calcext:value-type="float">
            <text:p>0.920799970626831</text:p>
          </table:table-cell>
          <table:table-cell table:style-name="ce36" table:number-columns-repeated="3"/>
          <table:table-cell table:number-columns-repeated="2" table:style-name="ce36" office:value-type="float" office:value="0.920799970626831" calcext:value-type="float">
            <text:p>0.920799970626831</text:p>
          </table:table-cell>
          <table:table-cell table:style-name="ce36"/>
          <table:table-cell table:number-columns-repeated="2" table:style-name="ce36" office:value-type="float" office:value="0.920799970626831" calcext:value-type="float">
            <text:p>0.920799970626831</text:p>
          </table:table-cell>
          <table:table-cell table:style-name="ce36" table:formula="of:=AVERAGE([.W93:.AF93])" office:value-type="float" office:value="0.920799970626831" calcext:value-type="float">
            <text:p>0.920799970626831</text:p>
          </table:table-cell>
          <table:table-cell/>
          <table:table-cell table:style-name="ce36" table:number-columns-repeated="2"/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0.923200011253357" calcext:value-type="float">
            <text:p>0.923200011253357</text:p>
          </table:table-cell>
          <table:table-cell table:style-name="ce36" table:number-columns-repeated="3"/>
          <table:table-cell table:style-name="ce36" office:value-type="float" office:value="0.923200011253357" calcext:value-type="float">
            <text:p>0.923200011253357</text:p>
          </table:table-cell>
          <table:table-cell table:style-name="ce36" table:number-columns-repeated="3"/>
          <table:table-cell table:style-name="ce36" office:value-type="float" office:value="0.923200011253357" calcext:value-type="float">
            <text:p>0.923200011253357</text:p>
          </table:table-cell>
          <table:table-cell table:style-name="ce36"/>
          <table:table-cell table:style-name="ce36" table:formula="of:=AVERAGE([.AL93:.AU93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0.915199995040894" calcext:value-type="float">
            <text:p>0.915199995040894</text:p>
          </table:table-cell>
          <table:table-cell table:number-columns-repeated="3"/>
          <table:table-cell table:formula="of:=AVERAGE([.BA93:.BJ93])" office:value-type="float" office:value="0.915199995040894" calcext:value-type="float">
            <text:p>0.915199995040894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BK94]" office:value-type="float" office:value="0.91729998588562" calcext:value-type="float">
            <text:p>0.91729998588562</text:p>
          </table:table-cell>
          <table:table-cell table:formula="of:=[.AV94]" office:value-type="float" office:value="0.918900012969971" calcext:value-type="float">
            <text:p>0.918900012969971</text:p>
          </table:table-cell>
          <table:table-cell table:formula="of:=[.AG94]" office:value-type="float" office:value="0.9200000166893" calcext:value-type="float">
            <text:p>0.9200000166893</text:p>
          </table:table-cell>
          <table:table-cell table:formula="of:=[.R94]" office:value-type="float" office:value="0.923399984836578" calcext:value-type="float">
            <text:p>0.923399984836578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" office:value-type="float" office:value="0.923399984836578" calcext:value-type="float">
            <text:p>0.923399984836578</text:p>
          </table:table-cell>
          <table:table-cell table:formula="of:=AVERAGE([.H94:.Q94])" office:value-type="float" office:value="0.923399984836578" calcext:value-type="float">
            <text:p>0.923399984836578</text:p>
          </table:table-cell>
          <table:table-cell/>
          <table:table-cell table:style-name="ce36" table:number-columns-repeated="2"/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style-name="ce36" office:value-type="float" office:value="0.920000016689301" calcext:value-type="float">
            <text:p>0.920000016689301</text:p>
          </table:table-cell>
          <table:table-cell table:style-name="ce36"/>
          <table:table-cell table:number-columns-repeated="2" table:style-name="ce36" office:value-type="float" office:value="0.920000016689301" calcext:value-type="float">
            <text:p>0.920000016689301</text:p>
          </table:table-cell>
          <table:table-cell table:style-name="ce36" table:number-columns-repeated="2"/>
          <table:table-cell table:style-name="ce36" table:formula="of:=AVERAGE([.W94:.AF94])" office:value-type="float" office:value="0.9200000166893" calcext:value-type="float">
            <text:p>0.9200000166893</text:p>
          </table:table-cell>
          <table:table-cell/>
          <table:table-cell table:style-name="ce36" table:number-columns-repeated="2"/>
          <table:table-cell table:style-name="ce36" office:value-type="float" office:value="92" calcext:value-type="float">
            <text:p>92</text:p>
          </table:table-cell>
          <table:table-cell table:style-name="ce36" table:number-columns-repeated="3"/>
          <table:table-cell table:number-columns-repeated="2" table:style-name="ce36" office:value-type="float" office:value="0.918900012969971" calcext:value-type="float">
            <text:p>0.918900012969971</text:p>
          </table:table-cell>
          <table:table-cell table:style-name="ce36" table:number-columns-repeated="4"/>
          <table:table-cell table:style-name="ce36" office:value-type="float" office:value="0.918900012969971" calcext:value-type="float">
            <text:p>0.918900012969971</text:p>
          </table:table-cell>
          <table:table-cell table:style-name="ce36" table:formula="of:=AVERAGE([.AL94:.AU94])" office:value-type="float" office:value="0.918900012969971" calcext:value-type="float">
            <text:p>0.918900012969971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number-columns-repeated="7"/>
          <table:table-cell office:value-type="float" office:value="0.91729998588562" calcext:value-type="float">
            <text:p>0.91729998588562</text:p>
          </table:table-cell>
          <table:table-cell table:number-columns-repeated="2"/>
          <table:table-cell table:formula="of:=AVERAGE([.BA94:.BJ94])" office:value-type="float" office:value="0.91729998588562" calcext:value-type="float">
            <text:p>0.9172999858856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BK95]" office:value-type="float" office:value="0.915499985218048" calcext:value-type="float">
            <text:p>0.915499985218048</text:p>
          </table:table-cell>
          <table:table-cell table:formula="of:=[.AV95]" office:value-type="float" office:value="0.921199977397919" calcext:value-type="float">
            <text:p>0.921199977397919</text:p>
          </table:table-cell>
          <table:table-cell table:formula="of:=[.AG95]" office:value-type="float" office:value="0.920899987220764" calcext:value-type="float">
            <text:p>0.920899987220764</text:p>
          </table:table-cell>
          <table:table-cell table:formula="of:=[.R95]" office:value-type="float" office:value="0.922500014305115" calcext:value-type="float">
            <text:p>0.922500014305115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10" office:value-type="float" office:value="0.922500014305115" calcext:value-type="float">
            <text:p>0.922500014305115</text:p>
          </table:table-cell>
          <table:table-cell table:formula="of:=AVERAGE([.H95:.Q95])" office:value-type="float" office:value="0.922500014305115" calcext:value-type="float">
            <text:p>0.922500014305115</text:p>
          </table:table-cell>
          <table:table-cell/>
          <table:table-cell table:style-name="ce36" table:number-columns-repeated="2"/>
          <table:table-cell table:style-name="ce36" office:value-type="float" office:value="93" calcext:value-type="float">
            <text:p>93</text:p>
          </table:table-cell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 table:number-columns-repeated="4"/>
          <table:table-cell table:style-name="ce36" office:value-type="float" office:value="0.920899987220764" calcext:value-type="float">
            <text:p>0.920899987220764</text:p>
          </table:table-cell>
          <table:table-cell table:style-name="ce36"/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 table:formula="of:=AVERAGE([.W95:.AF95])" office:value-type="float" office:value="0.920899987220764" calcext:value-type="float">
            <text:p>0.920899987220764</text:p>
          </table:table-cell>
          <table:table-cell/>
          <table:table-cell table:style-name="ce36" table:number-columns-repeated="2"/>
          <table:table-cell table:style-name="ce36" office:value-type="float" office:value="93" calcext:value-type="float">
            <text:p>93</text:p>
          </table:table-cell>
          <table:table-cell table:style-name="ce36"/>
          <table:table-cell table:style-name="ce36" office:value-type="float" office:value="0.921199977397919" calcext:value-type="float">
            <text:p>0.921199977397919</text:p>
          </table:table-cell>
          <table:table-cell table:style-name="ce36" table:number-columns-repeated="2"/>
          <table:table-cell table:style-name="ce36" office:value-type="float" office:value="0.921199977397919" calcext:value-type="float">
            <text:p>0.921199977397919</text:p>
          </table:table-cell>
          <table:table-cell table:style-name="ce36" table:number-columns-repeated="4"/>
          <table:table-cell table:style-name="ce36" office:value-type="float" office:value="0.921199977397919" calcext:value-type="float">
            <text:p>0.921199977397919</text:p>
          </table:table-cell>
          <table:table-cell table:style-name="ce36" table:formula="of:=AVERAGE([.AL95:.AU95])" office:value-type="float" office:value="0.921199977397919" calcext:value-type="float">
            <text:p>0.921199977397919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6"/>
          <table:table-cell office:value-type="float" office:value="0.915499985218048" calcext:value-type="float">
            <text:p>0.915499985218048</text:p>
          </table:table-cell>
          <table:table-cell table:number-columns-repeated="3"/>
          <table:table-cell table:formula="of:=AVERAGE([.BA95:.BJ95])" office:value-type="float" office:value="0.915499985218048" calcext:value-type="float">
            <text:p>0.915499985218048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BK96]" office:value-type="float" office:value="0.913399994373322" calcext:value-type="float">
            <text:p>0.913399994373322</text:p>
          </table:table-cell>
          <table:table-cell table:formula="of:=[.AV96]" office:value-type="float" office:value="0.923200011253357" calcext:value-type="float">
            <text:p>0.923200011253357</text:p>
          </table:table-cell>
          <table:table-cell table:formula="of:=[.AG96]" office:value-type="float" office:value="0.919700026512146" calcext:value-type="float">
            <text:p>0.919700026512146</text:p>
          </table:table-cell>
          <table:table-cell table:formula="of:=[.R96]" office:value-type="float" office:value="0.922100007534027" calcext:value-type="float">
            <text:p>0.92210000753402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number-columns-repeated="10" office:value-type="float" office:value="0.922100007534027" calcext:value-type="float">
            <text:p>0.922100007534027</text:p>
          </table:table-cell>
          <table:table-cell table:formula="of:=AVERAGE([.H96:.Q96])" office:value-type="float" office:value="0.922100007534027" calcext:value-type="float">
            <text:p>0.922100007534027</text:p>
          </table:table-cell>
          <table:table-cell/>
          <table:table-cell table:style-name="ce36" table:number-columns-repeated="2"/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0.919700026512146" calcext:value-type="float">
            <text:p>0.919700026512146</text:p>
          </table:table-cell>
          <table:table-cell table:style-name="ce36" table:number-columns-repeated="2"/>
          <table:table-cell table:number-columns-repeated="2" table:style-name="ce36" office:value-type="float" office:value="0.919700026512146" calcext:value-type="float">
            <text:p>0.919700026512146</text:p>
          </table:table-cell>
          <table:table-cell table:style-name="ce36" table:number-columns-repeated="2"/>
          <table:table-cell table:number-columns-repeated="2" table:style-name="ce36" office:value-type="float" office:value="0.919700026512146" calcext:value-type="float">
            <text:p>0.919700026512146</text:p>
          </table:table-cell>
          <table:table-cell table:style-name="ce36"/>
          <table:table-cell table:style-name="ce36" table:formula="of:=AVERAGE([.W96:.AF96])" office:value-type="float" office:value="0.919700026512146" calcext:value-type="float">
            <text:p>0.919700026512146</text:p>
          </table:table-cell>
          <table:table-cell/>
          <table:table-cell table:style-name="ce36" table:number-columns-repeated="2"/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0.923200011253357" calcext:value-type="float">
            <text:p>0.923200011253357</text:p>
          </table:table-cell>
          <table:table-cell table:style-name="ce36"/>
          <table:table-cell table:style-name="ce36" office:value-type="float" office:value="0.923200011253357" calcext:value-type="float">
            <text:p>0.923200011253357</text:p>
          </table:table-cell>
          <table:table-cell table:style-name="ce36" table:number-columns-repeated="3"/>
          <table:table-cell table:style-name="ce36" office:value-type="float" office:value="0.923200011253357" calcext:value-type="float">
            <text:p>0.923200011253357</text:p>
          </table:table-cell>
          <table:table-cell table:style-name="ce36" table:number-columns-repeated="3"/>
          <table:table-cell table:style-name="ce36" table:formula="of:=AVERAGE([.AL96:.AU96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number-columns-repeated="8"/>
          <table:table-cell office:value-type="float" office:value="0.913399994373322" calcext:value-type="float">
            <text:p>0.913399994373322</text:p>
          </table:table-cell>
          <table:table-cell/>
          <table:table-cell table:formula="of:=AVERAGE([.BA96:.BJ96])" office:value-type="float" office:value="0.913399994373322" calcext:value-type="float">
            <text:p>0.913399994373322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BK97]" office:value-type="float" office:value="0.913800001144409" calcext:value-type="float">
            <text:p>0.913800001144409</text:p>
          </table:table-cell>
          <table:table-cell table:formula="of:=[.AV97]" office:value-type="float" office:value="0.919799983501434" calcext:value-type="float">
            <text:p>0.919799983501434</text:p>
          </table:table-cell>
          <table:table-cell table:formula="of:=[.AG97]" office:value-type="float" office:value="0.921700000762939" calcext:value-type="float">
            <text:p>0.921700000762939</text:p>
          </table:table-cell>
          <table:table-cell table:formula="of:=[.R97]" office:value-type="float" office:value="0.923099994659424" calcext:value-type="float">
            <text:p>0.923099994659424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10" office:value-type="float" office:value="0.923099994659424" calcext:value-type="float">
            <text:p>0.923099994659424</text:p>
          </table:table-cell>
          <table:table-cell table:formula="of:=AVERAGE([.H97:.Q97])" office:value-type="float" office:value="0.923099994659424" calcext:value-type="float">
            <text:p>0.923099994659424</text:p>
          </table:table-cell>
          <table:table-cell/>
          <table:table-cell table:style-name="ce36" table:number-columns-repeated="2"/>
          <table:table-cell table:style-name="ce36" office:value-type="float" office:value="95" calcext:value-type="float">
            <text:p>95</text:p>
          </table:table-cell>
          <table:table-cell table:style-name="ce36"/>
          <table:table-cell table:number-columns-repeated="3" table:style-name="ce36" office:value-type="float" office:value="0.921700000762939" calcext:value-type="float">
            <text:p>0.921700000762939</text:p>
          </table:table-cell>
          <table:table-cell table:style-name="ce36" table:number-columns-repeated="3"/>
          <table:table-cell table:style-name="ce36" office:value-type="float" office:value="0.921700000762939" calcext:value-type="float">
            <text:p>0.921700000762939</text:p>
          </table:table-cell>
          <table:table-cell table:style-name="ce36"/>
          <table:table-cell table:style-name="ce36" office:value-type="float" office:value="0.921700000762939" calcext:value-type="float">
            <text:p>0.921700000762939</text:p>
          </table:table-cell>
          <table:table-cell table:style-name="ce36" table:formula="of:=AVERAGE([.W97:.AF97])" office:value-type="float" office:value="0.921700000762939" calcext:value-type="float">
            <text:p>0.921700000762939</text:p>
          </table:table-cell>
          <table:table-cell/>
          <table:table-cell table:style-name="ce36" table:number-columns-repeated="2"/>
          <table:table-cell table:style-name="ce36" office:value-type="float" office:value="95" calcext:value-type="float">
            <text:p>95</text:p>
          </table:table-cell>
          <table:table-cell table:style-name="ce36" table:number-columns-repeated="3"/>
          <table:table-cell table:number-columns-repeated="2" table:style-name="ce36" office:value-type="float" office:value="0.919799983501434" calcext:value-type="float">
            <text:p>0.919799983501434</text:p>
          </table:table-cell>
          <table:table-cell table:style-name="ce36" table:number-columns-repeated="3"/>
          <table:table-cell table:style-name="ce36" office:value-type="float" office:value="0.919799983501434" calcext:value-type="float">
            <text:p>0.919799983501434</text:p>
          </table:table-cell>
          <table:table-cell table:style-name="ce36"/>
          <table:table-cell table:style-name="ce36" table:formula="of:=AVERAGE([.AL97:.AU97])" office:value-type="float" office:value="0.919799983501434" calcext:value-type="float">
            <text:p>0.91979998350143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0.913800001144409" calcext:value-type="float">
            <text:p>0.913800001144409</text:p>
          </table:table-cell>
          <table:table-cell table:number-columns-repeated="6"/>
          <table:table-cell table:formula="of:=AVERAGE([.BA97:.BJ97])" office:value-type="float" office:value="0.913800001144409" calcext:value-type="float">
            <text:p>0.913800001144409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BK98]" office:value-type="float" office:value="0.911700010299683" calcext:value-type="float">
            <text:p>0.911700010299683</text:p>
          </table:table-cell>
          <table:table-cell table:formula="of:=[.AV98]" office:value-type="float" office:value="0.921899974346161" calcext:value-type="float">
            <text:p>0.921899974346161</text:p>
          </table:table-cell>
          <table:table-cell table:formula="of:=[.AG98]" office:value-type="float" office:value="0.920199990272522" calcext:value-type="float">
            <text:p>0.920199990272522</text:p>
          </table:table-cell>
          <table:table-cell table:formula="of:=[.R98]" office:value-type="float" office:value="0.922900021076202" calcext:value-type="float">
            <text:p>0.922900021076202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number-columns-repeated="10" office:value-type="float" office:value="0.922900021076202" calcext:value-type="float">
            <text:p>0.922900021076202</text:p>
          </table:table-cell>
          <table:table-cell table:formula="of:=AVERAGE([.H98:.Q98])" office:value-type="float" office:value="0.922900021076202" calcext:value-type="float">
            <text:p>0.922900021076202</text:p>
          </table:table-cell>
          <table:table-cell/>
          <table:table-cell table:style-name="ce36" table:number-columns-repeated="2"/>
          <table:table-cell table:style-name="ce36" office:value-type="float" office:value="96" calcext:value-type="float">
            <text:p>96</text:p>
          </table:table-cell>
          <table:table-cell table:style-name="ce36"/>
          <table:table-cell table:style-name="ce36" office:value-type="float" office:value="0.920199990272522" calcext:value-type="float">
            <text:p>0.920199990272522</text:p>
          </table:table-cell>
          <table:table-cell table:style-name="ce36" table:number-columns-repeated="4"/>
          <table:table-cell table:number-columns-repeated="4" table:style-name="ce36" office:value-type="float" office:value="0.920199990272522" calcext:value-type="float">
            <text:p>0.920199990272522</text:p>
          </table:table-cell>
          <table:table-cell table:style-name="ce36" table:formula="of:=AVERAGE([.W98:.AF98])" office:value-type="float" office:value="0.920199990272522" calcext:value-type="float">
            <text:p>0.920199990272522</text:p>
          </table:table-cell>
          <table:table-cell/>
          <table:table-cell table:style-name="ce36" table:number-columns-repeated="2"/>
          <table:table-cell table:style-name="ce36" office:value-type="float" office:value="96" calcext:value-type="float">
            <text:p>96</text:p>
          </table:table-cell>
          <table:table-cell table:style-name="ce36" table:number-columns-repeated="2"/>
          <table:table-cell table:number-columns-repeated="2" table:style-name="ce36" office:value-type="float" office:value="0.921899974346161" calcext:value-type="float">
            <text:p>0.921899974346161</text:p>
          </table:table-cell>
          <table:table-cell table:style-name="ce36" table:number-columns-repeated="3"/>
          <table:table-cell table:style-name="ce36" office:value-type="float" office:value="0.921899974346161" calcext:value-type="float">
            <text:p>0.921899974346161</text:p>
          </table:table-cell>
          <table:table-cell table:style-name="ce36" table:number-columns-repeated="2"/>
          <table:table-cell table:style-name="ce36" table:formula="of:=AVERAGE([.AL98:.AU98])" office:value-type="float" office:value="0.921899974346161" calcext:value-type="float">
            <text:p>0.921899974346161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number-columns-repeated="4"/>
          <table:table-cell office:value-type="float" office:value="0.911700010299683" calcext:value-type="float">
            <text:p>0.911700010299683</text:p>
          </table:table-cell>
          <table:table-cell table:number-columns-repeated="5"/>
          <table:table-cell table:formula="of:=AVERAGE([.BA98:.BJ98])" office:value-type="float" office:value="0.911700010299683" calcext:value-type="float">
            <text:p>0.911700010299683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BK99]" office:value-type="float" office:value="0.916899979114533" calcext:value-type="float">
            <text:p>0.916899979114533</text:p>
          </table:table-cell>
          <table:table-cell table:formula="of:=[.AV99]" office:value-type="float" office:value="0.922100007534027" calcext:value-type="float">
            <text:p>0.922100007534027</text:p>
          </table:table-cell>
          <table:table-cell table:formula="of:=[.AG99]" office:value-type="float" office:value="0.919399976730347" calcext:value-type="float">
            <text:p>0.919399976730347</text:p>
          </table:table-cell>
          <table:table-cell table:formula="of:=[.R99]" office:value-type="float" office:value="0.924300014972687" calcext:value-type="float">
            <text:p>0.924300014972687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10" office:value-type="float" office:value="0.924300014972687" calcext:value-type="float">
            <text:p>0.924300014972687</text:p>
          </table:table-cell>
          <table:table-cell table:formula="of:=AVERAGE([.H99:.Q99])" office:value-type="float" office:value="0.924300014972687" calcext:value-type="float">
            <text:p>0.924300014972687</text:p>
          </table:table-cell>
          <table:table-cell/>
          <table:table-cell table:style-name="ce36" table:number-columns-repeated="2"/>
          <table:table-cell table:style-name="ce36" office:value-type="float" office:value="97" calcext:value-type="float">
            <text:p>97</text:p>
          </table:table-cell>
          <table:table-cell table:style-name="ce36"/>
          <table:table-cell table:style-name="ce36" office:value-type="float" office:value="0.919399976730347" calcext:value-type="float">
            <text:p>0.919399976730347</text:p>
          </table:table-cell>
          <table:table-cell table:style-name="ce36"/>
          <table:table-cell table:style-name="ce36" office:value-type="float" office:value="0.919399976730347" calcext:value-type="float">
            <text:p>0.919399976730347</text:p>
          </table:table-cell>
          <table:table-cell table:style-name="ce36"/>
          <table:table-cell table:number-columns-repeated="2" table:style-name="ce36" office:value-type="float" office:value="0.919399976730347" calcext:value-type="float">
            <text:p>0.919399976730347</text:p>
          </table:table-cell>
          <table:table-cell table:style-name="ce36"/>
          <table:table-cell table:style-name="ce36" office:value-type="float" office:value="0.919399976730347" calcext:value-type="float">
            <text:p>0.919399976730347</text:p>
          </table:table-cell>
          <table:table-cell table:style-name="ce36"/>
          <table:table-cell table:style-name="ce36" table:formula="of:=AVERAGE([.W99:.AF99])" office:value-type="float" office:value="0.919399976730347" calcext:value-type="float">
            <text:p>0.919399976730347</text:p>
          </table:table-cell>
          <table:table-cell/>
          <table:table-cell table:style-name="ce36" table:number-columns-repeated="2"/>
          <table:table-cell table:style-name="ce36" office:value-type="float" office:value="97" calcext:value-type="float">
            <text:p>97</text:p>
          </table:table-cell>
          <table:table-cell table:style-name="ce36"/>
          <table:table-cell table:style-name="ce36" office:value-type="float" office:value="0.922100007534027" calcext:value-type="float">
            <text:p>0.922100007534027</text:p>
          </table:table-cell>
          <table:table-cell table:style-name="ce36" table:number-columns-repeated="5"/>
          <table:table-cell table:style-name="ce36" office:value-type="float" office:value="0.922100007534027" calcext:value-type="float">
            <text:p>0.922100007534027</text:p>
          </table:table-cell>
          <table:table-cell table:style-name="ce36"/>
          <table:table-cell table:style-name="ce36" office:value-type="float" office:value="0.922100007534027" calcext:value-type="float">
            <text:p>0.922100007534027</text:p>
          </table:table-cell>
          <table:table-cell table:style-name="ce36" table:formula="of:=AVERAGE([.AL99:.AU99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0.916899979114533" calcext:value-type="float">
            <text:p>0.916899979114533</text:p>
          </table:table-cell>
          <table:table-cell table:number-columns-repeated="9"/>
          <table:table-cell table:formula="of:=AVERAGE([.BA99:.BJ99])" office:value-type="float" office:value="0.916899979114533" calcext:value-type="float">
            <text:p>0.91689997911453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BK100]" office:value-type="float" office:value="0.914099991321564" calcext:value-type="float">
            <text:p>0.914099991321564</text:p>
          </table:table-cell>
          <table:table-cell table:formula="of:=[.AV100]" office:value-type="float" office:value="0.922100007534027" calcext:value-type="float">
            <text:p>0.922100007534027</text:p>
          </table:table-cell>
          <table:table-cell table:formula="of:=[.AG100]" office:value-type="float" office:value="0.920799970626831" calcext:value-type="float">
            <text:p>0.920799970626831</text:p>
          </table:table-cell>
          <table:table-cell table:formula="of:=[.R100]" office:value-type="float" office:value="0.92330002784729" calcext:value-type="float">
            <text:p>0.9233000278472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10" office:value-type="float" office:value="0.92330002784729" calcext:value-type="float">
            <text:p>0.92330002784729</text:p>
          </table:table-cell>
          <table:table-cell table:formula="of:=AVERAGE([.H100:.Q100])" office:value-type="float" office:value="0.92330002784729" calcext:value-type="float">
            <text:p>0.92330002784729</text:p>
          </table:table-cell>
          <table:table-cell/>
          <table:table-cell table:style-name="ce36" table:number-columns-repeated="2"/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0.920799970626831" calcext:value-type="float">
            <text:p>0.920799970626831</text:p>
          </table:table-cell>
          <table:table-cell table:style-name="ce36" table:number-columns-repeated="2"/>
          <table:table-cell table:number-columns-repeated="2" table:style-name="ce36" office:value-type="float" office:value="0.920799970626831" calcext:value-type="float">
            <text:p>0.920799970626831</text:p>
          </table:table-cell>
          <table:table-cell table:style-name="ce36"/>
          <table:table-cell table:style-name="ce36" office:value-type="float" office:value="0.920799970626831" calcext:value-type="float">
            <text:p>0.920799970626831</text:p>
          </table:table-cell>
          <table:table-cell table:style-name="ce36"/>
          <table:table-cell table:style-name="ce36" office:value-type="float" office:value="0.920799970626831" calcext:value-type="float">
            <text:p>0.920799970626831</text:p>
          </table:table-cell>
          <table:table-cell table:style-name="ce36"/>
          <table:table-cell table:style-name="ce36" table:formula="of:=AVERAGE([.W100:.AF100])" office:value-type="float" office:value="0.920799970626831" calcext:value-type="float">
            <text:p>0.920799970626831</text:p>
          </table:table-cell>
          <table:table-cell/>
          <table:table-cell table:style-name="ce36" table:number-columns-repeated="2"/>
          <table:table-cell table:style-name="ce36" office:value-type="float" office:value="98" calcext:value-type="float">
            <text:p>98</text:p>
          </table:table-cell>
          <table:table-cell table:style-name="ce36" table:number-columns-repeated="3"/>
          <table:table-cell table:style-name="ce36" office:value-type="float" office:value="0.922100007534027" calcext:value-type="float">
            <text:p>0.922100007534027</text:p>
          </table:table-cell>
          <table:table-cell table:style-name="ce36"/>
          <table:table-cell table:style-name="ce36" office:value-type="float" office:value="0.922100007534027" calcext:value-type="float">
            <text:p>0.922100007534027</text:p>
          </table:table-cell>
          <table:table-cell table:style-name="ce36" table:number-columns-repeated="3"/>
          <table:table-cell table:style-name="ce36" office:value-type="float" office:value="0.922100007534027" calcext:value-type="float">
            <text:p>0.922100007534027</text:p>
          </table:table-cell>
          <table:table-cell table:style-name="ce36" table:formula="of:=AVERAGE([.AL100:.AU100])" office:value-type="float" office:value="0.922100007534027" calcext:value-type="float">
            <text:p>0.92210000753402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number-columns-repeated="8"/>
          <table:table-cell office:value-type="float" office:value="0.914099991321564" calcext:value-type="float">
            <text:p>0.914099991321564</text:p>
          </table:table-cell>
          <table:table-cell/>
          <table:table-cell table:formula="of:=AVERAGE([.BA100:.BJ100])" office:value-type="float" office:value="0.914099991321564" calcext:value-type="float">
            <text:p>0.91409999132156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BK101]" office:value-type="float" office:value="0.915499985218048" calcext:value-type="float">
            <text:p>0.915499985218048</text:p>
          </table:table-cell>
          <table:table-cell table:formula="of:=[.AV101]" office:value-type="float" office:value="0.919600009918213" calcext:value-type="float">
            <text:p>0.919600009918213</text:p>
          </table:table-cell>
          <table:table-cell table:formula="of:=[.AG101]" office:value-type="float" office:value="0.920899987220764" calcext:value-type="float">
            <text:p>0.920899987220764</text:p>
          </table:table-cell>
          <table:table-cell table:formula="of:=[.R101]" office:value-type="float" office:value="0.922800004482269" calcext:value-type="float">
            <text:p>0.922800004482269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10" office:value-type="float" office:value="0.922800004482269" calcext:value-type="float">
            <text:p>0.922800004482269</text:p>
          </table:table-cell>
          <table:table-cell table:formula="of:=AVERAGE([.H101:.Q101])" office:value-type="float" office:value="0.922800004482269" calcext:value-type="float">
            <text:p>0.922800004482269</text:p>
          </table:table-cell>
          <table:table-cell/>
          <table:table-cell table:style-name="ce36" table:number-columns-repeated="2"/>
          <table:table-cell table:style-name="ce36" office:value-type="float" office:value="99" calcext:value-type="float">
            <text:p>99</text:p>
          </table:table-cell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 table:number-columns-repeated="2"/>
          <table:table-cell table:style-name="ce36" office:value-type="float" office:value="0.920899987220764" calcext:value-type="float">
            <text:p>0.920899987220764</text:p>
          </table:table-cell>
          <table:table-cell table:style-name="ce36" table:number-columns-repeated="2"/>
          <table:table-cell table:number-columns-repeated="2" table:style-name="ce36" office:value-type="float" office:value="0.920899987220764" calcext:value-type="float">
            <text:p>0.920899987220764</text:p>
          </table:table-cell>
          <table:table-cell table:style-name="ce36"/>
          <table:table-cell table:style-name="ce36" table:formula="of:=AVERAGE([.W101:.AF101])" office:value-type="float" office:value="0.920899987220764" calcext:value-type="float">
            <text:p>0.920899987220764</text:p>
          </table:table-cell>
          <table:table-cell/>
          <table:table-cell table:style-name="ce36" table:number-columns-repeated="2"/>
          <table:table-cell table:style-name="ce36" office:value-type="float" office:value="99" calcext:value-type="float">
            <text:p>99</text:p>
          </table:table-cell>
          <table:table-cell table:style-name="ce36" table:number-columns-repeated="3"/>
          <table:table-cell table:style-name="ce36" office:value-type="float" office:value="0.919600009918213" calcext:value-type="float">
            <text:p>0.919600009918213</text:p>
          </table:table-cell>
          <table:table-cell table:style-name="ce36"/>
          <table:table-cell table:number-columns-repeated="2" table:style-name="ce36" office:value-type="float" office:value="0.919600009918213" calcext:value-type="float">
            <text:p>0.919600009918213</text:p>
          </table:table-cell>
          <table:table-cell table:style-name="ce36" table:number-columns-repeated="3"/>
          <table:table-cell table:style-name="ce36" table:formula="of:=AVERAGE([.AL101:.AU101])" office:value-type="float" office:value="0.919600009918213" calcext:value-type="float">
            <text:p>0.919600009918213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4"/>
          <table:table-cell office:value-type="float" office:value="0.915499985218048" calcext:value-type="float">
            <text:p>0.915499985218048</text:p>
          </table:table-cell>
          <table:table-cell table:number-columns-repeated="5"/>
          <table:table-cell table:formula="of:=AVERAGE([.BA101:.BJ101])" office:value-type="float" office:value="0.915499985218048" calcext:value-type="float">
            <text:p>0.915499985218048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BK102]" office:value-type="float" office:value="0.918299973011017" calcext:value-type="float">
            <text:p>0.918299973011017</text:p>
          </table:table-cell>
          <table:table-cell table:formula="of:=[.AV102]" office:value-type="float" office:value="0.919900000095367" calcext:value-type="float">
            <text:p>0.919900000095367</text:p>
          </table:table-cell>
          <table:table-cell table:formula="of:=[.AG102]" office:value-type="float" office:value="0.920199990272522" calcext:value-type="float">
            <text:p>0.920199990272522</text:p>
          </table:table-cell>
          <table:table-cell table:formula="of:=[.R102]" office:value-type="float" office:value="0.922599971294403" calcext:value-type="float">
            <text:p>0.922599971294403</text:p>
          </table:table-cell>
          <table:table-cell table:number-columns-repeated="3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10" office:value-type="float" office:value="0.922599971294403" calcext:value-type="float">
            <text:p>0.922599971294403</text:p>
          </table:table-cell>
          <table:table-cell table:formula="of:=AVERAGE([.H102:.Q102])" office:value-type="float" office:value="0.922599971294403" calcext:value-type="float">
            <text:p>0.922599971294403</text:p>
          </table:table-cell>
          <table:table-cell/>
          <table:table-cell table:style-name="ce36" table:number-columns-repeated="2"/>
          <table:table-cell table:style-name="ce36" office:value-type="float" office:value="100" calcext:value-type="float">
            <text:p>100</text:p>
          </table:table-cell>
          <table:table-cell table:number-columns-repeated="10" table:style-name="ce36" office:value-type="float" office:value="0.920199990272522" calcext:value-type="float">
            <text:p>0.920199990272522</text:p>
          </table:table-cell>
          <table:table-cell table:style-name="ce36" table:formula="of:=AVERAGE([.W102:.AF102])" office:value-type="float" office:value="0.920199990272522" calcext:value-type="float">
            <text:p>0.920199990272522</text:p>
          </table:table-cell>
          <table:table-cell/>
          <table:table-cell table:style-name="ce36" table:number-columns-repeated="2"/>
          <table:table-cell table:style-name="ce36" office:value-type="float" office:value="100" calcext:value-type="float">
            <text:p>100</text:p>
          </table:table-cell>
          <table:table-cell table:number-columns-repeated="10" table:style-name="ce36" office:value-type="float" office:value="0.919900000095367" calcext:value-type="float">
            <text:p>0.919900000095367</text:p>
          </table:table-cell>
          <table:table-cell table:style-name="ce36" table:formula="of:=AVERAGE([.AL102:.AU102])" office:value-type="float" office:value="0.919900000095367" calcext:value-type="float">
            <text:p>0.91990000009536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0.918299973011017" calcext:value-type="float">
            <text:p>0.918299973011017</text:p>
          </table:table-cell>
          <table:table-cell table:number-columns-repeated="3"/>
          <table:table-cell table:formula="of:=AVERAGE([.BA102:.BJ102])" office:value-type="float" office:value="0.918299973011017" calcext:value-type="float">
            <text:p>0.918299973011017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BK103]" office:value-type="float" office:value="0.919900000095367" calcext:value-type="float">
            <text:p>0.91990000009536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17"/>
          <table:table-cell table:style-name="ce29" table:formula="of:=MAX([.R$3:.R$102])" office:value-type="float" office:value="0.924300014972687" calcext:value-type="float">
            <text:p>0.924300014972687</text:p>
          </table:table-cell>
          <table:table-cell/>
          <table:table-cell table:style-name="ce36" table:number-columns-repeated="13"/>
          <table:table-cell table:style-name="ce29" table:formula="of:=MAX([.AG$3:.AG$102])" office:value-type="float" office:value="0.922399997711181" calcext:value-type="float">
            <text:p>0.922399997711181</text:p>
          </table:table-cell>
          <table:table-cell/>
          <table:table-cell table:style-name="ce36" table:number-columns-repeated="13"/>
          <table:table-cell table:style-name="ce29" table:formula="of:=MAX([.AV$3:.AV$102])" office:value-type="float" office:value="0.923200011253357" calcext:value-type="float">
            <text:p>0.923200011253357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number-columns-repeated="7"/>
          <table:table-cell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BA103:.BJ103])" office:value-type="float" office:value="0.919900000095367" calcext:value-type="float">
            <text:p>0.919900000095367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BK104]" office:value-type="float" office:value="0.913299977779388" calcext:value-type="float">
            <text:p>0.91329997777938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0.913299977779388" calcext:value-type="float">
            <text:p>0.913299977779388</text:p>
          </table:table-cell>
          <table:table-cell table:number-columns-repeated="4"/>
          <table:table-cell table:formula="of:=AVERAGE([.BA104:.BJ104])" office:value-type="float" office:value="0.913299977779388" calcext:value-type="float">
            <text:p>0.913299977779388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BK105]" office:value-type="float" office:value="0.914600014686585" calcext:value-type="float">
            <text:p>0.91460001468658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3" calcext:value-type="float">
            <text:p>103</text:p>
          </table:table-cell>
          <table:table-cell table:number-columns-repeated="8"/>
          <table:table-cell office:value-type="float" office:value="0.914600014686585" calcext:value-type="float">
            <text:p>0.914600014686585</text:p>
          </table:table-cell>
          <table:table-cell/>
          <table:table-cell table:formula="of:=AVERAGE([.BA105:.BJ105])" office:value-type="float" office:value="0.914600014686585" calcext:value-type="float">
            <text:p>0.914600014686585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BK106]" office:value-type="float" office:value="0.909099996089935" calcext:value-type="float">
            <text:p>0.90909999608993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0.909099996089935" calcext:value-type="float">
            <text:p>0.909099996089935</text:p>
          </table:table-cell>
          <table:table-cell table:number-columns-repeated="7"/>
          <table:table-cell table:formula="of:=AVERAGE([.BA106:.BJ106])" office:value-type="float" office:value="0.909099996089935" calcext:value-type="float">
            <text:p>0.909099996089935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BK107]" office:value-type="float" office:value="0.906599998474121" calcext:value-type="float">
            <text:p>0.90659999847412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5" calcext:value-type="float">
            <text:p>105</text:p>
          </table:table-cell>
          <table:table-cell table:number-columns-repeated="9"/>
          <table:table-cell office:value-type="float" office:value="0.906599998474121" calcext:value-type="float">
            <text:p>0.906599998474121</text:p>
          </table:table-cell>
          <table:table-cell table:formula="of:=AVERAGE([.BA107:.BJ107])" office:value-type="float" office:value="0.906599998474121" calcext:value-type="float">
            <text:p>0.906599998474121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BK108]" office:value-type="float" office:value="0.913900017738342" calcext:value-type="float">
            <text:p>0.91390001773834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6" calcext:value-type="float">
            <text:p>106</text:p>
          </table:table-cell>
          <table:table-cell table:number-columns-repeated="5"/>
          <table:table-cell office:value-type="float" office:value="0.913900017738342" calcext:value-type="float">
            <text:p>0.913900017738342</text:p>
          </table:table-cell>
          <table:table-cell table:number-columns-repeated="4"/>
          <table:table-cell table:formula="of:=AVERAGE([.BA108:.BJ108])" office:value-type="float" office:value="0.913900017738342" calcext:value-type="float">
            <text:p>0.913900017738342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BK109]" office:value-type="float" office:value="0.912000000476837" calcext:value-type="float">
            <text:p>0.91200000047683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107" calcext:value-type="float">
            <text:p>107</text:p>
          </table:table-cell>
          <table:table-cell office:value-type="float" office:value="0.912000000476837" calcext:value-type="float">
            <text:p>0.912000000476837</text:p>
          </table:table-cell>
          <table:table-cell table:number-columns-repeated="9"/>
          <table:table-cell table:formula="of:=AVERAGE([.BA109:.BJ109])" office:value-type="float" office:value="0.912000000476837" calcext:value-type="float">
            <text:p>0.912000000476837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BK110]" office:value-type="float" office:value="0.910700023174286" calcext:value-type="float">
            <text:p>0.91070002317428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global epoch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lient</text:p>
          </table:table-cell>
          <table:table-cell table:number-columns-repeated="43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0.910700023174286" calcext:value-type="float">
            <text:p>0.910700023174286</text:p>
          </table:table-cell>
          <table:table-cell table:number-columns-repeated="7"/>
          <table:table-cell table:formula="of:=AVERAGE([.BA110:.BJ110])" office:value-type="float" office:value="0.910700023174286" calcext:value-type="float">
            <text:p>0.910700023174286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BK111]" office:value-type="float" office:value="0.913999974727631" calcext:value-type="float">
            <text:p>0.91399997472763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lients per epo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9"/>
          <table:table-cell office:value-type="float" office:value="109" calcext:value-type="float">
            <text:p>109</text:p>
          </table:table-cell>
          <table:table-cell table:number-columns-repeated="9"/>
          <table:table-cell office:value-type="float" office:value="0.913999974727631" calcext:value-type="float">
            <text:p>0.913999974727631</text:p>
          </table:table-cell>
          <table:table-cell table:formula="of:=AVERAGE([.BA111:.BJ111])" office:value-type="float" office:value="0.913999974727631" calcext:value-type="float">
            <text:p>0.913999974727631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BK112]" office:value-type="float" office:value="0.91159999370575" calcext:value-type="float">
            <text:p>0.9115999937057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otal client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783999979496002" calcext:value-type="float">
            <text:p>0.783999979496002</text:p>
          </table:table-cell>
          <table:table-cell table:number-columns-repeated="5"/>
          <table:table-cell table:formula="of:=AVERAGE([.H112:.L112])" office:value-type="float" office:value="0.783999979496002" calcext:value-type="float">
            <text:p>0.783999979496002</text:p>
          </table:table-cell>
          <table:table-cell table:number-columns-repeated="33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0.91159999370575" calcext:value-type="float">
            <text:p>0.91159999370575</text:p>
          </table:table-cell>
          <table:table-cell table:number-columns-repeated="7"/>
          <table:table-cell table:formula="of:=AVERAGE([.BA112:.BJ112])" office:value-type="float" office:value="0.91159999370575" calcext:value-type="float">
            <text:p>0.91159999370575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BK113]" office:value-type="float" office:value="0.915000021457672" calcext:value-type="float">
            <text:p>0.91500002145767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 office:value-type="float" office:value="0.823899984359741" calcext:value-type="float">
            <text:p>0.823899984359741</text:p>
          </table:table-cell>
          <table:table-cell table:number-columns-repeated="5"/>
          <table:table-cell table:formula="of:=AVERAGE([.H113:.L113])" office:value-type="float" office:value="0.823899984359741" calcext:value-type="float">
            <text:p>0.823899984359741</text:p>
          </table:table-cell>
          <table:table-cell table:number-columns-repeated="33"/>
          <table:table-cell office:value-type="float" office:value="111" calcext:value-type="float">
            <text:p>111</text:p>
          </table:table-cell>
          <table:table-cell table:number-columns-repeated="5"/>
          <table:table-cell office:value-type="float" office:value="0.915000021457672" calcext:value-type="float">
            <text:p>0.915000021457672</text:p>
          </table:table-cell>
          <table:table-cell table:number-columns-repeated="4"/>
          <table:table-cell table:formula="of:=AVERAGE([.BA113:.BJ113])" office:value-type="float" office:value="0.915000021457672" calcext:value-type="float">
            <text:p>0.915000021457672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BK114]" office:value-type="float" office:value="0.905900001525879" calcext:value-type="float">
            <text:p>0.90590000152587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ocal epoch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.846700012683868" calcext:value-type="float">
            <text:p>0.846700012683868</text:p>
          </table:table-cell>
          <table:table-cell table:number-columns-repeated="5"/>
          <table:table-cell table:formula="of:=AVERAGE([.H114:.L114])" office:value-type="float" office:value="0.846700012683868" calcext:value-type="float">
            <text:p>0.846700012683868</text:p>
          </table:table-cell>
          <table:table-cell table:number-columns-repeated="33"/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0.905900001525879" calcext:value-type="float">
            <text:p>0.905900001525879</text:p>
          </table:table-cell>
          <table:table-cell table:number-columns-repeated="5"/>
          <table:table-cell table:formula="of:=AVERAGE([.BA114:.BJ114])" office:value-type="float" office:value="0.905900001525879" calcext:value-type="float">
            <text:p>0.905900001525879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BK115]" office:value-type="float" office:value="0.909900009632111" calcext:value-type="float">
            <text:p>0.90990000963211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teps per epoch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.862100005149841" calcext:value-type="float">
            <text:p>0.862100005149841</text:p>
          </table:table-cell>
          <table:table-cell table:number-columns-repeated="5"/>
          <table:table-cell table:formula="of:=AVERAGE([.H115:.L115])" office:value-type="float" office:value="0.862100005149841" calcext:value-type="float">
            <text:p>0.862100005149841</text:p>
          </table:table-cell>
          <table:table-cell table:number-columns-repeated="33"/>
          <table:table-cell office:value-type="float" office:value="113" calcext:value-type="float">
            <text:p>113</text:p>
          </table:table-cell>
          <table:table-cell office:value-type="float" office:value="0.909900009632111" calcext:value-type="float">
            <text:p>0.909900009632111</text:p>
          </table:table-cell>
          <table:table-cell table:number-columns-repeated="9"/>
          <table:table-cell table:formula="of:=AVERAGE([.BA115:.BJ115])" office:value-type="float" office:value="0.909900009632111" calcext:value-type="float">
            <text:p>0.909900009632111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BK116]" office:value-type="float" office:value="0.910799980163574" calcext:value-type="float">
            <text:p>0.91079998016357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atch siz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.867600023746491" calcext:value-type="float">
            <text:p>0.867600023746491</text:p>
          </table:table-cell>
          <table:table-cell table:number-columns-repeated="5"/>
          <table:table-cell table:formula="of:=AVERAGE([.H116:.L116])" office:value-type="float" office:value="0.867600023746491" calcext:value-type="float">
            <text:p>0.867600023746491</text:p>
          </table:table-cell>
          <table:table-cell table:number-columns-repeated="33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0.910799980163574" calcext:value-type="float">
            <text:p>0.910799980163574</text:p>
          </table:table-cell>
          <table:table-cell table:number-columns-repeated="7"/>
          <table:table-cell table:formula="of:=AVERAGE([.BA116:.BJ116])" office:value-type="float" office:value="0.910799980163574" calcext:value-type="float">
            <text:p>0.91079998016357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BK117]" office:value-type="float" office:value="0.914900004863739" calcext:value-type="float">
            <text:p>0.91490000486373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 per epoch</text:p>
          </table:table-cell>
          <table:table-cell table:formula="of:=[.F116]*[.F114]*[.F115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.873700022697449" calcext:value-type="float">
            <text:p>0.873700022697449</text:p>
          </table:table-cell>
          <table:table-cell table:number-columns-repeated="5"/>
          <table:table-cell table:formula="of:=AVERAGE([.H117:.L117])" office:value-type="float" office:value="0.873700022697449" calcext:value-type="float">
            <text:p>0.873700022697449</text:p>
          </table:table-cell>
          <table:table-cell table:number-columns-repeated="33"/>
          <table:table-cell office:value-type="float" office:value="115" calcext:value-type="float">
            <text:p>115</text:p>
          </table:table-cell>
          <table:table-cell table:number-columns-repeated="5"/>
          <table:table-cell office:value-type="float" office:value="0.914900004863739" calcext:value-type="float">
            <text:p>0.914900004863739</text:p>
          </table:table-cell>
          <table:table-cell table:number-columns-repeated="4"/>
          <table:table-cell table:formula="of:=AVERAGE([.BA117:.BJ117])" office:value-type="float" office:value="0.914900004863739" calcext:value-type="float">
            <text:p>0.914900004863739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BK118]" office:value-type="float" office:value="0.916000008583069" calcext:value-type="float">
            <text:p>0.91600000858306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 office:value-type="float" office:value="0.879100024700165" calcext:value-type="float">
            <text:p>0.879100024700165</text:p>
          </table:table-cell>
          <table:table-cell table:number-columns-repeated="5"/>
          <table:table-cell table:formula="of:=AVERAGE([.H118:.L118])" office:value-type="float" office:value="0.879100024700165" calcext:value-type="float">
            <text:p>0.879100024700165</text:p>
          </table:table-cell>
          <table:table-cell table:number-columns-repeated="33"/>
          <table:table-cell office:value-type="float" office:value="116" calcext:value-type="float">
            <text:p>116</text:p>
          </table:table-cell>
          <table:table-cell office:value-type="float" office:value="0.916000008583069" calcext:value-type="float">
            <text:p>0.916000008583069</text:p>
          </table:table-cell>
          <table:table-cell table:number-columns-repeated="9"/>
          <table:table-cell table:formula="of:=AVERAGE([.BA118:.BJ118])" office:value-type="float" office:value="0.916000008583069" calcext:value-type="float">
            <text:p>0.916000008583069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BK119]" office:value-type="float" office:value="0.911800026893616" calcext:value-type="float">
            <text:p>0.91180002689361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.883199989795685" calcext:value-type="float">
            <text:p>0.883199989795685</text:p>
          </table:table-cell>
          <table:table-cell table:number-columns-repeated="5"/>
          <table:table-cell table:formula="of:=AVERAGE([.H119:.L119])" office:value-type="float" office:value="0.883199989795685" calcext:value-type="float">
            <text:p>0.883199989795685</text:p>
          </table:table-cell>
          <table:table-cell table:number-columns-repeated="33"/>
          <table:table-cell office:value-type="float" office:value="117" calcext:value-type="float">
            <text:p>117</text:p>
          </table:table-cell>
          <table:table-cell/>
          <table:table-cell office:value-type="float" office:value="0.911800026893616" calcext:value-type="float">
            <text:p>0.911800026893616</text:p>
          </table:table-cell>
          <table:table-cell table:number-columns-repeated="8"/>
          <table:table-cell table:formula="of:=AVERAGE([.BA119:.BJ119])" office:value-type="float" office:value="0.911800026893616" calcext:value-type="float">
            <text:p>0.911800026893616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BK120]" office:value-type="float" office:value="0.907000005245209" calcext:value-type="float">
            <text:p>0.90700000524520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amples per client</text:p>
          </table:table-cell>
          <table:table-cell table:formula="of:=[.F119]/[.F112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.883899986743927" calcext:value-type="float">
            <text:p>0.883899986743927</text:p>
          </table:table-cell>
          <table:table-cell table:number-columns-repeated="5"/>
          <table:table-cell table:formula="of:=AVERAGE([.H120:.L120])" office:value-type="float" office:value="0.883899986743927" calcext:value-type="float">
            <text:p>0.883899986743927</text:p>
          </table:table-cell>
          <table:table-cell table:number-columns-repeated="33"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0.907000005245209" calcext:value-type="float">
            <text:p>0.907000005245209</text:p>
          </table:table-cell>
          <table:table-cell table:number-columns-repeated="3"/>
          <table:table-cell table:formula="of:=AVERAGE([.BA120:.BJ120])" office:value-type="float" office:value="0.907000005245209" calcext:value-type="float">
            <text:p>0.907000005245209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BK121]" office:value-type="float" office:value="0.917500019073486" calcext:value-type="float">
            <text:p>0.91750001907348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 office:value-type="float" office:value="0.888599991798401" calcext:value-type="float">
            <text:p>0.888599991798401</text:p>
          </table:table-cell>
          <table:table-cell table:number-columns-repeated="5"/>
          <table:table-cell table:formula="of:=AVERAGE([.H121:.L121])" office:value-type="float" office:value="0.888599991798401" calcext:value-type="float">
            <text:p>0.888599991798401</text:p>
          </table:table-cell>
          <table:table-cell table:number-columns-repeated="33"/>
          <table:table-cell office:value-type="float" office:value="119" calcext:value-type="float">
            <text:p>119</text:p>
          </table:table-cell>
          <table:table-cell/>
          <table:table-cell office:value-type="float" office:value="0.917500019073486" calcext:value-type="float">
            <text:p>0.917500019073486</text:p>
          </table:table-cell>
          <table:table-cell table:number-columns-repeated="8"/>
          <table:table-cell table:formula="of:=AVERAGE([.BA121:.BJ121])" office:value-type="float" office:value="0.917500019073486" calcext:value-type="float">
            <text:p>0.91750001907348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BK122]" office:value-type="float" office:value="0.913800001144409" calcext:value-type="float">
            <text:p>0.91380000114440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nn_model 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0.891499996185303" calcext:value-type="float">
            <text:p>0.891499996185303</text:p>
          </table:table-cell>
          <table:table-cell table:number-columns-repeated="5"/>
          <table:table-cell table:formula="of:=AVERAGE([.H122:.L122])" office:value-type="float" office:value="0.891499996185303" calcext:value-type="float">
            <text:p>0.891499996185303</text:p>
          </table:table-cell>
          <table:table-cell table:number-columns-repeated="33"/>
          <table:table-cell office:value-type="float" office:value="120" calcext:value-type="float">
            <text:p>120</text:p>
          </table:table-cell>
          <table:table-cell table:number-columns-repeated="8"/>
          <table:table-cell office:value-type="float" office:value="0.913800001144409" calcext:value-type="float">
            <text:p>0.913800001144409</text:p>
          </table:table-cell>
          <table:table-cell/>
          <table:table-cell table:formula="of:=AVERAGE([.BA122:.BJ122])" office:value-type="float" office:value="0.913800001144409" calcext:value-type="float">
            <text:p>0.913800001144409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BK123]" office:value-type="float" office:value="0.914900004863739" calcext:value-type="float">
            <text:p>0.91490000486373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SGD 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 office:value-type="float" office:value="0.890600025653839" calcext:value-type="float">
            <text:p>0.890600025653839</text:p>
          </table:table-cell>
          <table:table-cell table:number-columns-repeated="5"/>
          <table:table-cell table:formula="of:=AVERAGE([.H123:.L123])" office:value-type="float" office:value="0.890600025653839" calcext:value-type="float">
            <text:p>0.890600025653839</text:p>
          </table:table-cell>
          <table:table-cell table:number-columns-repeated="33"/>
          <table:table-cell office:value-type="float" office:value="121" calcext:value-type="float">
            <text:p>121</text:p>
          </table:table-cell>
          <table:table-cell office:value-type="float" office:value="0.914900004863739" calcext:value-type="float">
            <text:p>0.914900004863739</text:p>
          </table:table-cell>
          <table:table-cell table:number-columns-repeated="9"/>
          <table:table-cell table:formula="of:=AVERAGE([.BA123:.BJ123])" office:value-type="float" office:value="0.914900004863739" calcext:value-type="float">
            <text:p>0.91490000486373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BK124]" office:value-type="float" office:value="0.919200003147125" calcext:value-type="float">
            <text:p>0.91920000314712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earning_rate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.894900023937225" calcext:value-type="float">
            <text:p>0.894900023937225</text:p>
          </table:table-cell>
          <table:table-cell table:number-columns-repeated="5"/>
          <table:table-cell table:formula="of:=AVERAGE([.H124:.L124])" office:value-type="float" office:value="0.894900023937225" calcext:value-type="float">
            <text:p>0.894900023937225</text:p>
          </table:table-cell>
          <table:table-cell table:number-columns-repeated="33"/>
          <table:table-cell office:value-type="float" office:value="122" calcext:value-type="float">
            <text:p>122</text:p>
          </table:table-cell>
          <table:table-cell/>
          <table:table-cell office:value-type="float" office:value="0.919200003147125" calcext:value-type="float">
            <text:p>0.919200003147125</text:p>
          </table:table-cell>
          <table:table-cell table:number-columns-repeated="8"/>
          <table:table-cell table:formula="of:=AVERAGE([.BA124:.BJ124])" office:value-type="float" office:value="0.919200003147125" calcext:value-type="float">
            <text:p>0.919200003147125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BK125]" office:value-type="float" office:value="0.912599980831146" calcext:value-type="float">
            <text:p>0.91259998083114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omentum</text:p>
          </table:table-cell>
          <table:table-cell office:value-type="float" office:value="0.9" calcext:value-type="float">
            <text:p>0.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.896499991416931" calcext:value-type="float">
            <text:p>0.896499991416931</text:p>
          </table:table-cell>
          <table:table-cell table:number-columns-repeated="5"/>
          <table:table-cell table:formula="of:=AVERAGE([.H125:.L125])" office:value-type="float" office:value="0.896499991416931" calcext:value-type="float">
            <text:p>0.896499991416931</text:p>
          </table:table-cell>
          <table:table-cell table:number-columns-repeated="33"/>
          <table:table-cell office:value-type="float" office:value="123" calcext:value-type="float">
            <text:p>123</text:p>
          </table:table-cell>
          <table:table-cell office:value-type="float" office:value="0.912599980831146" calcext:value-type="float">
            <text:p>0.912599980831146</text:p>
          </table:table-cell>
          <table:table-cell table:number-columns-repeated="9"/>
          <table:table-cell table:formula="of:=AVERAGE([.BA125:.BJ125])" office:value-type="float" office:value="0.912599980831146" calcext:value-type="float">
            <text:p>0.912599980831146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BK126]" office:value-type="float" office:value="0.919399976730347" calcext:value-type="float">
            <text:p>0.91939997673034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</text:p>
          </table:table-cell>
          <table:table-cell office:value-type="float" office:value="0.95466225" calcext:value-type="float">
            <text:p>0.9546622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.897899985313416" calcext:value-type="float">
            <text:p>0.897899985313416</text:p>
          </table:table-cell>
          <table:table-cell table:number-columns-repeated="5"/>
          <table:table-cell table:formula="of:=AVERAGE([.H126:.L126])" office:value-type="float" office:value="0.897899985313416" calcext:value-type="float">
            <text:p>0.897899985313416</text:p>
          </table:table-cell>
          <table:table-cell table:number-columns-repeated="33"/>
          <table:table-cell office:value-type="float" office:value="124" calcext:value-type="float">
            <text:p>124</text:p>
          </table:table-cell>
          <table:table-cell table:number-columns-repeated="7"/>
          <table:table-cell office:value-type="float" office:value="0.919399976730347" calcext:value-type="float">
            <text:p>0.919399976730347</text:p>
          </table:table-cell>
          <table:table-cell table:number-columns-repeated="2"/>
          <table:table-cell table:formula="of:=AVERAGE([.BA126:.BJ126])" office:value-type="float" office:value="0.919399976730347" calcext:value-type="float">
            <text:p>0.919399976730347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BK127]" office:value-type="float" office:value="0.912299990653992" calcext:value-type="float">
            <text:p>0.91229999065399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lr decay period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.898500025272369" calcext:value-type="float">
            <text:p>0.898500025272369</text:p>
          </table:table-cell>
          <table:table-cell table:number-columns-repeated="5"/>
          <table:table-cell table:formula="of:=AVERAGE([.H127:.L127])" office:value-type="float" office:value="0.898500025272369" calcext:value-type="float">
            <text:p>0.898500025272369</text:p>
          </table:table-cell>
          <table:table-cell table:number-columns-repeated="33"/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0.912299990653992" calcext:value-type="float">
            <text:p>0.912299990653992</text:p>
          </table:table-cell>
          <table:table-cell table:number-columns-repeated="7"/>
          <table:table-cell table:formula="of:=AVERAGE([.BA127:.BJ127])" office:value-type="float" office:value="0.912299990653992" calcext:value-type="float">
            <text:p>0.912299990653992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BK128]" office:value-type="float" office:value="0.912599980831146" calcext:value-type="float">
            <text:p>0.91259998083114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5" office:value-type="float" office:value="0.901400029659271" calcext:value-type="float">
            <text:p>0.901400029659271</text:p>
          </table:table-cell>
          <table:table-cell table:number-columns-repeated="5"/>
          <table:table-cell table:formula="of:=AVERAGE([.H128:.L128])" office:value-type="float" office:value="0.901400029659271" calcext:value-type="float">
            <text:p>0.901400029659271</text:p>
          </table:table-cell>
          <table:table-cell table:number-columns-repeated="33"/>
          <table:table-cell office:value-type="float" office:value="126" calcext:value-type="float">
            <text:p>126</text:p>
          </table:table-cell>
          <table:table-cell/>
          <table:table-cell office:value-type="float" office:value="0.912599980831146" calcext:value-type="float">
            <text:p>0.912599980831146</text:p>
          </table:table-cell>
          <table:table-cell table:number-columns-repeated="8"/>
          <table:table-cell table:formula="of:=AVERAGE([.BA128:.BJ128])" office:value-type="float" office:value="0.912599980831146" calcext:value-type="float">
            <text:p>0.912599980831146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BK129]" office:value-type="float" office:value="0.91540002822876" calcext:value-type="float">
            <text:p>0.9154000282287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ax accuracy</text:p>
          </table:table-cell>
          <table:table-cell table:formula="of:=[.R212]" office:value-type="float" office:value="0.922599971294403" calcext:value-type="float">
            <text:p>0.92259997129440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.899900019168854" calcext:value-type="float">
            <text:p>0.899900019168854</text:p>
          </table:table-cell>
          <table:table-cell table:number-columns-repeated="5"/>
          <table:table-cell table:formula="of:=AVERAGE([.H129:.L129])" office:value-type="float" office:value="0.899900019168854" calcext:value-type="float">
            <text:p>0.899900019168854</text:p>
          </table:table-cell>
          <table:table-cell table:number-columns-repeated="33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.91540002822876" calcext:value-type="float">
            <text:p>0.91540002822876</text:p>
          </table:table-cell>
          <table:table-cell table:number-columns-repeated="7"/>
          <table:table-cell table:formula="of:=AVERAGE([.BA129:.BJ129])" office:value-type="float" office:value="0.91540002822876" calcext:value-type="float">
            <text:p>0.91540002822876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BK130]" office:value-type="float" office:value="0.91430002450943" calcext:value-type="float">
            <text:p>0.9143000245094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poch for 92%</text:p>
          </table:table-cell>
          <table:table-cell table:style-name="ce37" office:value-type="string" calcext:value-type="string">
            <text:p>N/A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.90200001001358" calcext:value-type="float">
            <text:p>0.90200001001358</text:p>
          </table:table-cell>
          <table:table-cell table:number-columns-repeated="5"/>
          <table:table-cell table:formula="of:=AVERAGE([.H130:.L130])" office:value-type="float" office:value="0.90200001001358" calcext:value-type="float">
            <text:p>0.90200001001358</text:p>
          </table:table-cell>
          <table:table-cell table:number-columns-repeated="33"/>
          <table:table-cell office:value-type="float" office:value="128" calcext:value-type="float">
            <text:p>128</text:p>
          </table:table-cell>
          <table:table-cell/>
          <table:table-cell office:value-type="float" office:value="0.91430002450943" calcext:value-type="float">
            <text:p>0.91430002450943</text:p>
          </table:table-cell>
          <table:table-cell table:number-columns-repeated="8"/>
          <table:table-cell table:formula="of:=AVERAGE([.BA130:.BJ130])" office:value-type="float" office:value="0.91430002450943" calcext:value-type="float">
            <text:p>0.91430002450943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BK131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5" office:value-type="float" office:value="0.901899993419647" calcext:value-type="float">
            <text:p>0.901899993419647</text:p>
          </table:table-cell>
          <table:table-cell table:number-columns-repeated="5"/>
          <table:table-cell table:formula="of:=AVERAGE([.H131:.L131])" office:value-type="float" office:value="0.901899993419647" calcext:value-type="float">
            <text:p>0.901899993419647</text:p>
          </table:table-cell>
          <table:table-cell table:number-columns-repeated="33"/>
          <table:table-cell office:value-type="float" office:value="129" calcext:value-type="float">
            <text:p>129</text:p>
          </table:table-cell>
          <table:table-cell table:number-columns-repeated="8"/>
          <table:table-cell office:value-type="float" office:value="0.916499972343445" calcext:value-type="float">
            <text:p>0.916499972343445</text:p>
          </table:table-cell>
          <table:table-cell/>
          <table:table-cell table:formula="of:=AVERAGE([.BA131:.BJ131])" office:value-type="float" office:value="0.916499972343445" calcext:value-type="float">
            <text:p>0.91649997234344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BK132]" office:value-type="float" office:value="0.915199995040894" calcext:value-type="float">
            <text:p>0.91519999504089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number-columns-repeated="5" office:value-type="float" office:value="0.902999997138977" calcext:value-type="float">
            <text:p>0.902999997138977</text:p>
          </table:table-cell>
          <table:table-cell table:number-columns-repeated="5"/>
          <table:table-cell table:formula="of:=AVERAGE([.H132:.L132])" office:value-type="float" office:value="0.902999997138977" calcext:value-type="float">
            <text:p>0.902999997138977</text:p>
          </table:table-cell>
          <table:table-cell table:number-columns-repeated="33"/>
          <table:table-cell office:value-type="float" office:value="130" calcext:value-type="float">
            <text:p>130</text:p>
          </table:table-cell>
          <table:table-cell/>
          <table:table-cell office:value-type="float" office:value="0.915199995040894" calcext:value-type="float">
            <text:p>0.915199995040894</text:p>
          </table:table-cell>
          <table:table-cell table:number-columns-repeated="8"/>
          <table:table-cell table:formula="of:=AVERAGE([.BA132:.BJ132])" office:value-type="float" office:value="0.915199995040894" calcext:value-type="float">
            <text:p>0.915199995040894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BK133]" office:value-type="float" office:value="0.916700005531311" calcext:value-type="float">
            <text:p>0.91670000553131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number-columns-repeated="5" office:value-type="float" office:value="0.905900001525879" calcext:value-type="float">
            <text:p>0.905900001525879</text:p>
          </table:table-cell>
          <table:table-cell table:number-columns-repeated="5"/>
          <table:table-cell table:formula="of:=AVERAGE([.H133:.L133])" office:value-type="float" office:value="0.905900001525879" calcext:value-type="float">
            <text:p>0.905900001525879</text:p>
          </table:table-cell>
          <table:table-cell table:number-columns-repeated="33"/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0.916700005531311" calcext:value-type="float">
            <text:p>0.916700005531311</text:p>
          </table:table-cell>
          <table:table-cell table:number-columns-repeated="6"/>
          <table:table-cell table:formula="of:=AVERAGE([.BA133:.BJ133])" office:value-type="float" office:value="0.916700005531311" calcext:value-type="float">
            <text:p>0.916700005531311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BK134]" office:value-type="float" office:value="0.909099996089935" calcext:value-type="float">
            <text:p>0.90909999608993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more lr decay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 office:value-type="float" office:value="0.90420001745224" calcext:value-type="float">
            <text:p>0.90420001745224</text:p>
          </table:table-cell>
          <table:table-cell table:number-columns-repeated="5"/>
          <table:table-cell table:formula="of:=AVERAGE([.H134:.L134])" office:value-type="float" office:value="0.90420001745224" calcext:value-type="float">
            <text:p>0.90420001745224</text:p>
          </table:table-cell>
          <table:table-cell table:number-columns-repeated="33"/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0.909099996089935" calcext:value-type="float">
            <text:p>0.909099996089935</text:p>
          </table:table-cell>
          <table:table-cell table:number-columns-repeated="7"/>
          <table:table-cell table:formula="of:=AVERAGE([.BA134:.BJ134])" office:value-type="float" office:value="0.909099996089935" calcext:value-type="float">
            <text:p>0.909099996089935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BK135]" office:value-type="float" office:value="0.920000016689301" calcext:value-type="float">
            <text:p>0.92000001668930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5" office:value-type="float" office:value="0.906899988651276" calcext:value-type="float">
            <text:p>0.906899988651276</text:p>
          </table:table-cell>
          <table:table-cell table:number-columns-repeated="5"/>
          <table:table-cell table:formula="of:=AVERAGE([.H135:.L135])" office:value-type="float" office:value="0.906899988651276" calcext:value-type="float">
            <text:p>0.906899988651276</text:p>
          </table:table-cell>
          <table:table-cell table:number-columns-repeated="33"/>
          <table:table-cell office:value-type="float" office:value="133" calcext:value-type="float">
            <text:p>133</text:p>
          </table:table-cell>
          <table:table-cell table:number-columns-repeated="4"/>
          <table:table-cell office:value-type="float" office:value="0.920000016689301" calcext:value-type="float">
            <text:p>0.920000016689301</text:p>
          </table:table-cell>
          <table:table-cell table:number-columns-repeated="5"/>
          <table:table-cell table:formula="of:=AVERAGE([.BA135:.BJ135])" office:value-type="float" office:value="0.920000016689301" calcext:value-type="float">
            <text:p>0.920000016689301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BK136]" office:value-type="float" office:value="0.912699997425079" calcext:value-type="float">
            <text:p>0.91269999742507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5" office:value-type="float" office:value="0.906499981880188" calcext:value-type="float">
            <text:p>0.906499981880188</text:p>
          </table:table-cell>
          <table:table-cell table:number-columns-repeated="5"/>
          <table:table-cell table:formula="of:=AVERAGE([.H136:.L136])" office:value-type="float" office:value="0.906499981880188" calcext:value-type="float">
            <text:p>0.906499981880188</text:p>
          </table:table-cell>
          <table:table-cell table:number-columns-repeated="33"/>
          <table:table-cell office:value-type="float" office:value="134" calcext:value-type="float">
            <text:p>134</text:p>
          </table:table-cell>
          <table:table-cell office:value-type="float" office:value="0.912699997425079" calcext:value-type="float">
            <text:p>0.912699997425079</text:p>
          </table:table-cell>
          <table:table-cell table:number-columns-repeated="9"/>
          <table:table-cell table:formula="of:=AVERAGE([.BA136:.BJ136])" office:value-type="float" office:value="0.912699997425079" calcext:value-type="float">
            <text:p>0.912699997425079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BK137]" office:value-type="float" office:value="0.918200016021729" calcext:value-type="float">
            <text:p>0.91820001602172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number-columns-repeated="5" office:value-type="float" office:value="0.907599985599518" calcext:value-type="float">
            <text:p>0.907599985599518</text:p>
          </table:table-cell>
          <table:table-cell table:number-columns-repeated="5"/>
          <table:table-cell table:formula="of:=AVERAGE([.H137:.L137])" office:value-type="float" office:value="0.907599985599518" calcext:value-type="float">
            <text:p>0.907599985599518</text:p>
          </table:table-cell>
          <table:table-cell table:number-columns-repeated="33"/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0.918200016021729" calcext:value-type="float">
            <text:p>0.918200016021729</text:p>
          </table:table-cell>
          <table:table-cell table:number-columns-repeated="5"/>
          <table:table-cell table:formula="of:=AVERAGE([.BA137:.BJ137])" office:value-type="float" office:value="0.918200016021729" calcext:value-type="float">
            <text:p>0.918200016021729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BK138]" office:value-type="float" office:value="0.917999982833862" calcext:value-type="float">
            <text:p>0.91799998283386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number-columns-repeated="5" office:value-type="float" office:value="0.909699976444244" calcext:value-type="float">
            <text:p>0.909699976444244</text:p>
          </table:table-cell>
          <table:table-cell table:number-columns-repeated="5"/>
          <table:table-cell table:formula="of:=AVERAGE([.H138:.L138])" office:value-type="float" office:value="0.909699976444244" calcext:value-type="float">
            <text:p>0.909699976444244</text:p>
          </table:table-cell>
          <table:table-cell table:number-columns-repeated="33"/>
          <table:table-cell office:value-type="float" office:value="136" calcext:value-type="float">
            <text:p>136</text:p>
          </table:table-cell>
          <table:table-cell/>
          <table:table-cell office:value-type="float" office:value="0.917999982833862" calcext:value-type="float">
            <text:p>0.917999982833862</text:p>
          </table:table-cell>
          <table:table-cell table:number-columns-repeated="8"/>
          <table:table-cell table:formula="of:=AVERAGE([.BA138:.BJ138])" office:value-type="float" office:value="0.917999982833862" calcext:value-type="float">
            <text:p>0.917999982833862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BK139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 office:value-type="float" office:value="0.909099996089935" calcext:value-type="float">
            <text:p>0.909099996089935</text:p>
          </table:table-cell>
          <table:table-cell table:number-columns-repeated="5"/>
          <table:table-cell table:formula="of:=AVERAGE([.H139:.L139])" office:value-type="float" office:value="0.909099996089935" calcext:value-type="float">
            <text:p>0.909099996089935</text:p>
          </table:table-cell>
          <table:table-cell table:number-columns-repeated="33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0.916499972343445" calcext:value-type="float">
            <text:p>0.916499972343445</text:p>
          </table:table-cell>
          <table:table-cell table:number-columns-repeated="6"/>
          <table:table-cell table:formula="of:=AVERAGE([.BA139:.BJ139])" office:value-type="float" office:value="0.916499972343445" calcext:value-type="float">
            <text:p>0.916499972343445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BK140]" office:value-type="float" office:value="0.908699989318848" calcext:value-type="float">
            <text:p>0.90869998931884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5" office:value-type="float" office:value="0.909300029277802" calcext:value-type="float">
            <text:p>0.909300029277802</text:p>
          </table:table-cell>
          <table:table-cell table:number-columns-repeated="5"/>
          <table:table-cell table:formula="of:=AVERAGE([.H140:.L140])" office:value-type="float" office:value="0.909300029277802" calcext:value-type="float">
            <text:p>0.909300029277802</text:p>
          </table:table-cell>
          <table:table-cell table:number-columns-repeated="33"/>
          <table:table-cell office:value-type="float" office:value="138" calcext:value-type="float">
            <text:p>138</text:p>
          </table:table-cell>
          <table:table-cell table:number-columns-repeated="8"/>
          <table:table-cell office:value-type="float" office:value="0.908699989318848" calcext:value-type="float">
            <text:p>0.908699989318848</text:p>
          </table:table-cell>
          <table:table-cell/>
          <table:table-cell table:formula="of:=AVERAGE([.BA140:.BJ140])" office:value-type="float" office:value="0.908699989318848" calcext:value-type="float">
            <text:p>0.908699989318848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BK141]" office:value-type="float" office:value="0.915700018405914" calcext:value-type="float">
            <text:p>0.91570001840591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5" office:value-type="float" office:value="0.910899996757507" calcext:value-type="float">
            <text:p>0.910899996757507</text:p>
          </table:table-cell>
          <table:table-cell table:number-columns-repeated="5"/>
          <table:table-cell table:formula="of:=AVERAGE([.H141:.L141])" office:value-type="float" office:value="0.910899996757507" calcext:value-type="float">
            <text:p>0.910899996757507</text:p>
          </table:table-cell>
          <table:table-cell table:number-columns-repeated="33"/>
          <table:table-cell office:value-type="float" office:value="139" calcext:value-type="float">
            <text:p>139</text:p>
          </table:table-cell>
          <table:table-cell table:number-columns-repeated="7"/>
          <table:table-cell office:value-type="float" office:value="0.915700018405914" calcext:value-type="float">
            <text:p>0.915700018405914</text:p>
          </table:table-cell>
          <table:table-cell table:number-columns-repeated="2"/>
          <table:table-cell table:formula="of:=AVERAGE([.BA141:.BJ141])" office:value-type="float" office:value="0.915700018405914" calcext:value-type="float">
            <text:p>0.915700018405914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BK142]" office:value-type="float" office:value="0.914799988269806" calcext:value-type="float">
            <text:p>0.91479998826980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5" office:value-type="float" office:value="0.910099983215332" calcext:value-type="float">
            <text:p>0.910099983215332</text:p>
          </table:table-cell>
          <table:table-cell table:number-columns-repeated="5"/>
          <table:table-cell table:formula="of:=AVERAGE([.H142:.L142])" office:value-type="float" office:value="0.910099983215332" calcext:value-type="float">
            <text:p>0.910099983215332</text:p>
          </table:table-cell>
          <table:table-cell table:number-columns-repeated="3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0.914799988269806" calcext:value-type="float">
            <text:p>0.914799988269806</text:p>
          </table:table-cell>
          <table:table-cell table:number-columns-repeated="7"/>
          <table:table-cell table:formula="of:=AVERAGE([.BA142:.BJ142])" office:value-type="float" office:value="0.914799988269806" calcext:value-type="float">
            <text:p>0.914799988269806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BK143]" office:value-type="float" office:value="0.918900012969971" calcext:value-type="float">
            <text:p>0.91890001296997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number-columns-repeated="5" office:value-type="float" office:value="0.910099983215332" calcext:value-type="float">
            <text:p>0.910099983215332</text:p>
          </table:table-cell>
          <table:table-cell table:number-columns-repeated="5"/>
          <table:table-cell table:formula="of:=AVERAGE([.H143:.L143])" office:value-type="float" office:value="0.910099983215332" calcext:value-type="float">
            <text:p>0.910099983215332</text:p>
          </table:table-cell>
          <table:table-cell table:number-columns-repeated="33"/>
          <table:table-cell office:value-type="float" office:value="141" calcext:value-type="float">
            <text:p>141</text:p>
          </table:table-cell>
          <table:table-cell table:number-columns-repeated="4"/>
          <table:table-cell office:value-type="float" office:value="0.918900012969971" calcext:value-type="float">
            <text:p>0.918900012969971</text:p>
          </table:table-cell>
          <table:table-cell table:number-columns-repeated="5"/>
          <table:table-cell table:formula="of:=AVERAGE([.BA143:.BJ143])" office:value-type="float" office:value="0.918900012969971" calcext:value-type="float">
            <text:p>0.918900012969971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BK144]" office:value-type="float" office:value="0.921000003814697" calcext:value-type="float">
            <text:p>0.92100000381469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5" office:value-type="float" office:value="0.91049998998642" calcext:value-type="float">
            <text:p>0.91049998998642</text:p>
          </table:table-cell>
          <table:table-cell table:number-columns-repeated="5"/>
          <table:table-cell table:formula="of:=AVERAGE([.H144:.L144])" office:value-type="float" office:value="0.91049998998642" calcext:value-type="float">
            <text:p>0.91049998998642</text:p>
          </table:table-cell>
          <table:table-cell table:number-columns-repeated="33"/>
          <table:table-cell office:value-type="float" office:value="142" calcext:value-type="float">
            <text:p>142</text:p>
          </table:table-cell>
          <table:table-cell table:number-columns-repeated="8"/>
          <table:table-cell office:value-type="float" office:value="0.921000003814697" calcext:value-type="float">
            <text:p>0.921000003814697</text:p>
          </table:table-cell>
          <table:table-cell/>
          <table:table-cell table:formula="of:=AVERAGE([.BA144:.BJ144])" office:value-type="float" office:value="0.921000003814697" calcext:value-type="float">
            <text:p>0.921000003814697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BK145]" office:value-type="float" office:value="0.918099999427795" calcext:value-type="float">
            <text:p>0.91809999942779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number-columns-repeated="5" office:value-type="float" office:value="0.911400020122528" calcext:value-type="float">
            <text:p>0.911400020122528</text:p>
          </table:table-cell>
          <table:table-cell table:number-columns-repeated="5"/>
          <table:table-cell table:formula="of:=AVERAGE([.H145:.L145])" office:value-type="float" office:value="0.911400020122528" calcext:value-type="float">
            <text:p>0.911400020122528</text:p>
          </table:table-cell>
          <table:table-cell table:number-columns-repeated="33"/>
          <table:table-cell office:value-type="float" office:value="143" calcext:value-type="float">
            <text:p>143</text:p>
          </table:table-cell>
          <table:table-cell table:number-columns-repeated="9"/>
          <table:table-cell office:value-type="float" office:value="0.918099999427795" calcext:value-type="float">
            <text:p>0.918099999427795</text:p>
          </table:table-cell>
          <table:table-cell table:formula="of:=AVERAGE([.BA145:.BJ145])" office:value-type="float" office:value="0.918099999427795" calcext:value-type="float">
            <text:p>0.918099999427795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BK146]" office:value-type="float" office:value="0.912800014019012" calcext:value-type="float">
            <text:p>0.91280001401901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number-columns-repeated="5" office:value-type="float" office:value="0.911300003528595" calcext:value-type="float">
            <text:p>0.911300003528595</text:p>
          </table:table-cell>
          <table:table-cell table:number-columns-repeated="5"/>
          <table:table-cell table:formula="of:=AVERAGE([.H146:.L146])" office:value-type="float" office:value="0.911300003528595" calcext:value-type="float">
            <text:p>0.911300003528595</text:p>
          </table:table-cell>
          <table:table-cell table:number-columns-repeated="33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0.912800014019012" calcext:value-type="float">
            <text:p>0.912800014019012</text:p>
          </table:table-cell>
          <table:table-cell table:number-columns-repeated="7"/>
          <table:table-cell table:formula="of:=AVERAGE([.BA146:.BJ146])" office:value-type="float" office:value="0.912800014019012" calcext:value-type="float">
            <text:p>0.912800014019012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BK147]" office:value-type="float" office:value="0.919900000095367" calcext:value-type="float">
            <text:p>0.91990000009536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5" office:value-type="float" office:value="0.912899971008301" calcext:value-type="float">
            <text:p>0.912899971008301</text:p>
          </table:table-cell>
          <table:table-cell table:number-columns-repeated="5"/>
          <table:table-cell table:formula="of:=AVERAGE([.H147:.L147])" office:value-type="float" office:value="0.912899971008301" calcext:value-type="float">
            <text:p>0.912899971008301</text:p>
          </table:table-cell>
          <table:table-cell table:number-columns-repeated="33"/>
          <table:table-cell office:value-type="float" office:value="145" calcext:value-type="float">
            <text:p>145</text:p>
          </table:table-cell>
          <table:table-cell table:number-columns-repeated="9"/>
          <table:table-cell office:value-type="float" office:value="0.919900000095367" calcext:value-type="float">
            <text:p>0.919900000095367</text:p>
          </table:table-cell>
          <table:table-cell table:formula="of:=AVERAGE([.BA147:.BJ147])" office:value-type="float" office:value="0.919900000095367" calcext:value-type="float">
            <text:p>0.919900000095367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BK148]" office:value-type="float" office:value="0.919399976730347" calcext:value-type="float">
            <text:p>0.91939997673034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5" office:value-type="float" office:value="0.911499977111816" calcext:value-type="float">
            <text:p>0.911499977111816</text:p>
          </table:table-cell>
          <table:table-cell table:number-columns-repeated="5"/>
          <table:table-cell table:formula="of:=AVERAGE([.H148:.L148])" office:value-type="float" office:value="0.911499977111816" calcext:value-type="float">
            <text:p>0.911499977111816</text:p>
          </table:table-cell>
          <table:table-cell table:number-columns-repeated="33"/>
          <table:table-cell office:value-type="float" office:value="146" calcext:value-type="float">
            <text:p>146</text:p>
          </table:table-cell>
          <table:table-cell table:number-columns-repeated="9"/>
          <table:table-cell office:value-type="float" office:value="0.919399976730347" calcext:value-type="float">
            <text:p>0.919399976730347</text:p>
          </table:table-cell>
          <table:table-cell table:formula="of:=AVERAGE([.BA148:.BJ148])" office:value-type="float" office:value="0.919399976730347" calcext:value-type="float">
            <text:p>0.91939997673034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BK149]" office:value-type="float" office:value="0.918099999427795" calcext:value-type="float">
            <text:p>0.91809999942779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number-columns-repeated="5" office:value-type="float" office:value="0.91100001335144" calcext:value-type="float">
            <text:p>0.91100001335144</text:p>
          </table:table-cell>
          <table:table-cell table:number-columns-repeated="5"/>
          <table:table-cell table:formula="of:=AVERAGE([.H149:.L149])" office:value-type="float" office:value="0.91100001335144" calcext:value-type="float">
            <text:p>0.91100001335144</text:p>
          </table:table-cell>
          <table:table-cell table:number-columns-repeated="33"/>
          <table:table-cell office:value-type="float" office:value="147" calcext:value-type="float">
            <text:p>147</text:p>
          </table:table-cell>
          <table:table-cell table:number-columns-repeated="9"/>
          <table:table-cell office:value-type="float" office:value="0.918099999427795" calcext:value-type="float">
            <text:p>0.918099999427795</text:p>
          </table:table-cell>
          <table:table-cell table:formula="of:=AVERAGE([.BA149:.BJ149])" office:value-type="float" office:value="0.918099999427795" calcext:value-type="float">
            <text:p>0.918099999427795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BK150]" office:value-type="float" office:value="0.919600009918213" calcext:value-type="float">
            <text:p>0.91960000991821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5" office:value-type="float" office:value="0.913299977779388" calcext:value-type="float">
            <text:p>0.913299977779388</text:p>
          </table:table-cell>
          <table:table-cell table:number-columns-repeated="5"/>
          <table:table-cell table:formula="of:=AVERAGE([.H150:.L150])" office:value-type="float" office:value="0.913299977779388" calcext:value-type="float">
            <text:p>0.913299977779388</text:p>
          </table:table-cell>
          <table:table-cell table:number-columns-repeated="33"/>
          <table:table-cell office:value-type="float" office:value="148" calcext:value-type="float">
            <text:p>148</text:p>
          </table:table-cell>
          <table:table-cell table:number-columns-repeated="7"/>
          <table:table-cell office:value-type="float" office:value="0.919600009918213" calcext:value-type="float">
            <text:p>0.919600009918213</text:p>
          </table:table-cell>
          <table:table-cell table:number-columns-repeated="2"/>
          <table:table-cell table:formula="of:=AVERAGE([.BA150:.BJ150])" office:value-type="float" office:value="0.919600009918213" calcext:value-type="float">
            <text:p>0.919600009918213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BK151]" office:value-type="float" office:value="0.91049998998642" calcext:value-type="float">
            <text:p>0.9104999899864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5" office:value-type="float" office:value="0.913399994373322" calcext:value-type="float">
            <text:p>0.913399994373322</text:p>
          </table:table-cell>
          <table:table-cell table:number-columns-repeated="5"/>
          <table:table-cell table:formula="of:=AVERAGE([.H151:.L151])" office:value-type="float" office:value="0.913399994373322" calcext:value-type="float">
            <text:p>0.913399994373322</text:p>
          </table:table-cell>
          <table:table-cell table:number-columns-repeated="33"/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0.91049998998642" calcext:value-type="float">
            <text:p>0.91049998998642</text:p>
          </table:table-cell>
          <table:table-cell table:number-columns-repeated="7"/>
          <table:table-cell table:formula="of:=AVERAGE([.BA151:.BJ151])" office:value-type="float" office:value="0.91049998998642" calcext:value-type="float">
            <text:p>0.9104999899864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K152]" office:value-type="float" office:value="0.917400002479553" calcext:value-type="float">
            <text:p>0.91740000247955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number-columns-repeated="5" office:value-type="float" office:value="0.912999987602234" calcext:value-type="float">
            <text:p>0.912999987602234</text:p>
          </table:table-cell>
          <table:table-cell table:number-columns-repeated="5"/>
          <table:table-cell table:formula="of:=AVERAGE([.H152:.L152])" office:value-type="float" office:value="0.912999987602234" calcext:value-type="float">
            <text:p>0.912999987602234</text:p>
          </table:table-cell>
          <table:table-cell table:number-columns-repeated="33"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BA152:.BJ152])" office:value-type="float" office:value="0.917400002479553" calcext:value-type="float">
            <text:p>0.917400002479553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BK153]" office:value-type="float" office:value="0.918200016021729" calcext:value-type="float">
            <text:p>0.91820001602172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number-columns-repeated="5" office:value-type="float" office:value="0.912999987602234" calcext:value-type="float">
            <text:p>0.912999987602234</text:p>
          </table:table-cell>
          <table:table-cell table:number-columns-repeated="5"/>
          <table:table-cell table:formula="of:=AVERAGE([.H153:.L153])" office:value-type="float" office:value="0.912999987602234" calcext:value-type="float">
            <text:p>0.912999987602234</text:p>
          </table:table-cell>
          <table:table-cell table:number-columns-repeated="33"/>
          <table:table-cell office:value-type="float" office:value="151" calcext:value-type="float">
            <text:p>151</text:p>
          </table:table-cell>
          <table:table-cell/>
          <table:table-cell office:value-type="float" office:value="0.918200016021729" calcext:value-type="float">
            <text:p>0.918200016021729</text:p>
          </table:table-cell>
          <table:table-cell table:number-columns-repeated="8"/>
          <table:table-cell table:formula="of:=AVERAGE([.BA153:.BJ153])" office:value-type="float" office:value="0.918200016021729" calcext:value-type="float">
            <text:p>0.918200016021729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BK154]" office:value-type="float" office:value="0.91729998588562" calcext:value-type="float">
            <text:p>0.9172999858856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number-columns-repeated="5" office:value-type="float" office:value="0.913800001144409" calcext:value-type="float">
            <text:p>0.913800001144409</text:p>
          </table:table-cell>
          <table:table-cell table:number-columns-repeated="5"/>
          <table:table-cell table:formula="of:=AVERAGE([.H154:.L154])" office:value-type="float" office:value="0.913800001144409" calcext:value-type="float">
            <text:p>0.913800001144409</text:p>
          </table:table-cell>
          <table:table-cell table:number-columns-repeated="33"/>
          <table:table-cell office:value-type="float" office:value="152" calcext:value-type="float">
            <text:p>152</text:p>
          </table:table-cell>
          <table:table-cell table:number-columns-repeated="9"/>
          <table:table-cell office:value-type="float" office:value="0.91729998588562" calcext:value-type="float">
            <text:p>0.91729998588562</text:p>
          </table:table-cell>
          <table:table-cell table:formula="of:=AVERAGE([.BA154:.BJ154])" office:value-type="float" office:value="0.91729998588562" calcext:value-type="float">
            <text:p>0.91729998588562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BK155]" office:value-type="float" office:value="0.919000029563904" calcext:value-type="float">
            <text:p>0.91900002956390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5" office:value-type="float" office:value="0.912999987602234" calcext:value-type="float">
            <text:p>0.912999987602234</text:p>
          </table:table-cell>
          <table:table-cell table:number-columns-repeated="5"/>
          <table:table-cell table:formula="of:=AVERAGE([.H155:.L155])" office:value-type="float" office:value="0.912999987602234" calcext:value-type="float">
            <text:p>0.912999987602234</text:p>
          </table:table-cell>
          <table:table-cell table:number-columns-repeated="33"/>
          <table:table-cell office:value-type="float" office:value="153" calcext:value-type="float">
            <text:p>153</text:p>
          </table:table-cell>
          <table:table-cell table:number-columns-repeated="4"/>
          <table:table-cell office:value-type="float" office:value="0.919000029563904" calcext:value-type="float">
            <text:p>0.919000029563904</text:p>
          </table:table-cell>
          <table:table-cell table:number-columns-repeated="5"/>
          <table:table-cell table:formula="of:=AVERAGE([.BA155:.BJ155])" office:value-type="float" office:value="0.919000029563904" calcext:value-type="float">
            <text:p>0.919000029563904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BK156]" office:value-type="float" office:value="0.919600009918213" calcext:value-type="float">
            <text:p>0.91960000991821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number-columns-repeated="5"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H156:.L156])" office:value-type="float" office:value="0.914499998092651" calcext:value-type="float">
            <text:p>0.914499998092651</text:p>
          </table:table-cell>
          <table:table-cell table:number-columns-repeated="33"/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0.919600009918213" calcext:value-type="float">
            <text:p>0.919600009918213</text:p>
          </table:table-cell>
          <table:table-cell table:number-columns-repeated="6"/>
          <table:table-cell table:formula="of:=AVERAGE([.BA156:.BJ156])" office:value-type="float" office:value="0.919600009918213" calcext:value-type="float">
            <text:p>0.919600009918213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BK157]" office:value-type="float" office:value="0.909900009632111" calcext:value-type="float">
            <text:p>0.90990000963211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number-columns-repeated="5" office:value-type="float" office:value="0.914900004863739" calcext:value-type="float">
            <text:p>0.914900004863739</text:p>
          </table:table-cell>
          <table:table-cell table:number-columns-repeated="5"/>
          <table:table-cell table:formula="of:=AVERAGE([.H157:.L157])" office:value-type="float" office:value="0.914900004863739" calcext:value-type="float">
            <text:p>0.914900004863739</text:p>
          </table:table-cell>
          <table:table-cell table:number-columns-repeated="33"/>
          <table:table-cell office:value-type="float" office:value="155" calcext:value-type="float">
            <text:p>155</text:p>
          </table:table-cell>
          <table:table-cell table:number-columns-repeated="6"/>
          <table:table-cell office:value-type="float" office:value="0.909900009632111" calcext:value-type="float">
            <text:p>0.909900009632111</text:p>
          </table:table-cell>
          <table:table-cell table:number-columns-repeated="3"/>
          <table:table-cell table:formula="of:=AVERAGE([.BA157:.BJ157])" office:value-type="float" office:value="0.909900009632111" calcext:value-type="float">
            <text:p>0.909900009632111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BK158]" office:value-type="float" office:value="0.907899975776672" calcext:value-type="float">
            <text:p>0.90789997577667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5" office:value-type="float" office:value="0.91509997844696" calcext:value-type="float">
            <text:p>0.91509997844696</text:p>
          </table:table-cell>
          <table:table-cell table:number-columns-repeated="5"/>
          <table:table-cell table:formula="of:=AVERAGE([.H158:.L158])" office:value-type="float" office:value="0.91509997844696" calcext:value-type="float">
            <text:p>0.91509997844696</text:p>
          </table:table-cell>
          <table:table-cell table:number-columns-repeated="33"/>
          <table:table-cell office:value-type="float" office:value="156" calcext:value-type="float">
            <text:p>156</text:p>
          </table:table-cell>
          <table:table-cell table:number-columns-repeated="4"/>
          <table:table-cell office:value-type="float" office:value="0.907899975776672" calcext:value-type="float">
            <text:p>0.907899975776672</text:p>
          </table:table-cell>
          <table:table-cell table:number-columns-repeated="5"/>
          <table:table-cell table:formula="of:=AVERAGE([.BA158:.BJ158])" office:value-type="float" office:value="0.907899975776672" calcext:value-type="float">
            <text:p>0.907899975776672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BK159]" office:value-type="float" office:value="0.919200003147125" calcext:value-type="float">
            <text:p>0.91920000314712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number-columns-repeated="5"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H159:.L159])" office:value-type="float" office:value="0.914499998092651" calcext:value-type="float">
            <text:p>0.914499998092651</text:p>
          </table:table-cell>
          <table:table-cell table:number-columns-repeated="33"/>
          <table:table-cell office:value-type="float" office:value="157" calcext:value-type="float">
            <text:p>157</text:p>
          </table:table-cell>
          <table:table-cell table:number-columns-repeated="7"/>
          <table:table-cell office:value-type="float" office:value="0.919200003147125" calcext:value-type="float">
            <text:p>0.919200003147125</text:p>
          </table:table-cell>
          <table:table-cell table:number-columns-repeated="2"/>
          <table:table-cell table:formula="of:=AVERAGE([.BA159:.BJ159])" office:value-type="float" office:value="0.919200003147125" calcext:value-type="float">
            <text:p>0.919200003147125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BK160]" office:value-type="float" office:value="0.914499998092651" calcext:value-type="float">
            <text:p>0.91449999809265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number-columns-repeated="5" office:value-type="float" office:value="0.915199995040894" calcext:value-type="float">
            <text:p>0.915199995040894</text:p>
          </table:table-cell>
          <table:table-cell table:number-columns-repeated="5"/>
          <table:table-cell table:formula="of:=AVERAGE([.H160:.L160])" office:value-type="float" office:value="0.915199995040894" calcext:value-type="float">
            <text:p>0.915199995040894</text:p>
          </table:table-cell>
          <table:table-cell table:number-columns-repeated="33"/>
          <table:table-cell office:value-type="float" office:value="158" calcext:value-type="float">
            <text:p>158</text:p>
          </table:table-cell>
          <table:table-cell table:number-columns-repeated="4"/>
          <table:table-cell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BA160:.BJ160])" office:value-type="float" office:value="0.914499998092651" calcext:value-type="float">
            <text:p>0.914499998092651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BK161]" office:value-type="float" office:value="0.923399984836578" calcext:value-type="float">
            <text:p>0.92339998483657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5" office:value-type="float" office:value="0.914499998092651" calcext:value-type="float">
            <text:p>0.914499998092651</text:p>
          </table:table-cell>
          <table:table-cell table:number-columns-repeated="5"/>
          <table:table-cell table:formula="of:=AVERAGE([.H161:.L161])" office:value-type="float" office:value="0.914499998092651" calcext:value-type="float">
            <text:p>0.914499998092651</text:p>
          </table:table-cell>
          <table:table-cell table:number-columns-repeated="33"/>
          <table:table-cell office:value-type="float" office:value="159" calcext:value-type="float">
            <text:p>159</text:p>
          </table:table-cell>
          <table:table-cell table:number-columns-repeated="9"/>
          <table:table-cell office:value-type="float" office:value="0.923399984836578" calcext:value-type="float">
            <text:p>0.923399984836578</text:p>
          </table:table-cell>
          <table:table-cell table:formula="of:=AVERAGE([.BA161:.BJ161])" office:value-type="float" office:value="0.923399984836578" calcext:value-type="float">
            <text:p>0.923399984836578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BK162]" office:value-type="float" office:value="0.920799970626831" calcext:value-type="float">
            <text:p>0.92079997062683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 office:value-type="float" office:value="0.915499985218048" calcext:value-type="float">
            <text:p>0.915499985218048</text:p>
          </table:table-cell>
          <table:table-cell table:number-columns-repeated="5"/>
          <table:table-cell table:formula="of:=AVERAGE([.H162:.L162])" office:value-type="float" office:value="0.915499985218048" calcext:value-type="float">
            <text:p>0.915499985218048</text:p>
          </table:table-cell>
          <table:table-cell table:number-columns-repeated="33"/>
          <table:table-cell office:value-type="float" office:value="160" calcext:value-type="float">
            <text:p>160</text:p>
          </table:table-cell>
          <table:table-cell table:number-columns-repeated="7"/>
          <table:table-cell office:value-type="float" office:value="0.920799970626831" calcext:value-type="float">
            <text:p>0.920799970626831</text:p>
          </table:table-cell>
          <table:table-cell table:number-columns-repeated="2"/>
          <table:table-cell table:formula="of:=AVERAGE([.BA162:.BJ162])" office:value-type="float" office:value="0.920799970626831" calcext:value-type="float">
            <text:p>0.920799970626831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BK163]" office:value-type="float" office:value="0.920799970626831" calcext:value-type="float">
            <text:p>0.92079997062683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number-columns-repeated="5" office:value-type="float" office:value="0.915700018405914" calcext:value-type="float">
            <text:p>0.915700018405914</text:p>
          </table:table-cell>
          <table:table-cell table:number-columns-repeated="5"/>
          <table:table-cell table:formula="of:=AVERAGE([.H163:.L163])" office:value-type="float" office:value="0.915700018405914" calcext:value-type="float">
            <text:p>0.915700018405914</text:p>
          </table:table-cell>
          <table:table-cell table:number-columns-repeated="33"/>
          <table:table-cell office:value-type="float" office:value="161" calcext:value-type="float">
            <text:p>161</text:p>
          </table:table-cell>
          <table:table-cell office:value-type="float" office:value="0.920799970626831" calcext:value-type="float">
            <text:p>0.920799970626831</text:p>
          </table:table-cell>
          <table:table-cell table:number-columns-repeated="9"/>
          <table:table-cell table:formula="of:=AVERAGE([.BA163:.BJ163])" office:value-type="float" office:value="0.920799970626831" calcext:value-type="float">
            <text:p>0.920799970626831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BK164]" office:value-type="float" office:value="0.911700010299683" calcext:value-type="float">
            <text:p>0.91170001029968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64:.L164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62" calcext:value-type="float">
            <text:p>162</text:p>
          </table:table-cell>
          <table:table-cell table:number-columns-repeated="5"/>
          <table:table-cell office:value-type="float" office:value="0.911700010299683" calcext:value-type="float">
            <text:p>0.911700010299683</text:p>
          </table:table-cell>
          <table:table-cell table:number-columns-repeated="4"/>
          <table:table-cell table:formula="of:=AVERAGE([.BA164:.BJ164])" office:value-type="float" office:value="0.911700010299683" calcext:value-type="float">
            <text:p>0.911700010299683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BK165]" office:value-type="float" office:value="0.906300008296967" calcext:value-type="float">
            <text:p>0.90630000829696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number-columns-repeated="5" office:value-type="float" office:value="0.915600001811981" calcext:value-type="float">
            <text:p>0.915600001811981</text:p>
          </table:table-cell>
          <table:table-cell table:number-columns-repeated="5"/>
          <table:table-cell table:formula="of:=AVERAGE([.H165:.L165])" office:value-type="float" office:value="0.915600001811981" calcext:value-type="float">
            <text:p>0.915600001811981</text:p>
          </table:table-cell>
          <table:table-cell table:number-columns-repeated="33"/>
          <table:table-cell office:value-type="float" office:value="163" calcext:value-type="float">
            <text:p>163</text:p>
          </table:table-cell>
          <table:table-cell table:number-columns-repeated="6"/>
          <table:table-cell office:value-type="float" office:value="0.906300008296967" calcext:value-type="float">
            <text:p>0.906300008296967</text:p>
          </table:table-cell>
          <table:table-cell table:number-columns-repeated="3"/>
          <table:table-cell table:formula="of:=AVERAGE([.BA165:.BJ165])" office:value-type="float" office:value="0.906300008296967" calcext:value-type="float">
            <text:p>0.90630000829696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BK166]" office:value-type="float" office:value="0.913299977779388" calcext:value-type="float">
            <text:p>0.91329997777938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66:.L166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0.913299977779388" calcext:value-type="float">
            <text:p>0.913299977779388</text:p>
          </table:table-cell>
          <table:table-cell table:number-columns-repeated="6"/>
          <table:table-cell table:formula="of:=AVERAGE([.BA166:.BJ166])" office:value-type="float" office:value="0.913299977779388" calcext:value-type="float">
            <text:p>0.913299977779388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BK167]" office:value-type="float" office:value="0.908200025558472" calcext:value-type="float">
            <text:p>0.90820002555847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5" office:value-type="float" office:value="0.916100025177002" calcext:value-type="float">
            <text:p>0.916100025177002</text:p>
          </table:table-cell>
          <table:table-cell table:number-columns-repeated="5"/>
          <table:table-cell table:formula="of:=AVERAGE([.H167:.L167])" office:value-type="float" office:value="0.916100025177002" calcext:value-type="float">
            <text:p>0.916100025177002</text:p>
          </table:table-cell>
          <table:table-cell table:number-columns-repeated="33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0.908200025558472" calcext:value-type="float">
            <text:p>0.908200025558472</text:p>
          </table:table-cell>
          <table:table-cell/>
          <table:table-cell table:formula="of:=AVERAGE([.BA167:.BJ167])" office:value-type="float" office:value="0.908200025558472" calcext:value-type="float">
            <text:p>0.908200025558472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BK168]" office:value-type="float" office:value="0.915300011634827" calcext:value-type="float">
            <text:p>0.91530001163482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number-columns-repeated="5" office:value-type="float" office:value="0.915000021457672" calcext:value-type="float">
            <text:p>0.915000021457672</text:p>
          </table:table-cell>
          <table:table-cell table:number-columns-repeated="5"/>
          <table:table-cell table:formula="of:=AVERAGE([.H168:.L168])" office:value-type="float" office:value="0.915000021457672" calcext:value-type="float">
            <text:p>0.915000021457672</text:p>
          </table:table-cell>
          <table:table-cell table:number-columns-repeated="33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0.915300011634827" calcext:value-type="float">
            <text:p>0.915300011634827</text:p>
          </table:table-cell>
          <table:table-cell table:formula="of:=AVERAGE([.BA168:.BJ168])" office:value-type="float" office:value="0.915300011634827" calcext:value-type="float">
            <text:p>0.915300011634827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BK169]" office:value-type="float" office:value="0.916299998760223" calcext:value-type="float">
            <text:p>0.91629999876022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number-columns-repeated="5" office:value-type="float" office:value="0.917100012302399" calcext:value-type="float">
            <text:p>0.917100012302399</text:p>
          </table:table-cell>
          <table:table-cell table:number-columns-repeated="5"/>
          <table:table-cell table:formula="of:=AVERAGE([.H169:.L169])" office:value-type="float" office:value="0.917100012302399" calcext:value-type="float">
            <text:p>0.917100012302399</text:p>
          </table:table-cell>
          <table:table-cell table:number-columns-repeated="33"/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0.916299998760223" calcext:value-type="float">
            <text:p>0.916299998760223</text:p>
          </table:table-cell>
          <table:table-cell table:number-columns-repeated="7"/>
          <table:table-cell table:formula="of:=AVERAGE([.BA169:.BJ169])" office:value-type="float" office:value="0.916299998760223" calcext:value-type="float">
            <text:p>0.916299998760223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BK170]" office:value-type="float" office:value="0.916700005531311" calcext:value-type="float">
            <text:p>0.91670000553131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number-columns-repeated="5" office:value-type="float" office:value="0.91619998216629" calcext:value-type="float">
            <text:p>0.91619998216629</text:p>
          </table:table-cell>
          <table:table-cell table:number-columns-repeated="5"/>
          <table:table-cell table:formula="of:=AVERAGE([.H170:.L170])" office:value-type="float" office:value="0.91619998216629" calcext:value-type="float">
            <text:p>0.91619998216629</text:p>
          </table:table-cell>
          <table:table-cell table:number-columns-repeated="33"/>
          <table:table-cell office:value-type="float" office:value="168" calcext:value-type="float">
            <text:p>168</text:p>
          </table:table-cell>
          <table:table-cell table:number-columns-repeated="6"/>
          <table:table-cell office:value-type="float" office:value="0.916700005531311" calcext:value-type="float">
            <text:p>0.916700005531311</text:p>
          </table:table-cell>
          <table:table-cell table:number-columns-repeated="3"/>
          <table:table-cell table:formula="of:=AVERAGE([.BA170:.BJ170])" office:value-type="float" office:value="0.916700005531311" calcext:value-type="float">
            <text:p>0.916700005531311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BK171]" office:value-type="float" office:value="0.919099986553192" calcext:value-type="float">
            <text:p>0.91909998655319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71:.L171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69" calcext:value-type="float">
            <text:p>169</text:p>
          </table:table-cell>
          <table:table-cell table:number-columns-repeated="9"/>
          <table:table-cell office:value-type="float" office:value="0.919099986553192" calcext:value-type="float">
            <text:p>0.919099986553192</text:p>
          </table:table-cell>
          <table:table-cell table:formula="of:=AVERAGE([.BA171:.BJ171])" office:value-type="float" office:value="0.919099986553192" calcext:value-type="float">
            <text:p>0.919099986553192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BK172]" office:value-type="float" office:value="0.919300019741058" calcext:value-type="float">
            <text:p>0.91930001974105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72:.L172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70" calcext:value-type="float">
            <text:p>170</text:p>
          </table:table-cell>
          <table:table-cell/>
          <table:table-cell office:value-type="float" office:value="0.919300019741058" calcext:value-type="float">
            <text:p>0.919300019741058</text:p>
          </table:table-cell>
          <table:table-cell table:number-columns-repeated="8"/>
          <table:table-cell table:formula="of:=AVERAGE([.BA172:.BJ172])" office:value-type="float" office:value="0.919300019741058" calcext:value-type="float">
            <text:p>0.919300019741058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BK173]" office:value-type="float" office:value="0.915199995040894" calcext:value-type="float">
            <text:p>0.91519999504089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73:.L173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0.915199995040894" calcext:value-type="float">
            <text:p>0.915199995040894</text:p>
          </table:table-cell>
          <table:table-cell table:number-columns-repeated="6"/>
          <table:table-cell table:formula="of:=AVERAGE([.BA173:.BJ173])" office:value-type="float" office:value="0.915199995040894" calcext:value-type="float">
            <text:p>0.915199995040894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BK174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number-columns-repeated="5" office:value-type="float" office:value="0.916599988937378" calcext:value-type="float">
            <text:p>0.916599988937378</text:p>
          </table:table-cell>
          <table:table-cell table:number-columns-repeated="5"/>
          <table:table-cell table:formula="of:=AVERAGE([.H174:.L174])" office:value-type="float" office:value="0.916599988937378" calcext:value-type="float">
            <text:p>0.916599988937378</text:p>
          </table:table-cell>
          <table:table-cell table:number-columns-repeated="33"/>
          <table:table-cell office:value-type="float" office:value="172" calcext:value-type="float">
            <text:p>172</text:p>
          </table:table-cell>
          <table:table-cell office:value-type="float" office:value="0.916499972343445" calcext:value-type="float">
            <text:p>0.916499972343445</text:p>
          </table:table-cell>
          <table:table-cell table:number-columns-repeated="9"/>
          <table:table-cell table:formula="of:=AVERAGE([.BA174:.BJ174])" office:value-type="float" office:value="0.916499972343445" calcext:value-type="float">
            <text:p>0.916499972343445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BK175]" office:value-type="float" office:value="0.912699997425079" calcext:value-type="float">
            <text:p>0.91269999742507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number-columns-repeated="5" office:value-type="float" office:value="0.916499972343445" calcext:value-type="float">
            <text:p>0.916499972343445</text:p>
          </table:table-cell>
          <table:table-cell table:number-columns-repeated="5"/>
          <table:table-cell table:formula="of:=AVERAGE([.H175:.L175])" office:value-type="float" office:value="0.916499972343445" calcext:value-type="float">
            <text:p>0.916499972343445</text:p>
          </table:table-cell>
          <table:table-cell table:number-columns-repeated="33"/>
          <table:table-cell office:value-type="float" office:value="173" calcext:value-type="float">
            <text:p>173</text:p>
          </table:table-cell>
          <table:table-cell table:number-columns-repeated="4"/>
          <table:table-cell office:value-type="float" office:value="0.912699997425079" calcext:value-type="float">
            <text:p>0.912699997425079</text:p>
          </table:table-cell>
          <table:table-cell table:number-columns-repeated="5"/>
          <table:table-cell table:formula="of:=AVERAGE([.BA175:.BJ175])" office:value-type="float" office:value="0.912699997425079" calcext:value-type="float">
            <text:p>0.912699997425079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BK176]" office:value-type="float" office:value="0.920499980449677" calcext:value-type="float">
            <text:p>0.92049998044967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76:.L176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74" calcext:value-type="float">
            <text:p>174</text:p>
          </table:table-cell>
          <table:table-cell table:number-columns-repeated="7"/>
          <table:table-cell office:value-type="float" office:value="0.920499980449677" calcext:value-type="float">
            <text:p>0.920499980449677</text:p>
          </table:table-cell>
          <table:table-cell table:number-columns-repeated="2"/>
          <table:table-cell table:formula="of:=AVERAGE([.BA176:.BJ176])" office:value-type="float" office:value="0.920499980449677" calcext:value-type="float">
            <text:p>0.920499980449677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BK177]" office:value-type="float" office:value="0.920400023460388" calcext:value-type="float">
            <text:p>0.92040002346038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77:.L177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75" calcext:value-type="float">
            <text:p>175</text:p>
          </table:table-cell>
          <table:table-cell table:number-columns-repeated="5"/>
          <table:table-cell office:value-type="float" office:value="0.920400023460388" calcext:value-type="float">
            <text:p>0.920400023460388</text:p>
          </table:table-cell>
          <table:table-cell table:number-columns-repeated="4"/>
          <table:table-cell table:formula="of:=AVERAGE([.BA177:.BJ177])" office:value-type="float" office:value="0.920400023460388" calcext:value-type="float">
            <text:p>0.920400023460388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BK178]" office:value-type="float" office:value="0.912999987602234" calcext:value-type="float">
            <text:p>0.91299998760223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78:.L178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0.912999987602234" calcext:value-type="float">
            <text:p>0.912999987602234</text:p>
          </table:table-cell>
          <table:table-cell table:number-columns-repeated="3"/>
          <table:table-cell table:formula="of:=AVERAGE([.BA178:.BJ178])" office:value-type="float" office:value="0.912999987602234" calcext:value-type="float">
            <text:p>0.912999987602234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BK179]" office:value-type="float" office:value="0.91729998588562" calcext:value-type="float">
            <text:p>0.9172999858856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79:.L179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0.91729998588562" calcext:value-type="float">
            <text:p>0.91729998588562</text:p>
          </table:table-cell>
          <table:table-cell table:number-columns-repeated="7"/>
          <table:table-cell table:formula="of:=AVERAGE([.BA179:.BJ179])" office:value-type="float" office:value="0.91729998588562" calcext:value-type="float">
            <text:p>0.9172999858856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BK180]" office:value-type="float" office:value="0.914900004863739" calcext:value-type="float">
            <text:p>0.91490000486373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80:.L180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78" calcext:value-type="float">
            <text:p>178</text:p>
          </table:table-cell>
          <table:table-cell table:number-columns-repeated="4"/>
          <table:table-cell office:value-type="float" office:value="0.914900004863739" calcext:value-type="float">
            <text:p>0.914900004863739</text:p>
          </table:table-cell>
          <table:table-cell table:number-columns-repeated="5"/>
          <table:table-cell table:formula="of:=AVERAGE([.BA180:.BJ180])" office:value-type="float" office:value="0.914900004863739" calcext:value-type="float">
            <text:p>0.914900004863739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BK181]" office:value-type="float" office:value="0.919900000095367" calcext:value-type="float">
            <text:p>0.91990000009536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81:.L181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79" calcext:value-type="float">
            <text:p>179</text:p>
          </table:table-cell>
          <table:table-cell table:number-columns-repeated="7"/>
          <table:table-cell office:value-type="float" office:value="0.919900000095367" calcext:value-type="float">
            <text:p>0.919900000095367</text:p>
          </table:table-cell>
          <table:table-cell table:number-columns-repeated="2"/>
          <table:table-cell table:formula="of:=AVERAGE([.BA181:.BJ181])" office:value-type="float" office:value="0.919900000095367" calcext:value-type="float">
            <text:p>0.919900000095367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BK182]" office:value-type="float" office:value="0.919799983501434" calcext:value-type="float">
            <text:p>0.91979998350143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number-columns-repeated="5" office:value-type="float" office:value="0.916599988937378" calcext:value-type="float">
            <text:p>0.916599988937378</text:p>
          </table:table-cell>
          <table:table-cell table:number-columns-repeated="5"/>
          <table:table-cell table:formula="of:=AVERAGE([.H182:.L182])" office:value-type="float" office:value="0.916599988937378" calcext:value-type="float">
            <text:p>0.916599988937378</text:p>
          </table:table-cell>
          <table:table-cell table:number-columns-repeated="33"/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0.919799983501434" calcext:value-type="float">
            <text:p>0.919799983501434</text:p>
          </table:table-cell>
          <table:table-cell table:number-columns-repeated="3"/>
          <table:table-cell table:formula="of:=AVERAGE([.BA182:.BJ182])" office:value-type="float" office:value="0.919799983501434" calcext:value-type="float">
            <text:p>0.919799983501434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BK183]" office:value-type="float" office:value="0.920000016689301" calcext:value-type="float">
            <text:p>0.920000016689301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83:.L183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0.920000016689301" calcext:value-type="float">
            <text:p>0.920000016689301</text:p>
          </table:table-cell>
          <table:table-cell table:number-columns-repeated="6"/>
          <table:table-cell table:formula="of:=AVERAGE([.BA183:.BJ183])" office:value-type="float" office:value="0.920000016689301" calcext:value-type="float">
            <text:p>0.92000001668930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BK184]" office:value-type="float" office:value="0.914600014686585" calcext:value-type="float">
            <text:p>0.91460001468658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5" office:value-type="float" office:value="0.916400015354157" calcext:value-type="float">
            <text:p>0.916400015354157</text:p>
          </table:table-cell>
          <table:table-cell table:number-columns-repeated="5"/>
          <table:table-cell table:formula="of:=AVERAGE([.H184:.L184])" office:value-type="float" office:value="0.916400015354157" calcext:value-type="float">
            <text:p>0.916400015354157</text:p>
          </table:table-cell>
          <table:table-cell table:number-columns-repeated="33"/>
          <table:table-cell office:value-type="float" office:value="182" calcext:value-type="float">
            <text:p>182</text:p>
          </table:table-cell>
          <table:table-cell table:number-columns-repeated="4"/>
          <table:table-cell office:value-type="float" office:value="0.914600014686585" calcext:value-type="float">
            <text:p>0.914600014686585</text:p>
          </table:table-cell>
          <table:table-cell table:number-columns-repeated="5"/>
          <table:table-cell table:formula="of:=AVERAGE([.BA184:.BJ184])" office:value-type="float" office:value="0.914600014686585" calcext:value-type="float">
            <text:p>0.914600014686585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BK185]" office:value-type="float" office:value="0.919200003147125" calcext:value-type="float">
            <text:p>0.91920000314712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185:.L185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83" calcext:value-type="float">
            <text:p>183</text:p>
          </table:table-cell>
          <table:table-cell table:number-columns-repeated="5"/>
          <table:table-cell office:value-type="float" office:value="0.919200003147125" calcext:value-type="float">
            <text:p>0.919200003147125</text:p>
          </table:table-cell>
          <table:table-cell table:number-columns-repeated="4"/>
          <table:table-cell table:formula="of:=AVERAGE([.BA185:.BJ185])" office:value-type="float" office:value="0.919200003147125" calcext:value-type="float">
            <text:p>0.919200003147125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BK186]" office:value-type="float" office:value="0.909500002861023" calcext:value-type="float">
            <text:p>0.90950000286102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number-columns-repeated="5" office:value-type="float" office:value="0.916999995708466" calcext:value-type="float">
            <text:p>0.916999995708466</text:p>
          </table:table-cell>
          <table:table-cell table:number-columns-repeated="5"/>
          <table:table-cell table:formula="of:=AVERAGE([.H186:.L186])" office:value-type="float" office:value="0.916999995708466" calcext:value-type="float">
            <text:p>0.916999995708466</text:p>
          </table:table-cell>
          <table:table-cell table:number-columns-repeated="33"/>
          <table:table-cell office:value-type="float" office:value="184" calcext:value-type="float">
            <text:p>184</text:p>
          </table:table-cell>
          <table:table-cell table:number-columns-repeated="9"/>
          <table:table-cell office:value-type="float" office:value="0.909500002861023" calcext:value-type="float">
            <text:p>0.909500002861023</text:p>
          </table:table-cell>
          <table:table-cell table:formula="of:=AVERAGE([.BA186:.BJ186])" office:value-type="float" office:value="0.909500002861023" calcext:value-type="float">
            <text:p>0.909500002861023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BK187]" office:value-type="float" office:value="0.917999982833862" calcext:value-type="float">
            <text:p>0.917999982833862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87:.L187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85" calcext:value-type="float">
            <text:p>185</text:p>
          </table:table-cell>
          <table:table-cell table:number-columns-repeated="2"/>
          <table:table-cell office:value-type="float" office:value="0.917999982833862" calcext:value-type="float">
            <text:p>0.917999982833862</text:p>
          </table:table-cell>
          <table:table-cell table:number-columns-repeated="7"/>
          <table:table-cell table:formula="of:=AVERAGE([.BA187:.BJ187])" office:value-type="float" office:value="0.917999982833862" calcext:value-type="float">
            <text:p>0.917999982833862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BK188]" office:value-type="float" office:value="0.918299973011017" calcext:value-type="float">
            <text:p>0.91829997301101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number-columns-repeated="5" office:value-type="float" office:value="0.916299998760223" calcext:value-type="float">
            <text:p>0.916299998760223</text:p>
          </table:table-cell>
          <table:table-cell table:number-columns-repeated="5"/>
          <table:table-cell table:formula="of:=AVERAGE([.H188:.L188])" office:value-type="float" office:value="0.916299998760223" calcext:value-type="float">
            <text:p>0.916299998760223</text:p>
          </table:table-cell>
          <table:table-cell table:number-columns-repeated="33"/>
          <table:table-cell office:value-type="float" office:value="186" calcext:value-type="float">
            <text:p>186</text:p>
          </table:table-cell>
          <table:table-cell table:number-columns-repeated="4"/>
          <table:table-cell office:value-type="float" office:value="0.918299973011017" calcext:value-type="float">
            <text:p>0.918299973011017</text:p>
          </table:table-cell>
          <table:table-cell table:number-columns-repeated="5"/>
          <table:table-cell table:formula="of:=AVERAGE([.BA188:.BJ188])" office:value-type="float" office:value="0.918299973011017" calcext:value-type="float">
            <text:p>0.918299973011017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BK189]" office:value-type="float" office:value="0.92220002412796" calcext:value-type="float">
            <text:p>0.9222000241279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89:.L189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0.92220002412796" calcext:value-type="float">
            <text:p>0.92220002412796</text:p>
          </table:table-cell>
          <table:table-cell table:number-columns-repeated="3"/>
          <table:table-cell table:formula="of:=AVERAGE([.BA189:.BJ189])" office:value-type="float" office:value="0.92220002412796" calcext:value-type="float">
            <text:p>0.92220002412796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BK190]" office:value-type="float" office:value="0.916499972343445" calcext:value-type="float">
            <text:p>0.91649997234344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number-columns-repeated="5" office:value-type="float" office:value="0.916599988937378" calcext:value-type="float">
            <text:p>0.916599988937378</text:p>
          </table:table-cell>
          <table:table-cell table:number-columns-repeated="5"/>
          <table:table-cell table:formula="of:=AVERAGE([.H190:.L190])" office:value-type="float" office:value="0.916599988937378" calcext:value-type="float">
            <text:p>0.916599988937378</text:p>
          </table:table-cell>
          <table:table-cell table:number-columns-repeated="33"/>
          <table:table-cell office:value-type="float" office:value="188" calcext:value-type="float">
            <text:p>188</text:p>
          </table:table-cell>
          <table:table-cell office:value-type="float" office:value="0.916499972343445" calcext:value-type="float">
            <text:p>0.916499972343445</text:p>
          </table:table-cell>
          <table:table-cell table:number-columns-repeated="9"/>
          <table:table-cell table:formula="of:=AVERAGE([.BA190:.BJ190])" office:value-type="float" office:value="0.916499972343445" calcext:value-type="float">
            <text:p>0.916499972343445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BK191]" office:value-type="float" office:value="0.912500023841858" calcext:value-type="float">
            <text:p>0.91250002384185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191:.L191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89" calcext:value-type="float">
            <text:p>189</text:p>
          </table:table-cell>
          <table:table-cell table:number-columns-repeated="4"/>
          <table:table-cell office:value-type="float" office:value="0.912500023841858" calcext:value-type="float">
            <text:p>0.912500023841858</text:p>
          </table:table-cell>
          <table:table-cell table:number-columns-repeated="5"/>
          <table:table-cell table:formula="of:=AVERAGE([.BA191:.BJ191])" office:value-type="float" office:value="0.912500023841858" calcext:value-type="float">
            <text:p>0.91250002384185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BK192]" office:value-type="float" office:value="0.921599984169006" calcext:value-type="float">
            <text:p>0.92159998416900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192:.L192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0.921599984169006" calcext:value-type="float">
            <text:p>0.921599984169006</text:p>
          </table:table-cell>
          <table:table-cell table:number-columns-repeated="6"/>
          <table:table-cell table:formula="of:=AVERAGE([.BA192:.BJ192])" office:value-type="float" office:value="0.921599984169006" calcext:value-type="float">
            <text:p>0.921599984169006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BK193]" office:value-type="float" office:value="0.917699992656708" calcext:value-type="float">
            <text:p>0.917699992656708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number-columns-repeated="5" office:value-type="float" office:value="0.916899979114533" calcext:value-type="float">
            <text:p>0.916899979114533</text:p>
          </table:table-cell>
          <table:table-cell table:number-columns-repeated="5"/>
          <table:table-cell table:formula="of:=AVERAGE([.H193:.L193])" office:value-type="float" office:value="0.916899979114533" calcext:value-type="float">
            <text:p>0.916899979114533</text:p>
          </table:table-cell>
          <table:table-cell table:number-columns-repeated="33"/>
          <table:table-cell office:value-type="float" office:value="191" calcext:value-type="float">
            <text:p>191</text:p>
          </table:table-cell>
          <table:table-cell table:number-columns-repeated="9"/>
          <table:table-cell office:value-type="float" office:value="0.917699992656708" calcext:value-type="float">
            <text:p>0.917699992656708</text:p>
          </table:table-cell>
          <table:table-cell table:formula="of:=AVERAGE([.BA193:.BJ193])" office:value-type="float" office:value="0.917699992656708" calcext:value-type="float">
            <text:p>0.91769999265670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BK194]" office:value-type="float" office:value="0.916299998760223" calcext:value-type="float">
            <text:p>0.916299998760223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number-columns-repeated="5" office:value-type="float" office:value="0.916499972343445" calcext:value-type="float">
            <text:p>0.916499972343445</text:p>
          </table:table-cell>
          <table:table-cell table:number-columns-repeated="5"/>
          <table:table-cell table:formula="of:=AVERAGE([.H194:.L194])" office:value-type="float" office:value="0.916499972343445" calcext:value-type="float">
            <text:p>0.916499972343445</text:p>
          </table:table-cell>
          <table:table-cell table:number-columns-repeated="33"/>
          <table:table-cell office:value-type="float" office:value="192" calcext:value-type="float">
            <text:p>192</text:p>
          </table:table-cell>
          <table:table-cell table:number-columns-repeated="5"/>
          <table:table-cell office:value-type="float" office:value="0.916299998760223" calcext:value-type="float">
            <text:p>0.916299998760223</text:p>
          </table:table-cell>
          <table:table-cell table:number-columns-repeated="4"/>
          <table:table-cell table:formula="of:=AVERAGE([.BA194:.BJ194])" office:value-type="float" office:value="0.916299998760223" calcext:value-type="float">
            <text:p>0.916299998760223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BK195]" office:value-type="float" office:value="0.912000000476837" calcext:value-type="float">
            <text:p>0.91200000047683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number-columns-repeated="5" office:value-type="float" office:value="0.917699992656708" calcext:value-type="float">
            <text:p>0.917699992656708</text:p>
          </table:table-cell>
          <table:table-cell table:number-columns-repeated="5"/>
          <table:table-cell table:formula="of:=AVERAGE([.H195:.L195])" office:value-type="float" office:value="0.917699992656708" calcext:value-type="float">
            <text:p>0.917699992656708</text:p>
          </table:table-cell>
          <table:table-cell table:number-columns-repeated="33"/>
          <table:table-cell office:value-type="float" office:value="193" calcext:value-type="float">
            <text:p>193</text:p>
          </table:table-cell>
          <table:table-cell table:number-columns-repeated="8"/>
          <table:table-cell office:value-type="float" office:value="0.912000000476837" calcext:value-type="float">
            <text:p>0.912000000476837</text:p>
          </table:table-cell>
          <table:table-cell/>
          <table:table-cell table:formula="of:=AVERAGE([.BA195:.BJ195])" office:value-type="float" office:value="0.912000000476837" calcext:value-type="float">
            <text:p>0.912000000476837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BK196]" office:value-type="float" office:value="0.914200007915497" calcext:value-type="float">
            <text:p>0.91420000791549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96:.L196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94" calcext:value-type="float">
            <text:p>194</text:p>
          </table:table-cell>
          <table:table-cell table:number-columns-repeated="7"/>
          <table:table-cell office:value-type="float" office:value="0.914200007915497" calcext:value-type="float">
            <text:p>0.914200007915497</text:p>
          </table:table-cell>
          <table:table-cell table:number-columns-repeated="2"/>
          <table:table-cell table:formula="of:=AVERAGE([.BA196:.BJ196])" office:value-type="float" office:value="0.914200007915497" calcext:value-type="float">
            <text:p>0.914200007915497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BK197]" office:value-type="float" office:value="0.921199977397919" calcext:value-type="float">
            <text:p>0.92119997739791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197:.L197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0.921199977397919" calcext:value-type="float">
            <text:p>0.921199977397919</text:p>
          </table:table-cell>
          <table:table-cell table:number-columns-repeated="6"/>
          <table:table-cell table:formula="of:=AVERAGE([.BA197:.BJ197])" office:value-type="float" office:value="0.921199977397919" calcext:value-type="float">
            <text:p>0.921199977397919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BK198]" office:value-type="float" office:value="0.917500019073486" calcext:value-type="float">
            <text:p>0.917500019073486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number-columns-repeated="5" office:value-type="float" office:value="0.916999995708466" calcext:value-type="float">
            <text:p>0.916999995708466</text:p>
          </table:table-cell>
          <table:table-cell table:number-columns-repeated="5"/>
          <table:table-cell table:formula="of:=AVERAGE([.H198:.L198])" office:value-type="float" office:value="0.916999995708466" calcext:value-type="float">
            <text:p>0.916999995708466</text:p>
          </table:table-cell>
          <table:table-cell table:number-columns-repeated="33"/>
          <table:table-cell office:value-type="float" office:value="196" calcext:value-type="float">
            <text:p>196</text:p>
          </table:table-cell>
          <table:table-cell table:number-columns-repeated="6"/>
          <table:table-cell office:value-type="float" office:value="0.917500019073486" calcext:value-type="float">
            <text:p>0.917500019073486</text:p>
          </table:table-cell>
          <table:table-cell table:number-columns-repeated="3"/>
          <table:table-cell table:formula="of:=AVERAGE([.BA198:.BJ198])" office:value-type="float" office:value="0.917500019073486" calcext:value-type="float">
            <text:p>0.91750001907348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BK199]" office:value-type="float" office:value="0.920899987220764" calcext:value-type="float">
            <text:p>0.92089998722076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199:.L199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0.920899987220764" calcext:value-type="float">
            <text:p>0.920899987220764</text:p>
          </table:table-cell>
          <table:table-cell table:number-columns-repeated="5"/>
          <table:table-cell table:formula="of:=AVERAGE([.BA199:.BJ199])" office:value-type="float" office:value="0.920899987220764" calcext:value-type="float">
            <text:p>0.920899987220764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BK200]" office:value-type="float" office:value="0.922500014305115" calcext:value-type="float">
            <text:p>0.922500014305115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number-columns-repeated="5" office:value-type="float" office:value="0.91729998588562" calcext:value-type="float">
            <text:p>0.91729998588562</text:p>
          </table:table-cell>
          <table:table-cell table:number-columns-repeated="5"/>
          <table:table-cell table:formula="of:=AVERAGE([.H200:.L200])" office:value-type="float" office:value="0.91729998588562" calcext:value-type="float">
            <text:p>0.91729998588562</text:p>
          </table:table-cell>
          <table:table-cell table:number-columns-repeated="33"/>
          <table:table-cell office:value-type="float" office:value="198" calcext:value-type="float">
            <text:p>198</text:p>
          </table:table-cell>
          <table:table-cell table:number-columns-repeated="9"/>
          <table:table-cell office:value-type="float" office:value="0.922500014305115" calcext:value-type="float">
            <text:p>0.922500014305115</text:p>
          </table:table-cell>
          <table:table-cell table:formula="of:=AVERAGE([.BA200:.BJ200])" office:value-type="float" office:value="0.922500014305115" calcext:value-type="float">
            <text:p>0.922500014305115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BK201]" office:value-type="float" office:value="0.922800004482269" calcext:value-type="float">
            <text:p>0.922800004482269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number-columns-repeated="5" office:value-type="float" office:value="0.916700005531311" calcext:value-type="float">
            <text:p>0.916700005531311</text:p>
          </table:table-cell>
          <table:table-cell table:number-columns-repeated="5"/>
          <table:table-cell table:formula="of:=AVERAGE([.H201:.L201])" office:value-type="float" office:value="0.916700005531311" calcext:value-type="float">
            <text:p>0.916700005531311</text:p>
          </table:table-cell>
          <table:table-cell table:number-columns-repeated="33"/>
          <table:table-cell office:value-type="float" office:value="199" calcext:value-type="float">
            <text:p>199</text:p>
          </table:table-cell>
          <table:table-cell table:number-columns-repeated="4"/>
          <table:table-cell office:value-type="float" office:value="0.922800004482269" calcext:value-type="float">
            <text:p>0.922800004482269</text:p>
          </table:table-cell>
          <table:table-cell table:number-columns-repeated="5"/>
          <table:table-cell table:formula="of:=AVERAGE([.BA201:.BJ201])" office:value-type="float" office:value="0.922800004482269" calcext:value-type="float">
            <text:p>0.922800004482269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BK202]" office:value-type="float" office:value="0.924300014972687" calcext:value-type="float">
            <text:p>0.924300014972687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number-columns-repeated="5" office:value-type="float" office:value="0.916800022125244" calcext:value-type="float">
            <text:p>0.916800022125244</text:p>
          </table:table-cell>
          <table:table-cell table:number-columns-repeated="5"/>
          <table:table-cell table:formula="of:=AVERAGE([.H202:.L202])" office:value-type="float" office:value="0.916800022125244" calcext:value-type="float">
            <text:p>0.916800022125244</text:p>
          </table:table-cell>
          <table:table-cell table:number-columns-repeated="33"/>
          <table:table-cell office:value-type="float" office:value="200" calcext:value-type="float">
            <text:p>200</text:p>
          </table:table-cell>
          <table:table-cell/>
          <table:table-cell office:value-type="float" office:value="0.924300014972687" calcext:value-type="float">
            <text:p>0.924300014972687</text:p>
          </table:table-cell>
          <table:table-cell table:number-columns-repeated="8"/>
          <table:table-cell table:formula="of:=AVERAGE([.BA202:.BJ202])" office:value-type="float" office:value="0.924300014972687" calcext:value-type="float">
            <text:p>0.924300014972687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BK203]" office:value-type="float" office:value="0.915199995040894" calcext:value-type="float">
            <text:p>0.915199995040894</text:p>
          </table:table-cell>
          <table:table-cell table:number-columns-repeated="6"/>
          <table:table-cell table:style-name="ce36" table:number-columns-repeated="13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5" office:value-type="float" office:value="0.916999995708466" calcext:value-type="float">
            <text:p>0.916999995708466</text:p>
          </table:table-cell>
          <table:table-cell table:number-columns-repeated="5"/>
          <table:table-cell table:formula="of:=AVERAGE([.H203:.L203])" office:value-type="float" office:value="0.916999995708466" calcext:value-type="float">
            <text:p>0.916999995708466</text:p>
          </table:table-cell>
          <table:table-cell table:number-columns-repeated="33"/>
          <table:table-cell office:value-type="float" office:value="201" calcext:value-type="float">
            <text:p>201</text:p>
          </table:table-cell>
          <table:table-cell table:number-columns-repeated="8"/>
          <table:table-cell office:value-type="float" office:value="0.915199995040894" calcext:value-type="float">
            <text:p>0.915199995040894</text:p>
          </table:table-cell>
          <table:table-cell/>
          <table:table-cell table:formula="of:=AVERAGE([.BA203:.BJ203])" office:value-type="float" office:value="0.915199995040894" calcext:value-type="float">
            <text:p>0.915199995040894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BK204]" office:value-type="float" office:value="0.918799996376038" calcext:value-type="float">
            <text:p>0.91879999637603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number-columns-repeated="5" office:value-type="float" office:value="0.917500019073486" calcext:value-type="float">
            <text:p>0.917500019073486</text:p>
          </table:table-cell>
          <table:table-cell table:number-columns-repeated="5"/>
          <table:table-cell table:formula="of:=AVERAGE([.H204:.L204])" office:value-type="float" office:value="0.917500019073486" calcext:value-type="float">
            <text:p>0.917500019073486</text:p>
          </table:table-cell>
          <table:table-cell table:number-columns-repeated="33"/>
          <table:table-cell office:value-type="float" office:value="202" calcext:value-type="float">
            <text:p>202</text:p>
          </table:table-cell>
          <table:table-cell table:number-columns-repeated="9"/>
          <table:table-cell office:value-type="float" office:value="0.918799996376038" calcext:value-type="float">
            <text:p>0.918799996376038</text:p>
          </table:table-cell>
          <table:table-cell table:formula="of:=AVERAGE([.BA204:.BJ204])" office:value-type="float" office:value="0.918799996376038" calcext:value-type="float">
            <text:p>0.918799996376038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BK205]" office:value-type="float" office:value="0.917699992656708" calcext:value-type="float">
            <text:p>0.91769999265670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number-columns-repeated="5" office:value-type="float" office:value="0.917200028896332" calcext:value-type="float">
            <text:p>0.917200028896332</text:p>
          </table:table-cell>
          <table:table-cell table:number-columns-repeated="5"/>
          <table:table-cell table:formula="of:=AVERAGE([.H205:.L205])" office:value-type="float" office:value="0.917200028896332" calcext:value-type="float">
            <text:p>0.917200028896332</text:p>
          </table:table-cell>
          <table:table-cell table:number-columns-repeated="33"/>
          <table:table-cell office:value-type="float" office:value="203" calcext:value-type="float">
            <text:p>203</text:p>
          </table:table-cell>
          <table:table-cell table:number-columns-repeated="8"/>
          <table:table-cell office:value-type="float" office:value="0.917699992656708" calcext:value-type="float">
            <text:p>0.917699992656708</text:p>
          </table:table-cell>
          <table:table-cell/>
          <table:table-cell table:formula="of:=AVERAGE([.BA205:.BJ205])" office:value-type="float" office:value="0.917699992656708" calcext:value-type="float">
            <text:p>0.917699992656708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BK206]" office:value-type="float" office:value="0.919000029563904" calcext:value-type="float">
            <text:p>0.91900002956390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number-columns-repeated="5"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H206:.L206])" office:value-type="float" office:value="0.917400002479553" calcext:value-type="float">
            <text:p>0.917400002479553</text:p>
          </table:table-cell>
          <table:table-cell table:number-columns-repeated="33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0.919000029563904" calcext:value-type="float">
            <text:p>0.919000029563904</text:p>
          </table:table-cell>
          <table:table-cell table:number-columns-repeated="7"/>
          <table:table-cell table:formula="of:=AVERAGE([.BA206:.BJ206])" office:value-type="float" office:value="0.919000029563904" calcext:value-type="float">
            <text:p>0.919000029563904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BK207]" office:value-type="float" office:value="0.917900025844574" calcext:value-type="float">
            <text:p>0.91790002584457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number-columns-repeated="5" office:value-type="float" office:value="0.917200028896332" calcext:value-type="float">
            <text:p>0.917200028896332</text:p>
          </table:table-cell>
          <table:table-cell table:number-columns-repeated="5"/>
          <table:table-cell table:formula="of:=AVERAGE([.H207:.L207])" office:value-type="float" office:value="0.917200028896332" calcext:value-type="float">
            <text:p>0.917200028896332</text:p>
          </table:table-cell>
          <table:table-cell table:number-columns-repeated="33"/>
          <table:table-cell office:value-type="float" office:value="205" calcext:value-type="float">
            <text:p>205</text:p>
          </table:table-cell>
          <table:table-cell office:value-type="float" office:value="0.917900025844574" calcext:value-type="float">
            <text:p>0.917900025844574</text:p>
          </table:table-cell>
          <table:table-cell table:number-columns-repeated="9"/>
          <table:table-cell table:formula="of:=AVERAGE([.BA207:.BJ207])" office:value-type="float" office:value="0.917900025844574" calcext:value-type="float">
            <text:p>0.917900025844574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BK208]" office:value-type="float" office:value="0.91949999332428" calcext:value-type="float">
            <text:p>0.9194999933242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number-columns-repeated="5"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H208:.L208])" office:value-type="float" office:value="0.917400002479553" calcext:value-type="float">
            <text:p>0.917400002479553</text:p>
          </table:table-cell>
          <table:table-cell table:number-columns-repeated="33"/>
          <table:table-cell office:value-type="float" office:value="206" calcext:value-type="float">
            <text:p>206</text:p>
          </table:table-cell>
          <table:table-cell table:number-columns-repeated="4"/>
          <table:table-cell office:value-type="float" office:value="0.91949999332428" calcext:value-type="float">
            <text:p>0.91949999332428</text:p>
          </table:table-cell>
          <table:table-cell table:number-columns-repeated="5"/>
          <table:table-cell table:formula="of:=AVERAGE([.BA208:.BJ208])" office:value-type="float" office:value="0.91949999332428" calcext:value-type="float">
            <text:p>0.9194999933242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BK209]" office:value-type="float" office:value="0.920300006866455" calcext:value-type="float">
            <text:p>0.92030000686645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number-columns-repeated="5" office:value-type="float" office:value="0.917500019073486" calcext:value-type="float">
            <text:p>0.917500019073486</text:p>
          </table:table-cell>
          <table:table-cell table:number-columns-repeated="5"/>
          <table:table-cell table:formula="of:=AVERAGE([.H209:.L209])" office:value-type="float" office:value="0.917500019073486" calcext:value-type="float">
            <text:p>0.917500019073486</text:p>
          </table:table-cell>
          <table:table-cell table:number-columns-repeated="33"/>
          <table:table-cell office:value-type="float" office:value="207" calcext:value-type="float">
            <text:p>207</text:p>
          </table:table-cell>
          <table:table-cell table:number-columns-repeated="8"/>
          <table:table-cell office:value-type="float" office:value="0.920300006866455" calcext:value-type="float">
            <text:p>0.920300006866455</text:p>
          </table:table-cell>
          <table:table-cell/>
          <table:table-cell table:formula="of:=AVERAGE([.BA209:.BJ209])" office:value-type="float" office:value="0.920300006866455" calcext:value-type="float">
            <text:p>0.920300006866455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BK210]" office:value-type="float" office:value="0.918299973011017" calcext:value-type="float">
            <text:p>0.91829997301101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number-columns-repeated="5" office:value-type="float" office:value="0.917400002479553" calcext:value-type="float">
            <text:p>0.917400002479553</text:p>
          </table:table-cell>
          <table:table-cell table:number-columns-repeated="5"/>
          <table:table-cell table:formula="of:=AVERAGE([.H210:.L210])" office:value-type="float" office:value="0.917400002479553" calcext:value-type="float">
            <text:p>0.917400002479553</text:p>
          </table:table-cell>
          <table:table-cell table:number-columns-repeated="33"/>
          <table:table-cell office:value-type="float" office:value="208" calcext:value-type="float">
            <text:p>208</text:p>
          </table:table-cell>
          <table:table-cell/>
          <table:table-cell office:value-type="float" office:value="0.918299973011017" calcext:value-type="float">
            <text:p>0.918299973011017</text:p>
          </table:table-cell>
          <table:table-cell table:number-columns-repeated="8"/>
          <table:table-cell table:formula="of:=AVERAGE([.BA210:.BJ210])" office:value-type="float" office:value="0.918299973011017" calcext:value-type="float">
            <text:p>0.918299973011017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BK211]" office:value-type="float" office:value="0.919600009918213" calcext:value-type="float">
            <text:p>0.91960000991821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number-columns-repeated="5" office:value-type="float" office:value="0.917500019073486" calcext:value-type="float">
            <text:p>0.917500019073486</text:p>
          </table:table-cell>
          <table:table-cell table:number-columns-repeated="5"/>
          <table:table-cell table:formula="of:=AVERAGE([.H211:.L211])" office:value-type="float" office:value="0.917500019073486" calcext:value-type="float">
            <text:p>0.917500019073486</text:p>
          </table:table-cell>
          <table:table-cell table:number-columns-repeated="33"/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0.919600009918213" calcext:value-type="float">
            <text:p>0.919600009918213</text:p>
          </table:table-cell>
          <table:table-cell table:number-columns-repeated="6"/>
          <table:table-cell table:formula="of:=AVERAGE([.BA211:.BJ211])" office:value-type="float" office:value="0.919600009918213" calcext:value-type="float">
            <text:p>0.919600009918213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BK212]" office:value-type="float" office:value="0.914900004863739" calcext:value-type="float">
            <text:p>0.9149000048637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17"/>
          <table:table-cell table:style-name="ce29" table:formula="of:=MAX([.R$3];[.R$102])" office:value-type="float" office:value="0.922599971294403" calcext:value-type="float">
            <text:p>0.922599971294403</text:p>
          </table:table-cell>
          <table:table-cell table:number-columns-repeated="33"/>
          <table:table-cell office:value-type="float" office:value="210" calcext:value-type="float">
            <text:p>210</text:p>
          </table:table-cell>
          <table:table-cell table:number-columns-repeated="9"/>
          <table:table-cell office:value-type="float" office:value="0.914900004863739" calcext:value-type="float">
            <text:p>0.914900004863739</text:p>
          </table:table-cell>
          <table:table-cell table:formula="of:=AVERAGE([.BA212:.BJ212])" office:value-type="float" office:value="0.914900004863739" calcext:value-type="float">
            <text:p>0.914900004863739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BK213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1" calcext:value-type="float">
            <text:p>211</text:p>
          </table:table-cell>
          <table:table-cell table:number-columns-repeated="8"/>
          <table:table-cell office:value-type="float" office:value="0.92110002040863" calcext:value-type="float">
            <text:p>0.92110002040863</text:p>
          </table:table-cell>
          <table:table-cell/>
          <table:table-cell table:formula="of:=AVERAGE([.BA213:.BJ213])" office:value-type="float" office:value="0.92110002040863" calcext:value-type="float">
            <text:p>0.92110002040863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BK214]" office:value-type="float" office:value="0.91839998960495" calcext:value-type="float">
            <text:p>0.918399989604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2" calcext:value-type="float">
            <text:p>212</text:p>
          </table:table-cell>
          <table:table-cell table:number-columns-repeated="7"/>
          <table:table-cell office:value-type="float" office:value="0.91839998960495" calcext:value-type="float">
            <text:p>0.91839998960495</text:p>
          </table:table-cell>
          <table:table-cell table:number-columns-repeated="2"/>
          <table:table-cell table:formula="of:=AVERAGE([.BA214:.BJ214])" office:value-type="float" office:value="0.91839998960495" calcext:value-type="float">
            <text:p>0.91839998960495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BK215]" office:value-type="float" office:value="0.91839998960495" calcext:value-type="float">
            <text:p>0.918399989604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3" calcext:value-type="float">
            <text:p>213</text:p>
          </table:table-cell>
          <table:table-cell table:number-columns-repeated="9"/>
          <table:table-cell office:value-type="float" office:value="0.91839998960495" calcext:value-type="float">
            <text:p>0.91839998960495</text:p>
          </table:table-cell>
          <table:table-cell table:formula="of:=AVERAGE([.BA215:.BJ215])" office:value-type="float" office:value="0.91839998960495" calcext:value-type="float">
            <text:p>0.91839998960495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BK216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4" calcext:value-type="float">
            <text:p>214</text:p>
          </table:table-cell>
          <table:table-cell table:number-columns-repeated="6"/>
          <table:table-cell office:value-type="float" office:value="0.922800004482269" calcext:value-type="float">
            <text:p>0.922800004482269</text:p>
          </table:table-cell>
          <table:table-cell table:number-columns-repeated="3"/>
          <table:table-cell table:formula="of:=AVERAGE([.BA216:.BJ216])" office:value-type="float" office:value="0.922800004482269" calcext:value-type="float">
            <text:p>0.922800004482269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BK217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5" calcext:value-type="float">
            <text:p>215</text:p>
          </table:table-cell>
          <table:table-cell table:number-columns-repeated="9"/>
          <table:table-cell office:value-type="float" office:value="0.923600018024445" calcext:value-type="float">
            <text:p>0.923600018024445</text:p>
          </table:table-cell>
          <table:table-cell table:formula="of:=AVERAGE([.BA217:.BJ217])" office:value-type="float" office:value="0.923600018024445" calcext:value-type="float">
            <text:p>0.923600018024445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BK218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6" calcext:value-type="float">
            <text:p>216</text:p>
          </table:table-cell>
          <table:table-cell table:number-columns-repeated="4"/>
          <table:table-cell office:value-type="float" office:value="0.92330002784729" calcext:value-type="float">
            <text:p>0.92330002784729</text:p>
          </table:table-cell>
          <table:table-cell table:number-columns-repeated="5"/>
          <table:table-cell table:formula="of:=AVERAGE([.BA218:.BJ218])" office:value-type="float" office:value="0.92330002784729" calcext:value-type="float">
            <text:p>0.92330002784729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BK219]" office:value-type="float" office:value="0.922900021076202" calcext:value-type="float">
            <text:p>0.92290002107620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7" calcext:value-type="float">
            <text:p>217</text:p>
          </table:table-cell>
          <table:table-cell table:number-columns-repeated="5"/>
          <table:table-cell office:value-type="float" office:value="0.922900021076202" calcext:value-type="float">
            <text:p>0.922900021076202</text:p>
          </table:table-cell>
          <table:table-cell table:number-columns-repeated="4"/>
          <table:table-cell table:formula="of:=AVERAGE([.BA219:.BJ219])" office:value-type="float" office:value="0.922900021076202" calcext:value-type="float">
            <text:p>0.922900021076202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BK220]" office:value-type="float" office:value="0.916999995708466" calcext:value-type="float">
            <text:p>0.9169999957084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8" calcext:value-type="float">
            <text:p>218</text:p>
          </table:table-cell>
          <table:table-cell table:number-columns-repeated="8"/>
          <table:table-cell office:value-type="float" office:value="0.916999995708466" calcext:value-type="float">
            <text:p>0.916999995708466</text:p>
          </table:table-cell>
          <table:table-cell/>
          <table:table-cell table:formula="of:=AVERAGE([.BA220:.BJ220])" office:value-type="float" office:value="0.916999995708466" calcext:value-type="float">
            <text:p>0.916999995708466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BK221]" office:value-type="float" office:value="0.920000016689301" calcext:value-type="float">
            <text:p>0.92000001668930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19" calcext:value-type="float">
            <text:p>219</text:p>
          </table:table-cell>
          <table:table-cell table:number-columns-repeated="7"/>
          <table:table-cell office:value-type="float" office:value="0.920000016689301" calcext:value-type="float">
            <text:p>0.920000016689301</text:p>
          </table:table-cell>
          <table:table-cell table:number-columns-repeated="2"/>
          <table:table-cell table:formula="of:=AVERAGE([.BA221:.BJ221])" office:value-type="float" office:value="0.920000016689301" calcext:value-type="float">
            <text:p>0.92000001668930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BK222]" office:value-type="float" office:value="0.918099999427795" calcext:value-type="float">
            <text:p>0.9180999994277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0" calcext:value-type="float">
            <text:p>220</text:p>
          </table:table-cell>
          <table:table-cell table:number-columns-repeated="8"/>
          <table:table-cell office:value-type="float" office:value="0.918099999427795" calcext:value-type="float">
            <text:p>0.918099999427795</text:p>
          </table:table-cell>
          <table:table-cell/>
          <table:table-cell table:formula="of:=AVERAGE([.BA222:.BJ222])" office:value-type="float" office:value="0.918099999427795" calcext:value-type="float">
            <text:p>0.918099999427795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BK223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0.922500014305115" calcext:value-type="float">
            <text:p>0.922500014305115</text:p>
          </table:table-cell>
          <table:table-cell table:number-columns-repeated="7"/>
          <table:table-cell table:formula="of:=AVERAGE([.BA223:.BJ223])" office:value-type="float" office:value="0.922500014305115" calcext:value-type="float">
            <text:p>0.922500014305115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BK224]" office:value-type="float" office:value="0.919300019741058" calcext:value-type="float">
            <text:p>0.91930001974105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2" calcext:value-type="float">
            <text:p>222</text:p>
          </table:table-cell>
          <table:table-cell office:value-type="float" office:value="0.919300019741058" calcext:value-type="float">
            <text:p>0.919300019741058</text:p>
          </table:table-cell>
          <table:table-cell table:number-columns-repeated="9"/>
          <table:table-cell table:formula="of:=AVERAGE([.BA224:.BJ224])" office:value-type="float" office:value="0.919300019741058" calcext:value-type="float">
            <text:p>0.919300019741058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BK225]" office:value-type="float" office:value="0.914900004863739" calcext:value-type="float">
            <text:p>0.9149000048637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3" calcext:value-type="float">
            <text:p>223</text:p>
          </table:table-cell>
          <table:table-cell table:number-columns-repeated="5"/>
          <table:table-cell office:value-type="float" office:value="0.914900004863739" calcext:value-type="float">
            <text:p>0.914900004863739</text:p>
          </table:table-cell>
          <table:table-cell table:number-columns-repeated="4"/>
          <table:table-cell table:formula="of:=AVERAGE([.BA225:.BJ225])" office:value-type="float" office:value="0.914900004863739" calcext:value-type="float">
            <text:p>0.914900004863739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BK226]" office:value-type="float" office:value="0.918699979782105" calcext:value-type="float">
            <text:p>0.91869997978210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4" calcext:value-type="float">
            <text:p>224</text:p>
          </table:table-cell>
          <table:table-cell table:number-columns-repeated="8"/>
          <table:table-cell office:value-type="float" office:value="0.918699979782105" calcext:value-type="float">
            <text:p>0.918699979782105</text:p>
          </table:table-cell>
          <table:table-cell/>
          <table:table-cell table:formula="of:=AVERAGE([.BA226:.BJ226])" office:value-type="float" office:value="0.918699979782105" calcext:value-type="float">
            <text:p>0.918699979782105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BK227]" office:value-type="float" office:value="0.920899987220764" calcext:value-type="float">
            <text:p>0.92089998722076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0.920899987220764" calcext:value-type="float">
            <text:p>0.920899987220764</text:p>
          </table:table-cell>
          <table:table-cell table:number-columns-repeated="7"/>
          <table:table-cell table:formula="of:=AVERAGE([.BA227:.BJ227])" office:value-type="float" office:value="0.920899987220764" calcext:value-type="float">
            <text:p>0.920899987220764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BK228]" office:value-type="float" office:value="0.919099986553192" calcext:value-type="float">
            <text:p>0.91909998655319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6" calcext:value-type="float">
            <text:p>226</text:p>
          </table:table-cell>
          <table:table-cell table:number-columns-repeated="7"/>
          <table:table-cell office:value-type="float" office:value="0.919099986553192" calcext:value-type="float">
            <text:p>0.919099986553192</text:p>
          </table:table-cell>
          <table:table-cell table:number-columns-repeated="2"/>
          <table:table-cell table:formula="of:=AVERAGE([.BA228:.BJ228])" office:value-type="float" office:value="0.919099986553192" calcext:value-type="float">
            <text:p>0.919099986553192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BK229]" office:value-type="float" office:value="0.921700000762939" calcext:value-type="float">
            <text:p>0.9217000007629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7" calcext:value-type="float">
            <text:p>227</text:p>
          </table:table-cell>
          <table:table-cell table:number-columns-repeated="4"/>
          <table:table-cell office:value-type="float" office:value="0.921700000762939" calcext:value-type="float">
            <text:p>0.921700000762939</text:p>
          </table:table-cell>
          <table:table-cell table:number-columns-repeated="5"/>
          <table:table-cell table:formula="of:=AVERAGE([.BA229:.BJ229])" office:value-type="float" office:value="0.921700000762939" calcext:value-type="float">
            <text:p>0.921700000762939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BK230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0.923399984836578" calcext:value-type="float">
            <text:p>0.923399984836578</text:p>
          </table:table-cell>
          <table:table-cell table:number-columns-repeated="2"/>
          <table:table-cell table:formula="of:=AVERAGE([.BA230:.BJ230])" office:value-type="float" office:value="0.923399984836578" calcext:value-type="float">
            <text:p>0.923399984836578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BK231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29" calcext:value-type="float">
            <text:p>229</text:p>
          </table:table-cell>
          <table:table-cell table:number-columns-repeated="5"/>
          <table:table-cell office:value-type="float" office:value="0.923099994659424" calcext:value-type="float">
            <text:p>0.923099994659424</text:p>
          </table:table-cell>
          <table:table-cell table:number-columns-repeated="4"/>
          <table:table-cell table:formula="of:=AVERAGE([.BA231:.BJ231])" office:value-type="float" office:value="0.923099994659424" calcext:value-type="float">
            <text:p>0.923099994659424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BK232]" office:value-type="float" office:value="0.919399976730347" calcext:value-type="float">
            <text:p>0.91939997673034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0" calcext:value-type="float">
            <text:p>230</text:p>
          </table:table-cell>
          <table:table-cell office:value-type="float" office:value="0.919399976730347" calcext:value-type="float">
            <text:p>0.919399976730347</text:p>
          </table:table-cell>
          <table:table-cell table:number-columns-repeated="9"/>
          <table:table-cell table:formula="of:=AVERAGE([.BA232:.BJ232])" office:value-type="float" office:value="0.919399976730347" calcext:value-type="float">
            <text:p>0.919399976730347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BK233]" office:value-type="float" office:value="0.917100012302399" calcext:value-type="float">
            <text:p>0.9171000123023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1" calcext:value-type="float">
            <text:p>231</text:p>
          </table:table-cell>
          <table:table-cell office:value-type="float" office:value="0.917100012302399" calcext:value-type="float">
            <text:p>0.917100012302399</text:p>
          </table:table-cell>
          <table:table-cell table:number-columns-repeated="9"/>
          <table:table-cell table:formula="of:=AVERAGE([.BA233:.BJ233])" office:value-type="float" office:value="0.917100012302399" calcext:value-type="float">
            <text:p>0.917100012302399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BK234]" office:value-type="float" office:value="0.919000029563904" calcext:value-type="float">
            <text:p>0.91900002956390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2" calcext:value-type="float">
            <text:p>232</text:p>
          </table:table-cell>
          <table:table-cell table:number-columns-repeated="5"/>
          <table:table-cell office:value-type="float" office:value="0.919000029563904" calcext:value-type="float">
            <text:p>0.919000029563904</text:p>
          </table:table-cell>
          <table:table-cell table:number-columns-repeated="4"/>
          <table:table-cell table:formula="of:=AVERAGE([.BA234:.BJ234])" office:value-type="float" office:value="0.919000029563904" calcext:value-type="float">
            <text:p>0.919000029563904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BK235]" office:value-type="float" office:value="0.921400010585785" calcext:value-type="float">
            <text:p>0.92140001058578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3" calcext:value-type="float">
            <text:p>233</text:p>
          </table:table-cell>
          <table:table-cell office:value-type="float" office:value="0.921400010585785" calcext:value-type="float">
            <text:p>0.921400010585785</text:p>
          </table:table-cell>
          <table:table-cell table:number-columns-repeated="9"/>
          <table:table-cell table:formula="of:=AVERAGE([.BA235:.BJ235])" office:value-type="float" office:value="0.921400010585785" calcext:value-type="float">
            <text:p>0.921400010585785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BK236]" office:value-type="float" office:value="0.921199977397919" calcext:value-type="float">
            <text:p>0.92119997739791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4" calcext:value-type="float">
            <text:p>234</text:p>
          </table:table-cell>
          <table:table-cell table:number-columns-repeated="5"/>
          <table:table-cell office:value-type="float" office:value="0.921199977397919" calcext:value-type="float">
            <text:p>0.921199977397919</text:p>
          </table:table-cell>
          <table:table-cell table:number-columns-repeated="4"/>
          <table:table-cell table:formula="of:=AVERAGE([.BA236:.BJ236])" office:value-type="float" office:value="0.921199977397919" calcext:value-type="float">
            <text:p>0.92119997739791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BK237]" office:value-type="float" office:value="0.922900021076202" calcext:value-type="float">
            <text:p>0.92290002107620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5" calcext:value-type="float">
            <text:p>235</text:p>
          </table:table-cell>
          <table:table-cell table:number-columns-repeated="9"/>
          <table:table-cell office:value-type="float" office:value="0.922900021076202" calcext:value-type="float">
            <text:p>0.922900021076202</text:p>
          </table:table-cell>
          <table:table-cell table:formula="of:=AVERAGE([.BA237:.BJ237])" office:value-type="float" office:value="0.922900021076202" calcext:value-type="float">
            <text:p>0.922900021076202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BK238]" office:value-type="float" office:value="0.920899987220764" calcext:value-type="float">
            <text:p>0.92089998722076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6" calcext:value-type="float">
            <text:p>236</text:p>
          </table:table-cell>
          <table:table-cell table:number-columns-repeated="6"/>
          <table:table-cell office:value-type="float" office:value="0.920899987220764" calcext:value-type="float">
            <text:p>0.920899987220764</text:p>
          </table:table-cell>
          <table:table-cell table:number-columns-repeated="3"/>
          <table:table-cell table:formula="of:=AVERAGE([.BA238:.BJ238])" office:value-type="float" office:value="0.920899987220764" calcext:value-type="float">
            <text:p>0.920899987220764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BK239]" office:value-type="float" office:value="0.916400015354157" calcext:value-type="float">
            <text:p>0.9164000153541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7" calcext:value-type="float">
            <text:p>237</text:p>
          </table:table-cell>
          <table:table-cell office:value-type="float" office:value="0.916400015354157" calcext:value-type="float">
            <text:p>0.916400015354157</text:p>
          </table:table-cell>
          <table:table-cell table:number-columns-repeated="9"/>
          <table:table-cell table:formula="of:=AVERAGE([.BA239:.BJ239])" office:value-type="float" office:value="0.916400015354157" calcext:value-type="float">
            <text:p>0.916400015354157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BK240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8" calcext:value-type="float">
            <text:p>238</text:p>
          </table:table-cell>
          <table:table-cell table:number-columns-repeated="9"/>
          <table:table-cell office:value-type="float" office:value="0.92220002412796" calcext:value-type="float">
            <text:p>0.92220002412796</text:p>
          </table:table-cell>
          <table:table-cell table:formula="of:=AVERAGE([.BA240:.BJ240])" office:value-type="float" office:value="0.92220002412796" calcext:value-type="float">
            <text:p>0.92220002412796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BK241]" office:value-type="float" office:value="0.920000016689301" calcext:value-type="float">
            <text:p>0.92000001668930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39" calcext:value-type="float">
            <text:p>239</text:p>
          </table:table-cell>
          <table:table-cell table:number-columns-repeated="8"/>
          <table:table-cell office:value-type="float" office:value="0.920000016689301" calcext:value-type="float">
            <text:p>0.920000016689301</text:p>
          </table:table-cell>
          <table:table-cell/>
          <table:table-cell table:formula="of:=AVERAGE([.BA241:.BJ241])" office:value-type="float" office:value="0.920000016689301" calcext:value-type="float">
            <text:p>0.920000016689301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BK242]" office:value-type="float" office:value="0.921599984169006" calcext:value-type="float">
            <text:p>0.92159998416900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0" calcext:value-type="float">
            <text:p>240</text:p>
          </table:table-cell>
          <table:table-cell table:number-columns-repeated="7"/>
          <table:table-cell office:value-type="float" office:value="0.921599984169006" calcext:value-type="float">
            <text:p>0.921599984169006</text:p>
          </table:table-cell>
          <table:table-cell table:number-columns-repeated="2"/>
          <table:table-cell table:formula="of:=AVERAGE([.BA242:.BJ242])" office:value-type="float" office:value="0.921599984169006" calcext:value-type="float">
            <text:p>0.921599984169006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BK243]" office:value-type="float" office:value="0.920400023460388" calcext:value-type="float">
            <text:p>0.92040002346038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1" calcext:value-type="float">
            <text:p>241</text:p>
          </table:table-cell>
          <table:table-cell table:number-columns-repeated="9"/>
          <table:table-cell office:value-type="float" office:value="0.920400023460388" calcext:value-type="float">
            <text:p>0.920400023460388</text:p>
          </table:table-cell>
          <table:table-cell table:formula="of:=AVERAGE([.BA243:.BJ243])" office:value-type="float" office:value="0.920400023460388" calcext:value-type="float">
            <text:p>0.920400023460388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BK244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0.922399997711182" calcext:value-type="float">
            <text:p>0.922399997711182</text:p>
          </table:table-cell>
          <table:table-cell table:number-columns-repeated="3"/>
          <table:table-cell table:formula="of:=AVERAGE([.BA244:.BJ244])" office:value-type="float" office:value="0.922399997711182" calcext:value-type="float">
            <text:p>0.922399997711182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BK245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3" calcext:value-type="float">
            <text:p>243</text:p>
          </table:table-cell>
          <table:table-cell table:number-columns-repeated="4"/>
          <table:table-cell office:value-type="float" office:value="0.92220002412796" calcext:value-type="float">
            <text:p>0.92220002412796</text:p>
          </table:table-cell>
          <table:table-cell table:number-columns-repeated="5"/>
          <table:table-cell table:formula="of:=AVERAGE([.BA245:.BJ245])" office:value-type="float" office:value="0.92220002412796" calcext:value-type="float">
            <text:p>0.92220002412796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BK246]" office:value-type="float" office:value="0.919799983501434" calcext:value-type="float">
            <text:p>0.91979998350143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4" calcext:value-type="float">
            <text:p>244</text:p>
          </table:table-cell>
          <table:table-cell table:number-columns-repeated="7"/>
          <table:table-cell office:value-type="float" office:value="0.919799983501434" calcext:value-type="float">
            <text:p>0.919799983501434</text:p>
          </table:table-cell>
          <table:table-cell table:number-columns-repeated="2"/>
          <table:table-cell table:formula="of:=AVERAGE([.BA246:.BJ246])" office:value-type="float" office:value="0.919799983501434" calcext:value-type="float">
            <text:p>0.919799983501434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BK247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0.92110002040863" calcext:value-type="float">
            <text:p>0.92110002040863</text:p>
          </table:table-cell>
          <table:table-cell table:number-columns-repeated="6"/>
          <table:table-cell table:formula="of:=AVERAGE([.BA247:.BJ247])" office:value-type="float" office:value="0.92110002040863" calcext:value-type="float">
            <text:p>0.92110002040863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BK248]" office:value-type="float" office:value="0.91949999332428" calcext:value-type="float">
            <text:p>0.9194999933242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6" calcext:value-type="float">
            <text:p>246</text:p>
          </table:table-cell>
          <table:table-cell table:number-columns-repeated="8"/>
          <table:table-cell office:value-type="float" office:value="0.91949999332428" calcext:value-type="float">
            <text:p>0.91949999332428</text:p>
          </table:table-cell>
          <table:table-cell/>
          <table:table-cell table:formula="of:=AVERAGE([.BA248:.BJ248])" office:value-type="float" office:value="0.91949999332428" calcext:value-type="float">
            <text:p>0.91949999332428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BK249]" office:value-type="float" office:value="0.920300006866455" calcext:value-type="float">
            <text:p>0.92030000686645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7" calcext:value-type="float">
            <text:p>247</text:p>
          </table:table-cell>
          <table:table-cell office:value-type="float" office:value="0.920300006866455" calcext:value-type="float">
            <text:p>0.920300006866455</text:p>
          </table:table-cell>
          <table:table-cell table:number-columns-repeated="9"/>
          <table:table-cell table:formula="of:=AVERAGE([.BA249:.BJ249])" office:value-type="float" office:value="0.920300006866455" calcext:value-type="float">
            <text:p>0.920300006866455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BK250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0.923200011253357" calcext:value-type="float">
            <text:p>0.923200011253357</text:p>
          </table:table-cell>
          <table:table-cell table:number-columns-repeated="3"/>
          <table:table-cell table:formula="of:=AVERAGE([.BA250:.BJ250])" office:value-type="float" office:value="0.923200011253357" calcext:value-type="float">
            <text:p>0.923200011253357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BK251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49" calcext:value-type="float">
            <text:p>249</text:p>
          </table:table-cell>
          <table:table-cell table:number-columns-repeated="9"/>
          <table:table-cell office:value-type="float" office:value="0.922599971294403" calcext:value-type="float">
            <text:p>0.922599971294403</text:p>
          </table:table-cell>
          <table:table-cell table:formula="of:=AVERAGE([.BA251:.BJ251])" office:value-type="float" office:value="0.922599971294403" calcext:value-type="float">
            <text:p>0.922599971294403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BK252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0" calcext:value-type="float">
            <text:p>250</text:p>
          </table:table-cell>
          <table:table-cell table:number-columns-repeated="5"/>
          <table:table-cell office:value-type="float" office:value="0.924000024795532" calcext:value-type="float">
            <text:p>0.924000024795532</text:p>
          </table:table-cell>
          <table:table-cell table:number-columns-repeated="4"/>
          <table:table-cell table:formula="of:=AVERAGE([.BA252:.BJ252])" office:value-type="float" office:value="0.924000024795532" calcext:value-type="float">
            <text:p>0.924000024795532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BK253]" office:value-type="float" office:value="0.921299993991852" calcext:value-type="float">
            <text:p>0.92129999399185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1" calcext:value-type="float">
            <text:p>251</text:p>
          </table:table-cell>
          <table:table-cell table:number-columns-repeated="8"/>
          <table:table-cell office:value-type="float" office:value="0.921299993991852" calcext:value-type="float">
            <text:p>0.921299993991852</text:p>
          </table:table-cell>
          <table:table-cell/>
          <table:table-cell table:formula="of:=AVERAGE([.BA253:.BJ253])" office:value-type="float" office:value="0.921299993991852" calcext:value-type="float">
            <text:p>0.921299993991852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[.BK254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2" calcext:value-type="float">
            <text:p>252</text:p>
          </table:table-cell>
          <table:table-cell table:number-columns-repeated="9"/>
          <table:table-cell office:value-type="float" office:value="0.924000024795532" calcext:value-type="float">
            <text:p>0.924000024795532</text:p>
          </table:table-cell>
          <table:table-cell table:formula="of:=AVERAGE([.BA254:.BJ254])" office:value-type="float" office:value="0.924000024795532" calcext:value-type="float">
            <text:p>0.924000024795532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BK255]" office:value-type="float" office:value="0.924199998378754" calcext:value-type="float">
            <text:p>0.92419999837875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0.924199998378754" calcext:value-type="float">
            <text:p>0.924199998378754</text:p>
          </table:table-cell>
          <table:table-cell table:number-columns-repeated="6"/>
          <table:table-cell table:formula="of:=AVERAGE([.BA255:.BJ255])" office:value-type="float" office:value="0.924199998378754" calcext:value-type="float">
            <text:p>0.924199998378754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BK256]" office:value-type="float" office:value="0.921599984169006" calcext:value-type="float">
            <text:p>0.92159998416900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4" calcext:value-type="float">
            <text:p>254</text:p>
          </table:table-cell>
          <table:table-cell table:number-columns-repeated="4"/>
          <table:table-cell office:value-type="float" office:value="0.921599984169006" calcext:value-type="float">
            <text:p>0.921599984169006</text:p>
          </table:table-cell>
          <table:table-cell table:number-columns-repeated="5"/>
          <table:table-cell table:formula="of:=AVERAGE([.BA256:.BJ256])" office:value-type="float" office:value="0.921599984169006" calcext:value-type="float">
            <text:p>0.921599984169006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BK257]" office:value-type="float" office:value="0.92519998550415" calcext:value-type="float">
            <text:p>0.925199985504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5" calcext:value-type="float">
            <text:p>255</text:p>
          </table:table-cell>
          <table:table-cell table:number-columns-repeated="5"/>
          <table:table-cell office:value-type="float" office:value="0.92519998550415" calcext:value-type="float">
            <text:p>0.92519998550415</text:p>
          </table:table-cell>
          <table:table-cell table:number-columns-repeated="4"/>
          <table:table-cell table:formula="of:=AVERAGE([.BA257:.BJ257])" office:value-type="float" office:value="0.92519998550415" calcext:value-type="float">
            <text:p>0.92519998550415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BK258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6" calcext:value-type="float">
            <text:p>256</text:p>
          </table:table-cell>
          <table:table-cell table:number-columns-repeated="9"/>
          <table:table-cell office:value-type="float" office:value="0.922399997711182" calcext:value-type="float">
            <text:p>0.922399997711182</text:p>
          </table:table-cell>
          <table:table-cell table:formula="of:=AVERAGE([.BA258:.BJ258])" office:value-type="float" office:value="0.922399997711182" calcext:value-type="float">
            <text:p>0.922399997711182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BK259]" office:value-type="float" office:value="0.924899995326996" calcext:value-type="float">
            <text:p>0.9248999953269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7" calcext:value-type="float">
            <text:p>257</text:p>
          </table:table-cell>
          <table:table-cell table:number-columns-repeated="9"/>
          <table:table-cell office:value-type="float" office:value="0.924899995326996" calcext:value-type="float">
            <text:p>0.924899995326996</text:p>
          </table:table-cell>
          <table:table-cell table:formula="of:=AVERAGE([.BA259:.BJ259])" office:value-type="float" office:value="0.924899995326996" calcext:value-type="float">
            <text:p>0.924899995326996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[.BK260]" office:value-type="float" office:value="0.925300002098084" calcext:value-type="float">
            <text:p>0.92530000209808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8" calcext:value-type="float">
            <text:p>258</text:p>
          </table:table-cell>
          <table:table-cell table:number-columns-repeated="9"/>
          <table:table-cell office:value-type="float" office:value="0.925300002098084" calcext:value-type="float">
            <text:p>0.925300002098084</text:p>
          </table:table-cell>
          <table:table-cell table:formula="of:=AVERAGE([.BA260:.BJ260])" office:value-type="float" office:value="0.925300002098084" calcext:value-type="float">
            <text:p>0.925300002098084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BK261]" office:value-type="float" office:value="0.925599992275238" calcext:value-type="float">
            <text:p>0.92559999227523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59" calcext:value-type="float">
            <text:p>259</text:p>
          </table:table-cell>
          <table:table-cell table:number-columns-repeated="9"/>
          <table:table-cell office:value-type="float" office:value="0.925599992275238" calcext:value-type="float">
            <text:p>0.925599992275238</text:p>
          </table:table-cell>
          <table:table-cell table:formula="of:=AVERAGE([.BA261:.BJ261])" office:value-type="float" office:value="0.925599992275238" calcext:value-type="float">
            <text:p>0.925599992275238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BK262]" office:value-type="float" office:value="0.925800025463104" calcext:value-type="float">
            <text:p>0.92580002546310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0" calcext:value-type="float">
            <text:p>260</text:p>
          </table:table-cell>
          <table:table-cell table:number-columns-repeated="7"/>
          <table:table-cell office:value-type="float" office:value="0.925800025463104" calcext:value-type="float">
            <text:p>0.925800025463104</text:p>
          </table:table-cell>
          <table:table-cell table:number-columns-repeated="2"/>
          <table:table-cell table:formula="of:=AVERAGE([.BA262:.BJ262])" office:value-type="float" office:value="0.925800025463104" calcext:value-type="float">
            <text:p>0.925800025463104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BK263]" office:value-type="float" office:value="0.925000011920929" calcext:value-type="float">
            <text:p>0.9250000119209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1" calcext:value-type="float">
            <text:p>261</text:p>
          </table:table-cell>
          <table:table-cell table:number-columns-repeated="9"/>
          <table:table-cell office:value-type="float" office:value="0.925000011920929" calcext:value-type="float">
            <text:p>0.925000011920929</text:p>
          </table:table-cell>
          <table:table-cell table:formula="of:=AVERAGE([.BA263:.BJ263])" office:value-type="float" office:value="0.925000011920929" calcext:value-type="float">
            <text:p>0.925000011920929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BK264]" office:value-type="float" office:value="0.926400005817413" calcext:value-type="float">
            <text:p>0.92640000581741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0.926400005817413" calcext:value-type="float">
            <text:p>0.926400005817413</text:p>
          </table:table-cell>
          <table:table-cell table:number-columns-repeated="6"/>
          <table:table-cell table:formula="of:=AVERAGE([.BA264:.BJ264])" office:value-type="float" office:value="0.926400005817413" calcext:value-type="float">
            <text:p>0.926400005817413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[.BK265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3" calcext:value-type="float">
            <text:p>263</text:p>
          </table:table-cell>
          <table:table-cell table:number-columns-repeated="9"/>
          <table:table-cell office:value-type="float" office:value="0.923799991607666" calcext:value-type="float">
            <text:p>0.923799991607666</text:p>
          </table:table-cell>
          <table:table-cell table:formula="of:=AVERAGE([.BA265:.BJ265])" office:value-type="float" office:value="0.923799991607666" calcext:value-type="float">
            <text:p>0.923799991607666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BK266]" office:value-type="float" office:value="0.924300014972687" calcext:value-type="float">
            <text:p>0.92430001497268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4" calcext:value-type="float">
            <text:p>264</text:p>
          </table:table-cell>
          <table:table-cell table:number-columns-repeated="5"/>
          <table:table-cell office:value-type="float" office:value="0.924300014972687" calcext:value-type="float">
            <text:p>0.924300014972687</text:p>
          </table:table-cell>
          <table:table-cell table:number-columns-repeated="4"/>
          <table:table-cell table:formula="of:=AVERAGE([.BA266:.BJ266])" office:value-type="float" office:value="0.924300014972687" calcext:value-type="float">
            <text:p>0.924300014972687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BK267]" office:value-type="float" office:value="0.924399971961975" calcext:value-type="float">
            <text:p>0.92439997196197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5" calcext:value-type="float">
            <text:p>265</text:p>
          </table:table-cell>
          <table:table-cell table:number-columns-repeated="5"/>
          <table:table-cell office:value-type="float" office:value="0.924399971961975" calcext:value-type="float">
            <text:p>0.924399971961975</text:p>
          </table:table-cell>
          <table:table-cell table:number-columns-repeated="4"/>
          <table:table-cell table:formula="of:=AVERAGE([.BA267:.BJ267])" office:value-type="float" office:value="0.924399971961975" calcext:value-type="float">
            <text:p>0.924399971961975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BK268]" office:value-type="float" office:value="0.924700021743774" calcext:value-type="float">
            <text:p>0.92470002174377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0.924700021743774" calcext:value-type="float">
            <text:p>0.924700021743774</text:p>
          </table:table-cell>
          <table:table-cell table:number-columns-repeated="6"/>
          <table:table-cell table:formula="of:=AVERAGE([.BA268:.BJ268])" office:value-type="float" office:value="0.924700021743774" calcext:value-type="float">
            <text:p>0.924700021743774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BK269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0.924099981784821" calcext:value-type="float">
            <text:p>0.924099981784821</text:p>
          </table:table-cell>
          <table:table-cell table:number-columns-repeated="4"/>
          <table:table-cell table:formula="of:=AVERAGE([.BA269:.BJ269])" office:value-type="float" office:value="0.924099981784821" calcext:value-type="float">
            <text:p>0.924099981784821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BK270]" office:value-type="float" office:value="0.924300014972687" calcext:value-type="float">
            <text:p>0.92430001497268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8" calcext:value-type="float">
            <text:p>268</text:p>
          </table:table-cell>
          <table:table-cell/>
          <table:table-cell office:value-type="float" office:value="0.924300014972687" calcext:value-type="float">
            <text:p>0.924300014972687</text:p>
          </table:table-cell>
          <table:table-cell table:number-columns-repeated="8"/>
          <table:table-cell table:formula="of:=AVERAGE([.BA270:.BJ270])" office:value-type="float" office:value="0.924300014972687" calcext:value-type="float">
            <text:p>0.924300014972687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BK271]" office:value-type="float" office:value="0.91839998960495" calcext:value-type="float">
            <text:p>0.918399989604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69" calcext:value-type="float">
            <text:p>269</text:p>
          </table:table-cell>
          <table:table-cell table:number-columns-repeated="8"/>
          <table:table-cell office:value-type="float" office:value="0.91839998960495" calcext:value-type="float">
            <text:p>0.91839998960495</text:p>
          </table:table-cell>
          <table:table-cell/>
          <table:table-cell table:formula="of:=AVERAGE([.BA271:.BJ271])" office:value-type="float" office:value="0.91839998960495" calcext:value-type="float">
            <text:p>0.9183999896049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BK272]" office:value-type="float" office:value="0.922299981117249" calcext:value-type="float">
            <text:p>0.92229998111724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0" calcext:value-type="float">
            <text:p>270</text:p>
          </table:table-cell>
          <table:table-cell table:number-columns-repeated="8"/>
          <table:table-cell office:value-type="float" office:value="0.922299981117249" calcext:value-type="float">
            <text:p>0.922299981117249</text:p>
          </table:table-cell>
          <table:table-cell/>
          <table:table-cell table:formula="of:=AVERAGE([.BA272:.BJ272])" office:value-type="float" office:value="0.922299981117249" calcext:value-type="float">
            <text:p>0.92229998111724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BK273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1" calcext:value-type="float">
            <text:p>271</text:p>
          </table:table-cell>
          <table:table-cell office:value-type="float" office:value="0.923399984836578" calcext:value-type="float">
            <text:p>0.923399984836578</text:p>
          </table:table-cell>
          <table:table-cell table:number-columns-repeated="9"/>
          <table:table-cell table:formula="of:=AVERAGE([.BA273:.BJ273])" office:value-type="float" office:value="0.923399984836578" calcext:value-type="float">
            <text:p>0.923399984836578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BK274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2" calcext:value-type="float">
            <text:p>272</text:p>
          </table:table-cell>
          <table:table-cell table:number-columns-repeated="9"/>
          <table:table-cell office:value-type="float" office:value="0.922800004482269" calcext:value-type="float">
            <text:p>0.922800004482269</text:p>
          </table:table-cell>
          <table:table-cell table:formula="of:=AVERAGE([.BA274:.BJ274])" office:value-type="float" office:value="0.922800004482269" calcext:value-type="float">
            <text:p>0.922800004482269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[.BK275]" office:value-type="float" office:value="0.922100007534027" calcext:value-type="float">
            <text:p>0.92210000753402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3" calcext:value-type="float">
            <text:p>273</text:p>
          </table:table-cell>
          <table:table-cell table:number-columns-repeated="5"/>
          <table:table-cell office:value-type="float" office:value="0.922100007534027" calcext:value-type="float">
            <text:p>0.922100007534027</text:p>
          </table:table-cell>
          <table:table-cell table:number-columns-repeated="4"/>
          <table:table-cell table:formula="of:=AVERAGE([.BA275:.BJ275])" office:value-type="float" office:value="0.922100007534027" calcext:value-type="float">
            <text:p>0.922100007534027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BK276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4" calcext:value-type="float">
            <text:p>274</text:p>
          </table:table-cell>
          <table:table-cell/>
          <table:table-cell office:value-type="float" office:value="0.922599971294403" calcext:value-type="float">
            <text:p>0.922599971294403</text:p>
          </table:table-cell>
          <table:table-cell table:number-columns-repeated="8"/>
          <table:table-cell table:formula="of:=AVERAGE([.BA276:.BJ276])" office:value-type="float" office:value="0.922599971294403" calcext:value-type="float">
            <text:p>0.922599971294403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BK277]" office:value-type="float" office:value="0.914200007915497" calcext:value-type="float">
            <text:p>0.91420000791549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5" calcext:value-type="float">
            <text:p>275</text:p>
          </table:table-cell>
          <table:table-cell table:number-columns-repeated="6"/>
          <table:table-cell office:value-type="float" office:value="0.914200007915497" calcext:value-type="float">
            <text:p>0.914200007915497</text:p>
          </table:table-cell>
          <table:table-cell table:number-columns-repeated="3"/>
          <table:table-cell table:formula="of:=AVERAGE([.BA277:.BJ277])" office:value-type="float" office:value="0.914200007915497" calcext:value-type="float">
            <text:p>0.914200007915497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BK278]" office:value-type="float" office:value="0.919200003147125" calcext:value-type="float">
            <text:p>0.91920000314712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6" calcext:value-type="float">
            <text:p>276</text:p>
          </table:table-cell>
          <table:table-cell table:number-columns-repeated="7"/>
          <table:table-cell office:value-type="float" office:value="0.919200003147125" calcext:value-type="float">
            <text:p>0.919200003147125</text:p>
          </table:table-cell>
          <table:table-cell table:number-columns-repeated="2"/>
          <table:table-cell table:formula="of:=AVERAGE([.BA278:.BJ278])" office:value-type="float" office:value="0.919200003147125" calcext:value-type="float">
            <text:p>0.919200003147125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BK279]" office:value-type="float" office:value="0.916700005531311" calcext:value-type="float">
            <text:p>0.91670000553131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7" calcext:value-type="float">
            <text:p>277</text:p>
          </table:table-cell>
          <table:table-cell table:number-columns-repeated="6"/>
          <table:table-cell office:value-type="float" office:value="0.916700005531311" calcext:value-type="float">
            <text:p>0.916700005531311</text:p>
          </table:table-cell>
          <table:table-cell table:number-columns-repeated="3"/>
          <table:table-cell table:formula="of:=AVERAGE([.BA279:.BJ279])" office:value-type="float" office:value="0.916700005531311" calcext:value-type="float">
            <text:p>0.916700005531311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[.BK280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0.923900008201599" calcext:value-type="float">
            <text:p>0.923900008201599</text:p>
          </table:table-cell>
          <table:table-cell table:number-columns-repeated="7"/>
          <table:table-cell table:formula="of:=AVERAGE([.BA280:.BJ280])" office:value-type="float" office:value="0.923900008201599" calcext:value-type="float">
            <text:p>0.923900008201599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BK281]" office:value-type="float" office:value="0.918099999427795" calcext:value-type="float">
            <text:p>0.91809999942779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0.918099999427795" calcext:value-type="float">
            <text:p>0.918099999427795</text:p>
          </table:table-cell>
          <table:table-cell table:number-columns-repeated="4"/>
          <table:table-cell table:formula="of:=AVERAGE([.BA281:.BJ281])" office:value-type="float" office:value="0.918099999427795" calcext:value-type="float">
            <text:p>0.918099999427795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BK282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0" calcext:value-type="float">
            <text:p>280</text:p>
          </table:table-cell>
          <table:table-cell table:number-columns-repeated="8"/>
          <table:table-cell office:value-type="float" office:value="0.92110002040863" calcext:value-type="float">
            <text:p>0.92110002040863</text:p>
          </table:table-cell>
          <table:table-cell/>
          <table:table-cell table:formula="of:=AVERAGE([.BA282:.BJ282])" office:value-type="float" office:value="0.92110002040863" calcext:value-type="float">
            <text:p>0.92110002040863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BK283]" office:value-type="float" office:value="0.920400023460388" calcext:value-type="float">
            <text:p>0.92040002346038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1" calcext:value-type="float">
            <text:p>281</text:p>
          </table:table-cell>
          <table:table-cell table:number-columns-repeated="6"/>
          <table:table-cell office:value-type="float" office:value="0.920400023460388" calcext:value-type="float">
            <text:p>0.920400023460388</text:p>
          </table:table-cell>
          <table:table-cell table:number-columns-repeated="3"/>
          <table:table-cell table:formula="of:=AVERAGE([.BA283:.BJ283])" office:value-type="float" office:value="0.920400023460388" calcext:value-type="float">
            <text:p>0.920400023460388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BK284]" office:value-type="float" office:value="0.921000003814697" calcext:value-type="float">
            <text:p>0.92100000381469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2" calcext:value-type="float">
            <text:p>282</text:p>
          </table:table-cell>
          <table:table-cell table:number-columns-repeated="4"/>
          <table:table-cell office:value-type="float" office:value="0.921000003814697" calcext:value-type="float">
            <text:p>0.921000003814697</text:p>
          </table:table-cell>
          <table:table-cell table:number-columns-repeated="5"/>
          <table:table-cell table:formula="of:=AVERAGE([.BA284:.BJ284])" office:value-type="float" office:value="0.921000003814697" calcext:value-type="float">
            <text:p>0.921000003814697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BK285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3" calcext:value-type="float">
            <text:p>283</text:p>
          </table:table-cell>
          <table:table-cell table:number-columns-repeated="9"/>
          <table:table-cell office:value-type="float" office:value="0.92220002412796" calcext:value-type="float">
            <text:p>0.92220002412796</text:p>
          </table:table-cell>
          <table:table-cell table:formula="of:=AVERAGE([.BA285:.BJ285])" office:value-type="float" office:value="0.92220002412796" calcext:value-type="float">
            <text:p>0.92220002412796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[.BK286]" office:value-type="float" office:value="0.921999990940094" calcext:value-type="float">
            <text:p>0.92199999094009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4" calcext:value-type="float">
            <text:p>284</text:p>
          </table:table-cell>
          <table:table-cell table:number-columns-repeated="6"/>
          <table:table-cell office:value-type="float" office:value="0.921999990940094" calcext:value-type="float">
            <text:p>0.921999990940094</text:p>
          </table:table-cell>
          <table:table-cell table:number-columns-repeated="3"/>
          <table:table-cell table:formula="of:=AVERAGE([.BA286:.BJ286])" office:value-type="float" office:value="0.921999990940094" calcext:value-type="float">
            <text:p>0.921999990940094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BK287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5" calcext:value-type="float">
            <text:p>285</text:p>
          </table:table-cell>
          <table:table-cell table:number-columns-repeated="9"/>
          <table:table-cell office:value-type="float" office:value="0.922699987888336" calcext:value-type="float">
            <text:p>0.922699987888336</text:p>
          </table:table-cell>
          <table:table-cell table:formula="of:=AVERAGE([.BA287:.BJ287])" office:value-type="float" office:value="0.922699987888336" calcext:value-type="float">
            <text:p>0.922699987888336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BK288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0.923200011253357" calcext:value-type="float">
            <text:p>0.923200011253357</text:p>
          </table:table-cell>
          <table:table-cell table:number-columns-repeated="7"/>
          <table:table-cell table:formula="of:=AVERAGE([.BA288:.BJ288])" office:value-type="float" office:value="0.923200011253357" calcext:value-type="float">
            <text:p>0.923200011253357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BK289]" office:value-type="float" office:value="0.92220002412796" calcext:value-type="float">
            <text:p>0.9222000241279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0.92220002412796" calcext:value-type="float">
            <text:p>0.92220002412796</text:p>
          </table:table-cell>
          <table:table-cell table:number-columns-repeated="3"/>
          <table:table-cell table:formula="of:=AVERAGE([.BA289:.BJ289])" office:value-type="float" office:value="0.92220002412796" calcext:value-type="float">
            <text:p>0.92220002412796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BK290]" office:value-type="float" office:value="0.921800017356873" calcext:value-type="float">
            <text:p>0.92180001735687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8" calcext:value-type="float">
            <text:p>288</text:p>
          </table:table-cell>
          <table:table-cell/>
          <table:table-cell office:value-type="float" office:value="0.921800017356873" calcext:value-type="float">
            <text:p>0.921800017356873</text:p>
          </table:table-cell>
          <table:table-cell table:number-columns-repeated="8"/>
          <table:table-cell table:formula="of:=AVERAGE([.BA290:.BJ290])" office:value-type="float" office:value="0.921800017356873" calcext:value-type="float">
            <text:p>0.921800017356873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BK291]" office:value-type="float" office:value="0.917699992656708" calcext:value-type="float">
            <text:p>0.91769999265670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89" calcext:value-type="float">
            <text:p>289</text:p>
          </table:table-cell>
          <table:table-cell table:number-columns-repeated="6"/>
          <table:table-cell office:value-type="float" office:value="0.917699992656708" calcext:value-type="float">
            <text:p>0.917699992656708</text:p>
          </table:table-cell>
          <table:table-cell table:number-columns-repeated="3"/>
          <table:table-cell table:formula="of:=AVERAGE([.BA291:.BJ291])" office:value-type="float" office:value="0.917699992656708" calcext:value-type="float">
            <text:p>0.917699992656708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BK292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0" calcext:value-type="float">
            <text:p>290</text:p>
          </table:table-cell>
          <table:table-cell table:number-columns-repeated="9"/>
          <table:table-cell office:value-type="float" office:value="0.922699987888336" calcext:value-type="float">
            <text:p>0.922699987888336</text:p>
          </table:table-cell>
          <table:table-cell table:formula="of:=AVERAGE([.BA292:.BJ292])" office:value-type="float" office:value="0.922699987888336" calcext:value-type="float">
            <text:p>0.922699987888336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[.BK293]" office:value-type="float" office:value="0.92059999704361" calcext:value-type="float">
            <text:p>0.9205999970436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0.92059999704361" calcext:value-type="float">
            <text:p>0.92059999704361</text:p>
          </table:table-cell>
          <table:table-cell table:number-columns-repeated="6"/>
          <table:table-cell table:formula="of:=AVERAGE([.BA293:.BJ293])" office:value-type="float" office:value="0.92059999704361" calcext:value-type="float">
            <text:p>0.92059999704361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BK294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0.922699987888336" calcext:value-type="float">
            <text:p>0.922699987888336</text:p>
          </table:table-cell>
          <table:table-cell table:number-columns-repeated="5"/>
          <table:table-cell table:formula="of:=AVERAGE([.BA294:.BJ294])" office:value-type="float" office:value="0.922699987888336" calcext:value-type="float">
            <text:p>0.922699987888336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BK295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3" calcext:value-type="float">
            <text:p>293</text:p>
          </table:table-cell>
          <table:table-cell table:number-columns-repeated="8"/>
          <table:table-cell office:value-type="float" office:value="0.922599971294403" calcext:value-type="float">
            <text:p>0.922599971294403</text:p>
          </table:table-cell>
          <table:table-cell/>
          <table:table-cell table:formula="of:=AVERAGE([.BA295:.BJ295])" office:value-type="float" office:value="0.922599971294403" calcext:value-type="float">
            <text:p>0.922599971294403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BK296]" office:value-type="float" office:value="0.92110002040863" calcext:value-type="float">
            <text:p>0.9211000204086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4" calcext:value-type="float">
            <text:p>294</text:p>
          </table:table-cell>
          <table:table-cell table:number-columns-repeated="6"/>
          <table:table-cell office:value-type="float" office:value="0.92110002040863" calcext:value-type="float">
            <text:p>0.92110002040863</text:p>
          </table:table-cell>
          <table:table-cell table:number-columns-repeated="3"/>
          <table:table-cell table:formula="of:=AVERAGE([.BA296:.BJ296])" office:value-type="float" office:value="0.92110002040863" calcext:value-type="float">
            <text:p>0.92110002040863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BK297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0.922500014305115" calcext:value-type="float">
            <text:p>0.922500014305115</text:p>
          </table:table-cell>
          <table:table-cell table:number-columns-repeated="6"/>
          <table:table-cell table:formula="of:=AVERAGE([.BA297:.BJ297])" office:value-type="float" office:value="0.922500014305115" calcext:value-type="float">
            <text:p>0.922500014305115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BK298]" office:value-type="float" office:value="0.921899974346161" calcext:value-type="float">
            <text:p>0.92189997434616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6" calcext:value-type="float">
            <text:p>296</text:p>
          </table:table-cell>
          <table:table-cell office:value-type="float" office:value="0.921899974346161" calcext:value-type="float">
            <text:p>0.921899974346161</text:p>
          </table:table-cell>
          <table:table-cell table:number-columns-repeated="9"/>
          <table:table-cell table:formula="of:=AVERAGE([.BA298:.BJ298])" office:value-type="float" office:value="0.921899974346161" calcext:value-type="float">
            <text:p>0.921899974346161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BK299]" office:value-type="float" office:value="0.91949999332428" calcext:value-type="float">
            <text:p>0.9194999933242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0.91949999332428" calcext:value-type="float">
            <text:p>0.91949999332428</text:p>
          </table:table-cell>
          <table:table-cell table:number-columns-repeated="7"/>
          <table:table-cell table:formula="of:=AVERAGE([.BA299:.BJ299])" office:value-type="float" office:value="0.91949999332428" calcext:value-type="float">
            <text:p>0.91949999332428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BK300]" office:value-type="float" office:value="0.919200003147125" calcext:value-type="float">
            <text:p>0.91920000314712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8" calcext:value-type="float">
            <text:p>298</text:p>
          </table:table-cell>
          <table:table-cell table:number-columns-repeated="5"/>
          <table:table-cell office:value-type="float" office:value="0.919200003147125" calcext:value-type="float">
            <text:p>0.919200003147125</text:p>
          </table:table-cell>
          <table:table-cell table:number-columns-repeated="4"/>
          <table:table-cell table:formula="of:=AVERAGE([.BA300:.BJ300])" office:value-type="float" office:value="0.919200003147125" calcext:value-type="float">
            <text:p>0.919200003147125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BK301]" office:value-type="float" office:value="0.919099986553192" calcext:value-type="float">
            <text:p>0.91909998655319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299" calcext:value-type="float">
            <text:p>299</text:p>
          </table:table-cell>
          <table:table-cell/>
          <table:table-cell office:value-type="float" office:value="0.919099986553192" calcext:value-type="float">
            <text:p>0.919099986553192</text:p>
          </table:table-cell>
          <table:table-cell table:number-columns-repeated="8"/>
          <table:table-cell table:formula="of:=AVERAGE([.BA301:.BJ301])" office:value-type="float" office:value="0.919099986553192" calcext:value-type="float">
            <text:p>0.919099986553192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BK302]" office:value-type="float" office:value="0.919099986553192" calcext:value-type="float">
            <text:p>0.91909998655319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0" calcext:value-type="float">
            <text:p>300</text:p>
          </table:table-cell>
          <table:table-cell/>
          <table:table-cell office:value-type="float" office:value="0.919099986553192" calcext:value-type="float">
            <text:p>0.919099986553192</text:p>
          </table:table-cell>
          <table:table-cell table:number-columns-repeated="8"/>
          <table:table-cell table:formula="of:=AVERAGE([.BA302:.BJ302])" office:value-type="float" office:value="0.919099986553192" calcext:value-type="float">
            <text:p>0.919099986553192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BK303]" office:value-type="float" office:value="0.920499980449677" calcext:value-type="float">
            <text:p>0.92049998044967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1" calcext:value-type="float">
            <text:p>301</text:p>
          </table:table-cell>
          <table:table-cell office:value-type="float" office:value="0.920499980449677" calcext:value-type="float">
            <text:p>0.920499980449677</text:p>
          </table:table-cell>
          <table:table-cell table:number-columns-repeated="9"/>
          <table:table-cell table:formula="of:=AVERAGE([.BA303:.BJ303])" office:value-type="float" office:value="0.920499980449677" calcext:value-type="float">
            <text:p>0.920499980449677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[.BK304]" office:value-type="float" office:value="0.920400023460388" calcext:value-type="float">
            <text:p>0.92040002346038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0.920400023460388" calcext:value-type="float">
            <text:p>0.920400023460388</text:p>
          </table:table-cell>
          <table:table-cell table:number-columns-repeated="6"/>
          <table:table-cell table:formula="of:=AVERAGE([.BA304:.BJ304])" office:value-type="float" office:value="0.920400023460388" calcext:value-type="float">
            <text:p>0.920400023460388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BK305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3" calcext:value-type="float">
            <text:p>303</text:p>
          </table:table-cell>
          <table:table-cell table:number-columns-repeated="4"/>
          <table:table-cell office:value-type="float" office:value="0.923500001430512" calcext:value-type="float">
            <text:p>0.923500001430512</text:p>
          </table:table-cell>
          <table:table-cell/>
          <table:table-cell office:value-type="float" office:value="0.921299993991852" calcext:value-type="float">
            <text:p>0.921299993991852</text:p>
          </table:table-cell>
          <table:table-cell table:number-columns-repeated="3"/>
          <table:table-cell table:formula="of:=AVERAGE([.BA305:.BJ305])" office:value-type="float" office:value="0.922399997711182" calcext:value-type="float">
            <text:p>0.922399997711182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[.BK306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4" calcext:value-type="float">
            <text:p>304</text:p>
          </table:table-cell>
          <table:table-cell table:number-columns-repeated="5"/>
          <table:table-cell office:value-type="float" office:value="0.922699987888336" calcext:value-type="float">
            <text:p>0.922699987888336</text:p>
          </table:table-cell>
          <table:table-cell table:number-columns-repeated="4"/>
          <table:table-cell table:formula="of:=AVERAGE([.BA306:.BJ306])" office:value-type="float" office:value="0.922699987888336" calcext:value-type="float">
            <text:p>0.922699987888336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BK307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5" calcext:value-type="float">
            <text:p>305</text:p>
          </table:table-cell>
          <table:table-cell table:number-columns-repeated="5"/>
          <table:table-cell office:value-type="float" office:value="0.922399997711182" calcext:value-type="float">
            <text:p>0.922399997711182</text:p>
          </table:table-cell>
          <table:table-cell table:number-columns-repeated="4"/>
          <table:table-cell table:formula="of:=AVERAGE([.BA307:.BJ307])" office:value-type="float" office:value="0.922399997711182" calcext:value-type="float">
            <text:p>0.922399997711182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BK308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6" calcext:value-type="float">
            <text:p>306</text:p>
          </table:table-cell>
          <table:table-cell table:number-columns-repeated="8"/>
          <table:table-cell office:value-type="float" office:value="0.922399997711182" calcext:value-type="float">
            <text:p>0.922399997711182</text:p>
          </table:table-cell>
          <table:table-cell/>
          <table:table-cell table:formula="of:=AVERAGE([.BA308:.BJ308])" office:value-type="float" office:value="0.922399997711182" calcext:value-type="float">
            <text:p>0.922399997711182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BK309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7" calcext:value-type="float">
            <text:p>307</text:p>
          </table:table-cell>
          <table:table-cell table:number-columns-repeated="7"/>
          <table:table-cell office:value-type="float" office:value="0.922500014305115" calcext:value-type="float">
            <text:p>0.922500014305115</text:p>
          </table:table-cell>
          <table:table-cell table:number-columns-repeated="2"/>
          <table:table-cell table:formula="of:=AVERAGE([.BA309:.BJ309])" office:value-type="float" office:value="0.922500014305115" calcext:value-type="float">
            <text:p>0.922500014305115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BK310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0.922500014305115" calcext:value-type="float">
            <text:p>0.922500014305115</text:p>
          </table:table-cell>
          <table:table-cell table:number-columns-repeated="6"/>
          <table:table-cell table:formula="of:=AVERAGE([.BA310:.BJ310])" office:value-type="float" office:value="0.922500014305115" calcext:value-type="float">
            <text:p>0.922500014305115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BK311]" office:value-type="float" office:value="0.920700013637543" calcext:value-type="float">
            <text:p>0.92070001363754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09" calcext:value-type="float">
            <text:p>309</text:p>
          </table:table-cell>
          <table:table-cell table:number-columns-repeated="5"/>
          <table:table-cell office:value-type="float" office:value="0.920700013637543" calcext:value-type="float">
            <text:p>0.920700013637543</text:p>
          </table:table-cell>
          <table:table-cell table:number-columns-repeated="4"/>
          <table:table-cell table:formula="of:=AVERAGE([.BA311:.BJ311])" office:value-type="float" office:value="0.920700013637543" calcext:value-type="float">
            <text:p>0.920700013637543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BK312]" office:value-type="float" office:value="0.921999990940094" calcext:value-type="float">
            <text:p>0.92199999094009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0" calcext:value-type="float">
            <text:p>310</text:p>
          </table:table-cell>
          <table:table-cell table:number-columns-repeated="9"/>
          <table:table-cell office:value-type="float" office:value="0.921999990940094" calcext:value-type="float">
            <text:p>0.921999990940094</text:p>
          </table:table-cell>
          <table:table-cell table:formula="of:=AVERAGE([.BA312:.BJ312])" office:value-type="float" office:value="0.921999990940094" calcext:value-type="float">
            <text:p>0.921999990940094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BK313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0.922800004482269" calcext:value-type="float">
            <text:p>0.922800004482269</text:p>
          </table:table-cell>
          <table:table-cell table:number-columns-repeated="6"/>
          <table:table-cell table:formula="of:=AVERAGE([.BA313:.BJ313])" office:value-type="float" office:value="0.922800004482269" calcext:value-type="float">
            <text:p>0.922800004482269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BK314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0.922699987888336" calcext:value-type="float">
            <text:p>0.922699987888336</text:p>
          </table:table-cell>
          <table:table-cell table:number-columns-repeated="6"/>
          <table:table-cell table:formula="of:=AVERAGE([.BA314:.BJ314])" office:value-type="float" office:value="0.922699987888336" calcext:value-type="float">
            <text:p>0.922699987888336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BK315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3" calcext:value-type="float">
            <text:p>313</text:p>
          </table:table-cell>
          <table:table-cell table:number-columns-repeated="9"/>
          <table:table-cell office:value-type="float" office:value="0.922699987888336" calcext:value-type="float">
            <text:p>0.922699987888336</text:p>
          </table:table-cell>
          <table:table-cell table:formula="of:=AVERAGE([.BA315:.BJ315])" office:value-type="float" office:value="0.922699987888336" calcext:value-type="float">
            <text:p>0.922699987888336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BK316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0.922999978065491" calcext:value-type="float">
            <text:p>0.922999978065491</text:p>
          </table:table-cell>
          <table:table-cell table:number-columns-repeated="7"/>
          <table:table-cell table:formula="of:=AVERAGE([.BA316:.BJ316])" office:value-type="float" office:value="0.922999978065491" calcext:value-type="float">
            <text:p>0.922999978065491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BK317]" office:value-type="float" office:value="0.922399997711182" calcext:value-type="float">
            <text:p>0.92239999771118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5" calcext:value-type="float">
            <text:p>315</text:p>
          </table:table-cell>
          <table:table-cell table:number-columns-repeated="5"/>
          <table:table-cell office:value-type="float" office:value="0.922399997711182" calcext:value-type="float">
            <text:p>0.922399997711182</text:p>
          </table:table-cell>
          <table:table-cell table:number-columns-repeated="4"/>
          <table:table-cell table:formula="of:=AVERAGE([.BA317:.BJ317])" office:value-type="float" office:value="0.922399997711182" calcext:value-type="float">
            <text:p>0.922399997711182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BK318]" office:value-type="float" office:value="0.922299981117249" calcext:value-type="float">
            <text:p>0.92229998111724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6" calcext:value-type="float">
            <text:p>316</text:p>
          </table:table-cell>
          <table:table-cell table:number-columns-repeated="5"/>
          <table:table-cell office:value-type="float" office:value="0.922299981117249" calcext:value-type="float">
            <text:p>0.922299981117249</text:p>
          </table:table-cell>
          <table:table-cell table:number-columns-repeated="4"/>
          <table:table-cell table:formula="of:=AVERAGE([.BA318:.BJ318])" office:value-type="float" office:value="0.922299981117249" calcext:value-type="float">
            <text:p>0.922299981117249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BK319]" office:value-type="float" office:value="0.921999990940094" calcext:value-type="float">
            <text:p>0.92199999094009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0.921999990940094" calcext:value-type="float">
            <text:p>0.921999990940094</text:p>
          </table:table-cell>
          <table:table-cell table:number-columns-repeated="6"/>
          <table:table-cell table:formula="of:=AVERAGE([.BA319:.BJ319])" office:value-type="float" office:value="0.921999990940094" calcext:value-type="float">
            <text:p>0.921999990940094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BK320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8" calcext:value-type="float">
            <text:p>318</text:p>
          </table:table-cell>
          <table:table-cell table:number-columns-repeated="9"/>
          <table:table-cell office:value-type="float" office:value="0.922500014305115" calcext:value-type="float">
            <text:p>0.922500014305115</text:p>
          </table:table-cell>
          <table:table-cell table:formula="of:=AVERAGE([.BA320:.BJ320])" office:value-type="float" office:value="0.922500014305115" calcext:value-type="float">
            <text:p>0.922500014305115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BK321]" office:value-type="float" office:value="0.921700000762939" calcext:value-type="float">
            <text:p>0.92170000076293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0.921700000762939" calcext:value-type="float">
            <text:p>0.921700000762939</text:p>
          </table:table-cell>
          <table:table-cell table:number-columns-repeated="7"/>
          <table:table-cell table:formula="of:=AVERAGE([.BA321:.BJ321])" office:value-type="float" office:value="0.921700000762939" calcext:value-type="float">
            <text:p>0.92170000076293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BK322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0" calcext:value-type="float">
            <text:p>320</text:p>
          </table:table-cell>
          <table:table-cell table:number-columns-repeated="9"/>
          <table:table-cell office:value-type="float" office:value="0.922599971294403" calcext:value-type="float">
            <text:p>0.922599971294403</text:p>
          </table:table-cell>
          <table:table-cell table:formula="of:=AVERAGE([.BA322:.BJ322])" office:value-type="float" office:value="0.922599971294403" calcext:value-type="float">
            <text:p>0.922599971294403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BK323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0.922599971294403" calcext:value-type="float">
            <text:p>0.922599971294403</text:p>
          </table:table-cell>
          <table:table-cell table:number-columns-repeated="2"/>
          <table:table-cell table:formula="of:=AVERAGE([.BA323:.BJ323])" office:value-type="float" office:value="0.922599971294403" calcext:value-type="float">
            <text:p>0.922599971294403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BK324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0.92330002784729" calcext:value-type="float">
            <text:p>0.92330002784729</text:p>
          </table:table-cell>
          <table:table-cell table:number-columns-repeated="3"/>
          <table:table-cell table:formula="of:=AVERAGE([.BA324:.BJ324])" office:value-type="float" office:value="0.92330002784729" calcext:value-type="float">
            <text:p>0.92330002784729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BK325]" office:value-type="float" office:value="0.922599971294403" calcext:value-type="float">
            <text:p>0.92259997129440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3" calcext:value-type="float">
            <text:p>323</text:p>
          </table:table-cell>
          <table:table-cell table:number-columns-repeated="8"/>
          <table:table-cell office:value-type="float" office:value="0.922599971294403" calcext:value-type="float">
            <text:p>0.922599971294403</text:p>
          </table:table-cell>
          <table:table-cell/>
          <table:table-cell table:formula="of:=AVERAGE([.BA325:.BJ325])" office:value-type="float" office:value="0.922599971294403" calcext:value-type="float">
            <text:p>0.922599971294403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BK326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0.922999978065491" calcext:value-type="float">
            <text:p>0.922999978065491</text:p>
          </table:table-cell>
          <table:table-cell table:number-columns-repeated="6"/>
          <table:table-cell table:formula="of:=AVERAGE([.BA326:.BJ326])" office:value-type="float" office:value="0.922999978065491" calcext:value-type="float">
            <text:p>0.922999978065491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BK327]" office:value-type="float" office:value="0.924199998378754" calcext:value-type="float">
            <text:p>0.92419999837875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0.924199998378754" calcext:value-type="float">
            <text:p>0.924199998378754</text:p>
          </table:table-cell>
          <table:table-cell table:number-columns-repeated="3"/>
          <table:table-cell table:formula="of:=AVERAGE([.BA327:.BJ327])" office:value-type="float" office:value="0.924199998378754" calcext:value-type="float">
            <text:p>0.924199998378754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BK328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6" calcext:value-type="float">
            <text:p>326</text:p>
          </table:table-cell>
          <table:table-cell table:number-columns-repeated="8"/>
          <table:table-cell office:value-type="float" office:value="0.922999978065491" calcext:value-type="float">
            <text:p>0.922999978065491</text:p>
          </table:table-cell>
          <table:table-cell/>
          <table:table-cell table:formula="of:=AVERAGE([.BA328:.BJ328])" office:value-type="float" office:value="0.922999978065491" calcext:value-type="float">
            <text:p>0.922999978065491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BK329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7" calcext:value-type="float">
            <text:p>327</text:p>
          </table:table-cell>
          <table:table-cell table:number-columns-repeated="7"/>
          <table:table-cell office:value-type="float" office:value="0.923699975013733" calcext:value-type="float">
            <text:p>0.923699975013733</text:p>
          </table:table-cell>
          <table:table-cell table:number-columns-repeated="2"/>
          <table:table-cell table:formula="of:=AVERAGE([.BA329:.BJ329])" office:value-type="float" office:value="0.923699975013733" calcext:value-type="float">
            <text:p>0.923699975013733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BK330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8" calcext:value-type="float">
            <text:p>328</text:p>
          </table:table-cell>
          <table:table-cell table:number-columns-repeated="8"/>
          <table:table-cell office:value-type="float" office:value="0.923799991607666" calcext:value-type="float">
            <text:p>0.923799991607666</text:p>
          </table:table-cell>
          <table:table-cell/>
          <table:table-cell table:formula="of:=AVERAGE([.BA330:.BJ330])" office:value-type="float" office:value="0.923799991607666" calcext:value-type="float">
            <text:p>0.923799991607666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BK331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29" calcext:value-type="float">
            <text:p>329</text:p>
          </table:table-cell>
          <table:table-cell table:number-columns-repeated="9"/>
          <table:table-cell office:value-type="float" office:value="0.922800004482269" calcext:value-type="float">
            <text:p>0.922800004482269</text:p>
          </table:table-cell>
          <table:table-cell table:formula="of:=AVERAGE([.BA331:.BJ331])" office:value-type="float" office:value="0.922800004482269" calcext:value-type="float">
            <text:p>0.922800004482269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BK332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0.923200011253357" calcext:value-type="float">
            <text:p>0.923200011253357</text:p>
          </table:table-cell>
          <table:table-cell table:number-columns-repeated="6"/>
          <table:table-cell table:formula="of:=AVERAGE([.BA332:.BJ332])" office:value-type="float" office:value="0.923200011253357" calcext:value-type="float">
            <text:p>0.923200011253357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BK333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0.922999978065491" calcext:value-type="float">
            <text:p>0.922999978065491</text:p>
          </table:table-cell>
          <table:table-cell table:number-columns-repeated="7"/>
          <table:table-cell table:formula="of:=AVERAGE([.BA333:.BJ333])" office:value-type="float" office:value="0.922999978065491" calcext:value-type="float">
            <text:p>0.922999978065491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BK334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0.923600018024445" calcext:value-type="float">
            <text:p>0.923600018024445</text:p>
          </table:table-cell>
          <table:table-cell table:number-columns-repeated="6"/>
          <table:table-cell table:formula="of:=AVERAGE([.BA334:.BJ334])" office:value-type="float" office:value="0.923600018024445" calcext:value-type="float">
            <text:p>0.923600018024445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BK335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3" calcext:value-type="float">
            <text:p>333</text:p>
          </table:table-cell>
          <table:table-cell table:number-columns-repeated="4"/>
          <table:table-cell office:value-type="float" office:value="0.923799991607666" calcext:value-type="float">
            <text:p>0.923799991607666</text:p>
          </table:table-cell>
          <table:table-cell table:number-columns-repeated="5"/>
          <table:table-cell table:formula="of:=AVERAGE([.BA335:.BJ335])" office:value-type="float" office:value="0.923799991607666" calcext:value-type="float">
            <text:p>0.923799991607666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[.BK336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4" calcext:value-type="float">
            <text:p>334</text:p>
          </table:table-cell>
          <table:table-cell/>
          <table:table-cell office:value-type="float" office:value="0.924000024795532" calcext:value-type="float">
            <text:p>0.924000024795532</text:p>
          </table:table-cell>
          <table:table-cell table:number-columns-repeated="8"/>
          <table:table-cell table:formula="of:=AVERAGE([.BA336:.BJ336])" office:value-type="float" office:value="0.924000024795532" calcext:value-type="float">
            <text:p>0.924000024795532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BK337]" office:value-type="float" office:value="0.920700013637543" calcext:value-type="float">
            <text:p>0.92070001363754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5" calcext:value-type="float">
            <text:p>335</text:p>
          </table:table-cell>
          <table:table-cell office:value-type="float" office:value="0.920700013637543" calcext:value-type="float">
            <text:p>0.920700013637543</text:p>
          </table:table-cell>
          <table:table-cell table:number-columns-repeated="9"/>
          <table:table-cell table:formula="of:=AVERAGE([.BA337:.BJ337])" office:value-type="float" office:value="0.920700013637543" calcext:value-type="float">
            <text:p>0.920700013637543</text:p>
          </table:table-cell>
          <table:table-cell/>
          <table:table-cell office:value-type="float" office:value="336" calcext:value-type="float">
            <text:p>336</text:p>
          </table:table-cell>
          <table:table-cell table:formula="of:=[.BK338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6" calcext:value-type="float">
            <text:p>336</text:p>
          </table:table-cell>
          <table:table-cell table:number-columns-repeated="4"/>
          <table:table-cell office:value-type="float" office:value="0.922699987888336" calcext:value-type="float">
            <text:p>0.922699987888336</text:p>
          </table:table-cell>
          <table:table-cell table:number-columns-repeated="5"/>
          <table:table-cell table:formula="of:=AVERAGE([.BA338:.BJ338])" office:value-type="float" office:value="0.922699987888336" calcext:value-type="float">
            <text:p>0.922699987888336</text:p>
          </table:table-cell>
          <table:table-cell/>
          <table:table-cell office:value-type="float" office:value="337" calcext:value-type="float">
            <text:p>337</text:p>
          </table:table-cell>
          <table:table-cell table:formula="of:=[.BK339]" office:value-type="float" office:value="0.924300014972687" calcext:value-type="float">
            <text:p>0.92430001497268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7" calcext:value-type="float">
            <text:p>337</text:p>
          </table:table-cell>
          <table:table-cell table:number-columns-repeated="7"/>
          <table:table-cell office:value-type="float" office:value="0.924300014972687" calcext:value-type="float">
            <text:p>0.924300014972687</text:p>
          </table:table-cell>
          <table:table-cell table:number-columns-repeated="2"/>
          <table:table-cell table:formula="of:=AVERAGE([.BA339:.BJ339])" office:value-type="float" office:value="0.924300014972687" calcext:value-type="float">
            <text:p>0.924300014972687</text:p>
          </table:table-cell>
          <table:table-cell/>
          <table:table-cell office:value-type="float" office:value="338" calcext:value-type="float">
            <text:p>338</text:p>
          </table:table-cell>
          <table:table-cell table:formula="of:=[.BK340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8" calcext:value-type="float">
            <text:p>338</text:p>
          </table:table-cell>
          <table:table-cell table:number-columns-repeated="7"/>
          <table:table-cell office:value-type="float" office:value="0.923699975013733" calcext:value-type="float">
            <text:p>0.923699975013733</text:p>
          </table:table-cell>
          <table:table-cell table:number-columns-repeated="2"/>
          <table:table-cell table:formula="of:=AVERAGE([.BA340:.BJ340])" office:value-type="float" office:value="0.923699975013733" calcext:value-type="float">
            <text:p>0.923699975013733</text:p>
          </table:table-cell>
          <table:table-cell/>
          <table:table-cell office:value-type="float" office:value="339" calcext:value-type="float">
            <text:p>339</text:p>
          </table:table-cell>
          <table:table-cell table:formula="of:=[.BK341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0.923500001430512" calcext:value-type="float">
            <text:p>0.923500001430512</text:p>
          </table:table-cell>
          <table:table-cell table:number-columns-repeated="6"/>
          <table:table-cell table:formula="of:=AVERAGE([.BA341:.BJ341])" office:value-type="float" office:value="0.923500001430512" calcext:value-type="float">
            <text:p>0.923500001430512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BK342]" office:value-type="float" office:value="0.924700021743774" calcext:value-type="float">
            <text:p>0.92470002174377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0" calcext:value-type="float">
            <text:p>340</text:p>
          </table:table-cell>
          <table:table-cell table:number-columns-repeated="5"/>
          <table:table-cell office:value-type="float" office:value="0.924700021743774" calcext:value-type="float">
            <text:p>0.924700021743774</text:p>
          </table:table-cell>
          <table:table-cell table:number-columns-repeated="4"/>
          <table:table-cell table:formula="of:=AVERAGE([.BA342:.BJ342])" office:value-type="float" office:value="0.924700021743774" calcext:value-type="float">
            <text:p>0.924700021743774</text:p>
          </table:table-cell>
          <table:table-cell/>
          <table:table-cell office:value-type="float" office:value="341" calcext:value-type="float">
            <text:p>341</text:p>
          </table:table-cell>
          <table:table-cell table:formula="of:=[.BK343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0.923600018024445" calcext:value-type="float">
            <text:p>0.923600018024445</text:p>
          </table:table-cell>
          <table:table-cell table:number-columns-repeated="3"/>
          <table:table-cell table:formula="of:=AVERAGE([.BA343:.BJ343])" office:value-type="float" office:value="0.923600018024445" calcext:value-type="float">
            <text:p>0.923600018024445</text:p>
          </table:table-cell>
          <table:table-cell/>
          <table:table-cell office:value-type="float" office:value="342" calcext:value-type="float">
            <text:p>342</text:p>
          </table:table-cell>
          <table:table-cell table:formula="of:=[.BK344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2" calcext:value-type="float">
            <text:p>342</text:p>
          </table:table-cell>
          <table:table-cell/>
          <table:table-cell office:value-type="float" office:value="0.924099981784821" calcext:value-type="float">
            <text:p>0.924099981784821</text:p>
          </table:table-cell>
          <table:table-cell table:number-columns-repeated="8"/>
          <table:table-cell table:formula="of:=AVERAGE([.BA344:.BJ344])" office:value-type="float" office:value="0.924099981784821" calcext:value-type="float">
            <text:p>0.924099981784821</text:p>
          </table:table-cell>
          <table:table-cell/>
          <table:table-cell office:value-type="float" office:value="343" calcext:value-type="float">
            <text:p>343</text:p>
          </table:table-cell>
          <table:table-cell table:formula="of:=[.BK345]" office:value-type="float" office:value="0.924399971961975" calcext:value-type="float">
            <text:p>0.92439997196197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3" calcext:value-type="float">
            <text:p>343</text:p>
          </table:table-cell>
          <table:table-cell table:number-columns-repeated="7"/>
          <table:table-cell office:value-type="float" office:value="0.924399971961975" calcext:value-type="float">
            <text:p>0.924399971961975</text:p>
          </table:table-cell>
          <table:table-cell table:number-columns-repeated="2"/>
          <table:table-cell table:formula="of:=AVERAGE([.BA345:.BJ345])" office:value-type="float" office:value="0.924399971961975" calcext:value-type="float">
            <text:p>0.924399971961975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[.BK346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4" calcext:value-type="float">
            <text:p>344</text:p>
          </table:table-cell>
          <table:table-cell table:number-columns-repeated="4"/>
          <table:table-cell office:value-type="float" office:value="0.923799991607666" calcext:value-type="float">
            <text:p>0.923799991607666</text:p>
          </table:table-cell>
          <table:table-cell table:number-columns-repeated="5"/>
          <table:table-cell table:formula="of:=AVERAGE([.BA346:.BJ346])" office:value-type="float" office:value="0.923799991607666" calcext:value-type="float">
            <text:p>0.923799991607666</text:p>
          </table:table-cell>
          <table:table-cell/>
          <table:table-cell office:value-type="float" office:value="345" calcext:value-type="float">
            <text:p>345</text:p>
          </table:table-cell>
          <table:table-cell table:formula="of:=[.BK347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0.923799991607666" calcext:value-type="float">
            <text:p>0.923799991607666</text:p>
          </table:table-cell>
          <table:table-cell table:number-columns-repeated="6"/>
          <table:table-cell table:formula="of:=AVERAGE([.BA347:.BJ347])" office:value-type="float" office:value="0.923799991607666" calcext:value-type="float">
            <text:p>0.923799991607666</text:p>
          </table:table-cell>
          <table:table-cell/>
          <table:table-cell office:value-type="float" office:value="346" calcext:value-type="float">
            <text:p>346</text:p>
          </table:table-cell>
          <table:table-cell table:formula="of:=[.BK348]" office:value-type="float" office:value="0.923799991607666" calcext:value-type="float">
            <text:p>0.92379999160766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6" calcext:value-type="float">
            <text:p>346</text:p>
          </table:table-cell>
          <table:table-cell table:number-columns-repeated="8"/>
          <table:table-cell office:value-type="float" office:value="0.923799991607666" calcext:value-type="float">
            <text:p>0.923799991607666</text:p>
          </table:table-cell>
          <table:table-cell/>
          <table:table-cell table:formula="of:=AVERAGE([.BA348:.BJ348])" office:value-type="float" office:value="0.923799991607666" calcext:value-type="float">
            <text:p>0.923799991607666</text:p>
          </table:table-cell>
          <table:table-cell/>
          <table:table-cell office:value-type="float" office:value="347" calcext:value-type="float">
            <text:p>347</text:p>
          </table:table-cell>
          <table:table-cell table:formula="of:=[.BK349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0.923500001430512" calcext:value-type="float">
            <text:p>0.923500001430512</text:p>
          </table:table-cell>
          <table:table-cell table:number-columns-repeated="6"/>
          <table:table-cell table:formula="of:=AVERAGE([.BA349:.BJ349])" office:value-type="float" office:value="0.923500001430512" calcext:value-type="float">
            <text:p>0.923500001430512</text:p>
          </table:table-cell>
          <table:table-cell/>
          <table:table-cell office:value-type="float" office:value="348" calcext:value-type="float">
            <text:p>348</text:p>
          </table:table-cell>
          <table:table-cell table:formula="of:=[.BK350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8" calcext:value-type="float">
            <text:p>348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number-columns-repeated="7"/>
          <table:table-cell table:formula="of:=AVERAGE([.BA350:.BJ350])" office:value-type="float" office:value="0.923600018024445" calcext:value-type="float">
            <text:p>0.923600018024445</text:p>
          </table:table-cell>
          <table:table-cell/>
          <table:table-cell office:value-type="float" office:value="349" calcext:value-type="float">
            <text:p>349</text:p>
          </table:table-cell>
          <table:table-cell table:formula="of:=[.BK351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49" calcext:value-type="float">
            <text:p>349</text:p>
          </table:table-cell>
          <table:table-cell table:number-columns-repeated="7"/>
          <table:table-cell office:value-type="float" office:value="0.923500001430512" calcext:value-type="float">
            <text:p>0.923500001430512</text:p>
          </table:table-cell>
          <table:table-cell table:number-columns-repeated="2"/>
          <table:table-cell table:formula="of:=AVERAGE([.BA351:.BJ351])" office:value-type="float" office:value="0.923500001430512" calcext:value-type="float">
            <text:p>0.923500001430512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BK352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0" calcext:value-type="float">
            <text:p>350</text:p>
          </table:table-cell>
          <table:table-cell table:number-columns-repeated="4"/>
          <table:table-cell office:value-type="float" office:value="0.923900008201599" calcext:value-type="float">
            <text:p>0.923900008201599</text:p>
          </table:table-cell>
          <table:table-cell table:number-columns-repeated="5"/>
          <table:table-cell table:formula="of:=AVERAGE([.BA352:.BJ352])" office:value-type="float" office:value="0.923900008201599" calcext:value-type="float">
            <text:p>0.92390000820159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BK353]" office:value-type="float" office:value="0.924399971961975" calcext:value-type="float">
            <text:p>0.92439997196197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1" calcext:value-type="float">
            <text:p>351</text:p>
          </table:table-cell>
          <table:table-cell table:number-columns-repeated="7"/>
          <table:table-cell office:value-type="float" office:value="0.924399971961975" calcext:value-type="float">
            <text:p>0.924399971961975</text:p>
          </table:table-cell>
          <table:table-cell table:number-columns-repeated="2"/>
          <table:table-cell table:formula="of:=AVERAGE([.BA353:.BJ353])" office:value-type="float" office:value="0.924399971961975" calcext:value-type="float">
            <text:p>0.924399971961975</text:p>
          </table:table-cell>
          <table:table-cell/>
          <table:table-cell office:value-type="float" office:value="352" calcext:value-type="float">
            <text:p>352</text:p>
          </table:table-cell>
          <table:table-cell table:formula="of:=[.BK354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2" calcext:value-type="float">
            <text:p>352</text:p>
          </table:table-cell>
          <table:table-cell table:number-columns-repeated="8"/>
          <table:table-cell office:value-type="float" office:value="0.924099981784821" calcext:value-type="float">
            <text:p>0.924099981784821</text:p>
          </table:table-cell>
          <table:table-cell/>
          <table:table-cell table:formula="of:=AVERAGE([.BA354:.BJ354])" office:value-type="float" office:value="0.924099981784821" calcext:value-type="float">
            <text:p>0.924099981784821</text:p>
          </table:table-cell>
          <table:table-cell/>
          <table:table-cell office:value-type="float" office:value="353" calcext:value-type="float">
            <text:p>353</text:p>
          </table:table-cell>
          <table:table-cell table:formula="of:=[.BK355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3" calcext:value-type="float">
            <text:p>353</text:p>
          </table:table-cell>
          <table:table-cell table:number-columns-repeated="4"/>
          <table:table-cell office:value-type="float" office:value="0.924099981784821" calcext:value-type="float">
            <text:p>0.924099981784821</text:p>
          </table:table-cell>
          <table:table-cell table:number-columns-repeated="5"/>
          <table:table-cell table:formula="of:=AVERAGE([.BA355:.BJ355])" office:value-type="float" office:value="0.924099981784821" calcext:value-type="float">
            <text:p>0.924099981784821</text:p>
          </table:table-cell>
          <table:table-cell/>
          <table:table-cell office:value-type="float" office:value="354" calcext:value-type="float">
            <text:p>354</text:p>
          </table:table-cell>
          <table:table-cell table:formula="of:=[.BK356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4" calcext:value-type="float">
            <text:p>354</text:p>
          </table:table-cell>
          <table:table-cell/>
          <table:table-cell office:value-type="float" office:value="0.924099981784821" calcext:value-type="float">
            <text:p>0.924099981784821</text:p>
          </table:table-cell>
          <table:table-cell table:number-columns-repeated="8"/>
          <table:table-cell table:formula="of:=AVERAGE([.BA356:.BJ356])" office:value-type="float" office:value="0.924099981784821" calcext:value-type="float">
            <text:p>0.924099981784821</text:p>
          </table:table-cell>
          <table:table-cell/>
          <table:table-cell office:value-type="float" office:value="355" calcext:value-type="float">
            <text:p>355</text:p>
          </table:table-cell>
          <table:table-cell table:formula="of:=[.BK357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5" calcext:value-type="float">
            <text:p>355</text:p>
          </table:table-cell>
          <table:table-cell table:number-columns-repeated="9"/>
          <table:table-cell office:value-type="float" office:value="0.923900008201599" calcext:value-type="float">
            <text:p>0.923900008201599</text:p>
          </table:table-cell>
          <table:table-cell table:formula="of:=AVERAGE([.BA357:.BJ357])" office:value-type="float" office:value="0.923900008201599" calcext:value-type="float">
            <text:p>0.923900008201599</text:p>
          </table:table-cell>
          <table:table-cell/>
          <table:table-cell office:value-type="float" office:value="356" calcext:value-type="float">
            <text:p>356</text:p>
          </table:table-cell>
          <table:table-cell table:formula="of:=[.BK358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6" calcext:value-type="float">
            <text:p>356</text:p>
          </table:table-cell>
          <table:table-cell office:value-type="float" office:value="0.924099981784821" calcext:value-type="float">
            <text:p>0.924099981784821</text:p>
          </table:table-cell>
          <table:table-cell table:number-columns-repeated="9"/>
          <table:table-cell table:formula="of:=AVERAGE([.BA358:.BJ358])" office:value-type="float" office:value="0.924099981784821" calcext:value-type="float">
            <text:p>0.924099981784821</text:p>
          </table:table-cell>
          <table:table-cell/>
          <table:table-cell office:value-type="float" office:value="357" calcext:value-type="float">
            <text:p>357</text:p>
          </table:table-cell>
          <table:table-cell table:formula="of:=[.BK359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7" calcext:value-type="float">
            <text:p>357</text:p>
          </table:table-cell>
          <table:table-cell table:number-columns-repeated="7"/>
          <table:table-cell office:value-type="float" office:value="0.922699987888336" calcext:value-type="float">
            <text:p>0.922699987888336</text:p>
          </table:table-cell>
          <table:table-cell table:number-columns-repeated="2"/>
          <table:table-cell table:formula="of:=AVERAGE([.BA359:.BJ359])" office:value-type="float" office:value="0.922699987888336" calcext:value-type="float">
            <text:p>0.922699987888336</text:p>
          </table:table-cell>
          <table:table-cell/>
          <table:table-cell office:value-type="float" office:value="358" calcext:value-type="float">
            <text:p>358</text:p>
          </table:table-cell>
          <table:table-cell table:formula="of:=[.BK360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0.923500001430512" calcext:value-type="float">
            <text:p>0.923500001430512</text:p>
          </table:table-cell>
          <table:table-cell table:number-columns-repeated="7"/>
          <table:table-cell table:formula="of:=AVERAGE([.BA360:.BJ360])" office:value-type="float" office:value="0.923500001430512" calcext:value-type="float">
            <text:p>0.923500001430512</text:p>
          </table:table-cell>
          <table:table-cell/>
          <table:table-cell office:value-type="float" office:value="359" calcext:value-type="float">
            <text:p>359</text:p>
          </table:table-cell>
          <table:table-cell table:formula="of:=[.BK361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59" calcext:value-type="float">
            <text:p>359</text:p>
          </table:table-cell>
          <table:table-cell table:number-columns-repeated="8"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BA361:.BJ361])" office:value-type="float" office:value="0.922500014305115" calcext:value-type="float">
            <text:p>0.922500014305115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BK362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0" calcext:value-type="float">
            <text:p>360</text:p>
          </table:table-cell>
          <table:table-cell table:number-columns-repeated="8"/>
          <table:table-cell office:value-type="float" office:value="0.922999978065491" calcext:value-type="float">
            <text:p>0.922999978065491</text:p>
          </table:table-cell>
          <table:table-cell/>
          <table:table-cell table:formula="of:=AVERAGE([.BA362:.BJ362])" office:value-type="float" office:value="0.922999978065491" calcext:value-type="float">
            <text:p>0.922999978065491</text:p>
          </table:table-cell>
          <table:table-cell/>
          <table:table-cell office:value-type="float" office:value="361" calcext:value-type="float">
            <text:p>361</text:p>
          </table:table-cell>
          <table:table-cell table:formula="of:=[.BK363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0.922999978065491" calcext:value-type="float">
            <text:p>0.922999978065491</text:p>
          </table:table-cell>
          <table:table-cell table:number-columns-repeated="6"/>
          <table:table-cell table:formula="of:=AVERAGE([.BA363:.BJ363])" office:value-type="float" office:value="0.922999978065491" calcext:value-type="float">
            <text:p>0.922999978065491</text:p>
          </table:table-cell>
          <table:table-cell/>
          <table:table-cell office:value-type="float" office:value="362" calcext:value-type="float">
            <text:p>362</text:p>
          </table:table-cell>
          <table:table-cell table:formula="of:=[.BK364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2" calcext:value-type="float">
            <text:p>362</text:p>
          </table:table-cell>
          <table:table-cell table:number-columns-repeated="2"/>
          <table:table-cell office:value-type="float" office:value="0.922999978065491" calcext:value-type="float">
            <text:p>0.922999978065491</text:p>
          </table:table-cell>
          <table:table-cell table:number-columns-repeated="7"/>
          <table:table-cell table:formula="of:=AVERAGE([.BA364:.BJ364])" office:value-type="float" office:value="0.922999978065491" calcext:value-type="float">
            <text:p>0.922999978065491</text:p>
          </table:table-cell>
          <table:table-cell/>
          <table:table-cell office:value-type="float" office:value="363" calcext:value-type="float">
            <text:p>363</text:p>
          </table:table-cell>
          <table:table-cell table:formula="of:=[.BK365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3" calcext:value-type="float">
            <text:p>363</text:p>
          </table:table-cell>
          <table:table-cell office:value-type="float" office:value="0.923099994659424" calcext:value-type="float">
            <text:p>0.923099994659424</text:p>
          </table:table-cell>
          <table:table-cell table:number-columns-repeated="9"/>
          <table:table-cell table:formula="of:=AVERAGE([.BA365:.BJ365])" office:value-type="float" office:value="0.923099994659424" calcext:value-type="float">
            <text:p>0.923099994659424</text:p>
          </table:table-cell>
          <table:table-cell/>
          <table:table-cell office:value-type="float" office:value="364" calcext:value-type="float">
            <text:p>364</text:p>
          </table:table-cell>
          <table:table-cell table:formula="of:=[.BK366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4" calcext:value-type="float">
            <text:p>364</text:p>
          </table:table-cell>
          <table:table-cell table:number-columns-repeated="9"/>
          <table:table-cell office:value-type="float" office:value="0.923399984836578" calcext:value-type="float">
            <text:p>0.923399984836578</text:p>
          </table:table-cell>
          <table:table-cell table:formula="of:=AVERAGE([.BA366:.BJ366])" office:value-type="float" office:value="0.923399984836578" calcext:value-type="float">
            <text:p>0.923399984836578</text:p>
          </table:table-cell>
          <table:table-cell/>
          <table:table-cell office:value-type="float" office:value="365" calcext:value-type="float">
            <text:p>365</text:p>
          </table:table-cell>
          <table:table-cell table:formula="of:=[.BK367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5" calcext:value-type="float">
            <text:p>365</text:p>
          </table:table-cell>
          <table:table-cell table:number-columns-repeated="9"/>
          <table:table-cell office:value-type="float" office:value="0.922999978065491" calcext:value-type="float">
            <text:p>0.922999978065491</text:p>
          </table:table-cell>
          <table:table-cell table:formula="of:=AVERAGE([.BA367:.BJ367])" office:value-type="float" office:value="0.922999978065491" calcext:value-type="float">
            <text:p>0.922999978065491</text:p>
          </table:table-cell>
          <table:table-cell/>
          <table:table-cell office:value-type="float" office:value="366" calcext:value-type="float">
            <text:p>366</text:p>
          </table:table-cell>
          <table:table-cell table:formula="of:=[.BK368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6" calcext:value-type="float">
            <text:p>366</text:p>
          </table:table-cell>
          <table:table-cell/>
          <table:table-cell office:value-type="float" office:value="0.92330002784729" calcext:value-type="float">
            <text:p>0.92330002784729</text:p>
          </table:table-cell>
          <table:table-cell table:number-columns-repeated="8"/>
          <table:table-cell table:formula="of:=AVERAGE([.BA368:.BJ368])" office:value-type="float" office:value="0.92330002784729" calcext:value-type="float">
            <text:p>0.92330002784729</text:p>
          </table:table-cell>
          <table:table-cell/>
          <table:table-cell office:value-type="float" office:value="367" calcext:value-type="float">
            <text:p>367</text:p>
          </table:table-cell>
          <table:table-cell table:formula="of:=[.BK369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7" calcext:value-type="float">
            <text:p>367</text:p>
          </table:table-cell>
          <table:table-cell table:number-columns-repeated="9"/>
          <table:table-cell office:value-type="float" office:value="0.923200011253357" calcext:value-type="float">
            <text:p>0.923200011253357</text:p>
          </table:table-cell>
          <table:table-cell table:formula="of:=AVERAGE([.BA369:.BJ369])" office:value-type="float" office:value="0.923200011253357" calcext:value-type="float">
            <text:p>0.923200011253357</text:p>
          </table:table-cell>
          <table:table-cell/>
          <table:table-cell office:value-type="float" office:value="368" calcext:value-type="float">
            <text:p>368</text:p>
          </table:table-cell>
          <table:table-cell table:formula="of:=[.BK370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8" calcext:value-type="float">
            <text:p>368</text:p>
          </table:table-cell>
          <table:table-cell table:number-columns-repeated="4"/>
          <table:table-cell office:value-type="float" office:value="0.923699975013733" calcext:value-type="float">
            <text:p>0.923699975013733</text:p>
          </table:table-cell>
          <table:table-cell table:number-columns-repeated="5"/>
          <table:table-cell table:formula="of:=AVERAGE([.BA370:.BJ370])" office:value-type="float" office:value="0.923699975013733" calcext:value-type="float">
            <text:p>0.923699975013733</text:p>
          </table:table-cell>
          <table:table-cell/>
          <table:table-cell office:value-type="float" office:value="369" calcext:value-type="float">
            <text:p>369</text:p>
          </table:table-cell>
          <table:table-cell table:formula="of:=[.BK371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0.923500001430512" calcext:value-type="float">
            <text:p>0.923500001430512</text:p>
          </table:table-cell>
          <table:table-cell table:number-columns-repeated="6"/>
          <table:table-cell table:formula="of:=AVERAGE([.BA371:.BJ371])" office:value-type="float" office:value="0.923500001430512" calcext:value-type="float">
            <text:p>0.923500001430512</text:p>
          </table:table-cell>
          <table:table-cell/>
          <table:table-cell office:value-type="float" office:value="370" calcext:value-type="float">
            <text:p>370</text:p>
          </table:table-cell>
          <table:table-cell table:formula="of:=[.BK372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0" calcext:value-type="float">
            <text:p>370</text:p>
          </table:table-cell>
          <table:table-cell table:number-columns-repeated="8"/>
          <table:table-cell office:value-type="float" office:value="0.922800004482269" calcext:value-type="float">
            <text:p>0.922800004482269</text:p>
          </table:table-cell>
          <table:table-cell/>
          <table:table-cell table:formula="of:=AVERAGE([.BA372:.BJ372])" office:value-type="float" office:value="0.922800004482269" calcext:value-type="float">
            <text:p>0.922800004482269</text:p>
          </table:table-cell>
          <table:table-cell/>
          <table:table-cell office:value-type="float" office:value="371" calcext:value-type="float">
            <text:p>371</text:p>
          </table:table-cell>
          <table:table-cell table:formula="of:=[.BK373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1" calcext:value-type="float">
            <text:p>371</text:p>
          </table:table-cell>
          <table:table-cell table:number-columns-repeated="8"/>
          <table:table-cell office:value-type="float" office:value="0.923200011253357" calcext:value-type="float">
            <text:p>0.923200011253357</text:p>
          </table:table-cell>
          <table:table-cell/>
          <table:table-cell table:formula="of:=AVERAGE([.BA373:.BJ373])" office:value-type="float" office:value="0.923200011253357" calcext:value-type="float">
            <text:p>0.923200011253357</text:p>
          </table:table-cell>
          <table:table-cell/>
          <table:table-cell office:value-type="float" office:value="372" calcext:value-type="float">
            <text:p>372</text:p>
          </table:table-cell>
          <table:table-cell table:formula="of:=[.BK374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2" calcext:value-type="float">
            <text:p>372</text:p>
          </table:table-cell>
          <table:table-cell/>
          <table:table-cell office:value-type="float" office:value="0.923500001430512" calcext:value-type="float">
            <text:p>0.923500001430512</text:p>
          </table:table-cell>
          <table:table-cell table:number-columns-repeated="8"/>
          <table:table-cell table:formula="of:=AVERAGE([.BA374:.BJ374])" office:value-type="float" office:value="0.923500001430512" calcext:value-type="float">
            <text:p>0.923500001430512</text:p>
          </table:table-cell>
          <table:table-cell/>
          <table:table-cell office:value-type="float" office:value="373" calcext:value-type="float">
            <text:p>373</text:p>
          </table:table-cell>
          <table:table-cell table:formula="of:=[.BK375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3" calcext:value-type="float">
            <text:p>373</text:p>
          </table:table-cell>
          <table:table-cell table:number-columns-repeated="8"/>
          <table:table-cell office:value-type="float" office:value="0.92330002784729" calcext:value-type="float">
            <text:p>0.92330002784729</text:p>
          </table:table-cell>
          <table:table-cell/>
          <table:table-cell table:formula="of:=AVERAGE([.BA375:.BJ375])" office:value-type="float" office:value="0.92330002784729" calcext:value-type="float">
            <text:p>0.92330002784729</text:p>
          </table:table-cell>
          <table:table-cell/>
          <table:table-cell office:value-type="float" office:value="374" calcext:value-type="float">
            <text:p>374</text:p>
          </table:table-cell>
          <table:table-cell table:formula="of:=[.BK376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number-columns-repeated="7"/>
          <table:table-cell table:formula="of:=AVERAGE([.BA376:.BJ376])" office:value-type="float" office:value="0.923600018024445" calcext:value-type="float">
            <text:p>0.923600018024445</text:p>
          </table:table-cell>
          <table:table-cell/>
          <table:table-cell office:value-type="float" office:value="375" calcext:value-type="float">
            <text:p>375</text:p>
          </table:table-cell>
          <table:table-cell table:formula="of:=[.BK377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5" calcext:value-type="float">
            <text:p>375</text:p>
          </table:table-cell>
          <table:table-cell table:number-columns-repeated="5"/>
          <table:table-cell office:value-type="float" office:value="0.923399984836578" calcext:value-type="float">
            <text:p>0.923399984836578</text:p>
          </table:table-cell>
          <table:table-cell table:number-columns-repeated="4"/>
          <table:table-cell table:formula="of:=AVERAGE([.BA377:.BJ377])" office:value-type="float" office:value="0.923399984836578" calcext:value-type="float">
            <text:p>0.923399984836578</text:p>
          </table:table-cell>
          <table:table-cell/>
          <table:table-cell office:value-type="float" office:value="376" calcext:value-type="float">
            <text:p>376</text:p>
          </table:table-cell>
          <table:table-cell table:formula="of:=[.BK378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6" calcext:value-type="float">
            <text:p>376</text:p>
          </table:table-cell>
          <table:table-cell table:number-columns-repeated="8"/>
          <table:table-cell office:value-type="float" office:value="0.922500014305115" calcext:value-type="float">
            <text:p>0.922500014305115</text:p>
          </table:table-cell>
          <table:table-cell/>
          <table:table-cell table:formula="of:=AVERAGE([.BA378:.BJ378])" office:value-type="float" office:value="0.922500014305115" calcext:value-type="float">
            <text:p>0.922500014305115</text:p>
          </table:table-cell>
          <table:table-cell/>
          <table:table-cell office:value-type="float" office:value="377" calcext:value-type="float">
            <text:p>377</text:p>
          </table:table-cell>
          <table:table-cell table:formula="of:=[.BK379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7" calcext:value-type="float">
            <text:p>377</text:p>
          </table:table-cell>
          <table:table-cell table:number-columns-repeated="4"/>
          <table:table-cell office:value-type="float" office:value="0.922999978065491" calcext:value-type="float">
            <text:p>0.922999978065491</text:p>
          </table:table-cell>
          <table:table-cell table:number-columns-repeated="5"/>
          <table:table-cell table:formula="of:=AVERAGE([.BA379:.BJ379])" office:value-type="float" office:value="0.922999978065491" calcext:value-type="float">
            <text:p>0.922999978065491</text:p>
          </table:table-cell>
          <table:table-cell/>
          <table:table-cell office:value-type="float" office:value="378" calcext:value-type="float">
            <text:p>378</text:p>
          </table:table-cell>
          <table:table-cell table:formula="of:=[.BK380]" office:value-type="float" office:value="0.923699975013733" calcext:value-type="float">
            <text:p>0.923699975013733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0.923699975013733" calcext:value-type="float">
            <text:p>0.923699975013733</text:p>
          </table:table-cell>
          <table:table-cell table:number-columns-repeated="6"/>
          <table:table-cell table:formula="of:=AVERAGE([.BA380:.BJ380])" office:value-type="float" office:value="0.923699975013733" calcext:value-type="float">
            <text:p>0.923699975013733</text:p>
          </table:table-cell>
          <table:table-cell/>
          <table:table-cell office:value-type="float" office:value="379" calcext:value-type="float">
            <text:p>379</text:p>
          </table:table-cell>
          <table:table-cell table:formula="of:=[.BK381]" office:value-type="float" office:value="0.92330002784729" calcext:value-type="float">
            <text:p>0.9233000278472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79" calcext:value-type="float">
            <text:p>379</text:p>
          </table:table-cell>
          <table:table-cell table:number-columns-repeated="9"/>
          <table:table-cell office:value-type="float" office:value="0.92330002784729" calcext:value-type="float">
            <text:p>0.92330002784729</text:p>
          </table:table-cell>
          <table:table-cell table:formula="of:=AVERAGE([.BA381:.BJ381])" office:value-type="float" office:value="0.92330002784729" calcext:value-type="float">
            <text:p>0.92330002784729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BK382]" office:value-type="float" office:value="0.923200011253357" calcext:value-type="float">
            <text:p>0.923200011253357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0" calcext:value-type="float">
            <text:p>380</text:p>
          </table:table-cell>
          <table:table-cell table:number-columns-repeated="9"/>
          <table:table-cell office:value-type="float" office:value="0.923200011253357" calcext:value-type="float">
            <text:p>0.923200011253357</text:p>
          </table:table-cell>
          <table:table-cell table:formula="of:=AVERAGE([.BA382:.BJ382])" office:value-type="float" office:value="0.923200011253357" calcext:value-type="float">
            <text:p>0.923200011253357</text:p>
          </table:table-cell>
          <table:table-cell/>
          <table:table-cell office:value-type="float" office:value="381" calcext:value-type="float">
            <text:p>381</text:p>
          </table:table-cell>
          <table:table-cell table:formula="of:=[.BK383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1" calcext:value-type="float">
            <text:p>381</text:p>
          </table:table-cell>
          <table:table-cell table:number-columns-repeated="6"/>
          <table:table-cell office:value-type="float" office:value="0.923399984836578" calcext:value-type="float">
            <text:p>0.923399984836578</text:p>
          </table:table-cell>
          <table:table-cell table:number-columns-repeated="3"/>
          <table:table-cell table:formula="of:=AVERAGE([.BA383:.BJ383])" office:value-type="float" office:value="0.923399984836578" calcext:value-type="float">
            <text:p>0.923399984836578</text:p>
          </table:table-cell>
          <table:table-cell/>
          <table:table-cell office:value-type="float" office:value="382" calcext:value-type="float">
            <text:p>382</text:p>
          </table:table-cell>
          <table:table-cell table:formula="of:=[.BK384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2" calcext:value-type="float">
            <text:p>382</text:p>
          </table:table-cell>
          <table:table-cell table:number-columns-repeated="8"/>
          <table:table-cell office:value-type="float" office:value="0.923500001430512" calcext:value-type="float">
            <text:p>0.923500001430512</text:p>
          </table:table-cell>
          <table:table-cell/>
          <table:table-cell table:formula="of:=AVERAGE([.BA384:.BJ384])" office:value-type="float" office:value="0.923500001430512" calcext:value-type="float">
            <text:p>0.923500001430512</text:p>
          </table:table-cell>
          <table:table-cell/>
          <table:table-cell office:value-type="float" office:value="383" calcext:value-type="float">
            <text:p>383</text:p>
          </table:table-cell>
          <table:table-cell table:formula="of:=[.BK385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0.923600018024445" calcext:value-type="float">
            <text:p>0.923600018024445</text:p>
          </table:table-cell>
          <table:table-cell table:number-columns-repeated="7"/>
          <table:table-cell table:formula="of:=AVERAGE([.BA385:.BJ385])" office:value-type="float" office:value="0.923600018024445" calcext:value-type="float">
            <text:p>0.923600018024445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[.BK386]" office:value-type="float" office:value="0.924000024795532" calcext:value-type="float">
            <text:p>0.92400002479553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4" calcext:value-type="float">
            <text:p>384</text:p>
          </table:table-cell>
          <table:table-cell table:number-columns-repeated="4"/>
          <table:table-cell office:value-type="float" office:value="0.924000024795532" calcext:value-type="float">
            <text:p>0.924000024795532</text:p>
          </table:table-cell>
          <table:table-cell table:number-columns-repeated="5"/>
          <table:table-cell table:formula="of:=AVERAGE([.BA386:.BJ386])" office:value-type="float" office:value="0.924000024795532" calcext:value-type="float">
            <text:p>0.924000024795532</text:p>
          </table:table-cell>
          <table:table-cell/>
          <table:table-cell office:value-type="float" office:value="385" calcext:value-type="float">
            <text:p>385</text:p>
          </table:table-cell>
          <table:table-cell table:formula="of:=[.BK387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5" calcext:value-type="float">
            <text:p>385</text:p>
          </table:table-cell>
          <table:table-cell table:number-columns-repeated="7"/>
          <table:table-cell office:value-type="float" office:value="0.924099981784821" calcext:value-type="float">
            <text:p>0.924099981784821</text:p>
          </table:table-cell>
          <table:table-cell table:number-columns-repeated="2"/>
          <table:table-cell table:formula="of:=AVERAGE([.BA387:.BJ387])" office:value-type="float" office:value="0.924099981784821" calcext:value-type="float">
            <text:p>0.924099981784821</text:p>
          </table:table-cell>
          <table:table-cell/>
          <table:table-cell office:value-type="float" office:value="386" calcext:value-type="float">
            <text:p>386</text:p>
          </table:table-cell>
          <table:table-cell table:formula="of:=[.BK388]" office:value-type="float" office:value="0.924099981784821" calcext:value-type="float">
            <text:p>0.92409998178482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6" calcext:value-type="float">
            <text:p>386</text:p>
          </table:table-cell>
          <table:table-cell/>
          <table:table-cell office:value-type="float" office:value="0.924099981784821" calcext:value-type="float">
            <text:p>0.924099981784821</text:p>
          </table:table-cell>
          <table:table-cell table:number-columns-repeated="8"/>
          <table:table-cell table:formula="of:=AVERAGE([.BA388:.BJ388])" office:value-type="float" office:value="0.924099981784821" calcext:value-type="float">
            <text:p>0.924099981784821</text:p>
          </table:table-cell>
          <table:table-cell/>
          <table:table-cell office:value-type="float" office:value="387" calcext:value-type="float">
            <text:p>387</text:p>
          </table:table-cell>
          <table:table-cell table:formula="of:=[.BK389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7" calcext:value-type="float">
            <text:p>387</text:p>
          </table:table-cell>
          <table:table-cell table:number-columns-repeated="8"/>
          <table:table-cell office:value-type="float" office:value="0.922999978065491" calcext:value-type="float">
            <text:p>0.922999978065491</text:p>
          </table:table-cell>
          <table:table-cell/>
          <table:table-cell table:formula="of:=AVERAGE([.BA389:.BJ389])" office:value-type="float" office:value="0.922999978065491" calcext:value-type="float">
            <text:p>0.922999978065491</text:p>
          </table:table-cell>
          <table:table-cell/>
          <table:table-cell office:value-type="float" office:value="388" calcext:value-type="float">
            <text:p>388</text:p>
          </table:table-cell>
          <table:table-cell table:formula="of:=[.BK390]" office:value-type="float" office:value="0.922900021076202" calcext:value-type="float">
            <text:p>0.92290002107620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8" calcext:value-type="float">
            <text:p>388</text:p>
          </table:table-cell>
          <table:table-cell/>
          <table:table-cell office:value-type="float" office:value="0.922900021076202" calcext:value-type="float">
            <text:p>0.922900021076202</text:p>
          </table:table-cell>
          <table:table-cell table:number-columns-repeated="8"/>
          <table:table-cell table:formula="of:=AVERAGE([.BA390:.BJ390])" office:value-type="float" office:value="0.922900021076202" calcext:value-type="float">
            <text:p>0.922900021076202</text:p>
          </table:table-cell>
          <table:table-cell/>
          <table:table-cell office:value-type="float" office:value="389" calcext:value-type="float">
            <text:p>389</text:p>
          </table:table-cell>
          <table:table-cell table:formula="of:=[.BK391]" office:value-type="float" office:value="0.922299981117249" calcext:value-type="float">
            <text:p>0.92229998111724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89" calcext:value-type="float">
            <text:p>389</text:p>
          </table:table-cell>
          <table:table-cell table:number-columns-repeated="2"/>
          <table:table-cell office:value-type="float" office:value="0.922299981117249" calcext:value-type="float">
            <text:p>0.922299981117249</text:p>
          </table:table-cell>
          <table:table-cell table:number-columns-repeated="7"/>
          <table:table-cell table:formula="of:=AVERAGE([.BA391:.BJ391])" office:value-type="float" office:value="0.922299981117249" calcext:value-type="float">
            <text:p>0.922299981117249</text:p>
          </table:table-cell>
          <table:table-cell/>
          <table:table-cell office:value-type="float" office:value="390" calcext:value-type="float">
            <text:p>390</text:p>
          </table:table-cell>
          <table:table-cell table:formula="of:=[.BK392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0.923099994659424" calcext:value-type="float">
            <text:p>0.923099994659424</text:p>
          </table:table-cell>
          <table:table-cell table:formula="of:=AVERAGE([.BA392:.BJ392])" office:value-type="float" office:value="0.923099994659424" calcext:value-type="float">
            <text:p>0.923099994659424</text:p>
          </table:table-cell>
          <table:table-cell/>
          <table:table-cell office:value-type="float" office:value="391" calcext:value-type="float">
            <text:p>391</text:p>
          </table:table-cell>
          <table:table-cell table:formula="of:=[.BK393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1" calcext:value-type="float">
            <text:p>391</text:p>
          </table:table-cell>
          <table:table-cell table:number-columns-repeated="2"/>
          <table:table-cell office:value-type="float" office:value="0.923099994659424" calcext:value-type="float">
            <text:p>0.923099994659424</text:p>
          </table:table-cell>
          <table:table-cell table:number-columns-repeated="7"/>
          <table:table-cell table:formula="of:=AVERAGE([.BA393:.BJ393])" office:value-type="float" office:value="0.923099994659424" calcext:value-type="float">
            <text:p>0.923099994659424</text:p>
          </table:table-cell>
          <table:table-cell/>
          <table:table-cell office:value-type="float" office:value="392" calcext:value-type="float">
            <text:p>392</text:p>
          </table:table-cell>
          <table:table-cell table:formula="of:=[.BK394]" office:value-type="float" office:value="0.923600018024445" calcext:value-type="float">
            <text:p>0.92360001802444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0.923600018024445" calcext:value-type="float">
            <text:p>0.923600018024445</text:p>
          </table:table-cell>
          <table:table-cell table:number-columns-repeated="6"/>
          <table:table-cell table:formula="of:=AVERAGE([.BA394:.BJ394])" office:value-type="float" office:value="0.923600018024445" calcext:value-type="float">
            <text:p>0.923600018024445</text:p>
          </table:table-cell>
          <table:table-cell/>
          <table:table-cell office:value-type="float" office:value="393" calcext:value-type="float">
            <text:p>393</text:p>
          </table:table-cell>
          <table:table-cell table:formula="of:=[.BK395]" office:value-type="float" office:value="0.922699987888336" calcext:value-type="float">
            <text:p>0.922699987888336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3" calcext:value-type="float">
            <text:p>393</text:p>
          </table:table-cell>
          <table:table-cell table:number-columns-repeated="5"/>
          <table:table-cell office:value-type="float" office:value="0.922699987888336" calcext:value-type="float">
            <text:p>0.922699987888336</text:p>
          </table:table-cell>
          <table:table-cell table:number-columns-repeated="4"/>
          <table:table-cell table:formula="of:=AVERAGE([.BA395:.BJ395])" office:value-type="float" office:value="0.922699987888336" calcext:value-type="float">
            <text:p>0.922699987888336</text:p>
          </table:table-cell>
          <table:table-cell/>
          <table:table-cell office:value-type="float" office:value="394" calcext:value-type="float">
            <text:p>394</text:p>
          </table:table-cell>
          <table:table-cell table:formula="of:=[.BK396]" office:value-type="float" office:value="0.922500014305115" calcext:value-type="float">
            <text:p>0.922500014305115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4" calcext:value-type="float">
            <text:p>394</text:p>
          </table:table-cell>
          <table:table-cell table:number-columns-repeated="2"/>
          <table:table-cell office:value-type="float" office:value="0.922500014305115" calcext:value-type="float">
            <text:p>0.922500014305115</text:p>
          </table:table-cell>
          <table:table-cell table:number-columns-repeated="7"/>
          <table:table-cell table:formula="of:=AVERAGE([.BA396:.BJ396])" office:value-type="float" office:value="0.922500014305115" calcext:value-type="float">
            <text:p>0.922500014305115</text:p>
          </table:table-cell>
          <table:table-cell/>
          <table:table-cell office:value-type="float" office:value="395" calcext:value-type="float">
            <text:p>395</text:p>
          </table:table-cell>
          <table:table-cell table:formula="of:=[.BK397]" office:value-type="float" office:value="0.923099994659424" calcext:value-type="float">
            <text:p>0.923099994659424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5" calcext:value-type="float">
            <text:p>395</text:p>
          </table:table-cell>
          <table:table-cell table:number-columns-repeated="8"/>
          <table:table-cell office:value-type="float" office:value="0.923099994659424" calcext:value-type="float">
            <text:p>0.923099994659424</text:p>
          </table:table-cell>
          <table:table-cell/>
          <table:table-cell table:formula="of:=AVERAGE([.BA397:.BJ397])" office:value-type="float" office:value="0.923099994659424" calcext:value-type="float">
            <text:p>0.923099994659424</text:p>
          </table:table-cell>
          <table:table-cell/>
          <table:table-cell office:value-type="float" office:value="396" calcext:value-type="float">
            <text:p>396</text:p>
          </table:table-cell>
          <table:table-cell table:formula="of:=[.BK398]" office:value-type="float" office:value="0.923500001430512" calcext:value-type="float">
            <text:p>0.923500001430512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6" calcext:value-type="float">
            <text:p>396</text:p>
          </table:table-cell>
          <table:table-cell table:number-columns-repeated="8"/>
          <table:table-cell office:value-type="float" office:value="0.923500001430512" calcext:value-type="float">
            <text:p>0.923500001430512</text:p>
          </table:table-cell>
          <table:table-cell/>
          <table:table-cell table:formula="of:=AVERAGE([.BA398:.BJ398])" office:value-type="float" office:value="0.923500001430512" calcext:value-type="float">
            <text:p>0.923500001430512</text:p>
          </table:table-cell>
          <table:table-cell/>
          <table:table-cell office:value-type="float" office:value="397" calcext:value-type="float">
            <text:p>397</text:p>
          </table:table-cell>
          <table:table-cell table:formula="of:=[.BK399]" office:value-type="float" office:value="0.922999978065491" calcext:value-type="float">
            <text:p>0.922999978065491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7" calcext:value-type="float">
            <text:p>397</text:p>
          </table:table-cell>
          <table:table-cell/>
          <table:table-cell office:value-type="float" office:value="0.922999978065491" calcext:value-type="float">
            <text:p>0.922999978065491</text:p>
          </table:table-cell>
          <table:table-cell table:number-columns-repeated="8"/>
          <table:table-cell table:formula="of:=AVERAGE([.BA399:.BJ399])" office:value-type="float" office:value="0.922999978065491" calcext:value-type="float">
            <text:p>0.922999978065491</text:p>
          </table:table-cell>
          <table:table-cell/>
          <table:table-cell office:value-type="float" office:value="398" calcext:value-type="float">
            <text:p>398</text:p>
          </table:table-cell>
          <table:table-cell table:formula="of:=[.BK400]" office:value-type="float" office:value="0.923399984836578" calcext:value-type="float">
            <text:p>0.923399984836578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8" calcext:value-type="float">
            <text:p>398</text:p>
          </table:table-cell>
          <table:table-cell table:number-columns-repeated="6"/>
          <table:table-cell office:value-type="float" office:value="0.923399984836578" calcext:value-type="float">
            <text:p>0.923399984836578</text:p>
          </table:table-cell>
          <table:table-cell table:number-columns-repeated="3"/>
          <table:table-cell table:formula="of:=AVERAGE([.BA400:.BJ400])" office:value-type="float" office:value="0.923399984836578" calcext:value-type="float">
            <text:p>0.923399984836578</text:p>
          </table:table-cell>
          <table:table-cell/>
          <table:table-cell office:value-type="float" office:value="399" calcext:value-type="float">
            <text:p>399</text:p>
          </table:table-cell>
          <table:table-cell table:formula="of:=[.BK401]" office:value-type="float" office:value="0.922800004482269" calcext:value-type="float">
            <text:p>0.92280000448226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399" calcext:value-type="float">
            <text:p>399</text:p>
          </table:table-cell>
          <table:table-cell office:value-type="float" office:value="0.922800004482269" calcext:value-type="float">
            <text:p>0.922800004482269</text:p>
          </table:table-cell>
          <table:table-cell table:number-columns-repeated="9"/>
          <table:table-cell table:formula="of:=AVERAGE([.BA401:.BJ401])" office:value-type="float" office:value="0.922800004482269" calcext:value-type="float">
            <text:p>0.922800004482269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BK402]" office:value-type="float" office:value="0.923900008201599" calcext:value-type="float">
            <text:p>0.923900008201599</text:p>
          </table:table-cell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33"/>
          <table:table-cell office:value-type="float" office:value="400" calcext:value-type="float">
            <text:p>400</text:p>
          </table:table-cell>
          <table:table-cell table:number-columns-repeated="10" office:value-type="float" office:value="0.923900008201599" calcext:value-type="float">
            <text:p>0.923900008201599</text:p>
          </table:table-cell>
          <table:table-cell table:formula="of:=AVERAGE([.BA402:.BJ402])" office:value-type="float" office:value="0.923900008201599" calcext:value-type="float">
            <text:p>0.923900008201599</text:p>
          </table:table-cell>
          <table:table-cell/>
          <table:table-cell table:style-name="Default" table:number-columns-repeated="8"/>
          <table:table-cell table:number-columns-repeated="13"/>
        </table:table-row>
        <table:table-row table:style-name="ro1">
          <table:table-cell table:number-columns-repeated="4"/>
          <table:table-cell table:style-name="Default" table:number-columns-repeated="14"/>
          <table:table-cell table:number-columns-repeated="44"/>
          <table:table-cell table:formula="of:=AVERAGE([.BA402:.BJ402])" office:value-type="float" office:value="0.923900008201599" calcext:value-type="float">
            <text:p>0.923900008201599</text:p>
          </table:table-cell>
          <table:table-cell/>
          <table:table-cell table:style-name="Default" table:number-columns-repeated="8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1:46:51.8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7T23:43:42.083000000</meta:creation-date>
    <dc:date>2022-04-12T04:17:46.895000000</dc:date>
    <meta:editing-duration>P1DT1H54M1S</meta:editing-duration>
    <meta:editing-cycles>127</meta:editing-cycles>
    <meta:generator>LibreOffice/7.1.3.2$Windows_X86_64 LibreOffice_project/47f78053abe362b9384784d31a6e56f8511eb1c1</meta:generator>
    <meta:document-statistic meta:table-count="9" meta:cell-count="14513" meta:object-count="0"/>
  </office:meta>
</office:document-meta>
</file>